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emf"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transparent"/>
      <style:text-properties fo:font-weight="bold" style:font-weight-asian="bold" style:font-weight-complex="bold"/>
    </style:style>
    <style:style style:name="ce4" style:family="table-cell" style:parent-style-name="Default" style:data-style-name="N0">
      <style:table-cell-properties fo:background-color="transparent"/>
    </style:style>
    <style:style style:name="ce5" style:family="table-cell" style:parent-style-name="Default" style:data-style-name="N19">
      <style:text-properties fo:font-weight="bold" style:font-weight-asian="bold" style:font-weight-complex="bold"/>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10" style:family="table-cell" style:parent-style-name="Default"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1" style:family="table-cell" style:parent-style-name="Default" style:data-style-name="N36"/>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3" style:family="table-cell" style:parent-style-name="Default"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5" style:family="table-cell" style:parent-style-name="Default"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start" fo:margin-left="0cm"/>
    </style:style>
    <style:style style:name="ce19" style:family="table-cell" style:parent-style-name="Default" style:data-style-name="N0">
      <style:table-cell-properties style:vertical-align="top" fo:wrap-option="wrap" style:repeat-content="false"/>
      <style:paragraph-properties fo:text-align="start" fo:margin-left="0cm"/>
    </style:style>
    <style:style style:name="ce20" style:family="table-cell" style:parent-style-name="Default" style:data-style-name="N0">
      <style:table-cell-properties fo:border="thin solid #000000" fo:background-color="transparent"/>
    </style:style>
    <style:style style:name="ce21" style:family="table-cell" style:parent-style-name="Default" style:data-style-name="N0">
      <style:table-cell-properties fo:border="thin solid #000000" style:vertical-align="automatic" fo:background-color="transparent" style:repeat-content="false"/>
      <style:paragraph-properties fo:text-align="start" fo:margin-left="0cm"/>
    </style:style>
    <style:style style:name="ce22"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24" style:family="table-cell" style:parent-style-name="Default" style:data-style-name="N0">
      <style:table-cell-properties fo:border="thin solid #000000" fo:background-color="#FFFF99"/>
    </style:style>
    <style:style style:name="ce25" style:family="table-cell" style:parent-style-name="Normal_32_3" style:data-style-name="N0">
      <style:table-cell-properties style:vertical-align="automatic" fo:background-color="transparent"/>
    </style:style>
    <style:style style:name="ce26" style:family="table-cell" style:parent-style-name="Normal_32_3" style:data-style-name="N0">
      <style:table-cell-properties style:vertical-align="automatic" fo:background-color="transparent"/>
      <style:text-properties fo:font-weight="bold" style:font-weight-asian="bold" style:font-weight-complex="bold"/>
    </style:style>
    <style:style style:name="ce27" style:family="table-cell" style:parent-style-name="Normal_32_3" style:data-style-name="N19">
      <style:table-cell-properties style:vertical-align="automatic" fo:background-color="transparent"/>
      <style:text-properties fo:font-weight="bold" style:font-weight-asian="bold" style:font-weight-complex="bold"/>
    </style:style>
    <style:style style:name="ce28" style:family="table-cell" style:parent-style-name="Normal_32_3" style:data-style-name="N0">
      <style:table-cell-properties fo:border="thin solid #000000" style:vertical-align="automatic" fo:background-color="transparent"/>
    </style:style>
    <style:style style:name="ce29" style:family="table-cell" style:parent-style-name="Normal_32_3"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30"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31" style:family="table-cell" style:parent-style-name="Normal_32_3"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32" style:family="table-cell" style:parent-style-name="Normal_32_3"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33" style:family="table-cell" style:parent-style-name="Normal_32_3" style:data-style-name="N36">
      <style:table-cell-properties style:vertical-align="automatic" fo:background-color="transparent"/>
    </style:style>
    <style:style style:name="ce34" style:family="table-cell" style:parent-style-name="Normal_32_3"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35" style:family="table-cell" style:parent-style-name="Normal_32_3"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36" style:family="table-cell" style:parent-style-name="Normal_32_3"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37" style:family="table-cell" style:parent-style-name="Normal_32_3"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38" style:family="table-cell" style:parent-style-name="Normal_32_3" style:data-style-name="N38">
      <style:table-cell-properties style:vertical-align="automatic" fo:background-color="transparent"/>
    </style:style>
    <style:style style:name="ce39" style:family="table-cell" style:parent-style-name="Normal_32_3" style:data-style-name="N0">
      <style:table-cell-properties style:vertical-align="automatic" fo:background-color="transparent"/>
      <style:text-properties fo:font-size="10pt" style:font-size-asian="10pt" style:font-size-complex="10pt"/>
    </style:style>
    <style:style style:name="ce40" style:family="table-cell" style:parent-style-name="Normal_32_3" style:data-style-name="N0">
      <style:table-cell-properties style:vertical-align="automatic"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41" style:family="table-cell" style:parent-style-name="Normal_32_3"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e42"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43" style:family="table-cell" style:parent-style-name="Normal_32_3" style:data-style-name="N0">
      <style:table-cell-properties fo:border="thin solid #000000" style:vertical-align="middle" fo:background-color="transparent"/>
      <style:text-properties fo:font-size="10pt" style:font-size-asian="10pt" style:font-size-complex="10pt"/>
    </style:style>
    <style:style style:name="ce44" style:family="table-cell" style:parent-style-name="Normal_32_3"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45"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46" style:family="table-cell" style:parent-style-name="Normal_32_3" style:data-style-name="N0">
      <style:table-cell-properties fo:border="thin solid #000000" style:vertical-align="automatic" fo:wrap-option="wrap" fo:background-color="#FFFF99"/>
    </style:style>
    <style:style style:name="ce47" style:family="table-cell" style:parent-style-name="Normal_32_3" style:data-style-name="N0">
      <style:table-cell-properties fo:border="thin solid #000000" style:vertical-align="automatic" fo:background-color="#FFFF99"/>
    </style:style>
    <style:style style:name="ce48" style:family="table-cell" style:parent-style-name="Normal_32_3" style:data-style-name="N0">
      <style:table-cell-properties fo:border="thin solid #000000" style:vertical-align="automatic" fo:wrap-option="wrap" fo:background-color="transparent"/>
      <style:text-properties fo:font-size="10pt" style:font-size-asian="10pt" style:font-size-complex="10pt"/>
    </style:style>
    <style:style style:name="ce49" style:family="table-cell" style:parent-style-name="Default" style:data-style-name="N0">
      <style:table-cell-properties fo:border-top="thin solid #000000" fo:border-bottom="none" fo:border-left="none" fo:border-right="none" fo:background-color="transparent"/>
    </style:style>
    <style:style style:name="ce50" style:family="table-cell" style:parent-style-name="Default" style:data-style-name="N0">
      <style:table-cell-properties fo:border="thin solid #000000"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51"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000000" style:vertical-align="middle" style:repeat-content="false"/>
      <style:paragraph-properties fo:text-align="start" fo:margin-left="0cm"/>
      <style:text-properties fo:font-size="10pt" style:font-size-asian="10pt" style:font-size-complex="10pt"/>
    </style:style>
    <style:style style:name="ce53" style:family="table-cell" style:parent-style-name="Default" style:data-style-name="N36">
      <style:table-cell-properties fo:border="thin solid #000000" style:vertical-align="middle" style:repeat-content="false"/>
      <style:paragraph-properties fo:text-align="end" fo:margin-right="0cm"/>
      <style:text-properties fo:font-size="10pt" style:font-size-asian="10pt" style:font-size-complex="10pt"/>
    </style:style>
    <style:style style:name="ce54" style:family="table-cell" style:parent-style-name="Default" style:data-style-name="N36">
      <style:table-cell-properties fo:border="thin solid #000000"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55"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56" style:family="table-cell" style:parent-style-name="Default" style:data-style-name="N37">
      <style:table-cell-properties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57" style:family="table-cell" style:parent-style-name="Default" style:data-style-name="N36">
      <style:table-cell-properties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58" style:family="table-cell" style:parent-style-name="Default" style:data-style-name="N38"/>
    <style:style style:name="ce59" style:family="table-cell" style:parent-style-name="Default" style:data-style-name="N0">
      <style:table-cell-properties fo:border="thin solid #000000" style:vertical-align="middle"/>
      <style:text-properties fo:font-size="10pt" style:font-size-asian="10pt" style:font-size-complex="10pt"/>
    </style:style>
    <style:style style:name="ce60" style:family="table-cell" style:parent-style-name="Default" style:data-style-name="N0">
      <style:text-properties fo:font-size="10pt" style:font-size-asian="10pt" style:font-size-complex="10pt"/>
    </style:style>
    <style:style style:name="ce61"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fo:font-weight="bold" style:font-weight-asian="bold" style:font-weight-complex="bold"/>
    </style:style>
    <style:style style:name="ce62"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63"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64"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65"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66"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68" style:family="table-cell" style:parent-style-name="Default" style:data-style-name="N0">
      <style:table-cell-properties fo:border-top="thin solid #000000" fo:border-bottom="none" fo:border-left="thin solid #000000" fo:border-right="thin solid #000000" fo:background-color="#FFFFFF"/>
    </style:style>
    <style:style style:name="ce69" style:family="table-cell" style:parent-style-name="Default" style:data-style-name="N0">
      <style:table-cell-properties fo:border-top="none" fo:border-bottom="none" fo:border-left="thin solid #000000" fo:border-right="thin solid #000000" fo:background-color="#FFFFFF"/>
    </style:style>
    <style:style style:name="ce70" style:family="table-cell" style:parent-style-name="Default" style:data-style-name="N0">
      <style:table-cell-properties fo:border-top="none" fo:border-bottom="thin solid #000000" fo:border-left="thin solid #000000" fo:border-right="thin solid #000000" fo:background-color="#FFFFFF"/>
    </style:style>
    <style:style style:name="ce71" style:family="table-cell" style:parent-style-name="Default" style:data-style-name="N19">
      <style:table-cell-properties fo:background-color="transparent"/>
      <style:text-properties fo:font-weight="bold" style:font-weight-asian="bold" style:font-weight-complex="bold"/>
    </style:style>
    <style:style style:name="ce72" style:family="table-cell" style:parent-style-name="Default" style:data-style-name="N36">
      <style:table-cell-properties fo:background-color="transparent"/>
    </style:style>
    <style:style style:name="ce73" style:family="table-cell" style:parent-style-name="Default" style:data-style-name="N36">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10pt" style:font-size-asian="10pt" style:font-size-complex="10pt"/>
    </style:style>
    <style:style style:name="ce75" style:family="table-cell" style:parent-style-name="Default" style:data-style-name="N0">
      <style:table-cell-properties fo:border-top="thin solid #000000" fo:border-bottom="thin solid #000000" fo:border-left="none" fo:border-right="none"/>
      <style:text-properties fo:font-size="10pt" style:font-size-asian="10pt" style:font-size-complex="10pt"/>
    </style:style>
    <style:style style:name="ce76" style:family="table-cell" style:parent-style-name="Default" style:data-style-name="N0">
      <style:table-cell-properties fo:border-top="thin solid #000000" fo:border-bottom="thin solid #000000" fo:border-left="none" fo:border-right="thin solid #000000"/>
      <style:text-properties fo:font-size="10pt" style:font-size-asian="10pt" style:font-size-complex="10pt"/>
    </style:style>
    <style:style style:name="ce77" style:family="table-cell" style:parent-style-name="Default" style:data-style-name="N0">
      <style:table-cell-properties fo:border-top="thin solid #000000" fo:border-bottom="thin solid #000000" fo:border-left="thin solid #000000" fo:border-right="none" style:vertical-align="top" fo:background-color="transparent" style:repeat-content="false"/>
      <style:paragraph-properties fo:text-align="start" fo:margin-left="0cm"/>
      <style:text-properties fo:font-size="10pt" style:font-size-asian="10pt" style:font-size-complex="10pt"/>
    </style:style>
    <style:style style:name="ce78" style:family="table-cell" style:parent-style-name="Default" style:data-style-name="N0">
      <style:table-cell-properties fo:border-top="thin solid #000000" fo:border-bottom="thin solid #000000" fo:border-left="none" fo:border-right="none" fo:background-color="transparent"/>
      <style:text-properties fo:font-size="10pt" style:font-size-asian="10pt" style:font-size-complex="10pt"/>
    </style:style>
    <style:style style:name="ce79" style:family="table-cell" style:parent-style-name="Default" style:data-style-name="N0">
      <style:table-cell-properties fo:border-top="thin solid #000000" fo:border-bottom="thin solid #000000" fo:border-left="none" fo:border-right="thin solid #000000" fo:background-color="transparent"/>
      <style:text-properties fo:font-size="10pt" style:font-size-asian="10pt" style:font-size-complex="10pt"/>
    </style:style>
    <style:style style:name="ce8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10pt" style:font-size-asian="10pt" style:font-size-complex="10pt"/>
    </style:style>
    <style:style style:name="ce81" style:family="table-cell" style:parent-style-name="Default" style:data-style-name="N0">
      <style:table-cell-properties fo:border="thin solid #000000" fo:background-color="transparent"/>
    </style:style>
    <style:style style:name="ce82"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0pt" style:font-size-asian="10pt" style:font-size-complex="10pt"/>
    </style:style>
    <style:style style:name="ce83"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84" style:family="table-cell" style:parent-style-name="Default" style:data-style-name="N36">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85"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6" style:family="table-cell" style:parent-style-name="Normal_32_2" style:data-style-name="N0">
      <style:table-cell-properties style:vertical-align="automatic" fo:background-color="transparent"/>
    </style:style>
    <style:style style:name="ce87" style:family="table-cell" style:parent-style-name="Normal_32_2" style:data-style-name="N0">
      <style:table-cell-properties style:vertical-align="automatic" fo:background-color="transparent"/>
      <style:text-properties fo:font-weight="bold" style:font-weight-asian="bold" style:font-weight-complex="bold"/>
    </style:style>
    <style:style style:name="ce88" style:family="table-cell" style:parent-style-name="Normal_32_2" style:data-style-name="N19">
      <style:table-cell-properties style:vertical-align="automatic" fo:background-color="transparent"/>
      <style:text-properties fo:font-weight="bold" style:font-weight-asian="bold" style:font-weight-complex="bold"/>
    </style:style>
    <style:style style:name="ce89" style:family="table-cell" style:parent-style-name="Normal_32_2" style:data-style-name="N0">
      <style:table-cell-properties fo:border="thin solid #000000" style:vertical-align="automatic" fo:background-color="transparent"/>
    </style:style>
    <style:style style:name="ce90" style:family="table-cell" style:parent-style-name="Normal_32_2"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1"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2" style:family="table-cell" style:parent-style-name="Normal_32_2"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93" style:family="table-cell" style:parent-style-name="Normal_32_2"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94" style:family="table-cell" style:parent-style-name="Normal_32_2" style:data-style-name="N36">
      <style:table-cell-properties style:vertical-align="automatic" fo:background-color="transparent"/>
    </style:style>
    <style:style style:name="ce95" style:family="table-cell" style:parent-style-name="Normal_32_2"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6" style:family="table-cell" style:parent-style-name="Normal_32_2"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7" style:family="table-cell" style:parent-style-name="Normal_32_2"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8" style:family="table-cell" style:parent-style-name="Normal_32_2"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9" style:family="table-cell" style:parent-style-name="Normal_32_2" style:data-style-name="N0">
      <style:table-cell-properties style:vertical-align="automatic" fo:background-color="transparent"/>
      <style:text-properties fo:font-size="10pt" style:font-size-asian="10pt" style:font-size-complex="10pt"/>
    </style:style>
    <style:style style:name="ce100" style:family="table-cell" style:parent-style-name="Normal_32_2" style:data-style-name="N0">
      <style:table-cell-properties style:vertical-align="automatic"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01" style:family="table-cell" style:parent-style-name="Normal_32_2"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e102"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103" style:family="table-cell" style:parent-style-name="Normal_32_2" style:data-style-name="N0">
      <style:table-cell-properties fo:border="thin solid #000000" style:vertical-align="middle" fo:background-color="transparent"/>
      <style:text-properties fo:font-size="10pt" style:font-size-asian="10pt" style:font-size-complex="10pt"/>
    </style:style>
    <style:style style:name="ce104" style:family="table-cell" style:parent-style-name="Normal_32_2"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105"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106" style:family="table-cell" style:parent-style-name="Normal_32_2"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07" style:family="table-cell" style:parent-style-name="Default" style:data-style-name="N36">
      <style:text-properties fo:font-size="10pt" style:font-size-asian="10pt" style:font-size-complex="10pt"/>
    </style:style>
    <style:style style:name="ce108" style:family="table-cell" style:parent-style-name="Default" style:data-style-name="N0">
      <style:table-cell-properties fo:background-color="transparent"/>
      <style:text-properties fo:font-size="10pt" style:font-size-asian="10pt" style:font-size-complex="10pt"/>
    </style:style>
    <style:style style:name="ce109" style:family="table-cell" style:parent-style-name="Default" style:data-style-name="N0">
      <style:table-cell-properties style:vertical-align="middle"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10" style:family="table-cell" style:parent-style-name="Default" style:data-style-name="N37">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1" style:family="table-cell" style:parent-style-name="Default" style:data-style-name="N36">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2" style:family="table-cell" style:parent-style-name="Default" style:data-style-name="N0">
      <style:text-properties fo:color="#FF0000"/>
    </style:style>
    <style:style style:name="ce113" style:family="table-cell" style:parent-style-name="Default" style:data-style-name="N37">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14" style:family="table-cell" style:parent-style-name="Default" style:data-style-name="N37">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115" style:family="table-cell" style:parent-style-name="Default" style:data-style-name="N37">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6" style:family="table-cell" style:parent-style-name="Default" style:data-style-name="N0">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7" style:family="table-cell" style:parent-style-name="Default" style:data-style-name="N0">
      <style:table-cell-properties style:vertical-align="automatic"/>
      <style:text-properties fo:color="#FF0000"/>
    </style:style>
    <style:style style:name="ce118" style:family="table-cell" style:parent-style-name="Default" style:data-style-name="N0">
      <style:table-cell-properties fo:border-top="2pt solid #000000" fo:border-bottom="none" fo:border-left="2pt solid #000000" fo:border-right="thin solid #C0C0C0"/>
    </style:style>
    <style:style style:name="ce119" style:family="table-cell" style:parent-style-name="Default" style:data-style-name="N0">
      <style:table-cell-properties fo:border-top="2pt solid #000000" fo:border-bottom="none" fo:border-left="thin solid #C0C0C0" fo:border-right="thin solid #C0C0C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0" style:family="table-cell" style:parent-style-name="Default" style:data-style-name="N0">
      <style:table-cell-properties fo:border-top="2pt solid #000000" fo:border-bottom="none"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1" style:family="table-cell" style:parent-style-name="Default" style:data-style-name="N0">
      <style:table-cell-properties fo:border-top="2pt solid #000000" fo:border-bottom="none"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2" style:family="table-cell" style:parent-style-name="Default" style:data-style-name="N0">
      <style:table-cell-properties fo:border-top="none" fo:border-bottom="none" fo:border-left="2pt solid #000000" fo:border-right="thin solid #C0C0C0"/>
    </style:style>
    <style:style style:name="ce123" style:family="table-cell" style:parent-style-name="Default" style:data-style-name="N0">
      <style:table-cell-properties fo:border-top="none" fo:border-bottom="none" fo:border-left="thin solid #C0C0C0" fo:border-right="thin solid #C0C0C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4" style:family="table-cell" style:parent-style-name="Default" style:data-style-name="N0">
      <style:table-cell-properties fo:border-top="none" fo:border-bottom="none"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5" style:family="table-cell" style:parent-style-name="Default" style:data-style-name="N0">
      <style:table-cell-properties fo:border-top="none" fo:border-bottom="none"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6" style:family="table-cell" style:parent-style-name="Default" style:data-style-name="N0">
      <style:table-cell-properties fo:border-top="2pt solid #000000" fo:border-bottom="none" fo:border-left="2pt solid #000000" fo:border-right="none"/>
    </style:style>
    <style:style style:name="ce127" style:family="table-cell" style:parent-style-name="Default" style:data-style-name="N0">
      <style:table-cell-properties fo:border-top="2pt solid #000000" fo:border-bottom="none"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8" style:family="table-cell" style:parent-style-name="Default" style:data-style-name="N0">
      <style:table-cell-properties fo:border-top="none" fo:border-bottom="none"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9"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font-size="10pt" style:font-size-asian="10pt" style:font-size-complex="10pt"/>
    </style:style>
    <style:style style:name="ce130" style:family="table-cell" style:parent-style-name="Default" style:data-style-name="N37">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31" style:family="table-cell" style:parent-style-name="Default" style:data-style-name="N0">
      <style:table-cell-properties fo:border-top="none" fo:border-bottom="2pt solid #000000"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32" style:family="table-cell" style:parent-style-name="Default" style:data-style-name="N0">
      <style:table-cell-properties fo:border-top="none" fo:border-bottom="2pt solid #000000"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33" style:family="table-cell" style:parent-style-name="Default" style:data-style-name="N0">
      <style:table-cell-properties fo:border-top="none" fo:border-bottom="2pt solid #000000"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34" style:family="table-cell" style:parent-style-name="Default" style:data-style-name="N37">
      <style:table-cell-properties fo:border-top="thin solid #000000" fo:border-bottom="thin solid #000000" fo:border-left="none"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5" style:family="table-cell" style:parent-style-name="Default" style:data-style-name="N37">
      <style:table-cell-properties fo:border-top="thin solid #000000" fo:border-bottom="none" fo:border-left="none"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6" style:family="table-cell" style:parent-style-name="Default" style:data-style-name="N37">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7" style:family="table-cell" style:parent-style-name="Default" style:data-style-name="N37">
      <style:table-cell-properties fo:border-top="thin solid #000000" fo:border-bottom="thin solid #000000" fo:border-left="none" fo:border-right="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38" style:family="table-cell" style:parent-style-name="Default" style:data-style-name="N37">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39" style:family="table-cell" style:parent-style-name="Default" style:data-style-name="N37">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0" style:family="table-cell" style:parent-style-name="Default" style:data-style-name="N37">
      <style:table-cell-properties fo:border-top="2pt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41" style:family="table-cell" style:parent-style-name="Default" style:data-style-name="N37">
      <style:table-cell-properties fo:border-top="2pt solid #000000" fo:border-bottom="thin solid #000000" fo:border-left="thin solid #000000"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42" style:family="table-cell" style:parent-style-name="Default" style:data-style-name="N37">
      <style:table-cell-properties fo:border-top="2pt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3" style:family="table-cell" style:parent-style-name="Default" style:data-style-name="N37">
      <style:table-cell-properties fo:border-top="2pt solid #000000" fo:border-bottom="thin solid #000000" fo:border-left="thin solid #000000"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4" style:family="table-cell" style:parent-style-name="Default" style:data-style-name="N0">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45" style:family="table-cell" style:parent-style-name="Default" style:data-style-name="N0">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146" style:family="table-cell" style:parent-style-name="Default" style:data-style-name="N0">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47" style:family="table-cell" style:parent-style-name="Default" style:data-style-name="N0">
      <style:table-cell-properties style:vertical-align="automatic" fo:background-color="transparent" style:repeat-content="false"/>
      <style:paragraph-properties fo:text-align="start" fo:margin-left="0cm"/>
    </style:style>
    <style:style style:name="co1" style:family="table-column">
      <style:table-column-properties fo:break-before="auto" style:column-width="2.09020833333333cm"/>
    </style:style>
    <style:style style:name="co2" style:family="table-column">
      <style:table-column-properties fo:break-before="auto" style:column-width="7.48770833333333cm"/>
    </style:style>
    <style:style style:name="co3" style:family="table-column">
      <style:table-column-properties fo:break-before="auto" style:column-width="2.936875cm"/>
    </style:style>
    <style:style style:name="co4" style:family="table-column">
      <style:table-column-properties fo:break-before="auto" style:column-width="2.83104166666667cm"/>
    </style:style>
    <style:style style:name="co5" style:family="table-column">
      <style:table-column-properties fo:break-before="auto" style:column-width="1.71979166666667cm"/>
    </style:style>
    <style:style style:name="co6" style:family="table-column">
      <style:table-column-properties fo:break-before="auto" style:column-width="2.11666666666667cm"/>
    </style:style>
    <style:style style:name="co7" style:family="table-column">
      <style:table-column-properties fo:break-before="auto" style:column-width="7.223125cm"/>
    </style:style>
    <style:style style:name="co8" style:family="table-column">
      <style:table-column-properties fo:break-before="auto" style:column-width="2.72520833333333cm"/>
    </style:style>
    <style:style style:name="co9" style:family="table-column">
      <style:table-column-properties fo:break-before="auto" style:column-width="7.32895833333333cm"/>
    </style:style>
    <style:style style:name="co10" style:family="table-column">
      <style:table-column-properties fo:break-before="auto" style:column-width="2.91041666666667cm"/>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6.905625cm" style:use-optimal-column-width="true"/>
    </style:style>
    <style:style style:name="co13" style:family="table-column">
      <style:table-column-properties fo:break-before="auto" style:column-width="3.095625cm" style:use-optimal-column-width="true"/>
    </style:style>
    <style:style style:name="co14" style:family="table-column">
      <style:table-column-properties fo:break-before="auto" style:column-width="2.83104166666667cm" style:use-optimal-column-width="true"/>
    </style:style>
    <style:style style:name="co15" style:family="table-column">
      <style:table-column-properties fo:break-before="auto" style:column-width="2.43416666666667cm" style:use-optimal-column-width="true"/>
    </style:style>
    <style:style style:name="co16" style:family="table-column">
      <style:table-column-properties fo:break-before="auto" style:column-width="2.67229166666667cm"/>
    </style:style>
    <style:style style:name="co17" style:family="table-column">
      <style:table-column-properties fo:break-before="auto" style:column-width="2.143125cm" style:use-optimal-column-width="true"/>
    </style:style>
    <style:style style:name="co18" style:family="table-column">
      <style:table-column-properties fo:break-before="auto" style:column-width="2.75166666666667cm" style:use-optimal-column-width="true"/>
    </style:style>
    <style:style style:name="co19" style:family="table-column">
      <style:table-column-properties fo:break-before="auto" style:column-width="2.27541666666667cm" style:use-optimal-column-width="true"/>
    </style:style>
    <style:style style:name="co20" style:family="table-column">
      <style:table-column-properties fo:break-before="auto" style:column-width="2.48708333333333cm" style:use-optimal-column-width="true"/>
    </style:style>
    <style:style style:name="co21" style:family="table-column">
      <style:table-column-properties fo:break-before="auto" style:column-width="2.43416666666667cm"/>
    </style:style>
    <style:style style:name="co22" style:family="table-column">
      <style:table-column-properties fo:break-before="auto" style:column-width="4.41854166666667cm"/>
    </style:style>
    <style:style style:name="co23" style:family="table-column">
      <style:table-column-properties fo:break-before="auto" style:column-width="2.19604166666667cm" style:use-optimal-column-width="true"/>
    </style:style>
    <style:style style:name="co24" style:family="table-column">
      <style:table-column-properties fo:break-before="auto" style:column-width="2.54cm" style:use-optimal-column-width="true"/>
    </style:style>
    <style:style style:name="co25" style:family="table-column">
      <style:table-column-properties fo:break-before="auto" style:column-width="2.06375cm" style:use-optimal-column-width="true"/>
    </style:style>
    <style:style style:name="co26" style:family="table-column">
      <style:table-column-properties fo:break-before="auto" style:column-width="6.87916666666667cm" style:use-optimal-column-width="true"/>
    </style:style>
    <style:style style:name="co27" style:family="table-column">
      <style:table-column-properties fo:break-before="auto" style:column-width="4.23333333333333cm"/>
    </style:style>
    <style:style style:name="ro1" style:family="table-row">
      <style:table-row-properties style:row-height="60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30.75pt" style:use-optimal-row-height="false" fo:break-before="auto"/>
    </style:style>
    <style:style style:name="ro5" style:family="table-row">
      <style:table-row-properties style:row-height="4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27.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31.15pt" style:use-optimal-row-height="false" fo:break-before="auto"/>
    </style:style>
    <style:style style:name="ro10" style:family="table-row">
      <style:table-row-properties style:row-height="33.6pt" style:use-optimal-row-height="false" fo:break-before="auto"/>
    </style:style>
    <style:style style:name="ro11" style:family="table-row">
      <style:table-row-properties style:row-height="30.6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24.7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30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15.75pt" style:use-optimal-row-height="false" fo:break-before="auto"/>
    </style:style>
    <style:style style:name="ro19" style:family="table-row">
      <style:table-row-properties style:row-height="40.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76.5pt" style:use-optimal-row-height="false" fo:break-before="auto"/>
    </style:style>
    <style:style style:name="ro22" style:family="table-row">
      <style:table-row-properties style:row-height="26.25pt" style:use-optimal-row-height="false" fo:break-before="auto"/>
    </style:style>
    <style:style style:name="ro23" style:family="table-row">
      <style:table-row-properties style:row-height="54.75pt" style:use-optimal-row-height="false" fo:break-before="auto"/>
    </style:style>
    <style:style style:name="ro24" style:family="table-row">
      <style:table-row-properties style:row-height="38.25pt" style:use-optimal-row-height="true" fo:break-before="auto"/>
    </style:style>
    <style:style style:name="ro25" style:family="table-row">
      <style:table-row-properties style:row-height="38.25pt" style:use-optimal-row-height="false" fo:break-before="auto"/>
    </style:style>
    <style:style style:name="ro26" style:family="table-row">
      <style:table-row-properties style:row-height="25.5pt" style:use-optimal-row-height="false" fo:break-before="auto"/>
    </style:style>
    <style:style style:name="ro27" style:family="table-row">
      <style:table-row-properties style:row-height="25.5pt" style:use-optimal-row-height="true" fo:break-before="auto"/>
    </style:style>
    <style:style style:name="ro28" style:family="table-row">
      <style:table-row-properties style:row-height="43.5pt" style:use-optimal-row-height="false" fo:break-before="auto"/>
    </style:style>
    <style:style style:name="ro29" style:family="table-row">
      <style:table-row-properties style:row-height="41.25pt" style:use-optimal-row-height="false" fo:break-before="auto"/>
    </style:style>
    <style:style style:name="ro30" style:family="table-row">
      <style:table-row-properties style:row-height="4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ce148" style:family="table-cell" style:parent-style-name="Normal_32_3" style:data-style-name="N36">
      <style:table-cell-properties style:vertical-align="automatic" fo:background-color="transparent"/>
      <style:map style:condition="of:is-true-formula(ISBLANK([.F177]))" style:apply-style-name="cf8" style:base-cell-address="2022_Quarters_1-4.F177"/>
      <style:map style:condition="of:cell-content()=FALSE" style:apply-style-name="cf7" style:base-cell-address="2022_Quarters_1-4.F177"/>
    </style:style>
    <style:style style:name="ce149" style:family="table-cell" style:parent-style-name="Normal_32_3" style:data-style-name="N38">
      <style:table-cell-properties style:vertical-align="automatic" fo:background-color="transparent"/>
      <style:map style:condition="of:is-true-formula(ISBLANK([.F177]))" style:apply-style-name="cf8" style:base-cell-address="2022_Quarters_1-4.F177"/>
      <style:map style:condition="of:cell-content()=FALSE" style:apply-style-name="cf7" style:base-cell-address="2022_Quarters_1-4.F177"/>
    </style:style>
    <style:style style:name="ce150" style:family="table-cell" style:parent-style-name="Normal_32_3" style:data-style-name="N0">
      <style:table-cell-properties style:vertical-align="automatic" fo:background-color="transparent"/>
      <style:map style:condition="of:is-true-formula(ISBLANK([.F177]))" style:apply-style-name="cf8" style:base-cell-address="2022_Quarters_1-4.F177"/>
      <style:map style:condition="of:cell-content()=FALSE" style:apply-style-name="cf7" style:base-cell-address="2022_Quarters_1-4.F177"/>
    </style:style>
    <style:style style:name="ce151" style:family="table-cell" style:parent-style-name="Normal_32_3" style:data-style-name="N36">
      <style:table-cell-properties style:vertical-align="automatic" fo:background-color="transparent"/>
      <style:map style:condition="of:is-true-formula(ISBLANK([.F177]))" style:apply-style-name="cf8" style:base-cell-address="2021_Quarters_1-4.F177"/>
      <style:map style:condition="of:cell-content()=FALSE" style:apply-style-name="cf7" style:base-cell-address="2021_Quarters_1-4.F177"/>
    </style:style>
    <style:style style:name="ce152" style:family="table-cell" style:parent-style-name="Normal_32_3" style:data-style-name="N38">
      <style:table-cell-properties style:vertical-align="automatic" fo:background-color="transparent"/>
      <style:map style:condition="of:is-true-formula(ISBLANK([.F177]))" style:apply-style-name="cf8" style:base-cell-address="2021_Quarters_1-4.F177"/>
      <style:map style:condition="of:cell-content()=FALSE" style:apply-style-name="cf7" style:base-cell-address="2021_Quarters_1-4.F177"/>
    </style:style>
    <style:style style:name="ce153" style:family="table-cell" style:parent-style-name="Normal_32_3" style:data-style-name="N0">
      <style:table-cell-properties style:vertical-align="automatic" fo:background-color="transparent"/>
      <style:map style:condition="of:is-true-formula(ISBLANK([.F177]))" style:apply-style-name="cf8" style:base-cell-address="2021_Quarters_1-4.F177"/>
      <style:map style:condition="of:cell-content()=FALSE" style:apply-style-name="cf7" style:base-cell-address="2021_Quarters_1-4.F177"/>
    </style:style>
    <style:style style:name="ce154" style:family="table-cell" style:parent-style-name="Default" style:data-style-name="N36">
      <style:map style:condition="of:is-true-formula(ISBLANK([.F177]))" style:apply-style-name="cf8" style:base-cell-address="2020_Quarter_1-4.F177"/>
      <style:map style:condition="of:cell-content()=FALSE" style:apply-style-name="cf7" style:base-cell-address="2020_Quarter_1-4.F177"/>
    </style:style>
    <style:style style:name="ce155" style:family="table-cell" style:parent-style-name="Default" style:data-style-name="N38">
      <style:map style:condition="of:is-true-formula(ISBLANK([.F177]))" style:apply-style-name="cf8" style:base-cell-address="2020_Quarter_1-4.F177"/>
      <style:map style:condition="of:cell-content()=FALSE" style:apply-style-name="cf7" style:base-cell-address="2020_Quarter_1-4.F177"/>
    </style:style>
    <style:style style:name="ce156" style:family="table-cell">
      <style:map style:condition="of:is-true-formula(ISBLANK([.F177]))" style:apply-style-name="cf8" style:base-cell-address="2020_Quarter_1-4.F177"/>
      <style:map style:condition="of:cell-content()=FALSE" style:apply-style-name="cf7" style:base-cell-address="2020_Quarter_1-4.F177"/>
    </style:style>
    <style:style style:name="ce157" style:family="table-cell" style:parent-style-name="Normal_32_3" style:data-style-name="N36">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58" style:family="table-cell" style:parent-style-name="Normal_32_3" style:data-style-name="N38">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59" style:family="table-cell" style:parent-style-name="Normal_32_3" style:data-style-name="N0">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60" style:family="table-cell" style:parent-style-name="Default" style:data-style-name="N36">
      <style:map style:condition="of:is-true-formula(ISBLANK([.F177]))" style:apply-style-name="cf8" style:base-cell-address="2018_Quarters_1-4.F177"/>
      <style:map style:condition="of:cell-content()=FALSE" style:apply-style-name="cf7" style:base-cell-address="2018_Quarters_1-4.F177"/>
    </style:style>
    <style:style style:name="ce161" style:family="table-cell" style:parent-style-name="Default" style:data-style-name="N38">
      <style:map style:condition="of:is-true-formula(ISBLANK([.F177]))" style:apply-style-name="cf8" style:base-cell-address="2018_Quarters_1-4.F177"/>
      <style:map style:condition="of:cell-content()=FALSE" style:apply-style-name="cf7" style:base-cell-address="2018_Quarters_1-4.F177"/>
    </style:style>
    <style:style style:name="ce162" style:family="table-cell">
      <style:map style:condition="of:is-true-formula(ISBLANK([.F177]))" style:apply-style-name="cf8" style:base-cell-address="2018_Quarters_1-4.F177"/>
      <style:map style:condition="of:cell-content()=FALSE" style:apply-style-name="cf7" style:base-cell-address="2018_Quarters_1-4.F177"/>
    </style:style>
    <style:style style:name="ce163" style:family="table-cell" style:parent-style-name="Default" style:data-style-name="N36">
      <style:map style:condition="of:is-true-formula(ISBLANK([.F177]))" style:apply-style-name="cf8" style:base-cell-address="2017_Quarters_1-4.F177"/>
      <style:map style:condition="of:cell-content()=FALSE" style:apply-style-name="cf7" style:base-cell-address="2017_Quarters_1-4.F177"/>
    </style:style>
    <style:style style:name="ce164" style:family="table-cell" style:parent-style-name="Default" style:data-style-name="N38">
      <style:map style:condition="of:is-true-formula(ISBLANK([.F177]))" style:apply-style-name="cf8" style:base-cell-address="2017_Quarters_1-4.F177"/>
      <style:map style:condition="of:cell-content()=FALSE" style:apply-style-name="cf7" style:base-cell-address="2017_Quarters_1-4.F177"/>
    </style:style>
    <style:style style:name="ce165" style:family="table-cell">
      <style:map style:condition="of:is-true-formula(ISBLANK([.F177]))" style:apply-style-name="cf8" style:base-cell-address="2017_Quarters_1-4.F177"/>
      <style:map style:condition="of:cell-content()=FALSE" style:apply-style-name="cf7" style:base-cell-address="2017_Quarters_1-4.F177"/>
    </style:style>
    <style:style style:name="ce166" style:family="table-cell" style:parent-style-name="Default" style:data-style-name="N36">
      <style:map style:condition="of:is-true-formula(ISBLANK([.F177]))" style:apply-style-name="cf8" style:base-cell-address="2016_Quarters_1-4.F177"/>
      <style:map style:condition="of:cell-content()=FALSE" style:apply-style-name="cf7" style:base-cell-address="2016_Quarters_1-4.F177"/>
    </style:style>
    <style:style style:name="ce167" style:family="table-cell" style:parent-style-name="Default" style:data-style-name="N38">
      <style:map style:condition="of:is-true-formula(ISBLANK([.F177]))" style:apply-style-name="cf8" style:base-cell-address="2016_Quarters_1-4.F177"/>
      <style:map style:condition="of:cell-content()=FALSE" style:apply-style-name="cf7" style:base-cell-address="2016_Quarters_1-4.F177"/>
    </style:style>
    <style:style style:name="ce168" style:family="table-cell">
      <style:map style:condition="of:is-true-formula(ISBLANK([.F177]))" style:apply-style-name="cf8" style:base-cell-address="2016_Quarters_1-4.F177"/>
      <style:map style:condition="of:cell-content()=FALSE" style:apply-style-name="cf7" style:base-cell-address="2016_Quarters_1-4.F177"/>
    </style:style>
    <style:style style:name="ce169" style:family="table-cell">
      <style:map style:condition="of:is-true-formula(ISBLANK([.F177]))" style:apply-style-name="cf8" style:base-cell-address="2015_Quarters_1-4.F177"/>
      <style:map style:condition="of:cell-content()=FALSE" style:apply-style-name="cf7" style:base-cell-address="2015_Quarters_1-4.F177"/>
    </style:style>
    <style:style style:name="ce170" style:family="table-cell" style:parent-style-name="Default" style:data-style-name="N36">
      <style:map style:condition="of:is-true-formula(ISBLANK([.F177]))" style:apply-style-name="cf8" style:base-cell-address="2015_Quarters_1-4.F177"/>
      <style:map style:condition="of:cell-content()=FALSE" style:apply-style-name="cf7" style:base-cell-address="2015_Quarters_1-4.F177"/>
    </style:style>
    <style:style style:name="ce171" style:family="table-cell">
      <style:map style:condition="of:is-true-formula(ISBLANK([.F177]))" style:apply-style-name="cf8" style:base-cell-address="2014_Quarters_1_-_4.F177"/>
      <style:map style:condition="of:cell-content()=FALSE" style:apply-style-name="cf7" style:base-cell-address="2014_Quarters_1_-_4.F177"/>
    </style:style>
    <style:style style:name="ce172" style:family="table-cell" style:parent-style-name="Default" style:data-style-name="N36">
      <style:map style:condition="of:is-true-formula(ISBLANK([.F177]))" style:apply-style-name="cf8" style:base-cell-address="2014_Quarters_1_-_4.F177"/>
      <style:map style:condition="of:cell-content()=FALSE" style:apply-style-name="cf7" style:base-cell-address="2014_Quarters_1_-_4.F177"/>
    </style:style>
    <style:style style:name="ce173" style:family="table-cell" style:parent-style-name="Normal_32_2" style:data-style-name="N0">
      <style:table-cell-properties style:vertical-align="automatic" fo:background-color="transparent"/>
      <style:map style:condition="of:is-true-formula(ISBLANK([.F169]))" style:apply-style-name="cf8" style:base-cell-address="2013_Quarters_1_-_4.F169"/>
      <style:map style:condition="of:cell-content()=FALSE" style:apply-style-name="cf7" style:base-cell-address="2013_Quarters_1_-_4.F169"/>
    </style:style>
    <style:style style:name="ce174" style:family="table-cell" style:parent-style-name="Normal_32_2" style:data-style-name="N36">
      <style:table-cell-properties style:vertical-align="automatic" fo:background-color="transparent"/>
      <style:map style:condition="of:is-true-formula(ISBLANK([.F169]))" style:apply-style-name="cf8" style:base-cell-address="2013_Quarters_1_-_4.F169"/>
      <style:map style:condition="of:cell-content()=FALSE" style:apply-style-name="cf7" style:base-cell-address="2013_Quarters_1_-_4.F169"/>
    </style:style>
    <style:style style:name="ce175" style:family="table-cell">
      <style:map style:condition="of:is-true-formula(ISBLANK([.F169]))" style:apply-style-name="cf8" style:base-cell-address="2012_Quarters_1_-_4.F169"/>
      <style:map style:condition="of:cell-content()=FALSE" style:apply-style-name="cf7" style:base-cell-address="2012_Quarters_1_-_4.F169"/>
    </style:style>
    <style:style style:name="ce176" style:family="table-cell" style:parent-style-name="Default" style:data-style-name="N36">
      <style:map style:condition="of:is-true-formula(ISBLANK([.F169]))" style:apply-style-name="cf8" style:base-cell-address="2012_Quarters_1_-_4.F169"/>
      <style:map style:condition="of:cell-content()=FALSE" style:apply-style-name="cf7" style:base-cell-address="2012_Quarters_1_-_4.F169"/>
    </style:style>
    <style:style style:name="ce177" style:family="table-cell">
      <style:map style:condition="of:is-true-formula(ISBLANK([.F169]))" style:apply-style-name="cf8" style:base-cell-address="2011_Quarters_1_-_4.F169"/>
      <style:map style:condition="of:cell-content()=FALSE" style:apply-style-name="cf7" style:base-cell-address="2011_Quarters_1_-_4.F169"/>
    </style:style>
    <style:style style:name="ce178" style:family="table-cell" style:parent-style-name="Default" style:data-style-name="N36">
      <style:map style:condition="of:is-true-formula(ISBLANK([.F169]))" style:apply-style-name="cf8" style:base-cell-address="2011_Quarters_1_-_4.F169"/>
      <style:map style:condition="of:cell-content()=FALSE" style:apply-style-name="cf7" style:base-cell-address="2011_Quarters_1_-_4.F169"/>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16" style:parent-style-name="Graphics">
      <style:graphic-properties draw:fill="none" fo:clip="rect(0in, 0in, 0in, 0in)" draw:stroke="none"/>
    </style:style>
    <style:style style:family="graphic" style:name="a17"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2023_Quarter_1_" table:style-name="ta1">
        <table:table-column table:style-name="co1"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4" table:number-columns-repeated="2" table:default-cell-style-name="ce1"/>
        <table:table-column table:style-name="co5" table:number-columns-repeated="16376" table:default-cell-style-name="ce1"/>
        <table:table-row table:style-name="ro1">
          <table:table-cell table:style-name="ce1">
            <draw:frame draw:z-index="1" draw:id="id0" draw:style-name="a0" draw:name="Picture 2" svg:x="0in" svg:y="0.03333in" svg:width="2.70365in" svg:height="0.75833in" style:rel-width="scale" style:rel-height="scale">
              <draw:image xlink:href="media/image1.emf" xlink:type="simple" xlink:show="embed" xlink:actuate="onLoad"/>
              <svg:title/>
              <svg:desc>Environment Agency logo</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22</text:p>
          </table:table-cell>
          <table:table-cell table:number-columns-repeated="16383" table:style-name="ce1"/>
        </table:table-row>
        <table:table-row table:style-name="ro2">
          <table:table-cell office:value-type="string" table:style-name="ce3">
            <text:p>Report run on: 25/05/2023</text:p>
          </table:table-cell>
          <table:table-cell table:style-name="ce4"/>
          <table:table-cell table:style-name="ce5"/>
          <table:table-cell table:number-columns-repeated="16381"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4259.987999999998" table:style-name="ce10">
            <text:p>44,259.988</text:p>
          </table:table-cell>
          <table:table-cell office:value-type="float" office:value="1626.547" table:style-name="ce10">
            <text:p>1,626.547</text:p>
          </table:table-cell>
          <table:table-cell office:value-type="float" office:value="2745.549" table:style-name="ce10">
            <text:p>2,745.549</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226.2669999999998" table:style-name="ce10">
            <text:p>8,226.267</text:p>
          </table:table-cell>
          <table:table-cell office:value-type="float" office:value="60.753" table:style-name="ce10">
            <text:p>60.753</text:p>
          </table:table-cell>
          <table:table-cell office:value-type="float" office:value="352.86799999999999" table:style-name="ce10">
            <text:p>352.86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670.4860000000008" table:style-name="ce10">
            <text:p>9,670.486</text:p>
          </table:table-cell>
          <table:table-cell office:value-type="float" office:value="380.08699999999999" table:style-name="ce10">
            <text:p>380.087</text:p>
          </table:table-cell>
          <table:table-cell office:value-type="float" office:value="327.77199999999999" table:style-name="ce10">
            <text:p>327.772</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069.3310000000001" table:style-name="ce10">
            <text:p>5,069.331</text:p>
          </table:table-cell>
          <table:table-cell office:value-type="float" office:value="33.698999999999998" table:style-name="ce10">
            <text:p>33.699</text:p>
          </table:table-cell>
          <table:table-cell office:value-type="float" office:value="497.82299999999998" table:style-name="ce10">
            <text:p>497.823</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341.396" table:style-name="ce10">
            <text:p>1,341.396</text:p>
          </table:table-cell>
          <table:table-cell office:value-type="float" office:value="0.70199999999999996" table:style-name="ce10">
            <text:p>0.702</text:p>
          </table:table-cell>
          <table:table-cell office:value-type="float" office:value="56.707000000000001" table:style-name="ce10">
            <text:p>56.707</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029.4260000000004" table:style-name="ce10">
            <text:p>6,029.426</text:p>
          </table:table-cell>
          <table:table-cell office:value-type="float" office:value="6.7839999999999998" table:style-name="ce10">
            <text:p>6.784</text:p>
          </table:table-cell>
          <table:table-cell office:value-type="float" office:value="271.47899999999998" table:style-name="ce10">
            <text:p>271.47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208.2249999999999" table:style-name="ce10">
            <text:p>1,208.225</text:p>
          </table:table-cell>
          <table:table-cell office:value-type="float" office:value="1.9830000000000001" table:style-name="ce10">
            <text:p>1.983</text:p>
          </table:table-cell>
          <table:table-cell office:value-type="float" office:value="53.295000000000002" table:style-name="ce10">
            <text:p>53.295</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5720000000000001" table:style-name="ce10">
            <text:p>2.57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65.28399999999999" table:style-name="ce10">
            <text:p>265.284</text:p>
          </table:table-cell>
          <table:table-cell office:value-type="float" office:value="1E-3" table:style-name="ce10">
            <text:p>0.001</text:p>
          </table:table-cell>
          <table:table-cell office:value-type="float" office:value="10.802" table:style-name="ce10">
            <text:p>10.802</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0000000000000001E-3" table:style-name="ce10">
            <text:p>0.00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045.948" table:style-name="ce10">
            <text:p>11,045.948</text:p>
          </table:table-cell>
          <table:table-cell office:value-type="float" office:value="293.601" table:style-name="ce10">
            <text:p>293.601</text:p>
          </table:table-cell>
          <table:table-cell office:value-type="float" office:value="2450.5160000000001" table:style-name="ce10">
            <text:p>2,450.516</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208.445" table:style-name="ce10">
            <text:p>32,208.445</text:p>
          </table:table-cell>
          <table:table-cell office:value-type="float" office:value="490.18400000000003" table:style-name="ce10">
            <text:p>490.184</text:p>
          </table:table-cell>
          <table:table-cell office:value-type="float" office:value="2559.0360000000001" table:style-name="ce10">
            <text:p>2,559.036</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025.527" table:style-name="ce10">
            <text:p>1,025.527</text:p>
          </table:table-cell>
          <table:table-cell office:value-type="float" office:value="0" table:style-name="ce10">
            <text:p>0.000</text:p>
          </table:table-cell>
          <table:table-cell office:value-type="float" office:value="8.2189999999999994" table:style-name="ce10">
            <text:p>8.219</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79.713999999999999" table:style-name="ce10">
            <text:p>79.714</text:p>
          </table:table-cell>
          <table:table-cell office:value-type="float" office:value="0" table:style-name="ce10">
            <text:p>0.000</text:p>
          </table:table-cell>
          <table:table-cell office:value-type="float" office:value="2.3809999999999998" table:style-name="ce10">
            <text:p>2.381</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20432.61200000002" table:style-name="ce13">
            <text:p>120,432.612</text:p>
          </table:table-cell>
          <table:table-cell office:value-type="float" office:value="2894.3410000000008" table:style-name="ce13">
            <text:p>2,894.341</text:p>
          </table:table-cell>
          <table:table-cell office:value-type="float" office:value="9336.4469999999983" table:style-name="ce13">
            <text:p>9,336.447</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93.65199999999999" table:style-name="ce10">
            <text:p>193.652</text:p>
          </table:table-cell>
          <table:table-cell office:value-type="float" office:value="0" table:style-name="ce10">
            <text:p>0.000</text:p>
          </table:table-cell>
          <table:table-cell office:value-type="float" office:value="1.2969999999999999" table:style-name="ce10">
            <text:p>1.29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1900000000000004" table:style-name="ce10">
            <text:p>4.190</text:p>
          </table:table-cell>
          <table:table-cell office:value-type="float" office:value="0" table:style-name="ce10">
            <text:p>0.000</text:p>
          </table:table-cell>
          <table:table-cell office:value-type="float" office:value="1.7150000000000001" table:style-name="ce10">
            <text:p>1.715</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1.64600000000002" table:style-name="ce10">
            <text:p>331.646</text:p>
          </table:table-cell>
          <table:table-cell office:value-type="float" office:value="66.453999999999994" table:style-name="ce10">
            <text:p>66.454</text:p>
          </table:table-cell>
          <table:table-cell office:value-type="float" office:value="1.5269999999999999" table:style-name="ce10">
            <text:p>1.527</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333" table:style-name="ce10">
            <text:p>1.333</text:p>
          </table:table-cell>
          <table:table-cell office:value-type="float" office:value="0" table:style-name="ce10">
            <text:p>0.000</text:p>
          </table:table-cell>
          <table:table-cell office:value-type="float" office:value="1.073" table:style-name="ce10">
            <text:p>1.073</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85.60199999999998" table:style-name="ce10">
            <text:p>585.602</text:p>
          </table:table-cell>
          <table:table-cell office:value-type="float" office:value="0" table:style-name="ce10">
            <text:p>0.000</text:p>
          </table:table-cell>
          <table:table-cell office:value-type="float" office:value="2.6320000000000001" table:style-name="ce10">
            <text:p>2.632</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0.171999999999997" table:style-name="ce10">
            <text:p>50.172</text:p>
          </table:table-cell>
          <table:table-cell office:value-type="float" office:value="0" table:style-name="ce10">
            <text:p>0.000</text:p>
          </table:table-cell>
          <table:table-cell office:value-type="float" office:value="1.375" table:style-name="ce10">
            <text:p>1.37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6120000000000001" table:style-name="ce10">
            <text:p>7.612</text:p>
          </table:table-cell>
          <table:table-cell office:value-type="float" office:value="0" table:style-name="ce10">
            <text:p>0.000</text:p>
          </table:table-cell>
          <table:table-cell office:value-type="float" office:value="0.27300000000000002" table:style-name="ce10">
            <text:p>0.273</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2.777000000000001" table:style-name="ce10">
            <text:p>52.77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7.649999999999999" table:style-name="ce10">
            <text:p>17.650</text:p>
          </table:table-cell>
          <table:table-cell office:value-type="float" office:value="0" table:style-name="ce10">
            <text:p>0.000</text:p>
          </table:table-cell>
          <table:table-cell office:value-type="float" office:value="5.6000000000000001E-2" table:style-name="ce10">
            <text:p>0.056</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7.283000000000001" table:style-name="ce10">
            <text:p>37.28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6.2939999999999996" table:style-name="ce10">
            <text:p>6.294</text:p>
          </table:table-cell>
          <table:table-cell office:value-type="float" office:value="0" table:style-name="ce10">
            <text:p>0.000</text:p>
          </table:table-cell>
          <table:table-cell office:value-type="float" office:value="7.4999999999999997E-2" table:style-name="ce10">
            <text:p>0.07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01.81200000000001" table:style-name="ce10">
            <text:p>901.812</text:p>
          </table:table-cell>
          <table:table-cell office:value-type="float" office:value="2.0649999999999999" table:style-name="ce10">
            <text:p>2.065</text:p>
          </table:table-cell>
          <table:table-cell office:value-type="float" office:value="1.419" table:style-name="ce10">
            <text:p>1.41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4999999999999999E-2" table:style-name="ce10">
            <text:p>0.015</text:p>
          </table:table-cell>
          <table:table-cell office:value-type="float" office:value="0" table:style-name="ce10">
            <text:p>0.000</text:p>
          </table:table-cell>
          <table:table-cell office:value-type="float" office:value="1.2E-2" table:style-name="ce10">
            <text:p>0.012</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2190.038" table:style-name="ce13">
            <text:p>2,190.038</text:p>
          </table:table-cell>
          <table:table-cell office:value-type="float" office:value="68.518999999999991" table:style-name="ce13">
            <text:p>68.519</text:p>
          </table:table-cell>
          <table:table-cell office:value-type="float" office:value="11.453999999999999" table:style-name="ce13">
            <text:p>11.454</text:p>
          </table:table-cell>
          <table:table-cell table:number-columns-repeated="3" table:style-name="ce11"/>
          <table:table-cell table:number-columns-repeated="16376"/>
        </table:table-row>
        <table:table-row table:style-name="ro3">
          <table:table-cell table:style-name="ce1"/>
          <table:table-cell table:style-name="ce14"/>
          <table:table-cell table:number-columns-repeated="3" table:style-name="ce15"/>
          <table:table-cell table:style-name="ce4"/>
          <table:table-cell table:number-columns-repeated="16378" table:style-name="ce1"/>
        </table:table-row>
        <table:table-row table:style-name="ro3">
          <table:table-cell table:style-name="ce1"/>
          <table:table-cell table:style-name="ce14"/>
          <table:table-cell table:number-columns-repeated="4" table:style-name="ce16"/>
          <table:table-cell table:number-columns-repeated="16378" table:style-name="ce1"/>
        </table:table-row>
        <table:table-row table:style-name="ro2">
          <table:table-cell office:value-type="string" table:style-name="ce2">
            <text:p>KEY</text:p>
          </table:table-cell>
          <table:table-cell table:number-columns-repeated="5" table:style-name="ce4"/>
          <table:table-cell table:number-columns-repeated="16378"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6" table:number-rows-spanned="1" table:style-name="ce22">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8">
          <table:table-cell office:value-type="string" table:number-columns-spanned="2" table:number-rows-spanned="1" table:style-name="ce21">
            <text:p>For re-use<text:s/></text:p>
          </table:table-cell>
          <table:covered-table-cell/>
          <table:table-cell office:value-type="string" table:number-columns-spanned="6" table:number-rows-spanned="1" table:style-name="ce23">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6">
          <table:table-cell office:value-type="string" table:number-columns-spanned="2" table:number-rows-spanned="1" table:style-name="ce21">
            <text:p>Sent to AATF/ ATF</text:p>
          </table:table-cell>
          <table:covered-table-cell/>
          <table:table-cell office:value-type="string" table:number-columns-spanned="6" table:number-rows-spanned="1" table:style-name="ce22">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4">
          <table:table-cell office:value-type="string" table:style-name="ce17">
            <text:p>NOTES</text:p>
          </table:table-cell>
          <table:table-cell table:style-name="ce18"/>
          <table:table-cell table:style-name="ce19"/>
          <table:table-cell table:number-columns-repeated="16381" table:style-name="ce1"/>
        </table:table-row>
        <table:table-row table:style-name="ro4">
          <table:table-cell office:value-type="string" table:number-columns-spanned="8" table:number-rows-spanned="1" table:style-name="ce147">
            <text:p>We have identified and validated an increase in B2B category 3 WEEE received from PCS</text:p>
          </table:table-cell>
          <table:covered-table-cell table:number-columns-repeated="7"/>
          <table:table-cell table:number-columns-repeated="16376"/>
        </table:table-row>
        <table:table-row table:style-name="ro4">
          <table:table-cell office:value-type="string" table:number-columns-spanned="8" table:number-rows-spanned="1" table:style-name="ce147">
            <text:p>We have identified and validated a decrease in B2C category 8 WEEE received from PCS</text:p>
          </table:table-cell>
          <table:covered-table-cell table:number-columns-repeated="7"/>
          <table:table-cell table:number-columns-repeated="16376"/>
        </table:table-row>
        <table:table-row table:style-name="ro4">
          <table:table-cell office:value-type="string" table:number-columns-spanned="8" table:number-rows-spanned="1" table:style-name="ce147">
            <text:p>We have identified and validated a decrease in B2C category 2 WEEE reused as whole appliances</text:p>
          </table:table-cell>
          <table:covered-table-cell table:number-columns-repeated="7"/>
          <table:table-cell table:number-columns-repeated="16376"/>
        </table:table-row>
        <table:table-row table:style-name="ro4">
          <table:table-cell office:value-type="string" table:number-columns-spanned="8" table:number-rows-spanned="1" table:style-name="ce147">
            <text:p>We have identified and are investigating an increase in B2B category 3 WEEE reused as whole appliances</text:p>
          </table:table-cell>
          <table:covered-table-cell table:number-columns-repeated="7"/>
          <table:table-cell table:number-columns-repeated="16376"/>
        </table:table-row>
        <table:table-row table:style-name="ro4">
          <table:table-cell office:value-type="string" table:number-columns-spanned="8" table:number-rows-spanned="1" table:style-name="ce147">
            <text:p>We have identified and validated an increase in B2C category 1 WEEE sent to another AATF/AFT</text:p>
          </table:table-cell>
          <table:covered-table-cell table:number-columns-repeated="7"/>
          <table:table-cell table:number-columns-repeated="16376"/>
        </table:table-row>
        <table:table-row table:style-name="ro4">
          <table:table-cell table:number-columns-spanned="8" table:number-rows-spanned="1" table:style-name="ce147"/>
          <table:covered-table-cell table:number-columns-repeated="7"/>
          <table:table-cell table:number-columns-repeated="16376" table:style-name="ce4"/>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3">
            <text:p>© Environment Agency copyright and database right 2023. All rights reserved.<text:s text:c="2"/></text:p>
          </table:table-cell>
          <table:table-cell table:number-columns-repeated="4" table:style-name="ce4"/>
          <table:table-cell table:number-columns-repeated="16379" table:style-name="ce1"/>
        </table:table-row>
        <table:table-row table:number-rows-repeated="13"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4">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048384" table:style-name="ro3">
          <table:table-cell table:number-columns-repeated="16384"/>
        </table:table-row>
        <table:named-expressions>
          <table:named-range table:name="Print_Area" table:cell-range-address="2023_Quarter_1_.$A$1:2023_Quarter_1_.$H$57" table:base-cell-address="2023_Quarter_1_.$A$1"/>
        </table:named-expressions>
      </table:table>
      <table:table table:name="2022_Quarters_1-4" table:style-name="ta2">
        <table:table-column table:style-name="co6" table:default-cell-style-name="ce25"/>
        <table:table-column table:style-name="co7" table:default-cell-style-name="ce25"/>
        <table:table-column table:style-name="co4" table:number-columns-repeated="3" table:default-cell-style-name="ce25"/>
        <table:table-column table:style-name="co6" table:default-cell-style-name="ce25"/>
        <table:table-column table:style-name="co8" table:number-columns-repeated="2" table:default-cell-style-name="ce25"/>
        <table:table-column table:style-name="co6" table:number-columns-repeated="16376" table:default-cell-style-name="ce25"/>
        <table:table-row table:style-name="ro1">
          <table:table-cell table:style-name="ce25">
            <draw:frame draw:z-index="1" draw:id="id1" draw:style-name="a1" draw:name="Picture 2" svg:x="0in" svg:y="0.02986in" svg:width="2.72014in" svg:height="0.76181in" style:rel-width="scale" style:rel-height="scale">
              <draw:image xlink:href="media/image1.emf" xlink:type="simple" xlink:show="embed" xlink:actuate="onLoad"/>
              <svg:title/>
              <svg:desc>Environment Agency logo</svg:desc>
            </draw:frame>
          </table:table-cell>
          <table:table-cell table:number-columns-repeated="16383"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anuary to March 2022</text:p>
          </table:table-cell>
          <table:table-cell table:number-columns-repeated="16383" table:style-name="ce25"/>
        </table:table-row>
        <table:table-row table:style-name="ro2">
          <table:table-cell office:value-type="string" table:style-name="ce26">
            <text:p>Report run on: 28/03/2023</text:p>
          </table:table-cell>
          <table:table-cell table:style-name="ce25"/>
          <table:table-cell table:style-name="ce27"/>
          <table:table-cell table:number-columns-repeated="16381" table:style-name="ce25"/>
        </table:table-row>
        <table:table-row table:style-name="ro3">
          <table:table-cell table:number-columns-repeated="16384"/>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5528.296000000002" table:style-name="ce32">
            <text:p>45,528.296</text:p>
          </table:table-cell>
          <table:table-cell office:value-type="float" office:value="1453.9259999999999" table:style-name="ce32">
            <text:p>1,453.926</text:p>
          </table:table-cell>
          <table:table-cell office:value-type="float" office:value="2329.1579999999999" table:style-name="ce32">
            <text:p>2,329.158</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356.1730000000007" table:style-name="ce32">
            <text:p>8,356.173</text:p>
          </table:table-cell>
          <table:table-cell office:value-type="float" office:value="115.095" table:style-name="ce32">
            <text:p>115.095</text:p>
          </table:table-cell>
          <table:table-cell office:value-type="float" office:value="263.52600000000001" table:style-name="ce32">
            <text:p>263.526</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9277.393" table:style-name="ce32">
            <text:p>9,277.393</text:p>
          </table:table-cell>
          <table:table-cell office:value-type="float" office:value="667.09299999999996" table:style-name="ce32">
            <text:p>667.093</text:p>
          </table:table-cell>
          <table:table-cell office:value-type="float" office:value="248.78700000000001" table:style-name="ce32">
            <text:p>248.787</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231.4549999999999" table:style-name="ce32">
            <text:p>5,231.455</text:p>
          </table:table-cell>
          <table:table-cell office:value-type="float" office:value="49.42" table:style-name="ce32">
            <text:p>49.420</text:p>
          </table:table-cell>
          <table:table-cell office:value-type="float" office:value="635.56500000000005" table:style-name="ce32">
            <text:p>635.565</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299.518" table:style-name="ce32">
            <text:p>1,299.518</text:p>
          </table:table-cell>
          <table:table-cell office:value-type="float" office:value="0.63200000000000001" table:style-name="ce32">
            <text:p>0.632</text:p>
          </table:table-cell>
          <table:table-cell office:value-type="float" office:value="35.835000000000001" table:style-name="ce32">
            <text:p>35.835</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5652.76" table:style-name="ce32">
            <text:p>5,652.760</text:p>
          </table:table-cell>
          <table:table-cell office:value-type="float" office:value="4.9329999999999998" table:style-name="ce32">
            <text:p>4.933</text:p>
          </table:table-cell>
          <table:table-cell office:value-type="float" office:value="197.46799999999999" table:style-name="ce32">
            <text:p>197.468</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146.0519999999999" table:style-name="ce32">
            <text:p>1,146.052</text:p>
          </table:table-cell>
          <table:table-cell office:value-type="float" office:value="1.101" table:style-name="ce32">
            <text:p>1.101</text:p>
          </table:table-cell>
          <table:table-cell office:value-type="float" office:value="39.014000000000003" table:style-name="ce32">
            <text:p>39.014</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2090000000000001" table:style-name="ce32">
            <text:p>1.209</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68.61200000000002" table:style-name="ce32">
            <text:p>268.612</text:p>
          </table:table-cell>
          <table:table-cell office:value-type="float" office:value="2E-3" table:style-name="ce32">
            <text:p>0.002</text:p>
          </table:table-cell>
          <table:table-cell office:value-type="float" office:value="6.95" table:style-name="ce32">
            <text:p>6.950</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0419.165999999999" table:style-name="ce32">
            <text:p>10,419.166</text:p>
          </table:table-cell>
          <table:table-cell office:value-type="float" office:value="445.46499999999997" table:style-name="ce32">
            <text:p>445.465</text:p>
          </table:table-cell>
          <table:table-cell office:value-type="float" office:value="2146.1379999999999" table:style-name="ce32">
            <text:p>2,146.138</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1679.704000000002" table:style-name="ce32">
            <text:p>31,679.704</text:p>
          </table:table-cell>
          <table:table-cell office:value-type="float" office:value="524.81899999999996" table:style-name="ce32">
            <text:p>524.819</text:p>
          </table:table-cell>
          <table:table-cell office:value-type="float" office:value="1851.6890000000001" table:style-name="ce32">
            <text:p>1,851.689</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49.8699999999999" table:style-name="ce32">
            <text:p>1,049.870</text:p>
          </table:table-cell>
          <table:table-cell office:value-type="float" office:value="0" table:style-name="ce32">
            <text:p>0.000</text:p>
          </table:table-cell>
          <table:table-cell office:value-type="float" office:value="6.415" table:style-name="ce32">
            <text:p>6.415</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50.651000000000003" table:style-name="ce32">
            <text:p>50.651</text:p>
          </table:table-cell>
          <table:table-cell office:value-type="float" office:value="0" table:style-name="ce32">
            <text:p>0.000</text:p>
          </table:table-cell>
          <table:table-cell office:value-type="float" office:value="1.506" table:style-name="ce32">
            <text:p>1.506</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19960.85899999998" table:style-name="ce34">
            <text:p>119,960.859</text:p>
          </table:table-cell>
          <table:table-cell office:value-type="float" office:value="3262.4860000000003" table:style-name="ce34">
            <text:p>3,262.486</text:p>
          </table:table-cell>
          <table:table-cell office:value-type="float" office:value="7762.0509999999995" table:style-name="ce34">
            <text:p>7,762.051</text:p>
          </table:table-cell>
          <table:table-cell table:number-columns-repeated="3" table:style-name="ce33"/>
          <table:table-cell table:number-columns-repeated="16376"/>
        </table:table-row>
        <table:table-row table:style-name="ro3">
          <table:table-cell table:number-columns-repeated="6" table:style-name="ce25"/>
          <table:table-cell table:style-name="ce33"/>
          <table:table-cell table:number-columns-repeated="16377" table:style-name="ce2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16.806" table:style-name="ce32">
            <text:p>116.80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4.476" table:style-name="ce32">
            <text:p>4.47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212.34399999999999" table:style-name="ce32">
            <text:p>212.344</text:p>
          </table:table-cell>
          <table:table-cell office:value-type="float" office:value="1.9510000000000001" table:style-name="ce32">
            <text:p>1.951</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3.52" table:style-name="ce32">
            <text:p>3.52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703.08600000000001" table:style-name="ce32">
            <text:p>703.086</text:p>
          </table:table-cell>
          <table:table-cell office:value-type="float" office:value="0" table:style-name="ce32">
            <text:p>0.000</text:p>
          </table:table-cell>
          <table:table-cell office:value-type="float" office:value="4.66" table:style-name="ce32">
            <text:p>4.66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39.712000000000003" table:style-name="ce32">
            <text:p>39.712</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64800000000000002" table:style-name="ce32">
            <text:p>0.648</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50.899000000000001" table:style-name="ce32">
            <text:p>50.899</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4.843999999999999" table:style-name="ce32">
            <text:p>14.844</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8.545999999999999" table:style-name="ce32">
            <text:p>38.54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3.62" table:style-name="ce32">
            <text:p>3.62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737.03399999999999" table:style-name="ce32">
            <text:p>737.034</text:p>
          </table:table-cell>
          <table:table-cell office:value-type="float" office:value="3.145" table:style-name="ce32">
            <text:p>3.145</text:p>
          </table:table-cell>
          <table:table-cell office:value-type="float" office:value="9.1519999999999992" table:style-name="ce32">
            <text:p>9.152</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22" table:style-name="ce32">
            <text:p>0.22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925.7549999999999" table:style-name="ce34">
            <text:p>1,925.755</text:p>
          </table:table-cell>
          <table:table-cell office:value-type="float" office:value="5.0960000000000001" table:style-name="ce34">
            <text:p>5.096</text:p>
          </table:table-cell>
          <table:table-cell office:value-type="float" office:value="13.811999999999999" table:style-name="ce34">
            <text:p>13.812</text:p>
          </table:table-cell>
          <table:table-cell table:number-columns-repeated="3" table:style-name="ce33"/>
          <table:table-cell table:number-columns-repeated="16376"/>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April to June 2022</text:p>
          </table:table-cell>
          <table:table-cell table:number-columns-repeated="16383" table:style-name="ce25"/>
        </table:table-row>
        <table:table-row table:style-name="ro2">
          <table:table-cell office:value-type="string" table:style-name="ce26">
            <text:p>Report run on: 28/03/2023</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39411.072" table:style-name="ce32">
            <text:p>39,411.072</text:p>
          </table:table-cell>
          <table:table-cell office:value-type="float" office:value="1252.3889999999999" table:style-name="ce32">
            <text:p>1,252.389</text:p>
          </table:table-cell>
          <table:table-cell office:value-type="float" office:value="2160.2249999999999" table:style-name="ce32">
            <text:p>2,160.225</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641.3770000000004" table:style-name="ce32">
            <text:p>8,641.377</text:p>
          </table:table-cell>
          <table:table-cell office:value-type="float" office:value="96.897000000000006" table:style-name="ce32">
            <text:p>96.897</text:p>
          </table:table-cell>
          <table:table-cell office:value-type="float" office:value="283.38299999999998" table:style-name="ce32">
            <text:p>283.383</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9761.8019999999997" table:style-name="ce32">
            <text:p>9,761.802</text:p>
          </table:table-cell>
          <table:table-cell office:value-type="float" office:value="689.09799999999996" table:style-name="ce32">
            <text:p>689.098</text:p>
          </table:table-cell>
          <table:table-cell office:value-type="float" office:value="289.76" table:style-name="ce32">
            <text:p>289.760</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490.598" table:style-name="ce32">
            <text:p>5,490.598</text:p>
          </table:table-cell>
          <table:table-cell office:value-type="float" office:value="44.506999999999998" table:style-name="ce32">
            <text:p>44.507</text:p>
          </table:table-cell>
          <table:table-cell office:value-type="float" office:value="723.654" table:style-name="ce32">
            <text:p>723.654</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388.269" table:style-name="ce32">
            <text:p>1,388.269</text:p>
          </table:table-cell>
          <table:table-cell office:value-type="float" office:value="0.26200000000000001" table:style-name="ce32">
            <text:p>0.262</text:p>
          </table:table-cell>
          <table:table-cell office:value-type="float" office:value="43.37" table:style-name="ce32">
            <text:p>43.37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6135.7420000000002" table:style-name="ce32">
            <text:p>6,135.742</text:p>
          </table:table-cell>
          <table:table-cell office:value-type="float" office:value="3.524" table:style-name="ce32">
            <text:p>3.524</text:p>
          </table:table-cell>
          <table:table-cell office:value-type="float" office:value="204.29300000000001" table:style-name="ce32">
            <text:p>204.293</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236.347" table:style-name="ce32">
            <text:p>1,236.347</text:p>
          </table:table-cell>
          <table:table-cell office:value-type="float" office:value="0.47399999999999998" table:style-name="ce32">
            <text:p>0.474</text:p>
          </table:table-cell>
          <table:table-cell office:value-type="float" office:value="40.537999999999997" table:style-name="ce32">
            <text:p>40.538</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2.3959999999999999" table:style-name="ce32">
            <text:p>2.39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91.596" table:style-name="ce32">
            <text:p>291.596</text:p>
          </table:table-cell>
          <table:table-cell office:value-type="float" office:value="2E-3" table:style-name="ce32">
            <text:p>0.002</text:p>
          </table:table-cell>
          <table:table-cell office:value-type="float" office:value="11.054" table:style-name="ce32">
            <text:p>11.054</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9939.2070000000003" table:style-name="ce32">
            <text:p>9,939.207</text:p>
          </table:table-cell>
          <table:table-cell office:value-type="float" office:value="379.31400000000002" table:style-name="ce32">
            <text:p>379.314</text:p>
          </table:table-cell>
          <table:table-cell office:value-type="float" office:value="2098.3670000000002" table:style-name="ce32">
            <text:p>2,098.367</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2999.879999999997" table:style-name="ce32">
            <text:p>32,999.880</text:p>
          </table:table-cell>
          <table:table-cell office:value-type="float" office:value="512.5" table:style-name="ce32">
            <text:p>512.500</text:p>
          </table:table-cell>
          <table:table-cell office:value-type="float" office:value="1568.4780000000001" table:style-name="ce32">
            <text:p>1,568.478</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71.0840000000001" table:style-name="ce32">
            <text:p>1,071.084</text:p>
          </table:table-cell>
          <table:table-cell office:value-type="float" office:value="0" table:style-name="ce32">
            <text:p>0.000</text:p>
          </table:table-cell>
          <table:table-cell office:value-type="float" office:value="10.54" table:style-name="ce32">
            <text:p>10.54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42.834" table:style-name="ce32">
            <text:p>142.834</text:p>
          </table:table-cell>
          <table:table-cell office:value-type="float" office:value="0" table:style-name="ce32">
            <text:p>0.000</text:p>
          </table:table-cell>
          <table:table-cell office:value-type="float" office:value="1.82" table:style-name="ce32">
            <text:p>1.82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16512.204" table:style-name="ce34">
            <text:p>116,512.204</text:p>
          </table:table-cell>
          <table:table-cell office:value-type="float" office:value="2978.9669999999996" table:style-name="ce34">
            <text:p>2,978.967</text:p>
          </table:table-cell>
          <table:table-cell office:value-type="float" office:value="7435.482" table:style-name="ce34">
            <text:p>7,435.482</text:p>
          </table:table-cell>
          <table:table-cell table:number-columns-repeated="3"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241.00700000000001" table:style-name="ce32">
            <text:p>241.007</text:p>
          </table:table-cell>
          <table:table-cell office:value-type="float" office:value="0" table:style-name="ce32">
            <text:p>0.000</text:p>
          </table:table-cell>
          <table:table-cell office:value-type="float" office:value="57.36" table:style-name="ce32">
            <text:p>57.36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0.219" table:style-name="ce32">
            <text:p>0.219</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207.42500000000001" table:style-name="ce32">
            <text:p>207.425</text:p>
          </table:table-cell>
          <table:table-cell office:value-type="float" office:value="4.0309999999999997" table:style-name="ce32">
            <text:p>4.031</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2410000000000001" table:style-name="ce32">
            <text:p>1.24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49.10900000000004" table:style-name="ce32">
            <text:p>649.109</text:p>
          </table:table-cell>
          <table:table-cell office:value-type="float" office:value="0" table:style-name="ce32">
            <text:p>0.000</text:p>
          </table:table-cell>
          <table:table-cell office:value-type="float" office:value="3.26" table:style-name="ce32">
            <text:p>3.260</text:p>
          </table:table-cell>
          <table:table-cell table:number-columns-repeated="2" table:style-name="ce33"/>
          <table:table-cell table:number-columns-repeated="16377"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36.173999999999999" table:style-name="ce32">
            <text:p>36.174</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3.5000000000000003E-2" table:style-name="ce32">
            <text:p>0.035</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33.731000000000002" table:style-name="ce32">
            <text:p>33.73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9.236000000000001" table:style-name="ce32">
            <text:p>19.236</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3.135999999999999" table:style-name="ce32">
            <text:p>13.136</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827" table:style-name="ce32">
            <text:p>1.82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615.44399999999996" table:style-name="ce32">
            <text:p>615.444</text:p>
          </table:table-cell>
          <table:table-cell office:value-type="float" office:value="5.625" table:style-name="ce32">
            <text:p>5.625</text:p>
          </table:table-cell>
          <table:table-cell office:value-type="float" office:value="3.9750000000000001" table:style-name="ce32">
            <text:p>3.975</text:p>
          </table:table-cell>
          <table:table-cell table:number-columns-repeated="2" table:style-name="ce33"/>
          <table:table-cell table:number-columns-repeated="16377"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17100000000000001" table:style-name="ce32">
            <text:p>0.17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2E-3" table:style-name="ce32">
            <text:p>0.00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table:style-name="ce28"/>
          <table:table-cell office:value-type="string" table:style-name="ce29">
            <text:p>Totals</text:p>
          </table:table-cell>
          <table:table-cell office:value-type="float" office:value="1818.7570000000001" table:style-name="ce34">
            <text:p>1,818.757</text:p>
          </table:table-cell>
          <table:table-cell office:value-type="float" office:value="9.6559999999999988" table:style-name="ce34">
            <text:p>9.656</text:p>
          </table:table-cell>
          <table:table-cell office:value-type="float" office:value="64.594999999999999" table:style-name="ce34">
            <text:p>64.595</text:p>
          </table:table-cell>
          <table:table-cell table:number-columns-repeated="2" table:style-name="ce33"/>
          <table:table-cell table:number-columns-repeated="16377" table:style-name="ce25"/>
        </table:table-row>
        <table:table-row table:style-name="ro3">
          <table:table-cell table:style-name="ce25"/>
          <table:table-cell table:style-name="ce35"/>
          <table:table-cell table:number-columns-repeated="3" table:style-name="ce37"/>
          <table:table-cell table:number-columns-repeated="2" table:style-name="ce33"/>
          <table:table-cell table:number-columns-repeated="16377"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uly to September 2022</text:p>
          </table:table-cell>
          <table:table-cell table:number-columns-repeated="16383" table:style-name="ce25"/>
        </table:table-row>
        <table:table-row table:style-name="ro2">
          <table:table-cell office:value-type="string" table:style-name="ce26">
            <text:p>Report run on: 28/03/2023</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38588.629999999997" table:style-name="ce32">
            <text:p>38,588.630</text:p>
          </table:table-cell>
          <table:table-cell office:value-type="float" office:value="1300.6790000000001" table:style-name="ce32">
            <text:p>1,300.679</text:p>
          </table:table-cell>
          <table:table-cell office:value-type="float" office:value="1853.98" table:style-name="ce32">
            <text:p>1,853.980</text:p>
          </table:table-cell>
          <table:table-cell table:number-columns-repeated="3" table:style-name="ce33"/>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515.5349999999999" table:style-name="ce32">
            <text:p>8,515.535</text:p>
          </table:table-cell>
          <table:table-cell office:value-type="float" office:value="102.378" table:style-name="ce32">
            <text:p>102.378</text:p>
          </table:table-cell>
          <table:table-cell office:value-type="float" office:value="259.596" table:style-name="ce32">
            <text:p>259.596</text:p>
          </table:table-cell>
          <table:table-cell table:number-columns-repeated="4"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9619.1820000000007" table:style-name="ce32">
            <text:p>9,619.182</text:p>
          </table:table-cell>
          <table:table-cell office:value-type="float" office:value="596.63599999999997" table:style-name="ce32">
            <text:p>596.636</text:p>
          </table:table-cell>
          <table:table-cell office:value-type="float" office:value="253.86199999999999" table:style-name="ce32">
            <text:p>253.862</text:p>
          </table:table-cell>
          <table:table-cell table:number-columns-repeated="4"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199.0640000000003" table:style-name="ce32">
            <text:p>5,199.064</text:p>
          </table:table-cell>
          <table:table-cell office:value-type="float" office:value="41.908999999999999" table:style-name="ce32">
            <text:p>41.909</text:p>
          </table:table-cell>
          <table:table-cell office:value-type="float" office:value="518.89200000000005" table:style-name="ce32">
            <text:p>518.892</text:p>
          </table:table-cell>
          <table:table-cell table:number-columns-repeated="4"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335.1030000000001" table:style-name="ce32">
            <text:p>1,335.103</text:p>
          </table:table-cell>
          <table:table-cell office:value-type="float" office:value="0.55000000000000004" table:style-name="ce32">
            <text:p>0.550</text:p>
          </table:table-cell>
          <table:table-cell office:value-type="float" office:value="40.578000000000003" table:style-name="ce32">
            <text:p>40.578</text:p>
          </table:table-cell>
          <table:table-cell table:number-columns-repeated="4"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6043.2740000000003" table:style-name="ce32">
            <text:p>6,043.274</text:p>
          </table:table-cell>
          <table:table-cell office:value-type="float" office:value="2.8879999999999999" table:style-name="ce32">
            <text:p>2.888</text:p>
          </table:table-cell>
          <table:table-cell office:value-type="float" office:value="189.72900000000001" table:style-name="ce32">
            <text:p>189.729</text:p>
          </table:table-cell>
          <table:table-cell table:number-columns-repeated="4"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228.7370000000001" table:style-name="ce32">
            <text:p>1,228.737</text:p>
          </table:table-cell>
          <table:table-cell office:value-type="float" office:value="1.85" table:style-name="ce32">
            <text:p>1.850</text:p>
          </table:table-cell>
          <table:table-cell office:value-type="float" office:value="37.887" table:style-name="ce32">
            <text:p>37.887</text:p>
          </table:table-cell>
          <table:table-cell table:number-columns-repeated="4"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42" table:style-name="ce32">
            <text:p>1.420</text:p>
          </table:table-cell>
          <table:table-cell office:value-type="float" office:value="0" table:style-name="ce32">
            <text:p>0.000</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70.53800000000001" table:style-name="ce32">
            <text:p>270.538</text:p>
          </table:table-cell>
          <table:table-cell office:value-type="float" office:value="0" table:style-name="ce32">
            <text:p>0.000</text:p>
          </table:table-cell>
          <table:table-cell office:value-type="float" office:value="11.169" table:style-name="ce32">
            <text:p>11.169</text:p>
          </table:table-cell>
          <table:table-cell table:number-columns-repeated="4"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38800000000000001" table:style-name="ce32">
            <text:p>0.388</text:p>
          </table:table-cell>
          <table:table-cell office:value-type="float" office:value="0" table:style-name="ce32">
            <text:p>0.000</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0258.826999999999" table:style-name="ce32">
            <text:p>10,258.827</text:p>
          </table:table-cell>
          <table:table-cell office:value-type="float" office:value="351.142" table:style-name="ce32">
            <text:p>351.142</text:p>
          </table:table-cell>
          <table:table-cell office:value-type="float" office:value="1796.903" table:style-name="ce32">
            <text:p>1,796.903</text:p>
          </table:table-cell>
          <table:table-cell table:number-columns-repeated="4"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7001.817000000003" table:style-name="ce32">
            <text:p>37,001.817</text:p>
          </table:table-cell>
          <table:table-cell office:value-type="float" office:value="644.721" table:style-name="ce32">
            <text:p>644.721</text:p>
          </table:table-cell>
          <table:table-cell office:value-type="float" office:value="2303.9830000000002" table:style-name="ce32">
            <text:p>2,303.983</text:p>
          </table:table-cell>
          <table:table-cell table:number-columns-repeated="4"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24.9590000000001" table:style-name="ce32">
            <text:p>1,024.959</text:p>
          </table:table-cell>
          <table:table-cell office:value-type="float" office:value="0" table:style-name="ce32">
            <text:p>0.000</text:p>
          </table:table-cell>
          <table:table-cell office:value-type="float" office:value="5.26" table:style-name="ce32">
            <text:p>5.260</text:p>
          </table:table-cell>
          <table:table-cell table:number-columns-repeated="4"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57.38" table:style-name="ce32">
            <text:p>57.380</text:p>
          </table:table-cell>
          <table:table-cell office:value-type="float" office:value="0" table:style-name="ce32">
            <text:p>0.000</text:p>
          </table:table-cell>
          <table:table-cell office:value-type="float" office:value="1.681" table:style-name="ce32">
            <text:p>1.681</text:p>
          </table:table-cell>
          <table:table-cell table:number-columns-repeated="4"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119144.85400000002" table:style-name="ce34">
            <text:p>119,144.854</text:p>
          </table:table-cell>
          <table:table-cell office:value-type="float" office:value="3042.7529999999997" table:style-name="ce34">
            <text:p>3,042.753</text:p>
          </table:table-cell>
          <table:table-cell office:value-type="float" office:value="7273.5199999999995" table:style-name="ce34">
            <text:p>7,273.520</text:p>
          </table:table-cell>
          <table:table-cell table:number-columns-repeated="4" table:style-name="ce33"/>
          <table:table-cell table:number-columns-repeated="16375"/>
        </table:table-row>
        <table:table-row table:style-name="ro3">
          <table:table-cell table:number-columns-repeated="8" table:style-name="ce25"/>
          <table:table-cell table:style-name="ce33"/>
          <table:table-cell table:number-columns-repeated="1637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10.565" table:style-name="ce32">
            <text:p>110.565</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0.96399999999999997" table:style-name="ce32">
            <text:p>0.964</text:p>
          </table:table-cell>
          <table:table-cell office:value-type="float" office:value="0" table:style-name="ce32">
            <text:p>0.000</text:p>
          </table:table-cell>
          <table:table-cell office:value-type="float" office:value="1.847" table:style-name="ce32">
            <text:p>1.847</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99.922" table:style-name="ce32">
            <text:p>199.922</text:p>
          </table:table-cell>
          <table:table-cell office:value-type="float" office:value="3.593" table:style-name="ce32">
            <text:p>3.593</text:p>
          </table:table-cell>
          <table:table-cell office:value-type="float" office:value="1.3520000000000001" table:style-name="ce32">
            <text:p>1.352</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0.55400000000000005" table:style-name="ce32">
            <text:p>0.554</text:p>
          </table:table-cell>
          <table:table-cell office:value-type="float" office:value="0" table:style-name="ce32">
            <text:p>0.000</text:p>
          </table:table-cell>
          <table:table-cell office:value-type="float" office:value="0.96699999999999997" table:style-name="ce32">
            <text:p>0.967</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80.05499999999995" table:style-name="ce32">
            <text:p>680.055</text:p>
          </table:table-cell>
          <table:table-cell office:value-type="float" office:value="0" table:style-name="ce32">
            <text:p>0.000</text:p>
          </table:table-cell>
          <table:table-cell office:value-type="float" office:value="5.5069999999999997" table:style-name="ce32">
            <text:p>5.507</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37.456000000000003" table:style-name="ce32">
            <text:p>37.456</text:p>
          </table:table-cell>
          <table:table-cell office:value-type="float" office:value="0" table:style-name="ce32">
            <text:p>0.000</text:p>
          </table:table-cell>
          <table:table-cell office:value-type="float" office:value="1.2230000000000001" table:style-name="ce32">
            <text:p>1.223</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4.9000000000000002E-2" table:style-name="ce32">
            <text:p>0.049</text:p>
          </table:table-cell>
          <table:table-cell office:value-type="float" office:value="0" table:style-name="ce32">
            <text:p>0.000</text:p>
          </table:table-cell>
          <table:table-cell office:value-type="float" office:value="0.217" table:style-name="ce32">
            <text:p>0.217</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30.673999999999999" table:style-name="ce32">
            <text:p>30.674</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9.780999999999999" table:style-name="ce32">
            <text:p>19.781</text:p>
          </table:table-cell>
          <table:table-cell office:value-type="float" office:value="0" table:style-name="ce32">
            <text:p>0.000</text:p>
          </table:table-cell>
          <table:table-cell office:value-type="float" office:value="4.8000000000000001E-2" table:style-name="ce32">
            <text:p>0.048</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9.697000000000003" table:style-name="ce32">
            <text:p>39.69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3.661" table:style-name="ce32">
            <text:p>13.66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835.94799999999998" table:style-name="ce32">
            <text:p>835.948</text:p>
          </table:table-cell>
          <table:table-cell office:value-type="float" office:value="5.14" table:style-name="ce32">
            <text:p>5.140</text:p>
          </table:table-cell>
          <table:table-cell office:value-type="float" office:value="0.1" table:style-name="ce32">
            <text:p>0.1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6E-2" table:style-name="ce32">
            <text:p>0.016</text:p>
          </table:table-cell>
          <table:table-cell office:value-type="float" office:value="0" table:style-name="ce32">
            <text:p>0.000</text:p>
          </table:table-cell>
          <table:table-cell office:value-type="float" office:value="8.9999999999999993E-3" table:style-name="ce32">
            <text:p>0.009</text:p>
          </table:table-cell>
          <table:table-cell table:number-columns-repeated="2" table:style-name="ce33"/>
          <table:table-cell table:style-name="ce25"/>
          <table:table-cell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1969.3419999999996" table:style-name="ce34">
            <text:p>1,969.342</text:p>
          </table:table-cell>
          <table:table-cell office:value-type="float" office:value="8.7330000000000005" table:style-name="ce34">
            <text:p>8.733</text:p>
          </table:table-cell>
          <table:table-cell office:value-type="float" office:value="11.27" table:style-name="ce34">
            <text:p>11.270</text:p>
          </table:table-cell>
          <table:table-cell table:number-columns-repeated="2" table:style-name="ce33"/>
          <table:table-cell table:style-name="ce25"/>
          <table:table-cell table:style-name="ce33"/>
          <table:table-cell table:number-columns-repeated="16375"/>
        </table:table-row>
        <table:table-row table:style-name="ro3">
          <table:table-cell table:style-name="ce25"/>
          <table:table-cell table:style-name="ce35"/>
          <table:table-cell table:number-columns-repeated="3" table:style-name="ce37"/>
          <table:table-cell table:number-columns-repeated="3" table:style-name="ce25"/>
          <table:table-cell table:style-name="ce33"/>
          <table:table-cell table:number-columns-repeated="1637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October to December 2022</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8/03/2023</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0784.150999999998" table:style-name="ce32">
            <text:p>40,784.151</text:p>
          </table:table-cell>
          <table:table-cell office:value-type="float" office:value="1241.251" table:style-name="ce32">
            <text:p>1,241.251</text:p>
          </table:table-cell>
          <table:table-cell office:value-type="float" office:value="1953.0409999999999" table:style-name="ce32">
            <text:p>1,953.041</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7237.9319999999998" table:style-name="ce32">
            <text:p>7,237.932</text:p>
          </table:table-cell>
          <table:table-cell office:value-type="float" office:value="78.781000000000006" table:style-name="ce32">
            <text:p>78.781</text:p>
          </table:table-cell>
          <table:table-cell office:value-type="float" office:value="501.45800000000003" table:style-name="ce32">
            <text:p>501.458</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8397.3760000000002" table:style-name="ce32">
            <text:p>8,397.376</text:p>
          </table:table-cell>
          <table:table-cell office:value-type="float" office:value="595.75" table:style-name="ce32">
            <text:p>595.750</text:p>
          </table:table-cell>
          <table:table-cell office:value-type="float" office:value="169.51900000000001" table:style-name="ce32">
            <text:p>169.519</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4519.58" table:style-name="ce32">
            <text:p>4,519.580</text:p>
          </table:table-cell>
          <table:table-cell office:value-type="float" office:value="34.993000000000002" table:style-name="ce32">
            <text:p>34.993</text:p>
          </table:table-cell>
          <table:table-cell office:value-type="float" office:value="471.71" table:style-name="ce32">
            <text:p>471.710</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108.5650000000001" table:style-name="ce32">
            <text:p>1,108.565</text:p>
          </table:table-cell>
          <table:table-cell office:value-type="float" office:value="0.223" table:style-name="ce32">
            <text:p>0.223</text:p>
          </table:table-cell>
          <table:table-cell office:value-type="float" office:value="23.474" table:style-name="ce32">
            <text:p>23.474</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5116.92" table:style-name="ce32">
            <text:p>5,116.920</text:p>
          </table:table-cell>
          <table:table-cell office:value-type="float" office:value="1.768" table:style-name="ce32">
            <text:p>1.768</text:p>
          </table:table-cell>
          <table:table-cell office:value-type="float" office:value="108.806" table:style-name="ce32">
            <text:p>108.806</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008.978" table:style-name="ce32">
            <text:p>1,008.978</text:p>
          </table:table-cell>
          <table:table-cell office:value-type="float" office:value="0.28199999999999997" table:style-name="ce32">
            <text:p>0.282</text:p>
          </table:table-cell>
          <table:table-cell office:value-type="float" office:value="21.587" table:style-name="ce32">
            <text:p>21.587</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5.7560000000000002" table:style-name="ce32">
            <text:p>5.756</text:p>
          </table:table-cell>
          <table:table-cell office:value-type="float" office:value="0" table:style-name="ce32">
            <text:p>0.000</text:p>
          </table:table-cell>
          <table:table-cell office:value-type="float" office:value="3.0000000000000001E-3" table:style-name="ce32">
            <text:p>0.003</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47.25200000000001" table:style-name="ce32">
            <text:p>247.252</text:p>
          </table:table-cell>
          <table:table-cell office:value-type="float" office:value="1E-3" table:style-name="ce32">
            <text:p>0.001</text:p>
          </table:table-cell>
          <table:table-cell office:value-type="float" office:value="6.8860000000000001" table:style-name="ce32">
            <text:p>6.886</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26" table:style-name="ce32">
            <text:p>0.26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9551.3909999999996" table:style-name="ce32">
            <text:p>9,551.391</text:p>
          </table:table-cell>
          <table:table-cell office:value-type="float" office:value="320.81200000000001" table:style-name="ce32">
            <text:p>320.812</text:p>
          </table:table-cell>
          <table:table-cell office:value-type="float" office:value="1187.2470000000001" table:style-name="ce32">
            <text:p>1,187.247</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2423.521000000001" table:style-name="ce32">
            <text:p>32,423.521</text:p>
          </table:table-cell>
          <table:table-cell office:value-type="float" office:value="520.38800000000003" table:style-name="ce32">
            <text:p>520.388</text:p>
          </table:table-cell>
          <table:table-cell office:value-type="float" office:value="1960.645" table:style-name="ce32">
            <text:p>1,960.645</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905.67700000000002" table:style-name="ce32">
            <text:p>905.677</text:p>
          </table:table-cell>
          <table:table-cell office:value-type="float" office:value="0" table:style-name="ce32">
            <text:p>0.000</text:p>
          </table:table-cell>
          <table:table-cell office:value-type="float" office:value="2.9620000000000002" table:style-name="ce32">
            <text:p>2.962</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31.86799999999999" table:style-name="ce32">
            <text:p>131.868</text:p>
          </table:table-cell>
          <table:table-cell office:value-type="float" office:value="0" table:style-name="ce32">
            <text:p>0.000</text:p>
          </table:table-cell>
          <table:table-cell office:value-type="float" office:value="0.96899999999999997" table:style-name="ce32">
            <text:p>0.969</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11439.227" table:style-name="ce34">
            <text:p>111,439.227</text:p>
          </table:table-cell>
          <table:table-cell office:value-type="float" office:value="2794.2489999999998" table:style-name="ce34">
            <text:p>2,794.249</text:p>
          </table:table-cell>
          <table:table-cell office:value-type="float" office:value="6408.3070000000007" table:style-name="ce34">
            <text:p>6,408.307</text:p>
          </table:table-cell>
          <table:table-cell table:style-name="ce25"/>
          <table:table-cell table:number-columns-repeated="2"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08.19199999999999" table:style-name="ce32">
            <text:p>108.192</text:p>
          </table:table-cell>
          <table:table-cell office:value-type="float" office:value="0" table:style-name="ce32">
            <text:p>0.000</text:p>
          </table:table-cell>
          <table:table-cell office:value-type="float" office:value="1.234" table:style-name="ce32">
            <text:p>1.234</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2.431" table:style-name="ce32">
            <text:p>2.431</text:p>
          </table:table-cell>
          <table:table-cell office:value-type="float" office:value="0" table:style-name="ce32">
            <text:p>0.000</text:p>
          </table:table-cell>
          <table:table-cell office:value-type="float" office:value="1.631" table:style-name="ce32">
            <text:p>1.631</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39.02699999999999" table:style-name="ce32">
            <text:p>139.027</text:p>
          </table:table-cell>
          <table:table-cell office:value-type="float" office:value="7.2409999999999997" table:style-name="ce32">
            <text:p>7.241</text:p>
          </table:table-cell>
          <table:table-cell office:value-type="float" office:value="1.452" table:style-name="ce32">
            <text:p>1.452</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385" table:style-name="ce32">
            <text:p>1.385</text:p>
          </table:table-cell>
          <table:table-cell office:value-type="float" office:value="0" table:style-name="ce32">
            <text:p>0.000</text:p>
          </table:table-cell>
          <table:table-cell office:value-type="float" office:value="1.02" table:style-name="ce32">
            <text:p>1.020</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21.26199999999994" table:style-name="ce32">
            <text:p>621.262</text:p>
          </table:table-cell>
          <table:table-cell office:value-type="float" office:value="0" table:style-name="ce32">
            <text:p>0.000</text:p>
          </table:table-cell>
          <table:table-cell office:value-type="float" office:value="2.677" table:style-name="ce32">
            <text:p>2.677</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6550000000000002" table:style-name="ce32">
            <text:p>4.655</text:p>
          </table:table-cell>
          <table:table-cell office:value-type="float" office:value="0" table:style-name="ce32">
            <text:p>0.000</text:p>
          </table:table-cell>
          <table:table-cell office:value-type="float" office:value="1.3080000000000001" table:style-name="ce32">
            <text:p>1.308</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33600000000000002" table:style-name="ce32">
            <text:p>0.336</text:p>
          </table:table-cell>
          <table:table-cell office:value-type="float" office:value="0" table:style-name="ce32">
            <text:p>0.000</text:p>
          </table:table-cell>
          <table:table-cell office:value-type="float" office:value="0.25900000000000001" table:style-name="ce32">
            <text:p>0.259</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66.548000000000002" table:style-name="ce32">
            <text:p>66.548</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43.875999999999998" table:style-name="ce32">
            <text:p>43.876</text:p>
          </table:table-cell>
          <table:table-cell office:value-type="float" office:value="0" table:style-name="ce32">
            <text:p>0.000</text:p>
          </table:table-cell>
          <table:table-cell office:value-type="float" office:value="5.2999999999999999E-2" table:style-name="ce32">
            <text:p>0.053</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1.687000000000001" table:style-name="ce32">
            <text:p>31.687</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3160000000000001" table:style-name="ce32">
            <text:p>1.316</text:p>
          </table:table-cell>
          <table:table-cell office:value-type="float" office:value="0" table:style-name="ce32">
            <text:p>0.000</text:p>
          </table:table-cell>
          <table:table-cell office:value-type="float" office:value="7.0999999999999994E-2" table:style-name="ce32">
            <text:p>0.071</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963.99400000000003" table:style-name="ce32">
            <text:p>963.994</text:p>
          </table:table-cell>
          <table:table-cell office:value-type="float" office:value="1.865" table:style-name="ce32">
            <text:p>1.865</text:p>
          </table:table-cell>
          <table:table-cell office:value-type="float" office:value="105.739" table:style-name="ce32">
            <text:p>105.739</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4999999999999999E-2" table:style-name="ce32">
            <text:p>0.015</text:p>
          </table:table-cell>
          <table:table-cell office:value-type="float" office:value="0" table:style-name="ce32">
            <text:p>0.000</text:p>
          </table:table-cell>
          <table:table-cell office:value-type="float" office:value="1.2E-2" table:style-name="ce32">
            <text:p>0.012</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984.7239999999999" table:style-name="ce34">
            <text:p>1,984.724</text:p>
          </table:table-cell>
          <table:table-cell office:value-type="float" office:value="9.1059999999999999" table:style-name="ce34">
            <text:p>9.106</text:p>
          </table:table-cell>
          <table:table-cell office:value-type="float" office:value="115.456" table:style-name="ce34">
            <text:p>115.456</text:p>
          </table:table-cell>
          <table:table-cell table:style-name="ce25"/>
          <table:table-cell table:number-columns-repeated="2" table:style-name="ce33"/>
          <table:table-cell table:number-columns-repeated="16376"/>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January to December 2022</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8/03/2023</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64312.14899999998" table:style-name="ce32">
            <text:p>164,312.149</text:p>
          </table:table-cell>
          <table:table-cell office:value-type="float" office:value="5248.2449999999999" table:style-name="ce32">
            <text:p>5,248.245</text:p>
          </table:table-cell>
          <table:table-cell office:value-type="float" office:value="8296.4039999999986" table:style-name="ce32">
            <text:p>8,296.404</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32751.017000000003" table:style-name="ce32">
            <text:p>32,751.017</text:p>
          </table:table-cell>
          <table:table-cell office:value-type="float" office:value="393.15100000000001" table:style-name="ce32">
            <text:p>393.151</text:p>
          </table:table-cell>
          <table:table-cell office:value-type="float" office:value="1307.963" table:style-name="ce32">
            <text:p>1,307.963</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37055.752999999997" table:style-name="ce32">
            <text:p>37,055.753</text:p>
          </table:table-cell>
          <table:table-cell office:value-type="float" office:value="2548.5769999999998" table:style-name="ce32">
            <text:p>2,548.577</text:p>
          </table:table-cell>
          <table:table-cell office:value-type="float" office:value="961.928" table:style-name="ce32">
            <text:p>961.928</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20440.697" table:style-name="ce32">
            <text:p>20,440.697</text:p>
          </table:table-cell>
          <table:table-cell office:value-type="float" office:value="170.82899999999998" table:style-name="ce32">
            <text:p>170.829</text:p>
          </table:table-cell>
          <table:table-cell office:value-type="float" office:value="2349.8209999999999" table:style-name="ce32">
            <text:p>2,349.821</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5131.4549999999999" table:style-name="ce32">
            <text:p>5,131.455</text:p>
          </table:table-cell>
          <table:table-cell office:value-type="float" office:value="1.667" table:style-name="ce32">
            <text:p>1.667</text:p>
          </table:table-cell>
          <table:table-cell office:value-type="float" office:value="143.25700000000001" table:style-name="ce32">
            <text:p>143.257</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22948.696000000004" table:style-name="ce32">
            <text:p>22,948.696</text:p>
          </table:table-cell>
          <table:table-cell office:value-type="float" office:value="13.113000000000001" table:style-name="ce32">
            <text:p>13.113</text:p>
          </table:table-cell>
          <table:table-cell office:value-type="float" office:value="700.29600000000005" table:style-name="ce32">
            <text:p>700.296</text:p>
          </table:table-cell>
          <table:table-cell table:style-name="ce25"/>
          <table:table-cell table:style-name="ce148"/>
          <table:table-cell table:style-name="ce149"/>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4620.1139999999996" table:style-name="ce32">
            <text:p>4,620.114</text:p>
          </table:table-cell>
          <table:table-cell office:value-type="float" office:value="3.7069999999999999" table:style-name="ce32">
            <text:p>3.707</text:p>
          </table:table-cell>
          <table:table-cell office:value-type="float" office:value="139.02599999999998" table:style-name="ce32">
            <text:p>139.026</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0.781000000000001" table:style-name="ce32">
            <text:p>10.781</text:p>
          </table:table-cell>
          <table:table-cell office:value-type="float" office:value="0" table:style-name="ce32">
            <text:p>0.000</text:p>
          </table:table-cell>
          <table:table-cell office:value-type="float" office:value="3.0000000000000001E-3" table:style-name="ce32">
            <text:p>0.003</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077.998" table:style-name="ce32">
            <text:p>1,077.998</text:p>
          </table:table-cell>
          <table:table-cell office:value-type="float" office:value="5.0000000000000001E-3" table:style-name="ce32">
            <text:p>0.005</text:p>
          </table:table-cell>
          <table:table-cell office:value-type="float" office:value="36.059000000000005" table:style-name="ce32">
            <text:p>36.059</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64800000000000002" table:style-name="ce32">
            <text:p>0.648</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40168.591" table:style-name="ce32">
            <text:p>40,168.591</text:p>
          </table:table-cell>
          <table:table-cell office:value-type="float" office:value="1496.7330000000002" table:style-name="ce32">
            <text:p>1,496.733</text:p>
          </table:table-cell>
          <table:table-cell office:value-type="float" office:value="7228.6550000000007" table:style-name="ce32">
            <text:p>7,228.655</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134104.92200000002" table:style-name="ce32">
            <text:p>134,104.922</text:p>
          </table:table-cell>
          <table:table-cell office:value-type="float" office:value="2202.4279999999999" table:style-name="ce32">
            <text:p>2,202.428</text:p>
          </table:table-cell>
          <table:table-cell office:value-type="float" office:value="7684.7950000000001" table:style-name="ce32">
            <text:p>7,684.795</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4051.5899999999997" table:style-name="ce32">
            <text:p>4,051.590</text:p>
          </table:table-cell>
          <table:table-cell office:value-type="float" office:value="0" table:style-name="ce32">
            <text:p>0.000</text:p>
          </table:table-cell>
          <table:table-cell office:value-type="float" office:value="25.176999999999996" table:style-name="ce32">
            <text:p>25.177</text:p>
          </table:table-cell>
          <table:table-cell table:style-name="ce25"/>
          <table:table-cell table:style-name="ce148"/>
          <table:table-cell table:style-name="ce149"/>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382.733" table:style-name="ce32">
            <text:p>382.733</text:p>
          </table:table-cell>
          <table:table-cell office:value-type="float" office:value="0" table:style-name="ce32">
            <text:p>0.000</text:p>
          </table:table-cell>
          <table:table-cell office:value-type="float" office:value="5.976" table:style-name="ce32">
            <text:p>5.976</text:p>
          </table:table-cell>
          <table:table-cell table:style-name="ce25"/>
          <table:table-cell table:style-name="ce148"/>
          <table:table-cell table:style-name="ce149"/>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467057.14400000003" table:style-name="ce34">
            <text:p>467,057.144</text:p>
          </table:table-cell>
          <table:table-cell office:value-type="float" office:value="12078.454999999998" table:style-name="ce34">
            <text:p>12,078.455</text:p>
          </table:table-cell>
          <table:table-cell office:value-type="float" office:value="28879.360000000001" table:style-name="ce34">
            <text:p>28,879.360</text:p>
          </table:table-cell>
          <table:table-cell table:style-name="ce25"/>
          <table:table-cell table:style-name="ce150"/>
          <table:table-cell table:style-name="ce149"/>
          <table:table-cell table:style-name="ce33"/>
          <table:table-cell table:number-columns-repeated="16375"/>
        </table:table-row>
        <table:table-row table:style-name="ro3">
          <table:table-cell table:number-columns-repeated="5" table:style-name="ce25"/>
          <table:table-cell table:style-name="ce150"/>
          <table:table-cell table:style-name="ce150"/>
          <table:table-cell table:style-name="ce150"/>
          <table:table-cell table:number-columns-repeated="16376" table:style-name="ce25"/>
        </table:table-row>
        <table:table-row table:style-name="ro2">
          <table:table-cell office:value-type="string" table:style-name="ce26">
            <text:p>Non-household WEEE</text:p>
          </table:table-cell>
          <table:table-cell table:number-columns-repeated="4" table:style-name="ce25"/>
          <table:table-cell table:style-name="ce150"/>
          <table:table-cell table:style-name="ce150"/>
          <table:table-cell table:style-name="ce150"/>
          <table:table-cell table:number-columns-repeated="16376"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style-name="ce25"/>
          <table:table-cell table:style-name="ce150"/>
          <table:table-cell table:style-name="ce150"/>
          <table:table-cell table:number-columns-repeated="16376"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150"/>
          <table:table-cell table:style-name="ce150"/>
          <table:table-cell table:number-columns-repeated="16376"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576.56999999999994" table:style-name="ce32">
            <text:p>576.570</text:p>
          </table:table-cell>
          <table:table-cell office:value-type="float" office:value="0" table:style-name="ce32">
            <text:p>0.000</text:p>
          </table:table-cell>
          <table:table-cell office:value-type="float" office:value="58.594000000000001" table:style-name="ce32">
            <text:p>58.594</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09" table:style-name="ce32">
            <text:p>8.090</text:p>
          </table:table-cell>
          <table:table-cell office:value-type="float" office:value="0" table:style-name="ce32">
            <text:p>0.000</text:p>
          </table:table-cell>
          <table:table-cell office:value-type="float" office:value="3.4779999999999998" table:style-name="ce32">
            <text:p>3.478</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758.71800000000007" table:style-name="ce32">
            <text:p>758.718</text:p>
          </table:table-cell>
          <table:table-cell office:value-type="float" office:value="16.815999999999999" table:style-name="ce32">
            <text:p>16.816</text:p>
          </table:table-cell>
          <table:table-cell office:value-type="float" office:value="2.8040000000000003" table:style-name="ce32">
            <text:p>2.804</text:p>
          </table:table-cell>
          <table:table-cell table:style-name="ce25"/>
          <table:table-cell table:style-name="ce148"/>
          <table:table-cell table:style-name="ce148"/>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6.7" table:style-name="ce32">
            <text:p>6.700</text:p>
          </table:table-cell>
          <table:table-cell office:value-type="float" office:value="0" table:style-name="ce32">
            <text:p>0.000</text:p>
          </table:table-cell>
          <table:table-cell office:value-type="float" office:value="1.9870000000000001" table:style-name="ce32">
            <text:p>1.987</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2653.5119999999997" table:style-name="ce32">
            <text:p>2,653.512</text:p>
          </table:table-cell>
          <table:table-cell office:value-type="float" office:value="0" table:style-name="ce32">
            <text:p>0.000</text:p>
          </table:table-cell>
          <table:table-cell office:value-type="float" office:value="16.103999999999999" table:style-name="ce32">
            <text:p>16.104</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117.997" table:style-name="ce32">
            <text:p>117.997</text:p>
          </table:table-cell>
          <table:table-cell office:value-type="float" office:value="0" table:style-name="ce32">
            <text:p>0.000</text:p>
          </table:table-cell>
          <table:table-cell office:value-type="float" office:value="2.5310000000000001" table:style-name="ce32">
            <text:p>2.531</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0680000000000001" table:style-name="ce32">
            <text:p>1.068</text:p>
          </table:table-cell>
          <table:table-cell office:value-type="float" office:value="0" table:style-name="ce32">
            <text:p>0.000</text:p>
          </table:table-cell>
          <table:table-cell office:value-type="float" office:value="0.47599999999999998" table:style-name="ce32">
            <text:p>0.476</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81.852" table:style-name="ce32">
            <text:p>181.852</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97.736999999999995" table:style-name="ce32">
            <text:p>97.737</text:p>
          </table:table-cell>
          <table:table-cell office:value-type="float" office:value="0" table:style-name="ce32">
            <text:p>0.000</text:p>
          </table:table-cell>
          <table:table-cell office:value-type="float" office:value="0.10100000000000001" table:style-name="ce32">
            <text:p>0.101</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23.066" table:style-name="ce32">
            <text:p>123.066</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20.423999999999999" table:style-name="ce32">
            <text:p>20.424</text:p>
          </table:table-cell>
          <table:table-cell office:value-type="float" office:value="0" table:style-name="ce32">
            <text:p>0.000</text:p>
          </table:table-cell>
          <table:table-cell office:value-type="float" office:value="7.0999999999999994E-2" table:style-name="ce32">
            <text:p>0.071</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152.42" table:style-name="ce32">
            <text:p>3,152.420</text:p>
          </table:table-cell>
          <table:table-cell office:value-type="float" office:value="15.775" table:style-name="ce32">
            <text:p>15.775</text:p>
          </table:table-cell>
          <table:table-cell office:value-type="float" office:value="118.96600000000001" table:style-name="ce32">
            <text:p>118.966</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39100000000000001" table:style-name="ce32">
            <text:p>0.391</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48"/>
          <table:table-cell table:style-name="ce148"/>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3.3000000000000002E-2" table:style-name="ce32">
            <text:p>0.033</text:p>
          </table:table-cell>
          <table:table-cell office:value-type="float" office:value="0" table:style-name="ce32">
            <text:p>0.000</text:p>
          </table:table-cell>
          <table:table-cell office:value-type="float" office:value="2.0999999999999998E-2" table:style-name="ce32">
            <text:p>0.021</text:p>
          </table:table-cell>
          <table:table-cell table:style-name="ce25"/>
          <table:table-cell table:style-name="ce148"/>
          <table:table-cell table:style-name="ce148"/>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7698.5779999999995" table:style-name="ce34">
            <text:p>7,698.578</text:p>
          </table:table-cell>
          <table:table-cell office:value-type="float" office:value="32.591000000000001" table:style-name="ce34">
            <text:p>32.591</text:p>
          </table:table-cell>
          <table:table-cell office:value-type="float" office:value="205.13299999999998" table:style-name="ce34">
            <text:p>205.133</text:p>
          </table:table-cell>
          <table:table-cell table:style-name="ce25"/>
          <table:table-cell table:style-name="ce148"/>
          <table:table-cell table:style-name="ce148"/>
          <table:table-cell table:number-columns-repeated="16376" table:style-name="ce25"/>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KEY</text:p>
          </table:table-cell>
          <table:table-cell table:number-columns-repeated="16383" table:style-name="ce25"/>
        </table:table-row>
        <table:table-row table:style-name="ro9">
          <table:table-cell office:value-type="string" table:number-columns-spanned="2" table:number-rows-spanned="1" table:style-name="ce43">
            <text:p>Received for treatment</text:p>
          </table:table-cell>
          <table:covered-table-cell/>
          <table:table-cell office:value-type="string" table:number-columns-spanned="6" table:number-rows-spanned="1" table:style-name="ce44">
            <text:p>is the amount of WEEE AATFs have received. This may include WEEE that AATFs have had delivered directly to ATFs for treatment.</text:p>
          </table:table-cell>
          <table:covered-table-cell table:number-columns-repeated="5"/>
          <table:table-cell table:style-name="ce39"/>
          <table:table-cell table:number-columns-repeated="16375"/>
        </table:table-row>
        <table:table-row table:style-name="ro10">
          <table:table-cell office:value-type="string" table:number-columns-spanned="2" table:number-rows-spanned="1" table:style-name="ce43">
            <text:p>For re-use<text:s/></text:p>
          </table:table-cell>
          <table:covered-table-cell/>
          <table:table-cell office:value-type="string" table:number-columns-spanned="6" table:number-rows-spanned="1" table:style-name="ce45">
            <text:p>is the amount of WEEE that AATFs have reused themselves and sent onto others for reuse. This will have been included in the WEEE received for treatment.</text:p>
          </table:table-cell>
          <table:covered-table-cell table:number-columns-repeated="5"/>
          <table:table-cell table:style-name="ce39"/>
          <table:table-cell table:number-columns-repeated="16375"/>
        </table:table-row>
        <table:table-row table:style-name="ro11">
          <table:table-cell office:value-type="string" table:number-columns-spanned="2" table:number-rows-spanned="1" table:style-name="ce43">
            <text:p>Sent to AATF/ ATF</text:p>
          </table:table-cell>
          <table:covered-table-cell/>
          <table:table-cell office:value-type="string" table:number-columns-spanned="6" table:number-rows-spanned="1" table:style-name="ce44">
            <text:p>is WEEE that an AATF has received, and then sent to a different AATF or ATF. This figure only includes WEEE that has been sent on as a whole appliance.</text:p>
          </table:table-cell>
          <table:covered-table-cell table:number-columns-repeated="5"/>
          <table:table-cell table:style-name="ce39"/>
          <table:table-cell table:number-columns-repeated="16375"/>
        </table:table-row>
        <table:table-row table:style-name="ro12">
          <table:table-cell office:value-type="string" table:style-name="ce40">
            <text:p>NOTES</text:p>
          </table:table-cell>
          <table:table-cell table:style-name="ce41"/>
          <table:table-cell table:style-name="ce42"/>
          <table:table-cell table:number-columns-repeated="6" table:style-name="ce39"/>
          <table:table-cell table:number-columns-repeated="16375"/>
        </table:table-row>
        <table:table-row table:style-name="ro13">
          <table:table-cell office:value-type="string" table:number-columns-spanned="8" table:number-rows-spanned="1" table:style-name="ce46">
            <text:p>We have identified and have validated an increase in category 8 WEEE received in behalf of a PCS</text:p>
          </table:table-cell>
          <table:covered-table-cell table:number-columns-repeated="7"/>
          <table:table-cell table:style-name="ce39"/>
          <table:table-cell table:number-columns-repeated="16375"/>
        </table:table-row>
        <table:table-row table:style-name="ro11">
          <table:table-cell office:value-type="string" table:number-columns-spanned="8" table:number-rows-spanned="1" table:style-name="ce47">
            <text:p>We have identified and are investigating a decrease in category 11 WEEE received on behalf of a PCS<text:s/></text:p>
          </table:table-cell>
          <table:covered-table-cell table:number-columns-repeated="7"/>
          <table:table-cell table:style-name="ce39"/>
          <table:table-cell table:number-columns-repeated="16375"/>
        </table:table-row>
        <table:table-row table:style-name="ro14">
          <table:table-cell office:value-type="string" table:number-columns-spanned="8" table:number-rows-spanned="1" table:style-name="ce47">
            <text:p>We have identified and are investigating an increase in category 14 WEEE received on behalf of a PCS</text:p>
          </table:table-cell>
          <table:covered-table-cell table:number-columns-repeated="7"/>
          <table:table-cell table:style-name="ce39"/>
          <table:table-cell table:number-columns-repeated="16375"/>
        </table:table-row>
        <table:table-row table:style-name="ro3">
          <table:table-cell office:value-type="string" table:style-name="ce25">
            <text:p>Catalogue</text:p>
          </table:table-cell>
          <table:table-cell office:value-type="string" table:style-name="ce25">
            <text:p>LIT 7677</text:p>
          </table:table-cell>
          <table:table-cell table:number-columns-repeated="16382" table:style-name="ce25"/>
        </table:table-row>
        <table:table-row table:style-name="ro2">
          <table:table-cell office:value-type="string" table:style-name="ce26">
            <text:p>© Environment Agency copyright and database right 2023. All rights reserved.<text:s text:c="2"/></text:p>
          </table:table-cell>
          <table:table-cell table:number-columns-repeated="16383" table:style-name="ce25"/>
        </table:table-row>
        <table:table-row table:number-rows-repeated="1048355" table:style-name="ro3">
          <table:table-cell table:number-columns-repeated="16384"/>
        </table:table-row>
      </table:table>
      <table:table table:name="2021_Quarters_1-4" table:style-name="ta3">
        <table:table-column table:style-name="co6" table:default-cell-style-name="ce25"/>
        <table:table-column table:style-name="co2" table:default-cell-style-name="ce25"/>
        <table:table-column table:style-name="co3" table:number-columns-repeated="3" table:default-cell-style-name="ce25"/>
        <table:table-column table:style-name="co6" table:default-cell-style-name="ce25"/>
        <table:table-column table:style-name="co4" table:number-columns-repeated="2" table:default-cell-style-name="ce25"/>
        <table:table-column table:style-name="co6" table:number-columns-repeated="16376" table:default-cell-style-name="ce25"/>
        <table:table-row table:style-name="ro1">
          <table:table-cell table:style-name="ce25">
            <draw:frame draw:z-index="1" draw:id="id2" draw:style-name="a2" draw:name="Picture 2" svg:x="0in" svg:y="0.03333in" svg:width="2.71667in" svg:height="0.75833in" style:rel-width="scale" style:rel-height="scale">
              <draw:image xlink:href="" xlink:type="simple" xlink:show="embed" xlink:actuate="onLoad"/>
              <svg:title/>
              <svg:desc>Environment Agency logo</svg:desc>
            </draw:frame>
          </table:table-cell>
          <table:table-cell table:number-columns-repeated="16383"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anuary to March 2021</text:p>
          </table:table-cell>
          <table:table-cell table:number-columns-repeated="16383" table:style-name="ce25"/>
        </table:table-row>
        <table:table-row table:style-name="ro2">
          <table:table-cell office:value-type="string" table:style-name="ce26">
            <text:p>Report run on: 29/03/2022</text:p>
          </table:table-cell>
          <table:table-cell table:style-name="ce25"/>
          <table:table-cell table:style-name="ce27"/>
          <table:table-cell table:number-columns-repeated="16381" table:style-name="ce25"/>
        </table:table-row>
        <table:table-row table:style-name="ro3">
          <table:table-cell table:number-columns-repeated="16384"/>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7634.228999999999" table:style-name="ce32">
            <text:p>47,634.229</text:p>
          </table:table-cell>
          <table:table-cell office:value-type="float" office:value="1280.57" table:style-name="ce32">
            <text:p>1,280.570</text:p>
          </table:table-cell>
          <table:table-cell office:value-type="float" office:value="1860.549" table:style-name="ce32">
            <text:p>1,860.549</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7495.37" table:style-name="ce32">
            <text:p>7,495.370</text:p>
          </table:table-cell>
          <table:table-cell office:value-type="float" office:value="68.212999999999994" table:style-name="ce32">
            <text:p>68.213</text:p>
          </table:table-cell>
          <table:table-cell office:value-type="float" office:value="290.60899999999998" table:style-name="ce32">
            <text:p>290.609</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8269.8369999999995" table:style-name="ce32">
            <text:p>8,269.837</text:p>
          </table:table-cell>
          <table:table-cell office:value-type="float" office:value="499.233" table:style-name="ce32">
            <text:p>499.233</text:p>
          </table:table-cell>
          <table:table-cell office:value-type="float" office:value="267.58600000000001" table:style-name="ce32">
            <text:p>267.586</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023.8789999999999" table:style-name="ce32">
            <text:p>5,023.879</text:p>
          </table:table-cell>
          <table:table-cell office:value-type="float" office:value="40.667999999999999" table:style-name="ce32">
            <text:p>40.668</text:p>
          </table:table-cell>
          <table:table-cell office:value-type="float" office:value="773.17" table:style-name="ce32">
            <text:p>773.170</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256.537" table:style-name="ce32">
            <text:p>1,256.537</text:p>
          </table:table-cell>
          <table:table-cell office:value-type="float" office:value="0.78400000000000003" table:style-name="ce32">
            <text:p>0.784</text:p>
          </table:table-cell>
          <table:table-cell office:value-type="float" office:value="39.841999999999999" table:style-name="ce32">
            <text:p>39.842</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5476.366" table:style-name="ce32">
            <text:p>5,476.366</text:p>
          </table:table-cell>
          <table:table-cell office:value-type="float" office:value="29.707000000000001" table:style-name="ce32">
            <text:p>29.707</text:p>
          </table:table-cell>
          <table:table-cell office:value-type="float" office:value="215.64099999999999" table:style-name="ce32">
            <text:p>215.641</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077.2909999999999" table:style-name="ce32">
            <text:p>1,077.291</text:p>
          </table:table-cell>
          <table:table-cell office:value-type="float" office:value="1.7889999999999999" table:style-name="ce32">
            <text:p>1.789</text:p>
          </table:table-cell>
          <table:table-cell office:value-type="float" office:value="42.689" table:style-name="ce32">
            <text:p>42.689</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0.71099999999999997" table:style-name="ce32">
            <text:p>0.711</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78.29899999999998" table:style-name="ce32">
            <text:p>278.299</text:p>
          </table:table-cell>
          <table:table-cell office:value-type="float" office:value="0" table:style-name="ce32">
            <text:p>0.000</text:p>
          </table:table-cell>
          <table:table-cell office:value-type="float" office:value="7.6639999999999997" table:style-name="ce32">
            <text:p>7.664</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9867.4120000000003" table:style-name="ce32">
            <text:p>9,867.412</text:p>
          </table:table-cell>
          <table:table-cell office:value-type="float" office:value="255.024" table:style-name="ce32">
            <text:p>255.024</text:p>
          </table:table-cell>
          <table:table-cell office:value-type="float" office:value="3016.2109999999998" table:style-name="ce32">
            <text:p>3,016.211</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3187.510999999999" table:style-name="ce32">
            <text:p>33,187.511</text:p>
          </table:table-cell>
          <table:table-cell office:value-type="float" office:value="621.00900000000001" table:style-name="ce32">
            <text:p>621.009</text:p>
          </table:table-cell>
          <table:table-cell office:value-type="float" office:value="1574.02" table:style-name="ce32">
            <text:p>1,574.020</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921.17899999999997" table:style-name="ce32">
            <text:p>921.179</text:p>
          </table:table-cell>
          <table:table-cell office:value-type="float" office:value="0" table:style-name="ce32">
            <text:p>0.000</text:p>
          </table:table-cell>
          <table:table-cell office:value-type="float" office:value="7.3079999999999998" table:style-name="ce32">
            <text:p>7.308</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63.58" table:style-name="ce32">
            <text:p>63.580</text:p>
          </table:table-cell>
          <table:table-cell office:value-type="float" office:value="0" table:style-name="ce32">
            <text:p>0.000</text:p>
          </table:table-cell>
          <table:table-cell office:value-type="float" office:value="1.673" table:style-name="ce32">
            <text:p>1.673</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20552.20099999999" table:style-name="ce34">
            <text:p>120,552.201</text:p>
          </table:table-cell>
          <table:table-cell office:value-type="float" office:value="2796.9969999999998" table:style-name="ce34">
            <text:p>2,796.997</text:p>
          </table:table-cell>
          <table:table-cell office:value-type="float" office:value="8096.9619999999995" table:style-name="ce34">
            <text:p>8,096.962</text:p>
          </table:table-cell>
          <table:table-cell table:number-columns-repeated="3" table:style-name="ce33"/>
          <table:table-cell table:number-columns-repeated="16376"/>
        </table:table-row>
        <table:table-row table:style-name="ro3">
          <table:table-cell table:number-columns-repeated="6" table:style-name="ce25"/>
          <table:table-cell table:style-name="ce33"/>
          <table:table-cell table:number-columns-repeated="16377" table:style-name="ce2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203.90600000000001" table:style-name="ce32">
            <text:p>203.90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6069999999999993" table:style-name="ce32">
            <text:p>8.607</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94.29599999999999" table:style-name="ce32">
            <text:p>194.296</text:p>
          </table:table-cell>
          <table:table-cell office:value-type="float" office:value="0.188" table:style-name="ce32">
            <text:p>0.188</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0429999999999999" table:style-name="ce32">
            <text:p>1.043</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732.89400000000001" table:style-name="ce32">
            <text:p>732.894</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0.146000000000001" table:style-name="ce32">
            <text:p>40.14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55.613" table:style-name="ce32">
            <text:p>55.613</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4.013" table:style-name="ce32">
            <text:p>14.013</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1.358000000000001" table:style-name="ce32">
            <text:p>31.358</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2.3959999999999999" table:style-name="ce32">
            <text:p>2.396</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530.654" table:style-name="ce32">
            <text:p>530.654</text:p>
          </table:table-cell>
          <table:table-cell office:value-type="float" office:value="0" table:style-name="ce32">
            <text:p>0.000</text:p>
          </table:table-cell>
          <table:table-cell office:value-type="float" office:value="4.26" table:style-name="ce32">
            <text:p>4.260</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26300000000000001" table:style-name="ce32">
            <text:p>0.263</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815.1889999999999" table:style-name="ce34">
            <text:p>1,815.189</text:p>
          </table:table-cell>
          <table:table-cell office:value-type="float" office:value="0.188" table:style-name="ce34">
            <text:p>0.188</text:p>
          </table:table-cell>
          <table:table-cell office:value-type="float" office:value="4.26" table:style-name="ce34">
            <text:p>4.260</text:p>
          </table:table-cell>
          <table:table-cell table:number-columns-repeated="3" table:style-name="ce33"/>
          <table:table-cell table:number-columns-repeated="16376"/>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April to June 2021</text:p>
          </table:table-cell>
          <table:table-cell table:number-columns-repeated="16383" table:style-name="ce25"/>
        </table:table-row>
        <table:table-row table:style-name="ro2">
          <table:table-cell office:value-type="string" table:style-name="ce26">
            <text:p>Report run on: 29/03/2022</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7084.578000000001" table:style-name="ce32">
            <text:p>47,084.578</text:p>
          </table:table-cell>
          <table:table-cell office:value-type="float" office:value="3705.1640000000002" table:style-name="ce32">
            <text:p>3,705.164</text:p>
          </table:table-cell>
          <table:table-cell office:value-type="float" office:value="1854.11" table:style-name="ce32">
            <text:p>1,854.110</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717.3850000000002" table:style-name="ce32">
            <text:p>8,717.385</text:p>
          </table:table-cell>
          <table:table-cell office:value-type="float" office:value="126.839" table:style-name="ce32">
            <text:p>126.839</text:p>
          </table:table-cell>
          <table:table-cell office:value-type="float" office:value="423.94600000000003" table:style-name="ce32">
            <text:p>423.946</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0053.473" table:style-name="ce32">
            <text:p>10,053.473</text:p>
          </table:table-cell>
          <table:table-cell office:value-type="float" office:value="750.01400000000001" table:style-name="ce32">
            <text:p>750.014</text:p>
          </table:table-cell>
          <table:table-cell office:value-type="float" office:value="386.56599999999997" table:style-name="ce32">
            <text:p>386.566</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756.7939999999999" table:style-name="ce32">
            <text:p>5,756.794</text:p>
          </table:table-cell>
          <table:table-cell office:value-type="float" office:value="65.641999999999996" table:style-name="ce32">
            <text:p>65.642</text:p>
          </table:table-cell>
          <table:table-cell office:value-type="float" office:value="897.298" table:style-name="ce32">
            <text:p>897.298</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436.597" table:style-name="ce32">
            <text:p>1,436.597</text:p>
          </table:table-cell>
          <table:table-cell office:value-type="float" office:value="0.21" table:style-name="ce32">
            <text:p>0.210</text:p>
          </table:table-cell>
          <table:table-cell office:value-type="float" office:value="60.139000000000003" table:style-name="ce32">
            <text:p>60.139</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6339.8890000000001" table:style-name="ce32">
            <text:p>6,339.889</text:p>
          </table:table-cell>
          <table:table-cell office:value-type="float" office:value="16.172999999999998" table:style-name="ce32">
            <text:p>16.173</text:p>
          </table:table-cell>
          <table:table-cell office:value-type="float" office:value="320.63299999999998" table:style-name="ce32">
            <text:p>320.633</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256.4449999999999" table:style-name="ce32">
            <text:p>1,256.445</text:p>
          </table:table-cell>
          <table:table-cell office:value-type="float" office:value="1.609" table:style-name="ce32">
            <text:p>1.609</text:p>
          </table:table-cell>
          <table:table-cell office:value-type="float" office:value="63.424999999999997" table:style-name="ce32">
            <text:p>63.425</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2.2450000000000001" table:style-name="ce32">
            <text:p>2.245</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96.024" table:style-name="ce32">
            <text:p>296.024</text:p>
          </table:table-cell>
          <table:table-cell office:value-type="float" office:value="1E-3" table:style-name="ce32">
            <text:p>0.001</text:p>
          </table:table-cell>
          <table:table-cell office:value-type="float" office:value="14.007" table:style-name="ce32">
            <text:p>14.007</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0308.199000000001" table:style-name="ce32">
            <text:p>10,308.199</text:p>
          </table:table-cell>
          <table:table-cell office:value-type="float" office:value="383.685" table:style-name="ce32">
            <text:p>383.685</text:p>
          </table:table-cell>
          <table:table-cell office:value-type="float" office:value="2681.9749999999999" table:style-name="ce32">
            <text:p>2,681.975</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5928.629999999997" table:style-name="ce32">
            <text:p>35,928.630</text:p>
          </table:table-cell>
          <table:table-cell office:value-type="float" office:value="590.65899999999999" table:style-name="ce32">
            <text:p>590.659</text:p>
          </table:table-cell>
          <table:table-cell office:value-type="float" office:value="1706.76" table:style-name="ce32">
            <text:p>1,706.760</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14.318" table:style-name="ce32">
            <text:p>1,014.318</text:p>
          </table:table-cell>
          <table:table-cell office:value-type="float" office:value="0" table:style-name="ce32">
            <text:p>0.000</text:p>
          </table:table-cell>
          <table:table-cell office:value-type="float" office:value="8.9280000000000008" table:style-name="ce32">
            <text:p>8.928</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62.554000000000002" table:style-name="ce32">
            <text:p>62.554</text:p>
          </table:table-cell>
          <table:table-cell office:value-type="float" office:value="0" table:style-name="ce32">
            <text:p>0.000</text:p>
          </table:table-cell>
          <table:table-cell office:value-type="float" office:value="2.5249999999999999" table:style-name="ce32">
            <text:p>2.525</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28257.13099999999" table:style-name="ce34">
            <text:p>128,257.131</text:p>
          </table:table-cell>
          <table:table-cell office:value-type="float" office:value="5639.9960000000001" table:style-name="ce34">
            <text:p>5,639.996</text:p>
          </table:table-cell>
          <table:table-cell office:value-type="float" office:value="8420.3119999999999" table:style-name="ce34">
            <text:p>8,420.312</text:p>
          </table:table-cell>
          <table:table-cell table:number-columns-repeated="3"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96.771000000000001" table:style-name="ce32">
            <text:p>96.77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7899999999999991" table:style-name="ce32">
            <text:p>8.790</text:p>
          </table:table-cell>
          <table:table-cell office:value-type="float" office:value="0" table:style-name="ce32">
            <text:p>0.000</text:p>
          </table:table-cell>
          <table:table-cell office:value-type="float" office:value="4.0199999999999996" table:style-name="ce32">
            <text:p>4.020</text:p>
          </table:table-cell>
          <table:table-cell table:number-columns-repeated="2" table:style-name="ce33"/>
          <table:table-cell table:number-columns-repeated="16377"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84.501" table:style-name="ce32">
            <text:p>184.501</text:p>
          </table:table-cell>
          <table:table-cell office:value-type="float" office:value="0.109" table:style-name="ce32">
            <text:p>0.109</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242" table:style-name="ce32">
            <text:p>1.24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577.85199999999998" table:style-name="ce32">
            <text:p>577.85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3.664999999999999" table:style-name="ce32">
            <text:p>43.665</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46.228000000000002" table:style-name="ce32">
            <text:p>46.228</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9.09" table:style-name="ce32">
            <text:p>19.09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56.329000000000001" table:style-name="ce32">
            <text:p>56.329</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0.95699999999999996" table:style-name="ce32">
            <text:p>0.95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614.79" table:style-name="ce32">
            <text:p>614.790</text:p>
          </table:table-cell>
          <table:table-cell office:value-type="float" office:value="0" table:style-name="ce32">
            <text:p>0.000</text:p>
          </table:table-cell>
          <table:table-cell office:value-type="float" office:value="2.5219999999999998" table:style-name="ce32">
            <text:p>2.522</text:p>
          </table:table-cell>
          <table:table-cell table:number-columns-repeated="2" table:style-name="ce33"/>
          <table:table-cell table:number-columns-repeated="16377"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table:style-name="ce28"/>
          <table:table-cell office:value-type="string" table:style-name="ce29">
            <text:p>Totals</text:p>
          </table:table-cell>
          <table:table-cell office:value-type="float" office:value="1650.2149999999999" table:style-name="ce34">
            <text:p>1,650.215</text:p>
          </table:table-cell>
          <table:table-cell office:value-type="float" office:value="0.109" table:style-name="ce34">
            <text:p>0.109</text:p>
          </table:table-cell>
          <table:table-cell office:value-type="float" office:value="6.5419999999999998" table:style-name="ce34">
            <text:p>6.542</text:p>
          </table:table-cell>
          <table:table-cell table:number-columns-repeated="2" table:style-name="ce33"/>
          <table:table-cell table:number-columns-repeated="16377" table:style-name="ce25"/>
        </table:table-row>
        <table:table-row table:style-name="ro3">
          <table:table-cell table:style-name="ce25"/>
          <table:table-cell table:style-name="ce35"/>
          <table:table-cell table:number-columns-repeated="3" table:style-name="ce37"/>
          <table:table-cell table:number-columns-repeated="2" table:style-name="ce33"/>
          <table:table-cell table:number-columns-repeated="16377"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uly to September 2021</text:p>
          </table:table-cell>
          <table:table-cell table:number-columns-repeated="16383" table:style-name="ce25"/>
        </table:table-row>
        <table:table-row table:style-name="ro2">
          <table:table-cell office:value-type="string" table:style-name="ce26">
            <text:p>Report run on: 29/03/2022</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3734.21" table:style-name="ce32">
            <text:p>43,734.210</text:p>
          </table:table-cell>
          <table:table-cell office:value-type="float" office:value="1161.1469999999999" table:style-name="ce32">
            <text:p>1,161.147</text:p>
          </table:table-cell>
          <table:table-cell office:value-type="float" office:value="1821.4449999999999" table:style-name="ce32">
            <text:p>1,821.445</text:p>
          </table:table-cell>
          <table:table-cell table:number-columns-repeated="3" table:style-name="ce33"/>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279.4" table:style-name="ce32">
            <text:p>8,279.400</text:p>
          </table:table-cell>
          <table:table-cell office:value-type="float" office:value="101.077" table:style-name="ce32">
            <text:p>101.077</text:p>
          </table:table-cell>
          <table:table-cell office:value-type="float" office:value="343.92399999999998" table:style-name="ce32">
            <text:p>343.924</text:p>
          </table:table-cell>
          <table:table-cell table:number-columns-repeated="4"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9827.3179999999993" table:style-name="ce32">
            <text:p>9,827.318</text:p>
          </table:table-cell>
          <table:table-cell office:value-type="float" office:value="782.80200000000002" table:style-name="ce32">
            <text:p>782.802</text:p>
          </table:table-cell>
          <table:table-cell office:value-type="float" office:value="324.77699999999999" table:style-name="ce32">
            <text:p>324.777</text:p>
          </table:table-cell>
          <table:table-cell table:number-columns-repeated="4"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448.8419999999996" table:style-name="ce32">
            <text:p>5,448.842</text:p>
          </table:table-cell>
          <table:table-cell office:value-type="float" office:value="69.512" table:style-name="ce32">
            <text:p>69.512</text:p>
          </table:table-cell>
          <table:table-cell office:value-type="float" office:value="769.01" table:style-name="ce32">
            <text:p>769.010</text:p>
          </table:table-cell>
          <table:table-cell table:number-columns-repeated="4"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403.4010000000001" table:style-name="ce32">
            <text:p>1,403.401</text:p>
          </table:table-cell>
          <table:table-cell office:value-type="float" office:value="0.314" table:style-name="ce32">
            <text:p>0.314</text:p>
          </table:table-cell>
          <table:table-cell office:value-type="float" office:value="48.241" table:style-name="ce32">
            <text:p>48.241</text:p>
          </table:table-cell>
          <table:table-cell table:number-columns-repeated="4"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6002.6670000000004" table:style-name="ce32">
            <text:p>6,002.667</text:p>
          </table:table-cell>
          <table:table-cell office:value-type="float" office:value="2.7360000000000002" table:style-name="ce32">
            <text:p>2.736</text:p>
          </table:table-cell>
          <table:table-cell office:value-type="float" office:value="259.55500000000001" table:style-name="ce32">
            <text:p>259.555</text:p>
          </table:table-cell>
          <table:table-cell table:number-columns-repeated="4"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202.6130000000001" table:style-name="ce32">
            <text:p>1,202.613</text:p>
          </table:table-cell>
          <table:table-cell office:value-type="float" office:value="0.50900000000000001" table:style-name="ce32">
            <text:p>0.509</text:p>
          </table:table-cell>
          <table:table-cell office:value-type="float" office:value="51.905000000000001" table:style-name="ce32">
            <text:p>51.905</text:p>
          </table:table-cell>
          <table:table-cell table:number-columns-repeated="4"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4470000000000001" table:style-name="ce32">
            <text:p>1.447</text:p>
          </table:table-cell>
          <table:table-cell office:value-type="float" office:value="0" table:style-name="ce32">
            <text:p>0.000</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94.58800000000002" table:style-name="ce32">
            <text:p>294.588</text:p>
          </table:table-cell>
          <table:table-cell office:value-type="float" office:value="7.0000000000000001E-3" table:style-name="ce32">
            <text:p>0.007</text:p>
          </table:table-cell>
          <table:table-cell office:value-type="float" office:value="9.3710000000000004" table:style-name="ce32">
            <text:p>9.371</text:p>
          </table:table-cell>
          <table:table-cell table:number-columns-repeated="4"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0313.999" table:style-name="ce32">
            <text:p>10,313.999</text:p>
          </table:table-cell>
          <table:table-cell office:value-type="float" office:value="425.41" table:style-name="ce32">
            <text:p>425.410</text:p>
          </table:table-cell>
          <table:table-cell office:value-type="float" office:value="2645" table:style-name="ce32">
            <text:p>2,645.000</text:p>
          </table:table-cell>
          <table:table-cell table:number-columns-repeated="4"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9207.125999999997" table:style-name="ce32">
            <text:p>39,207.126</text:p>
          </table:table-cell>
          <table:table-cell office:value-type="float" office:value="666.61099999999999" table:style-name="ce32">
            <text:p>666.611</text:p>
          </table:table-cell>
          <table:table-cell office:value-type="float" office:value="2350.067" table:style-name="ce32">
            <text:p>2,350.067</text:p>
          </table:table-cell>
          <table:table-cell table:number-columns-repeated="4"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34.424" table:style-name="ce32">
            <text:p>1,034.424</text:p>
          </table:table-cell>
          <table:table-cell office:value-type="float" office:value="0" table:style-name="ce32">
            <text:p>0.000</text:p>
          </table:table-cell>
          <table:table-cell office:value-type="float" office:value="12.467000000000001" table:style-name="ce32">
            <text:p>12.467</text:p>
          </table:table-cell>
          <table:table-cell table:number-columns-repeated="4"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54.811999999999998" table:style-name="ce32">
            <text:p>54.812</text:p>
          </table:table-cell>
          <table:table-cell office:value-type="float" office:value="0" table:style-name="ce32">
            <text:p>0.000</text:p>
          </table:table-cell>
          <table:table-cell office:value-type="float" office:value="2.028" table:style-name="ce32">
            <text:p>2.028</text:p>
          </table:table-cell>
          <table:table-cell table:number-columns-repeated="4"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126804.84700000001" table:style-name="ce34">
            <text:p>126,804.847</text:p>
          </table:table-cell>
          <table:table-cell office:value-type="float" office:value="3210.1249999999995" table:style-name="ce34">
            <text:p>3,210.125</text:p>
          </table:table-cell>
          <table:table-cell office:value-type="float" office:value="8637.7900000000009" table:style-name="ce34">
            <text:p>8,637.790</text:p>
          </table:table-cell>
          <table:table-cell table:number-columns-repeated="4" table:style-name="ce33"/>
          <table:table-cell table:number-columns-repeated="16375"/>
        </table:table-row>
        <table:table-row table:style-name="ro3">
          <table:table-cell table:number-columns-repeated="8" table:style-name="ce25"/>
          <table:table-cell table:style-name="ce33"/>
          <table:table-cell table:number-columns-repeated="1637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09.842" table:style-name="ce32">
            <text:p>109.84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3.54" table:style-name="ce32">
            <text:p>3.540</text:p>
          </table:table-cell>
          <table:table-cell office:value-type="float" office:value="0" table:style-name="ce32">
            <text:p>0.000</text:p>
          </table:table-cell>
          <table:table-cell office:value-type="float" office:value="7.24" table:style-name="ce32">
            <text:p>7.24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88.53399999999999" table:style-name="ce32">
            <text:p>188.534</text:p>
          </table:table-cell>
          <table:table-cell office:value-type="float" office:value="6.5000000000000002E-2" table:style-name="ce32">
            <text:p>0.065</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0.99299999999999999" table:style-name="ce32">
            <text:p>0.993</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08.54" table:style-name="ce32">
            <text:p>608.54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2.25" table:style-name="ce32">
            <text:p>42.25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71.072000000000003" table:style-name="ce32">
            <text:p>71.07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4.937000000000001" table:style-name="ce32">
            <text:p>24.93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29.667000000000002" table:style-name="ce32">
            <text:p>29.66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1819999999999999" table:style-name="ce32">
            <text:p>1.182</text:p>
          </table:table-cell>
          <table:table-cell office:value-type="float" office:value="0" table:style-name="ce32">
            <text:p>0.000</text:p>
          </table:table-cell>
          <table:table-cell office:value-type="float" office:value="0.02" table:style-name="ce32">
            <text:p>0.02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895.80100000000004" table:style-name="ce32">
            <text:p>895.801</text:p>
          </table:table-cell>
          <table:table-cell office:value-type="float" office:value="3.14" table:style-name="ce32">
            <text:p>3.140</text:p>
          </table:table-cell>
          <table:table-cell office:value-type="float" office:value="6.1420000000000003" table:style-name="ce32">
            <text:p>6.142</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999999999999999E-2" table:style-name="ce32">
            <text:p>0.011</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1976.3689999999997" table:style-name="ce34">
            <text:p>1,976.369</text:p>
          </table:table-cell>
          <table:table-cell office:value-type="float" office:value="3.2050000000000001" table:style-name="ce34">
            <text:p>3.205</text:p>
          </table:table-cell>
          <table:table-cell office:value-type="float" office:value="13.402000000000001" table:style-name="ce34">
            <text:p>13.402</text:p>
          </table:table-cell>
          <table:table-cell table:number-columns-repeated="2" table:style-name="ce33"/>
          <table:table-cell table:style-name="ce25"/>
          <table:table-cell table:style-name="ce33"/>
          <table:table-cell table:number-columns-repeated="16375"/>
        </table:table-row>
        <table:table-row table:style-name="ro3">
          <table:table-cell table:style-name="ce25"/>
          <table:table-cell table:style-name="ce35"/>
          <table:table-cell table:number-columns-repeated="3" table:style-name="ce37"/>
          <table:table-cell table:number-columns-repeated="3" table:style-name="ce25"/>
          <table:table-cell table:style-name="ce33"/>
          <table:table-cell table:number-columns-repeated="1637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October to December 2021</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9/03/2022</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4190.402000000002" table:style-name="ce32">
            <text:p>44,190.402</text:p>
          </table:table-cell>
          <table:table-cell office:value-type="float" office:value="1274.32" table:style-name="ce32">
            <text:p>1,274.320</text:p>
          </table:table-cell>
          <table:table-cell office:value-type="float" office:value="1927.4480000000001" table:style-name="ce32">
            <text:p>1,927.448</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6876.4930000000004" table:style-name="ce32">
            <text:p>6,876.493</text:p>
          </table:table-cell>
          <table:table-cell office:value-type="float" office:value="111.625" table:style-name="ce32">
            <text:p>111.625</text:p>
          </table:table-cell>
          <table:table-cell office:value-type="float" office:value="231.035" table:style-name="ce32">
            <text:p>231.035</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8486.1830000000009" table:style-name="ce32">
            <text:p>8,486.183</text:p>
          </table:table-cell>
          <table:table-cell office:value-type="float" office:value="793.54399999999998" table:style-name="ce32">
            <text:p>793.544</text:p>
          </table:table-cell>
          <table:table-cell office:value-type="float" office:value="217.40600000000001" table:style-name="ce32">
            <text:p>217.406</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4674.018" table:style-name="ce32">
            <text:p>4,674.018</text:p>
          </table:table-cell>
          <table:table-cell office:value-type="float" office:value="46.567" table:style-name="ce32">
            <text:p>46.567</text:p>
          </table:table-cell>
          <table:table-cell office:value-type="float" office:value="752.70899999999995" table:style-name="ce32">
            <text:p>752.709</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150.1849999999999" table:style-name="ce32">
            <text:p>1,150.185</text:p>
          </table:table-cell>
          <table:table-cell office:value-type="float" office:value="6.1120000000000001" table:style-name="ce32">
            <text:p>6.112</text:p>
          </table:table-cell>
          <table:table-cell office:value-type="float" office:value="36.982999999999997" table:style-name="ce32">
            <text:p>36.983</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922.8010000000004" table:style-name="ce32">
            <text:p>4,922.801</text:p>
          </table:table-cell>
          <table:table-cell office:value-type="float" office:value="29.782" table:style-name="ce32">
            <text:p>29.782</text:p>
          </table:table-cell>
          <table:table-cell office:value-type="float" office:value="174.89099999999999" table:style-name="ce32">
            <text:p>174.891</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002.8819999999999" table:style-name="ce32">
            <text:p>1,002.882</text:p>
          </table:table-cell>
          <table:table-cell office:value-type="float" office:value="10.271000000000001" table:style-name="ce32">
            <text:p>10.271</text:p>
          </table:table-cell>
          <table:table-cell office:value-type="float" office:value="34.622" table:style-name="ce32">
            <text:p>34.622</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905" table:style-name="ce32">
            <text:p>1.905</text:p>
          </table:table-cell>
          <table:table-cell office:value-type="float" office:value="0" table:style-name="ce32">
            <text:p>0.000</text:p>
          </table:table-cell>
          <table:table-cell office:value-type="float" office:value="1.56" table:style-name="ce32">
            <text:p>1.560</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30.73699999999999" table:style-name="ce32">
            <text:p>230.737</text:p>
          </table:table-cell>
          <table:table-cell office:value-type="float" office:value="7.0000000000000001E-3" table:style-name="ce32">
            <text:p>0.007</text:p>
          </table:table-cell>
          <table:table-cell office:value-type="float" office:value="10.978" table:style-name="ce32">
            <text:p>10.978</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9124.2620000000006" table:style-name="ce32">
            <text:p>9,124.262</text:p>
          </table:table-cell>
          <table:table-cell office:value-type="float" office:value="408.06400000000002" table:style-name="ce32">
            <text:p>408.064</text:p>
          </table:table-cell>
          <table:table-cell office:value-type="float" office:value="2024.441" table:style-name="ce32">
            <text:p>2,024.441</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3565.445" table:style-name="ce32">
            <text:p>33,565.445</text:p>
          </table:table-cell>
          <table:table-cell office:value-type="float" office:value="656.827" table:style-name="ce32">
            <text:p>656.827</text:p>
          </table:table-cell>
          <table:table-cell office:value-type="float" office:value="2113.2910000000002" table:style-name="ce32">
            <text:p>2,113.291</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57.9559999999999" table:style-name="ce32">
            <text:p>1,057.956</text:p>
          </table:table-cell>
          <table:table-cell office:value-type="float" office:value="0" table:style-name="ce32">
            <text:p>0.000</text:p>
          </table:table-cell>
          <table:table-cell office:value-type="float" office:value="6.5179999999999998" table:style-name="ce32">
            <text:p>6.518</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58.506" table:style-name="ce32">
            <text:p>58.506</text:p>
          </table:table-cell>
          <table:table-cell office:value-type="float" office:value="0" table:style-name="ce32">
            <text:p>0.000</text:p>
          </table:table-cell>
          <table:table-cell office:value-type="float" office:value="1.5529999999999999" table:style-name="ce32">
            <text:p>1.553</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15341.77499999999" table:style-name="ce34">
            <text:p>115,341.775</text:p>
          </table:table-cell>
          <table:table-cell office:value-type="float" office:value="3337.1190000000006" table:style-name="ce34">
            <text:p>3,337.119</text:p>
          </table:table-cell>
          <table:table-cell office:value-type="float" office:value="7533.4350000000004" table:style-name="ce34">
            <text:p>7,533.435</text:p>
          </table:table-cell>
          <table:table-cell table:style-name="ce25"/>
          <table:table-cell table:number-columns-repeated="2"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11.075" table:style-name="ce32">
            <text:p>111.075</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2.3679999999999999" table:style-name="ce32">
            <text:p>2.368</text:p>
          </table:table-cell>
          <table:table-cell office:value-type="float" office:value="0" table:style-name="ce32">
            <text:p>0.000</text:p>
          </table:table-cell>
          <table:table-cell office:value-type="float" office:value="0.996" table:style-name="ce32">
            <text:p>0.996</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93.74100000000001" table:style-name="ce32">
            <text:p>193.741</text:p>
          </table:table-cell>
          <table:table-cell office:value-type="float" office:value="9.4E-2" table:style-name="ce32">
            <text:p>0.094</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0780000000000001" table:style-name="ce32">
            <text:p>1.078</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67.53399999999999" table:style-name="ce32">
            <text:p>667.534</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58.933999999999997" table:style-name="ce32">
            <text:p>58.934</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1399999999999999" table:style-name="ce32">
            <text:p>1.14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61.863" table:style-name="ce32">
            <text:p>61.863</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9.844999999999999" table:style-name="ce32">
            <text:p>29.845</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0.288" table:style-name="ce32">
            <text:p>10.288</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2.8929999999999998" table:style-name="ce32">
            <text:p>2.893</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557.89300000000003" table:style-name="ce32">
            <text:p>557.893</text:p>
          </table:table-cell>
          <table:table-cell office:value-type="float" office:value="4.625" table:style-name="ce32">
            <text:p>4.625</text:p>
          </table:table-cell>
          <table:table-cell office:value-type="float" office:value="1.873" table:style-name="ce32">
            <text:p>1.873</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28499999999999998" table:style-name="ce32">
            <text:p>0.285</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698.9370000000004" table:style-name="ce34">
            <text:p>1,698.937</text:p>
          </table:table-cell>
          <table:table-cell office:value-type="float" office:value="4.7190000000000003" table:style-name="ce34">
            <text:p>4.719</text:p>
          </table:table-cell>
          <table:table-cell office:value-type="float" office:value="2.8689999999999998" table:style-name="ce34">
            <text:p>2.869</text:p>
          </table:table-cell>
          <table:table-cell table:style-name="ce25"/>
          <table:table-cell table:number-columns-repeated="2" table:style-name="ce33"/>
          <table:table-cell table:number-columns-repeated="16376"/>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January to December 2021</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9/03/2022</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82643.41899999999" table:style-name="ce32">
            <text:p>182,643.419</text:p>
          </table:table-cell>
          <table:table-cell office:value-type="float" office:value="7421.201" table:style-name="ce32">
            <text:p>7,421.201</text:p>
          </table:table-cell>
          <table:table-cell office:value-type="float" office:value="7463.5519999999997" table:style-name="ce32">
            <text:p>7,463.552</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31368.648000000001" table:style-name="ce32">
            <text:p>31,368.648</text:p>
          </table:table-cell>
          <table:table-cell office:value-type="float" office:value="407.75400000000002" table:style-name="ce32">
            <text:p>407.754</text:p>
          </table:table-cell>
          <table:table-cell office:value-type="float" office:value="1289.5140000000001" table:style-name="ce32">
            <text:p>1,289.514</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36636.811000000002" table:style-name="ce32">
            <text:p>36,636.811</text:p>
          </table:table-cell>
          <table:table-cell office:value-type="float" office:value="2825.5929999999998" table:style-name="ce32">
            <text:p>2,825.593</text:p>
          </table:table-cell>
          <table:table-cell office:value-type="float" office:value="1196.335" table:style-name="ce32">
            <text:p>1,196.335</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20903.532999999999" table:style-name="ce32">
            <text:p>20,903.533</text:p>
          </table:table-cell>
          <table:table-cell office:value-type="float" office:value="222.38900000000001" table:style-name="ce32">
            <text:p>222.389</text:p>
          </table:table-cell>
          <table:table-cell office:value-type="float" office:value="3192.1869999999999" table:style-name="ce32">
            <text:p>3,192.187</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5246.7199999999993" table:style-name="ce32">
            <text:p>5,246.720</text:p>
          </table:table-cell>
          <table:table-cell office:value-type="float" office:value="7.42" table:style-name="ce32">
            <text:p>7.420</text:p>
          </table:table-cell>
          <table:table-cell office:value-type="float" office:value="185.20499999999998" table:style-name="ce32">
            <text:p>185.205</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22741.723000000002" table:style-name="ce32">
            <text:p>22,741.723</text:p>
          </table:table-cell>
          <table:table-cell office:value-type="float" office:value="78.397999999999996" table:style-name="ce32">
            <text:p>78.398</text:p>
          </table:table-cell>
          <table:table-cell office:value-type="float" office:value="970.71999999999991" table:style-name="ce32">
            <text:p>970.720</text:p>
          </table:table-cell>
          <table:table-cell table:style-name="ce25"/>
          <table:table-cell table:style-name="ce151"/>
          <table:table-cell table:style-name="ce152"/>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4539.2309999999998" table:style-name="ce32">
            <text:p>4,539.231</text:p>
          </table:table-cell>
          <table:table-cell office:value-type="float" office:value="14.178000000000001" table:style-name="ce32">
            <text:p>14.178</text:p>
          </table:table-cell>
          <table:table-cell office:value-type="float" office:value="192.64100000000002" table:style-name="ce32">
            <text:p>192.641</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6.3080000000000007" table:style-name="ce32">
            <text:p>6.308</text:p>
          </table:table-cell>
          <table:table-cell office:value-type="float" office:value="0" table:style-name="ce32">
            <text:p>0.000</text:p>
          </table:table-cell>
          <table:table-cell office:value-type="float" office:value="1.56" table:style-name="ce32">
            <text:p>1.560</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099.6480000000001" table:style-name="ce32">
            <text:p>1,099.648</text:p>
          </table:table-cell>
          <table:table-cell office:value-type="float" office:value="1.4999999999999999E-2" table:style-name="ce32">
            <text:p>0.015</text:p>
          </table:table-cell>
          <table:table-cell office:value-type="float" office:value="42.02" table:style-name="ce32">
            <text:p>42.020</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39613.872000000003" table:style-name="ce32">
            <text:p>39,613.872</text:p>
          </table:table-cell>
          <table:table-cell office:value-type="float" office:value="1472.1830000000002" table:style-name="ce32">
            <text:p>1,472.183</text:p>
          </table:table-cell>
          <table:table-cell office:value-type="float" office:value="10367.627" table:style-name="ce32">
            <text:p>10,367.627</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141888.712" table:style-name="ce32">
            <text:p>141,888.712</text:p>
          </table:table-cell>
          <table:table-cell office:value-type="float" office:value="2535.1059999999998" table:style-name="ce32">
            <text:p>2,535.106</text:p>
          </table:table-cell>
          <table:table-cell office:value-type="float" office:value="7744.1379999999999" table:style-name="ce32">
            <text:p>7,744.138</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4027.8769999999995" table:style-name="ce32">
            <text:p>4,027.877</text:p>
          </table:table-cell>
          <table:table-cell office:value-type="float" office:value="0" table:style-name="ce32">
            <text:p>0.000</text:p>
          </table:table-cell>
          <table:table-cell office:value-type="float" office:value="35.221000000000004" table:style-name="ce32">
            <text:p>35.221</text:p>
          </table:table-cell>
          <table:table-cell table:style-name="ce25"/>
          <table:table-cell table:style-name="ce151"/>
          <table:table-cell table:style-name="ce152"/>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239.452" table:style-name="ce32">
            <text:p>239.452</text:p>
          </table:table-cell>
          <table:table-cell office:value-type="float" office:value="0" table:style-name="ce32">
            <text:p>0.000</text:p>
          </table:table-cell>
          <table:table-cell office:value-type="float" office:value="7.7790000000000008" table:style-name="ce32">
            <text:p>7.779</text:p>
          </table:table-cell>
          <table:table-cell table:style-name="ce25"/>
          <table:table-cell table:style-name="ce151"/>
          <table:table-cell table:style-name="ce152"/>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490955.95400000003" table:style-name="ce34">
            <text:p>490,955.954</text:p>
          </table:table-cell>
          <table:table-cell office:value-type="float" office:value="14984.237000000001" table:style-name="ce34">
            <text:p>14,984.237</text:p>
          </table:table-cell>
          <table:table-cell office:value-type="float" office:value="32688.499" table:style-name="ce34">
            <text:p>32,688.499</text:p>
          </table:table-cell>
          <table:table-cell table:style-name="ce25"/>
          <table:table-cell table:style-name="ce153"/>
          <table:table-cell table:style-name="ce152"/>
          <table:table-cell table:style-name="ce33"/>
          <table:table-cell table:number-columns-repeated="16375"/>
        </table:table-row>
        <table:table-row table:style-name="ro3">
          <table:table-cell table:number-columns-repeated="5" table:style-name="ce25"/>
          <table:table-cell table:style-name="ce153"/>
          <table:table-cell table:style-name="ce153"/>
          <table:table-cell table:style-name="ce153"/>
          <table:table-cell table:number-columns-repeated="16376" table:style-name="ce25"/>
        </table:table-row>
        <table:table-row table:style-name="ro2">
          <table:table-cell office:value-type="string" table:style-name="ce26">
            <text:p>Non-household WEEE</text:p>
          </table:table-cell>
          <table:table-cell table:number-columns-repeated="4" table:style-name="ce25"/>
          <table:table-cell table:style-name="ce153"/>
          <table:table-cell table:style-name="ce153"/>
          <table:table-cell table:style-name="ce153"/>
          <table:table-cell table:number-columns-repeated="16376"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style-name="ce25"/>
          <table:table-cell table:style-name="ce153"/>
          <table:table-cell table:style-name="ce153"/>
          <table:table-cell table:number-columns-repeated="16376"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153"/>
          <table:table-cell table:style-name="ce153"/>
          <table:table-cell table:number-columns-repeated="16376"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521.59400000000005" table:style-name="ce32">
            <text:p>521.594</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23.304999999999996" table:style-name="ce32">
            <text:p>23.305</text:p>
          </table:table-cell>
          <table:table-cell office:value-type="float" office:value="0" table:style-name="ce32">
            <text:p>0.000</text:p>
          </table:table-cell>
          <table:table-cell office:value-type="float" office:value="12.256" table:style-name="ce32">
            <text:p>12.256</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761.072" table:style-name="ce32">
            <text:p>761.072</text:p>
          </table:table-cell>
          <table:table-cell office:value-type="float" office:value="0.45599999999999996" table:style-name="ce32">
            <text:p>0.456</text:p>
          </table:table-cell>
          <table:table-cell office:value-type="float" office:value="0" table:style-name="ce32">
            <text:p>0.000</text:p>
          </table:table-cell>
          <table:table-cell table:style-name="ce25"/>
          <table:table-cell table:style-name="ce151"/>
          <table:table-cell table:style-name="ce151"/>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4.3559999999999999" table:style-name="ce32">
            <text:p>4.356</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2586.8200000000002" table:style-name="ce32">
            <text:p>2,586.820</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184.995" table:style-name="ce32">
            <text:p>184.995</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1399999999999999" table:style-name="ce32">
            <text:p>1.140</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234.77600000000001" table:style-name="ce32">
            <text:p>234.776</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87.885000000000005" table:style-name="ce32">
            <text:p>87.885</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27.642" table:style-name="ce32">
            <text:p>127.642</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7.4279999999999999" table:style-name="ce32">
            <text:p>7.428</text:p>
          </table:table-cell>
          <table:table-cell office:value-type="float" office:value="0" table:style-name="ce32">
            <text:p>0.000</text:p>
          </table:table-cell>
          <table:table-cell office:value-type="float" office:value="0.02" table:style-name="ce32">
            <text:p>0.02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2599.1379999999999" table:style-name="ce32">
            <text:p>2,599.138</text:p>
          </table:table-cell>
          <table:table-cell office:value-type="float" office:value="7.7650000000000006" table:style-name="ce32">
            <text:p>7.765</text:p>
          </table:table-cell>
          <table:table-cell office:value-type="float" office:value="14.796999999999999" table:style-name="ce32">
            <text:p>14.797</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55899999999999994" table:style-name="ce32">
            <text:p>0.559</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style-name="ce151"/>
          <table:table-cell table:style-name="ce151"/>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7140.7099999999991" table:style-name="ce34">
            <text:p>7,140.710</text:p>
          </table:table-cell>
          <table:table-cell office:value-type="float" office:value="8.2210000000000001" table:style-name="ce34">
            <text:p>8.221</text:p>
          </table:table-cell>
          <table:table-cell office:value-type="float" office:value="27.073" table:style-name="ce34">
            <text:p>27.073</text:p>
          </table:table-cell>
          <table:table-cell table:style-name="ce25"/>
          <table:table-cell table:style-name="ce151"/>
          <table:table-cell table:style-name="ce151"/>
          <table:table-cell table:number-columns-repeated="16376" table:style-name="ce25"/>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KEY</text:p>
          </table:table-cell>
          <table:table-cell table:number-columns-repeated="16383" table:style-name="ce25"/>
        </table:table-row>
        <table:table-row table:style-name="ro9">
          <table:table-cell office:value-type="string" table:number-columns-spanned="2" table:number-rows-spanned="1" table:style-name="ce43">
            <text:p>Received for treatment</text:p>
          </table:table-cell>
          <table:covered-table-cell/>
          <table:table-cell office:value-type="string" table:number-columns-spanned="6" table:number-rows-spanned="1" table:style-name="ce44">
            <text:p>is the amount of WEEE AATFs have received. This may include WEEE that AATFs have had delivered directly to ATFs for treatment.</text:p>
          </table:table-cell>
          <table:covered-table-cell table:number-columns-repeated="5"/>
          <table:table-cell table:style-name="ce39"/>
          <table:table-cell table:number-columns-repeated="16375"/>
        </table:table-row>
        <table:table-row table:style-name="ro10">
          <table:table-cell office:value-type="string" table:number-columns-spanned="2" table:number-rows-spanned="1" table:style-name="ce43">
            <text:p>For re-use<text:s/></text:p>
          </table:table-cell>
          <table:covered-table-cell/>
          <table:table-cell office:value-type="string" table:number-columns-spanned="6" table:number-rows-spanned="1" table:style-name="ce45">
            <text:p>is the amount of WEEE that AATFs have reused themselves and sent onto others for reuse. This will have been included in the WEEE received for treatment.</text:p>
          </table:table-cell>
          <table:covered-table-cell table:number-columns-repeated="5"/>
          <table:table-cell table:style-name="ce39"/>
          <table:table-cell table:number-columns-repeated="16375"/>
        </table:table-row>
        <table:table-row table:style-name="ro11">
          <table:table-cell office:value-type="string" table:number-columns-spanned="2" table:number-rows-spanned="1" table:style-name="ce43">
            <text:p>Sent to AATF/ ATF</text:p>
          </table:table-cell>
          <table:covered-table-cell/>
          <table:table-cell office:value-type="string" table:number-columns-spanned="6" table:number-rows-spanned="1" table:style-name="ce44">
            <text:p>is WEEE that an AATF has received, and then sent to a different AATF or ATF. This figure only includes WEEE that has been sent on as a whole appliance.</text:p>
          </table:table-cell>
          <table:covered-table-cell table:number-columns-repeated="5"/>
          <table:table-cell table:style-name="ce39"/>
          <table:table-cell table:number-columns-repeated="16375"/>
        </table:table-row>
        <table:table-row table:style-name="ro12">
          <table:table-cell office:value-type="string" table:style-name="ce40">
            <text:p>NOTES</text:p>
          </table:table-cell>
          <table:table-cell table:style-name="ce41"/>
          <table:table-cell table:style-name="ce42"/>
          <table:table-cell table:number-columns-repeated="6" table:style-name="ce39"/>
          <table:table-cell table:number-columns-repeated="16375"/>
        </table:table-row>
        <table:table-row table:style-name="ro3">
          <table:table-cell office:value-type="string" table:number-columns-spanned="8" table:number-rows-spanned="1" table:style-name="ce48">
            <text:p>We have identified and are investigating a significant increase in category 1 household WEEE received for reuse in the April to June period.</text:p>
          </table:table-cell>
          <table:covered-table-cell table:number-columns-repeated="7"/>
          <table:table-cell table:style-name="ce39"/>
          <table:table-cell table:number-columns-repeated="16375"/>
        </table:table-row>
        <table:table-row table:style-name="ro3">
          <table:table-cell office:value-type="string" table:number-columns-spanned="8" table:number-rows-spanned="1" table:style-name="ce48">
            <text:p>We have identified and are investigating increases in categories 6 and 13 household WEEE sent to another approved authorised treatment facility</text:p>
          </table:table-cell>
          <table:covered-table-cell table:number-columns-repeated="7"/>
          <table:table-cell table:style-name="ce39"/>
          <table:table-cell table:number-columns-repeated="16375"/>
        </table:table-row>
        <table:table-row table:style-name="ro14">
          <table:table-cell table:number-columns-spanned="8" table:number-rows-spanned="1" table:style-name="ce49"/>
          <table:covered-table-cell table:number-columns-repeated="7"/>
          <table:table-cell table:style-name="ce39"/>
          <table:table-cell table:number-columns-repeated="16375"/>
        </table:table-row>
        <table:table-row table:style-name="ro3">
          <table:table-cell office:value-type="string" table:style-name="ce25">
            <text:p>Catalogue</text:p>
          </table:table-cell>
          <table:table-cell office:value-type="string" table:style-name="ce25">
            <text:p>LIT 7677</text:p>
          </table:table-cell>
          <table:table-cell table:number-columns-repeated="16382" table:style-name="ce25"/>
        </table:table-row>
        <table:table-row table:style-name="ro2">
          <table:table-cell office:value-type="string" table:style-name="ce26">
            <text:p>© Environment Agency copyright and database right 2021. All rights reserved.<text:s text:c="2"/></text:p>
          </table:table-cell>
          <table:table-cell table:number-columns-repeated="16383" table:style-name="ce25"/>
        </table:table-row>
        <table:table-row table:number-rows-repeated="1048355" table:style-name="ro3">
          <table:table-cell table:number-columns-repeated="16384"/>
        </table:table-row>
      </table:table>
      <table:table table:name="2020_Quarter_1-4" table:style-name="ta4">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3" draw:style-name="a3"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50"/>
          <table:table-cell office:value-type="string" table:style-name="ce51">
            <text:p>Household</text:p>
          </table:table-cell>
          <table:table-cell office:value-type="string" table:style-name="ce51">
            <text:p>Household</text:p>
          </table:table-cell>
          <table:table-cell office:value-type="string" table:style-name="ce51">
            <text:p>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58421.387000000002" table:style-name="ce53">
            <text:p>58,421.387</text:p>
          </table:table-cell>
          <table:table-cell office:value-type="float" office:value="1217.7929999999999" table:style-name="ce53">
            <text:p>1,217.793</text:p>
          </table:table-cell>
          <table:table-cell office:value-type="float" office:value="2063.5300000000002" table:style-name="ce53">
            <text:p>2,063.530</text:p>
          </table:table-cell>
          <table:table-cell table:number-columns-repeated="3" table:style-name="ce11"/>
          <table:table-cell table:number-columns-repeated="16376"/>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8319.3289999999997" table:style-name="ce53">
            <text:p>8,319.329</text:p>
          </table:table-cell>
          <table:table-cell office:value-type="float" office:value="82.075000000000003" table:style-name="ce53">
            <text:p>82.075</text:p>
          </table:table-cell>
          <table:table-cell office:value-type="float" office:value="366.36700000000002" table:style-name="ce53">
            <text:p>366.367</text:p>
          </table:table-cell>
          <table:table-cell table:number-columns-repeated="3" table:style-name="ce11"/>
          <table:table-cell table:number-columns-repeated="16376"/>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9544.8119999999999" table:style-name="ce53">
            <text:p>9,544.812</text:p>
          </table:table-cell>
          <table:table-cell office:value-type="float" office:value="588.83799999999997" table:style-name="ce53">
            <text:p>588.838</text:p>
          </table:table-cell>
          <table:table-cell office:value-type="float" office:value="322.40800000000002" table:style-name="ce53">
            <text:p>322.408</text:p>
          </table:table-cell>
          <table:table-cell table:number-columns-repeated="3" table:style-name="ce11"/>
          <table:table-cell table:number-columns-repeated="16376"/>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5698.4219999999996" table:style-name="ce53">
            <text:p>5,698.422</text:p>
          </table:table-cell>
          <table:table-cell office:value-type="float" office:value="44.911000000000001" table:style-name="ce53">
            <text:p>44.911</text:p>
          </table:table-cell>
          <table:table-cell office:value-type="float" office:value="994.00800000000004" table:style-name="ce53">
            <text:p>994.008</text:p>
          </table:table-cell>
          <table:table-cell table:number-columns-repeated="3" table:style-name="ce11"/>
          <table:table-cell table:number-columns-repeated="16376"/>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1401.731" table:style-name="ce53">
            <text:p>1,401.731</text:p>
          </table:table-cell>
          <table:table-cell office:value-type="float" office:value="8.9999999999999993E-3" table:style-name="ce53">
            <text:p>0.009</text:p>
          </table:table-cell>
          <table:table-cell office:value-type="float" office:value="56.557000000000002" table:style-name="ce53">
            <text:p>56.557</text:p>
          </table:table-cell>
          <table:table-cell table:number-columns-repeated="3" table:style-name="ce11"/>
          <table:table-cell table:number-columns-repeated="16376"/>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5923.2269999999999" table:style-name="ce53">
            <text:p>5,923.227</text:p>
          </table:table-cell>
          <table:table-cell office:value-type="float" office:value="0" table:style-name="ce53">
            <text:p>0.000</text:p>
          </table:table-cell>
          <table:table-cell office:value-type="float" office:value="263.23200000000003" table:style-name="ce53">
            <text:p>263.232</text:p>
          </table:table-cell>
          <table:table-cell table:number-columns-repeated="3" table:style-name="ce11"/>
          <table:table-cell table:number-columns-repeated="16376"/>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1184.963" table:style-name="ce53">
            <text:p>1,184.963</text:p>
          </table:table-cell>
          <table:table-cell office:value-type="float" office:value="2.004" table:style-name="ce53">
            <text:p>2.004</text:p>
          </table:table-cell>
          <table:table-cell office:value-type="float" office:value="52.219000000000001" table:style-name="ce53">
            <text:p>52.219</text:p>
          </table:table-cell>
          <table:table-cell table:number-columns-repeated="3" table:style-name="ce11"/>
          <table:table-cell table:number-columns-repeated="16376"/>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0.125" table:style-name="ce53">
            <text:p>0.125</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269.71899999999999" table:style-name="ce53">
            <text:p>269.719</text:p>
          </table:table-cell>
          <table:table-cell office:value-type="float" office:value="0" table:style-name="ce53">
            <text:p>0.000</text:p>
          </table:table-cell>
          <table:table-cell office:value-type="float" office:value="12.108000000000001" table:style-name="ce53">
            <text:p>12.108</text:p>
          </table:table-cell>
          <table:table-cell table:number-columns-repeated="3" table:style-name="ce11"/>
          <table:table-cell table:number-columns-repeated="16376"/>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10878.165999999999" table:style-name="ce53">
            <text:p>10,878.166</text:p>
          </table:table-cell>
          <table:table-cell office:value-type="float" office:value="227.86600000000001" table:style-name="ce53">
            <text:p>227.866</text:p>
          </table:table-cell>
          <table:table-cell office:value-type="float" office:value="2310.6439999999998" table:style-name="ce53">
            <text:p>2,310.644</text:p>
          </table:table-cell>
          <table:table-cell table:number-columns-repeated="3" table:style-name="ce11"/>
          <table:table-cell table:number-columns-repeated="16376"/>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31654.976999999999" table:style-name="ce53">
            <text:p>31,654.977</text:p>
          </table:table-cell>
          <table:table-cell office:value-type="float" office:value="561.49699999999996" table:style-name="ce53">
            <text:p>561.497</text:p>
          </table:table-cell>
          <table:table-cell office:value-type="float" office:value="942.44100000000003" table:style-name="ce53">
            <text:p>942.441</text:p>
          </table:table-cell>
          <table:table-cell table:number-columns-repeated="3" table:style-name="ce11"/>
          <table:table-cell table:number-columns-repeated="16376"/>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1172.769" table:style-name="ce53">
            <text:p>1,172.769</text:p>
          </table:table-cell>
          <table:table-cell office:value-type="float" office:value="7.0000000000000001E-3" table:style-name="ce53">
            <text:p>0.007</text:p>
          </table:table-cell>
          <table:table-cell office:value-type="float" office:value="14.906000000000001" table:style-name="ce53">
            <text:p>14.906</text:p>
          </table:table-cell>
          <table:table-cell table:number-columns-repeated="3" table:style-name="ce11"/>
          <table:table-cell table:number-columns-repeated="16376"/>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61.034999999999997" table:style-name="ce53">
            <text:p>61.035</text:p>
          </table:table-cell>
          <table:table-cell office:value-type="float" office:value="4.8449999999999998" table:style-name="ce53">
            <text:p>4.845</text:p>
          </table:table-cell>
          <table:table-cell office:value-type="float" office:value="2.1190000000000002" table:style-name="ce53">
            <text:p>2.119</text:p>
          </table:table-cell>
          <table:table-cell table:number-columns-repeated="3" table:style-name="ce11"/>
          <table:table-cell table:number-columns-repeated="16376"/>
        </table:table-row>
        <table:table-row table:style-name="ro3">
          <table:table-cell table:style-name="ce6"/>
          <table:table-cell office:value-type="string" table:style-name="ce50">
            <text:p>Totals</text:p>
          </table:table-cell>
          <table:table-cell office:value-type="float" office:value="134530.66200000001" table:style-name="ce54">
            <text:p>134,530.662</text:p>
          </table:table-cell>
          <table:table-cell office:value-type="float" office:value="2729.8449999999998" table:style-name="ce54">
            <text:p>2,729.845</text:p>
          </table:table-cell>
          <table:table-cell office:value-type="float" office:value="7400.5389999999998" table:style-name="ce54">
            <text:p>7,400.539</text:p>
          </table:table-cell>
          <table:table-cell table:number-columns-repeated="3" table:style-name="ce11"/>
          <table:table-cell table:number-columns-repeated="16376"/>
        </table:table-row>
        <table:table-row table:style-name="ro3">
          <table:table-cell table:number-columns-repeated="6" table:style-name="ce1"/>
          <table:table-cell table:style-name="ce11"/>
          <table:table-cell table:number-columns-repeated="16377" table:style-name="ce1"/>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50"/>
          <table:table-cell office:value-type="string" table:style-name="ce51">
            <text:p>Non-household</text:p>
          </table:table-cell>
          <table:table-cell office:value-type="string" table:style-name="ce51">
            <text:p>Non-household</text:p>
          </table:table-cell>
          <table:table-cell office:value-type="string" table:style-name="ce51">
            <text:p>Non-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78.536000000000001" table:style-name="ce53">
            <text:p>78.536</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18.577000000000002" table:style-name="ce53">
            <text:p>18.577</text:p>
          </table:table-cell>
          <table:table-cell office:value-type="float" office:value="0.246" table:style-name="ce53">
            <text:p>0.246</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278.10700000000003" table:style-name="ce53">
            <text:p>278.107</text:p>
          </table:table-cell>
          <table:table-cell office:value-type="float" office:value="0.309" table:style-name="ce53">
            <text:p>0.309</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1.5309999999999999" table:style-name="ce53">
            <text:p>1.531</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813.34299999999996" table:style-name="ce53">
            <text:p>813.343</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44.098999999999997" table:style-name="ce53">
            <text:p>44.099</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6.0000000000000001E-3" table:style-name="ce53">
            <text:p>0.006</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54.847999999999999" table:style-name="ce53">
            <text:p>54.848</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26.536000000000001" table:style-name="ce53">
            <text:p>26.536</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42.052999999999997" table:style-name="ce53">
            <text:p>42.053</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3.74" table:style-name="ce53">
            <text:p>3.740</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369.66199999999998" table:style-name="ce53">
            <text:p>369.662</text:p>
          </table:table-cell>
          <table:table-cell office:value-type="float" office:value="18.36" table:style-name="ce53">
            <text:p>18.360</text:p>
          </table:table-cell>
          <table:table-cell office:value-type="float" office:value="28.957000000000001" table:style-name="ce53">
            <text:p>28.957</text:p>
          </table:table-cell>
          <table:table-cell table:number-columns-repeated="3" table:style-name="ce11"/>
          <table:table-cell table:number-columns-repeated="16376"/>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5.1999999999999998E-2" table:style-name="ce53">
            <text:p>0.052</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table:style-name="ce6"/>
          <table:table-cell office:value-type="string" table:style-name="ce50">
            <text:p>Totals</text:p>
          </table:table-cell>
          <table:table-cell office:value-type="float" office:value="1731.09" table:style-name="ce54">
            <text:p>1,731.090</text:p>
          </table:table-cell>
          <table:table-cell office:value-type="float" office:value="18.914999999999999" table:style-name="ce54">
            <text:p>18.915</text:p>
          </table:table-cell>
          <table:table-cell office:value-type="float" office:value="28.957000000000001" table:style-name="ce54">
            <text:p>28.957</text:p>
          </table:table-cell>
          <table:table-cell table:number-columns-repeated="3" table:style-name="ce11"/>
          <table:table-cell table:number-columns-repeated="16376"/>
        </table:table-row>
        <table:table-row table:style-name="ro3">
          <table:table-cell table:style-name="ce1"/>
          <table:table-cell table:style-name="ce55"/>
          <table:table-cell table:number-columns-repeated="3" table:style-name="ce56"/>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style-name="ce1"/>
          <table:table-cell table:style-name="ce55"/>
          <table:table-cell table:number-columns-repeated="3" table:style-name="ce56"/>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50"/>
          <table:table-cell office:value-type="string" table:style-name="ce51">
            <text:p>Household</text:p>
          </table:table-cell>
          <table:table-cell office:value-type="string" table:style-name="ce51">
            <text:p>Household</text:p>
          </table:table-cell>
          <table:table-cell office:value-type="string" table:style-name="ce51">
            <text:p>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27848.282999999999" table:style-name="ce53">
            <text:p>27,848.283</text:p>
          </table:table-cell>
          <table:table-cell office:value-type="float" office:value="488.75799999999998" table:style-name="ce53">
            <text:p>488.758</text:p>
          </table:table-cell>
          <table:table-cell office:value-type="float" office:value="543.71500000000003" table:style-name="ce53">
            <text:p>543.715</text:p>
          </table:table-cell>
          <table:table-cell table:number-columns-repeated="3" table:style-name="ce11"/>
          <table:table-cell table:number-columns-repeated="16376"/>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3590.3490000000002" table:style-name="ce53">
            <text:p>3,590.349</text:p>
          </table:table-cell>
          <table:table-cell office:value-type="float" office:value="69.897000000000006" table:style-name="ce53">
            <text:p>69.897</text:p>
          </table:table-cell>
          <table:table-cell office:value-type="float" office:value="109.926" table:style-name="ce53">
            <text:p>109.926</text:p>
          </table:table-cell>
          <table:table-cell table:number-columns-repeated="3" table:style-name="ce11"/>
          <table:table-cell table:number-columns-repeated="16376"/>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3947.8359999999998" table:style-name="ce53">
            <text:p>3,947.836</text:p>
          </table:table-cell>
          <table:table-cell office:value-type="float" office:value="183.18700000000001" table:style-name="ce53">
            <text:p>183.187</text:p>
          </table:table-cell>
          <table:table-cell office:value-type="float" office:value="119.22499999999999" table:style-name="ce53">
            <text:p>119.225</text:p>
          </table:table-cell>
          <table:table-cell table:number-columns-repeated="3" table:style-name="ce11"/>
          <table:table-cell table:number-columns-repeated="16376"/>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2441.556" table:style-name="ce53">
            <text:p>2,441.556</text:p>
          </table:table-cell>
          <table:table-cell office:value-type="float" office:value="17.881" table:style-name="ce53">
            <text:p>17.881</text:p>
          </table:table-cell>
          <table:table-cell office:value-type="float" office:value="449.67700000000002" table:style-name="ce53">
            <text:p>449.677</text:p>
          </table:table-cell>
          <table:table-cell table:number-columns-repeated="3" table:style-name="ce11"/>
          <table:table-cell table:number-columns-repeated="16376"/>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571.58799999999997" table:style-name="ce53">
            <text:p>571.588</text:p>
          </table:table-cell>
          <table:table-cell office:value-type="float" office:value="2.133" table:style-name="ce53">
            <text:p>2.133</text:p>
          </table:table-cell>
          <table:table-cell office:value-type="float" office:value="17.151" table:style-name="ce53">
            <text:p>17.151</text:p>
          </table:table-cell>
          <table:table-cell table:number-columns-repeated="3" table:style-name="ce11"/>
          <table:table-cell table:number-columns-repeated="16376"/>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2448.451" table:style-name="ce53">
            <text:p>2,448.451</text:p>
          </table:table-cell>
          <table:table-cell office:value-type="float" office:value="0.11600000000000001" table:style-name="ce53">
            <text:p>0.116</text:p>
          </table:table-cell>
          <table:table-cell office:value-type="float" office:value="80.853999999999999" table:style-name="ce53">
            <text:p>80.854</text:p>
          </table:table-cell>
          <table:table-cell table:number-columns-repeated="3" table:style-name="ce11"/>
          <table:table-cell table:number-columns-repeated="16376"/>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507.05099999999999" table:style-name="ce53">
            <text:p>507.051</text:p>
          </table:table-cell>
          <table:table-cell office:value-type="float" office:value="5.27" table:style-name="ce53">
            <text:p>5.270</text:p>
          </table:table-cell>
          <table:table-cell office:value-type="float" office:value="16.045999999999999" table:style-name="ce53">
            <text:p>16.046</text:p>
          </table:table-cell>
          <table:table-cell table:number-columns-repeated="3" table:style-name="ce11"/>
          <table:table-cell table:number-columns-repeated="16376"/>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0.32600000000000001" table:style-name="ce53">
            <text:p>0.326</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107.327" table:style-name="ce53">
            <text:p>107.327</text:p>
          </table:table-cell>
          <table:table-cell office:value-type="float" office:value="0" table:style-name="ce53">
            <text:p>0.000</text:p>
          </table:table-cell>
          <table:table-cell office:value-type="float" office:value="3.8780000000000001" table:style-name="ce53">
            <text:p>3.878</text:p>
          </table:table-cell>
          <table:table-cell table:number-columns-repeated="3" table:style-name="ce11"/>
          <table:table-cell table:number-columns-repeated="16376"/>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3" table:style-name="ce11"/>
          <table:table-cell table:number-columns-repeated="16376"/>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3902.3209999999999" table:style-name="ce53">
            <text:p>3,902.321</text:p>
          </table:table-cell>
          <table:table-cell office:value-type="float" office:value="77.197000000000003" table:style-name="ce53">
            <text:p>77.197</text:p>
          </table:table-cell>
          <table:table-cell office:value-type="float" office:value="1286.405" table:style-name="ce53">
            <text:p>1,286.405</text:p>
          </table:table-cell>
          <table:table-cell table:number-columns-repeated="3" table:style-name="ce11"/>
          <table:table-cell table:number-columns-repeated="16376"/>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18733.929" table:style-name="ce53">
            <text:p>18,733.929</text:p>
          </table:table-cell>
          <table:table-cell office:value-type="float" office:value="328.16899999999998" table:style-name="ce53">
            <text:p>328.169</text:p>
          </table:table-cell>
          <table:table-cell office:value-type="float" office:value="804.52800000000002" table:style-name="ce53">
            <text:p>804.528</text:p>
          </table:table-cell>
          <table:table-cell table:number-columns-repeated="3" table:style-name="ce11"/>
          <table:table-cell table:number-columns-repeated="16376"/>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454.00099999999998" table:style-name="ce53">
            <text:p>454.001</text:p>
          </table:table-cell>
          <table:table-cell office:value-type="float" office:value="0" table:style-name="ce53">
            <text:p>0.000</text:p>
          </table:table-cell>
          <table:table-cell office:value-type="float" office:value="4.1349999999999998" table:style-name="ce53">
            <text:p>4.135</text:p>
          </table:table-cell>
          <table:table-cell table:number-columns-repeated="3" table:style-name="ce11"/>
          <table:table-cell table:number-columns-repeated="16376"/>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29.59" table:style-name="ce53">
            <text:p>29.590</text:p>
          </table:table-cell>
          <table:table-cell office:value-type="float" office:value="0" table:style-name="ce53">
            <text:p>0.000</text:p>
          </table:table-cell>
          <table:table-cell office:value-type="float" office:value="0.64700000000000002" table:style-name="ce53">
            <text:p>0.647</text:p>
          </table:table-cell>
          <table:table-cell table:number-columns-repeated="3" table:style-name="ce11"/>
          <table:table-cell table:number-columns-repeated="16376"/>
        </table:table-row>
        <table:table-row table:style-name="ro3">
          <table:table-cell table:style-name="ce6"/>
          <table:table-cell office:value-type="string" table:style-name="ce50">
            <text:p>Totals</text:p>
          </table:table-cell>
          <table:table-cell office:value-type="float" office:value="64582.608" table:style-name="ce54">
            <text:p>64,582.608</text:p>
          </table:table-cell>
          <table:table-cell office:value-type="float" office:value="1172.6079999999999" table:style-name="ce54">
            <text:p>1,172.608</text:p>
          </table:table-cell>
          <table:table-cell office:value-type="float" office:value="3436.1870000000008" table:style-name="ce54">
            <text:p>3,436.187</text:p>
          </table:table-cell>
          <table:table-cell table:number-columns-repeated="3" table:style-name="ce11"/>
          <table:table-cell table:number-columns-repeated="16376"/>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50"/>
          <table:table-cell office:value-type="string" table:style-name="ce51">
            <text:p>Non-household</text:p>
          </table:table-cell>
          <table:table-cell office:value-type="string" table:style-name="ce51">
            <text:p>Non-household</text:p>
          </table:table-cell>
          <table:table-cell office:value-type="string" table:style-name="ce51">
            <text:p>Non-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53.664000000000001" table:style-name="ce53">
            <text:p>53.664</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2.7320000000000002" table:style-name="ce53">
            <text:p>2.732</text:p>
          </table:table-cell>
          <table:table-cell office:value-type="float" office:value="0.1" table:style-name="ce53">
            <text:p>0.1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99.787999999999997" table:style-name="ce53">
            <text:p>99.788</text:p>
          </table:table-cell>
          <table:table-cell office:value-type="float" office:value="2.7E-2" table:style-name="ce53">
            <text:p>0.027</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1.238" table:style-name="ce53">
            <text:p>1.238</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382.76900000000001" table:style-name="ce53">
            <text:p>382.769</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18.917000000000002" table:style-name="ce53">
            <text:p>18.917</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50.372" table:style-name="ce53">
            <text:p>50.372</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35.216000000000001" table:style-name="ce53">
            <text:p>35.216</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16.768000000000001" table:style-name="ce53">
            <text:p>16.768</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1.611" table:style-name="ce53">
            <text:p>1.611</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299.91300000000001" table:style-name="ce53">
            <text:p>299.913</text:p>
          </table:table-cell>
          <table:table-cell office:value-type="float" office:value="32.264000000000003" table:style-name="ce53">
            <text:p>32.264</text:p>
          </table:table-cell>
          <table:table-cell office:value-type="float" office:value="3.3239999999999998" table:style-name="ce53">
            <text:p>3.324</text:p>
          </table:table-cell>
          <table:table-cell table:number-columns-repeated="2" table:style-name="ce11"/>
          <table:table-cell table:number-columns-repeated="16377" table:style-name="ce1"/>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0.27700000000000002" table:style-name="ce53">
            <text:p>0.277</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table:style-name="ce6"/>
          <table:table-cell office:value-type="string" table:style-name="ce50">
            <text:p>Totals</text:p>
          </table:table-cell>
          <table:table-cell office:value-type="float" office:value="963.2650000000001" table:style-name="ce54">
            <text:p>963.265</text:p>
          </table:table-cell>
          <table:table-cell office:value-type="float" office:value="32.391000000000005" table:style-name="ce54">
            <text:p>32.391</text:p>
          </table:table-cell>
          <table:table-cell office:value-type="float" office:value="3.3239999999999998" table:style-name="ce54">
            <text:p>3.324</text:p>
          </table:table-cell>
          <table:table-cell table:number-columns-repeated="2" table:style-name="ce11"/>
          <table:table-cell table:number-columns-repeated="16377" table:style-name="ce1"/>
        </table:table-row>
        <table:table-row table:style-name="ro3">
          <table:table-cell table:style-name="ce1"/>
          <table:table-cell table:style-name="ce55"/>
          <table:table-cell table:number-columns-repeated="3" table:style-name="ce57"/>
          <table:table-cell table:number-columns-repeated="2" table:style-name="ce11"/>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style-name="ce1"/>
          <table:table-cell table:style-name="ce55"/>
          <table:table-cell table:number-columns-repeated="3" table:style-name="ce56"/>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50"/>
          <table:table-cell office:value-type="string" table:style-name="ce51">
            <text:p>Household</text:p>
          </table:table-cell>
          <table:table-cell office:value-type="string" table:style-name="ce51">
            <text:p>Household</text:p>
          </table:table-cell>
          <table:table-cell office:value-type="string" table:style-name="ce51">
            <text:p>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49708.796999999999" table:style-name="ce53">
            <text:p>49,708.797</text:p>
          </table:table-cell>
          <table:table-cell office:value-type="float" office:value="1377.2929999999999" table:style-name="ce53">
            <text:p>1,377.293</text:p>
          </table:table-cell>
          <table:table-cell office:value-type="float" office:value="2779.2820000000002" table:style-name="ce53">
            <text:p>2,779.282</text:p>
          </table:table-cell>
          <table:table-cell table:number-columns-repeated="3" table:style-name="ce11"/>
          <table:table-cell table:number-columns-repeated="16376" table:style-name="ce1"/>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8825.5" table:style-name="ce53">
            <text:p>8,825.500</text:p>
          </table:table-cell>
          <table:table-cell office:value-type="float" office:value="144.57300000000001" table:style-name="ce53">
            <text:p>144.573</text:p>
          </table:table-cell>
          <table:table-cell office:value-type="float" office:value="341.12700000000001" table:style-name="ce53">
            <text:p>341.127</text:p>
          </table:table-cell>
          <table:table-cell table:number-columns-repeated="4" table:style-name="ce11"/>
          <table:table-cell table:number-columns-repeated="16375"/>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9395.3539999999994" table:style-name="ce53">
            <text:p>9,395.354</text:p>
          </table:table-cell>
          <table:table-cell office:value-type="float" office:value="560.11900000000003" table:style-name="ce53">
            <text:p>560.119</text:p>
          </table:table-cell>
          <table:table-cell office:value-type="float" office:value="258.73399999999998" table:style-name="ce53">
            <text:p>258.734</text:p>
          </table:table-cell>
          <table:table-cell table:number-columns-repeated="4" table:style-name="ce11"/>
          <table:table-cell table:number-columns-repeated="16375"/>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5834.4530000000004" table:style-name="ce53">
            <text:p>5,834.453</text:p>
          </table:table-cell>
          <table:table-cell office:value-type="float" office:value="53.338000000000001" table:style-name="ce53">
            <text:p>53.338</text:p>
          </table:table-cell>
          <table:table-cell office:value-type="float" office:value="879.75099999999998" table:style-name="ce53">
            <text:p>879.751</text:p>
          </table:table-cell>
          <table:table-cell table:number-columns-repeated="4" table:style-name="ce11"/>
          <table:table-cell table:number-columns-repeated="16375"/>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1450.5550000000001" table:style-name="ce53">
            <text:p>1,450.555</text:p>
          </table:table-cell>
          <table:table-cell office:value-type="float" office:value="0" table:style-name="ce53">
            <text:p>0.000</text:p>
          </table:table-cell>
          <table:table-cell office:value-type="float" office:value="44.74" table:style-name="ce53">
            <text:p>44.740</text:p>
          </table:table-cell>
          <table:table-cell table:number-columns-repeated="4" table:style-name="ce11"/>
          <table:table-cell table:number-columns-repeated="16375"/>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6468.7719999999999" table:style-name="ce53">
            <text:p>6,468.772</text:p>
          </table:table-cell>
          <table:table-cell office:value-type="float" office:value="7.218" table:style-name="ce53">
            <text:p>7.218</text:p>
          </table:table-cell>
          <table:table-cell office:value-type="float" office:value="249.78" table:style-name="ce53">
            <text:p>249.780</text:p>
          </table:table-cell>
          <table:table-cell table:number-columns-repeated="4" table:style-name="ce11"/>
          <table:table-cell table:number-columns-repeated="16375"/>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1280.2" table:style-name="ce53">
            <text:p>1,280.200</text:p>
          </table:table-cell>
          <table:table-cell office:value-type="float" office:value="1.0609999999999999" table:style-name="ce53">
            <text:p>1.061</text:p>
          </table:table-cell>
          <table:table-cell office:value-type="float" office:value="49.887" table:style-name="ce53">
            <text:p>49.887</text:p>
          </table:table-cell>
          <table:table-cell table:number-columns-repeated="4" table:style-name="ce11"/>
          <table:table-cell table:number-columns-repeated="16375"/>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6.26" table:style-name="ce53">
            <text:p>6.260</text:p>
          </table:table-cell>
          <table:table-cell office:value-type="float" office:value="0" table:style-name="ce53">
            <text:p>0.000</text:p>
          </table:table-cell>
          <table:table-cell office:value-type="float" office:value="0" table:style-name="ce53">
            <text:p>0.000</text:p>
          </table:table-cell>
          <table:table-cell table:number-columns-repeated="4" table:style-name="ce11"/>
          <table:table-cell table:number-columns-repeated="16375"/>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288.678" table:style-name="ce53">
            <text:p>288.678</text:p>
          </table:table-cell>
          <table:table-cell office:value-type="float" office:value="0" table:style-name="ce53">
            <text:p>0.000</text:p>
          </table:table-cell>
          <table:table-cell office:value-type="float" office:value="11.811999999999999" table:style-name="ce53">
            <text:p>11.812</text:p>
          </table:table-cell>
          <table:table-cell table:number-columns-repeated="4" table:style-name="ce11"/>
          <table:table-cell table:number-columns-repeated="16375"/>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1.7999999999999999E-2" table:style-name="ce53">
            <text:p>0.018</text:p>
          </table:table-cell>
          <table:table-cell office:value-type="float" office:value="0" table:style-name="ce53">
            <text:p>0.000</text:p>
          </table:table-cell>
          <table:table-cell office:value-type="float" office:value="0" table:style-name="ce53">
            <text:p>0.000</text:p>
          </table:table-cell>
          <table:table-cell table:number-columns-repeated="4" table:style-name="ce11"/>
          <table:table-cell table:number-columns-repeated="16375"/>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10998.47" table:style-name="ce53">
            <text:p>10,998.470</text:p>
          </table:table-cell>
          <table:table-cell office:value-type="float" office:value="205.334" table:style-name="ce53">
            <text:p>205.334</text:p>
          </table:table-cell>
          <table:table-cell office:value-type="float" office:value="3047.6819999999998" table:style-name="ce53">
            <text:p>3,047.682</text:p>
          </table:table-cell>
          <table:table-cell table:number-columns-repeated="4" table:style-name="ce11"/>
          <table:table-cell table:number-columns-repeated="16375"/>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40021.203999999998" table:style-name="ce53">
            <text:p>40,021.204</text:p>
          </table:table-cell>
          <table:table-cell office:value-type="float" office:value="648.25099999999998" table:style-name="ce53">
            <text:p>648.251</text:p>
          </table:table-cell>
          <table:table-cell office:value-type="float" office:value="1801.2809999999999" table:style-name="ce53">
            <text:p>1,801.281</text:p>
          </table:table-cell>
          <table:table-cell table:number-columns-repeated="4" table:style-name="ce11"/>
          <table:table-cell table:number-columns-repeated="16375"/>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884.64" table:style-name="ce53">
            <text:p>884.640</text:p>
          </table:table-cell>
          <table:table-cell office:value-type="float" office:value="0" table:style-name="ce53">
            <text:p>0.000</text:p>
          </table:table-cell>
          <table:table-cell office:value-type="float" office:value="3.573" table:style-name="ce53">
            <text:p>3.573</text:p>
          </table:table-cell>
          <table:table-cell table:number-columns-repeated="4" table:style-name="ce11"/>
          <table:table-cell table:number-columns-repeated="16375"/>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94.576999999999998" table:style-name="ce53">
            <text:p>94.577</text:p>
          </table:table-cell>
          <table:table-cell office:value-type="float" office:value="0" table:style-name="ce53">
            <text:p>0.000</text:p>
          </table:table-cell>
          <table:table-cell office:value-type="float" office:value="2.2189999999999999" table:style-name="ce53">
            <text:p>2.219</text:p>
          </table:table-cell>
          <table:table-cell table:number-columns-repeated="4" table:style-name="ce11"/>
          <table:table-cell table:number-columns-repeated="16375"/>
        </table:table-row>
        <table:table-row table:style-name="ro3">
          <table:table-cell table:style-name="ce6"/>
          <table:table-cell office:value-type="string" table:style-name="ce50">
            <text:p>Totals</text:p>
          </table:table-cell>
          <table:table-cell office:value-type="float" office:value="135257.47799999997" table:style-name="ce54">
            <text:p>135,257.478</text:p>
          </table:table-cell>
          <table:table-cell office:value-type="float" office:value="2997.1869999999999" table:style-name="ce54">
            <text:p>2,997.187</text:p>
          </table:table-cell>
          <table:table-cell office:value-type="float" office:value="9469.8679999999986" table:style-name="ce54">
            <text:p>9,469.868</text:p>
          </table:table-cell>
          <table:table-cell table:number-columns-repeated="4" table:style-name="ce11"/>
          <table:table-cell table:number-columns-repeated="16375"/>
        </table:table-row>
        <table:table-row table:style-name="ro3">
          <table:table-cell table:number-columns-repeated="8" table:style-name="ce1"/>
          <table:table-cell table:style-name="ce11"/>
          <table:table-cell table:number-columns-repeated="16375"/>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50"/>
          <table:table-cell office:value-type="string" table:style-name="ce51">
            <text:p>Non-household</text:p>
          </table:table-cell>
          <table:table-cell office:value-type="string" table:style-name="ce51">
            <text:p>Non-household</text:p>
          </table:table-cell>
          <table:table-cell office:value-type="string" table:style-name="ce51">
            <text:p>Non-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244.071" table:style-name="ce53">
            <text:p>244.071</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number-columns-repeated="16377" table:style-name="ce1"/>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21.234999999999999" table:style-name="ce53">
            <text:p>21.235</text:p>
          </table:table-cell>
          <table:table-cell office:value-type="float" office:value="0.17499999999999999" table:style-name="ce53">
            <text:p>0.175</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113.877" table:style-name="ce53">
            <text:p>113.877</text:p>
          </table:table-cell>
          <table:table-cell office:value-type="float" office:value="0.28000000000000003" table:style-name="ce53">
            <text:p>0.28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4.3979999999999997" table:style-name="ce53">
            <text:p>4.398</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758.71799999999996" table:style-name="ce53">
            <text:p>758.718</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34.106999999999999" table:style-name="ce53">
            <text:p>34.107</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1.756" table:style-name="ce53">
            <text:p>1.756</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63.113" table:style-name="ce53">
            <text:p>63.113</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18.129000000000001" table:style-name="ce53">
            <text:p>18.129</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37.435000000000002" table:style-name="ce53">
            <text:p>37.435</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2.125" table:style-name="ce53">
            <text:p>2.125</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427.47300000000001" table:style-name="ce53">
            <text:p>427.473</text:p>
          </table:table-cell>
          <table:table-cell office:value-type="float" office:value="15.164999999999999" table:style-name="ce53">
            <text:p>15.165</text:p>
          </table:table-cell>
          <table:table-cell office:value-type="float" office:value="2.38" table:style-name="ce53">
            <text:p>2.38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0.27500000000000002" table:style-name="ce53">
            <text:p>0.275</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6"/>
          <table:table-cell office:value-type="string" table:style-name="ce50">
            <text:p>Totals</text:p>
          </table:table-cell>
          <table:table-cell office:value-type="float" office:value="1726.712" table:style-name="ce54">
            <text:p>1,726.712</text:p>
          </table:table-cell>
          <table:table-cell office:value-type="float" office:value="15.62" table:style-name="ce54">
            <text:p>15.620</text:p>
          </table:table-cell>
          <table:table-cell office:value-type="float" office:value="2.38" table:style-name="ce54">
            <text:p>2.380</text:p>
          </table:table-cell>
          <table:table-cell table:number-columns-repeated="2" table:style-name="ce11"/>
          <table:table-cell table:style-name="ce1"/>
          <table:table-cell table:style-name="ce11"/>
          <table:table-cell table:number-columns-repeated="16375"/>
        </table:table-row>
        <table:table-row table:style-name="ro3">
          <table:table-cell table:style-name="ce1"/>
          <table:table-cell table:style-name="ce55"/>
          <table:table-cell table:number-columns-repeated="3" table:style-name="ce57"/>
          <table:table-cell table:number-columns-repeated="3" table:style-name="ce1"/>
          <table:table-cell table:style-name="ce11"/>
          <table:table-cell table:number-columns-repeated="16375"/>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October to December 2020</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Report run on: 31/03/2021</text:p>
          </table:table-cell>
          <table:table-cell table:style-name="ce1"/>
          <table:table-cell table:style-name="ce5"/>
          <table:table-cell table:number-columns-repeated="3" table:style-name="ce1"/>
          <table:table-cell table:style-name="ce11"/>
          <table:table-cell table:number-columns-repeated="16377" table:style-name="ce1"/>
        </table:table-row>
        <table:table-row table:style-name="ro3">
          <table:table-cell table:style-name="ce1"/>
          <table:table-cell table:style-name="ce55"/>
          <table:table-cell table:number-columns-repeated="4" table:style-name="ce56"/>
          <table:table-cell table:style-name="ce11"/>
          <table:table-cell table:number-columns-repeated="16377" table:style-name="ce1"/>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style-name="ce1"/>
        </table:table-row>
        <table:table-row table:style-name="ro6">
          <table:table-cell table:style-name="ce6"/>
          <table:table-cell table:style-name="ce50"/>
          <table:table-cell office:value-type="string" table:style-name="ce51">
            <text:p>Household</text:p>
          </table:table-cell>
          <table:table-cell office:value-type="string" table:style-name="ce51">
            <text:p>Household</text:p>
          </table:table-cell>
          <table:table-cell office:value-type="string" table:style-name="ce51">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50504.167000000001" table:style-name="ce53">
            <text:p>50,504.167</text:p>
          </table:table-cell>
          <table:table-cell office:value-type="float" office:value="1310.972" table:style-name="ce53">
            <text:p>1,310.972</text:p>
          </table:table-cell>
          <table:table-cell office:value-type="float" office:value="2431.19" table:style-name="ce53">
            <text:p>2,431.190</text:p>
          </table:table-cell>
          <table:table-cell table:style-name="ce1"/>
          <table:table-cell table:number-columns-repeated="2" table:style-name="ce11"/>
          <table:table-cell table:number-columns-repeated="16376"/>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7718.1059999999998" table:style-name="ce53">
            <text:p>7,718.106</text:p>
          </table:table-cell>
          <table:table-cell office:value-type="float" office:value="130.274" table:style-name="ce53">
            <text:p>130.274</text:p>
          </table:table-cell>
          <table:table-cell office:value-type="float" office:value="548.12599999999998" table:style-name="ce53">
            <text:p>548.126</text:p>
          </table:table-cell>
          <table:table-cell table:style-name="ce1"/>
          <table:table-cell table:number-columns-repeated="2" table:style-name="ce11"/>
          <table:table-cell table:number-columns-repeated="16376"/>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8671.2240000000002" table:style-name="ce53">
            <text:p>8,671.224</text:p>
          </table:table-cell>
          <table:table-cell office:value-type="float" office:value="592.95000000000005" table:style-name="ce53">
            <text:p>592.950</text:p>
          </table:table-cell>
          <table:table-cell office:value-type="float" office:value="441.39800000000002" table:style-name="ce53">
            <text:p>441.398</text:p>
          </table:table-cell>
          <table:table-cell table:style-name="ce1"/>
          <table:table-cell table:number-columns-repeated="2" table:style-name="ce11"/>
          <table:table-cell table:number-columns-repeated="16376"/>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5048.9459999999999" table:style-name="ce53">
            <text:p>5,048.946</text:p>
          </table:table-cell>
          <table:table-cell office:value-type="float" office:value="65.153999999999996" table:style-name="ce53">
            <text:p>65.154</text:p>
          </table:table-cell>
          <table:table-cell office:value-type="float" office:value="952.94799999999998" table:style-name="ce53">
            <text:p>952.948</text:p>
          </table:table-cell>
          <table:table-cell table:style-name="ce1"/>
          <table:table-cell table:number-columns-repeated="2" table:style-name="ce11"/>
          <table:table-cell table:number-columns-repeated="16376"/>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1252.0889999999999" table:style-name="ce53">
            <text:p>1,252.089</text:p>
          </table:table-cell>
          <table:table-cell office:value-type="float" office:value="0.16500000000000001" table:style-name="ce53">
            <text:p>0.165</text:p>
          </table:table-cell>
          <table:table-cell office:value-type="float" office:value="83.757999999999996" table:style-name="ce53">
            <text:p>83.758</text:p>
          </table:table-cell>
          <table:table-cell table:style-name="ce1"/>
          <table:table-cell table:number-columns-repeated="2" table:style-name="ce11"/>
          <table:table-cell table:number-columns-repeated="16376"/>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5551.5010000000002" table:style-name="ce53">
            <text:p>5,551.501</text:p>
          </table:table-cell>
          <table:table-cell office:value-type="float" office:value="63.878999999999998" table:style-name="ce53">
            <text:p>63.879</text:p>
          </table:table-cell>
          <table:table-cell office:value-type="float" office:value="394.55900000000003" table:style-name="ce53">
            <text:p>394.559</text:p>
          </table:table-cell>
          <table:table-cell table:style-name="ce1"/>
          <table:table-cell table:number-columns-repeated="2" table:style-name="ce11"/>
          <table:table-cell table:number-columns-repeated="16376"/>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1095.7339999999999" table:style-name="ce53">
            <text:p>1,095.734</text:p>
          </table:table-cell>
          <table:table-cell office:value-type="float" office:value="9.4870000000000001" table:style-name="ce53">
            <text:p>9.487</text:p>
          </table:table-cell>
          <table:table-cell office:value-type="float" office:value="78.239999999999995" table:style-name="ce53">
            <text:p>78.240</text:p>
          </table:table-cell>
          <table:table-cell table:style-name="ce1"/>
          <table:table-cell table:number-columns-repeated="2" table:style-name="ce11"/>
          <table:table-cell table:number-columns-repeated="16376"/>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6.7329999999999997" table:style-name="ce53">
            <text:p>6.733</text:p>
          </table:table-cell>
          <table:table-cell office:value-type="float" office:value="0" table:style-name="ce53">
            <text:p>0.000</text:p>
          </table:table-cell>
          <table:table-cell office:value-type="float" office:value="0" table:style-name="ce53">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324.15100000000001" table:style-name="ce53">
            <text:p>324.151</text:p>
          </table:table-cell>
          <table:table-cell office:value-type="float" office:value="1E-3" table:style-name="ce53">
            <text:p>0.001</text:p>
          </table:table-cell>
          <table:table-cell office:value-type="float" office:value="17.105" table:style-name="ce53">
            <text:p>17.105</text:p>
          </table:table-cell>
          <table:table-cell table:style-name="ce1"/>
          <table:table-cell table:number-columns-repeated="2" table:style-name="ce11"/>
          <table:table-cell table:number-columns-repeated="16376"/>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0" table:style-name="ce53">
            <text:p>0.000</text:p>
          </table:table-cell>
          <table:table-cell office:value-type="float" office:value="0" table:style-name="ce53">
            <text:p>0.000</text:p>
          </table:table-cell>
          <table:table-cell office:value-type="float" office:value="0" table:style-name="ce53">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10226.339" table:style-name="ce53">
            <text:p>10,226.339</text:p>
          </table:table-cell>
          <table:table-cell office:value-type="float" office:value="246.845" table:style-name="ce53">
            <text:p>246.845</text:p>
          </table:table-cell>
          <table:table-cell office:value-type="float" office:value="3527.21" table:style-name="ce53">
            <text:p>3,527.210</text:p>
          </table:table-cell>
          <table:table-cell table:style-name="ce1"/>
          <table:table-cell table:number-columns-repeated="2" table:style-name="ce11"/>
          <table:table-cell table:number-columns-repeated="16376"/>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35968.561999999998" table:style-name="ce53">
            <text:p>35,968.562</text:p>
          </table:table-cell>
          <table:table-cell office:value-type="float" office:value="611.92499999999995" table:style-name="ce53">
            <text:p>611.925</text:p>
          </table:table-cell>
          <table:table-cell office:value-type="float" office:value="1630.2850000000001" table:style-name="ce53">
            <text:p>1,630.285</text:p>
          </table:table-cell>
          <table:table-cell table:style-name="ce1"/>
          <table:table-cell table:number-columns-repeated="2" table:style-name="ce11"/>
          <table:table-cell table:number-columns-repeated="16376"/>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979.76300000000003" table:style-name="ce53">
            <text:p>979.763</text:p>
          </table:table-cell>
          <table:table-cell office:value-type="float" office:value="0" table:style-name="ce53">
            <text:p>0.000</text:p>
          </table:table-cell>
          <table:table-cell office:value-type="float" office:value="9.0350000000000001" table:style-name="ce53">
            <text:p>9.035</text:p>
          </table:table-cell>
          <table:table-cell table:style-name="ce1"/>
          <table:table-cell table:number-columns-repeated="2" table:style-name="ce11"/>
          <table:table-cell table:number-columns-repeated="16376"/>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58.012" table:style-name="ce53">
            <text:p>58.012</text:p>
          </table:table-cell>
          <table:table-cell office:value-type="float" office:value="0" table:style-name="ce53">
            <text:p>0.000</text:p>
          </table:table-cell>
          <table:table-cell office:value-type="float" office:value="3.2450000000000001" table:style-name="ce53">
            <text:p>3.245</text:p>
          </table:table-cell>
          <table:table-cell table:style-name="ce1"/>
          <table:table-cell table:number-columns-repeated="2" table:style-name="ce11"/>
          <table:table-cell table:number-columns-repeated="16376"/>
        </table:table-row>
        <table:table-row table:style-name="ro3">
          <table:table-cell table:style-name="ce6"/>
          <table:table-cell office:value-type="string" table:style-name="ce50">
            <text:p>Totals</text:p>
          </table:table-cell>
          <table:table-cell office:value-type="float" office:value="127405.327" table:style-name="ce54">
            <text:p>127,405.327</text:p>
          </table:table-cell>
          <table:table-cell office:value-type="float" office:value="3031.652" table:style-name="ce54">
            <text:p>3,031.652</text:p>
          </table:table-cell>
          <table:table-cell office:value-type="float" office:value="10117.099" table:style-name="ce54">
            <text:p>10,117.099</text:p>
          </table:table-cell>
          <table:table-cell table:style-name="ce1"/>
          <table:table-cell table:number-columns-repeated="2" table:style-name="ce11"/>
          <table:table-cell table:number-columns-repeated="16376"/>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50"/>
          <table:table-cell office:value-type="string" table:style-name="ce51">
            <text:p>Non-household</text:p>
          </table:table-cell>
          <table:table-cell office:value-type="string" table:style-name="ce51">
            <text:p>Non-household</text:p>
          </table:table-cell>
          <table:table-cell office:value-type="string" table:style-name="ce51">
            <text:p>Non-household</text:p>
          </table:table-cell>
          <table:table-cell table:number-columns-repeated="16379"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number-columns-repeated="16379"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56.43" table:style-name="ce53">
            <text:p>56.430</text:p>
          </table:table-cell>
          <table:table-cell office:value-type="float" office:value="0" table:style-name="ce53">
            <text:p>0.000</text:p>
          </table:table-cell>
          <table:table-cell office:value-type="float" office:value="0.28199999999999997" table:style-name="ce53">
            <text:p>0.282</text:p>
          </table:table-cell>
          <table:table-cell table:style-name="ce1"/>
          <table:table-cell table:number-columns-repeated="2" table:style-name="ce11"/>
          <table:table-cell table:number-columns-repeated="16376"/>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21.832000000000001" table:style-name="ce53">
            <text:p>21.832</text:p>
          </table:table-cell>
          <table:table-cell office:value-type="float" office:value="0" table:style-name="ce53">
            <text:p>0.000</text:p>
          </table:table-cell>
          <table:table-cell office:value-type="float" office:value="0.28999999999999998" table:style-name="ce53">
            <text:p>0.290</text:p>
          </table:table-cell>
          <table:table-cell table:style-name="ce1"/>
          <table:table-cell table:number-columns-repeated="2" table:style-name="ce11"/>
          <table:table-cell table:number-columns-repeated="16376"/>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154.29300000000001" table:style-name="ce53">
            <text:p>154.293</text:p>
          </table:table-cell>
          <table:table-cell office:value-type="float" office:value="9.9000000000000005E-2" table:style-name="ce53">
            <text:p>0.099</text:p>
          </table:table-cell>
          <table:table-cell office:value-type="float" office:value="0.156" table:style-name="ce53">
            <text:p>0.156</text:p>
          </table:table-cell>
          <table:table-cell table:style-name="ce1"/>
          <table:table-cell table:number-columns-repeated="2" table:style-name="ce11"/>
          <table:table-cell table:number-columns-repeated="16376"/>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5.7359999999999998" table:style-name="ce53">
            <text:p>5.736</text:p>
          </table:table-cell>
          <table:table-cell office:value-type="float" office:value="0" table:style-name="ce53">
            <text:p>0.000</text:p>
          </table:table-cell>
          <table:table-cell office:value-type="float" office:value="0.109" table:style-name="ce53">
            <text:p>0.109</text:p>
          </table:table-cell>
          <table:table-cell table:style-name="ce1"/>
          <table:table-cell table:number-columns-repeated="2" table:style-name="ce11"/>
          <table:table-cell table:number-columns-repeated="16376"/>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785.33" table:style-name="ce53">
            <text:p>785.330</text:p>
          </table:table-cell>
          <table:table-cell office:value-type="float" office:value="0" table:style-name="ce53">
            <text:p>0.000</text:p>
          </table:table-cell>
          <table:table-cell office:value-type="float" office:value="0.81" table:style-name="ce53">
            <text:p>0.810</text:p>
          </table:table-cell>
          <table:table-cell table:style-name="ce1"/>
          <table:table-cell table:number-columns-repeated="2" table:style-name="ce11"/>
          <table:table-cell table:number-columns-repeated="16376"/>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42.259" table:style-name="ce53">
            <text:p>42.259</text:p>
          </table:table-cell>
          <table:table-cell office:value-type="float" office:value="0" table:style-name="ce53">
            <text:p>0.000</text:p>
          </table:table-cell>
          <table:table-cell office:value-type="float" office:value="0.14000000000000001" table:style-name="ce53">
            <text:p>0.140</text:p>
          </table:table-cell>
          <table:table-cell table:style-name="ce1"/>
          <table:table-cell table:number-columns-repeated="2" table:style-name="ce11"/>
          <table:table-cell table:number-columns-repeated="16376"/>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0" table:style-name="ce53">
            <text:p>0.000</text:p>
          </table:table-cell>
          <table:table-cell office:value-type="float" office:value="0" table:style-name="ce53">
            <text:p>0.000</text:p>
          </table:table-cell>
          <table:table-cell office:value-type="float" office:value="2.8000000000000001E-2" table:style-name="ce53">
            <text:p>0.028</text:p>
          </table:table-cell>
          <table:table-cell table:style-name="ce1"/>
          <table:table-cell table:number-columns-repeated="2" table:style-name="ce11"/>
          <table:table-cell table:number-columns-repeated="16376"/>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57.470999999999997" table:style-name="ce53">
            <text:p>57.471</text:p>
          </table:table-cell>
          <table:table-cell office:value-type="float" office:value="0" table:style-name="ce53">
            <text:p>0.000</text:p>
          </table:table-cell>
          <table:table-cell office:value-type="float" office:value="0" table:style-name="ce53">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23.835000000000001" table:style-name="ce53">
            <text:p>23.835</text:p>
          </table:table-cell>
          <table:table-cell office:value-type="float" office:value="0" table:style-name="ce53">
            <text:p>0.000</text:p>
          </table:table-cell>
          <table:table-cell office:value-type="float" office:value="6.0000000000000001E-3" table:style-name="ce53">
            <text:p>0.006</text:p>
          </table:table-cell>
          <table:table-cell table:style-name="ce1"/>
          <table:table-cell table:number-columns-repeated="2" table:style-name="ce11"/>
          <table:table-cell table:number-columns-repeated="16376"/>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24.882999999999999" table:style-name="ce53">
            <text:p>24.883</text:p>
          </table:table-cell>
          <table:table-cell office:value-type="float" office:value="0" table:style-name="ce53">
            <text:p>0.000</text:p>
          </table:table-cell>
          <table:table-cell office:value-type="float" office:value="0" table:style-name="ce53">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3.2210000000000001" table:style-name="ce53">
            <text:p>3.221</text:p>
          </table:table-cell>
          <table:table-cell office:value-type="float" office:value="0" table:style-name="ce53">
            <text:p>0.000</text:p>
          </table:table-cell>
          <table:table-cell office:value-type="float" office:value="8.0000000000000002E-3" table:style-name="ce53">
            <text:p>0.008</text:p>
          </table:table-cell>
          <table:table-cell table:style-name="ce1"/>
          <table:table-cell table:number-columns-repeated="2" table:style-name="ce11"/>
          <table:table-cell table:number-columns-repeated="16376"/>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618.46199999999999" table:style-name="ce53">
            <text:p>618.462</text:p>
          </table:table-cell>
          <table:table-cell office:value-type="float" office:value="0" table:style-name="ce53">
            <text:p>0.000</text:p>
          </table:table-cell>
          <table:table-cell office:value-type="float" office:value="0.309" table:style-name="ce53">
            <text:p>0.309</text:p>
          </table:table-cell>
          <table:table-cell table:style-name="ce1"/>
          <table:table-cell table:number-columns-repeated="2" table:style-name="ce11"/>
          <table:table-cell table:number-columns-repeated="16376"/>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0.27200000000000002" table:style-name="ce53">
            <text:p>0.272</text:p>
          </table:table-cell>
          <table:table-cell office:value-type="float" office:value="0" table:style-name="ce53">
            <text:p>0.000</text:p>
          </table:table-cell>
          <table:table-cell office:value-type="float" office:value="0" table:style-name="ce53">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0" table:style-name="ce53">
            <text:p>0.000</text:p>
          </table:table-cell>
          <table:table-cell office:value-type="float" office:value="0" table:style-name="ce53">
            <text:p>0.000</text:p>
          </table:table-cell>
          <table:table-cell office:value-type="float" office:value="1E-3" table:style-name="ce53">
            <text:p>0.001</text:p>
          </table:table-cell>
          <table:table-cell table:style-name="ce1"/>
          <table:table-cell table:number-columns-repeated="2" table:style-name="ce11"/>
          <table:table-cell table:number-columns-repeated="16376"/>
        </table:table-row>
        <table:table-row table:style-name="ro3">
          <table:table-cell table:style-name="ce6"/>
          <table:table-cell office:value-type="string" table:style-name="ce50">
            <text:p>Totals</text:p>
          </table:table-cell>
          <table:table-cell office:value-type="float" office:value="1794.0240000000001" table:style-name="ce54">
            <text:p>1,794.024</text:p>
          </table:table-cell>
          <table:table-cell office:value-type="float" office:value="9.9000000000000005E-2" table:style-name="ce54">
            <text:p>0.099</text:p>
          </table:table-cell>
          <table:table-cell office:value-type="float" office:value="2.1389999999999998" table:style-name="ce54">
            <text:p>2.139</text:p>
          </table:table-cell>
          <table:table-cell table:style-name="ce1"/>
          <table:table-cell table:number-columns-repeated="2" table:style-name="ce11"/>
          <table:table-cell table:number-columns-repeated="16376"/>
        </table:table-row>
        <table:table-row table:style-name="ro3">
          <table:table-cell table:style-name="ce1"/>
          <table:table-cell table:style-name="ce55"/>
          <table:table-cell table:number-columns-repeated="4" table:style-name="ce57"/>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January to December 2020</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Report run on: 31/03/2021</text:p>
          </table:table-cell>
          <table:table-cell table:style-name="ce1"/>
          <table:table-cell table:style-name="ce5"/>
          <table:table-cell table:number-columns-repeated="3" table:style-name="ce1"/>
          <table:table-cell table:style-name="ce11"/>
          <table:table-cell table:number-columns-repeated="16377" table:style-name="ce1"/>
        </table:table-row>
        <table:table-row table:style-name="ro3">
          <table:table-cell table:style-name="ce1"/>
          <table:table-cell table:style-name="ce55"/>
          <table:table-cell table:number-columns-repeated="4" table:style-name="ce56"/>
          <table:table-cell table:style-name="ce11"/>
          <table:table-cell table:number-columns-repeated="16377" table:style-name="ce1"/>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style-name="ce1"/>
        </table:table-row>
        <table:table-row table:style-name="ro6">
          <table:table-cell table:style-name="ce6"/>
          <table:table-cell table:style-name="ce50"/>
          <table:table-cell office:value-type="string" table:style-name="ce51">
            <text:p>Household</text:p>
          </table:table-cell>
          <table:table-cell office:value-type="string" table:style-name="ce51">
            <text:p>Household</text:p>
          </table:table-cell>
          <table:table-cell office:value-type="string" table:style-name="ce51">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186482.63400000002" table:style-name="ce53">
            <text:p>186,482.634</text:p>
          </table:table-cell>
          <table:table-cell office:value-type="float" office:value="4394.8159999999998" table:style-name="ce53">
            <text:p>4,394.816</text:p>
          </table:table-cell>
          <table:table-cell office:value-type="float" office:value="7817.7170000000006" table:style-name="ce53">
            <text:p>7,817.717</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28453.284" table:style-name="ce53">
            <text:p>28,453.284</text:p>
          </table:table-cell>
          <table:table-cell office:value-type="float" office:value="426.81900000000002" table:style-name="ce53">
            <text:p>426.819</text:p>
          </table:table-cell>
          <table:table-cell office:value-type="float" office:value="1365.546" table:style-name="ce53">
            <text:p>1,365.546</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31559.226000000002" table:style-name="ce53">
            <text:p>31,559.226</text:p>
          </table:table-cell>
          <table:table-cell office:value-type="float" office:value="1925.0940000000001" table:style-name="ce53">
            <text:p>1,925.094</text:p>
          </table:table-cell>
          <table:table-cell office:value-type="float" office:value="1141.7649999999999" table:style-name="ce53">
            <text:p>1,141.765</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19023.377" table:style-name="ce53">
            <text:p>19,023.377</text:p>
          </table:table-cell>
          <table:table-cell office:value-type="float" office:value="181.28399999999999" table:style-name="ce53">
            <text:p>181.284</text:p>
          </table:table-cell>
          <table:table-cell office:value-type="float" office:value="3276.3839999999996" table:style-name="ce53">
            <text:p>3,276.384</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4675.9629999999997" table:style-name="ce53">
            <text:p>4,675.963</text:p>
          </table:table-cell>
          <table:table-cell office:value-type="float" office:value="2.3069999999999999" table:style-name="ce53">
            <text:p>2.307</text:p>
          </table:table-cell>
          <table:table-cell office:value-type="float" office:value="202.20600000000002" table:style-name="ce53">
            <text:p>202.206</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20391.951000000001" table:style-name="ce53">
            <text:p>20,391.951</text:p>
          </table:table-cell>
          <table:table-cell office:value-type="float" office:value="71.212999999999994" table:style-name="ce53">
            <text:p>71.213</text:p>
          </table:table-cell>
          <table:table-cell office:value-type="float" office:value="988.42499999999995" table:style-name="ce53">
            <text:p>988.425</text:p>
          </table:table-cell>
          <table:table-cell table:style-name="ce1"/>
          <table:table-cell table:style-name="ce154"/>
          <table:table-cell table:style-name="ce155"/>
          <table:table-cell table:style-name="ce11"/>
          <table:table-cell table:number-columns-repeated="16375"/>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4067.9479999999999" table:style-name="ce53">
            <text:p>4,067.948</text:p>
          </table:table-cell>
          <table:table-cell office:value-type="float" office:value="17.821999999999999" table:style-name="ce53">
            <text:p>17.822</text:p>
          </table:table-cell>
          <table:table-cell office:value-type="float" office:value="196.392" table:style-name="ce53">
            <text:p>196.392</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13.443999999999999" table:style-name="ce53">
            <text:p>13.444</text:p>
          </table:table-cell>
          <table:table-cell office:value-type="float" office:value="0" table:style-name="ce53">
            <text:p>0.000</text:p>
          </table:table-cell>
          <table:table-cell office:value-type="float" office:value="0" table:style-name="ce53">
            <text:p>0.000</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989.875" table:style-name="ce53">
            <text:p>989.875</text:p>
          </table:table-cell>
          <table:table-cell office:value-type="float" office:value="1E-3" table:style-name="ce53">
            <text:p>0.001</text:p>
          </table:table-cell>
          <table:table-cell office:value-type="float" office:value="44.903000000000006" table:style-name="ce53">
            <text:p>44.903</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1.7999999999999999E-2" table:style-name="ce53">
            <text:p>0.018</text:p>
          </table:table-cell>
          <table:table-cell office:value-type="float" office:value="0" table:style-name="ce53">
            <text:p>0.000</text:p>
          </table:table-cell>
          <table:table-cell office:value-type="float" office:value="0" table:style-name="ce53">
            <text:p>0.000</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36005.296000000002" table:style-name="ce53">
            <text:p>36,005.296</text:p>
          </table:table-cell>
          <table:table-cell office:value-type="float" office:value="757.24199999999996" table:style-name="ce53">
            <text:p>757.242</text:p>
          </table:table-cell>
          <table:table-cell office:value-type="float" office:value="10171.940999999999" table:style-name="ce53">
            <text:p>10,171.941</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126378.67199999999" table:style-name="ce53">
            <text:p>126,378.672</text:p>
          </table:table-cell>
          <table:table-cell office:value-type="float" office:value="2149.8419999999996" table:style-name="ce53">
            <text:p>2,149.842</text:p>
          </table:table-cell>
          <table:table-cell office:value-type="float" office:value="5178.5349999999999" table:style-name="ce53">
            <text:p>5,178.535</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3491.1729999999998" table:style-name="ce53">
            <text:p>3,491.173</text:p>
          </table:table-cell>
          <table:table-cell office:value-type="float" office:value="7.0000000000000001E-3" table:style-name="ce53">
            <text:p>0.007</text:p>
          </table:table-cell>
          <table:table-cell office:value-type="float" office:value="31.649000000000001" table:style-name="ce53">
            <text:p>31.649</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243.214" table:style-name="ce53">
            <text:p>243.214</text:p>
          </table:table-cell>
          <table:table-cell office:value-type="float" office:value="4.8449999999999998" table:style-name="ce53">
            <text:p>4.845</text:p>
          </table:table-cell>
          <table:table-cell office:value-type="float" office:value="8.23" table:style-name="ce53">
            <text:p>8.230</text:p>
          </table:table-cell>
          <table:table-cell table:style-name="ce1"/>
          <table:table-cell table:style-name="ce154"/>
          <table:table-cell table:style-name="ce155"/>
          <table:table-cell table:number-columns-repeated="16376" table:style-name="ce1"/>
        </table:table-row>
        <table:table-row table:style-name="ro3">
          <table:table-cell table:style-name="ce6"/>
          <table:table-cell office:value-type="string" table:style-name="ce50">
            <text:p>Totals</text:p>
          </table:table-cell>
          <table:table-cell office:value-type="float" office:value="461776.07500000001" table:style-name="ce54">
            <text:p>461,776.075</text:p>
          </table:table-cell>
          <table:table-cell office:value-type="float" office:value="9931.2919999999995" table:style-name="ce54">
            <text:p>9,931.292</text:p>
          </table:table-cell>
          <table:table-cell office:value-type="float" office:value="30423.692999999999" table:style-name="ce54">
            <text:p>30,423.693</text:p>
          </table:table-cell>
          <table:table-cell table:style-name="ce1"/>
          <table:table-cell table:style-name="ce156"/>
          <table:table-cell table:style-name="ce155"/>
          <table:table-cell table:style-name="ce11"/>
          <table:table-cell table:number-columns-repeated="16375"/>
        </table:table-row>
        <table:table-row table:style-name="ro3">
          <table:table-cell table:number-columns-repeated="5" table:style-name="ce1"/>
          <table:table-cell table:style-name="ce156"/>
          <table:table-cell table:style-name="ce156"/>
          <table:table-cell table:style-name="ce156"/>
          <table:table-cell table:number-columns-repeated="16376" table:style-name="ce1"/>
        </table:table-row>
        <table:table-row table:style-name="ro2">
          <table:table-cell office:value-type="string" table:style-name="ce2">
            <text:p>Non-household WEEE</text:p>
          </table:table-cell>
          <table:table-cell table:number-columns-repeated="4" table:style-name="ce1"/>
          <table:table-cell table:style-name="ce156"/>
          <table:table-cell table:style-name="ce156"/>
          <table:table-cell table:style-name="ce156"/>
          <table:table-cell table:number-columns-repeated="16376" table:style-name="ce1"/>
        </table:table-row>
        <table:table-row table:style-name="ro6">
          <table:table-cell table:style-name="ce6"/>
          <table:table-cell table:style-name="ce50"/>
          <table:table-cell office:value-type="string" table:style-name="ce51">
            <text:p>Non-household</text:p>
          </table:table-cell>
          <table:table-cell office:value-type="string" table:style-name="ce51">
            <text:p>Non-household</text:p>
          </table:table-cell>
          <table:table-cell office:value-type="string" table:style-name="ce51">
            <text:p>Non-household</text:p>
          </table:table-cell>
          <table:table-cell table:style-name="ce1"/>
          <table:table-cell table:style-name="ce156"/>
          <table:table-cell table:style-name="ce156"/>
          <table:table-cell table:number-columns-repeated="16376" table:style-name="ce1"/>
        </table:table-row>
        <table:table-row table:style-name="ro5">
          <table:table-cell table:style-name="ce6"/>
          <table:table-cell office:value-type="string" table:style-name="ce50">
            <text:p>Category</text:p>
          </table:table-cell>
          <table:table-cell office:value-type="string" table:style-name="ce51">
            <text:p>Received for Treatment</text:p>
            <text:p>(tonnes)</text:p>
          </table:table-cell>
          <table:table-cell office:value-type="string" table:style-name="ce51">
            <text:p>For Reuse</text:p>
            <text:p>(tonnes)</text:p>
          </table:table-cell>
          <table:table-cell office:value-type="string" table:style-name="ce51">
            <text:p>Sent to AATF/ATF</text:p>
            <text:p>(tonnes)</text:p>
          </table:table-cell>
          <table:table-cell table:style-name="ce1"/>
          <table:table-cell table:style-name="ce156"/>
          <table:table-cell table:style-name="ce156"/>
          <table:table-cell table:number-columns-repeated="16376" table:style-name="ce1"/>
        </table:table-row>
        <table:table-row table:style-name="ro3">
          <table:table-cell office:value-type="float" office:value="1" table:style-name="ce52">
            <text:p>1</text:p>
          </table:table-cell>
          <table:table-cell office:value-type="string" table:style-name="ce52">
            <text:p>Large Household Appliances</text:p>
          </table:table-cell>
          <table:table-cell office:value-type="float" office:value="432.70099999999996" table:style-name="ce53">
            <text:p>432.701</text:p>
          </table:table-cell>
          <table:table-cell office:value-type="float" office:value="0" table:style-name="ce53">
            <text:p>0.000</text:p>
          </table:table-cell>
          <table:table-cell office:value-type="float" office:value="0.28199999999999997" table:style-name="ce53">
            <text:p>0.282</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2" table:style-name="ce52">
            <text:p>2</text:p>
          </table:table-cell>
          <table:table-cell office:value-type="string" table:style-name="ce52">
            <text:p>Small Household Appliances</text:p>
          </table:table-cell>
          <table:table-cell office:value-type="float" office:value="64.376000000000005" table:style-name="ce53">
            <text:p>64.376</text:p>
          </table:table-cell>
          <table:table-cell office:value-type="float" office:value="0.52099999999999991" table:style-name="ce53">
            <text:p>0.521</text:p>
          </table:table-cell>
          <table:table-cell office:value-type="float" office:value="0.28999999999999998" table:style-name="ce53">
            <text:p>0.29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3" table:style-name="ce52">
            <text:p>3</text:p>
          </table:table-cell>
          <table:table-cell office:value-type="string" table:style-name="ce52">
            <text:p>IT and Telcomms Equipment</text:p>
          </table:table-cell>
          <table:table-cell office:value-type="float" office:value="646.06500000000005" table:style-name="ce53">
            <text:p>646.065</text:p>
          </table:table-cell>
          <table:table-cell office:value-type="float" office:value="0.71500000000000008" table:style-name="ce53">
            <text:p>0.715</text:p>
          </table:table-cell>
          <table:table-cell office:value-type="float" office:value="0.156" table:style-name="ce53">
            <text:p>0.156</text:p>
          </table:table-cell>
          <table:table-cell table:style-name="ce1"/>
          <table:table-cell table:style-name="ce154"/>
          <table:table-cell table:style-name="ce154"/>
          <table:table-cell table:style-name="ce11"/>
          <table:table-cell table:number-columns-repeated="16375"/>
        </table:table-row>
        <table:table-row table:style-name="ro3">
          <table:table-cell office:value-type="float" office:value="4" table:style-name="ce52">
            <text:p>4</text:p>
          </table:table-cell>
          <table:table-cell office:value-type="string" table:style-name="ce52">
            <text:p>Consumer Equipment</text:p>
          </table:table-cell>
          <table:table-cell office:value-type="float" office:value="12.902999999999999" table:style-name="ce53">
            <text:p>12.903</text:p>
          </table:table-cell>
          <table:table-cell office:value-type="float" office:value="0" table:style-name="ce53">
            <text:p>0.000</text:p>
          </table:table-cell>
          <table:table-cell office:value-type="float" office:value="0.109" table:style-name="ce53">
            <text:p>0.109</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5" table:style-name="ce52">
            <text:p>5</text:p>
          </table:table-cell>
          <table:table-cell office:value-type="string" table:style-name="ce52">
            <text:p>Lighting Equipment</text:p>
          </table:table-cell>
          <table:table-cell office:value-type="float" office:value="2740.16" table:style-name="ce53">
            <text:p>2,740.160</text:p>
          </table:table-cell>
          <table:table-cell office:value-type="float" office:value="0" table:style-name="ce53">
            <text:p>0.000</text:p>
          </table:table-cell>
          <table:table-cell office:value-type="float" office:value="0.81" table:style-name="ce53">
            <text:p>0.81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6" table:style-name="ce52">
            <text:p>6</text:p>
          </table:table-cell>
          <table:table-cell office:value-type="string" table:style-name="ce52">
            <text:p>Electrical and Electronic Tools</text:p>
          </table:table-cell>
          <table:table-cell office:value-type="float" office:value="139.38200000000001" table:style-name="ce53">
            <text:p>139.382</text:p>
          </table:table-cell>
          <table:table-cell office:value-type="float" office:value="0" table:style-name="ce53">
            <text:p>0.000</text:p>
          </table:table-cell>
          <table:table-cell office:value-type="float" office:value="0.14000000000000001" table:style-name="ce53">
            <text:p>0.14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7" table:style-name="ce52">
            <text:p>7</text:p>
          </table:table-cell>
          <table:table-cell office:value-type="string" table:style-name="ce52">
            <text:p>Toys Leisure and Sports</text:p>
          </table:table-cell>
          <table:table-cell office:value-type="float" office:value="1.762" table:style-name="ce53">
            <text:p>1.762</text:p>
          </table:table-cell>
          <table:table-cell office:value-type="float" office:value="0" table:style-name="ce53">
            <text:p>0.000</text:p>
          </table:table-cell>
          <table:table-cell office:value-type="float" office:value="2.8000000000000001E-2" table:style-name="ce53">
            <text:p>0.028</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8" table:style-name="ce52">
            <text:p>8</text:p>
          </table:table-cell>
          <table:table-cell office:value-type="string" table:style-name="ce52">
            <text:p>Medical Devices</text:p>
          </table:table-cell>
          <table:table-cell office:value-type="float" office:value="225.804" table:style-name="ce53">
            <text:p>225.804</text:p>
          </table:table-cell>
          <table:table-cell office:value-type="float" office:value="0" table:style-name="ce53">
            <text:p>0.000</text:p>
          </table:table-cell>
          <table:table-cell office:value-type="float" office:value="0" table:style-name="ce53">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9" table:style-name="ce52">
            <text:p>9</text:p>
          </table:table-cell>
          <table:table-cell office:value-type="string" table:style-name="ce52">
            <text:p>Monitoring and Control Instruments</text:p>
          </table:table-cell>
          <table:table-cell office:value-type="float" office:value="103.71600000000001" table:style-name="ce53">
            <text:p>103.716</text:p>
          </table:table-cell>
          <table:table-cell office:value-type="float" office:value="0" table:style-name="ce53">
            <text:p>0.000</text:p>
          </table:table-cell>
          <table:table-cell office:value-type="float" office:value="6.0000000000000001E-3" table:style-name="ce53">
            <text:p>0.006</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0" table:style-name="ce52">
            <text:p>10</text:p>
          </table:table-cell>
          <table:table-cell office:value-type="string" table:style-name="ce52">
            <text:p>Automatic Dispensers</text:p>
          </table:table-cell>
          <table:table-cell office:value-type="float" office:value="121.139" table:style-name="ce53">
            <text:p>121.139</text:p>
          </table:table-cell>
          <table:table-cell office:value-type="float" office:value="0" table:style-name="ce53">
            <text:p>0.000</text:p>
          </table:table-cell>
          <table:table-cell office:value-type="float" office:value="0" table:style-name="ce53">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1" table:style-name="ce52">
            <text:p>11</text:p>
          </table:table-cell>
          <table:table-cell office:value-type="string" table:style-name="ce52">
            <text:p>Display Equipment</text:p>
          </table:table-cell>
          <table:table-cell office:value-type="float" office:value="10.696999999999999" table:style-name="ce53">
            <text:p>10.697</text:p>
          </table:table-cell>
          <table:table-cell office:value-type="float" office:value="0" table:style-name="ce53">
            <text:p>0.000</text:p>
          </table:table-cell>
          <table:table-cell office:value-type="float" office:value="8.0000000000000002E-3" table:style-name="ce53">
            <text:p>0.008</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2" table:style-name="ce52">
            <text:p>12</text:p>
          </table:table-cell>
          <table:table-cell office:value-type="string" table:style-name="ce52">
            <text:p>Cooling Appliances Containing Refrigerants</text:p>
          </table:table-cell>
          <table:table-cell office:value-type="float" office:value="1715.51" table:style-name="ce53">
            <text:p>1,715.510</text:p>
          </table:table-cell>
          <table:table-cell office:value-type="float" office:value="65.789000000000001" table:style-name="ce53">
            <text:p>65.789</text:p>
          </table:table-cell>
          <table:table-cell office:value-type="float" office:value="34.97" table:style-name="ce53">
            <text:p>34.97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3" table:style-name="ce52">
            <text:p>13</text:p>
          </table:table-cell>
          <table:table-cell office:value-type="string" table:style-name="ce52">
            <text:p>Gas Discharge Lamps and LED Light Sources</text:p>
          </table:table-cell>
          <table:table-cell office:value-type="float" office:value="0.87600000000000011" table:style-name="ce53">
            <text:p>0.876</text:p>
          </table:table-cell>
          <table:table-cell office:value-type="float" office:value="0" table:style-name="ce53">
            <text:p>0.000</text:p>
          </table:table-cell>
          <table:table-cell office:value-type="float" office:value="0" table:style-name="ce53">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4" table:style-name="ce52">
            <text:p>14</text:p>
          </table:table-cell>
          <table:table-cell office:value-type="string" table:style-name="ce52">
            <text:p>Photovoltaic Panels</text:p>
          </table:table-cell>
          <table:table-cell office:value-type="float" office:value="0" table:style-name="ce53">
            <text:p>0.000</text:p>
          </table:table-cell>
          <table:table-cell office:value-type="float" office:value="0" table:style-name="ce53">
            <text:p>0.000</text:p>
          </table:table-cell>
          <table:table-cell office:value-type="float" office:value="1E-3" table:style-name="ce53">
            <text:p>0.001</text:p>
          </table:table-cell>
          <table:table-cell table:style-name="ce1"/>
          <table:table-cell table:style-name="ce154"/>
          <table:table-cell table:style-name="ce154"/>
          <table:table-cell table:number-columns-repeated="16376" table:style-name="ce1"/>
        </table:table-row>
        <table:table-row table:style-name="ro3">
          <table:table-cell table:style-name="ce6"/>
          <table:table-cell office:value-type="string" table:style-name="ce50">
            <text:p>Totals</text:p>
          </table:table-cell>
          <table:table-cell office:value-type="float" office:value="6215.0910000000003" table:style-name="ce54">
            <text:p>6,215.091</text:p>
          </table:table-cell>
          <table:table-cell office:value-type="float" office:value="67.025000000000006" table:style-name="ce54">
            <text:p>67.025</text:p>
          </table:table-cell>
          <table:table-cell office:value-type="float" office:value="36.800000000000004" table:style-name="ce54">
            <text:p>36.800</text:p>
          </table:table-cell>
          <table:table-cell table:style-name="ce1"/>
          <table:table-cell table:style-name="ce154"/>
          <table:table-cell table:style-name="ce154"/>
          <table:table-cell table:number-columns-repeated="16376" table:style-name="ce1"/>
        </table:table-row>
        <table:table-row table:style-name="ro3">
          <table:table-cell table:style-name="ce1"/>
          <table:table-cell table:style-name="ce55"/>
          <table:table-cell table:number-columns-repeated="4" table:style-name="ce57"/>
          <table:table-cell table:number-columns-repeated="16378" table:style-name="ce1"/>
        </table:table-row>
        <table:table-row table:style-name="ro2">
          <table:table-cell office:value-type="string" table:style-name="ce2">
            <text:p>KEY</text:p>
          </table:table-cell>
          <table:table-cell table:number-columns-repeated="16383" table:style-name="ce1"/>
        </table:table-row>
        <table:table-row table:style-name="ro9">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table-row>
        <table:table-row table:style-name="ro10">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table-row>
        <table:table-row table:style-name="ro11">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table-row>
        <table:table-row table:style-name="ro12">
          <table:table-cell office:value-type="string" table:style-name="ce61">
            <text:p>NOTES</text:p>
          </table:table-cell>
          <table:table-cell table:style-name="ce62"/>
          <table:table-cell table:style-name="ce63"/>
          <table:table-cell table:number-columns-repeated="6" table:style-name="ce60"/>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21. All rights reserved.<text:s text:c="2"/></text:p>
          </table:table-cell>
          <table:table-cell table:number-columns-repeated="16383" table:style-name="ce1"/>
        </table:table-row>
        <table:table-row table:number-rows-repeated="1048358" table:style-name="ro3">
          <table:table-cell table:number-columns-repeated="16384"/>
        </table:table-row>
      </table:table>
      <table:table table:name="2019_Quarters_1-4" table:style-name="ta3">
        <table:table-column table:style-name="co1" table:default-cell-style-name="ce25"/>
        <table:table-column table:style-name="co2" table:default-cell-style-name="ce25"/>
        <table:table-column table:style-name="co3" table:number-columns-repeated="3" table:default-cell-style-name="ce25"/>
        <table:table-column table:style-name="co1" table:default-cell-style-name="ce25"/>
        <table:table-column table:style-name="co4" table:number-columns-repeated="2" table:default-cell-style-name="ce25"/>
        <table:table-column table:style-name="co5" table:number-columns-repeated="16376" table:default-cell-style-name="ce25"/>
        <table:table-row table:style-name="ro1">
          <table:table-cell table:style-name="ce25">
            <draw:frame draw:z-index="1" draw:id="id4" draw:style-name="a4" draw:name="Picture 2" svg:x="0in" svg:y="0.03125in" svg:width="2.76042in" svg:height="0.76042in" style:rel-width="scale" style:rel-height="scale">
              <draw:image xlink:href="media/image1.emf" xlink:type="simple" xlink:show="embed" xlink:actuate="onLoad"/>
              <svg:title/>
              <svg:desc/>
            </draw:frame>
          </table:table-cell>
          <table:table-cell table:number-columns-repeated="16383"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anuary to March 2019</text:p>
          </table:table-cell>
          <table:table-cell table:number-columns-repeated="16383" table:style-name="ce25"/>
        </table:table-row>
        <table:table-row table:style-name="ro2">
          <table:table-cell office:value-type="string" table:style-name="ce26">
            <text:p>Report run on: 20/03/2020</text:p>
          </table:table-cell>
          <table:table-cell table:style-name="ce25"/>
          <table:table-cell table:style-name="ce27"/>
          <table:table-cell table:number-columns-repeated="16381" table:style-name="ce25"/>
        </table:table-row>
        <table:table-row table:style-name="ro3">
          <table:table-cell table:number-columns-repeated="16384"/>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4436.091999999997" table:style-name="ce32">
            <text:p>44,436.092</text:p>
          </table:table-cell>
          <table:table-cell office:value-type="float" office:value="1086.8440000000001" table:style-name="ce32">
            <text:p>1,086.844</text:p>
          </table:table-cell>
          <table:table-cell office:value-type="float" office:value="2743.192" table:style-name="ce32">
            <text:p>2,743.192</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9372.7549999999992" table:style-name="ce32">
            <text:p>9,372.755</text:p>
          </table:table-cell>
          <table:table-cell office:value-type="float" office:value="116.22199999999999" table:style-name="ce32">
            <text:p>116.222</text:p>
          </table:table-cell>
          <table:table-cell office:value-type="float" office:value="335.84300000000002" table:style-name="ce32">
            <text:p>335.843</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0945.468000000001" table:style-name="ce32">
            <text:p>10,945.468</text:p>
          </table:table-cell>
          <table:table-cell office:value-type="float" office:value="762.15099999999995" table:style-name="ce32">
            <text:p>762.151</text:p>
          </table:table-cell>
          <table:table-cell office:value-type="float" office:value="424.24299999999999" table:style-name="ce32">
            <text:p>424.243</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9055.5110000000004" table:style-name="ce32">
            <text:p>9,055.511</text:p>
          </table:table-cell>
          <table:table-cell office:value-type="float" office:value="47.526000000000003" table:style-name="ce32">
            <text:p>47.526</text:p>
          </table:table-cell>
          <table:table-cell office:value-type="float" office:value="979.3" table:style-name="ce32">
            <text:p>979.300</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28.87899999999999" table:style-name="ce32">
            <text:p>128.879</text:p>
          </table:table-cell>
          <table:table-cell office:value-type="float" office:value="0.29599999999999999" table:style-name="ce32">
            <text:p>0.296</text:p>
          </table:table-cell>
          <table:table-cell office:value-type="float" office:value="0.15" table:style-name="ce32">
            <text:p>0.15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408.5959999999995" table:style-name="ce32">
            <text:p>4,408.596</text:p>
          </table:table-cell>
          <table:table-cell office:value-type="float" office:value="4.1189999999999998" table:style-name="ce32">
            <text:p>4.119</text:p>
          </table:table-cell>
          <table:table-cell office:value-type="float" office:value="96.436000000000007" table:style-name="ce32">
            <text:p>96.436</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616.41600000000005" table:style-name="ce32">
            <text:p>616.416</text:p>
          </table:table-cell>
          <table:table-cell office:value-type="float" office:value="4.0279999999999996" table:style-name="ce32">
            <text:p>4.028</text:p>
          </table:table-cell>
          <table:table-cell office:value-type="float" office:value="10.239000000000001" table:style-name="ce32">
            <text:p>10.239</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0029999999999999" table:style-name="ce32">
            <text:p>1.003</text:p>
          </table:table-cell>
          <table:table-cell office:value-type="float" office:value="7.0000000000000001E-3" table:style-name="ce32">
            <text:p>0.007</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9.074999999999999" table:style-name="ce32">
            <text:p>29.075</text:p>
          </table:table-cell>
          <table:table-cell office:value-type="float" office:value="0.05" table:style-name="ce32">
            <text:p>0.050</text:p>
          </table:table-cell>
          <table:table-cell office:value-type="float" office:value="0.26700000000000002" table:style-name="ce32">
            <text:p>0.267</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4.8000000000000001E-2" table:style-name="ce32">
            <text:p>0.048</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1660.133" table:style-name="ce32">
            <text:p>11,660.133</text:p>
          </table:table-cell>
          <table:table-cell office:value-type="float" office:value="377.07799999999997" table:style-name="ce32">
            <text:p>377.078</text:p>
          </table:table-cell>
          <table:table-cell office:value-type="float" office:value="3272.489" table:style-name="ce32">
            <text:p>3,272.489</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1689.084999999999" table:style-name="ce32">
            <text:p>31,689.085</text:p>
          </table:table-cell>
          <table:table-cell office:value-type="float" office:value="646.62300000000005" table:style-name="ce32">
            <text:p>646.623</text:p>
          </table:table-cell>
          <table:table-cell office:value-type="float" office:value="2040.5940000000001" table:style-name="ce32">
            <text:p>2,040.594</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197.048" table:style-name="ce32">
            <text:p>1,197.048</text:p>
          </table:table-cell>
          <table:table-cell office:value-type="float" office:value="0.34" table:style-name="ce32">
            <text:p>0.340</text:p>
          </table:table-cell>
          <table:table-cell office:value-type="float" office:value="0.41" table:style-name="ce32">
            <text:p>0.41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9.314" table:style-name="ce32">
            <text:p>19.314</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23559.42299999998" table:style-name="ce34">
            <text:p>123,559.423</text:p>
          </table:table-cell>
          <table:table-cell office:value-type="float" office:value="3045.2840000000001" table:style-name="ce34">
            <text:p>3,045.284</text:p>
          </table:table-cell>
          <table:table-cell office:value-type="float" office:value="9903.1629999999968" table:style-name="ce34">
            <text:p>9,903.163</text:p>
          </table:table-cell>
          <table:table-cell table:number-columns-repeated="3" table:style-name="ce33"/>
          <table:table-cell table:number-columns-repeated="16376"/>
        </table:table-row>
        <table:table-row table:style-name="ro3">
          <table:table-cell table:number-columns-repeated="6" table:style-name="ce25"/>
          <table:table-cell table:style-name="ce33"/>
          <table:table-cell table:number-columns-repeated="16377" table:style-name="ce2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95.551000000000002" table:style-name="ce32">
            <text:p>95.551</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9.1669999999999998" table:style-name="ce32">
            <text:p>9.167</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263.935" table:style-name="ce32">
            <text:p>263.935</text:p>
          </table:table-cell>
          <table:table-cell office:value-type="float" office:value="0.28399999999999997" table:style-name="ce32">
            <text:p>0.284</text:p>
          </table:table-cell>
          <table:table-cell office:value-type="float" office:value="21.640999999999998" table:style-name="ce32">
            <text:p>21.641</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2.1280000000000001" table:style-name="ce32">
            <text:p>2.128</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730.05100000000004" table:style-name="ce32">
            <text:p>730.051</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0.274000000000001" table:style-name="ce32">
            <text:p>40.274</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49.283999999999999" table:style-name="ce32">
            <text:p>49.284</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4.901999999999999" table:style-name="ce32">
            <text:p>14.902</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4.774999999999999" table:style-name="ce32">
            <text:p>34.775</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7.82" table:style-name="ce32">
            <text:p>7.82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938.15700000000004" table:style-name="ce32">
            <text:p>938.157</text:p>
          </table:table-cell>
          <table:table-cell office:value-type="float" office:value="0" table:style-name="ce32">
            <text:p>0.000</text:p>
          </table:table-cell>
          <table:table-cell office:value-type="float" office:value="64.281000000000006" table:style-name="ce32">
            <text:p>64.281</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182" table:style-name="ce32">
            <text:p>0.182</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2186.2260000000001" table:style-name="ce34">
            <text:p>2,186.226</text:p>
          </table:table-cell>
          <table:table-cell office:value-type="float" office:value="0.28399999999999997" table:style-name="ce34">
            <text:p>0.284</text:p>
          </table:table-cell>
          <table:table-cell office:value-type="float" office:value="85.921999999999997" table:style-name="ce34">
            <text:p>85.922</text:p>
          </table:table-cell>
          <table:table-cell table:number-columns-repeated="3" table:style-name="ce33"/>
          <table:table-cell table:number-columns-repeated="16376"/>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April to June 2019</text:p>
          </table:table-cell>
          <table:table-cell table:number-columns-repeated="16383" table:style-name="ce25"/>
        </table:table-row>
        <table:table-row table:style-name="ro2">
          <table:table-cell office:value-type="string" table:style-name="ce26">
            <text:p>Report run on: 20/03/2020</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2151.048999999999" table:style-name="ce32">
            <text:p>42,151.049</text:p>
          </table:table-cell>
          <table:table-cell office:value-type="float" office:value="1248.576" table:style-name="ce32">
            <text:p>1,248.576</text:p>
          </table:table-cell>
          <table:table-cell office:value-type="float" office:value="2517.8519999999999" table:style-name="ce32">
            <text:p>2,517.852</text:p>
          </table:table-cell>
          <table:table-cell table:number-columns-repeated="3"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9760.6849999999995" table:style-name="ce32">
            <text:p>9,760.685</text:p>
          </table:table-cell>
          <table:table-cell office:value-type="float" office:value="120.979" table:style-name="ce32">
            <text:p>120.979</text:p>
          </table:table-cell>
          <table:table-cell office:value-type="float" office:value="595.61900000000003" table:style-name="ce32">
            <text:p>595.619</text:p>
          </table:table-cell>
          <table:table-cell table:number-columns-repeated="3"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1714.17" table:style-name="ce32">
            <text:p>11,714.170</text:p>
          </table:table-cell>
          <table:table-cell office:value-type="float" office:value="829.46100000000001" table:style-name="ce32">
            <text:p>829.461</text:p>
          </table:table-cell>
          <table:table-cell office:value-type="float" office:value="633.65499999999997" table:style-name="ce32">
            <text:p>633.655</text:p>
          </table:table-cell>
          <table:table-cell table:number-columns-repeated="3"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9469.1970000000001" table:style-name="ce32">
            <text:p>9,469.197</text:p>
          </table:table-cell>
          <table:table-cell office:value-type="float" office:value="46.503" table:style-name="ce32">
            <text:p>46.503</text:p>
          </table:table-cell>
          <table:table-cell office:value-type="float" office:value="1116.963" table:style-name="ce32">
            <text:p>1,116.963</text:p>
          </table:table-cell>
          <table:table-cell table:number-columns-repeated="3"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57.482" table:style-name="ce32">
            <text:p>157.482</text:p>
          </table:table-cell>
          <table:table-cell office:value-type="float" office:value="0.16" table:style-name="ce32">
            <text:p>0.16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794.4279999999999" table:style-name="ce32">
            <text:p>4,794.428</text:p>
          </table:table-cell>
          <table:table-cell office:value-type="float" office:value="8.4890000000000008" table:style-name="ce32">
            <text:p>8.489</text:p>
          </table:table-cell>
          <table:table-cell office:value-type="float" office:value="203.816" table:style-name="ce32">
            <text:p>203.816</text:p>
          </table:table-cell>
          <table:table-cell table:number-columns-repeated="3"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588.99" table:style-name="ce32">
            <text:p>588.990</text:p>
          </table:table-cell>
          <table:table-cell office:value-type="float" office:value="1.5169999999999999" table:style-name="ce32">
            <text:p>1.517</text:p>
          </table:table-cell>
          <table:table-cell office:value-type="float" office:value="24.396000000000001" table:style-name="ce32">
            <text:p>24.396</text:p>
          </table:table-cell>
          <table:table-cell table:number-columns-repeated="3"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6.4720000000000004" table:style-name="ce32">
            <text:p>6.472</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48.773000000000003" table:style-name="ce32">
            <text:p>48.773</text:p>
          </table:table-cell>
          <table:table-cell office:value-type="float" office:value="6.4000000000000001E-2" table:style-name="ce32">
            <text:p>0.064</text:p>
          </table:table-cell>
          <table:table-cell office:value-type="float" office:value="1.635" table:style-name="ce32">
            <text:p>1.635</text:p>
          </table:table-cell>
          <table:table-cell table:number-columns-repeated="3"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93100000000000005" table:style-name="ce32">
            <text:p>0.931</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1051.64" table:style-name="ce32">
            <text:p>11,051.640</text:p>
          </table:table-cell>
          <table:table-cell office:value-type="float" office:value="269.92399999999998" table:style-name="ce32">
            <text:p>269.924</text:p>
          </table:table-cell>
          <table:table-cell office:value-type="float" office:value="2925.828" table:style-name="ce32">
            <text:p>2,925.828</text:p>
          </table:table-cell>
          <table:table-cell table:number-columns-repeated="3"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2764.737000000001" table:style-name="ce32">
            <text:p>32,764.737</text:p>
          </table:table-cell>
          <table:table-cell office:value-type="float" office:value="564.93600000000004" table:style-name="ce32">
            <text:p>564.936</text:p>
          </table:table-cell>
          <table:table-cell office:value-type="float" office:value="1893.607" table:style-name="ce32">
            <text:p>1,893.607</text:p>
          </table:table-cell>
          <table:table-cell table:number-columns-repeated="3"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164.183" table:style-name="ce32">
            <text:p>1,164.183</text:p>
          </table:table-cell>
          <table:table-cell office:value-type="float" office:value="5.8999999999999997E-2" table:style-name="ce32">
            <text:p>0.059</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2.8149999999999999" table:style-name="ce32">
            <text:p>2.815</text:p>
          </table:table-cell>
          <table:table-cell office:value-type="float" office:value="0" table:style-name="ce32">
            <text:p>0.000</text:p>
          </table:table-cell>
          <table:table-cell office:value-type="float" office:value="0" table:style-name="ce32">
            <text:p>0.000</text:p>
          </table:table-cell>
          <table:table-cell table:number-columns-repeated="3"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23675.55200000001" table:style-name="ce34">
            <text:p>123,675.552</text:p>
          </table:table-cell>
          <table:table-cell office:value-type="float" office:value="3090.6680000000001" table:style-name="ce34">
            <text:p>3,090.668</text:p>
          </table:table-cell>
          <table:table-cell office:value-type="float" office:value="9913.3709999999992" table:style-name="ce34">
            <text:p>9,913.371</text:p>
          </table:table-cell>
          <table:table-cell table:number-columns-repeated="3"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71.402000000000001" table:style-name="ce32">
            <text:p>71.40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8.6470000000000002" table:style-name="ce32">
            <text:p>8.64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242.715" table:style-name="ce32">
            <text:p>242.715</text:p>
          </table:table-cell>
          <table:table-cell office:value-type="float" office:value="0.318" table:style-name="ce32">
            <text:p>0.318</text:p>
          </table:table-cell>
          <table:table-cell office:value-type="float" office:value="36.716000000000001" table:style-name="ce32">
            <text:p>36.716</text:p>
          </table:table-cell>
          <table:table-cell table:number-columns-repeated="2" table:style-name="ce33"/>
          <table:table-cell table:number-columns-repeated="16377"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2.492" table:style-name="ce32">
            <text:p>2.49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706.67700000000002" table:style-name="ce32">
            <text:p>706.67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2.8" table:style-name="ce32">
            <text:p>42.8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2.1999999999999999E-2" table:style-name="ce32">
            <text:p>0.02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55.771999999999998" table:style-name="ce32">
            <text:p>55.77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5.494" table:style-name="ce32">
            <text:p>15.494</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25.957000000000001" table:style-name="ce32">
            <text:p>25.957</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2.8940000000000001" table:style-name="ce32">
            <text:p>2.894</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727.86300000000006" table:style-name="ce32">
            <text:p>727.863</text:p>
          </table:table-cell>
          <table:table-cell office:value-type="float" office:value="0" table:style-name="ce32">
            <text:p>0.000</text:p>
          </table:table-cell>
          <table:table-cell office:value-type="float" office:value="86.350999999999999" table:style-name="ce32">
            <text:p>86.351</text:p>
          </table:table-cell>
          <table:table-cell table:number-columns-repeated="2" table:style-name="ce33"/>
          <table:table-cell table:number-columns-repeated="16377"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67300000000000004" table:style-name="ce32">
            <text:p>0.673</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table:style-name="ce28"/>
          <table:table-cell office:value-type="string" table:style-name="ce29">
            <text:p>Totals</text:p>
          </table:table-cell>
          <table:table-cell office:value-type="float" office:value="1903.4079999999999" table:style-name="ce34">
            <text:p>1,903.408</text:p>
          </table:table-cell>
          <table:table-cell office:value-type="float" office:value="0.318" table:style-name="ce34">
            <text:p>0.318</text:p>
          </table:table-cell>
          <table:table-cell office:value-type="float" office:value="123.06700000000001" table:style-name="ce34">
            <text:p>123.067</text:p>
          </table:table-cell>
          <table:table-cell table:number-columns-repeated="2" table:style-name="ce33"/>
          <table:table-cell table:number-columns-repeated="16377" table:style-name="ce25"/>
        </table:table-row>
        <table:table-row table:style-name="ro3">
          <table:table-cell table:style-name="ce25"/>
          <table:table-cell table:style-name="ce35"/>
          <table:table-cell table:number-columns-repeated="3" table:style-name="ce37"/>
          <table:table-cell table:number-columns-repeated="2" table:style-name="ce33"/>
          <table:table-cell table:number-columns-repeated="16377"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16383" table:style-name="ce25"/>
        </table:table-row>
        <table:table-row table:style-name="ro2">
          <table:table-cell office:value-type="string" table:style-name="ce26">
            <text:p>Period covered: July to September 2019</text:p>
          </table:table-cell>
          <table:table-cell table:number-columns-repeated="16383" table:style-name="ce25"/>
        </table:table-row>
        <table:table-row table:style-name="ro2">
          <table:table-cell office:value-type="string" table:style-name="ce26">
            <text:p>Report run on: 20/03/2020</text:p>
          </table:table-cell>
          <table:table-cell table:style-name="ce25"/>
          <table:table-cell table:style-name="ce27"/>
          <table:table-cell table:number-columns-repeated="16381" table:style-name="ce25"/>
        </table:table-row>
        <table:table-row table:style-name="ro3">
          <table:table-cell table:style-name="ce25"/>
          <table:table-cell table:style-name="ce35"/>
          <table:table-cell table:number-columns-repeated="3" table:style-name="ce36"/>
          <table:table-cell table:number-columns-repeated="16379" table:style-name="ce25"/>
        </table:table-row>
        <table:table-row table:style-name="ro2">
          <table:table-cell office:value-type="string" table:style-name="ce26">
            <text:p>Household WEEE</text:p>
          </table:table-cell>
          <table:table-cell table:number-columns-repeated="16383" table:style-name="ce25"/>
        </table:table-row>
        <table:table-row table:style-name="ro4">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4134.945" table:style-name="ce32">
            <text:p>44,134.945</text:p>
          </table:table-cell>
          <table:table-cell office:value-type="float" office:value="1379.952" table:style-name="ce32">
            <text:p>1,379.952</text:p>
          </table:table-cell>
          <table:table-cell office:value-type="float" office:value="2694.0079999999998" table:style-name="ce32">
            <text:p>2,694.008</text:p>
          </table:table-cell>
          <table:table-cell table:number-columns-repeated="3" table:style-name="ce33"/>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9633.8970000000008" table:style-name="ce32">
            <text:p>9,633.897</text:p>
          </table:table-cell>
          <table:table-cell office:value-type="float" office:value="91.664000000000001" table:style-name="ce32">
            <text:p>91.664</text:p>
          </table:table-cell>
          <table:table-cell office:value-type="float" office:value="657.327" table:style-name="ce32">
            <text:p>657.327</text:p>
          </table:table-cell>
          <table:table-cell table:number-columns-repeated="4"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1972.745999999999" table:style-name="ce32">
            <text:p>11,972.746</text:p>
          </table:table-cell>
          <table:table-cell office:value-type="float" office:value="947.95100000000002" table:style-name="ce32">
            <text:p>947.951</text:p>
          </table:table-cell>
          <table:table-cell office:value-type="float" office:value="511.51" table:style-name="ce32">
            <text:p>511.510</text:p>
          </table:table-cell>
          <table:table-cell table:number-columns-repeated="4"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9653.6139999999996" table:style-name="ce32">
            <text:p>9,653.614</text:p>
          </table:table-cell>
          <table:table-cell office:value-type="float" office:value="49.533000000000001" table:style-name="ce32">
            <text:p>49.533</text:p>
          </table:table-cell>
          <table:table-cell office:value-type="float" office:value="1285.4639999999999" table:style-name="ce32">
            <text:p>1,285.464</text:p>
          </table:table-cell>
          <table:table-cell table:number-columns-repeated="4"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57.33500000000001" table:style-name="ce32">
            <text:p>157.335</text:p>
          </table:table-cell>
          <table:table-cell office:value-type="float" office:value="1.851" table:style-name="ce32">
            <text:p>1.851</text:p>
          </table:table-cell>
          <table:table-cell office:value-type="float" office:value="1.2999999999999999E-2" table:style-name="ce32">
            <text:p>0.013</text:p>
          </table:table-cell>
          <table:table-cell table:number-columns-repeated="4"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819.8040000000001" table:style-name="ce32">
            <text:p>4,819.804</text:p>
          </table:table-cell>
          <table:table-cell office:value-type="float" office:value="10.106" table:style-name="ce32">
            <text:p>10.106</text:p>
          </table:table-cell>
          <table:table-cell office:value-type="float" office:value="254.261" table:style-name="ce32">
            <text:p>254.261</text:p>
          </table:table-cell>
          <table:table-cell table:number-columns-repeated="4"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603.54399999999998" table:style-name="ce32">
            <text:p>603.544</text:p>
          </table:table-cell>
          <table:table-cell office:value-type="float" office:value="1.7110000000000001" table:style-name="ce32">
            <text:p>1.711</text:p>
          </table:table-cell>
          <table:table-cell office:value-type="float" office:value="32.695" table:style-name="ce32">
            <text:p>32.695</text:p>
          </table:table-cell>
          <table:table-cell table:number-columns-repeated="4"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1.7090000000000001" table:style-name="ce32">
            <text:p>1.709</text:p>
          </table:table-cell>
          <table:table-cell office:value-type="float" office:value="3.0000000000000001E-3" table:style-name="ce32">
            <text:p>0.003</text:p>
          </table:table-cell>
          <table:table-cell office:value-type="float" office:value="0.04" table:style-name="ce32">
            <text:p>0.040</text:p>
          </table:table-cell>
          <table:table-cell table:number-columns-repeated="4"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34.167999999999999" table:style-name="ce32">
            <text:p>34.168</text:p>
          </table:table-cell>
          <table:table-cell office:value-type="float" office:value="0" table:style-name="ce32">
            <text:p>0.000</text:p>
          </table:table-cell>
          <table:table-cell office:value-type="float" office:value="0.61199999999999999" table:style-name="ce32">
            <text:p>0.612</text:p>
          </table:table-cell>
          <table:table-cell table:number-columns-repeated="4"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2.5999999999999999E-2" table:style-name="ce32">
            <text:p>0.026</text:p>
          </table:table-cell>
          <table:table-cell office:value-type="float" office:value="1.4E-2" table:style-name="ce32">
            <text:p>0.014</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1490.291999999999" table:style-name="ce32">
            <text:p>11,490.292</text:p>
          </table:table-cell>
          <table:table-cell office:value-type="float" office:value="415.43799999999999" table:style-name="ce32">
            <text:p>415.438</text:p>
          </table:table-cell>
          <table:table-cell office:value-type="float" office:value="2427.7330000000002" table:style-name="ce32">
            <text:p>2,427.733</text:p>
          </table:table-cell>
          <table:table-cell table:number-columns-repeated="4"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8870.285000000003" table:style-name="ce32">
            <text:p>38,870.285</text:p>
          </table:table-cell>
          <table:table-cell office:value-type="float" office:value="590.971" table:style-name="ce32">
            <text:p>590.971</text:p>
          </table:table-cell>
          <table:table-cell office:value-type="float" office:value="2182.518" table:style-name="ce32">
            <text:p>2,182.518</text:p>
          </table:table-cell>
          <table:table-cell table:number-columns-repeated="4"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100.0429999999999" table:style-name="ce32">
            <text:p>1,100.043</text:p>
          </table:table-cell>
          <table:table-cell office:value-type="float" office:value="8.0000000000000002E-3" table:style-name="ce32">
            <text:p>0.008</text:p>
          </table:table-cell>
          <table:table-cell office:value-type="float" office:value="6.8000000000000005E-2" table:style-name="ce32">
            <text:p>0.068</text:p>
          </table:table-cell>
          <table:table-cell table:number-columns-repeated="4"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10.034000000000001" table:style-name="ce32">
            <text:p>10.034</text:p>
          </table:table-cell>
          <table:table-cell office:value-type="float" office:value="0" table:style-name="ce32">
            <text:p>0.000</text:p>
          </table:table-cell>
          <table:table-cell office:value-type="float" office:value="0" table:style-name="ce32">
            <text:p>0.000</text:p>
          </table:table-cell>
          <table:table-cell table:number-columns-repeated="4"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132482.44200000004" table:style-name="ce34">
            <text:p>132,482.442</text:p>
          </table:table-cell>
          <table:table-cell office:value-type="float" office:value="3489.2020000000002" table:style-name="ce34">
            <text:p>3,489.202</text:p>
          </table:table-cell>
          <table:table-cell office:value-type="float" office:value="10046.249" table:style-name="ce34">
            <text:p>10,046.249</text:p>
          </table:table-cell>
          <table:table-cell table:number-columns-repeated="4" table:style-name="ce33"/>
          <table:table-cell table:number-columns-repeated="16375"/>
        </table:table-row>
        <table:table-row table:style-name="ro3">
          <table:table-cell table:number-columns-repeated="8" table:style-name="ce25"/>
          <table:table-cell table:style-name="ce33"/>
          <table:table-cell table:number-columns-repeated="16375"/>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53.433" table:style-name="ce32">
            <text:p>53.433</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number-columns-repeated="16377"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15.691000000000001" table:style-name="ce32">
            <text:p>15.691</text:p>
          </table:table-cell>
          <table:table-cell office:value-type="float" office:value="0" table:style-name="ce32">
            <text:p>0.000</text:p>
          </table:table-cell>
          <table:table-cell office:value-type="float" office:value="16.302" table:style-name="ce32">
            <text:p>16.302</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740.125" table:style-name="ce32">
            <text:p>740.125</text:p>
          </table:table-cell>
          <table:table-cell office:value-type="float" office:value="329.32299999999998" table:style-name="ce32">
            <text:p>329.323</text:p>
          </table:table-cell>
          <table:table-cell office:value-type="float" office:value="17.826000000000001" table:style-name="ce32">
            <text:p>17.826</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11.276" table:style-name="ce32">
            <text:p>11.276</text:p>
          </table:table-cell>
          <table:table-cell office:value-type="float" office:value="0.223" table:style-name="ce32">
            <text:p>0.223</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670.404" table:style-name="ce32">
            <text:p>670.404</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3.978999999999999" table:style-name="ce32">
            <text:p>43.979</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9.1999999999999998E-2" table:style-name="ce32">
            <text:p>0.092</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76.072999999999993" table:style-name="ce32">
            <text:p>76.073</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26.468" table:style-name="ce32">
            <text:p>26.468</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33.97" table:style-name="ce32">
            <text:p>33.97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3.4430000000000001" table:style-name="ce32">
            <text:p>3.443</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834.12599999999998" table:style-name="ce32">
            <text:p>834.126</text:p>
          </table:table-cell>
          <table:table-cell office:value-type="float" office:value="0" table:style-name="ce32">
            <text:p>0.000</text:p>
          </table:table-cell>
          <table:table-cell office:value-type="float" office:value="157.56899999999999" table:style-name="ce32">
            <text:p>157.569</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47799999999999998" table:style-name="ce32">
            <text:p>0.478</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number-columns-repeated="2" table:style-name="ce33"/>
          <table:table-cell table:style-name="ce25"/>
          <table:table-cell table:style-name="ce33"/>
          <table:table-cell table:number-columns-repeated="16375"/>
        </table:table-row>
        <table:table-row table:style-name="ro3">
          <table:table-cell table:style-name="ce28"/>
          <table:table-cell office:value-type="string" table:style-name="ce29">
            <text:p>Totals</text:p>
          </table:table-cell>
          <table:table-cell office:value-type="float" office:value="2509.5580000000004" table:style-name="ce34">
            <text:p>2,509.558</text:p>
          </table:table-cell>
          <table:table-cell office:value-type="float" office:value="329.54599999999999" table:style-name="ce34">
            <text:p>329.546</text:p>
          </table:table-cell>
          <table:table-cell office:value-type="float" office:value="191.697" table:style-name="ce34">
            <text:p>191.697</text:p>
          </table:table-cell>
          <table:table-cell table:number-columns-repeated="2" table:style-name="ce33"/>
          <table:table-cell table:style-name="ce25"/>
          <table:table-cell table:style-name="ce33"/>
          <table:table-cell table:number-columns-repeated="16375"/>
        </table:table-row>
        <table:table-row table:style-name="ro3">
          <table:table-cell table:style-name="ce25"/>
          <table:table-cell table:style-name="ce35"/>
          <table:table-cell table:number-columns-repeated="3" table:style-name="ce37"/>
          <table:table-cell table:number-columns-repeated="3" table:style-name="ce25"/>
          <table:table-cell table:style-name="ce33"/>
          <table:table-cell table:number-columns-repeated="1637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October to December 2019</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0/03/2020</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45415.904999999999" table:style-name="ce32">
            <text:p>45,415.905</text:p>
          </table:table-cell>
          <table:table-cell office:value-type="float" office:value="1280.268" table:style-name="ce32">
            <text:p>1,280.268</text:p>
          </table:table-cell>
          <table:table-cell office:value-type="float" office:value="2571.9580000000001" table:style-name="ce32">
            <text:p>2,571.958</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7642.5860000000002" table:style-name="ce32">
            <text:p>7,642.586</text:p>
          </table:table-cell>
          <table:table-cell office:value-type="float" office:value="129.77600000000001" table:style-name="ce32">
            <text:p>129.776</text:p>
          </table:table-cell>
          <table:table-cell office:value-type="float" office:value="280.589" table:style-name="ce32">
            <text:p>280.589</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0145.483" table:style-name="ce32">
            <text:p>10,145.483</text:p>
          </table:table-cell>
          <table:table-cell office:value-type="float" office:value="905.38499999999999" table:style-name="ce32">
            <text:p>905.385</text:p>
          </table:table-cell>
          <table:table-cell office:value-type="float" office:value="151.14500000000001" table:style-name="ce32">
            <text:p>151.145</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7858.5630000000001" table:style-name="ce32">
            <text:p>7,858.563</text:p>
          </table:table-cell>
          <table:table-cell office:value-type="float" office:value="40.194000000000003" table:style-name="ce32">
            <text:p>40.194</text:p>
          </table:table-cell>
          <table:table-cell office:value-type="float" office:value="936.95500000000004" table:style-name="ce32">
            <text:p>936.955</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138.49" table:style-name="ce32">
            <text:p>138.49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3818.2840000000001" table:style-name="ce32">
            <text:p>3,818.284</text:p>
          </table:table-cell>
          <table:table-cell office:value-type="float" office:value="8.0000000000000002E-3" table:style-name="ce32">
            <text:p>0.008</text:p>
          </table:table-cell>
          <table:table-cell office:value-type="float" office:value="65.585999999999999" table:style-name="ce32">
            <text:p>65.586</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473.37599999999998" table:style-name="ce32">
            <text:p>473.376</text:p>
          </table:table-cell>
          <table:table-cell office:value-type="float" office:value="1.4430000000000001" table:style-name="ce32">
            <text:p>1.443</text:p>
          </table:table-cell>
          <table:table-cell office:value-type="float" office:value="7.8680000000000003" table:style-name="ce32">
            <text:p>7.868</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0.13500000000000001" table:style-name="ce32">
            <text:p>0.135</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43.927999999999997" table:style-name="ce32">
            <text:p>43.928</text:p>
          </table:table-cell>
          <table:table-cell office:value-type="float" office:value="0" table:style-name="ce32">
            <text:p>0.000</text:p>
          </table:table-cell>
          <table:table-cell office:value-type="float" office:value="0.38700000000000001" table:style-name="ce32">
            <text:p>0.387</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0616.47" table:style-name="ce32">
            <text:p>10,616.470</text:p>
          </table:table-cell>
          <table:table-cell office:value-type="float" office:value="386.46899999999999" table:style-name="ce32">
            <text:p>386.469</text:p>
          </table:table-cell>
          <table:table-cell office:value-type="float" office:value="2360.3919999999998" table:style-name="ce32">
            <text:p>2,360.392</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2196.108" table:style-name="ce32">
            <text:p>32,196.108</text:p>
          </table:table-cell>
          <table:table-cell office:value-type="float" office:value="545.89300000000003" table:style-name="ce32">
            <text:p>545.893</text:p>
          </table:table-cell>
          <table:table-cell office:value-type="float" office:value="1741.047" table:style-name="ce32">
            <text:p>1,741.047</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1092.3969999999999" table:style-name="ce32">
            <text:p>1,092.397</text:p>
          </table:table-cell>
          <table:table-cell office:value-type="float" office:value="0" table:style-name="ce32">
            <text:p>0.000</text:p>
          </table:table-cell>
          <table:table-cell office:value-type="float" office:value="0.83099999999999996" table:style-name="ce32">
            <text:p>0.831</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32.576000000000001" table:style-name="ce32">
            <text:p>32.576</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119474.30100000001" table:style-name="ce34">
            <text:p>119,474.301</text:p>
          </table:table-cell>
          <table:table-cell office:value-type="float" office:value="3289.4360000000001" table:style-name="ce34">
            <text:p>3,289.436</text:p>
          </table:table-cell>
          <table:table-cell office:value-type="float" office:value="8116.7579999999998" table:style-name="ce34">
            <text:p>8,116.758</text:p>
          </table:table-cell>
          <table:table-cell table:style-name="ce25"/>
          <table:table-cell table:number-columns-repeated="2" table:style-name="ce33"/>
          <table:table-cell table:number-columns-repeated="16376"/>
        </table:table-row>
        <table:table-row table:style-name="ro3">
          <table:table-cell table:number-columns-repeated="16384"/>
        </table:table-row>
        <table:table-row table:style-name="ro2">
          <table:table-cell office:value-type="string" table:style-name="ce26">
            <text:p>Non-household WEEE</text:p>
          </table:table-cell>
          <table:table-cell table:number-columns-repeated="16383"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number-columns-repeated="16379"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number-columns-repeated="16379"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55.405000000000001" table:style-name="ce32">
            <text:p>55.405</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7.6630000000000003" table:style-name="ce32">
            <text:p>7.663</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664.25599999999997" table:style-name="ce32">
            <text:p>664.256</text:p>
          </table:table-cell>
          <table:table-cell office:value-type="float" office:value="0.219" table:style-name="ce32">
            <text:p>0.219</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5.9969999999999999" table:style-name="ce32">
            <text:p>5.997</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590.149" table:style-name="ce32">
            <text:p>590.149</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48.774000000000001" table:style-name="ce32">
            <text:p>48.774</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7230000000000001" table:style-name="ce32">
            <text:p>1.723</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98.486999999999995" table:style-name="ce32">
            <text:p>98.487</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32.69" table:style-name="ce32">
            <text:p>32.69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28.838000000000001" table:style-name="ce32">
            <text:p>28.838</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5.7229999999999999" table:style-name="ce32">
            <text:p>5.723</text:p>
          </table:table-cell>
          <table:table-cell office:value-type="float" office:value="0" table:style-name="ce32">
            <text:p>0.000</text:p>
          </table:table-cell>
          <table:table-cell office:value-type="float" office:value="4.5" table:style-name="ce32">
            <text:p>4.500</text:p>
          </table:table-cell>
          <table:table-cell table:style-name="ce25"/>
          <table:table-cell table:number-columns-repeated="2" table:style-name="ce33"/>
          <table:table-cell table:number-columns-repeated="16376"/>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835.93899999999996" table:style-name="ce32">
            <text:p>835.939</text:p>
          </table:table-cell>
          <table:table-cell office:value-type="float" office:value="0" table:style-name="ce32">
            <text:p>0.000</text:p>
          </table:table-cell>
          <table:table-cell office:value-type="float" office:value="72.938999999999993" table:style-name="ce32">
            <text:p>72.939</text:p>
          </table:table-cell>
          <table:table-cell table:style-name="ce25"/>
          <table:table-cell table:number-columns-repeated="2" table:style-name="ce33"/>
          <table:table-cell table:number-columns-repeated="16376"/>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0.74" table:style-name="ce32">
            <text:p>0.74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style-name="ce32">
            <text:p>0.000</text:p>
          </table:table-cell>
          <table:table-cell office:value-type="float" office:value="0" table:style-name="ce32">
            <text:p>0.000</text:p>
          </table:table-cell>
          <table:table-cell office:value-type="float" office:value="0" table:style-name="ce32">
            <text:p>0.000</text:p>
          </table:table-cell>
          <table:table-cell table:style-name="ce25"/>
          <table:table-cell table:number-columns-repeated="2" table:style-name="ce33"/>
          <table:table-cell table:number-columns-repeated="16376"/>
        </table:table-row>
        <table:table-row table:style-name="ro3">
          <table:table-cell table:style-name="ce28"/>
          <table:table-cell office:value-type="string" table:style-name="ce29">
            <text:p>Totals</text:p>
          </table:table-cell>
          <table:table-cell office:value-type="float" office:value="2376.3839999999996" table:style-name="ce34">
            <text:p>2,376.384</text:p>
          </table:table-cell>
          <table:table-cell office:value-type="float" office:value="0.219" table:style-name="ce34">
            <text:p>0.219</text:p>
          </table:table-cell>
          <table:table-cell office:value-type="float" office:value="77.438999999999993" table:style-name="ce34">
            <text:p>77.439</text:p>
          </table:table-cell>
          <table:table-cell table:style-name="ce25"/>
          <table:table-cell table:number-columns-repeated="2" table:style-name="ce33"/>
          <table:table-cell table:number-columns-repeated="16376"/>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Waste Electrical and electronic Equipment (WEEE) received at an Approved Authorised Treatment Facility (AATF)</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Period covered: January to December 2019</text:p>
          </table:table-cell>
          <table:table-cell table:number-columns-repeated="5" table:style-name="ce25"/>
          <table:table-cell table:style-name="ce33"/>
          <table:table-cell table:number-columns-repeated="16377" table:style-name="ce25"/>
        </table:table-row>
        <table:table-row table:style-name="ro2">
          <table:table-cell office:value-type="string" table:style-name="ce26">
            <text:p>Report run on: 20/03/2020</text:p>
          </table:table-cell>
          <table:table-cell table:style-name="ce25"/>
          <table:table-cell table:style-name="ce27"/>
          <table:table-cell table:number-columns-repeated="3" table:style-name="ce25"/>
          <table:table-cell table:style-name="ce33"/>
          <table:table-cell table:number-columns-repeated="16377" table:style-name="ce25"/>
        </table:table-row>
        <table:table-row table:style-name="ro3">
          <table:table-cell table:style-name="ce25"/>
          <table:table-cell table:style-name="ce35"/>
          <table:table-cell table:number-columns-repeated="4" table:style-name="ce36"/>
          <table:table-cell table:style-name="ce33"/>
          <table:table-cell table:number-columns-repeated="16377" table:style-name="ce25"/>
        </table:table-row>
        <table:table-row table:style-name="ro2">
          <table:table-cell office:value-type="string" table:style-name="ce26">
            <text:p>Household WEEE</text:p>
          </table:table-cell>
          <table:table-cell table:number-columns-repeated="5" table:style-name="ce25"/>
          <table:table-cell table:style-name="ce33"/>
          <table:table-cell table:number-columns-repeated="16377" table:style-name="ce25"/>
        </table:table-row>
        <table:table-row table:style-name="ro6">
          <table:table-cell table:style-name="ce28"/>
          <table:table-cell table:style-name="ce29"/>
          <table:table-cell office:value-type="string" table:style-name="ce30">
            <text:p>Household</text:p>
          </table:table-cell>
          <table:table-cell office:value-type="string" table:style-name="ce30">
            <text:p>Household</text:p>
          </table:table-cell>
          <table:table-cell office:value-type="string" table:style-name="ce30">
            <text:p>Household</text:p>
          </table:table-cell>
          <table:table-cell table:style-name="ce25"/>
          <table:table-cell table:style-name="ce33"/>
          <table:table-cell table:number-columns-repeated="16377"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33"/>
          <table:table-cell table:number-columns-repeated="16377"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176137.99100000001" table:formula="of:=[.C9]+[.C51]+[.C93]+[.C135]" table:style-name="ce32">
            <text:p>176,137.991</text:p>
          </table:table-cell>
          <table:table-cell office:value-type="float" office:value="4995.6400000000003" table:formula="of:=[.D9]+[.D51]+[.D93]+[.D135]" table:style-name="ce32">
            <text:p>4,995.640</text:p>
          </table:table-cell>
          <table:table-cell office:value-type="float" office:value="10527.01" table:formula="of:=[.E9]+[.E51]+[.E93]+[.E135]" table:style-name="ce32">
            <text:p>10,527.010</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36409.923000000003" table:formula="of:=[.C10]+[.C52]+[.C94]+[.C136]" table:style-name="ce32">
            <text:p>36,409.923</text:p>
          </table:table-cell>
          <table:table-cell office:value-type="float" office:value="458.64100000000002" table:formula="of:=[.D10]+[.D52]+[.D94]+[.D136]" table:style-name="ce32">
            <text:p>458.641</text:p>
          </table:table-cell>
          <table:table-cell office:value-type="float" office:value="1869.3779999999999" table:formula="of:=[.E10]+[.E52]+[.E94]+[.E136]" table:style-name="ce32">
            <text:p>1,869.378</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44777.866999999998" table:formula="of:=[.C11]+[.C53]+[.C95]+[.C137]" table:style-name="ce32">
            <text:p>44,777.867</text:p>
          </table:table-cell>
          <table:table-cell office:value-type="float" office:value="3444.9480000000003" table:formula="of:=[.D11]+[.D53]+[.D95]+[.D137]" table:style-name="ce32">
            <text:p>3,444.948</text:p>
          </table:table-cell>
          <table:table-cell office:value-type="float" office:value="1720.5529999999999" table:formula="of:=[.E11]+[.E53]+[.E95]+[.E137]" table:style-name="ce32">
            <text:p>1,720.553</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36036.885000000002" table:formula="of:=[.C12]+[.C54]+[.C96]+[.C138]" table:style-name="ce32">
            <text:p>36,036.885</text:p>
          </table:table-cell>
          <table:table-cell office:value-type="float" office:value="183.75600000000003" table:formula="of:=[.D12]+[.D54]+[.D96]+[.D138]" table:style-name="ce32">
            <text:p>183.756</text:p>
          </table:table-cell>
          <table:table-cell office:value-type="float" office:value="4318.6819999999998" table:formula="of:=[.E12]+[.E54]+[.E96]+[.E138]" table:style-name="ce32">
            <text:p>4,318.682</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582.18600000000004" table:formula="of:=[.C13]+[.C55]+[.C97]+[.C139]" table:style-name="ce32">
            <text:p>582.186</text:p>
          </table:table-cell>
          <table:table-cell office:value-type="float" office:value="2.3069999999999999" table:formula="of:=[.D13]+[.D55]+[.D97]+[.D139]" table:style-name="ce32">
            <text:p>2.307</text:p>
          </table:table-cell>
          <table:table-cell office:value-type="float" office:value="0.16300000000000001" table:formula="of:=[.E13]+[.E55]+[.E97]+[.E139]" table:style-name="ce32">
            <text:p>0.163</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17841.112000000001" table:formula="of:=[.C14]+[.C56]+[.C98]+[.C140]" table:style-name="ce32">
            <text:p>17,841.112</text:p>
          </table:table-cell>
          <table:table-cell office:value-type="float" office:value="22.721999999999998" table:formula="of:=[.D14]+[.D56]+[.D98]+[.D140]" table:style-name="ce32">
            <text:p>22.722</text:p>
          </table:table-cell>
          <table:table-cell office:value-type="float" office:value="620.09900000000005" table:formula="of:=[.E14]+[.E56]+[.E98]+[.E140]" table:style-name="ce32">
            <text:p>620.099</text:p>
          </table:table-cell>
          <table:table-cell table:style-name="ce25"/>
          <table:table-cell table:style-name="ce157"/>
          <table:table-cell table:style-name="ce158"/>
          <table:table-cell table:style-name="ce33"/>
          <table:table-cell table:number-columns-repeated="1637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2282.326" table:formula="of:=[.C15]+[.C57]+[.C99]+[.C141]" table:style-name="ce32">
            <text:p>2,282.326</text:p>
          </table:table-cell>
          <table:table-cell office:value-type="float" office:value="8.6989999999999998" table:formula="of:=[.D15]+[.D57]+[.D99]+[.D141]" table:style-name="ce32">
            <text:p>8.699</text:p>
          </table:table-cell>
          <table:table-cell office:value-type="float" office:value="75.198000000000008" table:formula="of:=[.E15]+[.E57]+[.E99]+[.E141]" table:style-name="ce32">
            <text:p>75.198</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9.3190000000000008" table:formula="of:=[.C16]+[.C58]+[.C100]+[.C142]" table:style-name="ce32">
            <text:p>9.319</text:p>
          </table:table-cell>
          <table:table-cell office:value-type="float" office:value="0.01" table:formula="of:=[.D16]+[.D58]+[.D100]+[.D142]" table:style-name="ce32">
            <text:p>0.010</text:p>
          </table:table-cell>
          <table:table-cell office:value-type="float" office:value="0.04" table:formula="of:=[.E16]+[.E58]+[.E100]+[.E142]" table:style-name="ce32">
            <text:p>0.040</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155.94399999999999" table:formula="of:=[.C17]+[.C59]+[.C101]+[.C143]" table:style-name="ce32">
            <text:p>155.944</text:p>
          </table:table-cell>
          <table:table-cell office:value-type="float" office:value="0.114" table:formula="of:=[.D17]+[.D59]+[.D101]+[.D143]" table:style-name="ce32">
            <text:p>0.114</text:p>
          </table:table-cell>
          <table:table-cell office:value-type="float" office:value="2.9010000000000002" table:formula="of:=[.E17]+[.E59]+[.E101]+[.E143]" table:style-name="ce32">
            <text:p>2.901</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0050000000000001" table:formula="of:=[.C18]+[.C60]+[.C102]+[.C144]" table:style-name="ce32">
            <text:p>1.005</text:p>
          </table:table-cell>
          <table:table-cell office:value-type="float" office:value="1.4E-2" table:formula="of:=[.D18]+[.D60]+[.D102]+[.D144]" table:style-name="ce32">
            <text:p>0.014</text:p>
          </table:table-cell>
          <table:table-cell office:value-type="float" office:value="0" table:formula="of:=[.E18]+[.E60]+[.E102]+[.E144]" table:style-name="ce32">
            <text:p>0.000</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44818.535000000003" table:formula="of:=[.C19]+[.C61]+[.C103]+[.C145]" table:style-name="ce32">
            <text:p>44,818.535</text:p>
          </table:table-cell>
          <table:table-cell office:value-type="float" office:value="1448.9090000000001" table:formula="of:=[.D19]+[.D61]+[.D103]+[.D145]" table:style-name="ce32">
            <text:p>1,448.909</text:p>
          </table:table-cell>
          <table:table-cell office:value-type="float" office:value="10986.441999999999" table:formula="of:=[.E19]+[.E61]+[.E103]+[.E145]" table:style-name="ce32">
            <text:p>10,986.442</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135520.215" table:formula="of:=[.C20]+[.C62]+[.C104]+[.C146]" table:style-name="ce32">
            <text:p>135,520.215</text:p>
          </table:table-cell>
          <table:table-cell office:value-type="float" office:value="2348.4230000000002" table:formula="of:=[.D20]+[.D62]+[.D104]+[.D146]" table:style-name="ce32">
            <text:p>2,348.423</text:p>
          </table:table-cell>
          <table:table-cell office:value-type="float" office:value="7857.7659999999996" table:formula="of:=[.E20]+[.E62]+[.E104]+[.E146]" table:style-name="ce32">
            <text:p>7,857.766</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4553.6709999999994" table:formula="of:=[.C21]+[.C63]+[.C105]+[.C147]" table:style-name="ce32">
            <text:p>4,553.671</text:p>
          </table:table-cell>
          <table:table-cell office:value-type="float" office:value="0.40700000000000003" table:formula="of:=[.D21]+[.D63]+[.D105]+[.D147]" table:style-name="ce32">
            <text:p>0.407</text:p>
          </table:table-cell>
          <table:table-cell office:value-type="float" office:value="1.3089999999999999" table:formula="of:=[.E21]+[.E63]+[.E105]+[.E147]" table:style-name="ce32">
            <text:p>1.309</text:p>
          </table:table-cell>
          <table:table-cell table:style-name="ce25"/>
          <table:table-cell table:style-name="ce157"/>
          <table:table-cell table:style-name="ce158"/>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64.739000000000004" table:formula="of:=[.C22]+[.C64]+[.C106]+[.C148]" table:style-name="ce32">
            <text:p>64.739</text:p>
          </table:table-cell>
          <table:table-cell office:value-type="float" office:value="0" table:formula="of:=[.D22]+[.D64]+[.D106]+[.D148]" table:style-name="ce32">
            <text:p>0.000</text:p>
          </table:table-cell>
          <table:table-cell office:value-type="float" office:value="0" table:formula="of:=[.E22]+[.E64]+[.E106]+[.E148]" table:style-name="ce32">
            <text:p>0.000</text:p>
          </table:table-cell>
          <table:table-cell table:style-name="ce25"/>
          <table:table-cell table:style-name="ce157"/>
          <table:table-cell table:style-name="ce158"/>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499191.71799999999" table:style-name="ce34">
            <text:p>499,191.718</text:p>
          </table:table-cell>
          <table:table-cell office:value-type="float" office:value="12914.59" table:style-name="ce34">
            <text:p>12,914.590</text:p>
          </table:table-cell>
          <table:table-cell office:value-type="float" office:value="37979.540999999997" table:style-name="ce34">
            <text:p>37,979.541</text:p>
          </table:table-cell>
          <table:table-cell table:style-name="ce25"/>
          <table:table-cell table:style-name="ce159"/>
          <table:table-cell table:style-name="ce158"/>
          <table:table-cell table:style-name="ce33"/>
          <table:table-cell table:number-columns-repeated="16375"/>
        </table:table-row>
        <table:table-row table:style-name="ro3">
          <table:table-cell table:number-columns-repeated="5" table:style-name="ce25"/>
          <table:table-cell table:style-name="ce159"/>
          <table:table-cell table:style-name="ce159"/>
          <table:table-cell table:style-name="ce159"/>
          <table:table-cell table:number-columns-repeated="16376" table:style-name="ce25"/>
        </table:table-row>
        <table:table-row table:style-name="ro2">
          <table:table-cell office:value-type="string" table:style-name="ce26">
            <text:p>Non-household WEEE</text:p>
          </table:table-cell>
          <table:table-cell table:number-columns-repeated="4" table:style-name="ce25"/>
          <table:table-cell table:style-name="ce159"/>
          <table:table-cell table:style-name="ce159"/>
          <table:table-cell table:style-name="ce159"/>
          <table:table-cell table:number-columns-repeated="16376" table:style-name="ce25"/>
        </table:table-row>
        <table:table-row table:style-name="ro6">
          <table:table-cell table:style-name="ce28"/>
          <table:table-cell table:style-name="ce29"/>
          <table:table-cell office:value-type="string" table:style-name="ce30">
            <text:p>Non-household</text:p>
          </table:table-cell>
          <table:table-cell office:value-type="string" table:style-name="ce30">
            <text:p>Non-household</text:p>
          </table:table-cell>
          <table:table-cell office:value-type="string" table:style-name="ce30">
            <text:p>Non-household</text:p>
          </table:table-cell>
          <table:table-cell table:style-name="ce25"/>
          <table:table-cell table:style-name="ce159"/>
          <table:table-cell table:style-name="ce159"/>
          <table:table-cell table:number-columns-repeated="16376" table:style-name="ce25"/>
        </table:table-row>
        <table:table-row table:style-name="ro5">
          <table:table-cell table:style-name="ce28"/>
          <table:table-cell office:value-type="string" table:style-name="ce29">
            <text:p>Category</text:p>
          </table:table-cell>
          <table:table-cell office:value-type="string" table:style-name="ce30">
            <text:p>Received for Treatment</text:p>
            <text:p>(tonnes)</text:p>
          </table:table-cell>
          <table:table-cell office:value-type="string" table:style-name="ce30">
            <text:p>For Reuse</text:p>
            <text:p>(tonnes)</text:p>
          </table:table-cell>
          <table:table-cell office:value-type="string" table:style-name="ce30">
            <text:p>Sent to AATF/ATF</text:p>
            <text:p>(tonnes)</text:p>
          </table:table-cell>
          <table:table-cell table:style-name="ce25"/>
          <table:table-cell table:style-name="ce159"/>
          <table:table-cell table:style-name="ce159"/>
          <table:table-cell table:number-columns-repeated="16376" table:style-name="ce25"/>
        </table:table-row>
        <table:table-row table:style-name="ro3">
          <table:table-cell office:value-type="float" office:value="1" table:style-name="ce31">
            <text:p>1</text:p>
          </table:table-cell>
          <table:table-cell office:value-type="string" table:style-name="ce31">
            <text:p>Large Household Appliances</text:p>
          </table:table-cell>
          <table:table-cell office:value-type="float" office:value="275.791" table:formula="of:=[.C28]+[.C70]+[.C112]+[.C154]" table:style-name="ce32">
            <text:p>275.791</text:p>
          </table:table-cell>
          <table:table-cell office:value-type="float" office:value="0" table:formula="of:=[.D28]+[.D70]+[.D112]+[.D154]" table:style-name="ce32">
            <text:p>0.000</text:p>
          </table:table-cell>
          <table:table-cell office:value-type="float" office:value="0" table:formula="of:=[.E28]+[.E70]+[.E112]+[.E154]"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2" table:style-name="ce31">
            <text:p>2</text:p>
          </table:table-cell>
          <table:table-cell office:value-type="string" table:style-name="ce31">
            <text:p>Small Household Appliances</text:p>
          </table:table-cell>
          <table:table-cell office:value-type="float" office:value="41.168000000000006" table:formula="of:=[.C29]+[.C71]+[.C113]+[.C155]" table:style-name="ce32">
            <text:p>41.168</text:p>
          </table:table-cell>
          <table:table-cell office:value-type="float" office:value="0" table:formula="of:=[.D29]+[.D71]+[.D113]+[.D155]" table:style-name="ce32">
            <text:p>0.000</text:p>
          </table:table-cell>
          <table:table-cell office:value-type="float" office:value="16.302" table:formula="of:=[.E29]+[.E71]+[.E113]+[.E155]" table:style-name="ce32">
            <text:p>16.302</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3" table:style-name="ce31">
            <text:p>3</text:p>
          </table:table-cell>
          <table:table-cell office:value-type="string" table:style-name="ce31">
            <text:p>IT and Telcomms Equipment</text:p>
          </table:table-cell>
          <table:table-cell office:value-type="float" office:value="1911.0309999999999" table:formula="of:=[.C30]+[.C72]+[.C114]+[.C156]" table:style-name="ce32">
            <text:p>1,911.031</text:p>
          </table:table-cell>
          <table:table-cell office:value-type="float" office:value="330.14399999999995" table:formula="of:=[.D30]+[.D72]+[.D114]+[.D156]" table:style-name="ce32">
            <text:p>330.144</text:p>
          </table:table-cell>
          <table:table-cell office:value-type="float" office:value="76.182999999999993" table:formula="of:=[.E30]+[.E72]+[.E114]+[.E156]" table:style-name="ce32">
            <text:p>76.183</text:p>
          </table:table-cell>
          <table:table-cell table:style-name="ce25"/>
          <table:table-cell table:style-name="ce157"/>
          <table:table-cell table:style-name="ce157"/>
          <table:table-cell table:style-name="ce33"/>
          <table:table-cell table:number-columns-repeated="16375"/>
        </table:table-row>
        <table:table-row table:style-name="ro3">
          <table:table-cell office:value-type="float" office:value="4" table:style-name="ce31">
            <text:p>4</text:p>
          </table:table-cell>
          <table:table-cell office:value-type="string" table:style-name="ce31">
            <text:p>Consumer Equipment</text:p>
          </table:table-cell>
          <table:table-cell office:value-type="float" office:value="21.893000000000001" table:formula="of:=[.C31]+[.C73]+[.C115]+[.C157]" table:style-name="ce32">
            <text:p>21.893</text:p>
          </table:table-cell>
          <table:table-cell office:value-type="float" office:value="0.223" table:formula="of:=[.D31]+[.D73]+[.D115]+[.D157]" table:style-name="ce32">
            <text:p>0.223</text:p>
          </table:table-cell>
          <table:table-cell office:value-type="float" office:value="0" table:formula="of:=[.E31]+[.E73]+[.E115]+[.E157]"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5" table:style-name="ce31">
            <text:p>5</text:p>
          </table:table-cell>
          <table:table-cell office:value-type="string" table:style-name="ce31">
            <text:p>Lighting Equipment</text:p>
          </table:table-cell>
          <table:table-cell office:value-type="float" office:value="2697.2809999999999" table:formula="of:=[.C32]+[.C74]+[.C116]+[.C158]" table:style-name="ce32">
            <text:p>2,697.281</text:p>
          </table:table-cell>
          <table:table-cell office:value-type="float" office:value="0" table:formula="of:=[.D32]+[.D74]+[.D116]+[.D158]" table:style-name="ce32">
            <text:p>0.000</text:p>
          </table:table-cell>
          <table:table-cell office:value-type="float" office:value="0" table:formula="of:=[.E32]+[.E74]+[.E116]+[.E158]"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6" table:style-name="ce31">
            <text:p>6</text:p>
          </table:table-cell>
          <table:table-cell office:value-type="string" table:style-name="ce31">
            <text:p>Electrical and Electronic Tools</text:p>
          </table:table-cell>
          <table:table-cell office:value-type="float" office:value="175.827" table:formula="of:=[.C33]+[.C75]+[.C117]+[.C159]" table:style-name="ce32">
            <text:p>175.827</text:p>
          </table:table-cell>
          <table:table-cell office:value-type="float" office:value="0" table:formula="of:=[.D33]+[.D75]+[.D117]+[.D159]" table:style-name="ce32">
            <text:p>0.000</text:p>
          </table:table-cell>
          <table:table-cell office:value-type="float" office:value="0" table:formula="of:=[.E33]+[.E75]+[.E117]+[.E159]"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7" table:style-name="ce31">
            <text:p>7</text:p>
          </table:table-cell>
          <table:table-cell office:value-type="string" table:style-name="ce31">
            <text:p>Toys Leisure and Sports</text:p>
          </table:table-cell>
          <table:table-cell office:value-type="float" office:value="1.8370000000000002" table:formula="of:=[.C34]+[.C76]+[.C118]+[.C160]" table:style-name="ce32">
            <text:p>1.837</text:p>
          </table:table-cell>
          <table:table-cell office:value-type="float" office:value="0" table:formula="of:=[.D34]+[.D76]+[.D118]+[.D160]" table:style-name="ce32">
            <text:p>0.000</text:p>
          </table:table-cell>
          <table:table-cell office:value-type="float" office:value="0" table:formula="of:=[.E34]+[.E76]+[.E118]+[.E160]"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8" table:style-name="ce31">
            <text:p>8</text:p>
          </table:table-cell>
          <table:table-cell office:value-type="string" table:style-name="ce31">
            <text:p>Medical Devices</text:p>
          </table:table-cell>
          <table:table-cell office:value-type="float" office:value="279.61599999999999" table:formula="of:=[.C35]+[.C77]+[.C119]+[.C161]" table:style-name="ce32">
            <text:p>279.616</text:p>
          </table:table-cell>
          <table:table-cell office:value-type="float" office:value="0" table:formula="of:=[.D35]+[.D77]+[.D119]+[.D161]" table:style-name="ce32">
            <text:p>0.000</text:p>
          </table:table-cell>
          <table:table-cell office:value-type="float" office:value="0" table:formula="of:=[.E35]+[.E77]+[.E119]+[.E161]"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9" table:style-name="ce31">
            <text:p>9</text:p>
          </table:table-cell>
          <table:table-cell office:value-type="string" table:style-name="ce31">
            <text:p>Monitoring and Control Instruments</text:p>
          </table:table-cell>
          <table:table-cell office:value-type="float" office:value="89.554000000000002" table:formula="of:=[.C36]+[.C78]+[.C120]+[.C162]" table:style-name="ce32">
            <text:p>89.554</text:p>
          </table:table-cell>
          <table:table-cell office:value-type="float" office:value="0" table:formula="of:=[.D36]+[.D78]+[.D120]+[.D162]" table:style-name="ce32">
            <text:p>0.000</text:p>
          </table:table-cell>
          <table:table-cell office:value-type="float" office:value="0" table:formula="of:=[.E36]+[.E78]+[.E120]+[.E162]"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10" table:style-name="ce31">
            <text:p>10</text:p>
          </table:table-cell>
          <table:table-cell office:value-type="string" table:style-name="ce31">
            <text:p>Automatic Dispensers</text:p>
          </table:table-cell>
          <table:table-cell office:value-type="float" office:value="123.53999999999999" table:formula="of:=[.C37]+[.C79]+[.C121]+[.C163]" table:style-name="ce32">
            <text:p>123.540</text:p>
          </table:table-cell>
          <table:table-cell office:value-type="float" office:value="0" table:formula="of:=[.D37]+[.D79]+[.D121]+[.D163]" table:style-name="ce32">
            <text:p>0.000</text:p>
          </table:table-cell>
          <table:table-cell office:value-type="float" office:value="0" table:formula="of:=[.E37]+[.E79]+[.E121]+[.E163]"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11" table:style-name="ce31">
            <text:p>11</text:p>
          </table:table-cell>
          <table:table-cell office:value-type="string" table:style-name="ce31">
            <text:p>Display Equipment</text:p>
          </table:table-cell>
          <table:table-cell office:value-type="float" office:value="19.88" table:formula="of:=[.C38]+[.C80]+[.C122]+[.C164]" table:style-name="ce32">
            <text:p>19.880</text:p>
          </table:table-cell>
          <table:table-cell office:value-type="float" office:value="0" table:formula="of:=[.D38]+[.D80]+[.D122]+[.D164]" table:style-name="ce32">
            <text:p>0.000</text:p>
          </table:table-cell>
          <table:table-cell office:value-type="float" office:value="4.5" table:formula="of:=[.E38]+[.E80]+[.E122]+[.E164]" table:style-name="ce32">
            <text:p>4.5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12" table:style-name="ce31">
            <text:p>12</text:p>
          </table:table-cell>
          <table:table-cell office:value-type="string" table:style-name="ce31">
            <text:p>Cooling Appliances Containing Refrigerants</text:p>
          </table:table-cell>
          <table:table-cell office:value-type="float" office:value="3336.0849999999996" table:formula="of:=[.C39]+[.C81]+[.C123]+[.C165]" table:style-name="ce32">
            <text:p>3,336.085</text:p>
          </table:table-cell>
          <table:table-cell office:value-type="float" office:value="0" table:formula="of:=[.D39]+[.D81]+[.D123]+[.D165]" table:style-name="ce32">
            <text:p>0.000</text:p>
          </table:table-cell>
          <table:table-cell office:value-type="float" office:value="381.14" table:formula="of:=[.E39]+[.E81]+[.E123]+[.E165]" table:style-name="ce32">
            <text:p>381.14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13" table:style-name="ce31">
            <text:p>13</text:p>
          </table:table-cell>
          <table:table-cell office:value-type="string" table:style-name="ce31">
            <text:p>Gas Discharge Lamps and LED Light Sources</text:p>
          </table:table-cell>
          <table:table-cell office:value-type="float" office:value="2.073" table:formula="of:=[.C40]+[.C82]+[.C124]+[.C166]" table:style-name="ce32">
            <text:p>2.073</text:p>
          </table:table-cell>
          <table:table-cell office:value-type="float" office:value="0" table:formula="of:=[.D40]+[.D82]+[.D124]+[.D166]" table:style-name="ce32">
            <text:p>0.000</text:p>
          </table:table-cell>
          <table:table-cell office:value-type="float" office:value="0" table:formula="of:=[.E40]+[.E82]+[.E124]+[.E166]"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office:value-type="float" office:value="14" table:style-name="ce31">
            <text:p>14</text:p>
          </table:table-cell>
          <table:table-cell office:value-type="string" table:style-name="ce31">
            <text:p>Photovoltaic Panels</text:p>
          </table:table-cell>
          <table:table-cell office:value-type="float" office:value="0" table:formula="of:=[.C41]+[.C83]+[.C125]+[.C167]" table:style-name="ce32">
            <text:p>0.000</text:p>
          </table:table-cell>
          <table:table-cell office:value-type="float" office:value="0" table:formula="of:=[.D41]+[.D83]+[.D125]+[.D167]" table:style-name="ce32">
            <text:p>0.000</text:p>
          </table:table-cell>
          <table:table-cell office:value-type="float" office:value="0" table:formula="of:=[.E41]+[.E83]+[.E125]+[.E167]" table:style-name="ce32">
            <text:p>0.000</text:p>
          </table:table-cell>
          <table:table-cell table:style-name="ce25"/>
          <table:table-cell table:style-name="ce157"/>
          <table:table-cell table:style-name="ce157"/>
          <table:table-cell table:number-columns-repeated="16376" table:style-name="ce25"/>
        </table:table-row>
        <table:table-row table:style-name="ro3">
          <table:table-cell table:style-name="ce28"/>
          <table:table-cell office:value-type="string" table:style-name="ce29">
            <text:p>Totals</text:p>
          </table:table-cell>
          <table:table-cell office:value-type="float" office:value="8975.5760000000009" table:style-name="ce34">
            <text:p>8,975.576</text:p>
          </table:table-cell>
          <table:table-cell office:value-type="float" office:value="330.36699999999996" table:style-name="ce34">
            <text:p>330.367</text:p>
          </table:table-cell>
          <table:table-cell office:value-type="float" office:value="478.125" table:style-name="ce34">
            <text:p>478.125</text:p>
          </table:table-cell>
          <table:table-cell table:style-name="ce25"/>
          <table:table-cell table:style-name="ce157"/>
          <table:table-cell table:style-name="ce157"/>
          <table:table-cell table:number-columns-repeated="16376" table:style-name="ce25"/>
        </table:table-row>
        <table:table-row table:style-name="ro3">
          <table:table-cell table:style-name="ce25"/>
          <table:table-cell table:style-name="ce35"/>
          <table:table-cell table:number-columns-repeated="4" table:style-name="ce37"/>
          <table:table-cell table:number-columns-repeated="16378" table:style-name="ce25"/>
        </table:table-row>
        <table:table-row table:style-name="ro2">
          <table:table-cell office:value-type="string" table:style-name="ce26">
            <text:p>KEY</text:p>
          </table:table-cell>
          <table:table-cell table:number-columns-repeated="16383" table:style-name="ce25"/>
        </table:table-row>
        <table:table-row table:style-name="ro9">
          <table:table-cell office:value-type="string" table:number-columns-spanned="2" table:number-rows-spanned="1" table:style-name="ce43">
            <text:p>Received for treatment</text:p>
          </table:table-cell>
          <table:covered-table-cell/>
          <table:table-cell office:value-type="string" table:number-columns-spanned="6" table:number-rows-spanned="1" table:style-name="ce44">
            <text:p>is the amount of WEEE AATFs have received. This may include WEEE that AATFs have had delivered directly to ATFs for treatment.</text:p>
          </table:table-cell>
          <table:covered-table-cell table:number-columns-repeated="5"/>
          <table:table-cell table:style-name="ce39"/>
          <table:table-cell table:number-columns-repeated="16375"/>
        </table:table-row>
        <table:table-row table:style-name="ro10">
          <table:table-cell office:value-type="string" table:number-columns-spanned="2" table:number-rows-spanned="1" table:style-name="ce43">
            <text:p>For re-use<text:s/></text:p>
          </table:table-cell>
          <table:covered-table-cell/>
          <table:table-cell office:value-type="string" table:number-columns-spanned="6" table:number-rows-spanned="1" table:style-name="ce45">
            <text:p>is the amount of WEEE that AATFs have reused themselves and sent onto others for reuse. This will have been included in the WEEE received for treatment.</text:p>
          </table:table-cell>
          <table:covered-table-cell table:number-columns-repeated="5"/>
          <table:table-cell table:style-name="ce39"/>
          <table:table-cell table:number-columns-repeated="16375"/>
        </table:table-row>
        <table:table-row table:style-name="ro11">
          <table:table-cell office:value-type="string" table:number-columns-spanned="2" table:number-rows-spanned="1" table:style-name="ce43">
            <text:p>Sent to AATF/ ATF</text:p>
          </table:table-cell>
          <table:covered-table-cell/>
          <table:table-cell office:value-type="string" table:number-columns-spanned="6" table:number-rows-spanned="1" table:style-name="ce44">
            <text:p>is WEEE that an AATF has received, and then sent to a different AATF or ATF. This figure only includes WEEE that has been sent on as a whole appliance.</text:p>
          </table:table-cell>
          <table:covered-table-cell table:number-columns-repeated="5"/>
          <table:table-cell table:style-name="ce39"/>
          <table:table-cell table:number-columns-repeated="16375"/>
        </table:table-row>
        <table:table-row table:style-name="ro12">
          <table:table-cell office:value-type="string" table:style-name="ce40">
            <text:p>NOTES</text:p>
          </table:table-cell>
          <table:table-cell table:style-name="ce41"/>
          <table:table-cell table:style-name="ce42"/>
          <table:table-cell table:number-columns-repeated="6" table:style-name="ce39"/>
          <table:table-cell table:number-columns-repeated="16375"/>
        </table:table-row>
        <table:table-row table:style-name="ro13">
          <table:table-cell table:number-columns-spanned="8" table:number-rows-spanned="1" table:style-name="ce68"/>
          <table:covered-table-cell table:number-columns-repeated="7"/>
          <table:table-cell table:style-name="ce39"/>
          <table:table-cell table:number-columns-repeated="16375"/>
        </table:table-row>
        <table:table-row table:style-name="ro11">
          <table:table-cell table:number-columns-spanned="8" table:number-rows-spanned="1" table:style-name="ce69"/>
          <table:covered-table-cell table:number-columns-repeated="7"/>
          <table:table-cell table:style-name="ce39"/>
          <table:table-cell table:number-columns-repeated="16375"/>
        </table:table-row>
        <table:table-row table:style-name="ro14">
          <table:table-cell table:number-columns-spanned="8" table:number-rows-spanned="1" table:style-name="ce70"/>
          <table:covered-table-cell table:number-columns-repeated="7"/>
          <table:table-cell table:style-name="ce39"/>
          <table:table-cell table:number-columns-repeated="16375"/>
        </table:table-row>
        <table:table-row table:style-name="ro3">
          <table:table-cell office:value-type="string" table:style-name="ce25">
            <text:p>Catalogue</text:p>
          </table:table-cell>
          <table:table-cell office:value-type="string" table:style-name="ce25">
            <text:p>LIT 7677</text:p>
          </table:table-cell>
          <table:table-cell table:number-columns-repeated="16382" table:style-name="ce25"/>
        </table:table-row>
        <table:table-row table:style-name="ro2">
          <table:table-cell office:value-type="string" table:style-name="ce26">
            <text:p>© Environment Agency copyright and database right 2020. All rights reserved.<text:s text:c="2"/></text:p>
          </table:table-cell>
          <table:table-cell table:number-columns-repeated="16383" table:style-name="ce25"/>
        </table:table-row>
        <table:table-row table:number-rows-repeated="1048355" table:style-name="ro3">
          <table:table-cell table:number-columns-repeated="16384"/>
        </table:table-row>
      </table:table>
      <table:table table:name="2018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5" draw:style-name="a5"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8</text:p>
          </table:table-cell>
          <table:table-cell table:number-columns-repeated="16383" table:style-name="ce1"/>
        </table:table-row>
        <table:table-row table:style-name="ro2">
          <table:table-cell office:value-type="string" table:style-name="ce2">
            <text:p>Report run on: 12/3/2019</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4705.349999999991" table:style-name="ce10">
            <text:p>44,705.350</text:p>
          </table:table-cell>
          <table:table-cell office:value-type="float" office:value="1174.104" table:style-name="ce10">
            <text:p>1,174.104</text:p>
          </table:table-cell>
          <table:table-cell office:value-type="float" office:value="2683.163" table:style-name="ce10">
            <text:p>2,683.16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06.2720000000008" table:style-name="ce10">
            <text:p>9,106.272</text:p>
          </table:table-cell>
          <table:table-cell office:value-type="float" office:value="74.743000000000009" table:style-name="ce10">
            <text:p>74.743</text:p>
          </table:table-cell>
          <table:table-cell office:value-type="float" office:value="486.28" table:style-name="ce10">
            <text:p>486.28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124.298999999999" table:style-name="ce10">
            <text:p>11,124.299</text:p>
          </table:table-cell>
          <table:table-cell office:value-type="float" office:value="905.98500000000013" table:style-name="ce10">
            <text:p>905.985</text:p>
          </table:table-cell>
          <table:table-cell office:value-type="float" office:value="482.29" table:style-name="ce10">
            <text:p>482.2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70.1500000000015" table:style-name="ce10">
            <text:p>8,770.150</text:p>
          </table:table-cell>
          <table:table-cell office:value-type="float" office:value="88.036000000000001" table:style-name="ce10">
            <text:p>88.036</text:p>
          </table:table-cell>
          <table:table-cell office:value-type="float" office:value="774.29000000000008" table:style-name="ce10">
            <text:p>774.29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50.9480000000003" table:style-name="ce10">
            <text:p>4,250.948</text:p>
          </table:table-cell>
          <table:table-cell office:value-type="float" office:value="4.7620000000000005" table:style-name="ce10">
            <text:p>4.762</text:p>
          </table:table-cell>
          <table:table-cell office:value-type="float" office:value="111.059" table:style-name="ce10">
            <text:p>111.05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43.53300000000002" table:style-name="ce10">
            <text:p>543.533</text:p>
          </table:table-cell>
          <table:table-cell office:value-type="float" office:value="9.2780000000000005" table:style-name="ce10">
            <text:p>9.278</text:p>
          </table:table-cell>
          <table:table-cell office:value-type="float" office:value="13.284000000000001" table:style-name="ce10">
            <text:p>13.28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7269999999999999" table:style-name="ce10">
            <text:p>3.7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7.975999999999999" table:style-name="ce10">
            <text:p>47.976</text:p>
          </table:table-cell>
          <table:table-cell office:value-type="float" office:value="0.69" table:style-name="ce10">
            <text:p>0.690</text:p>
          </table:table-cell>
          <table:table-cell office:value-type="float" office:value="0.27" table:style-name="ce10">
            <text:p>0.27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226.505000000001" table:style-name="ce10">
            <text:p>12,226.505</text:p>
          </table:table-cell>
          <table:table-cell office:value-type="float" office:value="1018.352" table:style-name="ce10">
            <text:p>1,018.352</text:p>
          </table:table-cell>
          <table:table-cell office:value-type="float" office:value="1877.6190000000001" table:style-name="ce10">
            <text:p>1,877.61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570.057000000001" table:style-name="ce10">
            <text:p>29,570.057</text:p>
          </table:table-cell>
          <table:table-cell office:value-type="float" office:value="430.08" table:style-name="ce10">
            <text:p>430.080</text:p>
          </table:table-cell>
          <table:table-cell office:value-type="float" office:value="1868.2350000000001" table:style-name="ce10">
            <text:p>1,868.235</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8.606" table:style-name="ce10">
            <text:p>1,308.606</text:p>
          </table:table-cell>
          <table:table-cell office:value-type="float" office:value="7.4999999999999997E-2" table:style-name="ce10">
            <text:p>0.075</text:p>
          </table:table-cell>
          <table:table-cell office:value-type="float" office:value="3.5080000000000005" table:style-name="ce10">
            <text:p>3.50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397" table:style-name="ce10">
            <text:p>1.39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1658.81999999999" table:style-name="ce13">
            <text:p>121,658.820</text:p>
          </table:table-cell>
          <table:table-cell office:value-type="float" office:value="3706.105" table:style-name="ce13">
            <text:p>3,706.105</text:p>
          </table:table-cell>
          <table:table-cell office:value-type="float" office:value="8299.9980000000014" table:style-name="ce13">
            <text:p>8,299.998</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20.35500000000002" table:style-name="ce10">
            <text:p>320.35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27" table:style-name="ce10">
            <text:p>7.8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77.76400000000001" table:style-name="ce10">
            <text:p>277.764</text:p>
          </table:table-cell>
          <table:table-cell office:value-type="float" office:value="0" table:style-name="ce10">
            <text:p>0.000</text:p>
          </table:table-cell>
          <table:table-cell office:value-type="float" office:value="69.825000000000003" table:style-name="ce10">
            <text:p>69.82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0.184" table:style-name="ce10">
            <text:p>0.18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02.78399999999999" table:style-name="ce10">
            <text:p>902.784</text:p>
          </table:table-cell>
          <table:table-cell office:value-type="float" office:value="0" table:style-name="ce10">
            <text:p>0.000</text:p>
          </table:table-cell>
          <table:table-cell office:value-type="float" office:value="0.9850000000000001" table:style-name="ce10">
            <text:p>0.985</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089000000000006" table:style-name="ce10">
            <text:p>39.089</text:p>
          </table:table-cell>
          <table:table-cell office:value-type="float" office:value="0" table:style-name="ce10">
            <text:p>0.000</text:p>
          </table:table-cell>
          <table:table-cell office:value-type="float" office:value="35.746000000000002" table:style-name="ce10">
            <text:p>35.74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625000000000007" table:style-name="ce10">
            <text:p>47.625</text:p>
          </table:table-cell>
          <table:table-cell office:value-type="float" office:value="0.33700000000000002" table:style-name="ce10">
            <text:p>0.337</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8.594000000000001" table:style-name="ce10">
            <text:p>28.59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736000000000001" table:style-name="ce10">
            <text:p>13.73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1690000000000005" table:style-name="ce10">
            <text:p>8.169</text:p>
          </table:table-cell>
          <table:table-cell office:value-type="float" office:value="0" table:style-name="ce10">
            <text:p>0.000</text:p>
          </table:table-cell>
          <table:table-cell office:value-type="float" office:value="0.55200000000000005" table:style-name="ce10">
            <text:p>0.552</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2.536" table:style-name="ce10">
            <text:p>332.536</text:p>
          </table:table-cell>
          <table:table-cell office:value-type="float" office:value="49.8" table:style-name="ce10">
            <text:p>49.800</text:p>
          </table:table-cell>
          <table:table-cell office:value-type="float" office:value="0.39100000000000001" table:style-name="ce10">
            <text:p>0.391</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372" table:style-name="ce10">
            <text:p>0.37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979.0350000000003" table:style-name="ce13">
            <text:p>1,979.035</text:p>
          </table:table-cell>
          <table:table-cell office:value-type="float" office:value="50.137000000000008" table:style-name="ce13">
            <text:p>50.137</text:p>
          </table:table-cell>
          <table:table-cell office:value-type="float" office:value="107.49900000000002" table:style-name="ce13">
            <text:p>107.499</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8</text:p>
          </table:table-cell>
          <table:table-cell table:style-name="ce4"/>
          <table:table-cell table:number-columns-repeated="16382" table:style-name="ce1"/>
        </table:table-row>
        <table:table-row table:style-name="ro2">
          <table:table-cell office:value-type="string" table:style-name="ce2">
            <text:p>Report run on: 12/3/2019</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728.851999999999" table:style-name="ce10">
            <text:p>43,728.852</text:p>
          </table:table-cell>
          <table:table-cell office:value-type="float" office:value="912.31700000000001" table:style-name="ce10">
            <text:p>912.317</text:p>
          </table:table-cell>
          <table:table-cell office:value-type="float" office:value="2400.0440000000003" table:style-name="ce10">
            <text:p>2,400.04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740.728000000001" table:style-name="ce10">
            <text:p>10,740.728</text:p>
          </table:table-cell>
          <table:table-cell office:value-type="float" office:value="122.789" table:style-name="ce10">
            <text:p>122.789</text:p>
          </table:table-cell>
          <table:table-cell office:value-type="float" office:value="923.00800000000004" table:style-name="ce10">
            <text:p>923.00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356.556" table:style-name="ce10">
            <text:p>12,356.556</text:p>
          </table:table-cell>
          <table:table-cell office:value-type="float" office:value="828.58800000000008" table:style-name="ce10">
            <text:p>828.588</text:p>
          </table:table-cell>
          <table:table-cell office:value-type="float" office:value="623.15100000000007" table:style-name="ce10">
            <text:p>623.151</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69.844999999999" table:style-name="ce10">
            <text:p>10,469.845</text:p>
          </table:table-cell>
          <table:table-cell office:value-type="float" office:value="59.824000000000005" table:style-name="ce10">
            <text:p>59.824</text:p>
          </table:table-cell>
          <table:table-cell office:value-type="float" office:value="1383.491" table:style-name="ce10">
            <text:p>1,383.491</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21" table:style-name="ce10">
            <text:p>1.12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126.7050000000008" table:style-name="ce10">
            <text:p>5,126.705</text:p>
          </table:table-cell>
          <table:table-cell office:value-type="float" office:value="5.9809999999999999" table:style-name="ce10">
            <text:p>5.981</text:p>
          </table:table-cell>
          <table:table-cell office:value-type="float" office:value="308.24700000000001" table:style-name="ce10">
            <text:p>308.24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23.83299999999997" table:style-name="ce10">
            <text:p>623.833</text:p>
          </table:table-cell>
          <table:table-cell office:value-type="float" office:value="9.277000000000001" table:style-name="ce10">
            <text:p>9.277</text:p>
          </table:table-cell>
          <table:table-cell office:value-type="float" office:value="38.171000000000006" table:style-name="ce10">
            <text:p>38.17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330000000000001" table:style-name="ce10">
            <text:p>1.233</text:p>
          </table:table-cell>
          <table:table-cell office:value-type="float" office:value="1E-3" table:style-name="ce10">
            <text:p>0.001</text:p>
          </table:table-cell>
          <table:table-cell office:value-type="float" office:value="6.2E-2" table:style-name="ce10">
            <text:p>0.06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984000000000002" table:style-name="ce10">
            <text:p>32.984</text:p>
          </table:table-cell>
          <table:table-cell office:value-type="float" office:value="8.0000000000000002E-3" table:style-name="ce10">
            <text:p>0.008</text:p>
          </table:table-cell>
          <table:table-cell office:value-type="float" office:value="0.625" table:style-name="ce10">
            <text:p>0.625</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5" table:style-name="ce10">
            <text:p>0.15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312.287" table:style-name="ce10">
            <text:p>12,312.287</text:p>
          </table:table-cell>
          <table:table-cell office:value-type="float" office:value="463.846" table:style-name="ce10">
            <text:p>463.846</text:p>
          </table:table-cell>
          <table:table-cell office:value-type="float" office:value="2020.5040000000001" table:style-name="ce10">
            <text:p>2,020.504</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435.605000000003" table:style-name="ce10">
            <text:p>34,435.605</text:p>
          </table:table-cell>
          <table:table-cell office:value-type="float" office:value="394.15300000000002" table:style-name="ce10">
            <text:p>394.153</text:p>
          </table:table-cell>
          <table:table-cell office:value-type="float" office:value="2310.2780000000002" table:style-name="ce10">
            <text:p>2,310.278</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46.165" table:style-name="ce10">
            <text:p>1,246.165</text:p>
          </table:table-cell>
          <table:table-cell office:value-type="float" office:value="1.9E-2" table:style-name="ce10">
            <text:p>0.019</text:p>
          </table:table-cell>
          <table:table-cell office:value-type="float" office:value="1.69" table:style-name="ce10">
            <text:p>1.69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0569999999999999" table:style-name="ce10">
            <text:p>2.05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1078.12099999998" table:style-name="ce13">
            <text:p>131,078.121</text:p>
          </table:table-cell>
          <table:table-cell office:value-type="float" office:value="2796.8030000000003" table:style-name="ce13">
            <text:p>2,796.803</text:p>
          </table:table-cell>
          <table:table-cell office:value-type="float" office:value="10009.271000000002" table:style-name="ce13">
            <text:p>10,009.27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8.919000000000011" table:style-name="ce10">
            <text:p>68.919</text:p>
          </table:table-cell>
          <table:table-cell office:value-type="float" office:value="0" table:style-name="ce10">
            <text:p>0.000</text:p>
          </table:table-cell>
          <table:table-cell office:value-type="float" office:value="2.871" table:style-name="ce10">
            <text:p>2.871</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1750000000000007" table:style-name="ce10">
            <text:p>7.17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81.39100000000002" table:style-name="ce10">
            <text:p>281.391</text:p>
          </table:table-cell>
          <table:table-cell office:value-type="float" office:value="0" table:style-name="ce10">
            <text:p>0.000</text:p>
          </table:table-cell>
          <table:table-cell office:value-type="float" office:value="66.394000000000005" table:style-name="ce10">
            <text:p>66.394</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0.996" table:style-name="ce10">
            <text:p>0.99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53.68799999999999" table:style-name="ce10">
            <text:p>853.688</text:p>
          </table:table-cell>
          <table:table-cell office:value-type="float" office:value="0" table:style-name="ce10">
            <text:p>0.000</text:p>
          </table:table-cell>
          <table:table-cell office:value-type="float" office:value="8.484" table:style-name="ce10">
            <text:p>8.484</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3.11" table:style-name="ce10">
            <text:p>33.110</text:p>
          </table:table-cell>
          <table:table-cell office:value-type="float" office:value="0" table:style-name="ce10">
            <text:p>0.000</text:p>
          </table:table-cell>
          <table:table-cell office:value-type="float" office:value="80.228000000000009" table:style-name="ce10">
            <text:p>80.228</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07" table:style-name="ce10">
            <text:p>1.60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759" table:style-name="ce10">
            <text:p>40.759</text:p>
          </table:table-cell>
          <table:table-cell office:value-type="float" office:value="0" table:style-name="ce10">
            <text:p>0.000</text:p>
          </table:table-cell>
          <table:table-cell office:value-type="float" office:value="0.35400000000000004" table:style-name="ce10">
            <text:p>0.354</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4.557000000000002" table:style-name="ce10">
            <text:p>24.557</text:p>
          </table:table-cell>
          <table:table-cell office:value-type="float" office:value="0" table:style-name="ce10">
            <text:p>0.000</text:p>
          </table:table-cell>
          <table:table-cell office:value-type="float" office:value="4.0920000000000005" table:style-name="ce10">
            <text:p>4.092</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1.508000000000003" table:style-name="ce10">
            <text:p>21.508</text:p>
          </table:table-cell>
          <table:table-cell office:value-type="float" office:value="0" table:style-name="ce10">
            <text:p>0.000</text:p>
          </table:table-cell>
          <table:table-cell office:value-type="float" office:value="1.51" table:style-name="ce10">
            <text:p>1.51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5120000000000005" table:style-name="ce10">
            <text:p>8.512</text:p>
          </table:table-cell>
          <table:table-cell office:value-type="float" office:value="0" table:style-name="ce10">
            <text:p>0.000</text:p>
          </table:table-cell>
          <table:table-cell office:value-type="float" office:value="6.0000000000000001E-3" table:style-name="ce10">
            <text:p>0.006</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25.524" table:style-name="ce10">
            <text:p>725.524</text:p>
          </table:table-cell>
          <table:table-cell office:value-type="float" office:value="0" table:style-name="ce10">
            <text:p>0.000</text:p>
          </table:table-cell>
          <table:table-cell office:value-type="float" office:value="4.7690000000000001" table:style-name="ce10">
            <text:p>4.769</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52400000000000002" table:style-name="ce10">
            <text:p>0.52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068.2699999999995" table:style-name="ce13">
            <text:p>2,068.270</text:p>
          </table:table-cell>
          <table:table-cell office:value-type="float" office:value="0" table:style-name="ce13">
            <text:p>0.000</text:p>
          </table:table-cell>
          <table:table-cell office:value-type="float" office:value="168.70800000000003" table:style-name="ce13">
            <text:p>168.708</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8</text:p>
          </table:table-cell>
          <table:table-cell table:style-name="ce4"/>
          <table:table-cell table:number-columns-repeated="16382" table:style-name="ce1"/>
        </table:table-row>
        <table:table-row table:style-name="ro2">
          <table:table-cell office:value-type="string" table:style-name="ce2">
            <text:p>Report run on: 12/3/2019</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329.721000000005" table:style-name="ce10">
            <text:p>40,329.721</text:p>
          </table:table-cell>
          <table:table-cell office:value-type="float" office:value="1137.3100000000002" table:style-name="ce10">
            <text:p>1,137.310</text:p>
          </table:table-cell>
          <table:table-cell office:value-type="float" office:value="1799.202" table:style-name="ce10">
            <text:p>1,799.202</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206.185000000001" table:style-name="ce10">
            <text:p>10,206.185</text:p>
          </table:table-cell>
          <table:table-cell office:value-type="float" office:value="96.531000000000006" table:style-name="ce10">
            <text:p>96.531</text:p>
          </table:table-cell>
          <table:table-cell office:value-type="float" office:value="562.53300000000002" table:style-name="ce10">
            <text:p>562.533</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497.824000000001" table:style-name="ce10">
            <text:p>11,497.824</text:p>
          </table:table-cell>
          <table:table-cell office:value-type="float" office:value="802.80100000000004" table:style-name="ce10">
            <text:p>802.801</text:p>
          </table:table-cell>
          <table:table-cell office:value-type="float" office:value="607.46100000000001" table:style-name="ce10">
            <text:p>607.461</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198.8820000000014" table:style-name="ce10">
            <text:p>9,198.882</text:p>
          </table:table-cell>
          <table:table-cell office:value-type="float" office:value="51.298000000000002" table:style-name="ce10">
            <text:p>51.298</text:p>
          </table:table-cell>
          <table:table-cell office:value-type="float" office:value="1056.9110000000001" table:style-name="ce10">
            <text:p>1,056.911</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94" table:style-name="ce10">
            <text:p>0.94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578.8159999999998" table:style-name="ce10">
            <text:p>4,578.816</text:p>
          </table:table-cell>
          <table:table-cell office:value-type="float" office:value="10.52" table:style-name="ce10">
            <text:p>10.520</text:p>
          </table:table-cell>
          <table:table-cell office:value-type="float" office:value="193.46300000000002" table:style-name="ce10">
            <text:p>193.463</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58.08500000000004" table:style-name="ce10">
            <text:p>558.085</text:p>
          </table:table-cell>
          <table:table-cell office:value-type="float" office:value="6.1320000000000006" table:style-name="ce10">
            <text:p>6.132</text:p>
          </table:table-cell>
          <table:table-cell office:value-type="float" office:value="23.232000000000003" table:style-name="ce10">
            <text:p>23.23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4690000000000001" table:style-name="ce10">
            <text:p>1.469</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0.309000000000005" table:style-name="ce10">
            <text:p>40.309</text:p>
          </table:table-cell>
          <table:table-cell office:value-type="float" office:value="4.6550000000000002" table:style-name="ce10">
            <text:p>4.655</text:p>
          </table:table-cell>
          <table:table-cell office:value-type="float" office:value="2.5149999999999997" table:style-name="ce10">
            <text:p>2.51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832.081000000002" table:style-name="ce10">
            <text:p>11,832.081</text:p>
          </table:table-cell>
          <table:table-cell office:value-type="float" office:value="484.86" table:style-name="ce10">
            <text:p>484.860</text:p>
          </table:table-cell>
          <table:table-cell office:value-type="float" office:value="2011.7640000000001" table:style-name="ce10">
            <text:p>2,011.764</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6964.557000000001" table:style-name="ce10">
            <text:p>36,964.557</text:p>
          </table:table-cell>
          <table:table-cell office:value-type="float" office:value="572.48700000000008" table:style-name="ce10">
            <text:p>572.487</text:p>
          </table:table-cell>
          <table:table-cell office:value-type="float" office:value="2133.4679999999998" table:style-name="ce10">
            <text:p>2,133.46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46.4189999999999" table:style-name="ce10">
            <text:p>1,146.419</text:p>
          </table:table-cell>
          <table:table-cell office:value-type="float" office:value="7.8E-2" table:style-name="ce10">
            <text:p>0.078</text:p>
          </table:table-cell>
          <table:table-cell office:value-type="float" office:value="2.5490000000000004" table:style-name="ce10">
            <text:p>2.549</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77.94" table:style-name="ce10">
            <text:p>77.94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6433.22800000002" table:style-name="ce13">
            <text:p>126,433.228</text:p>
          </table:table-cell>
          <table:table-cell office:value-type="float" office:value="3166.6720000000009" table:style-name="ce13">
            <text:p>3,166.672</text:p>
          </table:table-cell>
          <table:table-cell office:value-type="float" office:value="8393.098" table:style-name="ce13">
            <text:p>8,393.098</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5.52600000000001" table:style-name="ce10">
            <text:p>75.526</text:p>
          </table:table-cell>
          <table:table-cell office:value-type="float" office:value="0" table:style-name="ce10">
            <text:p>0.000</text:p>
          </table:table-cell>
          <table:table-cell office:value-type="float" office:value="1.103" table:style-name="ce10">
            <text:p>1.103</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189999999999998" table:style-name="ce10">
            <text:p>9.61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47.88000000000002" table:style-name="ce10">
            <text:p>247.880</text:p>
          </table:table-cell>
          <table:table-cell office:value-type="float" office:value="0" table:style-name="ce10">
            <text:p>0.000</text:p>
          </table:table-cell>
          <table:table-cell office:value-type="float" office:value="86.26" table:style-name="ce10">
            <text:p>86.26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8.016000000000002" table:style-name="ce10">
            <text:p>28.01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3.22800000000007" table:style-name="ce10">
            <text:p>843.228</text:p>
          </table:table-cell>
          <table:table-cell office:value-type="float" office:value="0" table:style-name="ce10">
            <text:p>0.000</text:p>
          </table:table-cell>
          <table:table-cell office:value-type="float" office:value="0.70100000000000007" table:style-name="ce10">
            <text:p>0.70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4.83" table:style-name="ce10">
            <text:p>54.830</text:p>
          </table:table-cell>
          <table:table-cell office:value-type="float" office:value="0" table:style-name="ce10">
            <text:p>0.000</text:p>
          </table:table-cell>
          <table:table-cell office:value-type="float" office:value="82.62" table:style-name="ce10">
            <text:p>82.62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6.401000000000003" table:style-name="ce10">
            <text:p>46.40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841000000000001" table:style-name="ce10">
            <text:p>14.841</text:p>
          </table:table-cell>
          <table:table-cell office:value-type="float" office:value="0" table:style-name="ce10">
            <text:p>0.000</text:p>
          </table:table-cell>
          <table:table-cell office:value-type="float" office:value="5.0259999999999998" table:style-name="ce10">
            <text:p>5.02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7.432000000000002" table:style-name="ce10">
            <text:p>57.432</text:p>
          </table:table-cell>
          <table:table-cell office:value-type="float" office:value="0" table:style-name="ce10">
            <text:p>0.000</text:p>
          </table:table-cell>
          <table:table-cell office:value-type="float" office:value="25.641999999999999" table:style-name="ce10">
            <text:p>25.64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1890000000000001" table:style-name="ce10">
            <text:p>4.189</text:p>
          </table:table-cell>
          <table:table-cell office:value-type="float" office:value="3.9E-2" table:style-name="ce10">
            <text:p>0.039</text:p>
          </table:table-cell>
          <table:table-cell office:value-type="float" office:value="5.2000000000000005E-2" table:style-name="ce10">
            <text:p>0.05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8.62800000000004" table:style-name="ce10">
            <text:p>758.628</text:p>
          </table:table-cell>
          <table:table-cell office:value-type="float" office:value="0" table:style-name="ce10">
            <text:p>0.000</text:p>
          </table:table-cell>
          <table:table-cell office:value-type="float" office:value="5.0730000000000004" table:style-name="ce10">
            <text:p>5.073</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45900000000000002" table:style-name="ce10">
            <text:p>0.459</text:p>
          </table:table-cell>
          <table:table-cell office:value-type="float" office:value="0" table:style-name="ce10">
            <text:p>0.000</text:p>
          </table:table-cell>
          <table:table-cell office:value-type="float" office:value="0.20700000000000002" table:style-name="ce10">
            <text:p>0.20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2141.049" table:style-name="ce13">
            <text:p>2,141.049</text:p>
          </table:table-cell>
          <table:table-cell office:value-type="float" office:value="3.9E-2" table:style-name="ce13">
            <text:p>0.039</text:p>
          </table:table-cell>
          <table:table-cell office:value-type="float" office:value="206.684" table:style-name="ce13">
            <text:p>206.684</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8</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12/3/2019</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822.065000000002" table:style-name="ce10">
            <text:p>40,822.065</text:p>
          </table:table-cell>
          <table:table-cell office:value-type="float" office:value="1122.2730000000001" table:style-name="ce10">
            <text:p>1,122.273</text:p>
          </table:table-cell>
          <table:table-cell office:value-type="float" office:value="1860.7050000000004" table:style-name="ce10">
            <text:p>1,860.705</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69.7939999999999" table:style-name="ce10">
            <text:p>7,969.794</text:p>
          </table:table-cell>
          <table:table-cell office:value-type="float" office:value="84.507999999999996" table:style-name="ce10">
            <text:p>84.508</text:p>
          </table:table-cell>
          <table:table-cell office:value-type="float" office:value="399.46499999999997" table:style-name="ce10">
            <text:p>399.465</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182.285000000002" table:style-name="ce10">
            <text:p>10,182.285</text:p>
          </table:table-cell>
          <table:table-cell office:value-type="float" office:value="753.91200000000003" table:style-name="ce10">
            <text:p>753.912</text:p>
          </table:table-cell>
          <table:table-cell office:value-type="float" office:value="482.45000000000005" table:style-name="ce10">
            <text:p>482.450</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36.7820000000002" table:style-name="ce10">
            <text:p>8,136.782</text:p>
          </table:table-cell>
          <table:table-cell office:value-type="float" office:value="47.402000000000001" table:style-name="ce10">
            <text:p>47.402</text:p>
          </table:table-cell>
          <table:table-cell office:value-type="float" office:value="1082.6220000000001" table:style-name="ce10">
            <text:p>1,082.622</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9600000000000005" table:style-name="ce10">
            <text:p>0.49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44.3150000000001" table:style-name="ce10">
            <text:p>3,944.315</text:p>
          </table:table-cell>
          <table:table-cell office:value-type="float" office:value="6.4130000000000003" table:style-name="ce10">
            <text:p>6.413</text:p>
          </table:table-cell>
          <table:table-cell office:value-type="float" office:value="143.20599999999999" table:style-name="ce10">
            <text:p>143.206</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75.05799999999999" table:style-name="ce10">
            <text:p>475.058</text:p>
          </table:table-cell>
          <table:table-cell office:value-type="float" office:value="2.923" table:style-name="ce10">
            <text:p>2.923</text:p>
          </table:table-cell>
          <table:table-cell office:value-type="float" office:value="17.461000000000002" table:style-name="ce10">
            <text:p>17.461</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29" table:style-name="ce10">
            <text:p>1.929</text:p>
          </table:table-cell>
          <table:table-cell office:value-type="float" office:value="0" table:style-name="ce10">
            <text:p>0.000</text:p>
          </table:table-cell>
          <table:table-cell office:value-type="float" office:value="2.6000000000000002E-2" table:style-name="ce10">
            <text:p>0.026</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884999999999998" table:style-name="ce10">
            <text:p>27.885</text:p>
          </table:table-cell>
          <table:table-cell office:value-type="float" office:value="2.7E-2" table:style-name="ce10">
            <text:p>0.027</text:p>
          </table:table-cell>
          <table:table-cell office:value-type="float" office:value="0.6180000000000001" table:style-name="ce10">
            <text:p>0.618</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0000000000000001E-3" table:style-name="ce10">
            <text:p>0.00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786.810000000001" table:style-name="ce10">
            <text:p>10,786.810</text:p>
          </table:table-cell>
          <table:table-cell office:value-type="float" office:value="317.62" table:style-name="ce10">
            <text:p>317.620</text:p>
          </table:table-cell>
          <table:table-cell office:value-type="float" office:value="1937.615" table:style-name="ce10">
            <text:p>1,937.61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179.126000000004" table:style-name="ce10">
            <text:p>31,179.126</text:p>
          </table:table-cell>
          <table:table-cell office:value-type="float" office:value="413.14700000000005" table:style-name="ce10">
            <text:p>413.147</text:p>
          </table:table-cell>
          <table:table-cell office:value-type="float" office:value="1872.9639999999999" table:style-name="ce10">
            <text:p>1,872.96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057.5920000000001" table:style-name="ce10">
            <text:p>1,057.592</text:p>
          </table:table-cell>
          <table:table-cell office:value-type="float" office:value="3.7999999999999999E-2" table:style-name="ce10">
            <text:p>0.038</text:p>
          </table:table-cell>
          <table:table-cell office:value-type="float" office:value="1.163" table:style-name="ce10">
            <text:p>1.163</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4.8470000000000004" table:style-name="ce10">
            <text:p>4.84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4588.98700000001" table:style-name="ce13">
            <text:p>114,588.987</text:p>
          </table:table-cell>
          <table:table-cell office:value-type="float" office:value="2748.2630000000004" table:style-name="ce13">
            <text:p>2,748.263</text:p>
          </table:table-cell>
          <table:table-cell office:value-type="float" office:value="7798.2950000000001" table:style-name="ce13">
            <text:p>7,798.295</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6.527999999999999" table:style-name="ce10">
            <text:p>56.52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9740000000000002" table:style-name="ce10">
            <text:p>6.9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52.72" table:style-name="ce10">
            <text:p>352.720</text:p>
          </table:table-cell>
          <table:table-cell office:value-type="float" office:value="0.27500000000000002" table:style-name="ce10">
            <text:p>0.275</text:p>
          </table:table-cell>
          <table:table-cell office:value-type="float" office:value="120.16300000000001" table:style-name="ce10">
            <text:p>120.163</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739999999999999" table:style-name="ce10">
            <text:p>3.1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5.00400000000002" table:style-name="ce10">
            <text:p>675.0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5.792000000000002" table:style-name="ce10">
            <text:p>45.792</text:p>
          </table:table-cell>
          <table:table-cell office:value-type="float" office:value="0" table:style-name="ce10">
            <text:p>0.000</text:p>
          </table:table-cell>
          <table:table-cell office:value-type="float" office:value="37.646000000000001" table:style-name="ce10">
            <text:p>37.646</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9630000000000001" table:style-name="ce10">
            <text:p>1.96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32" table:style-name="ce10">
            <text:p>45.32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0.591000000000001" table:style-name="ce10">
            <text:p>20.591</text:p>
          </table:table-cell>
          <table:table-cell office:value-type="float" office:value="0" table:style-name="ce10">
            <text:p>0.000</text:p>
          </table:table-cell>
          <table:table-cell office:value-type="float" office:value="4.4390000000000001" table:style-name="ce10">
            <text:p>4.439</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8.322000000000003" table:style-name="ce10">
            <text:p>28.322</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859999999999999" table:style-name="ce10">
            <text:p>3.18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74.73800000000006" table:style-name="ce10">
            <text:p>774.738</text:p>
          </table:table-cell>
          <table:table-cell office:value-type="float" office:value="0" table:style-name="ce10">
            <text:p>0.000</text:p>
          </table:table-cell>
          <table:table-cell office:value-type="float" office:value="10.323" table:style-name="ce10">
            <text:p>10.323</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193" table:style-name="ce10">
            <text:p>0.19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014.5049999999999" table:style-name="ce13">
            <text:p>2,014.505</text:p>
          </table:table-cell>
          <table:table-cell office:value-type="float" office:value="0.27500000000000002" table:style-name="ce13">
            <text:p>0.275</text:p>
          </table:table-cell>
          <table:table-cell office:value-type="float" office:value="172.57100000000003" table:style-name="ce13">
            <text:p>172.571</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8</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12/3/2019</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9585.98800000001" table:style-name="ce10">
            <text:p>169,585.988</text:p>
          </table:table-cell>
          <table:table-cell office:value-type="float" office:value="4346.0040000000008" table:style-name="ce10">
            <text:p>4,346.004</text:p>
          </table:table-cell>
          <table:table-cell office:value-type="float" office:value="8743.1140000000014" table:style-name="ce10">
            <text:p>8,743.114</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8022.978999999999" table:style-name="ce10">
            <text:p>38,022.979</text:p>
          </table:table-cell>
          <table:table-cell office:value-type="float" office:value="378.57099999999997" table:style-name="ce10">
            <text:p>378.571</text:p>
          </table:table-cell>
          <table:table-cell office:value-type="float" office:value="2371.2860000000001" table:style-name="ce10">
            <text:p>2,371.286</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5160.964000000007" table:style-name="ce10">
            <text:p>45,160.964</text:p>
          </table:table-cell>
          <table:table-cell office:value-type="float" office:value="3291.2860000000001" table:style-name="ce10">
            <text:p>3,291.286</text:p>
          </table:table-cell>
          <table:table-cell office:value-type="float" office:value="2195.3519999999999" table:style-name="ce10">
            <text:p>2,195.352</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6575.659000000007" table:style-name="ce10">
            <text:p>36,575.659</text:p>
          </table:table-cell>
          <table:table-cell office:value-type="float" office:value="246.56" table:style-name="ce10">
            <text:p>246.560</text:p>
          </table:table-cell>
          <table:table-cell office:value-type="float" office:value="4297.3140000000003" table:style-name="ce10">
            <text:p>4,297.314</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5569999999999999" table:style-name="ce10">
            <text:p>2.557</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900.784" table:style-name="ce10">
            <text:p>17,900.784</text:p>
          </table:table-cell>
          <table:table-cell office:value-type="float" office:value="27.675999999999998" table:style-name="ce10">
            <text:p>27.676</text:p>
          </table:table-cell>
          <table:table-cell office:value-type="float" office:value="755.97500000000002" table:style-name="ce10">
            <text:p>755.975</text:p>
          </table:table-cell>
          <table:table-cell table:style-name="ce1"/>
          <table:table-cell table:style-name="ce160"/>
          <table:table-cell table:style-name="ce16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00.509" table:style-name="ce10">
            <text:p>2,200.509</text:p>
          </table:table-cell>
          <table:table-cell office:value-type="float" office:value="27.61" table:style-name="ce10">
            <text:p>27.610</text:p>
          </table:table-cell>
          <table:table-cell office:value-type="float" office:value="92.14800000000001" table:style-name="ce10">
            <text:p>92.148</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3580000000000005" table:style-name="ce10">
            <text:p>8.358</text:p>
          </table:table-cell>
          <table:table-cell office:value-type="float" office:value="1E-3" table:style-name="ce10">
            <text:p>0.001</text:p>
          </table:table-cell>
          <table:table-cell office:value-type="float" office:value="8.7999999999999995E-2" table:style-name="ce10">
            <text:p>0.088</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9.154" table:style-name="ce10">
            <text:p>149.154</text:p>
          </table:table-cell>
          <table:table-cell office:value-type="float" office:value="5.38" table:style-name="ce10">
            <text:p>5.380</text:p>
          </table:table-cell>
          <table:table-cell office:value-type="float" office:value="4.0279999999999996" table:style-name="ce10">
            <text:p>4.028</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53" table:style-name="ce10">
            <text:p>0.153</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7157.683000000005" table:style-name="ce10">
            <text:p>47,157.683</text:p>
          </table:table-cell>
          <table:table-cell office:value-type="float" office:value="2284.6779999999999" table:style-name="ce10">
            <text:p>2,284.678</text:p>
          </table:table-cell>
          <table:table-cell office:value-type="float" office:value="7847.5020000000004" table:style-name="ce10">
            <text:p>7,847.502</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2149.34500000003" table:style-name="ce10">
            <text:p>132,149.345</text:p>
          </table:table-cell>
          <table:table-cell office:value-type="float" office:value="1809.8670000000002" table:style-name="ce10">
            <text:p>1,809.867</text:p>
          </table:table-cell>
          <table:table-cell office:value-type="float" office:value="8184.9450000000006" table:style-name="ce10">
            <text:p>8,184.945</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758.7819999999992" table:style-name="ce10">
            <text:p>4,758.782</text:p>
          </table:table-cell>
          <table:table-cell office:value-type="float" office:value="0.21" table:style-name="ce10">
            <text:p>0.210</text:p>
          </table:table-cell>
          <table:table-cell office:value-type="float" office:value="8.91" table:style-name="ce10">
            <text:p>8.910</text:p>
          </table:table-cell>
          <table:table-cell table:style-name="ce1"/>
          <table:table-cell table:style-name="ce160"/>
          <table:table-cell table:style-name="ce161"/>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6.240999999999985" table:style-name="ce10">
            <text:p>86.241</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493759.15600000002" table:style-name="ce13">
            <text:p>493,759.156</text:p>
          </table:table-cell>
          <table:table-cell office:value-type="float" office:value="12417.843000000003" table:style-name="ce13">
            <text:p>12,417.843</text:p>
          </table:table-cell>
          <table:table-cell office:value-type="float" office:value="34500.662000000004" table:style-name="ce13">
            <text:p>34,500.662</text:p>
          </table:table-cell>
          <table:table-cell table:style-name="ce1"/>
          <table:table-cell table:style-name="ce162"/>
          <table:table-cell table:style-name="ce161"/>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2"/>
          <table:table-cell table:style-name="ce162"/>
          <table:table-cell table:style-name="ce162"/>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2"/>
          <table:table-cell table:style-name="ce162"/>
          <table:table-cell table:style-name="ce162"/>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62"/>
          <table:table-cell table:style-name="ce162"/>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62"/>
          <table:table-cell table:style-name="ce162"/>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21.32799999999997" table:style-name="ce10">
            <text:p>521.328</text:p>
          </table:table-cell>
          <table:table-cell office:value-type="float" office:value="0" table:style-name="ce10">
            <text:p>0.000</text:p>
          </table:table-cell>
          <table:table-cell office:value-type="float" office:value="3.9740000000000002" table:style-name="ce10">
            <text:p>3.974</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595000000000002" table:style-name="ce10">
            <text:p>31.595</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59.7550000000001" table:style-name="ce10">
            <text:p>1,159.755</text:p>
          </table:table-cell>
          <table:table-cell office:value-type="float" office:value="0.27500000000000002" table:style-name="ce10">
            <text:p>0.275</text:p>
          </table:table-cell>
          <table:table-cell office:value-type="float" office:value="342.642" table:style-name="ce10">
            <text:p>342.642</text:p>
          </table:table-cell>
          <table:table-cell table:style-name="ce1"/>
          <table:table-cell table:style-name="ce160"/>
          <table:table-cell table:style-name="ce160"/>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370000000000005" table:style-name="ce10">
            <text:p>32.37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74.7039999999997" table:style-name="ce10">
            <text:p>3,274.704</text:p>
          </table:table-cell>
          <table:table-cell office:value-type="float" office:value="0" table:style-name="ce10">
            <text:p>0.000</text:p>
          </table:table-cell>
          <table:table-cell office:value-type="float" office:value="10.17" table:style-name="ce10">
            <text:p>10.17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2.82100000000003" table:style-name="ce10">
            <text:p>172.821</text:p>
          </table:table-cell>
          <table:table-cell office:value-type="float" office:value="0" table:style-name="ce10">
            <text:p>0.000</text:p>
          </table:table-cell>
          <table:table-cell office:value-type="float" office:value="236.24" table:style-name="ce10">
            <text:p>236.24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5700000000000003" table:style-name="ce10">
            <text:p>3.57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80.10500000000002" table:style-name="ce10">
            <text:p>180.105</text:p>
          </table:table-cell>
          <table:table-cell office:value-type="float" office:value="0.33700000000000002" table:style-name="ce10">
            <text:p>0.337</text:p>
          </table:table-cell>
          <table:table-cell office:value-type="float" office:value="0.35400000000000004" table:style-name="ce10">
            <text:p>0.354</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8.582999999999998" table:style-name="ce10">
            <text:p>88.583</text:p>
          </table:table-cell>
          <table:table-cell office:value-type="float" office:value="0" table:style-name="ce10">
            <text:p>0.000</text:p>
          </table:table-cell>
          <table:table-cell office:value-type="float" office:value="13.557" table:style-name="ce10">
            <text:p>13.557</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0.998" table:style-name="ce10">
            <text:p>120.998</text:p>
          </table:table-cell>
          <table:table-cell office:value-type="float" office:value="0" table:style-name="ce10">
            <text:p>0.000</text:p>
          </table:table-cell>
          <table:table-cell office:value-type="float" office:value="27.152000000000001" table:style-name="ce10">
            <text:p>27.152</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4.056000000000001" table:style-name="ce10">
            <text:p>24.056</text:p>
          </table:table-cell>
          <table:table-cell office:value-type="float" office:value="3.9E-2" table:style-name="ce10">
            <text:p>0.039</text:p>
          </table:table-cell>
          <table:table-cell office:value-type="float" office:value="0.6100000000000001" table:style-name="ce10">
            <text:p>0.610</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91.4260000000004" table:style-name="ce10">
            <text:p>2,591.426</text:p>
          </table:table-cell>
          <table:table-cell office:value-type="float" office:value="49.8" table:style-name="ce10">
            <text:p>49.800</text:p>
          </table:table-cell>
          <table:table-cell office:value-type="float" office:value="20.556000000000001" table:style-name="ce10">
            <text:p>20.556</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48" table:style-name="ce10">
            <text:p>1.548</text:p>
          </table:table-cell>
          <table:table-cell office:value-type="float" office:value="0" table:style-name="ce10">
            <text:p>0.000</text:p>
          </table:table-cell>
          <table:table-cell office:value-type="float" office:value="0.20700000000000002" table:style-name="ce10">
            <text:p>0.207</text:p>
          </table:table-cell>
          <table:table-cell table:style-name="ce1"/>
          <table:table-cell table:style-name="ce160"/>
          <table:table-cell table:style-name="ce160"/>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0"/>
          <table:table-cell table:style-name="ce160"/>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8202.8589999999986" table:style-name="ce13">
            <text:p>8,202.859</text:p>
          </table:table-cell>
          <table:table-cell office:value-type="float" office:value="50.451000000000008" table:style-name="ce13">
            <text:p>50.451</text:p>
          </table:table-cell>
          <table:table-cell office:value-type="float" office:value="655.4620000000001" table:style-name="ce13">
            <text:p>655.462</text:p>
          </table:table-cell>
          <table:table-cell table:style-name="ce1"/>
          <table:table-cell table:style-name="ce160"/>
          <table:table-cell table:style-name="ce160"/>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9">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table-row>
        <table:table-row table:style-name="ro10">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table-row>
        <table:table-row table:style-name="ro11">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9. All rights reserved.<text:s text:c="2"/></text:p>
          </table:table-cell>
          <table:table-cell table:number-columns-repeated="16383" table:style-name="ce1"/>
        </table:table-row>
        <table:table-row table:number-rows-repeated="1048359" table:style-name="ro3">
          <table:table-cell table:number-columns-repeated="16384"/>
        </table:table-row>
      </table:table>
      <table:table table:name="2017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6" draw:style-name="a6" draw:name="Picture 2" svg:x="0in" svg:y="0.03333in" svg:width="2.71667in" svg:height="0.75833in" style:rel-width="scale" style:rel-height="scale">
              <draw:image xlink:href="media/image1.emf" xlink:type="simple" xlink:show="embed" xlink:actuate="onLoad"/>
              <svg:title/>
              <svg:desc/>
            </draw:frame>
            <draw:frame draw:z-index="2" draw:id="id7" draw:style-name="a7"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7</text:p>
          </table:table-cell>
          <table:table-cell table:number-columns-repeated="16383" table:style-name="ce1"/>
        </table:table-row>
        <table:table-row table:style-name="ro2">
          <table:table-cell office:value-type="string" table:style-name="ce2">
            <text:p>Report run on: 27/3/2018</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354.945" table:style-name="ce10">
            <text:p>51,354.945</text:p>
          </table:table-cell>
          <table:table-cell office:value-type="float" office:value="1361.8779999999999" table:style-name="ce10">
            <text:p>1,361.878</text:p>
          </table:table-cell>
          <table:table-cell office:value-type="float" office:value="5304.9719999999998" table:style-name="ce10">
            <text:p>5,304.97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63.384" table:style-name="ce10">
            <text:p>9,163.384</text:p>
          </table:table-cell>
          <table:table-cell office:value-type="float" office:value="74.702000000000012" table:style-name="ce10">
            <text:p>74.702</text:p>
          </table:table-cell>
          <table:table-cell office:value-type="float" office:value="791.3130000000001" table:style-name="ce10">
            <text:p>791.313</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329.735000000001" table:style-name="ce10">
            <text:p>12,329.735</text:p>
          </table:table-cell>
          <table:table-cell office:value-type="float" office:value="1037.6990000000001" table:style-name="ce10">
            <text:p>1,037.699</text:p>
          </table:table-cell>
          <table:table-cell office:value-type="float" office:value="1008.144" table:style-name="ce10">
            <text:p>1,008.14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710.9370000000017" table:style-name="ce10">
            <text:p>9,710.937</text:p>
          </table:table-cell>
          <table:table-cell office:value-type="float" office:value="509.14100000000008" table:style-name="ce10">
            <text:p>509.141</text:p>
          </table:table-cell>
          <table:table-cell office:value-type="float" office:value="1347.5150000000001" table:style-name="ce10">
            <text:p>1,347.515</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03.1750000000002" table:style-name="ce10">
            <text:p>4,703.175</text:p>
          </table:table-cell>
          <table:table-cell office:value-type="float" office:value="19.807000000000002" table:style-name="ce10">
            <text:p>19.807</text:p>
          </table:table-cell>
          <table:table-cell office:value-type="float" office:value="425.279" table:style-name="ce10">
            <text:p>425.27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98.99400000000003" table:style-name="ce10">
            <text:p>598.994</text:p>
          </table:table-cell>
          <table:table-cell office:value-type="float" office:value="10.552000000000001" table:style-name="ce10">
            <text:p>10.552</text:p>
          </table:table-cell>
          <table:table-cell office:value-type="float" office:value="51.95" table:style-name="ce10">
            <text:p>51.95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2880000000000003" table:style-name="ce10">
            <text:p>8.288</text:p>
          </table:table-cell>
          <table:table-cell office:value-type="float" office:value="0" table:style-name="ce10">
            <text:p>0.000</text:p>
          </table:table-cell>
          <table:table-cell office:value-type="float" office:value="0.26200000000000001" table:style-name="ce10">
            <text:p>0.26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1.876999999999995" table:style-name="ce10">
            <text:p>51.877</text:p>
          </table:table-cell>
          <table:table-cell office:value-type="float" office:value="0" table:style-name="ce10">
            <text:p>0.000</text:p>
          </table:table-cell>
          <table:table-cell office:value-type="float" office:value="0.73799999999999999" table:style-name="ce10">
            <text:p>0.73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1" table:style-name="ce10">
            <text:p>1.21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4827.332" table:style-name="ce10">
            <text:p>14,827.332</text:p>
          </table:table-cell>
          <table:table-cell office:value-type="float" office:value="568.26300000000003" table:style-name="ce10">
            <text:p>568.263</text:p>
          </table:table-cell>
          <table:table-cell office:value-type="float" office:value="1543.3" table:style-name="ce10">
            <text:p>1,543.30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502.513999999999" table:style-name="ce10">
            <text:p>32,502.514</text:p>
          </table:table-cell>
          <table:table-cell office:value-type="float" office:value="659.83" table:style-name="ce10">
            <text:p>659.830</text:p>
          </table:table-cell>
          <table:table-cell office:value-type="float" office:value="1542.3290000000002" table:style-name="ce10">
            <text:p>1,542.3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484.7370000000001" table:style-name="ce10">
            <text:p>1,484.737</text:p>
          </table:table-cell>
          <table:table-cell office:value-type="float" office:value="0" table:style-name="ce10">
            <text:p>0.000</text:p>
          </table:table-cell>
          <table:table-cell office:value-type="float" office:value="2.0129999999999999" table:style-name="ce10">
            <text:p>2.013</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2530000000000001" table:style-name="ce73">
            <text:p>3.253</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6740.38099999999" table:style-name="ce13">
            <text:p>136,740.381</text:p>
          </table:table-cell>
          <table:table-cell office:value-type="float" office:value="4241.8720000000003" table:style-name="ce13">
            <text:p>4,241.872</text:p>
          </table:table-cell>
          <table:table-cell office:value-type="float" office:value="12017.815000000001" table:style-name="ce13">
            <text:p>12,017.815</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76.84200000000004" table:style-name="ce10">
            <text:p>276.84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357000000000001" table:style-name="ce10">
            <text:p>10.35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07.53100000000001" table:style-name="ce10">
            <text:p>307.531</text:p>
          </table:table-cell>
          <table:table-cell office:value-type="float" office:value="0.30099999999999999" table:style-name="ce10">
            <text:p>0.301</text:p>
          </table:table-cell>
          <table:table-cell office:value-type="float" office:value="18.768000000000001" table:style-name="ce10">
            <text:p>18.768</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0540000000000003" table:style-name="ce10">
            <text:p>5.05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84.63100000000009" table:style-name="ce10">
            <text:p>984.631</text:p>
          </table:table-cell>
          <table:table-cell office:value-type="float" office:value="0" table:style-name="ce10">
            <text:p>0.000</text:p>
          </table:table-cell>
          <table:table-cell office:value-type="float" office:value="67.16" table:style-name="ce10">
            <text:p>67.16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9.165999999999997" table:style-name="ce10">
            <text:p>99.166</text:p>
          </table:table-cell>
          <table:table-cell office:value-type="float" office:value="34.841000000000001" table:style-name="ce10">
            <text:p>34.841</text:p>
          </table:table-cell>
          <table:table-cell office:value-type="float" office:value="43.281999999999996" table:style-name="ce10">
            <text:p>43.282</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19800000000000001" table:style-name="ce10">
            <text:p>0.19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3.007000000000001" table:style-name="ce10">
            <text:p>23.00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898000000000003" table:style-name="ce10">
            <text:p>32.89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39" table:style-name="ce10">
            <text:p>26.39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683" table:style-name="ce10">
            <text:p>19.68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13.2420000000001" table:style-name="ce10">
            <text:p>1,013.242</text:p>
          </table:table-cell>
          <table:table-cell office:value-type="float" office:value="0.81700000000000006" table:style-name="ce10">
            <text:p>0.817</text:p>
          </table:table-cell>
          <table:table-cell office:value-type="float" office:value="52.516000000000005" table:style-name="ce10">
            <text:p>52.516</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0740000000000003" table:style-name="ce10">
            <text:p>2.07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801.0730000000003" table:style-name="ce13">
            <text:p>2,801.073</text:p>
          </table:table-cell>
          <table:table-cell office:value-type="float" office:value="35.959000000000003" table:style-name="ce13">
            <text:p>35.959</text:p>
          </table:table-cell>
          <table:table-cell office:value-type="float" office:value="181.726" table:style-name="ce13">
            <text:p>181.726</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7</text:p>
          </table:table-cell>
          <table:table-cell table:style-name="ce4"/>
          <table:table-cell table:number-columns-repeated="16382" table:style-name="ce1"/>
        </table:table-row>
        <table:table-row table:style-name="ro2">
          <table:table-cell office:value-type="string" table:style-name="ce2">
            <text:p>Report run on: 27/3/2018</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936.199000000001" table:style-name="ce10">
            <text:p>45,936.199</text:p>
          </table:table-cell>
          <table:table-cell office:value-type="float" office:value="1056.5360000000001" table:style-name="ce10">
            <text:p>1,056.536</text:p>
          </table:table-cell>
          <table:table-cell office:value-type="float" office:value="4553.8029999999999" table:style-name="ce10">
            <text:p>4,553.80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026.556" table:style-name="ce10">
            <text:p>10,026.556</text:p>
          </table:table-cell>
          <table:table-cell office:value-type="float" office:value="65.231000000000009" table:style-name="ce10">
            <text:p>65.231</text:p>
          </table:table-cell>
          <table:table-cell office:value-type="float" office:value="486.00100000000003" table:style-name="ce10">
            <text:p>486.001</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769.144" table:style-name="ce10">
            <text:p>12,769.144</text:p>
          </table:table-cell>
          <table:table-cell office:value-type="float" office:value="779.077" table:style-name="ce10">
            <text:p>779.077</text:p>
          </table:table-cell>
          <table:table-cell office:value-type="float" office:value="493.20000000000005" table:style-name="ce10">
            <text:p>493.20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675.62" table:style-name="ce10">
            <text:p>10,675.620</text:p>
          </table:table-cell>
          <table:table-cell office:value-type="float" office:value="427.27300000000002" table:style-name="ce10">
            <text:p>427.273</text:p>
          </table:table-cell>
          <table:table-cell office:value-type="float" office:value="977.67900000000009" table:style-name="ce10">
            <text:p>977.67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159.0880000000006" table:style-name="ce10">
            <text:p>5,159.088</text:p>
          </table:table-cell>
          <table:table-cell office:value-type="float" office:value="17.183" table:style-name="ce10">
            <text:p>17.183</text:p>
          </table:table-cell>
          <table:table-cell office:value-type="float" office:value="163.095" table:style-name="ce10">
            <text:p>163.09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30.8420000000001" table:style-name="ce10">
            <text:p>630.842</text:p>
          </table:table-cell>
          <table:table-cell office:value-type="float" office:value="13.96" table:style-name="ce10">
            <text:p>13.960</text:p>
          </table:table-cell>
          <table:table-cell office:value-type="float" office:value="17.453000000000003" table:style-name="ce10">
            <text:p>17.453</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8780000000000001" table:style-name="ce10">
            <text:p>4.878</text:p>
          </table:table-cell>
          <table:table-cell office:value-type="float" office:value="3.0000000000000001E-3" table:style-name="ce10">
            <text:p>0.003</text:p>
          </table:table-cell>
          <table:table-cell office:value-type="float" office:value="0.153" table:style-name="ce10">
            <text:p>0.153</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1.049000000000007" table:style-name="ce10">
            <text:p>41.049</text:p>
          </table:table-cell>
          <table:table-cell office:value-type="float" office:value="1.7000000000000001E-2" table:style-name="ce10">
            <text:p>0.017</text:p>
          </table:table-cell>
          <table:table-cell office:value-type="float" office:value="0.47799999999999998" table:style-name="ce10">
            <text:p>0.47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74" table:style-name="ce10">
            <text:p>1.47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722.411" table:style-name="ce10">
            <text:p>13,722.411</text:p>
          </table:table-cell>
          <table:table-cell office:value-type="float" office:value="569.27599999999995" table:style-name="ce10">
            <text:p>569.276</text:p>
          </table:table-cell>
          <table:table-cell office:value-type="float" office:value="1818.509" table:style-name="ce10">
            <text:p>1,818.50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260.735000000001" table:style-name="ce10">
            <text:p>33,260.735</text:p>
          </table:table-cell>
          <table:table-cell office:value-type="float" office:value="549.75599999999997" table:style-name="ce10">
            <text:p>549.756</text:p>
          </table:table-cell>
          <table:table-cell office:value-type="float" office:value="2187.6039999999998" table:style-name="ce10">
            <text:p>2,187.60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64.6530000000002" table:style-name="ce10">
            <text:p>1,364.653</text:p>
          </table:table-cell>
          <table:table-cell office:value-type="float" office:value="4.2000000000000003E-2" table:style-name="ce10">
            <text:p>0.042</text:p>
          </table:table-cell>
          <table:table-cell office:value-type="float" office:value="1.8770000000000002" table:style-name="ce10">
            <text:p>1.877</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1.137" table:style-name="ce73">
            <text:p>21.137</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3613.78599999996" table:style-name="ce13">
            <text:p>133,613.786</text:p>
          </table:table-cell>
          <table:table-cell office:value-type="float" office:value="3478.3539999999998" table:style-name="ce13">
            <text:p>3,478.354</text:p>
          </table:table-cell>
          <table:table-cell office:value-type="float" office:value="10699.852000000001" table:style-name="ce13">
            <text:p>10,699.852</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16.02" table:style-name="ce10">
            <text:p>216.020</text:p>
          </table:table-cell>
          <table:table-cell office:value-type="float" office:value="0" table:style-name="ce10">
            <text:p>0.000</text:p>
          </table:table-cell>
          <table:table-cell office:value-type="float" office:value="0.20200000000000001" table:style-name="ce10">
            <text:p>0.202</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131" table:style-name="ce10">
            <text:p>10.13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25.01600000000002" table:style-name="ce10">
            <text:p>225.016</text:p>
          </table:table-cell>
          <table:table-cell office:value-type="float" office:value="0" table:style-name="ce10">
            <text:p>0.000</text:p>
          </table:table-cell>
          <table:table-cell office:value-type="float" office:value="7.4550000000000001" table:style-name="ce10">
            <text:p>7.455</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880000000000003" table:style-name="ce10">
            <text:p>2.28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63.69400000000007" table:style-name="ce10">
            <text:p>863.694</text:p>
          </table:table-cell>
          <table:table-cell office:value-type="float" office:value="0" table:style-name="ce10">
            <text:p>0.000</text:p>
          </table:table-cell>
          <table:table-cell office:value-type="float" office:value="30.22" table:style-name="ce10">
            <text:p>30.22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39600000000002" table:style-name="ce10">
            <text:p>103.396</text:p>
          </table:table-cell>
          <table:table-cell office:value-type="float" office:value="33.056000000000004" table:style-name="ce10">
            <text:p>33.056</text:p>
          </table:table-cell>
          <table:table-cell office:value-type="float" office:value="49.676000000000002" table:style-name="ce10">
            <text:p>49.676</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5.835000000000001" table:style-name="ce10">
            <text:p>25.835</text:p>
          </table:table-cell>
          <table:table-cell office:value-type="float" office:value="0" table:style-name="ce10">
            <text:p>0.000</text:p>
          </table:table-cell>
          <table:table-cell office:value-type="float" office:value="0.33" table:style-name="ce10">
            <text:p>0.330</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851000000000001" table:style-name="ce10">
            <text:p>11.851</text:p>
          </table:table-cell>
          <table:table-cell office:value-type="float" office:value="0" table:style-name="ce10">
            <text:p>0.000</text:p>
          </table:table-cell>
          <table:table-cell office:value-type="float" office:value="3.6630000000000003" table:style-name="ce10">
            <text:p>3.663</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8.67" table:style-name="ce10">
            <text:p>38.67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292999999999999" table:style-name="ce10">
            <text:p>19.29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93.28800000000001" table:style-name="ce10">
            <text:p>793.288</text:p>
          </table:table-cell>
          <table:table-cell office:value-type="float" office:value="0.51" table:style-name="ce10">
            <text:p>0.510</text:p>
          </table:table-cell>
          <table:table-cell office:value-type="float" office:value="93.384" table:style-name="ce10">
            <text:p>93.384</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66400000000000003" table:style-name="ce10">
            <text:p>0.66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310.1460000000002" table:style-name="ce13">
            <text:p>2,310.146</text:p>
          </table:table-cell>
          <table:table-cell office:value-type="float" office:value="33.566000000000003" table:style-name="ce13">
            <text:p>33.566</text:p>
          </table:table-cell>
          <table:table-cell office:value-type="float" office:value="184.93" table:style-name="ce13">
            <text:p>184.930</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7</text:p>
          </table:table-cell>
          <table:table-cell table:style-name="ce4"/>
          <table:table-cell table:number-columns-repeated="16382" table:style-name="ce1"/>
        </table:table-row>
        <table:table-row table:style-name="ro2">
          <table:table-cell office:value-type="string" table:style-name="ce2">
            <text:p>Report run on: 27/3/2018</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681.38" table:style-name="ce10">
            <text:p>43,681.380</text:p>
          </table:table-cell>
          <table:table-cell office:value-type="float" office:value="963.50700000000006" table:style-name="ce10">
            <text:p>963.507</text:p>
          </table:table-cell>
          <table:table-cell office:value-type="float" office:value="1848.2160000000001" table:style-name="ce10">
            <text:p>1,848.216</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98.2889999999989" table:style-name="ce10">
            <text:p>9,698.289</text:p>
          </table:table-cell>
          <table:table-cell office:value-type="float" office:value="69.841999999999999" table:style-name="ce10">
            <text:p>69.842</text:p>
          </table:table-cell>
          <table:table-cell office:value-type="float" office:value="284.82000000000005" table:style-name="ce10">
            <text:p>284.820</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952.756000000001" table:style-name="ce10">
            <text:p>12,952.756</text:p>
          </table:table-cell>
          <table:table-cell office:value-type="float" office:value="950.81100000000004" table:style-name="ce10">
            <text:p>950.811</text:p>
          </table:table-cell>
          <table:table-cell office:value-type="float" office:value="487.32000000000005" table:style-name="ce10">
            <text:p>487.320</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43.085999999999" table:style-name="ce10">
            <text:p>10,443.086</text:p>
          </table:table-cell>
          <table:table-cell office:value-type="float" office:value="520.82600000000002" table:style-name="ce10">
            <text:p>520.826</text:p>
          </table:table-cell>
          <table:table-cell office:value-type="float" office:value="972.74200000000008" table:style-name="ce10">
            <text:p>972.742</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28" table:style-name="ce10">
            <text:p>1.028</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974.3050000000003" table:style-name="ce10">
            <text:p>4,974.305</text:p>
          </table:table-cell>
          <table:table-cell office:value-type="float" office:value="20.396000000000001" table:style-name="ce10">
            <text:p>20.396</text:p>
          </table:table-cell>
          <table:table-cell office:value-type="float" office:value="132.12800000000001" table:style-name="ce10">
            <text:p>132.128</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19.57500000000005" table:style-name="ce10">
            <text:p>619.575</text:p>
          </table:table-cell>
          <table:table-cell office:value-type="float" office:value="6.8" table:style-name="ce10">
            <text:p>6.800</text:p>
          </table:table-cell>
          <table:table-cell office:value-type="float" office:value="20.402000000000001" table:style-name="ce10">
            <text:p>20.40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9080000000000004" table:style-name="ce10">
            <text:p>7.908</text:p>
          </table:table-cell>
          <table:table-cell office:value-type="float" office:value="3.0000000000000001E-3" table:style-name="ce10">
            <text:p>0.003</text:p>
          </table:table-cell>
          <table:table-cell office:value-type="float" office:value="8.0000000000000002E-3" table:style-name="ce10">
            <text:p>0.008</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706000000000003" table:style-name="ce10">
            <text:p>27.706</text:p>
          </table:table-cell>
          <table:table-cell office:value-type="float" office:value="9.0999999999999998E-2" table:style-name="ce10">
            <text:p>0.091</text:p>
          </table:table-cell>
          <table:table-cell office:value-type="float" office:value="0.25700000000000001" table:style-name="ce10">
            <text:p>0.257</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26300000000000001" table:style-name="ce10">
            <text:p>0.263</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732.846" table:style-name="ce10">
            <text:p>13,732.846</text:p>
          </table:table-cell>
          <table:table-cell office:value-type="float" office:value="648.12900000000002" table:style-name="ce10">
            <text:p>648.129</text:p>
          </table:table-cell>
          <table:table-cell office:value-type="float" office:value="1701.8520000000001" table:style-name="ce10">
            <text:p>1,701.852</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8002.155999999995" table:style-name="ce10">
            <text:p>38,002.156</text:p>
          </table:table-cell>
          <table:table-cell office:value-type="float" office:value="639.51099999999997" table:style-name="ce10">
            <text:p>639.511</text:p>
          </table:table-cell>
          <table:table-cell office:value-type="float" office:value="2208.5830000000001" table:style-name="ce10">
            <text:p>2,208.583</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55.7170000000001" table:style-name="ce10">
            <text:p>1,255.717</text:p>
          </table:table-cell>
          <table:table-cell office:value-type="float" office:value="0.10400000000000001" table:style-name="ce10">
            <text:p>0.104</text:p>
          </table:table-cell>
          <table:table-cell office:value-type="float" office:value="3.1030000000000002" table:style-name="ce10">
            <text:p>3.103</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71.543000000000006" table:style-name="ce73">
            <text:p>71.543</text:p>
          </table:table-cell>
          <table:table-cell office:value-type="float" office:value="0" table:style-name="ce73">
            <text:p>0.000</text:p>
          </table:table-cell>
          <table:table-cell office:value-type="float" office:value="0" table:style-name="ce73">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35468.55799999999" table:style-name="ce13">
            <text:p>135,468.558</text:p>
          </table:table-cell>
          <table:table-cell office:value-type="float" office:value="3820.0200000000004" table:style-name="ce13">
            <text:p>3,820.020</text:p>
          </table:table-cell>
          <table:table-cell office:value-type="float" office:value="7659.4310000000014" table:style-name="ce13">
            <text:p>7,659.431</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0.62100000000001" table:style-name="ce10">
            <text:p>110.62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8.719000000000001" table:style-name="ce10">
            <text:p>18.71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85.47800000000001" table:style-name="ce10">
            <text:p>285.478</text:p>
          </table:table-cell>
          <table:table-cell office:value-type="float" office:value="0" table:style-name="ce10">
            <text:p>0.000</text:p>
          </table:table-cell>
          <table:table-cell office:value-type="float" office:value="10.425000000000001" table:style-name="ce10">
            <text:p>10.42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030000000000003" table:style-name="ce10">
            <text:p>3.2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09.08900000000006" table:style-name="ce10">
            <text:p>909.089</text:p>
          </table:table-cell>
          <table:table-cell office:value-type="float" office:value="0" table:style-name="ce10">
            <text:p>0.000</text:p>
          </table:table-cell>
          <table:table-cell office:value-type="float" office:value="9.84" table:style-name="ce10">
            <text:p>9.84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1.931000000000012" table:style-name="ce10">
            <text:p>81.931</text:p>
          </table:table-cell>
          <table:table-cell office:value-type="float" office:value="39.308" table:style-name="ce10">
            <text:p>39.308</text:p>
          </table:table-cell>
          <table:table-cell office:value-type="float" office:value="39.846000000000004" table:style-name="ce10">
            <text:p>39.84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3580000000000001" table:style-name="ce10">
            <text:p>1.35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3.141999999999996" table:style-name="ce10">
            <text:p>33.14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2.789000000000001" table:style-name="ce10">
            <text:p>42.78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156000000000002" table:style-name="ce10">
            <text:p>18.15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4.602" table:style-name="ce10">
            <text:p>14.602</text:p>
          </table:table-cell>
          <table:table-cell office:value-type="float" office:value="0" table:style-name="ce10">
            <text:p>0.000</text:p>
          </table:table-cell>
          <table:table-cell office:value-type="float" office:value="10.612" table:style-name="ce10">
            <text:p>10.61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86.15" table:style-name="ce10">
            <text:p>686.150</text:p>
          </table:table-cell>
          <table:table-cell office:value-type="float" office:value="0" table:style-name="ce10">
            <text:p>0.000</text:p>
          </table:table-cell>
          <table:table-cell office:value-type="float" office:value="86.350999999999999" table:style-name="ce10">
            <text:p>86.35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503" table:style-name="ce10">
            <text:p>0.5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2205.7410000000004" table:style-name="ce13">
            <text:p>2,205.741</text:p>
          </table:table-cell>
          <table:table-cell office:value-type="float" office:value="39.308" table:style-name="ce13">
            <text:p>39.308</text:p>
          </table:table-cell>
          <table:table-cell office:value-type="float" office:value="157.07400000000001" table:style-name="ce13">
            <text:p>157.074</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7/3/2018</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2616.570999999996" table:style-name="ce10">
            <text:p>42,616.571</text:p>
          </table:table-cell>
          <table:table-cell office:value-type="float" office:value="1611.0400000000002" table:style-name="ce10">
            <text:p>1,611.040</text:p>
          </table:table-cell>
          <table:table-cell office:value-type="float" office:value="2327.3510000000001" table:style-name="ce10">
            <text:p>2,327.351</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56.6370000000006" table:style-name="ce10">
            <text:p>7,856.637</text:p>
          </table:table-cell>
          <table:table-cell office:value-type="float" office:value="90.206000000000003" table:style-name="ce10">
            <text:p>90.206</text:p>
          </table:table-cell>
          <table:table-cell office:value-type="float" office:value="361.14700000000005" table:style-name="ce10">
            <text:p>361.147</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655.27" table:style-name="ce10">
            <text:p>10,655.270</text:p>
          </table:table-cell>
          <table:table-cell office:value-type="float" office:value="903.96799999999996" table:style-name="ce10">
            <text:p>903.968</text:p>
          </table:table-cell>
          <table:table-cell office:value-type="float" office:value="476.71100000000001" table:style-name="ce10">
            <text:p>476.711</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12.612000000001" table:style-name="ce10">
            <text:p>8,712.612</text:p>
          </table:table-cell>
          <table:table-cell office:value-type="float" office:value="242.73600000000002" table:style-name="ce10">
            <text:p>242.736</text:p>
          </table:table-cell>
          <table:table-cell office:value-type="float" office:value="1010.19" table:style-name="ce10">
            <text:p>1,010.190</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22.3260000000005" table:style-name="ce10">
            <text:p>3,922.326</text:p>
          </table:table-cell>
          <table:table-cell office:value-type="float" office:value="14.284000000000001" table:style-name="ce10">
            <text:p>14.284</text:p>
          </table:table-cell>
          <table:table-cell office:value-type="float" office:value="111.68600000000001" table:style-name="ce10">
            <text:p>111.686</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1.62600000000003" table:style-name="ce10">
            <text:p>481.626</text:p>
          </table:table-cell>
          <table:table-cell office:value-type="float" office:value="6.3040000000000003" table:style-name="ce10">
            <text:p>6.304</text:p>
          </table:table-cell>
          <table:table-cell office:value-type="float" office:value="12.752000000000001" table:style-name="ce10">
            <text:p>12.752</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33" table:style-name="ce10">
            <text:p>4.33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928000000000001" table:style-name="ce10">
            <text:p>29.928</text:p>
          </table:table-cell>
          <table:table-cell office:value-type="float" office:value="0.32800000000000001" table:style-name="ce10">
            <text:p>0.328</text:p>
          </table:table-cell>
          <table:table-cell office:value-type="float" office:value="21.474" table:style-name="ce10">
            <text:p>21.474</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400000000000001" table:style-name="ce10">
            <text:p>0.1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839.303" table:style-name="ce10">
            <text:p>11,839.303</text:p>
          </table:table-cell>
          <table:table-cell office:value-type="float" office:value="547.28000000000009" table:style-name="ce10">
            <text:p>547.280</text:p>
          </table:table-cell>
          <table:table-cell office:value-type="float" office:value="1667.1450000000002" table:style-name="ce10">
            <text:p>1,667.14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966.392" table:style-name="ce10">
            <text:p>31,966.392</text:p>
          </table:table-cell>
          <table:table-cell office:value-type="float" office:value="704.6" table:style-name="ce10">
            <text:p>704.600</text:p>
          </table:table-cell>
          <table:table-cell office:value-type="float" office:value="1903.4230000000002" table:style-name="ce10">
            <text:p>1,903.423</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78.4570000000001" table:style-name="ce10">
            <text:p>1,278.457</text:p>
          </table:table-cell>
          <table:table-cell office:value-type="float" office:value="4.3000000000000003E-2" table:style-name="ce10">
            <text:p>0.043</text:p>
          </table:table-cell>
          <table:table-cell office:value-type="float" office:value="2.3840000000000003" table:style-name="ce10">
            <text:p>2.384</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0.474" table:style-name="ce73">
            <text:p>10.474</text:p>
          </table:table-cell>
          <table:table-cell office:value-type="float" office:value="2.7E-2" table:style-name="ce73">
            <text:p>0.027</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374.03000000001" table:style-name="ce13">
            <text:p>119,374.030</text:p>
          </table:table-cell>
          <table:table-cell office:value-type="float" office:value="4120.8159999999998" table:style-name="ce13">
            <text:p>4,120.816</text:p>
          </table:table-cell>
          <table:table-cell office:value-type="float" office:value="7894.2630000000008" table:style-name="ce13">
            <text:p>7,894.263</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6.09800000000001" table:style-name="ce10">
            <text:p>166.098</text:p>
          </table:table-cell>
          <table:table-cell office:value-type="float" office:value="0" table:style-name="ce10">
            <text:p>0.000</text:p>
          </table:table-cell>
          <table:table-cell office:value-type="float" office:value="0.18100000000000002" table:style-name="ce10">
            <text:p>0.181</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6.38" table:style-name="ce10">
            <text:p>16.38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57.52199999999999" table:style-name="ce10">
            <text:p>257.522</text:p>
          </table:table-cell>
          <table:table-cell office:value-type="float" office:value="0" table:style-name="ce10">
            <text:p>0.000</text:p>
          </table:table-cell>
          <table:table-cell office:value-type="float" office:value="18.692" table:style-name="ce10">
            <text:p>18.692</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7240000000000002" table:style-name="ce10">
            <text:p>2.7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08.50700000000006" table:style-name="ce10">
            <text:p>708.507</text:p>
          </table:table-cell>
          <table:table-cell office:value-type="float" office:value="0" table:style-name="ce10">
            <text:p>0.000</text:p>
          </table:table-cell>
          <table:table-cell office:value-type="float" office:value="3.7" table:style-name="ce10">
            <text:p>3.7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0.255" table:style-name="ce10">
            <text:p>150.255</text:p>
          </table:table-cell>
          <table:table-cell office:value-type="float" office:value="45.747" table:style-name="ce10">
            <text:p>45.747</text:p>
          </table:table-cell>
          <table:table-cell office:value-type="float" office:value="97.885000000000005" table:style-name="ce10">
            <text:p>97.885</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180000000000001" table:style-name="ce10">
            <text:p>1.11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5.143000000000001" table:style-name="ce10">
            <text:p>55.143</text:p>
          </table:table-cell>
          <table:table-cell office:value-type="float" office:value="0" table:style-name="ce10">
            <text:p>0.000</text:p>
          </table:table-cell>
          <table:table-cell office:value-type="float" office:value="0.251" table:style-name="ce10">
            <text:p>0.251</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151" table:style-name="ce10">
            <text:p>18.151</text:p>
          </table:table-cell>
          <table:table-cell office:value-type="float" office:value="0" table:style-name="ce10">
            <text:p>0.000</text:p>
          </table:table-cell>
          <table:table-cell office:value-type="float" office:value="3.5250000000000004" table:style-name="ce10">
            <text:p>3.525</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316000000000001" table:style-name="ce10">
            <text:p>14.31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886000000000001" table:style-name="ce10">
            <text:p>13.886</text:p>
          </table:table-cell>
          <table:table-cell office:value-type="float" office:value="0" table:style-name="ce10">
            <text:p>0.000</text:p>
          </table:table-cell>
          <table:table-cell office:value-type="float" office:value="0.156" table:style-name="ce10">
            <text:p>0.156</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63.39499999999998" table:style-name="ce10">
            <text:p>663.395</text:p>
          </table:table-cell>
          <table:table-cell office:value-type="float" office:value="0" table:style-name="ce10">
            <text:p>0.000</text:p>
          </table:table-cell>
          <table:table-cell office:value-type="float" office:value="7.3560000000000008" table:style-name="ce10">
            <text:p>7.356</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82400000000000007" table:style-name="ce10">
            <text:p>0.824</text:p>
          </table:table-cell>
          <table:table-cell office:value-type="float" office:value="0" table:style-name="ce10">
            <text:p>0.000</text:p>
          </table:table-cell>
          <table:table-cell office:value-type="float" office:value="8.7000000000000008E-2" table:style-name="ce10">
            <text:p>0.087</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068.319" table:style-name="ce13">
            <text:p>2,068.319</text:p>
          </table:table-cell>
          <table:table-cell office:value-type="float" office:value="45.747" table:style-name="ce13">
            <text:p>45.747</text:p>
          </table:table-cell>
          <table:table-cell office:value-type="float" office:value="131.833" table:style-name="ce13">
            <text:p>131.833</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7/3/2018</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83589.095" table:style-name="ce10">
            <text:p>183,589.095</text:p>
          </table:table-cell>
          <table:table-cell office:value-type="float" office:value="4992.9610000000002" table:style-name="ce10">
            <text:p>4,992.961</text:p>
          </table:table-cell>
          <table:table-cell office:value-type="float" office:value="14034.342000000001" table:style-name="ce10">
            <text:p>14,034.342</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6744.866000000002" table:style-name="ce10">
            <text:p>36,744.866</text:p>
          </table:table-cell>
          <table:table-cell office:value-type="float" office:value="299.98100000000005" table:style-name="ce10">
            <text:p>299.981</text:p>
          </table:table-cell>
          <table:table-cell office:value-type="float" office:value="1923.2809999999999" table:style-name="ce10">
            <text:p>1,923.281</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8706.904999999999" table:style-name="ce10">
            <text:p>48,706.905</text:p>
          </table:table-cell>
          <table:table-cell office:value-type="float" office:value="3671.5549999999998" table:style-name="ce10">
            <text:p>3,671.555</text:p>
          </table:table-cell>
          <table:table-cell office:value-type="float" office:value="2465.375" table:style-name="ce10">
            <text:p>2,465.375</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9542.255000000005" table:style-name="ce10">
            <text:p>39,542.255</text:p>
          </table:table-cell>
          <table:table-cell office:value-type="float" office:value="1699.9760000000003" table:style-name="ce10">
            <text:p>1,699.976</text:p>
          </table:table-cell>
          <table:table-cell office:value-type="float" office:value="4308.1260000000002" table:style-name="ce10">
            <text:p>4,308.126</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28" table:style-name="ce10">
            <text:p>1.028</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758.894" table:style-name="ce10">
            <text:p>18,758.894</text:p>
          </table:table-cell>
          <table:table-cell office:value-type="float" office:value="71.67" table:style-name="ce10">
            <text:p>71.670</text:p>
          </table:table-cell>
          <table:table-cell office:value-type="float" office:value="832.1880000000001" table:style-name="ce10">
            <text:p>832.188</text:p>
          </table:table-cell>
          <table:table-cell table:style-name="ce1"/>
          <table:table-cell table:style-name="ce163"/>
          <table:table-cell table:style-name="ce164"/>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31.0370000000003" table:style-name="ce10">
            <text:p>2,331.037</text:p>
          </table:table-cell>
          <table:table-cell office:value-type="float" office:value="37.616" table:style-name="ce10">
            <text:p>37.616</text:p>
          </table:table-cell>
          <table:table-cell office:value-type="float" office:value="102.557" table:style-name="ce10">
            <text:p>102.557</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5.404000000000003" table:style-name="ce10">
            <text:p>25.404</text:p>
          </table:table-cell>
          <table:table-cell office:value-type="float" office:value="6.0000000000000001E-3" table:style-name="ce10">
            <text:p>0.006</text:p>
          </table:table-cell>
          <table:table-cell office:value-type="float" office:value="0.42300000000000004" table:style-name="ce10">
            <text:p>0.423</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0.56" table:style-name="ce10">
            <text:p>150.560</text:p>
          </table:table-cell>
          <table:table-cell office:value-type="float" office:value="0.436" table:style-name="ce10">
            <text:p>0.436</text:p>
          </table:table-cell>
          <table:table-cell office:value-type="float" office:value="22.946999999999999" table:style-name="ce10">
            <text:p>22.947</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0510000000000002" table:style-name="ce10">
            <text:p>3.051</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4121.892" table:style-name="ce10">
            <text:p>54,121.892</text:p>
          </table:table-cell>
          <table:table-cell office:value-type="float" office:value="2332.9480000000003" table:style-name="ce10">
            <text:p>2,332.948</text:p>
          </table:table-cell>
          <table:table-cell office:value-type="float" office:value="6730.8060000000005" table:style-name="ce10">
            <text:p>6,730.806</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5731.79699999999" table:style-name="ce10">
            <text:p>135,731.797</text:p>
          </table:table-cell>
          <table:table-cell office:value-type="float" office:value="2553.6970000000001" table:style-name="ce10">
            <text:p>2,553.697</text:p>
          </table:table-cell>
          <table:table-cell office:value-type="float" office:value="7841.9390000000003" table:style-name="ce10">
            <text:p>7,841.939</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383.5640000000003" table:style-name="ce10">
            <text:p>5,383.564</text:p>
          </table:table-cell>
          <table:table-cell office:value-type="float" office:value="0.18900000000000003" table:style-name="ce10">
            <text:p>0.189</text:p>
          </table:table-cell>
          <table:table-cell office:value-type="float" office:value="9.3770000000000007" table:style-name="ce10">
            <text:p>9.377</text:p>
          </table:table-cell>
          <table:table-cell table:style-name="ce1"/>
          <table:table-cell table:style-name="ce163"/>
          <table:table-cell table:style-name="ce164"/>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06.40700000000001" table:style-name="ce10">
            <text:p>106.407</text:p>
          </table:table-cell>
          <table:table-cell office:value-type="float" office:value="2.7E-2" table:style-name="ce10">
            <text:p>0.027</text:p>
          </table:table-cell>
          <table:table-cell office:value-type="float" office:value="0" table:style-name="ce10">
            <text:p>0.000</text:p>
          </table:table-cell>
          <table:table-cell table:style-name="ce1"/>
          <table:table-cell table:style-name="ce163"/>
          <table:table-cell table:style-name="ce164"/>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25196.755" table:style-name="ce13">
            <text:p>525,196.755</text:p>
          </table:table-cell>
          <table:table-cell office:value-type="float" office:value="15661.062000000002" table:style-name="ce13">
            <text:p>15,661.062</text:p>
          </table:table-cell>
          <table:table-cell office:value-type="float" office:value="38271.361000000004" table:style-name="ce13">
            <text:p>38,271.361</text:p>
          </table:table-cell>
          <table:table-cell table:style-name="ce1"/>
          <table:table-cell table:style-name="ce165"/>
          <table:table-cell table:style-name="ce164"/>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5"/>
          <table:table-cell table:style-name="ce165"/>
          <table:table-cell table:style-name="ce165"/>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5"/>
          <table:table-cell table:style-name="ce165"/>
          <table:table-cell table:style-name="ce165"/>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65"/>
          <table:table-cell table:style-name="ce165"/>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65"/>
          <table:table-cell table:style-name="ce165"/>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69.58100000000013" table:style-name="ce10">
            <text:p>769.581</text:p>
          </table:table-cell>
          <table:table-cell office:value-type="float" office:value="0" table:style-name="ce10">
            <text:p>0.000</text:p>
          </table:table-cell>
          <table:table-cell office:value-type="float" office:value="0.38300000000000001" table:style-name="ce10">
            <text:p>0.383</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5.587000000000003" table:style-name="ce10">
            <text:p>55.587</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75.547" table:style-name="ce10">
            <text:p>1,075.547</text:p>
          </table:table-cell>
          <table:table-cell office:value-type="float" office:value="0.30099999999999999" table:style-name="ce10">
            <text:p>0.301</text:p>
          </table:table-cell>
          <table:table-cell office:value-type="float" office:value="55.339999999999996" table:style-name="ce10">
            <text:p>55.340</text:p>
          </table:table-cell>
          <table:table-cell table:style-name="ce1"/>
          <table:table-cell table:style-name="ce163"/>
          <table:table-cell table:style-name="ce163"/>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3.269000000000002" table:style-name="ce10">
            <text:p>13.269</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465.9210000000003" table:style-name="ce10">
            <text:p>3,465.921</text:p>
          </table:table-cell>
          <table:table-cell office:value-type="float" office:value="0" table:style-name="ce10">
            <text:p>0.000</text:p>
          </table:table-cell>
          <table:table-cell office:value-type="float" office:value="110.92" table:style-name="ce10">
            <text:p>110.920</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34.74800000000005" table:style-name="ce10">
            <text:p>434.748</text:p>
          </table:table-cell>
          <table:table-cell office:value-type="float" office:value="152.952" table:style-name="ce10">
            <text:p>152.952</text:p>
          </table:table-cell>
          <table:table-cell office:value-type="float" office:value="230.68900000000002" table:style-name="ce10">
            <text:p>230.689</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6740000000000004" table:style-name="ce10">
            <text:p>2.674</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7.12700000000001" table:style-name="ce10">
            <text:p>137.127</text:p>
          </table:table-cell>
          <table:table-cell office:value-type="float" office:value="0" table:style-name="ce10">
            <text:p>0.000</text:p>
          </table:table-cell>
          <table:table-cell office:value-type="float" office:value="0.58099999999999996" table:style-name="ce10">
            <text:p>0.581</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5.68900000000001" table:style-name="ce10">
            <text:p>105.689</text:p>
          </table:table-cell>
          <table:table-cell office:value-type="float" office:value="0" table:style-name="ce10">
            <text:p>0.000</text:p>
          </table:table-cell>
          <table:table-cell office:value-type="float" office:value="7.1880000000000006" table:style-name="ce10">
            <text:p>7.188</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97.532000000000011" table:style-name="ce10">
            <text:p>97.53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67.463999999999999" table:style-name="ce10">
            <text:p>67.464</text:p>
          </table:table-cell>
          <table:table-cell office:value-type="float" office:value="0" table:style-name="ce10">
            <text:p>0.000</text:p>
          </table:table-cell>
          <table:table-cell office:value-type="float" office:value="10.768000000000001" table:style-name="ce10">
            <text:p>10.768</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56.0750000000003" table:style-name="ce10">
            <text:p>3,156.075</text:p>
          </table:table-cell>
          <table:table-cell office:value-type="float" office:value="1.327" table:style-name="ce10">
            <text:p>1.327</text:p>
          </table:table-cell>
          <table:table-cell office:value-type="float" office:value="239.607" table:style-name="ce10">
            <text:p>239.607</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0650000000000004" table:style-name="ce10">
            <text:p>4.065</text:p>
          </table:table-cell>
          <table:table-cell office:value-type="float" office:value="0" table:style-name="ce10">
            <text:p>0.000</text:p>
          </table:table-cell>
          <table:table-cell office:value-type="float" office:value="8.7000000000000008E-2" table:style-name="ce10">
            <text:p>0.087</text:p>
          </table:table-cell>
          <table:table-cell table:style-name="ce1"/>
          <table:table-cell table:style-name="ce163"/>
          <table:table-cell table:style-name="ce163"/>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3"/>
          <table:table-cell table:style-name="ce163"/>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9385.2790000000005" table:style-name="ce13">
            <text:p>9,385.279</text:p>
          </table:table-cell>
          <table:table-cell office:value-type="float" office:value="154.57999999999998" table:style-name="ce13">
            <text:p>154.580</text:p>
          </table:table-cell>
          <table:table-cell office:value-type="float" office:value="655.56299999999999" table:style-name="ce13">
            <text:p>655.563</text:p>
          </table:table-cell>
          <table:table-cell table:style-name="ce1"/>
          <table:table-cell table:style-name="ce163"/>
          <table:table-cell table:style-name="ce163"/>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9">
          <table:table-cell office:value-type="string" table:style-name="ce59">
            <text:p>Received for treatment</text:p>
          </table:table-cell>
          <table:table-cell table:style-name="ce59"/>
          <table:table-cell office:value-type="string" table:style-name="ce74">
            <text:p>is the amount of WEEE AATFs have received. This may include WEEE that AATFs have had delivered directly to ATFs for treatment.</text:p>
          </table:table-cell>
          <table:table-cell table:number-columns-repeated="4" table:style-name="ce75"/>
          <table:table-cell table:style-name="ce76"/>
          <table:table-cell table:style-name="ce60"/>
          <table:table-cell table:number-columns-repeated="16375"/>
        </table:table-row>
        <table:table-row table:style-name="ro10">
          <table:table-cell office:value-type="string" table:style-name="ce64">
            <text:p>For re-use<text:s/></text:p>
          </table:table-cell>
          <table:table-cell table:style-name="ce64"/>
          <table:table-cell office:value-type="string" table:style-name="ce77">
            <text:p>is the amount of WEEE that AATFs have reused themselves and sent onto others for reuse. This will have been included in the WEEE received for treatment.</text:p>
          </table:table-cell>
          <table:table-cell table:number-columns-repeated="4" table:style-name="ce78"/>
          <table:table-cell table:style-name="ce79"/>
          <table:table-cell table:style-name="ce60"/>
          <table:table-cell table:number-columns-repeated="16375"/>
        </table:table-row>
        <table:table-row table:style-name="ro11">
          <table:table-cell office:value-type="string" table:style-name="ce64">
            <text:p>Sent to AATF/ ATF</text:p>
          </table:table-cell>
          <table:table-cell table:style-name="ce64"/>
          <table:table-cell office:value-type="string" table:style-name="ce80">
            <text:p>is WEEE that an AATF has received, and then sent to a different AATF or ATF. This figure only includes WEEE that has been sent on as a whole appliance.</text:p>
          </table:table-cell>
          <table:table-cell table:number-columns-repeated="4" table:style-name="ce78"/>
          <table:table-cell table:style-name="ce79"/>
          <table:table-cell table:style-name="ce60"/>
          <table:table-cell table:number-columns-repeated="16375"/>
        </table:table-row>
        <table:table-row table:style-name="ro12">
          <table:table-cell office:value-type="string" table:style-name="ce61">
            <text:p>NOTES</text:p>
          </table:table-cell>
          <table:table-cell table:style-name="ce62"/>
          <table:table-cell table:style-name="ce63"/>
          <table:table-cell table:number-columns-repeated="6" table:style-name="ce60"/>
          <table:table-cell table:number-columns-repeated="16375"/>
        </table:table-row>
        <table:table-row table:style-name="ro15">
          <table:table-cell table:number-columns-spanned="8" table:number-rows-spanned="3" table:style-name="ce81"/>
          <table:covered-table-cell table:number-columns-repeated="7"/>
          <table:table-cell table:style-name="ce60"/>
          <table:table-cell table:number-columns-repeated="16375"/>
        </table:table-row>
        <table:table-row table:style-name="ro16" table:visibility="collapse">
          <table:covered-table-cell/>
          <table:covered-table-cell table:number-columns-repeated="7"/>
          <table:table-cell table:style-name="ce60"/>
          <table:table-cell table:number-columns-repeated="16375"/>
        </table:table-row>
        <table:table-row table:style-name="ro14" table:visibility="collapse">
          <table:covered-table-cell/>
          <table:covered-table-cell table:number-columns-repeated="7"/>
          <table:table-cell table:style-name="ce60"/>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8. All rights reserved.<text:s text:c="2"/></text:p>
          </table:table-cell>
          <table:table-cell table:number-columns-repeated="16383" table:style-name="ce1"/>
        </table:table-row>
        <table:table-row table:number-rows-repeated="1048355" table:style-name="ro3">
          <table:table-cell table:number-columns-repeated="16384"/>
        </table:table-row>
      </table:table>
      <table:table table:name="2016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8" draw:style-name="a8"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7</text:p>
          </table:table-cell>
          <table:table-cell table:number-columns-repeated="16383" table:style-name="ce1"/>
        </table:table-row>
        <table:table-row table:style-name="ro2">
          <table:table-cell office:value-type="string" table:style-name="ce2">
            <text:p>Report run on: 23/03/2017</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4991.415000000001" table:style-name="ce10">
            <text:p>54,991.415</text:p>
          </table:table-cell>
          <table:table-cell office:value-type="float" office:value="1153.23" table:style-name="ce10">
            <text:p>1,153.230</text:p>
          </table:table-cell>
          <table:table-cell office:value-type="float" office:value="6614.902000000001" table:style-name="ce10">
            <text:p>6,614.90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24.0759999999991" table:style-name="ce10">
            <text:p>9,624.076</text:p>
          </table:table-cell>
          <table:table-cell office:value-type="float" office:value="193.05800000000002" table:style-name="ce10">
            <text:p>193.058</text:p>
          </table:table-cell>
          <table:table-cell office:value-type="float" office:value="1092.75" table:style-name="ce10">
            <text:p>1,092.75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229.875" table:style-name="ce10">
            <text:p>13,229.875</text:p>
          </table:table-cell>
          <table:table-cell office:value-type="float" office:value="1095.8069999999998" table:style-name="ce10">
            <text:p>1,095.807</text:p>
          </table:table-cell>
          <table:table-cell office:value-type="float" office:value="631.02100000000007" table:style-name="ce10">
            <text:p>631.021</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921.0779999999995" table:style-name="ce10">
            <text:p>9,921.078</text:p>
          </table:table-cell>
          <table:table-cell office:value-type="float" office:value="597.11400000000003" table:style-name="ce10">
            <text:p>597.114</text:p>
          </table:table-cell>
          <table:table-cell office:value-type="float" office:value="1064.232" table:style-name="ce10">
            <text:p>1,064.232</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58.7370000000001" table:style-name="ce10">
            <text:p>4,758.737</text:p>
          </table:table-cell>
          <table:table-cell office:value-type="float" office:value="18.847000000000001" table:style-name="ce10">
            <text:p>18.847</text:p>
          </table:table-cell>
          <table:table-cell office:value-type="float" office:value="300.55400000000003" table:style-name="ce10">
            <text:p>300.554</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23.90100000000007" table:style-name="ce10">
            <text:p>623.901</text:p>
          </table:table-cell>
          <table:table-cell office:value-type="float" office:value="8.8330000000000002" table:style-name="ce10">
            <text:p>8.833</text:p>
          </table:table-cell>
          <table:table-cell office:value-type="float" office:value="39.834000000000003" table:style-name="ce10">
            <text:p>39.83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049999999999999" table:style-name="ce10">
            <text:p>4.005</text:p>
          </table:table-cell>
          <table:table-cell office:value-type="float" office:value="0" table:style-name="ce10">
            <text:p>0.000</text:p>
          </table:table-cell>
          <table:table-cell office:value-type="float" office:value="4.0000000000000001E-3" table:style-name="ce10">
            <text:p>0.004</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734999999999999" table:style-name="ce10">
            <text:p>18.735</text:p>
          </table:table-cell>
          <table:table-cell office:value-type="float" office:value="0.02" table:style-name="ce10">
            <text:p>0.020</text:p>
          </table:table-cell>
          <table:table-cell office:value-type="float" office:value="0.92900000000000005" table:style-name="ce10">
            <text:p>0.92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73299999999999998" table:style-name="ce10">
            <text:p>0.73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038.499" table:style-name="ce10">
            <text:p>21,038.499</text:p>
          </table:table-cell>
          <table:table-cell office:value-type="float" office:value="2591.7380000000003" table:style-name="ce10">
            <text:p>2,591.738</text:p>
          </table:table-cell>
          <table:table-cell office:value-type="float" office:value="1401.712" table:style-name="ce10">
            <text:p>1,401.712</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034.139000000003" table:style-name="ce10">
            <text:p>32,034.139</text:p>
          </table:table-cell>
          <table:table-cell office:value-type="float" office:value="605.04600000000005" table:style-name="ce10">
            <text:p>605.046</text:p>
          </table:table-cell>
          <table:table-cell office:value-type="float" office:value="2936.643" table:style-name="ce10">
            <text:p>2,936.643</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652.2159999999999" table:style-name="ce10">
            <text:p>1,652.216</text:p>
          </table:table-cell>
          <table:table-cell office:value-type="float" office:value="0" table:style-name="ce10">
            <text:p>0.000</text:p>
          </table:table-cell>
          <table:table-cell office:value-type="float" office:value="12.750999999999999" table:style-name="ce10">
            <text:p>12.751</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3.873000000000001" table:style-name="ce73">
            <text:p>23.873</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47921.28199999998" table:style-name="ce13">
            <text:p>147,921.282</text:p>
          </table:table-cell>
          <table:table-cell office:value-type="float" office:value="6263.6930000000011" table:style-name="ce13">
            <text:p>6,263.693</text:p>
          </table:table-cell>
          <table:table-cell office:value-type="float" office:value="14095.332000000002" table:style-name="ce13">
            <text:p>14,095.332</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8.61500000000001" table:style-name="ce10">
            <text:p>308.615</text:p>
          </table:table-cell>
          <table:table-cell office:value-type="float" office:value="0" table:style-name="ce10">
            <text:p>0.000</text:p>
          </table:table-cell>
          <table:table-cell office:value-type="float" office:value="7.6180000000000003" table:style-name="ce10">
            <text:p>7.618</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7.37" table:style-name="ce10">
            <text:p>47.37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97.851" table:style-name="ce10">
            <text:p>497.851</text:p>
          </table:table-cell>
          <table:table-cell office:value-type="float" office:value="0.374" table:style-name="ce10">
            <text:p>0.374</text:p>
          </table:table-cell>
          <table:table-cell office:value-type="float" office:value="7.49" table:style-name="ce10">
            <text:p>7.4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608000000000001" table:style-name="ce10">
            <text:p>18.608</text:p>
          </table:table-cell>
          <table:table-cell office:value-type="float" office:value="7.9620000000000006" table:style-name="ce10">
            <text:p>7.962</text:p>
          </table:table-cell>
          <table:table-cell office:value-type="float" office:value="0.2" table:style-name="ce10">
            <text:p>0.2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54.12300000000005" table:style-name="ce10">
            <text:p>554.123</text:p>
          </table:table-cell>
          <table:table-cell office:value-type="float" office:value="0" table:style-name="ce10">
            <text:p>0.000</text:p>
          </table:table-cell>
          <table:table-cell office:value-type="float" office:value="31.08" table:style-name="ce10">
            <text:p>31.08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7.102000000000004" table:style-name="ce10">
            <text:p>97.102</text:p>
          </table:table-cell>
          <table:table-cell office:value-type="float" office:value="57.716000000000001" table:style-name="ce10">
            <text:p>57.716</text:p>
          </table:table-cell>
          <table:table-cell office:value-type="float" office:value="31.378999999999998" table:style-name="ce10">
            <text:p>31.37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73" table:style-name="ce10">
            <text:p>2.17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153999999999996" table:style-name="ce10">
            <text:p>40.154</text:p>
          </table:table-cell>
          <table:table-cell office:value-type="float" office:value="0" table:style-name="ce10">
            <text:p>0.000</text:p>
          </table:table-cell>
          <table:table-cell office:value-type="float" office:value="1.5110000000000001" table:style-name="ce10">
            <text:p>1.511</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923000000000002" table:style-name="ce10">
            <text:p>23.923</text:p>
          </table:table-cell>
          <table:table-cell office:value-type="float" office:value="2.2000000000000002E-2" table:style-name="ce10">
            <text:p>0.022</text:p>
          </table:table-cell>
          <table:table-cell office:value-type="float" office:value="3.3010000000000002" table:style-name="ce10">
            <text:p>3.301</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341999999999999" table:style-name="ce10">
            <text:p>22.34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6.953000000000003" table:style-name="ce10">
            <text:p>46.953</text:p>
          </table:table-cell>
          <table:table-cell office:value-type="float" office:value="1.6E-2" table:style-name="ce10">
            <text:p>0.016</text:p>
          </table:table-cell>
          <table:table-cell office:value-type="float" office:value="2.0289999999999999" table:style-name="ce10">
            <text:p>2.02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39.428" table:style-name="ce10">
            <text:p>539.428</text:p>
          </table:table-cell>
          <table:table-cell office:value-type="float" office:value="5.6" table:style-name="ce10">
            <text:p>5.600</text:p>
          </table:table-cell>
          <table:table-cell office:value-type="float" office:value="45.189" table:style-name="ce10">
            <text:p>45.18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2360000000000002" table:style-name="ce10">
            <text:p>3.23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201.8780000000002" table:style-name="ce13">
            <text:p>2,201.878</text:p>
          </table:table-cell>
          <table:table-cell office:value-type="float" office:value="71.690000000000012" table:style-name="ce13">
            <text:p>71.690</text:p>
          </table:table-cell>
          <table:table-cell office:value-type="float" office:value="129.797" table:style-name="ce13">
            <text:p>129.797</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7</text:p>
          </table:table-cell>
          <table:table-cell table:style-name="ce4"/>
          <table:table-cell table:number-columns-repeated="16382" table:style-name="ce1"/>
        </table:table-row>
        <table:table-row table:style-name="ro2">
          <table:table-cell office:value-type="string" table:style-name="ce2">
            <text:p>Report run on: 23/03/2017</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4074.198999999993" table:style-name="ce10">
            <text:p>54,074.199</text:p>
          </table:table-cell>
          <table:table-cell office:value-type="float" office:value="1038.758" table:style-name="ce10">
            <text:p>1,038.758</text:p>
          </table:table-cell>
          <table:table-cell office:value-type="float" office:value="6347.4740000000002" table:style-name="ce10">
            <text:p>6,347.47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505.898999999999" table:style-name="ce10">
            <text:p>10,505.899</text:p>
          </table:table-cell>
          <table:table-cell office:value-type="float" office:value="101.63300000000001" table:style-name="ce10">
            <text:p>101.633</text:p>
          </table:table-cell>
          <table:table-cell office:value-type="float" office:value="1600.6660000000002" table:style-name="ce10">
            <text:p>1,600.666</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4459.832" table:style-name="ce10">
            <text:p>14,459.832</text:p>
          </table:table-cell>
          <table:table-cell office:value-type="float" office:value="1151.0820000000001" table:style-name="ce10">
            <text:p>1,151.082</text:p>
          </table:table-cell>
          <table:table-cell office:value-type="float" office:value="1280.4050000000002" table:style-name="ce10">
            <text:p>1,280.40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524.585000000001" table:style-name="ce10">
            <text:p>11,524.585</text:p>
          </table:table-cell>
          <table:table-cell office:value-type="float" office:value="670.93700000000001" table:style-name="ce10">
            <text:p>670.937</text:p>
          </table:table-cell>
          <table:table-cell office:value-type="float" office:value="1997.4470000000001" table:style-name="ce10">
            <text:p>1,997.44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000000000000001E-2" table:style-name="ce10">
            <text:p>0.03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436.4229999999998" table:style-name="ce10">
            <text:p>5,436.423</text:p>
          </table:table-cell>
          <table:table-cell office:value-type="float" office:value="4.952" table:style-name="ce10">
            <text:p>4.952</text:p>
          </table:table-cell>
          <table:table-cell office:value-type="float" office:value="660.36" table:style-name="ce10">
            <text:p>660.36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30.96900000000005" table:style-name="ce10">
            <text:p>730.969</text:p>
          </table:table-cell>
          <table:table-cell office:value-type="float" office:value="15.863000000000001" table:style-name="ce10">
            <text:p>15.863</text:p>
          </table:table-cell>
          <table:table-cell office:value-type="float" office:value="82.179000000000002" table:style-name="ce10">
            <text:p>82.17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7920000000000007" table:style-name="ce10">
            <text:p>5.79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58000000000001" table:style-name="ce10">
            <text:p>14.758</text:p>
          </table:table-cell>
          <table:table-cell office:value-type="float" office:value="0" table:style-name="ce10">
            <text:p>0.000</text:p>
          </table:table-cell>
          <table:table-cell office:value-type="float" office:value="1.089" table:style-name="ce10">
            <text:p>1.08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56700000000000006" table:style-name="ce10">
            <text:p>0.56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886.445000000003" table:style-name="ce10">
            <text:p>18,886.445</text:p>
          </table:table-cell>
          <table:table-cell office:value-type="float" office:value="1761.1980000000001" table:style-name="ce10">
            <text:p>1,761.198</text:p>
          </table:table-cell>
          <table:table-cell office:value-type="float" office:value="1248.0040000000001" table:style-name="ce10">
            <text:p>1,248.004</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096.574000000001" table:style-name="ce10">
            <text:p>34,096.574</text:p>
          </table:table-cell>
          <table:table-cell office:value-type="float" office:value="674.94800000000009" table:style-name="ce10">
            <text:p>674.948</text:p>
          </table:table-cell>
          <table:table-cell office:value-type="float" office:value="2607.9540000000002" table:style-name="ce10">
            <text:p>2,607.95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55.325" table:style-name="ce10">
            <text:p>1,555.325</text:p>
          </table:table-cell>
          <table:table-cell office:value-type="float" office:value="0" table:style-name="ce10">
            <text:p>0.000</text:p>
          </table:table-cell>
          <table:table-cell office:value-type="float" office:value="11.768000000000001" table:style-name="ce10">
            <text:p>11.76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3.226999999999997" table:style-name="ce73">
            <text:p>33.227</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51324.62700000004" table:style-name="ce13">
            <text:p>151,324.627</text:p>
          </table:table-cell>
          <table:table-cell office:value-type="float" office:value="5419.3710000000001" table:style-name="ce13">
            <text:p>5,419.371</text:p>
          </table:table-cell>
          <table:table-cell office:value-type="float" office:value="15837.346000000001" table:style-name="ce13">
            <text:p>15,837.346</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83.53899999999999" table:style-name="ce10">
            <text:p>283.539</text:p>
          </table:table-cell>
          <table:table-cell office:value-type="float" office:value="0" table:style-name="ce10">
            <text:p>0.000</text:p>
          </table:table-cell>
          <table:table-cell office:value-type="float" office:value="6.63" table:style-name="ce10">
            <text:p>6.63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368000000000002" table:style-name="ce10">
            <text:p>31.36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44.64300000000003" table:style-name="ce10">
            <text:p>744.643</text:p>
          </table:table-cell>
          <table:table-cell office:value-type="float" office:value="200.089" table:style-name="ce10">
            <text:p>200.089</text:p>
          </table:table-cell>
          <table:table-cell office:value-type="float" office:value="18.389000000000003" table:style-name="ce10">
            <text:p>18.389</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195" table:style-name="ce10">
            <text:p>11.195</text:p>
          </table:table-cell>
          <table:table-cell office:value-type="float" office:value="6.8180000000000005" table:style-name="ce10">
            <text:p>6.818</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78.52600000000007" table:style-name="ce10">
            <text:p>778.526</text:p>
          </table:table-cell>
          <table:table-cell office:value-type="float" office:value="0" table:style-name="ce10">
            <text:p>0.000</text:p>
          </table:table-cell>
          <table:table-cell office:value-type="float" office:value="62.6" table:style-name="ce10">
            <text:p>62.60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20699999999999" table:style-name="ce10">
            <text:p>103.207</text:p>
          </table:table-cell>
          <table:table-cell office:value-type="float" office:value="55.118000000000002" table:style-name="ce10">
            <text:p>55.118</text:p>
          </table:table-cell>
          <table:table-cell office:value-type="float" office:value="40.96" table:style-name="ce10">
            <text:p>40.960</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319000000000003" table:style-name="ce10">
            <text:p>40.319</text:p>
          </table:table-cell>
          <table:table-cell office:value-type="float" office:value="0" table:style-name="ce10">
            <text:p>0.000</text:p>
          </table:table-cell>
          <table:table-cell office:value-type="float" office:value="0.6" table:style-name="ce10">
            <text:p>0.600</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9.399000000000001" table:style-name="ce10">
            <text:p>39.399</text:p>
          </table:table-cell>
          <table:table-cell office:value-type="float" office:value="0.06" table:style-name="ce10">
            <text:p>0.060</text:p>
          </table:table-cell>
          <table:table-cell office:value-type="float" office:value="3.5000000000000003E-2" table:style-name="ce10">
            <text:p>0.035</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0.434000000000005" table:style-name="ce10">
            <text:p>60.434</text:p>
          </table:table-cell>
          <table:table-cell office:value-type="float" office:value="0" table:style-name="ce10">
            <text:p>0.000</text:p>
          </table:table-cell>
          <table:table-cell office:value-type="float" office:value="0.22900000000000001" table:style-name="ce10">
            <text:p>0.229</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7.173999999999999" table:style-name="ce10">
            <text:p>17.174</text:p>
          </table:table-cell>
          <table:table-cell office:value-type="float" office:value="0" table:style-name="ce10">
            <text:p>0.000</text:p>
          </table:table-cell>
          <table:table-cell office:value-type="float" office:value="2.6710000000000003" table:style-name="ce10">
            <text:p>2.671</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49.73700000000008" table:style-name="ce10">
            <text:p>549.737</text:p>
          </table:table-cell>
          <table:table-cell office:value-type="float" office:value="12.62" table:style-name="ce10">
            <text:p>12.620</text:p>
          </table:table-cell>
          <table:table-cell office:value-type="float" office:value="58.215000000000003" table:style-name="ce10">
            <text:p>58.21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73199999999999998" table:style-name="ce10">
            <text:p>0.732</text:p>
          </table:table-cell>
          <table:table-cell office:value-type="float" office:value="0" table:style-name="ce10">
            <text:p>0.000</text:p>
          </table:table-cell>
          <table:table-cell office:value-type="float" office:value="3.0000000000000001E-3" table:style-name="ce10">
            <text:p>0.003</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660.2730000000001" table:style-name="ce13">
            <text:p>2,660.273</text:p>
          </table:table-cell>
          <table:table-cell office:value-type="float" office:value="274.70500000000004" table:style-name="ce13">
            <text:p>274.705</text:p>
          </table:table-cell>
          <table:table-cell office:value-type="float" office:value="190.33199999999999" table:style-name="ce13">
            <text:p>190.332</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7</text:p>
          </table:table-cell>
          <table:table-cell table:style-name="ce4"/>
          <table:table-cell table:number-columns-repeated="16382" table:style-name="ce1"/>
        </table:table-row>
        <table:table-row table:style-name="ro2">
          <table:table-cell office:value-type="string" table:style-name="ce2">
            <text:p>Report run on: 23/03/2017</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754.182000000008" table:style-name="ce10">
            <text:p>51,754.182</text:p>
          </table:table-cell>
          <table:table-cell office:value-type="float" office:value="1020.942" table:style-name="ce10">
            <text:p>1,020.942</text:p>
          </table:table-cell>
          <table:table-cell office:value-type="float" office:value="6430.0170000000007" table:style-name="ce10">
            <text:p>6,430.01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837.1739999999991" table:style-name="ce10">
            <text:p>9,837.174</text:p>
          </table:table-cell>
          <table:table-cell office:value-type="float" office:value="39.703000000000003" table:style-name="ce10">
            <text:p>39.703</text:p>
          </table:table-cell>
          <table:table-cell office:value-type="float" office:value="1165.921" table:style-name="ce10">
            <text:p>1,165.921</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893.144" table:style-name="ce10">
            <text:p>12,893.144</text:p>
          </table:table-cell>
          <table:table-cell office:value-type="float" office:value="1019.793" table:style-name="ce10">
            <text:p>1,019.793</text:p>
          </table:table-cell>
          <table:table-cell office:value-type="float" office:value="1009.8300000000002" table:style-name="ce10">
            <text:p>1,009.830</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27.565000000001" table:style-name="ce10">
            <text:p>10,427.565</text:p>
          </table:table-cell>
          <table:table-cell office:value-type="float" office:value="473.78700000000003" table:style-name="ce10">
            <text:p>473.787</text:p>
          </table:table-cell>
          <table:table-cell office:value-type="float" office:value="1551.7539999999999" table:style-name="ce10">
            <text:p>1,551.754</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097.8180000000002" table:style-name="ce10">
            <text:p>5,097.818</text:p>
          </table:table-cell>
          <table:table-cell office:value-type="float" office:value="19.830000000000002" table:style-name="ce10">
            <text:p>19.830</text:p>
          </table:table-cell>
          <table:table-cell office:value-type="float" office:value="529.33000000000004" table:style-name="ce10">
            <text:p>529.330</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69.26700000000005" table:style-name="ce10">
            <text:p>669.267</text:p>
          </table:table-cell>
          <table:table-cell office:value-type="float" office:value="10.687000000000001" table:style-name="ce10">
            <text:p>10.687</text:p>
          </table:table-cell>
          <table:table-cell office:value-type="float" office:value="66.545999999999992" table:style-name="ce10">
            <text:p>66.54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4540000000000002" table:style-name="ce10">
            <text:p>3.454</text:p>
          </table:table-cell>
          <table:table-cell office:value-type="float" office:value="0" table:style-name="ce10">
            <text:p>0.000</text:p>
          </table:table-cell>
          <table:table-cell office:value-type="float" office:value="1.3000000000000001E-2" table:style-name="ce10">
            <text:p>0.013</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720000000000006" table:style-name="ce10">
            <text:p>32.720</text:p>
          </table:table-cell>
          <table:table-cell office:value-type="float" office:value="1.365" table:style-name="ce10">
            <text:p>1.365</text:p>
          </table:table-cell>
          <table:table-cell office:value-type="float" office:value="0.9890000000000001" table:style-name="ce10">
            <text:p>0.989</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7867.940000000002" table:style-name="ce10">
            <text:p>17,867.940</text:p>
          </table:table-cell>
          <table:table-cell office:value-type="float" office:value="1468.8880000000001" table:style-name="ce10">
            <text:p>1,468.888</text:p>
          </table:table-cell>
          <table:table-cell office:value-type="float" office:value="1266.9680000000001" table:style-name="ce10">
            <text:p>1,266.968</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7248.44" table:style-name="ce10">
            <text:p>37,248.440</text:p>
          </table:table-cell>
          <table:table-cell office:value-type="float" office:value="781.57600000000002" table:style-name="ce10">
            <text:p>781.576</text:p>
          </table:table-cell>
          <table:table-cell office:value-type="float" office:value="2652.6490000000003" table:style-name="ce10">
            <text:p>2,652.649</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7.23" table:style-name="ce10">
            <text:p>1,307.230</text:p>
          </table:table-cell>
          <table:table-cell office:value-type="float" office:value="0.40700000000000003" table:style-name="ce10">
            <text:p>0.407</text:p>
          </table:table-cell>
          <table:table-cell office:value-type="float" office:value="2.6980000000000004" table:style-name="ce10">
            <text:p>2.698</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7.766999999999999" table:style-name="ce73">
            <text:p>17.767</text:p>
          </table:table-cell>
          <table:table-cell office:value-type="float" office:value="0" table:style-name="ce73">
            <text:p>0.000</text:p>
          </table:table-cell>
          <table:table-cell office:value-type="float" office:value="0" table:style-name="ce73">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47156.70100000003" table:style-name="ce13">
            <text:p>147,156.701</text:p>
          </table:table-cell>
          <table:table-cell office:value-type="float" office:value="4836.9780000000001" table:style-name="ce13">
            <text:p>4,836.978</text:p>
          </table:table-cell>
          <table:table-cell office:value-type="float" office:value="14676.715000000004" table:style-name="ce13">
            <text:p>14,676.715</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07.09400000000005" table:style-name="ce10">
            <text:p>607.094</text:p>
          </table:table-cell>
          <table:table-cell office:value-type="float" office:value="0" table:style-name="ce10">
            <text:p>0.000</text:p>
          </table:table-cell>
          <table:table-cell office:value-type="float" office:value="16.130000000000003" table:style-name="ce10">
            <text:p>16.13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0.58100000000000007" table:style-name="ce10">
            <text:p>0.58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24.47" table:style-name="ce10">
            <text:p>424.470</text:p>
          </table:table-cell>
          <table:table-cell office:value-type="float" office:value="13.407" table:style-name="ce10">
            <text:p>13.407</text:p>
          </table:table-cell>
          <table:table-cell office:value-type="float" office:value="6.0960000000000001" table:style-name="ce10">
            <text:p>6.09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3150000000000013" table:style-name="ce10">
            <text:p>8.31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17.369" table:style-name="ce10">
            <text:p>1,017.369</text:p>
          </table:table-cell>
          <table:table-cell office:value-type="float" office:value="0" table:style-name="ce10">
            <text:p>0.000</text:p>
          </table:table-cell>
          <table:table-cell office:value-type="float" office:value="53.481000000000002" table:style-name="ce10">
            <text:p>53.48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0.534000000000006" table:style-name="ce10">
            <text:p>80.534</text:p>
          </table:table-cell>
          <table:table-cell office:value-type="float" office:value="43.997" table:style-name="ce10">
            <text:p>43.997</text:p>
          </table:table-cell>
          <table:table-cell office:value-type="float" office:value="31.971" table:style-name="ce10">
            <text:p>31.97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61" table:style-name="ce10">
            <text:p>0.61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3.667999999999999" table:style-name="ce10">
            <text:p>63.66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2.733000000000004" table:style-name="ce10">
            <text:p>42.733</text:p>
          </table:table-cell>
          <table:table-cell office:value-type="float" office:value="4.1000000000000002E-2" table:style-name="ce10">
            <text:p>0.041</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695000000000007" table:style-name="ce10">
            <text:p>67.69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293000000000003" table:style-name="ce10">
            <text:p>21.293</text:p>
          </table:table-cell>
          <table:table-cell office:value-type="float" office:value="1.3210000000000002" table:style-name="ce10">
            <text:p>1.321</text:p>
          </table:table-cell>
          <table:table-cell office:value-type="float" office:value="1.8270000000000002" table:style-name="ce10">
            <text:p>1.82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68.94100000000003" table:style-name="ce10">
            <text:p>768.941</text:p>
          </table:table-cell>
          <table:table-cell office:value-type="float" office:value="6.5" table:style-name="ce10">
            <text:p>6.500</text:p>
          </table:table-cell>
          <table:table-cell office:value-type="float" office:value="64.28" table:style-name="ce10">
            <text:p>64.28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65200000000000002" table:style-name="ce10">
            <text:p>0.65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103.9550000000008" table:style-name="ce13">
            <text:p>3,103.955</text:p>
          </table:table-cell>
          <table:table-cell office:value-type="float" office:value="65.265999999999991" table:style-name="ce13">
            <text:p>65.266</text:p>
          </table:table-cell>
          <table:table-cell office:value-type="float" office:value="173.78500000000003" table:style-name="ce13">
            <text:p>173.785</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03/2017</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0945.856" table:style-name="ce10">
            <text:p>50,945.856</text:p>
          </table:table-cell>
          <table:table-cell office:value-type="float" office:value="1344.1030000000001" table:style-name="ce10">
            <text:p>1,344.103</text:p>
          </table:table-cell>
          <table:table-cell office:value-type="float" office:value="6179.2730000000001" table:style-name="ce10">
            <text:p>6,179.273</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50.2060000000001" table:style-name="ce10">
            <text:p>8,150.206</text:p>
          </table:table-cell>
          <table:table-cell office:value-type="float" office:value="56.272000000000006" table:style-name="ce10">
            <text:p>56.272</text:p>
          </table:table-cell>
          <table:table-cell office:value-type="float" office:value="1084.596" table:style-name="ce10">
            <text:p>1,084.596</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449.39" table:style-name="ce10">
            <text:p>12,449.390</text:p>
          </table:table-cell>
          <table:table-cell office:value-type="float" office:value="1161.6859999999999" table:style-name="ce10">
            <text:p>1,161.686</text:p>
          </table:table-cell>
          <table:table-cell office:value-type="float" office:value="8403.8050000000003" table:style-name="ce10">
            <text:p>8,403.805</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38.2220000000007" table:style-name="ce10">
            <text:p>8,138.222</text:p>
          </table:table-cell>
          <table:table-cell office:value-type="float" office:value="392.08800000000002" table:style-name="ce10">
            <text:p>392.088</text:p>
          </table:table-cell>
          <table:table-cell office:value-type="float" office:value="1630.8810000000001" table:style-name="ce10">
            <text:p>1,630.881</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61.8539999999998" table:style-name="ce10">
            <text:p>4,061.854</text:p>
          </table:table-cell>
          <table:table-cell office:value-type="float" office:value="26.33" table:style-name="ce10">
            <text:p>26.330</text:p>
          </table:table-cell>
          <table:table-cell office:value-type="float" office:value="488.33300000000003" table:style-name="ce10">
            <text:p>488.333</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9.58900000000006" table:style-name="ce10">
            <text:p>539.589</text:p>
          </table:table-cell>
          <table:table-cell office:value-type="float" office:value="6.1910000000000007" table:style-name="ce10">
            <text:p>6.191</text:p>
          </table:table-cell>
          <table:table-cell office:value-type="float" office:value="59.59" table:style-name="ce10">
            <text:p>59.590</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7150000000000007" table:style-name="ce10">
            <text:p>6.715</text:p>
          </table:table-cell>
          <table:table-cell office:value-type="float" office:value="0" table:style-name="ce10">
            <text:p>0.000</text:p>
          </table:table-cell>
          <table:table-cell office:value-type="float" office:value="0.14200000000000002" table:style-name="ce10">
            <text:p>0.142</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9.525999999999996" table:style-name="ce10">
            <text:p>99.526</text:p>
          </table:table-cell>
          <table:table-cell office:value-type="float" office:value="8.0000000000000002E-3" table:style-name="ce10">
            <text:p>0.008</text:p>
          </table:table-cell>
          <table:table-cell office:value-type="float" office:value="1.7809999999999999" table:style-name="ce10">
            <text:p>1.781</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1000000000000001E-2" table:style-name="ce10">
            <text:p>0.011</text:p>
          </table:table-cell>
          <table:table-cell office:value-type="float" office:value="3.0000000000000001E-3" table:style-name="ce10">
            <text:p>0.003</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6780.506000000001" table:style-name="ce10">
            <text:p>16,780.506</text:p>
          </table:table-cell>
          <table:table-cell office:value-type="float" office:value="1543.4920000000002" table:style-name="ce10">
            <text:p>1,543.492</text:p>
          </table:table-cell>
          <table:table-cell office:value-type="float" office:value="1408.4749999999999" table:style-name="ce10">
            <text:p>1,408.47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717.877000000004" table:style-name="ce10">
            <text:p>32,717.877</text:p>
          </table:table-cell>
          <table:table-cell office:value-type="float" office:value="770.91500000000008" table:style-name="ce10">
            <text:p>770.915</text:p>
          </table:table-cell>
          <table:table-cell office:value-type="float" office:value="1941.3140000000001" table:style-name="ce10">
            <text:p>1,941.31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91.5250000000001" table:style-name="ce10">
            <text:p>1,291.525</text:p>
          </table:table-cell>
          <table:table-cell office:value-type="float" office:value="0" table:style-name="ce10">
            <text:p>0.000</text:p>
          </table:table-cell>
          <table:table-cell office:value-type="float" office:value="4.5860000000000003" table:style-name="ce10">
            <text:p>4.586</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2690000000000001" table:style-name="ce73">
            <text:p>8.269</text:p>
          </table:table-cell>
          <table:table-cell office:value-type="float" office:value="0" table:style-name="ce73">
            <text:p>0.000</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5189.546" table:style-name="ce13">
            <text:p>135,189.546</text:p>
          </table:table-cell>
          <table:table-cell office:value-type="float" office:value="5301.0879999999997" table:style-name="ce13">
            <text:p>5,301.088</text:p>
          </table:table-cell>
          <table:table-cell office:value-type="float" office:value="21202.775999999994" table:style-name="ce13">
            <text:p>21,202.776</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3.44200000000001" table:style-name="ce10">
            <text:p>453.442</text:p>
          </table:table-cell>
          <table:table-cell office:value-type="float" office:value="0.2" table:style-name="ce10">
            <text:p>0.2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1610000000000005" table:style-name="ce10">
            <text:p>7.16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2.351" table:style-name="ce10">
            <text:p>332.351</text:p>
          </table:table-cell>
          <table:table-cell office:value-type="float" office:value="1.998" table:style-name="ce10">
            <text:p>1.998</text:p>
          </table:table-cell>
          <table:table-cell office:value-type="float" office:value="3668.15" table:style-name="ce10">
            <text:p>3,668.150</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0810000000000004" table:style-name="ce10">
            <text:p>7.081</text:p>
          </table:table-cell>
          <table:table-cell office:value-type="float" office:value="0.41500000000000004" table:style-name="ce10">
            <text:p>0.415</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90.61400000000003" table:style-name="ce10">
            <text:p>890.614</text:p>
          </table:table-cell>
          <table:table-cell office:value-type="float" office:value="0" table:style-name="ce10">
            <text:p>0.000</text:p>
          </table:table-cell>
          <table:table-cell office:value-type="float" office:value="52.24" table:style-name="ce10">
            <text:p>52.24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4.381" table:style-name="ce10">
            <text:p>94.381</text:p>
          </table:table-cell>
          <table:table-cell office:value-type="float" office:value="56.177" table:style-name="ce10">
            <text:p>56.177</text:p>
          </table:table-cell>
          <table:table-cell office:value-type="float" office:value="31.092000000000002" table:style-name="ce10">
            <text:p>31.092</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9000000000000005E-2" table:style-name="ce10">
            <text:p>0.09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8.575000000000003" table:style-name="ce10">
            <text:p>28.575</text:p>
          </table:table-cell>
          <table:table-cell office:value-type="float" office:value="1.139" table:style-name="ce10">
            <text:p>1.139</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583000000000002" table:style-name="ce10">
            <text:p>22.58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0000000000006" table:style-name="ce10">
            <text:p>34.65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893000000000001" table:style-name="ce10">
            <text:p>10.893</text:p>
          </table:table-cell>
          <table:table-cell office:value-type="float" office:value="0" table:style-name="ce10">
            <text:p>0.000</text:p>
          </table:table-cell>
          <table:table-cell office:value-type="float" office:value="2.6310000000000002" table:style-name="ce10">
            <text:p>2.631</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87.63100000000009" table:style-name="ce10">
            <text:p>987.631</text:p>
          </table:table-cell>
          <table:table-cell office:value-type="float" office:value="9.8000000000000007" table:style-name="ce10">
            <text:p>9.800</text:p>
          </table:table-cell>
          <table:table-cell office:value-type="float" office:value="41.308999999999997" table:style-name="ce10">
            <text:p>41.30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32400000000000001" table:style-name="ce10">
            <text:p>0.3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869.7850000000003" table:style-name="ce13">
            <text:p>2,869.785</text:p>
          </table:table-cell>
          <table:table-cell office:value-type="float" office:value="69.728999999999999" table:style-name="ce13">
            <text:p>69.729</text:p>
          </table:table-cell>
          <table:table-cell office:value-type="float" office:value="3795.422" table:style-name="ce13">
            <text:p>3,795.422</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03/2017</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11765.652" table:style-name="ce10">
            <text:p>211,765.652</text:p>
          </table:table-cell>
          <table:table-cell office:value-type="float" office:value="4557.0330000000004" table:style-name="ce10">
            <text:p>4,557.033</text:p>
          </table:table-cell>
          <table:table-cell office:value-type="float" office:value="25571.666000000001" table:style-name="ce10">
            <text:p>25,571.666</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8117.354999999996" table:style-name="ce10">
            <text:p>38,117.355</text:p>
          </table:table-cell>
          <table:table-cell office:value-type="float" office:value="390.666" table:style-name="ce10">
            <text:p>390.666</text:p>
          </table:table-cell>
          <table:table-cell office:value-type="float" office:value="4943.9330000000009" table:style-name="ce10">
            <text:p>4,943.933</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3032.241000000002" table:style-name="ce10">
            <text:p>53,032.241</text:p>
          </table:table-cell>
          <table:table-cell office:value-type="float" office:value="4428.3680000000004" table:style-name="ce10">
            <text:p>4,428.368</text:p>
          </table:table-cell>
          <table:table-cell office:value-type="float" office:value="11325.061000000002" table:style-name="ce10">
            <text:p>11,325.061</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0011.450000000004" table:style-name="ce10">
            <text:p>40,011.450</text:p>
          </table:table-cell>
          <table:table-cell office:value-type="float" office:value="2133.9259999999999" table:style-name="ce10">
            <text:p>2,133.926</text:p>
          </table:table-cell>
          <table:table-cell office:value-type="float" office:value="6244.3140000000003" table:style-name="ce10">
            <text:p>6,244.314</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000000000000001E-2" table:style-name="ce10">
            <text:p>0.03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9354.831999999999" table:style-name="ce10">
            <text:p>19,354.832</text:p>
          </table:table-cell>
          <table:table-cell office:value-type="float" office:value="69.959000000000003" table:style-name="ce10">
            <text:p>69.959</text:p>
          </table:table-cell>
          <table:table-cell office:value-type="float" office:value="1978.5770000000002" table:style-name="ce10">
            <text:p>1,978.577</text:p>
          </table:table-cell>
          <table:table-cell table:style-name="ce1"/>
          <table:table-cell table:style-name="ce166"/>
          <table:table-cell table:style-name="ce167"/>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563.7260000000001" table:style-name="ce10">
            <text:p>2,563.726</text:p>
          </table:table-cell>
          <table:table-cell office:value-type="float" office:value="41.574000000000005" table:style-name="ce10">
            <text:p>41.574</text:p>
          </table:table-cell>
          <table:table-cell office:value-type="float" office:value="248.149" table:style-name="ce10">
            <text:p>248.149</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966000000000001" table:style-name="ce10">
            <text:p>19.966</text:p>
          </table:table-cell>
          <table:table-cell office:value-type="float" office:value="0" table:style-name="ce10">
            <text:p>0.000</text:p>
          </table:table-cell>
          <table:table-cell office:value-type="float" office:value="0.15900000000000003" table:style-name="ce10">
            <text:p>0.159</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5.739" table:style-name="ce10">
            <text:p>165.739</text:p>
          </table:table-cell>
          <table:table-cell office:value-type="float" office:value="1.393" table:style-name="ce10">
            <text:p>1.393</text:p>
          </table:table-cell>
          <table:table-cell office:value-type="float" office:value="4.7879999999999994" table:style-name="ce10">
            <text:p>4.788</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109999999999999" table:style-name="ce10">
            <text:p>1.311</text:p>
          </table:table-cell>
          <table:table-cell office:value-type="float" office:value="3.0000000000000001E-3" table:style-name="ce10">
            <text:p>0.003</text:p>
          </table:table-cell>
          <table:table-cell office:value-type="float" office:value="0" table:style-name="ce10">
            <text:p>0.000</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4573.390000000014" table:style-name="ce10">
            <text:p>74,573.390</text:p>
          </table:table-cell>
          <table:table-cell office:value-type="float" office:value="7365.3160000000007" table:style-name="ce10">
            <text:p>7,365.316</text:p>
          </table:table-cell>
          <table:table-cell office:value-type="float" office:value="5325.1589999999997" table:style-name="ce10">
            <text:p>5,325.159</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6097.03" table:style-name="ce10">
            <text:p>136,097.030</text:p>
          </table:table-cell>
          <table:table-cell office:value-type="float" office:value="2832.4850000000001" table:style-name="ce10">
            <text:p>2,832.485</text:p>
          </table:table-cell>
          <table:table-cell office:value-type="float" office:value="10138.56" table:style-name="ce10">
            <text:p>10,138.560</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806.2960000000003" table:style-name="ce10">
            <text:p>5,806.296</text:p>
          </table:table-cell>
          <table:table-cell office:value-type="float" office:value="0.40700000000000003" table:style-name="ce10">
            <text:p>0.407</text:p>
          </table:table-cell>
          <table:table-cell office:value-type="float" office:value="31.802999999999997" table:style-name="ce10">
            <text:p>31.803</text:p>
          </table:table-cell>
          <table:table-cell table:style-name="ce1"/>
          <table:table-cell table:style-name="ce166"/>
          <table:table-cell table:style-name="ce167"/>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3.135999999999996" table:style-name="ce10">
            <text:p>83.136</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6"/>
          <table:table-cell table:style-name="ce167"/>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81592.15599999996" table:style-name="ce13">
            <text:p>581,592.156</text:p>
          </table:table-cell>
          <table:table-cell office:value-type="float" office:value="21821.13" table:style-name="ce13">
            <text:p>21,821.130</text:p>
          </table:table-cell>
          <table:table-cell office:value-type="float" office:value="65812.169000000009" table:style-name="ce13">
            <text:p>65,812.169</text:p>
          </table:table-cell>
          <table:table-cell table:style-name="ce1"/>
          <table:table-cell table:style-name="ce168"/>
          <table:table-cell table:style-name="ce167"/>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8"/>
          <table:table-cell table:style-name="ce168"/>
          <table:table-cell table:style-name="ce168"/>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8"/>
          <table:table-cell table:style-name="ce168"/>
          <table:table-cell table:style-name="ce168"/>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68"/>
          <table:table-cell table:style-name="ce168"/>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68"/>
          <table:table-cell table:style-name="ce168"/>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52.69" table:style-name="ce10">
            <text:p>1,652.690</text:p>
          </table:table-cell>
          <table:table-cell office:value-type="float" office:value="0.2" table:style-name="ce10">
            <text:p>0.200</text:p>
          </table:table-cell>
          <table:table-cell office:value-type="float" office:value="30.378000000000004" table:style-name="ce10">
            <text:p>30.378</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6.48" table:style-name="ce10">
            <text:p>86.48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999.3150000000001" table:style-name="ce10">
            <text:p>1,999.315</text:p>
          </table:table-cell>
          <table:table-cell office:value-type="float" office:value="215.86799999999999" table:style-name="ce10">
            <text:p>215.868</text:p>
          </table:table-cell>
          <table:table-cell office:value-type="float" office:value="3700.125" table:style-name="ce10">
            <text:p>3,700.125</text:p>
          </table:table-cell>
          <table:table-cell table:style-name="ce1"/>
          <table:table-cell table:style-name="ce166"/>
          <table:table-cell table:style-name="ce166"/>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5.199000000000005" table:style-name="ce10">
            <text:p>45.199</text:p>
          </table:table-cell>
          <table:table-cell office:value-type="float" office:value="15.195" table:style-name="ce10">
            <text:p>15.195</text:p>
          </table:table-cell>
          <table:table-cell office:value-type="float" office:value="0.2" table:style-name="ce10">
            <text:p>0.200</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40.6320000000001" table:style-name="ce10">
            <text:p>3,240.632</text:p>
          </table:table-cell>
          <table:table-cell office:value-type="float" office:value="0" table:style-name="ce10">
            <text:p>0.000</text:p>
          </table:table-cell>
          <table:table-cell office:value-type="float" office:value="199.40100000000001" table:style-name="ce10">
            <text:p>199.401</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75.22400000000005" table:style-name="ce10">
            <text:p>375.224</text:p>
          </table:table-cell>
          <table:table-cell office:value-type="float" office:value="213.00800000000001" table:style-name="ce10">
            <text:p>213.008</text:p>
          </table:table-cell>
          <table:table-cell office:value-type="float" office:value="135.40200000000002" table:style-name="ce10">
            <text:p>135.402</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8820000000000001" table:style-name="ce10">
            <text:p>2.88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72.71600000000001" table:style-name="ce10">
            <text:p>172.716</text:p>
          </table:table-cell>
          <table:table-cell office:value-type="float" office:value="1.139" table:style-name="ce10">
            <text:p>1.139</text:p>
          </table:table-cell>
          <table:table-cell office:value-type="float" office:value="2.1110000000000002" table:style-name="ce10">
            <text:p>2.111</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8.63800000000001" table:style-name="ce10">
            <text:p>128.638</text:p>
          </table:table-cell>
          <table:table-cell office:value-type="float" office:value="0.123" table:style-name="ce10">
            <text:p>0.123</text:p>
          </table:table-cell>
          <table:table-cell office:value-type="float" office:value="3.3360000000000003" table:style-name="ce10">
            <text:p>3.336</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5.12100000000001" table:style-name="ce10">
            <text:p>185.121</text:p>
          </table:table-cell>
          <table:table-cell office:value-type="float" office:value="0" table:style-name="ce10">
            <text:p>0.000</text:p>
          </table:table-cell>
          <table:table-cell office:value-type="float" office:value="0.22900000000000001" table:style-name="ce10">
            <text:p>0.229</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6.313000000000017" table:style-name="ce10">
            <text:p>96.313</text:p>
          </table:table-cell>
          <table:table-cell office:value-type="float" office:value="1.3370000000000002" table:style-name="ce10">
            <text:p>1.337</text:p>
          </table:table-cell>
          <table:table-cell office:value-type="float" office:value="9.1580000000000013" table:style-name="ce10">
            <text:p>9.158</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45.7370000000001" table:style-name="ce10">
            <text:p>2,845.737</text:p>
          </table:table-cell>
          <table:table-cell office:value-type="float" office:value="34.519999999999996" table:style-name="ce10">
            <text:p>34.520</text:p>
          </table:table-cell>
          <table:table-cell office:value-type="float" office:value="208.99299999999999" table:style-name="ce10">
            <text:p>208.993</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944" table:style-name="ce10">
            <text:p>4.944</text:p>
          </table:table-cell>
          <table:table-cell office:value-type="float" office:value="0" table:style-name="ce10">
            <text:p>0.000</text:p>
          </table:table-cell>
          <table:table-cell office:value-type="float" office:value="3.0000000000000001E-3" table:style-name="ce10">
            <text:p>0.003</text:p>
          </table:table-cell>
          <table:table-cell table:style-name="ce1"/>
          <table:table-cell table:style-name="ce166"/>
          <table:table-cell table:style-name="ce166"/>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66"/>
          <table:table-cell table:style-name="ce166"/>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0835.891000000001" table:style-name="ce13">
            <text:p>10,835.891</text:p>
          </table:table-cell>
          <table:table-cell office:value-type="float" office:value="481.39000000000004" table:style-name="ce13">
            <text:p>481.390</text:p>
          </table:table-cell>
          <table:table-cell office:value-type="float" office:value="4289.3360000000002" table:style-name="ce13">
            <text:p>4,289.336</text:p>
          </table:table-cell>
          <table:table-cell table:style-name="ce1"/>
          <table:table-cell table:style-name="ce166"/>
          <table:table-cell table:style-name="ce166"/>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9">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table-row>
        <table:table-row table:style-name="ro10">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table-row>
        <table:table-row table:style-name="ro11">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table-row>
        <table:table-row table:style-name="ro12">
          <table:table-cell office:value-type="string" table:style-name="ce61">
            <text:p>NOTES</text:p>
          </table:table-cell>
          <table:table-cell table:style-name="ce62"/>
          <table:table-cell table:style-name="ce63"/>
          <table:table-cell table:number-columns-repeated="6" table:style-name="ce60"/>
          <table:table-cell table:number-columns-repeated="16375"/>
        </table:table-row>
        <table:table-row table:style-name="ro13">
          <table:table-cell table:number-columns-spanned="8" table:number-rows-spanned="1" table:style-name="ce24"/>
          <table:covered-table-cell table:number-columns-repeated="7"/>
          <table:table-cell table:style-name="ce60"/>
          <table:table-cell table:number-columns-repeated="16375"/>
        </table:table-row>
        <table:table-row table:style-name="ro11">
          <table:table-cell table:number-columns-spanned="8" table:number-rows-spanned="1" table:style-name="ce24"/>
          <table:covered-table-cell table:number-columns-repeated="7"/>
          <table:table-cell table:style-name="ce60"/>
          <table:table-cell table:number-columns-repeated="16375"/>
        </table:table-row>
        <table:table-row table:style-name="ro14">
          <table:table-cell table:number-columns-spanned="8" table:number-rows-spanned="1" table:style-name="ce24"/>
          <table:covered-table-cell table:number-columns-repeated="7"/>
          <table:table-cell table:style-name="ce60"/>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7. All rights reserved.<text:s text:c="2"/></text:p>
          </table:table-cell>
          <table:table-cell table:number-columns-repeated="16383" table:style-name="ce1"/>
        </table:table-row>
        <table:table-row table:number-rows-repeated="1048355" table:style-name="ro3">
          <table:table-cell table:number-columns-repeated="16384"/>
        </table:table-row>
      </table:table>
      <table:table table:name="2015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9" draw:style-name="a9"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5</text:p>
          </table:table-cell>
          <table:table-cell table:number-columns-repeated="16383" table:style-name="ce1"/>
        </table:table-row>
        <table:table-row table:style-name="ro2">
          <table:table-cell office:value-type="string" table:style-name="ce2">
            <text:p>Report run on: 23/3/2016</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133.775000000001" table:style-name="ce10">
            <text:p>45,133.775</text:p>
          </table:table-cell>
          <table:table-cell office:value-type="float" office:value="886.47700000000009" table:style-name="ce10">
            <text:p>886.477</text:p>
          </table:table-cell>
          <table:table-cell office:value-type="float" office:value="6133.107" table:style-name="ce10">
            <text:p>6,133.10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640.1170000000002" table:style-name="ce10">
            <text:p>8,640.117</text:p>
          </table:table-cell>
          <table:table-cell office:value-type="float" office:value="35.624000000000002" table:style-name="ce10">
            <text:p>35.624</text:p>
          </table:table-cell>
          <table:table-cell office:value-type="float" office:value="482.78000000000009" table:style-name="ce10">
            <text:p>482.78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831.735000000001" table:style-name="ce10">
            <text:p>10,831.735</text:p>
          </table:table-cell>
          <table:table-cell office:value-type="float" office:value="1016.0839999999999" table:style-name="ce10">
            <text:p>1,016.084</text:p>
          </table:table-cell>
          <table:table-cell office:value-type="float" office:value="326.06399999999996" table:style-name="ce10">
            <text:p>326.06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067.594000000001" table:style-name="ce10">
            <text:p>9,067.594</text:p>
          </table:table-cell>
          <table:table-cell office:value-type="float" office:value="572.096" table:style-name="ce10">
            <text:p>572.096</text:p>
          </table:table-cell>
          <table:table-cell office:value-type="float" office:value="598.20900000000006" table:style-name="ce10">
            <text:p>598.20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63400000000000001" table:style-name="ce10">
            <text:p>0.634</text:p>
          </table:table-cell>
          <table:table-cell office:value-type="float" office:value="0.42499999999999999" table:style-name="ce10">
            <text:p>0.425</text:p>
          </table:table-cell>
          <table:table-cell office:value-type="float" office:value="0.20899999999999999" table:style-name="ce10">
            <text:p>0.209</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455.0100000000011" table:style-name="ce10">
            <text:p>4,455.010</text:p>
          </table:table-cell>
          <table:table-cell office:value-type="float" office:value="17.388000000000002" table:style-name="ce10">
            <text:p>17.388</text:p>
          </table:table-cell>
          <table:table-cell office:value-type="float" office:value="143.59800000000001" table:style-name="ce10">
            <text:p>143.598</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80.74700000000018" table:style-name="ce10">
            <text:p>580.747</text:p>
          </table:table-cell>
          <table:table-cell office:value-type="float" office:value="10.432" table:style-name="ce10">
            <text:p>10.432</text:p>
          </table:table-cell>
          <table:table-cell office:value-type="float" office:value="15.364000000000001" table:style-name="ce10">
            <text:p>15.36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810000000000006" table:style-name="ce10">
            <text:p>4.781</text:p>
          </table:table-cell>
          <table:table-cell office:value-type="float" office:value="0" table:style-name="ce10">
            <text:p>0.000</text:p>
          </table:table-cell>
          <table:table-cell office:value-type="float" office:value="5.2000000000000005E-2" table:style-name="ce10">
            <text:p>0.05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607000000000003" table:style-name="ce10">
            <text:p>16.607</text:p>
          </table:table-cell>
          <table:table-cell office:value-type="float" office:value="4.0000000000000001E-3" table:style-name="ce10">
            <text:p>0.004</text:p>
          </table:table-cell>
          <table:table-cell office:value-type="float" office:value="0.58900000000000008" table:style-name="ce10">
            <text:p>0.58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57100000000000006" table:style-name="ce10">
            <text:p>0.57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395.359" table:style-name="ce10">
            <text:p>21,395.359</text:p>
          </table:table-cell>
          <table:table-cell office:value-type="float" office:value="1377.135" table:style-name="ce10">
            <text:p>1,377.135</text:p>
          </table:table-cell>
          <table:table-cell office:value-type="float" office:value="2597.3870000000002" table:style-name="ce10">
            <text:p>2,597.38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933.353999999999" table:style-name="ce10">
            <text:p>28,933.354</text:p>
          </table:table-cell>
          <table:table-cell office:value-type="float" office:value="591.899" table:style-name="ce10">
            <text:p>591.899</text:p>
          </table:table-cell>
          <table:table-cell office:value-type="float" office:value="1745.7079999999999" table:style-name="ce10">
            <text:p>1,745.708</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46.2439999999999" table:style-name="ce10">
            <text:p>1,546.244</text:p>
          </table:table-cell>
          <table:table-cell office:value-type="float" office:value="0" table:style-name="ce10">
            <text:p>0.000</text:p>
          </table:table-cell>
          <table:table-cell office:value-type="float" office:value="21.925000000000001" table:style-name="ce10">
            <text:p>21.925</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4.9320000000000004" table:style-name="ce10">
            <text:p>4.93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0611.46000000002" table:style-name="ce13">
            <text:p>130,611.460</text:p>
          </table:table-cell>
          <table:table-cell office:value-type="float" office:value="4507.5640000000003" table:style-name="ce13">
            <text:p>4,507.564</text:p>
          </table:table-cell>
          <table:table-cell office:value-type="float" office:value="12064.991999999998" table:style-name="ce13">
            <text:p>12,064.992</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97.471" table:style-name="ce10">
            <text:p>197.471</text:p>
          </table:table-cell>
          <table:table-cell office:value-type="float" office:value="0" table:style-name="ce10">
            <text:p>0.000</text:p>
          </table:table-cell>
          <table:table-cell office:value-type="float" office:value="7.400000000000001E-2" table:style-name="ce10">
            <text:p>0.07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8.452000000000012" table:style-name="ce10">
            <text:p>68.45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90.05499999999995" table:style-name="ce10">
            <text:p>790.055</text:p>
          </table:table-cell>
          <table:table-cell office:value-type="float" office:value="7.8209999999999997" table:style-name="ce10">
            <text:p>7.821</text:p>
          </table:table-cell>
          <table:table-cell office:value-type="float" office:value="13.366" table:style-name="ce10">
            <text:p>13.366</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747" table:style-name="ce10">
            <text:p>11.747</text:p>
          </table:table-cell>
          <table:table-cell office:value-type="float" office:value="0" table:style-name="ce10">
            <text:p>0.000</text:p>
          </table:table-cell>
          <table:table-cell office:value-type="float" office:value="4.2000000000000003E-2" table:style-name="ce10">
            <text:p>0.042</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67.73500000000001" table:style-name="ce10">
            <text:p>567.73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8.272999999999996" table:style-name="ce10">
            <text:p>68.273</text:p>
          </table:table-cell>
          <table:table-cell office:value-type="float" office:value="26.315000000000001" table:style-name="ce10">
            <text:p>26.315</text:p>
          </table:table-cell>
          <table:table-cell office:value-type="float" office:value="23.966999999999999" table:style-name="ce10">
            <text:p>23.96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9550000000000001" table:style-name="ce10">
            <text:p>3.95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188000000000002" table:style-name="ce10">
            <text:p>35.18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8.434000000000001" table:style-name="ce10">
            <text:p>28.434</text:p>
          </table:table-cell>
          <table:table-cell office:value-type="float" office:value="0" table:style-name="ce10">
            <text:p>0.000</text:p>
          </table:table-cell>
          <table:table-cell office:value-type="float" office:value="0.88200000000000001" table:style-name="ce10">
            <text:p>0.882</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8.8760000000000012" table:style-name="ce10">
            <text:p>8.87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7.805000000000007" table:style-name="ce10">
            <text:p>97.805</text:p>
          </table:table-cell>
          <table:table-cell office:value-type="float" office:value="0.94900000000000007" table:style-name="ce10">
            <text:p>0.949</text:p>
          </table:table-cell>
          <table:table-cell office:value-type="float" office:value="1.18" table:style-name="ce10">
            <text:p>1.18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4.20400000000001" table:style-name="ce10">
            <text:p>334.204</text:p>
          </table:table-cell>
          <table:table-cell office:value-type="float" office:value="0" table:style-name="ce10">
            <text:p>0.000</text:p>
          </table:table-cell>
          <table:table-cell office:value-type="float" office:value="6.9600000000000009" table:style-name="ce10">
            <text:p>6.960</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79700000000000004" table:style-name="ce10">
            <text:p>0.797</text:p>
          </table:table-cell>
          <table:table-cell office:value-type="float" office:value="0" table:style-name="ce10">
            <text:p>0.000</text:p>
          </table:table-cell>
          <table:table-cell office:value-type="float" office:value="0.73" table:style-name="ce10">
            <text:p>0.73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212.9920000000002" table:style-name="ce13">
            <text:p>2,212.992</text:p>
          </table:table-cell>
          <table:table-cell office:value-type="float" office:value="35.085000000000001" table:style-name="ce13">
            <text:p>35.085</text:p>
          </table:table-cell>
          <table:table-cell office:value-type="float" office:value="47.200999999999993" table:style-name="ce13">
            <text:p>47.201</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5</text:p>
          </table:table-cell>
          <table:table-cell table:style-name="ce4"/>
          <table:table-cell table:number-columns-repeated="16382" table:style-name="ce1"/>
        </table:table-row>
        <table:table-row table:style-name="ro2">
          <table:table-cell office:value-type="string" table:style-name="ce2">
            <text:p>Report run on: 23/3/2016</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356.597999999998" table:style-name="ce10">
            <text:p>43,356.598</text:p>
          </table:table-cell>
          <table:table-cell office:value-type="float" office:value="1478.3040000000001" table:style-name="ce10">
            <text:p>1,478.304</text:p>
          </table:table-cell>
          <table:table-cell office:value-type="float" office:value="5108.2120000000004" table:style-name="ce10">
            <text:p>5,108.21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94.5779999999995" table:style-name="ce10">
            <text:p>9,694.578</text:p>
          </table:table-cell>
          <table:table-cell office:value-type="float" office:value="49.215000000000003" table:style-name="ce10">
            <text:p>49.215</text:p>
          </table:table-cell>
          <table:table-cell office:value-type="float" office:value="516.27700000000004" table:style-name="ce10">
            <text:p>516.277</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22.605" table:style-name="ce10">
            <text:p>11,922.605</text:p>
          </table:table-cell>
          <table:table-cell office:value-type="float" office:value="911.29700000000003" table:style-name="ce10">
            <text:p>911.297</text:p>
          </table:table-cell>
          <table:table-cell office:value-type="float" office:value="440.52699999999999" table:style-name="ce10">
            <text:p>440.527</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953.2690000000002" table:style-name="ce10">
            <text:p>9,953.269</text:p>
          </table:table-cell>
          <table:table-cell office:value-type="float" office:value="531.64700000000005" table:style-name="ce10">
            <text:p>531.647</text:p>
          </table:table-cell>
          <table:table-cell office:value-type="float" office:value="582.22400000000005" table:style-name="ce10">
            <text:p>582.224</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10200000000000001" table:style-name="ce10">
            <text:p>0.102</text:p>
          </table:table-cell>
          <table:table-cell office:value-type="float" office:value="9.1999999999999998E-2" table:style-name="ce10">
            <text:p>0.092</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928.4819999999991" table:style-name="ce10">
            <text:p>4,928.482</text:p>
          </table:table-cell>
          <table:table-cell office:value-type="float" office:value="14.743" table:style-name="ce10">
            <text:p>14.743</text:p>
          </table:table-cell>
          <table:table-cell office:value-type="float" office:value="171.99600000000001" table:style-name="ce10">
            <text:p>171.99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32.33799999999997" table:style-name="ce10">
            <text:p>632.338</text:p>
          </table:table-cell>
          <table:table-cell office:value-type="float" office:value="0.95800000000000007" table:style-name="ce10">
            <text:p>0.958</text:p>
          </table:table-cell>
          <table:table-cell office:value-type="float" office:value="18.939" table:style-name="ce10">
            <text:p>18.93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1770000000000005" table:style-name="ce10">
            <text:p>7.177</text:p>
          </table:table-cell>
          <table:table-cell office:value-type="float" office:value="5.3999999999999999E-2" table:style-name="ce10">
            <text:p>0.054</text:p>
          </table:table-cell>
          <table:table-cell office:value-type="float" office:value="3.4000000000000002E-2" table:style-name="ce10">
            <text:p>0.034</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6.344000000000001" table:style-name="ce10">
            <text:p>26.344</text:p>
          </table:table-cell>
          <table:table-cell office:value-type="float" office:value="0" table:style-name="ce10">
            <text:p>0.000</text:p>
          </table:table-cell>
          <table:table-cell office:value-type="float" office:value="0.80600000000000005" table:style-name="ce10">
            <text:p>0.806</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150000000000007" table:style-name="ce10">
            <text:p>6.71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629.282999999999" table:style-name="ce10">
            <text:p>18,629.283</text:p>
          </table:table-cell>
          <table:table-cell office:value-type="float" office:value="1450.7110000000002" table:style-name="ce10">
            <text:p>1,450.711</text:p>
          </table:table-cell>
          <table:table-cell office:value-type="float" office:value="2526.2610000000004" table:style-name="ce10">
            <text:p>2,526.261</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267.73" table:style-name="ce10">
            <text:p>30,267.730</text:p>
          </table:table-cell>
          <table:table-cell office:value-type="float" office:value="665.64599999999996" table:style-name="ce10">
            <text:p>665.646</text:p>
          </table:table-cell>
          <table:table-cell office:value-type="float" office:value="1760.9349999999999" table:style-name="ce10">
            <text:p>1,760.935</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454.0429999999999" table:style-name="ce10">
            <text:p>1,454.043</text:p>
          </table:table-cell>
          <table:table-cell office:value-type="float" office:value="0" table:style-name="ce10">
            <text:p>0.000</text:p>
          </table:table-cell>
          <table:table-cell office:value-type="float" office:value="5.1720000000000006" table:style-name="ce10">
            <text:p>5.172</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0.068000000000001" table:style-name="ce10">
            <text:p>20.06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0899.33199999999" table:style-name="ce13">
            <text:p>130,899.332</text:p>
          </table:table-cell>
          <table:table-cell office:value-type="float" office:value="5102.6670000000004" table:style-name="ce13">
            <text:p>5,102.667</text:p>
          </table:table-cell>
          <table:table-cell office:value-type="float" office:value="11131.383000000002" table:style-name="ce13">
            <text:p>11,131.383</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9.66399999999999" table:style-name="ce10">
            <text:p>439.664</text:p>
          </table:table-cell>
          <table:table-cell office:value-type="float" office:value="2" table:style-name="ce10">
            <text:p>2.000</text:p>
          </table:table-cell>
          <table:table-cell office:value-type="float" office:value="12.732000000000001" table:style-name="ce10">
            <text:p>12.732</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1.452000000000005" table:style-name="ce10">
            <text:p>41.45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64.94400000000007" table:style-name="ce10">
            <text:p>664.944</text:p>
          </table:table-cell>
          <table:table-cell office:value-type="float" office:value="7.2270000000000003" table:style-name="ce10">
            <text:p>7.227</text:p>
          </table:table-cell>
          <table:table-cell office:value-type="float" office:value="44.978999999999999" table:style-name="ce10">
            <text:p>44.979</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1.844999999999999" table:style-name="ce10">
            <text:p>21.845</text:p>
          </table:table-cell>
          <table:table-cell office:value-type="float" office:value="10" table:style-name="ce10">
            <text:p>10.000</text:p>
          </table:table-cell>
          <table:table-cell office:value-type="float" office:value="8" table:style-name="ce10">
            <text:p>8.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97.80300000000011" table:style-name="ce10">
            <text:p>597.8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31" table:style-name="ce10">
            <text:p>42.310</text:p>
          </table:table-cell>
          <table:table-cell office:value-type="float" office:value="25.161000000000001" table:style-name="ce10">
            <text:p>25.161</text:p>
          </table:table-cell>
          <table:table-cell office:value-type="float" office:value="2.69" table:style-name="ce10">
            <text:p>2.690</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14000000000000001" table:style-name="ce10">
            <text:p>0.140</text:p>
          </table:table-cell>
          <table:table-cell office:value-type="float" office:value="3.4080000000000004" table:style-name="ce10">
            <text:p>3.408</text:p>
          </table:table-cell>
          <table:table-cell office:value-type="float" office:value="0.51500000000000001" table:style-name="ce10">
            <text:p>0.515</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93.117000000000004" table:style-name="ce10">
            <text:p>93.117</text:p>
          </table:table-cell>
          <table:table-cell office:value-type="float" office:value="8.0000000000000002E-3" table:style-name="ce10">
            <text:p>0.008</text:p>
          </table:table-cell>
          <table:table-cell office:value-type="float" office:value="0.14200000000000002" table:style-name="ce10">
            <text:p>0.142</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663" table:style-name="ce10">
            <text:p>27.663</text:p>
          </table:table-cell>
          <table:table-cell office:value-type="float" office:value="0" table:style-name="ce10">
            <text:p>0.000</text:p>
          </table:table-cell>
          <table:table-cell office:value-type="float" office:value="2.6440000000000001" table:style-name="ce10">
            <text:p>2.644</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7.31" table:style-name="ce10">
            <text:p>47.310</text:p>
          </table:table-cell>
          <table:table-cell office:value-type="float" office:value="7.0000000000000001E-3" table:style-name="ce10">
            <text:p>0.007</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6.16" table:style-name="ce10">
            <text:p>46.160</text:p>
          </table:table-cell>
          <table:table-cell office:value-type="float" office:value="0.85500000000000009" table:style-name="ce10">
            <text:p>0.855</text:p>
          </table:table-cell>
          <table:table-cell office:value-type="float" office:value="0.78100000000000003" table:style-name="ce10">
            <text:p>0.781</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16.404" table:style-name="ce10">
            <text:p>716.404</text:p>
          </table:table-cell>
          <table:table-cell office:value-type="float" office:value="0.58600000000000008" table:style-name="ce10">
            <text:p>0.586</text:p>
          </table:table-cell>
          <table:table-cell office:value-type="float" office:value="26.855000000000004" table:style-name="ce10">
            <text:p>26.85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23800000000000002" table:style-name="ce10">
            <text:p>0.238</text:p>
          </table:table-cell>
          <table:table-cell office:value-type="float" office:value="0" table:style-name="ce10">
            <text:p>0.000</text:p>
          </table:table-cell>
          <table:table-cell office:value-type="float" office:value="0.1" table:style-name="ce10">
            <text:p>0.1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739.05" table:style-name="ce13">
            <text:p>2,739.050</text:p>
          </table:table-cell>
          <table:table-cell office:value-type="float" office:value="49.252000000000002" table:style-name="ce13">
            <text:p>49.252</text:p>
          </table:table-cell>
          <table:table-cell office:value-type="float" office:value="99.438000000000002" table:style-name="ce13">
            <text:p>99.438</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5</text:p>
          </table:table-cell>
          <table:table-cell table:style-name="ce4"/>
          <table:table-cell table:number-columns-repeated="16382" table:style-name="ce1"/>
        </table:table-row>
        <table:table-row table:style-name="ro2">
          <table:table-cell office:value-type="string" table:style-name="ce2">
            <text:p>Report run on: 23/3/2016</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287.27" table:style-name="ce10">
            <text:p>43,287.270</text:p>
          </table:table-cell>
          <table:table-cell office:value-type="float" office:value="1472.3330000000001" table:style-name="ce10">
            <text:p>1,472.333</text:p>
          </table:table-cell>
          <table:table-cell office:value-type="float" office:value="5072.5380000000005" table:style-name="ce10">
            <text:p>5,072.538</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453.357" table:style-name="ce10">
            <text:p>9,453.357</text:p>
          </table:table-cell>
          <table:table-cell office:value-type="float" office:value="51.758000000000003" table:style-name="ce10">
            <text:p>51.758</text:p>
          </table:table-cell>
          <table:table-cell office:value-type="float" office:value="655.44600000000003" table:style-name="ce10">
            <text:p>655.446</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70.822" table:style-name="ce10">
            <text:p>11,970.822</text:p>
          </table:table-cell>
          <table:table-cell office:value-type="float" office:value="1081.797" table:style-name="ce10">
            <text:p>1,081.797</text:p>
          </table:table-cell>
          <table:table-cell office:value-type="float" office:value="353.71299999999997" table:style-name="ce10">
            <text:p>353.713</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663.224000000002" table:style-name="ce10">
            <text:p>9,663.224</text:p>
          </table:table-cell>
          <table:table-cell office:value-type="float" office:value="458.07400000000001" table:style-name="ce10">
            <text:p>458.074</text:p>
          </table:table-cell>
          <table:table-cell office:value-type="float" office:value="710.49700000000007" table:style-name="ce10">
            <text:p>710.497</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34800000000000003" table:style-name="ce10">
            <text:p>0.348</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855.9030000000002" table:style-name="ce10">
            <text:p>4,855.903</text:p>
          </table:table-cell>
          <table:table-cell office:value-type="float" office:value="9.3960000000000008" table:style-name="ce10">
            <text:p>9.396</text:p>
          </table:table-cell>
          <table:table-cell office:value-type="float" office:value="178.911" table:style-name="ce10">
            <text:p>178.911</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04.69900000000007" table:style-name="ce10">
            <text:p>604.699</text:p>
          </table:table-cell>
          <table:table-cell office:value-type="float" office:value="0.7" table:style-name="ce10">
            <text:p>0.700</text:p>
          </table:table-cell>
          <table:table-cell office:value-type="float" office:value="19.556000000000001" table:style-name="ce10">
            <text:p>19.55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9240000000000004" table:style-name="ce10">
            <text:p>3.924</text:p>
          </table:table-cell>
          <table:table-cell office:value-type="float" office:value="0" table:style-name="ce10">
            <text:p>0.000</text:p>
          </table:table-cell>
          <table:table-cell office:value-type="float" office:value="3.4000000000000002E-2" table:style-name="ce10">
            <text:p>0.034</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385999999999999" table:style-name="ce10">
            <text:p>12.386</text:p>
          </table:table-cell>
          <table:table-cell office:value-type="float" office:value="1E-3" table:style-name="ce10">
            <text:p>0.001</text:p>
          </table:table-cell>
          <table:table-cell office:value-type="float" office:value="0.81200000000000006" table:style-name="ce10">
            <text:p>0.812</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3400000000000001" table:style-name="ce10">
            <text:p>0.134</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333.579000000002" table:style-name="ce10">
            <text:p>18,333.579</text:p>
          </table:table-cell>
          <table:table-cell office:value-type="float" office:value="1439.15" table:style-name="ce10">
            <text:p>1,439.150</text:p>
          </table:table-cell>
          <table:table-cell office:value-type="float" office:value="2682.0240000000003" table:style-name="ce10">
            <text:p>2,682.024</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579.620999999999" table:style-name="ce10">
            <text:p>33,579.621</text:p>
          </table:table-cell>
          <table:table-cell office:value-type="float" office:value="814.83200000000011" table:style-name="ce10">
            <text:p>814.832</text:p>
          </table:table-cell>
          <table:table-cell office:value-type="float" office:value="2430.576" table:style-name="ce10">
            <text:p>2,430.576</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6.6690000000001" table:style-name="ce10">
            <text:p>1,306.669</text:p>
          </table:table-cell>
          <table:table-cell office:value-type="float" office:value="0" table:style-name="ce10">
            <text:p>0.000</text:p>
          </table:table-cell>
          <table:table-cell office:value-type="float" office:value="6.95" table:style-name="ce10">
            <text:p>6.950</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33071.93599999999" table:style-name="ce13">
            <text:p>133,071.936</text:p>
          </table:table-cell>
          <table:table-cell office:value-type="float" office:value="5328.0410000000011" table:style-name="ce13">
            <text:p>5,328.041</text:p>
          </table:table-cell>
          <table:table-cell office:value-type="float" office:value="12111.057000000001" table:style-name="ce13">
            <text:p>12,111.057</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7.39499999999998" table:style-name="ce10">
            <text:p>167.395</text:p>
          </table:table-cell>
          <table:table-cell office:value-type="float" office:value="2.46" table:style-name="ce10">
            <text:p>2.460</text:p>
          </table:table-cell>
          <table:table-cell office:value-type="float" office:value="5.1390000000000002" table:style-name="ce10">
            <text:p>5.139</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7.78" table:style-name="ce10">
            <text:p>57.780</text:p>
          </table:table-cell>
          <table:table-cell office:value-type="float" office:value="4.2000000000000003E-2" table:style-name="ce10">
            <text:p>0.042</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50.24199999999996" table:style-name="ce10">
            <text:p>650.242</text:p>
          </table:table-cell>
          <table:table-cell office:value-type="float" office:value="6.9820000000000002" table:style-name="ce10">
            <text:p>6.982</text:p>
          </table:table-cell>
          <table:table-cell office:value-type="float" office:value="12.081" table:style-name="ce10">
            <text:p>12.08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961000000000002" table:style-name="ce10">
            <text:p>17.961</text:p>
          </table:table-cell>
          <table:table-cell office:value-type="float" office:value="5.0039999999999996" table:style-name="ce10">
            <text:p>5.004</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447.05700000000002" table:style-name="ce10">
            <text:p>447.05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9.007999999999996" table:style-name="ce10">
            <text:p>89.008</text:p>
          </table:table-cell>
          <table:table-cell office:value-type="float" office:value="29.038" table:style-name="ce10">
            <text:p>29.038</text:p>
          </table:table-cell>
          <table:table-cell office:value-type="float" office:value="28.236000000000001" table:style-name="ce10">
            <text:p>28.23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172000000000001" table:style-name="ce10">
            <text:p>10.172</text:p>
          </table:table-cell>
          <table:table-cell office:value-type="float" office:value="7.4780000000000006" table:style-name="ce10">
            <text:p>7.478</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424000000000007" table:style-name="ce10">
            <text:p>45.424</text:p>
          </table:table-cell>
          <table:table-cell office:value-type="float" office:value="0" table:style-name="ce10">
            <text:p>0.000</text:p>
          </table:table-cell>
          <table:table-cell office:value-type="float" office:value="0.14200000000000002" table:style-name="ce10">
            <text:p>0.14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228000000000002" table:style-name="ce10">
            <text:p>16.228</text:p>
          </table:table-cell>
          <table:table-cell office:value-type="float" office:value="0" table:style-name="ce10">
            <text:p>0.000</text:p>
          </table:table-cell>
          <table:table-cell office:value-type="float" office:value="2.6440000000000001" table:style-name="ce10">
            <text:p>2.6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051000000000002" table:style-name="ce10">
            <text:p>34.05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557000000000002" table:style-name="ce10">
            <text:p>31.557</text:p>
          </table:table-cell>
          <table:table-cell office:value-type="float" office:value="0.82" table:style-name="ce10">
            <text:p>0.820</text:p>
          </table:table-cell>
          <table:table-cell office:value-type="float" office:value="1.137" table:style-name="ce10">
            <text:p>1.13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5.00900000000001" table:style-name="ce10">
            <text:p>285.009</text:p>
          </table:table-cell>
          <table:table-cell office:value-type="float" office:value="13.235000000000001" table:style-name="ce10">
            <text:p>13.235</text:p>
          </table:table-cell>
          <table:table-cell office:value-type="float" office:value="130.78800000000001" table:style-name="ce10">
            <text:p>130.78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4210000000000003" table:style-name="ce10">
            <text:p>3.421</text:p>
          </table:table-cell>
          <table:table-cell office:value-type="float" office:value="0" table:style-name="ce10">
            <text:p>0.000</text:p>
          </table:table-cell>
          <table:table-cell office:value-type="float" office:value="0.16800000000000001" table:style-name="ce10">
            <text:p>0.16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855.3050000000001" table:style-name="ce13">
            <text:p>1,855.305</text:p>
          </table:table-cell>
          <table:table-cell office:value-type="float" office:value="65.058999999999997" table:style-name="ce13">
            <text:p>65.059</text:p>
          </table:table-cell>
          <table:table-cell office:value-type="float" office:value="180.33500000000004" table:style-name="ce13">
            <text:p>180.335</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5</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3/2016</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929.283000000003" table:style-name="ce10">
            <text:p>46,929.283</text:p>
          </table:table-cell>
          <table:table-cell office:value-type="float" office:value="1382.2280000000001" table:style-name="ce10">
            <text:p>1,382.228</text:p>
          </table:table-cell>
          <table:table-cell office:value-type="float" office:value="6173.884" table:style-name="ce10">
            <text:p>6,173.884</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22.89" table:style-name="ce10">
            <text:p>8,122.890</text:p>
          </table:table-cell>
          <table:table-cell office:value-type="float" office:value="64.861000000000004" table:style-name="ce10">
            <text:p>64.861</text:p>
          </table:table-cell>
          <table:table-cell office:value-type="float" office:value="582.17900000000009" table:style-name="ce10">
            <text:p>582.179</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212.576000000001" table:style-name="ce10">
            <text:p>11,212.576</text:p>
          </table:table-cell>
          <table:table-cell office:value-type="float" office:value="1085.8230000000001" table:style-name="ce10">
            <text:p>1,085.823</text:p>
          </table:table-cell>
          <table:table-cell office:value-type="float" office:value="477.40499999999997" table:style-name="ce10">
            <text:p>477.405</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486.880000000001" table:style-name="ce10">
            <text:p>8,486.880</text:p>
          </table:table-cell>
          <table:table-cell office:value-type="float" office:value="811.63900000000001" table:style-name="ce10">
            <text:p>811.639</text:p>
          </table:table-cell>
          <table:table-cell office:value-type="float" office:value="666.86400000000003" table:style-name="ce10">
            <text:p>666.864</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9200000000000005" table:style-name="ce10">
            <text:p>0.492</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15.4369999999999" table:style-name="ce10">
            <text:p>4,015.437</text:p>
          </table:table-cell>
          <table:table-cell office:value-type="float" office:value="14.878" table:style-name="ce10">
            <text:p>14.878</text:p>
          </table:table-cell>
          <table:table-cell office:value-type="float" office:value="227.88100000000003" table:style-name="ce10">
            <text:p>227.881</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8.97300000000007" table:style-name="ce10">
            <text:p>538.973</text:p>
          </table:table-cell>
          <table:table-cell office:value-type="float" office:value="5.6950000000000003" table:style-name="ce10">
            <text:p>5.695</text:p>
          </table:table-cell>
          <table:table-cell office:value-type="float" office:value="30.099" table:style-name="ce10">
            <text:p>30.099</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6620000000000001" table:style-name="ce10">
            <text:p>1.662</text:p>
          </table:table-cell>
          <table:table-cell office:value-type="float" office:value="0" table:style-name="ce10">
            <text:p>0.000</text:p>
          </table:table-cell>
          <table:table-cell office:value-type="float" office:value="0.27600000000000002" table:style-name="ce10">
            <text:p>0.276</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355" table:style-name="ce10">
            <text:p>27.355</text:p>
          </table:table-cell>
          <table:table-cell office:value-type="float" office:value="0" table:style-name="ce10">
            <text:p>0.000</text:p>
          </table:table-cell>
          <table:table-cell office:value-type="float" office:value="0.65600000000000003" table:style-name="ce10">
            <text:p>0.656</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08" table:style-name="ce10">
            <text:p>0.08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5150.704999999998" table:style-name="ce10">
            <text:p>15,150.705</text:p>
          </table:table-cell>
          <table:table-cell office:value-type="float" office:value="980.37400000000002" table:style-name="ce10">
            <text:p>980.374</text:p>
          </table:table-cell>
          <table:table-cell office:value-type="float" office:value="2182.0330000000004" table:style-name="ce10">
            <text:p>2,182.033</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899.097999999998" table:style-name="ce10">
            <text:p>29,899.098</text:p>
          </table:table-cell>
          <table:table-cell office:value-type="float" office:value="558.73399999999992" table:style-name="ce10">
            <text:p>558.734</text:p>
          </table:table-cell>
          <table:table-cell office:value-type="float" office:value="2655.5239999999999" table:style-name="ce10">
            <text:p>2,655.52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00.17" table:style-name="ce10">
            <text:p>1,100.170</text:p>
          </table:table-cell>
          <table:table-cell office:value-type="float" office:value="0" table:style-name="ce10">
            <text:p>0.000</text:p>
          </table:table-cell>
          <table:table-cell office:value-type="float" office:value="1.694" table:style-name="ce10">
            <text:p>1.694</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4.664" table:style-name="ce10">
            <text:p>14.66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5500.26500000001" table:style-name="ce13">
            <text:p>125,500.265</text:p>
          </table:table-cell>
          <table:table-cell office:value-type="float" office:value="4904.232" table:style-name="ce13">
            <text:p>4,904.232</text:p>
          </table:table-cell>
          <table:table-cell office:value-type="float" office:value="12998.495000000001" table:style-name="ce13">
            <text:p>12,998.495</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38.773" table:style-name="ce10">
            <text:p>238.773</text:p>
          </table:table-cell>
          <table:table-cell office:value-type="float" office:value="0" table:style-name="ce10">
            <text:p>0.000</text:p>
          </table:table-cell>
          <table:table-cell office:value-type="float" office:value="23.131" table:style-name="ce10">
            <text:p>23.131</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5.173999999999999" table:style-name="ce10">
            <text:p>25.1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23.23400000000004" table:style-name="ce10">
            <text:p>523.234</text:p>
          </table:table-cell>
          <table:table-cell office:value-type="float" office:value="6.9980000000000002" table:style-name="ce10">
            <text:p>6.998</text:p>
          </table:table-cell>
          <table:table-cell office:value-type="float" office:value="13.185" table:style-name="ce10">
            <text:p>13.185</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020000000000001" table:style-name="ce10">
            <text:p>6.902</text:p>
          </table:table-cell>
          <table:table-cell office:value-type="float" office:value="4.5" table:style-name="ce10">
            <text:p>4.5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82.48500000000001" table:style-name="ce10">
            <text:p>382.48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8.174000000000007" table:style-name="ce10">
            <text:p>88.174</text:p>
          </table:table-cell>
          <table:table-cell office:value-type="float" office:value="33.341000000000001" table:style-name="ce10">
            <text:p>33.341</text:p>
          </table:table-cell>
          <table:table-cell office:value-type="float" office:value="33.003" table:style-name="ce10">
            <text:p>33.003</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767000000000003" table:style-name="ce10">
            <text:p>35.767</text:p>
          </table:table-cell>
          <table:table-cell office:value-type="float" office:value="0" table:style-name="ce10">
            <text:p>0.000</text:p>
          </table:table-cell>
          <table:table-cell office:value-type="float" office:value="3.1E-2" table:style-name="ce10">
            <text:p>0.031</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9.559000000000001" table:style-name="ce10">
            <text:p>19.559</text:p>
          </table:table-cell>
          <table:table-cell office:value-type="float" office:value="7.0000000000000001E-3" table:style-name="ce10">
            <text:p>0.007</text:p>
          </table:table-cell>
          <table:table-cell office:value-type="float" office:value="2.0840000000000001" table:style-name="ce10">
            <text:p>2.084</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398000000000003" table:style-name="ce10">
            <text:p>26.39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3.195" table:style-name="ce10">
            <text:p>23.195</text:p>
          </table:table-cell>
          <table:table-cell office:value-type="float" office:value="1.7690000000000001" table:style-name="ce10">
            <text:p>1.769</text:p>
          </table:table-cell>
          <table:table-cell office:value-type="float" office:value="4.5650000000000004" table:style-name="ce10">
            <text:p>4.56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92.46699999999998" table:style-name="ce10">
            <text:p>792.467</text:p>
          </table:table-cell>
          <table:table-cell office:value-type="float" office:value="7" table:style-name="ce10">
            <text:p>7.000</text:p>
          </table:table-cell>
          <table:table-cell office:value-type="float" office:value="43.48" table:style-name="ce10">
            <text:p>43.480</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6.1650000000000009" table:style-name="ce10">
            <text:p>6.16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168.2930000000001" table:style-name="ce13">
            <text:p>2,168.293</text:p>
          </table:table-cell>
          <table:table-cell office:value-type="float" office:value="53.614999999999995" table:style-name="ce13">
            <text:p>53.615</text:p>
          </table:table-cell>
          <table:table-cell office:value-type="float" office:value="119.47900000000001" table:style-name="ce13">
            <text:p>119.479</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5</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3/2016</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78706.92599999998" table:style-name="ce10">
            <text:p>178,706.926</text:p>
          </table:table-cell>
          <table:table-cell office:value-type="float" office:value="5219.3420000000006" table:style-name="ce10">
            <text:p>5,219.342</text:p>
          </table:table-cell>
          <table:table-cell office:value-type="float" office:value="22487.741000000002" table:style-name="ce10">
            <text:p>22,487.741</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5910.942000000003" table:style-name="ce10">
            <text:p>35,910.942</text:p>
          </table:table-cell>
          <table:table-cell office:value-type="float" office:value="201.45800000000003" table:style-name="ce10">
            <text:p>201.458</text:p>
          </table:table-cell>
          <table:table-cell office:value-type="float" office:value="2236.6820000000002" table:style-name="ce10">
            <text:p>2,236.682</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5937.737999999998" table:style-name="ce10">
            <text:p>45,937.738</text:p>
          </table:table-cell>
          <table:table-cell office:value-type="float" office:value="4095.0010000000002" table:style-name="ce10">
            <text:p>4,095.001</text:p>
          </table:table-cell>
          <table:table-cell office:value-type="float" office:value="1597.7089999999998" table:style-name="ce10">
            <text:p>1,597.709</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7170.967000000004" table:style-name="ce10">
            <text:p>37,170.967</text:p>
          </table:table-cell>
          <table:table-cell office:value-type="float" office:value="2373.4560000000001" table:style-name="ce10">
            <text:p>2,373.456</text:p>
          </table:table-cell>
          <table:table-cell office:value-type="float" office:value="2557.7939999999999" table:style-name="ce10">
            <text:p>2,557.794</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5760000000000001" table:style-name="ce10">
            <text:p>1.576</text:p>
          </table:table-cell>
          <table:table-cell office:value-type="float" office:value="0.51700000000000002" table:style-name="ce10">
            <text:p>0.517</text:p>
          </table:table-cell>
          <table:table-cell office:value-type="float" office:value="0.20899999999999999" table:style-name="ce10">
            <text:p>0.209</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254.832000000002" table:style-name="ce10">
            <text:p>18,254.832</text:p>
          </table:table-cell>
          <table:table-cell office:value-type="float" office:value="56.405000000000001" table:style-name="ce10">
            <text:p>56.405</text:p>
          </table:table-cell>
          <table:table-cell office:value-type="float" office:value="722.38600000000008" table:style-name="ce10">
            <text:p>722.386</text:p>
          </table:table-cell>
          <table:table-cell table:style-name="ce169"/>
          <table:table-cell table:style-name="ce169"/>
          <table:table-cell table:style-name="ce169"/>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56.7570000000001" table:style-name="ce10">
            <text:p>2,356.757</text:p>
          </table:table-cell>
          <table:table-cell office:value-type="float" office:value="17.785" table:style-name="ce10">
            <text:p>17.785</text:p>
          </table:table-cell>
          <table:table-cell office:value-type="float" office:value="83.957999999999998" table:style-name="ce10">
            <text:p>83.958</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7.544" table:style-name="ce10">
            <text:p>17.544</text:p>
          </table:table-cell>
          <table:table-cell office:value-type="float" office:value="5.3999999999999999E-2" table:style-name="ce10">
            <text:p>0.054</text:p>
          </table:table-cell>
          <table:table-cell office:value-type="float" office:value="0.39600000000000002" table:style-name="ce10">
            <text:p>0.396</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2.692000000000007" table:style-name="ce10">
            <text:p>82.692</text:p>
          </table:table-cell>
          <table:table-cell office:value-type="float" office:value="5.0000000000000001E-3" table:style-name="ce10">
            <text:p>0.005</text:p>
          </table:table-cell>
          <table:table-cell office:value-type="float" office:value="2.863" table:style-name="ce10">
            <text:p>2.863</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5000000000000009" table:style-name="ce10">
            <text:p>7.500</text:p>
          </table:table-cell>
          <table:table-cell office:value-type="float" office:value="0" table:style-name="ce10">
            <text:p>0.000</text:p>
          </table:table-cell>
          <table:table-cell office:value-type="float" office:value="0" table:style-name="ce10">
            <text:p>0.000</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3508.926000000007" table:style-name="ce10">
            <text:p>73,508.926</text:p>
          </table:table-cell>
          <table:table-cell office:value-type="float" office:value="5247.3700000000008" table:style-name="ce10">
            <text:p>5,247.370</text:p>
          </table:table-cell>
          <table:table-cell office:value-type="float" office:value="9987.7050000000017" table:style-name="ce10">
            <text:p>9,987.705</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22679.803" table:style-name="ce10">
            <text:p>122,679.803</text:p>
          </table:table-cell>
          <table:table-cell office:value-type="float" office:value="2631.1110000000003" table:style-name="ce10">
            <text:p>2,631.111</text:p>
          </table:table-cell>
          <table:table-cell office:value-type="float" office:value="8592.7430000000004" table:style-name="ce10">
            <text:p>8,592.743</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407.1260000000002" table:style-name="ce10">
            <text:p>5,407.126</text:p>
          </table:table-cell>
          <table:table-cell office:value-type="float" office:value="0" table:style-name="ce10">
            <text:p>0.000</text:p>
          </table:table-cell>
          <table:table-cell office:value-type="float" office:value="35.741000000000007" table:style-name="ce10">
            <text:p>35.741</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9.664000000000001" table:style-name="ce10">
            <text:p>39.664</text:p>
          </table:table-cell>
          <table:table-cell office:value-type="float" office:value="0" table:style-name="ce10">
            <text:p>0.000</text:p>
          </table:table-cell>
          <table:table-cell office:value-type="float" office:value="0" table:style-name="ce10">
            <text:p>0.000</text:p>
          </table:table-cell>
          <table:table-cell table:style-name="ce169"/>
          <table:table-cell table:style-name="ce169"/>
          <table:table-cell table:style-name="ce169"/>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20082.99300000002" table:style-name="ce13">
            <text:p>520,082.993</text:p>
          </table:table-cell>
          <table:table-cell office:value-type="float" office:value="19842.504000000001" table:style-name="ce13">
            <text:p>19,842.504</text:p>
          </table:table-cell>
          <table:table-cell office:value-type="float" office:value="48305.927000000003" table:style-name="ce13">
            <text:p>48,305.927</text:p>
          </table:table-cell>
          <table:table-cell table:style-name="ce169"/>
          <table:table-cell table:style-name="ce169"/>
          <table:table-cell table:style-name="ce169"/>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9"/>
          <table:table-cell table:style-name="ce169"/>
          <table:table-cell table:style-name="ce169"/>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9"/>
          <table:table-cell table:style-name="ce169"/>
          <table:table-cell table:style-name="ce169"/>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69"/>
          <table:table-cell table:style-name="ce169"/>
          <table:table-cell table:style-name="ce169"/>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69"/>
          <table:table-cell table:style-name="ce169"/>
          <table:table-cell table:style-name="ce169"/>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43.3029999999999" table:style-name="ce10">
            <text:p>1,043.303</text:p>
          </table:table-cell>
          <table:table-cell office:value-type="float" office:value="4.46" table:style-name="ce10">
            <text:p>4.460</text:p>
          </table:table-cell>
          <table:table-cell office:value-type="float" office:value="41.076000000000001" table:style-name="ce10">
            <text:p>41.076</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92.85800000000003" table:style-name="ce10">
            <text:p>192.858</text:p>
          </table:table-cell>
          <table:table-cell office:value-type="float" office:value="4.2000000000000003E-2" table:style-name="ce10">
            <text:p>0.042</text:p>
          </table:table-cell>
          <table:table-cell office:value-type="float" office:value="0" table:style-name="ce10">
            <text:p>0.000</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628.4749999999999" table:style-name="ce10">
            <text:p>2,628.475</text:p>
          </table:table-cell>
          <table:table-cell office:value-type="float" office:value="29.028000000000002" table:style-name="ce10">
            <text:p>29.028</text:p>
          </table:table-cell>
          <table:table-cell office:value-type="float" office:value="83.611000000000004" table:style-name="ce10">
            <text:p>83.611</text:p>
          </table:table-cell>
          <table:table-cell table:style-name="ce169"/>
          <table:table-cell table:style-name="ce170"/>
          <table:table-cell table:style-name="ce170"/>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8.454999999999998" table:style-name="ce10">
            <text:p>58.455</text:p>
          </table:table-cell>
          <table:table-cell office:value-type="float" office:value="19.503999999999998" table:style-name="ce10">
            <text:p>19.504</text:p>
          </table:table-cell>
          <table:table-cell office:value-type="float" office:value="8.0419999999999998" table:style-name="ce10">
            <text:p>8.042</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995.08" table:style-name="ce10">
            <text:p>1,995.080</text:p>
          </table:table-cell>
          <table:table-cell office:value-type="float" office:value="0" table:style-name="ce10">
            <text:p>0.000</text:p>
          </table:table-cell>
          <table:table-cell office:value-type="float" office:value="0" table:style-name="ce10">
            <text:p>0.000</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87.76499999999999" table:style-name="ce10">
            <text:p>287.765</text:p>
          </table:table-cell>
          <table:table-cell office:value-type="float" office:value="113.85499999999999" table:style-name="ce10">
            <text:p>113.855</text:p>
          </table:table-cell>
          <table:table-cell office:value-type="float" office:value="87.896000000000001" table:style-name="ce10">
            <text:p>87.896</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4.266999999999999" table:style-name="ce10">
            <text:p>14.267</text:p>
          </table:table-cell>
          <table:table-cell office:value-type="float" office:value="10.886000000000001" table:style-name="ce10">
            <text:p>10.886</text:p>
          </table:table-cell>
          <table:table-cell office:value-type="float" office:value="0.51500000000000001" table:style-name="ce10">
            <text:p>0.515</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09.49600000000001" table:style-name="ce10">
            <text:p>209.496</text:p>
          </table:table-cell>
          <table:table-cell office:value-type="float" office:value="8.0000000000000002E-3" table:style-name="ce10">
            <text:p>0.008</text:p>
          </table:table-cell>
          <table:table-cell office:value-type="float" office:value="0.31500000000000006" table:style-name="ce10">
            <text:p>0.315</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1.884" table:style-name="ce10">
            <text:p>91.884</text:p>
          </table:table-cell>
          <table:table-cell office:value-type="float" office:value="7.0000000000000001E-3" table:style-name="ce10">
            <text:p>0.007</text:p>
          </table:table-cell>
          <table:table-cell office:value-type="float" office:value="8.2539999999999996" table:style-name="ce10">
            <text:p>8.254</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16.63500000000002" table:style-name="ce10">
            <text:p>116.635</text:p>
          </table:table-cell>
          <table:table-cell office:value-type="float" office:value="7.0000000000000001E-3" table:style-name="ce10">
            <text:p>0.007</text:p>
          </table:table-cell>
          <table:table-cell office:value-type="float" office:value="0" table:style-name="ce10">
            <text:p>0.000</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8.71699999999998" table:style-name="ce10">
            <text:p>198.717</text:p>
          </table:table-cell>
          <table:table-cell office:value-type="float" office:value="4.3930000000000007" table:style-name="ce10">
            <text:p>4.393</text:p>
          </table:table-cell>
          <table:table-cell office:value-type="float" office:value="7.6630000000000003" table:style-name="ce10">
            <text:p>7.663</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28.0839999999998" table:style-name="ce10">
            <text:p>2,128.084</text:p>
          </table:table-cell>
          <table:table-cell office:value-type="float" office:value="20.821000000000002" table:style-name="ce10">
            <text:p>20.821</text:p>
          </table:table-cell>
          <table:table-cell office:value-type="float" office:value="208.083" table:style-name="ce10">
            <text:p>208.083</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0.621000000000002" table:style-name="ce10">
            <text:p>10.621</text:p>
          </table:table-cell>
          <table:table-cell office:value-type="float" office:value="0" table:style-name="ce10">
            <text:p>0.000</text:p>
          </table:table-cell>
          <table:table-cell office:value-type="float" office:value="0.998" table:style-name="ce10">
            <text:p>0.998</text:p>
          </table:table-cell>
          <table:table-cell table:style-name="ce169"/>
          <table:table-cell table:style-name="ce170"/>
          <table:table-cell table:style-name="ce170"/>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69"/>
          <table:table-cell table:style-name="ce170"/>
          <table:table-cell table:style-name="ce170"/>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8975.6400000000012" table:style-name="ce13">
            <text:p>8,975.640</text:p>
          </table:table-cell>
          <table:table-cell office:value-type="float" office:value="203.01100000000002" table:style-name="ce13">
            <text:p>203.011</text:p>
          </table:table-cell>
          <table:table-cell office:value-type="float" office:value="446.45300000000009" table:style-name="ce13">
            <text:p>446.453</text:p>
          </table:table-cell>
          <table:table-cell table:style-name="ce169"/>
          <table:table-cell table:style-name="ce170"/>
          <table:table-cell table:style-name="ce170"/>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4">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table-row>
        <table:table-row table:style-name="ro14">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table-row>
        <table:table-row table:style-name="ro14">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table-row>
        <table:table-row table:style-name="ro3">
          <table:table-cell office:value-type="string" table:style-name="ce61">
            <text:p>NOTES</text:p>
          </table:table-cell>
          <table:table-cell table:style-name="ce62"/>
          <table:table-cell table:style-name="ce63"/>
          <table:table-cell table:number-columns-repeated="6" table:style-name="ce60"/>
          <table:table-cell table:number-columns-repeated="16375"/>
        </table:table-row>
        <table:table-row table:style-name="ro14">
          <table:table-cell office:value-type="string" table:number-columns-spanned="8" table:number-rows-spanned="1" table:style-name="ce82">
            <text:p>The WEEE (Amendment) Regulations 2009 have removed the requirement for AATFs <text:s/>to report the following data: "Treated on Site", "Sent to Reprocessor" and "Sent to Exporter".</text:p>
          </table:table-cell>
          <table:covered-table-cell table:number-columns-repeated="7"/>
          <table:table-cell table:style-name="ce60"/>
          <table:table-cell table:number-columns-repeated="16375"/>
        </table:table-row>
        <table:table-row table:style-name="ro14">
          <table:table-cell office:value-type="string" table:number-columns-spanned="8" table:number-rows-spanned="1" table:style-name="ce82">
            <text:p>There is a small amount of Category 5 Household WEEE reported having been received for treatment and reuse. This is being investigated and may be subject to revision.</text:p>
          </table:table-cell>
          <table:covered-table-cell table:number-columns-repeated="7"/>
          <table:table-cell table:style-name="ce60"/>
          <table:table-cell table:number-columns-repeated="16375"/>
        </table:table-row>
        <table:table-row table:style-name="ro17">
          <table:table-cell office:value-type="string" table:number-columns-spanned="8" table:number-rows-spanned="1" table:style-name="ce83">
            <text:p>Category 10 Household WEEE is higher than expected.<text:s/></text:p>
          </table:table-cell>
          <table:covered-table-cell table:number-columns-repeated="7"/>
          <table:table-cell table:style-name="ce60"/>
          <table:table-cell table:number-columns-repeated="16375"/>
        </table:table-row>
        <table:table-row table:style-name="ro17">
          <table:table-cell office:value-type="string" table:number-columns-spanned="8" table:number-rows-spanned="1" table:style-name="ce83">
            <text:p>Category 7 Non-household WEEE is higher than expected in quarters 1 and 3.<text:s/></text:p>
          </table:table-cell>
          <table:covered-table-cell table:number-columns-repeated="7"/>
          <table:table-cell table:style-name="ce60"/>
          <table:table-cell table:number-columns-repeated="16375"/>
        </table:table-row>
        <table:table-row table:style-name="ro18">
          <table:table-cell office:value-type="string" table:number-columns-spanned="8" table:number-rows-spanned="1" table:style-name="ce83">
            <text:p>Several categories of WEEE appear to have had more evidence issued than reported as received by AATFs. These are being investigated.</text:p>
          </table:table-cell>
          <table:covered-table-cell table:number-columns-repeated="7"/>
          <table:table-cell table:number-columns-repeated="16376" table:style-name="ce1"/>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6. All rights reserved.<text:s text:c="2"/></text:p>
          </table:table-cell>
          <table:table-cell table:number-columns-repeated="16383" table:style-name="ce1"/>
        </table:table-row>
        <table:table-row table:number-rows-repeated="1048353" table:style-name="ro3">
          <table:table-cell table:number-columns-repeated="16384"/>
        </table:table-row>
      </table:table>
      <table:table table:name="2014_Quarters_1_-_4" table:style-name="ta5">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10" draw:style-name="a10" draw:name="Picture 2" svg:x="0in" svg:y="0.03333in" svg:width="2.65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4</text:p>
          </table:table-cell>
          <table:table-cell table:number-columns-repeated="16383" table:style-name="ce1"/>
        </table:table-row>
        <table:table-row table:style-name="ro2">
          <table:table-cell office:value-type="string" table:style-name="ce2">
            <text:p>Report run on: 31/3/2015</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002.242000000006" table:style-name="ce10">
            <text:p>43,002.242</text:p>
          </table:table-cell>
          <table:table-cell office:value-type="float" office:value="1460.865" table:style-name="ce10">
            <text:p>1,460.865</text:p>
          </table:table-cell>
          <table:table-cell office:value-type="float" office:value="6153.1059999999998" table:style-name="ce10">
            <text:p>6,153.106</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277.3019999999997" table:style-name="ce10">
            <text:p>8,277.302</text:p>
          </table:table-cell>
          <table:table-cell office:value-type="float" office:value="50.879000000000005" table:style-name="ce10">
            <text:p>50.879</text:p>
          </table:table-cell>
          <table:table-cell office:value-type="float" office:value="641.24300000000005" table:style-name="ce10">
            <text:p>641.243</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214.7139999999999" table:style-name="ce10">
            <text:p>8,214.714</text:p>
          </table:table-cell>
          <table:table-cell office:value-type="float" office:value="544.93100000000004" table:style-name="ce10">
            <text:p>544.931</text:p>
          </table:table-cell>
          <table:table-cell office:value-type="float" office:value="467.39400000000001" table:style-name="ce10">
            <text:p>467.39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554.6730000000007" table:style-name="ce10">
            <text:p>8,554.673</text:p>
          </table:table-cell>
          <table:table-cell office:value-type="float" office:value="717.70300000000009" table:style-name="ce10">
            <text:p>717.703</text:p>
          </table:table-cell>
          <table:table-cell office:value-type="float" office:value="632.86800000000005" table:style-name="ce10">
            <text:p>632.868</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669999999999999" table:style-name="ce10">
            <text:p>1.067</text:p>
          </table:table-cell>
          <table:table-cell office:value-type="float" office:value="4.5999999999999999E-2" table:style-name="ce10">
            <text:p>0.046</text:p>
          </table:table-cell>
          <table:table-cell office:value-type="float" office:value="2E-3" table:style-name="ce10">
            <text:p>0.002</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10.41" table:style-name="ce10">
            <text:p>4,210.410</text:p>
          </table:table-cell>
          <table:table-cell office:value-type="float" office:value="26.974" table:style-name="ce10">
            <text:p>26.974</text:p>
          </table:table-cell>
          <table:table-cell office:value-type="float" office:value="217.96" table:style-name="ce10">
            <text:p>217.96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40.53499999999997" table:style-name="ce10">
            <text:p>540.535</text:p>
          </table:table-cell>
          <table:table-cell office:value-type="float" office:value="15.764000000000001" table:style-name="ce10">
            <text:p>15.764</text:p>
          </table:table-cell>
          <table:table-cell office:value-type="float" office:value="30.137000000000004" table:style-name="ce10">
            <text:p>30.137</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81" table:style-name="ce10">
            <text:p>1.08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299000000000003" table:style-name="ce10">
            <text:p>22.299</text:p>
          </table:table-cell>
          <table:table-cell office:value-type="float" office:value="7.6999999999999999E-2" table:style-name="ce10">
            <text:p>0.077</text:p>
          </table:table-cell>
          <table:table-cell office:value-type="float" office:value="0.35300000000000004" table:style-name="ce10">
            <text:p>0.35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45900000000000002" table:style-name="ce10">
            <text:p>0.459</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0768.471000000001" table:style-name="ce10">
            <text:p>20,768.471</text:p>
          </table:table-cell>
          <table:table-cell office:value-type="float" office:value="1018.2820000000002" table:style-name="ce10">
            <text:p>1,018.282</text:p>
          </table:table-cell>
          <table:table-cell office:value-type="float" office:value="2378.8160000000003" table:style-name="ce10">
            <text:p>2,378.816</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628.742999999999" table:style-name="ce10">
            <text:p>25,628.743</text:p>
          </table:table-cell>
          <table:table-cell office:value-type="float" office:value="952.70500000000004" table:style-name="ce10">
            <text:p>952.705</text:p>
          </table:table-cell>
          <table:table-cell office:value-type="float" office:value="1266.134" table:style-name="ce10">
            <text:p>1,266.13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24.94000000000003" table:style-name="ce10">
            <text:p>224.940</text:p>
          </table:table-cell>
          <table:table-cell office:value-type="float" office:value="0" table:style-name="ce10">
            <text:p>0.000</text:p>
          </table:table-cell>
          <table:table-cell office:value-type="float" office:value="4.4180000000000001" table:style-name="ce10">
            <text:p>4.41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446.93600000003" table:style-name="ce13">
            <text:p>119,446.936</text:p>
          </table:table-cell>
          <table:table-cell office:value-type="float" office:value="4788.2260000000006" table:style-name="ce13">
            <text:p>4,788.226</text:p>
          </table:table-cell>
          <table:table-cell office:value-type="float" office:value="11792.431" table:style-name="ce13">
            <text:p>11,792.43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53.76600000000008" table:style-name="ce10">
            <text:p>553.766</text:p>
          </table:table-cell>
          <table:table-cell office:value-type="float" office:value="0.10700000000000001" table:style-name="ce10">
            <text:p>0.107</text:p>
          </table:table-cell>
          <table:table-cell office:value-type="float" office:value="0.26700000000000002" table:style-name="ce10">
            <text:p>0.26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8.76600000000001" table:style-name="ce10">
            <text:p>108.766</text:p>
          </table:table-cell>
          <table:table-cell office:value-type="float" office:value="0" table:style-name="ce10">
            <text:p>0.000</text:p>
          </table:table-cell>
          <table:table-cell office:value-type="float" office:value="0.47400000000000003" table:style-name="ce10">
            <text:p>0.474</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27.33100000000002" table:style-name="ce10">
            <text:p>827.331</text:p>
          </table:table-cell>
          <table:table-cell office:value-type="float" office:value="9.9610000000000003" table:style-name="ce10">
            <text:p>9.961</text:p>
          </table:table-cell>
          <table:table-cell office:value-type="float" office:value="20.23" table:style-name="ce10">
            <text:p>20.23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0.876000000000001" table:style-name="ce10">
            <text:p>20.876</text:p>
          </table:table-cell>
          <table:table-cell office:value-type="float" office:value="0" table:style-name="ce10">
            <text:p>0.000</text:p>
          </table:table-cell>
          <table:table-cell office:value-type="float" office:value="0.47300000000000003" table:style-name="ce10">
            <text:p>0.473</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79.17200000000003" table:style-name="ce10">
            <text:p>379.172</text:p>
          </table:table-cell>
          <table:table-cell office:value-type="float" office:value="0" table:style-name="ce10">
            <text:p>0.000</text:p>
          </table:table-cell>
          <table:table-cell office:value-type="float" office:value="9.8800000000000008" table:style-name="ce10">
            <text:p>9.88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3.335000000000008" table:style-name="ce10">
            <text:p>73.335</text:p>
          </table:table-cell>
          <table:table-cell office:value-type="float" office:value="24.3" table:style-name="ce10">
            <text:p>24.300</text:p>
          </table:table-cell>
          <table:table-cell office:value-type="float" office:value="16.915000000000003" table:style-name="ce10">
            <text:p>16.91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5100000000000001" table:style-name="ce10">
            <text:p>0.451</text:p>
          </table:table-cell>
          <table:table-cell office:value-type="float" office:value="0" table:style-name="ce10">
            <text:p>0.000</text:p>
          </table:table-cell>
          <table:table-cell office:value-type="float" office:value="3.1E-2" table:style-name="ce10">
            <text:p>0.03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6.242000000000004" table:style-name="ce10">
            <text:p>36.242</text:p>
          </table:table-cell>
          <table:table-cell office:value-type="float" office:value="0" table:style-name="ce10">
            <text:p>0.000</text:p>
          </table:table-cell>
          <table:table-cell office:value-type="float" office:value="1.54" table:style-name="ce10">
            <text:p>1.54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824000000000002" table:style-name="ce10">
            <text:p>18.82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2.373000000000005" table:style-name="ce10">
            <text:p>52.37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5.38100000000003" table:style-name="ce10">
            <text:p>195.381</text:p>
          </table:table-cell>
          <table:table-cell office:value-type="float" office:value="23.452999999999999" table:style-name="ce10">
            <text:p>23.453</text:p>
          </table:table-cell>
          <table:table-cell office:value-type="float" office:value="7.085" table:style-name="ce10">
            <text:p>7.08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859.13200000000006" table:style-name="ce10">
            <text:p>859.132</text:p>
          </table:table-cell>
          <table:table-cell office:value-type="float" office:value="27.721" table:style-name="ce10">
            <text:p>27.721</text:p>
          </table:table-cell>
          <table:table-cell office:value-type="float" office:value="1.429" table:style-name="ce10">
            <text:p>1.4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772.48200000000008" table:style-name="ce10">
            <text:p>772.482</text:p>
          </table:table-cell>
          <table:table-cell office:value-type="float" office:value="0" table:style-name="ce10">
            <text:p>0.000</text:p>
          </table:table-cell>
          <table:table-cell office:value-type="float" office:value="1.1300000000000001" table:style-name="ce10">
            <text:p>1.13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898.1309999999999" table:style-name="ce13">
            <text:p>3,898.131</text:p>
          </table:table-cell>
          <table:table-cell office:value-type="float" office:value="85.542000000000002" table:style-name="ce13">
            <text:p>85.542</text:p>
          </table:table-cell>
          <table:table-cell office:value-type="float" office:value="59.454000000000008" table:style-name="ce13">
            <text:p>59.454</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4</text:p>
          </table:table-cell>
          <table:table-cell table:style-name="ce4"/>
          <table:table-cell table:number-columns-repeated="16382" table:style-name="ce1"/>
        </table:table-row>
        <table:table-row table:style-name="ro2">
          <table:table-cell office:value-type="string" table:style-name="ce2">
            <text:p>Report run on: 31/3/2015</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821.161" table:style-name="ce10">
            <text:p>40,821.161</text:p>
          </table:table-cell>
          <table:table-cell office:value-type="float" office:value="1395.365" table:style-name="ce10">
            <text:p>1,395.365</text:p>
          </table:table-cell>
          <table:table-cell office:value-type="float" office:value="5219.1720000000005" table:style-name="ce10">
            <text:p>5,219.17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082.0169999999998" table:style-name="ce10">
            <text:p>9,082.017</text:p>
          </table:table-cell>
          <table:table-cell office:value-type="float" office:value="51.13" table:style-name="ce10">
            <text:p>51.130</text:p>
          </table:table-cell>
          <table:table-cell office:value-type="float" office:value="773.49600000000009" table:style-name="ce10">
            <text:p>773.496</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259.773000000001" table:style-name="ce10">
            <text:p>9,259.773</text:p>
          </table:table-cell>
          <table:table-cell office:value-type="float" office:value="584.7700000000001" table:style-name="ce10">
            <text:p>584.770</text:p>
          </table:table-cell>
          <table:table-cell office:value-type="float" office:value="611.8950000000001" table:style-name="ce10">
            <text:p>611.89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425.5930000000008" table:style-name="ce10">
            <text:p>9,425.593</text:p>
          </table:table-cell>
          <table:table-cell office:value-type="float" office:value="736.21699999999998" table:style-name="ce10">
            <text:p>736.217</text:p>
          </table:table-cell>
          <table:table-cell office:value-type="float" office:value="690.84" table:style-name="ce10">
            <text:p>690.84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930000000000001" table:style-name="ce10">
            <text:p>1.193</text:p>
          </table:table-cell>
          <table:table-cell office:value-type="float" office:value="0.12100000000000001" table:style-name="ce10">
            <text:p>0.121</text:p>
          </table:table-cell>
          <table:table-cell office:value-type="float" office:value="6.8000000000000005E-2" table:style-name="ce10">
            <text:p>0.068</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10.5560000000005" table:style-name="ce10">
            <text:p>4,710.556</text:p>
          </table:table-cell>
          <table:table-cell office:value-type="float" office:value="21.564" table:style-name="ce10">
            <text:p>21.564</text:p>
          </table:table-cell>
          <table:table-cell office:value-type="float" office:value="281.53800000000001" table:style-name="ce10">
            <text:p>281.538</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52.4" table:style-name="ce10">
            <text:p>552.400</text:p>
          </table:table-cell>
          <table:table-cell office:value-type="float" office:value="2.585" table:style-name="ce10">
            <text:p>2.585</text:p>
          </table:table-cell>
          <table:table-cell office:value-type="float" office:value="32.319000000000003" table:style-name="ce10">
            <text:p>32.31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71" table:style-name="ce10">
            <text:p>1.371</text:p>
          </table:table-cell>
          <table:table-cell office:value-type="float" office:value="0.35800000000000004" table:style-name="ce10">
            <text:p>0.358</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1.32" table:style-name="ce10">
            <text:p>21.320</text:p>
          </table:table-cell>
          <table:table-cell office:value-type="float" office:value="3.0000000000000001E-3" table:style-name="ce10">
            <text:p>0.003</text:p>
          </table:table-cell>
          <table:table-cell office:value-type="float" office:value="0.43500000000000005" table:style-name="ce10">
            <text:p>0.435</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14" table:style-name="ce10">
            <text:p>0.11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172.182000000001" table:style-name="ce10">
            <text:p>21,172.182</text:p>
          </table:table-cell>
          <table:table-cell office:value-type="float" office:value="1147.1990000000003" table:style-name="ce10">
            <text:p>1,147.199</text:p>
          </table:table-cell>
          <table:table-cell office:value-type="float" office:value="1551.1690000000001" table:style-name="ce10">
            <text:p>1,551.16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039.031999999999" table:style-name="ce10">
            <text:p>28,039.032</text:p>
          </table:table-cell>
          <table:table-cell office:value-type="float" office:value="981.02" table:style-name="ce10">
            <text:p>981.020</text:p>
          </table:table-cell>
          <table:table-cell office:value-type="float" office:value="1474.3020000000001" table:style-name="ce10">
            <text:p>1,474.302</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33.00199999999998" table:style-name="ce10">
            <text:p>233.002</text:p>
          </table:table-cell>
          <table:table-cell office:value-type="float" office:value="0" table:style-name="ce10">
            <text:p>0.000</text:p>
          </table:table-cell>
          <table:table-cell office:value-type="float" office:value="6.0470000000000006" table:style-name="ce10">
            <text:p>6.047</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3319.71399999999" table:style-name="ce13">
            <text:p>123,319.714</text:p>
          </table:table-cell>
          <table:table-cell office:value-type="float" office:value="4920.3320000000003" table:style-name="ce13">
            <text:p>4,920.332</text:p>
          </table:table-cell>
          <table:table-cell office:value-type="float" office:value="10641.281000000003" table:style-name="ce13">
            <text:p>10,641.28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09.835" table:style-name="ce10">
            <text:p>1,009.835</text:p>
          </table:table-cell>
          <table:table-cell office:value-type="float" office:value="0.56900000000000006" table:style-name="ce10">
            <text:p>0.569</text:p>
          </table:table-cell>
          <table:table-cell office:value-type="float" office:value="0.42600000000000005" table:style-name="ce10">
            <text:p>0.426</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8.679000000000002" table:style-name="ce10">
            <text:p>88.679</text:p>
          </table:table-cell>
          <table:table-cell office:value-type="float" office:value="2.7520000000000002" table:style-name="ce10">
            <text:p>2.752</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50.24799999999993" table:style-name="ce10">
            <text:p>750.248</text:p>
          </table:table-cell>
          <table:table-cell office:value-type="float" office:value="6.4500000000000011" table:style-name="ce10">
            <text:p>6.450</text:p>
          </table:table-cell>
          <table:table-cell office:value-type="float" office:value="25.41" table:style-name="ce10">
            <text:p>25.410</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259" table:style-name="ce10">
            <text:p>19.259</text:p>
          </table:table-cell>
          <table:table-cell office:value-type="float" office:value="0.16700000000000001" table:style-name="ce10">
            <text:p>0.167</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80.85599999999999" table:style-name="ce10">
            <text:p>580.856</text:p>
          </table:table-cell>
          <table:table-cell office:value-type="float" office:value="0" table:style-name="ce10">
            <text:p>0.000</text:p>
          </table:table-cell>
          <table:table-cell office:value-type="float" office:value="3.6100000000000003" table:style-name="ce10">
            <text:p>3.61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9.648000000000003" table:style-name="ce10">
            <text:p>59.648</text:p>
          </table:table-cell>
          <table:table-cell office:value-type="float" office:value="22.561" table:style-name="ce10">
            <text:p>22.561</text:p>
          </table:table-cell>
          <table:table-cell office:value-type="float" office:value="22.354000000000003" table:style-name="ce10">
            <text:p>22.354</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27100000000000002" table:style-name="ce10">
            <text:p>0.27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4.844999999999999" table:style-name="ce10">
            <text:p>64.845</text:p>
          </table:table-cell>
          <table:table-cell office:value-type="float" office:value="0" table:style-name="ce10">
            <text:p>0.000</text:p>
          </table:table-cell>
          <table:table-cell office:value-type="float" office:value="0.38300000000000001" table:style-name="ce10">
            <text:p>0.383</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543000000000001" table:style-name="ce10">
            <text:p>12.543</text:p>
          </table:table-cell>
          <table:table-cell office:value-type="float" office:value="3.4000000000000002E-2" table:style-name="ce10">
            <text:p>0.034</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055" table:style-name="ce10">
            <text:p>26.05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0.56800000000001" table:style-name="ce10">
            <text:p>180.568</text:p>
          </table:table-cell>
          <table:table-cell office:value-type="float" office:value="32.953000000000003" table:style-name="ce10">
            <text:p>32.953</text:p>
          </table:table-cell>
          <table:table-cell office:value-type="float" office:value="1.8330000000000002" table:style-name="ce10">
            <text:p>1.833</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32.13900000000001" table:style-name="ce10">
            <text:p>532.139</text:p>
          </table:table-cell>
          <table:table-cell office:value-type="float" office:value="41.777000000000001" table:style-name="ce10">
            <text:p>41.777</text:p>
          </table:table-cell>
          <table:table-cell office:value-type="float" office:value="10.615" table:style-name="ce10">
            <text:p>10.61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852.197" table:style-name="ce10">
            <text:p>852.197</text:p>
          </table:table-cell>
          <table:table-cell office:value-type="float" office:value="0" table:style-name="ce10">
            <text:p>0.000</text:p>
          </table:table-cell>
          <table:table-cell office:value-type="float" office:value="0.32" table:style-name="ce10">
            <text:p>0.32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4177.1430000000009" table:style-name="ce13">
            <text:p>4,177.143</text:p>
          </table:table-cell>
          <table:table-cell office:value-type="float" office:value="107.26300000000001" table:style-name="ce13">
            <text:p>107.263</text:p>
          </table:table-cell>
          <table:table-cell office:value-type="float" office:value="64.950999999999993" table:style-name="ce13">
            <text:p>64.951</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4</text:p>
          </table:table-cell>
          <table:table-cell table:style-name="ce4"/>
          <table:table-cell table:number-columns-repeated="16382" table:style-name="ce1"/>
        </table:table-row>
        <table:table-row table:style-name="ro2">
          <table:table-cell office:value-type="string" table:style-name="ce2">
            <text:p>Report run on: 31/3/2015</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2301.382999999994" table:style-name="ce10">
            <text:p>42,301.383</text:p>
          </table:table-cell>
          <table:table-cell office:value-type="float" office:value="1215.595" table:style-name="ce10">
            <text:p>1,215.595</text:p>
          </table:table-cell>
          <table:table-cell office:value-type="float" office:value="5314.2470000000012" table:style-name="ce10">
            <text:p>5,314.24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41.521999999999" table:style-name="ce10">
            <text:p>9,141.522</text:p>
          </table:table-cell>
          <table:table-cell office:value-type="float" office:value="54.206000000000003" table:style-name="ce10">
            <text:p>54.206</text:p>
          </table:table-cell>
          <table:table-cell office:value-type="float" office:value="869.67" table:style-name="ce10">
            <text:p>869.670</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299.98" table:style-name="ce10">
            <text:p>9,299.980</text:p>
          </table:table-cell>
          <table:table-cell office:value-type="float" office:value="517.18899999999996" table:style-name="ce10">
            <text:p>517.189</text:p>
          </table:table-cell>
          <table:table-cell office:value-type="float" office:value="629.84699999999998" table:style-name="ce10">
            <text:p>629.847</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278.8310000000001" table:style-name="ce10">
            <text:p>9,278.831</text:p>
          </table:table-cell>
          <table:table-cell office:value-type="float" office:value="524.80900000000008" table:style-name="ce10">
            <text:p>524.809</text:p>
          </table:table-cell>
          <table:table-cell office:value-type="float" office:value="714.36800000000005" table:style-name="ce10">
            <text:p>714.368</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589999999999996" table:style-name="ce10">
            <text:p>8.459</text:p>
          </table:table-cell>
          <table:table-cell office:value-type="float" office:value="0.19500000000000001" table:style-name="ce10">
            <text:p>0.195</text:p>
          </table:table-cell>
          <table:table-cell office:value-type="float" office:value="1.5000000000000001E-2" table:style-name="ce10">
            <text:p>0.015</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28.0140000000001" table:style-name="ce10">
            <text:p>4,728.014</text:p>
          </table:table-cell>
          <table:table-cell office:value-type="float" office:value="21.305" table:style-name="ce10">
            <text:p>21.305</text:p>
          </table:table-cell>
          <table:table-cell office:value-type="float" office:value="291.99400000000003" table:style-name="ce10">
            <text:p>291.994</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78.7890000000001" table:style-name="ce10">
            <text:p>578.789</text:p>
          </table:table-cell>
          <table:table-cell office:value-type="float" office:value="11.737" table:style-name="ce10">
            <text:p>11.737</text:p>
          </table:table-cell>
          <table:table-cell office:value-type="float" office:value="34.622" table:style-name="ce10">
            <text:p>34.62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3260000000000001" table:style-name="ce10">
            <text:p>3.326</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389000000000001" table:style-name="ce10">
            <text:p>12.389</text:p>
          </table:table-cell>
          <table:table-cell office:value-type="float" office:value="0" table:style-name="ce10">
            <text:p>0.000</text:p>
          </table:table-cell>
          <table:table-cell office:value-type="float" office:value="0.6150000000000001" table:style-name="ce10">
            <text:p>0.61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97900000000000009" table:style-name="ce10">
            <text:p>0.979</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0993.985000000001" table:style-name="ce10">
            <text:p>20,993.985</text:p>
          </table:table-cell>
          <table:table-cell office:value-type="float" office:value="1000.141" table:style-name="ce10">
            <text:p>1,000.141</text:p>
          </table:table-cell>
          <table:table-cell office:value-type="float" office:value="1580.6550000000002" table:style-name="ce10">
            <text:p>1,580.655</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875.949999999997" table:style-name="ce10">
            <text:p>32,875.950</text:p>
          </table:table-cell>
          <table:table-cell office:value-type="float" office:value="1058.3900000000001" table:style-name="ce10">
            <text:p>1,058.390</text:p>
          </table:table-cell>
          <table:table-cell office:value-type="float" office:value="1795.6690000000003" table:style-name="ce10">
            <text:p>1,795.669</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69.15700000000004" table:style-name="ce10">
            <text:p>369.157</text:p>
          </table:table-cell>
          <table:table-cell office:value-type="float" office:value="0" table:style-name="ce10">
            <text:p>0.000</text:p>
          </table:table-cell>
          <table:table-cell office:value-type="float" office:value="6.5190000000000001" table:style-name="ce10">
            <text:p>6.519</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9592.76400000001" table:style-name="ce13">
            <text:p>129,592.764</text:p>
          </table:table-cell>
          <table:table-cell office:value-type="float" office:value="4403.567" table:style-name="ce13">
            <text:p>4,403.567</text:p>
          </table:table-cell>
          <table:table-cell office:value-type="float" office:value="11238.221000000001" table:style-name="ce13">
            <text:p>11,238.221</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93.3109999999999" table:style-name="ce10">
            <text:p>1,093.311</text:p>
          </table:table-cell>
          <table:table-cell office:value-type="float" office:value="0" table:style-name="ce10">
            <text:p>0.000</text:p>
          </table:table-cell>
          <table:table-cell office:value-type="float" office:value="0.16" table:style-name="ce10">
            <text:p>0.16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9.568000000000012" table:style-name="ce10">
            <text:p>89.568</text:p>
          </table:table-cell>
          <table:table-cell office:value-type="float" office:value="0" table:style-name="ce10">
            <text:p>0.000</text:p>
          </table:table-cell>
          <table:table-cell office:value-type="float" office:value="0.373" table:style-name="ce10">
            <text:p>0.373</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70.76800000000003" table:style-name="ce10">
            <text:p>770.768</text:p>
          </table:table-cell>
          <table:table-cell office:value-type="float" office:value="25.772000000000002" table:style-name="ce10">
            <text:p>25.772</text:p>
          </table:table-cell>
          <table:table-cell office:value-type="float" office:value="15.470000000000002" table:style-name="ce10">
            <text:p>15.47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2.243" table:style-name="ce10">
            <text:p>12.243</text:p>
          </table:table-cell>
          <table:table-cell office:value-type="float" office:value="0.35200000000000004" table:style-name="ce10">
            <text:p>0.352</text:p>
          </table:table-cell>
          <table:table-cell office:value-type="float" office:value="1.1500000000000001" table:style-name="ce10">
            <text:p>1.15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40.339" table:style-name="ce10">
            <text:p>340.339</text:p>
          </table:table-cell>
          <table:table-cell office:value-type="float" office:value="0" table:style-name="ce10">
            <text:p>0.000</text:p>
          </table:table-cell>
          <table:table-cell office:value-type="float" office:value="0.62" table:style-name="ce10">
            <text:p>0.62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3.138000000000005" table:style-name="ce10">
            <text:p>63.138</text:p>
          </table:table-cell>
          <table:table-cell office:value-type="float" office:value="26.828000000000003" table:style-name="ce10">
            <text:p>26.828</text:p>
          </table:table-cell>
          <table:table-cell office:value-type="float" office:value="20.492000000000001" table:style-name="ce10">
            <text:p>20.49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54100000000000004" table:style-name="ce10">
            <text:p>0.541</text:p>
          </table:table-cell>
          <table:table-cell office:value-type="float" office:value="0" table:style-name="ce10">
            <text:p>0.000</text:p>
          </table:table-cell>
          <table:table-cell office:value-type="float" office:value="2.4E-2" table:style-name="ce10">
            <text:p>0.02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6.996000000000002" table:style-name="ce10">
            <text:p>36.996</text:p>
          </table:table-cell>
          <table:table-cell office:value-type="float" office:value="0" table:style-name="ce10">
            <text:p>0.000</text:p>
          </table:table-cell>
          <table:table-cell office:value-type="float" office:value="0.33800000000000002" table:style-name="ce10">
            <text:p>0.33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585000000000001" table:style-name="ce10">
            <text:p>15.585</text:p>
          </table:table-cell>
          <table:table-cell office:value-type="float" office:value="3.1E-2" table:style-name="ce10">
            <text:p>0.031</text:p>
          </table:table-cell>
          <table:table-cell office:value-type="float" office:value="3.7160000000000002" table:style-name="ce10">
            <text:p>3.71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47900000000000004" table:style-name="ce10">
            <text:p>0.47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1.859000000000009" table:style-name="ce10">
            <text:p>91.859</text:p>
          </table:table-cell>
          <table:table-cell office:value-type="float" office:value="2.3220000000000001" table:style-name="ce10">
            <text:p>2.322</text:p>
          </table:table-cell>
          <table:table-cell office:value-type="float" office:value="0.73499999999999999" table:style-name="ce10">
            <text:p>0.73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56.12" table:style-name="ce10">
            <text:p>456.120</text:p>
          </table:table-cell>
          <table:table-cell office:value-type="float" office:value="0" table:style-name="ce10">
            <text:p>0.000</text:p>
          </table:table-cell>
          <table:table-cell office:value-type="float" office:value="5.4690000000000003" table:style-name="ce10">
            <text:p>5.469</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806.55099999999993" table:style-name="ce10">
            <text:p>806.551</text:p>
          </table:table-cell>
          <table:table-cell office:value-type="float" office:value="0" table:style-name="ce10">
            <text:p>0.000</text:p>
          </table:table-cell>
          <table:table-cell office:value-type="float" office:value="8.6000000000000007E-2" table:style-name="ce10">
            <text:p>0.08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777.4979999999996" table:style-name="ce13">
            <text:p>3,777.498</text:p>
          </table:table-cell>
          <table:table-cell office:value-type="float" office:value="55.305000000000007" table:style-name="ce13">
            <text:p>55.305</text:p>
          </table:table-cell>
          <table:table-cell office:value-type="float" office:value="48.633000000000003" table:style-name="ce13">
            <text:p>48.633</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4</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31/3/2015</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502.543000000005" table:style-name="ce73">
            <text:p>43,502.543</text:p>
          </table:table-cell>
          <table:table-cell office:value-type="float" office:value="949.35700000000008" table:style-name="ce10">
            <text:p>949.357</text:p>
          </table:table-cell>
          <table:table-cell office:value-type="float" office:value="6614.1890000000012" table:style-name="ce10">
            <text:p>6,614.189</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99.8420000000006" table:style-name="ce73">
            <text:p>7,899.842</text:p>
          </table:table-cell>
          <table:table-cell office:value-type="float" office:value="43.759000000000007" table:style-name="ce10">
            <text:p>43.759</text:p>
          </table:table-cell>
          <table:table-cell office:value-type="float" office:value="458.62400000000002" table:style-name="ce10">
            <text:p>458.624</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600.8090000000011" table:style-name="ce73">
            <text:p>9,600.809</text:p>
          </table:table-cell>
          <table:table-cell office:value-type="float" office:value="1383.0630000000001" table:style-name="ce10">
            <text:p>1,383.063</text:p>
          </table:table-cell>
          <table:table-cell office:value-type="float" office:value="368.38200000000001" table:style-name="ce10">
            <text:p>368.382</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858.79" table:style-name="ce73">
            <text:p>7,858.790</text:p>
          </table:table-cell>
          <table:table-cell office:value-type="float" office:value="518.49800000000005" table:style-name="ce10">
            <text:p>518.498</text:p>
          </table:table-cell>
          <table:table-cell office:value-type="float" office:value="582.35500000000002" table:style-name="ce10">
            <text:p>582.355</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69" table:style-name="ce73">
            <text:p>5.069</text:p>
          </table:table-cell>
          <table:table-cell office:value-type="float" office:value="3.9849999999999999" table:style-name="ce10">
            <text:p>3.985</text:p>
          </table:table-cell>
          <table:table-cell office:value-type="float" office:value="5.0000000000000001E-3" table:style-name="ce10">
            <text:p>0.005</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868.5139999999997" table:style-name="ce73">
            <text:p>3,868.514</text:p>
          </table:table-cell>
          <table:table-cell office:value-type="float" office:value="15.48" table:style-name="ce10">
            <text:p>15.480</text:p>
          </table:table-cell>
          <table:table-cell office:value-type="float" office:value="133.08500000000001" table:style-name="ce10">
            <text:p>133.085</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51.69299999999998" table:style-name="ce73">
            <text:p>451.693</text:p>
          </table:table-cell>
          <table:table-cell office:value-type="float" office:value="8.3140000000000001" table:style-name="ce10">
            <text:p>8.314</text:p>
          </table:table-cell>
          <table:table-cell office:value-type="float" office:value="15.189" table:style-name="ce10">
            <text:p>15.189</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05" table:style-name="ce73">
            <text:p>6.050</text:p>
          </table:table-cell>
          <table:table-cell office:value-type="float" office:value="2.585" table:style-name="ce10">
            <text:p>2.585</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183000000000003" table:style-name="ce73">
            <text:p>27.183</text:p>
          </table:table-cell>
          <table:table-cell office:value-type="float" office:value="0" table:style-name="ce10">
            <text:p>0.000</text:p>
          </table:table-cell>
          <table:table-cell office:value-type="float" office:value="0.51600000000000001" table:style-name="ce10">
            <text:p>0.516</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73">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587.291000000001" table:style-name="ce73">
            <text:p>18,587.291</text:p>
          </table:table-cell>
          <table:table-cell office:value-type="float" office:value="1287.2059999999999" table:style-name="ce10">
            <text:p>1,287.206</text:p>
          </table:table-cell>
          <table:table-cell office:value-type="float" office:value="1840.5639999999999" table:style-name="ce10">
            <text:p>1,840.564</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919.262000000002" table:style-name="ce73">
            <text:p>28,919.262</text:p>
          </table:table-cell>
          <table:table-cell office:value-type="float" office:value="741.25900000000001" table:style-name="ce10">
            <text:p>741.259</text:p>
          </table:table-cell>
          <table:table-cell office:value-type="float" office:value="1437.954" table:style-name="ce10">
            <text:p>1,437.95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67.8360000000002" table:style-name="ce73">
            <text:p>1,167.836</text:p>
          </table:table-cell>
          <table:table-cell office:value-type="float" office:value="0" table:style-name="ce10">
            <text:p>0.000</text:p>
          </table:table-cell>
          <table:table-cell office:value-type="float" office:value="0.16800000000000001" table:style-name="ce10">
            <text:p>0.168</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1894.88200000001" table:style-name="ce84">
            <text:p>121,894.882</text:p>
          </table:table-cell>
          <table:table-cell office:value-type="float" office:value="4953.5060000000003" table:style-name="ce13">
            <text:p>4,953.506</text:p>
          </table:table-cell>
          <table:table-cell office:value-type="float" office:value="11451.031000000001" table:style-name="ce13">
            <text:p>11,451.031</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77.88600000000002" table:style-name="ce10">
            <text:p>477.88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01000000000001" table:style-name="ce10">
            <text:p>42.20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93.47400000000005" table:style-name="ce10">
            <text:p>993.474</text:p>
          </table:table-cell>
          <table:table-cell office:value-type="float" office:value="9.1080000000000005" table:style-name="ce10">
            <text:p>9.108</text:p>
          </table:table-cell>
          <table:table-cell office:value-type="float" office:value="20.040000000000003" table:style-name="ce10">
            <text:p>20.040</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126000000000001" table:style-name="ce10">
            <text:p>17.12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39.2170000000001" table:style-name="ce10">
            <text:p>539.21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7.091000000000008" table:style-name="ce10">
            <text:p>77.091</text:p>
          </table:table-cell>
          <table:table-cell office:value-type="float" office:value="25.141999999999999" table:style-name="ce10">
            <text:p>25.142</text:p>
          </table:table-cell>
          <table:table-cell office:value-type="float" office:value="23.559000000000001" table:style-name="ce10">
            <text:p>23.559</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9830000000000001" table:style-name="ce10">
            <text:p>0.98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3.909000000000002" table:style-name="ce10">
            <text:p>23.909</text:p>
          </table:table-cell>
          <table:table-cell office:value-type="float" office:value="0" table:style-name="ce10">
            <text:p>0.000</text:p>
          </table:table-cell>
          <table:table-cell office:value-type="float" office:value="0.51600000000000001" table:style-name="ce10">
            <text:p>0.516</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9.089000000000006" table:style-name="ce10">
            <text:p>49.089</text:p>
          </table:table-cell>
          <table:table-cell office:value-type="float" office:value="0" table:style-name="ce10">
            <text:p>0.000</text:p>
          </table:table-cell>
          <table:table-cell office:value-type="float" office:value="1.877" table:style-name="ce10">
            <text:p>1.877</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084000000000003" table:style-name="ce10">
            <text:p>25.08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6.15100000000001" table:style-name="ce10">
            <text:p>76.151</text:p>
          </table:table-cell>
          <table:table-cell office:value-type="float" office:value="1.1280000000000001" table:style-name="ce10">
            <text:p>1.128</text:p>
          </table:table-cell>
          <table:table-cell office:value-type="float" office:value="1.8240000000000001" table:style-name="ce10">
            <text:p>1.824</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89.2940000000001" table:style-name="ce73">
            <text:p>1,089.294</text:p>
          </table:table-cell>
          <table:table-cell office:value-type="float" office:value="0" table:style-name="ce10">
            <text:p>0.000</text:p>
          </table:table-cell>
          <table:table-cell office:value-type="float" office:value="6.3390000000000004" table:style-name="ce10">
            <text:p>6.33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90.59700000000004" table:style-name="ce73">
            <text:p>290.597</text:p>
          </table:table-cell>
          <table:table-cell office:value-type="float" office:value="0" table:style-name="ce10">
            <text:p>0.000</text:p>
          </table:table-cell>
          <table:table-cell office:value-type="float" office:value="0.81900000000000006" table:style-name="ce10">
            <text:p>0.819</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702.1020000000003" table:style-name="ce13">
            <text:p>3,702.102</text:p>
          </table:table-cell>
          <table:table-cell office:value-type="float" office:value="35.378" table:style-name="ce13">
            <text:p>35.378</text:p>
          </table:table-cell>
          <table:table-cell office:value-type="float" office:value="54.974000000000004" table:style-name="ce13">
            <text:p>54.974</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4</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31/3/2015</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9627.329" table:style-name="ce10">
            <text:p>169,627.329</text:p>
          </table:table-cell>
          <table:table-cell office:value-type="float" office:value="5021.1819999999998" table:style-name="ce10">
            <text:p>5,021.182</text:p>
          </table:table-cell>
          <table:table-cell office:value-type="float" office:value="23300.714000000004" table:style-name="ce10">
            <text:p>23,300.714</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400.683000000005" table:style-name="ce10">
            <text:p>34,400.683</text:p>
          </table:table-cell>
          <table:table-cell office:value-type="float" office:value="199.97400000000005" table:style-name="ce10">
            <text:p>199.974</text:p>
          </table:table-cell>
          <table:table-cell office:value-type="float" office:value="2743.0330000000004" table:style-name="ce10">
            <text:p>2,743.033</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6375.275999999998" table:style-name="ce10">
            <text:p>36,375.276</text:p>
          </table:table-cell>
          <table:table-cell office:value-type="float" office:value="3029.953" table:style-name="ce10">
            <text:p>3,029.953</text:p>
          </table:table-cell>
          <table:table-cell office:value-type="float" office:value="2077.518" table:style-name="ce10">
            <text:p>2,077.518</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5117.887000000002" table:style-name="ce10">
            <text:p>35,117.887</text:p>
          </table:table-cell>
          <table:table-cell office:value-type="float" office:value="2497.2270000000003" table:style-name="ce10">
            <text:p>2,497.227</text:p>
          </table:table-cell>
          <table:table-cell office:value-type="float" office:value="2620.431" table:style-name="ce10">
            <text:p>2,620.431</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5.788" table:style-name="ce10">
            <text:p>15.788</text:p>
          </table:table-cell>
          <table:table-cell office:value-type="float" office:value="4.3469999999999995" table:style-name="ce10">
            <text:p>4.347</text:p>
          </table:table-cell>
          <table:table-cell office:value-type="float" office:value="9.0000000000000011E-2" table:style-name="ce10">
            <text:p>0.090</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517.493999999999" table:style-name="ce10">
            <text:p>17,517.494</text:p>
          </table:table-cell>
          <table:table-cell office:value-type="float" office:value="85.322999999999993" table:style-name="ce10">
            <text:p>85.323</text:p>
          </table:table-cell>
          <table:table-cell office:value-type="float" office:value="924.57700000000011" table:style-name="ce10">
            <text:p>924.577</text:p>
          </table:table-cell>
          <table:table-cell table:style-name="ce171"/>
          <table:table-cell table:style-name="ce171"/>
          <table:table-cell table:style-name="ce17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23.4170000000004" table:style-name="ce10">
            <text:p>2,123.417</text:p>
          </table:table-cell>
          <table:table-cell office:value-type="float" office:value="38.4" table:style-name="ce10">
            <text:p>38.400</text:p>
          </table:table-cell>
          <table:table-cell office:value-type="float" office:value="112.267" table:style-name="ce10">
            <text:p>112.267</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1.827999999999999" table:style-name="ce10">
            <text:p>11.828</text:p>
          </table:table-cell>
          <table:table-cell office:value-type="float" office:value="2.9430000000000001" table:style-name="ce10">
            <text:p>2.943</text:p>
          </table:table-cell>
          <table:table-cell office:value-type="float" office:value="0" table:style-name="ce10">
            <text:p>0.000</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3.191000000000003" table:style-name="ce10">
            <text:p>83.191</text:p>
          </table:table-cell>
          <table:table-cell office:value-type="float" office:value="0.08" table:style-name="ce10">
            <text:p>0.080</text:p>
          </table:table-cell>
          <table:table-cell office:value-type="float" office:value="1.919" table:style-name="ce10">
            <text:p>1.919</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552" table:style-name="ce10">
            <text:p>1.552</text:p>
          </table:table-cell>
          <table:table-cell office:value-type="float" office:value="0" table:style-name="ce10">
            <text:p>0.000</text:p>
          </table:table-cell>
          <table:table-cell office:value-type="float" office:value="0" table:style-name="ce10">
            <text:p>0.000</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1521.929000000004" table:style-name="ce10">
            <text:p>81,521.929</text:p>
          </table:table-cell>
          <table:table-cell office:value-type="float" office:value="4452.8280000000004" table:style-name="ce10">
            <text:p>4,452.828</text:p>
          </table:table-cell>
          <table:table-cell office:value-type="float" office:value="7351.2040000000015" table:style-name="ce10">
            <text:p>7,351.204</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15462.98699999999" table:style-name="ce10">
            <text:p>115,462.987</text:p>
          </table:table-cell>
          <table:table-cell office:value-type="float" office:value="3733.3739999999998" table:style-name="ce10">
            <text:p>3,733.374</text:p>
          </table:table-cell>
          <table:table-cell office:value-type="float" office:value="5974.0590000000002" table:style-name="ce10">
            <text:p>5,974.059</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994.9350000000004" table:style-name="ce10">
            <text:p>1,994.935</text:p>
          </table:table-cell>
          <table:table-cell office:value-type="float" office:value="0" table:style-name="ce10">
            <text:p>0.000</text:p>
          </table:table-cell>
          <table:table-cell office:value-type="float" office:value="17.152000000000001" table:style-name="ce10">
            <text:p>17.152</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71"/>
          <table:table-cell table:style-name="ce171"/>
          <table:table-cell table:style-name="ce17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494254.29600000009" table:style-name="ce13">
            <text:p>494,254.296</text:p>
          </table:table-cell>
          <table:table-cell office:value-type="float" office:value="19065.631000000001" table:style-name="ce13">
            <text:p>19,065.631</text:p>
          </table:table-cell>
          <table:table-cell office:value-type="float" office:value="45122.964000000007" table:style-name="ce13">
            <text:p>45,122.964</text:p>
          </table:table-cell>
          <table:table-cell table:style-name="ce171"/>
          <table:table-cell table:style-name="ce171"/>
          <table:table-cell table:style-name="ce171"/>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71"/>
          <table:table-cell table:style-name="ce171"/>
          <table:table-cell table:style-name="ce171"/>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71"/>
          <table:table-cell table:style-name="ce171"/>
          <table:table-cell table:style-name="ce171"/>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71"/>
          <table:table-cell table:style-name="ce171"/>
          <table:table-cell table:style-name="ce171"/>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71"/>
          <table:table-cell table:style-name="ce171"/>
          <table:table-cell table:style-name="ce171"/>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134.7980000000002" table:style-name="ce10">
            <text:p>3,134.798</text:p>
          </table:table-cell>
          <table:table-cell office:value-type="float" office:value="0.67600000000000005" table:style-name="ce10">
            <text:p>0.676</text:p>
          </table:table-cell>
          <table:table-cell office:value-type="float" office:value="0.85300000000000009" table:style-name="ce10">
            <text:p>0.853</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29.21400000000006" table:style-name="ce10">
            <text:p>329.214</text:p>
          </table:table-cell>
          <table:table-cell office:value-type="float" office:value="2.7520000000000002" table:style-name="ce10">
            <text:p>2.752</text:p>
          </table:table-cell>
          <table:table-cell office:value-type="float" office:value="0.84699999999999998" table:style-name="ce10">
            <text:p>0.847</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41.8209999999999" table:style-name="ce10">
            <text:p>3,341.821</text:p>
          </table:table-cell>
          <table:table-cell office:value-type="float" office:value="51.291000000000011" table:style-name="ce10">
            <text:p>51.291</text:p>
          </table:table-cell>
          <table:table-cell office:value-type="float" office:value="81.150000000000006" table:style-name="ce10">
            <text:p>81.150</text:p>
          </table:table-cell>
          <table:table-cell table:style-name="ce171"/>
          <table:table-cell table:style-name="ce172"/>
          <table:table-cell table:style-name="ce172"/>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504000000000005" table:style-name="ce10">
            <text:p>69.504</text:p>
          </table:table-cell>
          <table:table-cell office:value-type="float" office:value="0.51900000000000002" table:style-name="ce10">
            <text:p>0.519</text:p>
          </table:table-cell>
          <table:table-cell office:value-type="float" office:value="1.6230000000000002" table:style-name="ce10">
            <text:p>1.623</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839.5840000000001" table:style-name="ce10">
            <text:p>1,839.584</text:p>
          </table:table-cell>
          <table:table-cell office:value-type="float" office:value="0" table:style-name="ce10">
            <text:p>0.000</text:p>
          </table:table-cell>
          <table:table-cell office:value-type="float" office:value="14.110000000000001" table:style-name="ce10">
            <text:p>14.110</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3.21199999999999" table:style-name="ce10">
            <text:p>273.212</text:p>
          </table:table-cell>
          <table:table-cell office:value-type="float" office:value="98.831000000000003" table:style-name="ce10">
            <text:p>98.831</text:p>
          </table:table-cell>
          <table:table-cell office:value-type="float" office:value="83.320000000000007" table:style-name="ce10">
            <text:p>83.320</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46" table:style-name="ce10">
            <text:p>2.246</text:p>
          </table:table-cell>
          <table:table-cell office:value-type="float" office:value="0" table:style-name="ce10">
            <text:p>0.000</text:p>
          </table:table-cell>
          <table:table-cell office:value-type="float" office:value="5.5E-2" table:style-name="ce10">
            <text:p>0.055</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61.99199999999999" table:style-name="ce10">
            <text:p>161.992</text:p>
          </table:table-cell>
          <table:table-cell office:value-type="float" office:value="0" table:style-name="ce10">
            <text:p>0.000</text:p>
          </table:table-cell>
          <table:table-cell office:value-type="float" office:value="2.7770000000000001" table:style-name="ce10">
            <text:p>2.777</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6.041000000000011" table:style-name="ce10">
            <text:p>96.041</text:p>
          </table:table-cell>
          <table:table-cell office:value-type="float" office:value="6.5000000000000002E-2" table:style-name="ce10">
            <text:p>0.065</text:p>
          </table:table-cell>
          <table:table-cell office:value-type="float" office:value="5.593" table:style-name="ce10">
            <text:p>5.593</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03.991" table:style-name="ce10">
            <text:p>103.991</text:p>
          </table:table-cell>
          <table:table-cell office:value-type="float" office:value="0" table:style-name="ce10">
            <text:p>0.000</text:p>
          </table:table-cell>
          <table:table-cell office:value-type="float" office:value="0" table:style-name="ce10">
            <text:p>0.000</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43.95900000000006" table:style-name="ce10">
            <text:p>543.959</text:p>
          </table:table-cell>
          <table:table-cell office:value-type="float" office:value="59.856000000000009" table:style-name="ce10">
            <text:p>59.856</text:p>
          </table:table-cell>
          <table:table-cell office:value-type="float" office:value="11.476999999999999" table:style-name="ce10">
            <text:p>11.477</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36.6850000000004" table:style-name="ce10">
            <text:p>2,936.685</text:p>
          </table:table-cell>
          <table:table-cell office:value-type="float" office:value="69.498000000000005" table:style-name="ce10">
            <text:p>69.498</text:p>
          </table:table-cell>
          <table:table-cell office:value-type="float" office:value="23.852000000000004" table:style-name="ce10">
            <text:p>23.852</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721.8270000000002" table:style-name="ce10">
            <text:p>2,721.827</text:p>
          </table:table-cell>
          <table:table-cell office:value-type="float" office:value="0" table:style-name="ce10">
            <text:p>0.000</text:p>
          </table:table-cell>
          <table:table-cell office:value-type="float" office:value="2.3550000000000004" table:style-name="ce10">
            <text:p>2.355</text:p>
          </table:table-cell>
          <table:table-cell table:style-name="ce171"/>
          <table:table-cell table:style-name="ce172"/>
          <table:table-cell table:style-name="ce172"/>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71"/>
          <table:table-cell table:style-name="ce172"/>
          <table:table-cell table:style-name="ce172"/>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5554.874000000002" table:style-name="ce13">
            <text:p>15,554.874</text:p>
          </table:table-cell>
          <table:table-cell office:value-type="float" office:value="283.488" table:style-name="ce13">
            <text:p>283.488</text:p>
          </table:table-cell>
          <table:table-cell office:value-type="float" office:value="228.012" table:style-name="ce13">
            <text:p>228.012</text:p>
          </table:table-cell>
          <table:table-cell table:style-name="ce171"/>
          <table:table-cell table:style-name="ce172"/>
          <table:table-cell table:style-name="ce172"/>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4">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table-row>
        <table:table-row table:style-name="ro14">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table-row>
        <table:table-row table:style-name="ro14">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table-row>
        <table:table-row table:style-name="ro3">
          <table:table-cell office:value-type="string" table:style-name="ce61">
            <text:p>NOTES</text:p>
          </table:table-cell>
          <table:table-cell table:style-name="ce62"/>
          <table:table-cell table:style-name="ce63"/>
          <table:table-cell table:number-columns-repeated="6" table:style-name="ce60"/>
          <table:table-cell table:number-columns-repeated="16375"/>
        </table:table-row>
        <table:table-row table:style-name="ro14">
          <table:table-cell office:value-type="string" table:number-columns-spanned="8" table:number-rows-spanned="1" table:style-name="ce66">
            <text:p>The WEEE (Amendment) Regulations 2009 have removed the requirement for AATFs <text:s/>to report the following data: "Treated on Site", "Sent to Reprocessor" and "Sent to Exporter".</text:p>
          </table:table-cell>
          <table:covered-table-cell table:number-columns-repeated="7"/>
          <table:table-cell table:style-name="ce60"/>
          <table:table-cell table:number-columns-repeated="16375"/>
        </table:table-row>
        <table:table-row table:style-name="ro14">
          <table:table-cell office:value-type="string" table:number-columns-spanned="8" table:number-rows-spanned="1" table:style-name="ce66">
            <text:p>There is a small amount of Category 5 Household WEEE reported having been received for treatement and reuse. This is being investigated and may be subject to revision.</text:p>
          </table:table-cell>
          <table:covered-table-cell table:number-columns-repeated="7"/>
          <table:table-cell table:style-name="ce60"/>
          <table:table-cell table:number-columns-repeated="16375"/>
        </table:table-row>
        <table:table-row table:style-name="ro19">
          <table:table-cell office:value-type="string" table:number-columns-spanned="8" table:number-rows-spanned="1" table:style-name="ce85">
            <text:p>The amount of WEEE reported by AATFs received for treatment has increased since this report was first published last month. <text:s/>This followed routine desktop monitoring of AATF data returns. A number of AATFs were contacted about their data resulting in some re-submissions of returns.</text:p>
          </table:table-cell>
          <table:covered-table-cell table:number-columns-repeated="7"/>
          <table:table-cell table:number-columns-repeated="16376" table:style-name="ce1"/>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5. All rights reserved.<text:s text:c="2"/></text:p>
          </table:table-cell>
          <table:table-cell table:number-columns-repeated="16383" table:style-name="ce1"/>
        </table:table-row>
        <table:table-row table:number-rows-repeated="1048355" table:style-name="ro3">
          <table:table-cell table:number-columns-repeated="16384"/>
        </table:table-row>
        <table:named-expressions>
          <table:named-range table:name="Print_Area" table:cell-range-address="2014_Quarters_1_-_4.$A$1:2014_Quarters_1_-_4.$I$221" table:base-cell-address="2014_Quarters_1_-_4.$A$1"/>
        </table:named-expressions>
      </table:table>
      <table:table table:name="2013_Quarters_1_-_4" table:style-name="ta6">
        <table:table-column table:style-name="co6" table:default-cell-style-name="ce86"/>
        <table:table-column table:style-name="co9" table:default-cell-style-name="ce86"/>
        <table:table-column table:style-name="co3" table:default-cell-style-name="ce86"/>
        <table:table-column table:style-name="co10" table:number-columns-repeated="2" table:default-cell-style-name="ce86"/>
        <table:table-column table:style-name="co6" table:default-cell-style-name="ce86"/>
        <table:table-column table:style-name="co4" table:number-columns-repeated="2" table:default-cell-style-name="ce86"/>
        <table:table-column table:style-name="co6" table:number-columns-repeated="16376" table:default-cell-style-name="ce86"/>
        <table:table-row table:style-name="ro1">
          <table:table-cell table:style-name="ce86">
            <draw:frame draw:z-index="1" draw:id="id11" draw:style-name="a11" draw:name="Picture 2" svg:x="0in" svg:y="0.03333in" svg:width="2.65in" svg:height="0.75833in" style:rel-width="scale" style:rel-height="scale">
              <draw:image xlink:href="media/image1.emf" xlink:type="simple" xlink:show="embed" xlink:actuate="onLoad"/>
              <svg:title/>
              <svg:desc/>
            </draw:frame>
          </table:table-cell>
          <table:table-cell table:number-columns-repeated="16383" table:style-name="ce86"/>
        </table:table-row>
        <table:table-row table:style-name="ro2">
          <table:table-cell office:value-type="string" table:style-name="ce87">
            <text:p>Waste Electrical and electronic Equipment (WEEE) received at an Approved Authorised Treatment Facility (AATF)</text:p>
          </table:table-cell>
          <table:table-cell table:number-columns-repeated="16383" table:style-name="ce86"/>
        </table:table-row>
        <table:table-row table:style-name="ro2">
          <table:table-cell office:value-type="string" table:style-name="ce87">
            <text:p>Period covered: January to March 2013</text:p>
          </table:table-cell>
          <table:table-cell table:number-columns-repeated="16383" table:style-name="ce86"/>
        </table:table-row>
        <table:table-row table:style-name="ro2">
          <table:table-cell office:value-type="string" table:style-name="ce87">
            <text:p>Report run on: 26/3/2014</text:p>
          </table:table-cell>
          <table:table-cell table:style-name="ce86"/>
          <table:table-cell table:style-name="ce88"/>
          <table:table-cell table:number-columns-repeated="16381" table:style-name="ce86"/>
        </table:table-row>
        <table:table-row table:style-name="ro3">
          <table:table-cell table:number-columns-repeated="16384"/>
        </table:table-row>
        <table:table-row table:style-name="ro2">
          <table:table-cell office:value-type="string" table:style-name="ce87">
            <text:p>Household WEEE</text:p>
          </table:table-cell>
          <table:table-cell table:number-columns-repeated="16383" table:style-name="ce86"/>
        </table:table-row>
        <table:table-row table:style-name="ro4">
          <table:table-cell table:style-name="ce89"/>
          <table:table-cell table:style-name="ce90"/>
          <table:table-cell office:value-type="string" table:style-name="ce91">
            <text:p>Household</text:p>
          </table:table-cell>
          <table:table-cell office:value-type="string" table:style-name="ce91">
            <text:p>Household</text:p>
          </table:table-cell>
          <table:table-cell office:value-type="string" table:style-name="ce91">
            <text:p>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38418.774000000005" table:style-name="ce93">
            <text:p>38,418.774</text:p>
          </table:table-cell>
          <table:table-cell office:value-type="float" office:value="1382.1630000000002" table:style-name="ce93">
            <text:p>1,382.163</text:p>
          </table:table-cell>
          <table:table-cell office:value-type="float" office:value="10265.375" table:style-name="ce93">
            <text:p>10,265.375</text:p>
          </table:table-cell>
          <table:table-cell table:number-columns-repeated="3" table:style-name="ce94"/>
          <table:table-cell table:number-columns-repeated="1637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7711.7690000000002" table:style-name="ce93">
            <text:p>7,711.769</text:p>
          </table:table-cell>
          <table:table-cell office:value-type="float" office:value="104.08500000000001" table:style-name="ce93">
            <text:p>104.085</text:p>
          </table:table-cell>
          <table:table-cell office:value-type="float" office:value="659.38900000000001" table:style-name="ce93">
            <text:p>659.389</text:p>
          </table:table-cell>
          <table:table-cell table:number-columns-repeated="3" table:style-name="ce94"/>
          <table:table-cell table:number-columns-repeated="1637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7456.1750000000011" table:style-name="ce93">
            <text:p>7,456.175</text:p>
          </table:table-cell>
          <table:table-cell office:value-type="float" office:value="618.6400000000001" table:style-name="ce93">
            <text:p>618.640</text:p>
          </table:table-cell>
          <table:table-cell office:value-type="float" office:value="581.73" table:style-name="ce93">
            <text:p>581.730</text:p>
          </table:table-cell>
          <table:table-cell table:number-columns-repeated="3" table:style-name="ce94"/>
          <table:table-cell table:number-columns-repeated="1637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7586.4650000000001" table:style-name="ce93">
            <text:p>7,586.465</text:p>
          </table:table-cell>
          <table:table-cell office:value-type="float" office:value="362.46699999999998" table:style-name="ce93">
            <text:p>362.467</text:p>
          </table:table-cell>
          <table:table-cell office:value-type="float" office:value="858.19400000000007" table:style-name="ce93">
            <text:p>858.194</text:p>
          </table:table-cell>
          <table:table-cell table:number-columns-repeated="3" table:style-name="ce94"/>
          <table:table-cell table:number-columns-repeated="1637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0.13300000000000001" table:style-name="ce93">
            <text:p>0.133</text:p>
          </table:table-cell>
          <table:table-cell office:value-type="float" office:value="0" table:style-name="ce93">
            <text:p>0.000</text:p>
          </table:table-cell>
          <table:table-cell office:value-type="float" office:value="0.01" table:style-name="ce93">
            <text:p>0.010</text:p>
          </table:table-cell>
          <table:table-cell table:number-columns-repeated="3" table:style-name="ce94"/>
          <table:table-cell table:number-columns-repeated="1637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3783.9840000000004" table:style-name="ce93">
            <text:p>3,783.984</text:p>
          </table:table-cell>
          <table:table-cell office:value-type="float" office:value="44.588999999999999" table:style-name="ce93">
            <text:p>44.589</text:p>
          </table:table-cell>
          <table:table-cell office:value-type="float" office:value="246.74600000000004" table:style-name="ce93">
            <text:p>246.746</text:p>
          </table:table-cell>
          <table:table-cell table:number-columns-repeated="3" table:style-name="ce94"/>
          <table:table-cell table:number-columns-repeated="1637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488.27700000000004" table:style-name="ce93">
            <text:p>488.277</text:p>
          </table:table-cell>
          <table:table-cell office:value-type="float" office:value="12.158000000000001" table:style-name="ce93">
            <text:p>12.158</text:p>
          </table:table-cell>
          <table:table-cell office:value-type="float" office:value="27.226000000000003" table:style-name="ce93">
            <text:p>27.226</text:p>
          </table:table-cell>
          <table:table-cell table:number-columns-repeated="3" table:style-name="ce94"/>
          <table:table-cell table:number-columns-repeated="1637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0.83300000000000007" table:style-name="ce93">
            <text:p>0.833</text:p>
          </table:table-cell>
          <table:table-cell office:value-type="float" office:value="0" table:style-name="ce93">
            <text:p>0.000</text:p>
          </table:table-cell>
          <table:table-cell office:value-type="float" office:value="0.378" table:style-name="ce93">
            <text:p>0.378</text:p>
          </table:table-cell>
          <table:table-cell table:number-columns-repeated="3" table:style-name="ce94"/>
          <table:table-cell table:number-columns-repeated="1637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11.056000000000001" table:style-name="ce93">
            <text:p>11.056</text:p>
          </table:table-cell>
          <table:table-cell office:value-type="float" office:value="6.6000000000000003E-2" table:style-name="ce93">
            <text:p>0.066</text:p>
          </table:table-cell>
          <table:table-cell office:value-type="float" office:value="1.3730000000000002" table:style-name="ce93">
            <text:p>1.373</text:p>
          </table:table-cell>
          <table:table-cell table:number-columns-repeated="3" table:style-name="ce94"/>
          <table:table-cell table:number-columns-repeated="1637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2.742" table:style-name="ce93">
            <text:p>2.742</text:p>
          </table:table-cell>
          <table:table-cell office:value-type="float" office:value="0" table:style-name="ce93">
            <text:p>0.000</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27237.639000000003" table:style-name="ce93">
            <text:p>27,237.639</text:p>
          </table:table-cell>
          <table:table-cell office:value-type="float" office:value="3703.7830000000004" table:style-name="ce93">
            <text:p>3,703.783</text:p>
          </table:table-cell>
          <table:table-cell office:value-type="float" office:value="3012.9160000000002" table:style-name="ce93">
            <text:p>3,012.916</text:p>
          </table:table-cell>
          <table:table-cell table:number-columns-repeated="3" table:style-name="ce94"/>
          <table:table-cell table:number-columns-repeated="1637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21400.710999999999" table:style-name="ce93">
            <text:p>21,400.711</text:p>
          </table:table-cell>
          <table:table-cell office:value-type="float" office:value="3462.7090000000003" table:style-name="ce93">
            <text:p>3,462.709</text:p>
          </table:table-cell>
          <table:table-cell office:value-type="float" office:value="470.87100000000004" table:style-name="ce93">
            <text:p>470.871</text:p>
          </table:table-cell>
          <table:table-cell table:number-columns-repeated="3" table:style-name="ce94"/>
          <table:table-cell table:number-columns-repeated="1637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88.31799999999998" table:style-name="ce93">
            <text:p>188.318</text:p>
          </table:table-cell>
          <table:table-cell office:value-type="float" office:value="0" table:style-name="ce93">
            <text:p>0.000</text:p>
          </table:table-cell>
          <table:table-cell office:value-type="float" office:value="3.407" table:style-name="ce93">
            <text:p>3.407</text:p>
          </table:table-cell>
          <table:table-cell table:number-columns-repeated="3" table:style-name="ce94"/>
          <table:table-cell table:number-columns-repeated="16376"/>
        </table:table-row>
        <table:table-row table:style-name="ro3">
          <table:table-cell table:style-name="ce89"/>
          <table:table-cell office:value-type="string" table:style-name="ce90">
            <text:p>Totals</text:p>
          </table:table-cell>
          <table:table-cell office:value-type="float" office:value="114286.876" table:style-name="ce95">
            <text:p>114,286.876</text:p>
          </table:table-cell>
          <table:table-cell office:value-type="float" office:value="9690.6600000000017" table:style-name="ce95">
            <text:p>9,690.660</text:p>
          </table:table-cell>
          <table:table-cell office:value-type="float" office:value="16127.614999999998" table:style-name="ce95">
            <text:p>16,127.615</text:p>
          </table:table-cell>
          <table:table-cell table:number-columns-repeated="3" table:style-name="ce94"/>
          <table:table-cell table:number-columns-repeated="16376"/>
        </table:table-row>
        <table:table-row table:style-name="ro3">
          <table:table-cell table:number-columns-repeated="16384"/>
        </table:table-row>
        <table:table-row table:style-name="ro2">
          <table:table-cell office:value-type="string" table:style-name="ce87">
            <text:p>Non-household WEEE</text:p>
          </table:table-cell>
          <table:table-cell table:number-columns-repeated="16383" table:style-name="ce86"/>
        </table:table-row>
        <table:table-row table:style-name="ro6">
          <table:table-cell table:style-name="ce89"/>
          <table:table-cell table:style-name="ce90"/>
          <table:table-cell office:value-type="string" table:style-name="ce91">
            <text:p>Non-household</text:p>
          </table:table-cell>
          <table:table-cell office:value-type="string" table:style-name="ce91">
            <text:p>Non-household</text:p>
          </table:table-cell>
          <table:table-cell office:value-type="string" table:style-name="ce91">
            <text:p>Non-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551.22900000000004" table:style-name="ce93">
            <text:p>551.229</text:p>
          </table:table-cell>
          <table:table-cell office:value-type="float" office:value="0.93800000000000006" table:style-name="ce93">
            <text:p>0.938</text:p>
          </table:table-cell>
          <table:table-cell office:value-type="float" office:value="1.9E-2" table:style-name="ce93">
            <text:p>0.019</text:p>
          </table:table-cell>
          <table:table-cell table:number-columns-repeated="3" table:style-name="ce94"/>
          <table:table-cell table:number-columns-repeated="1637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37.477999999999994" table:style-name="ce93">
            <text:p>37.478</text:p>
          </table:table-cell>
          <table:table-cell office:value-type="float" office:value="0.17200000000000001" table:style-name="ce93">
            <text:p>0.172</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1081.846" table:style-name="ce93">
            <text:p>1,081.846</text:p>
          </table:table-cell>
          <table:table-cell office:value-type="float" office:value="3.6050000000000004" table:style-name="ce93">
            <text:p>3.605</text:p>
          </table:table-cell>
          <table:table-cell office:value-type="float" office:value="2.4060000000000001" table:style-name="ce93">
            <text:p>2.406</text:p>
          </table:table-cell>
          <table:table-cell table:number-columns-repeated="3" table:style-name="ce94"/>
          <table:table-cell table:number-columns-repeated="1637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14.372" table:style-name="ce93">
            <text:p>14.372</text:p>
          </table:table-cell>
          <table:table-cell office:value-type="float" office:value="0" table:style-name="ce93">
            <text:p>0.000</text:p>
          </table:table-cell>
          <table:table-cell office:value-type="float" office:value="4.8000000000000001E-2" table:style-name="ce93">
            <text:p>0.048</text:p>
          </table:table-cell>
          <table:table-cell table:number-columns-repeated="3" table:style-name="ce94"/>
          <table:table-cell table:number-columns-repeated="1637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118.765" table:style-name="ce93">
            <text:p>118.765</text:p>
          </table:table-cell>
          <table:table-cell office:value-type="float" office:value="0" table:style-name="ce93">
            <text:p>0.000</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52.074000000000005" table:style-name="ce93">
            <text:p>52.074</text:p>
          </table:table-cell>
          <table:table-cell office:value-type="float" office:value="15.610000000000001" table:style-name="ce93">
            <text:p>15.610</text:p>
          </table:table-cell>
          <table:table-cell office:value-type="float" office:value="17.154" table:style-name="ce93">
            <text:p>17.154</text:p>
          </table:table-cell>
          <table:table-cell table:number-columns-repeated="3" table:style-name="ce94"/>
          <table:table-cell table:number-columns-repeated="1637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0.753" table:style-name="ce93">
            <text:p>0.753</text:p>
          </table:table-cell>
          <table:table-cell office:value-type="float" office:value="0" table:style-name="ce93">
            <text:p>0.000</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44.71" table:style-name="ce93">
            <text:p>44.710</text:p>
          </table:table-cell>
          <table:table-cell office:value-type="float" office:value="0" table:style-name="ce93">
            <text:p>0.000</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21.835000000000001" table:style-name="ce93">
            <text:p>21.835</text:p>
          </table:table-cell>
          <table:table-cell office:value-type="float" office:value="4.4000000000000004E-2" table:style-name="ce93">
            <text:p>0.044</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125.387" table:style-name="ce93">
            <text:p>125.387</text:p>
          </table:table-cell>
          <table:table-cell office:value-type="float" office:value="0" table:style-name="ce93">
            <text:p>0.000</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66.246000000000009" table:style-name="ce93">
            <text:p>66.246</text:p>
          </table:table-cell>
          <table:table-cell office:value-type="float" office:value="2.66" table:style-name="ce93">
            <text:p>2.660</text:p>
          </table:table-cell>
          <table:table-cell office:value-type="float" office:value="2.5940000000000003" table:style-name="ce93">
            <text:p>2.594</text:p>
          </table:table-cell>
          <table:table-cell table:number-columns-repeated="3" table:style-name="ce94"/>
          <table:table-cell table:number-columns-repeated="1637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794.51400000000001" table:style-name="ce93">
            <text:p>794.514</text:p>
          </table:table-cell>
          <table:table-cell office:value-type="float" office:value="3.0000000000000001E-3" table:style-name="ce93">
            <text:p>0.003</text:p>
          </table:table-cell>
          <table:table-cell office:value-type="float" office:value="0.59599999999999997" table:style-name="ce93">
            <text:p>0.596</text:p>
          </table:table-cell>
          <table:table-cell table:number-columns-repeated="3" table:style-name="ce94"/>
          <table:table-cell table:number-columns-repeated="1637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242.1569999999999" table:style-name="ce93">
            <text:p>1,242.157</text:p>
          </table:table-cell>
          <table:table-cell office:value-type="float" office:value="0" table:style-name="ce93">
            <text:p>0.000</text:p>
          </table:table-cell>
          <table:table-cell office:value-type="float" office:value="22.267000000000003" table:style-name="ce93">
            <text:p>22.267</text:p>
          </table:table-cell>
          <table:table-cell table:number-columns-repeated="3" table:style-name="ce94"/>
          <table:table-cell table:number-columns-repeated="16376"/>
        </table:table-row>
        <table:table-row table:style-name="ro3">
          <table:table-cell table:style-name="ce89"/>
          <table:table-cell office:value-type="string" table:style-name="ce90">
            <text:p>Totals</text:p>
          </table:table-cell>
          <table:table-cell office:value-type="float" office:value="4151.366" table:style-name="ce95">
            <text:p>4,151.366</text:p>
          </table:table-cell>
          <table:table-cell office:value-type="float" office:value="23.032000000000004" table:style-name="ce95">
            <text:p>23.032</text:p>
          </table:table-cell>
          <table:table-cell office:value-type="float" office:value="45.084000000000003" table:style-name="ce95">
            <text:p>45.084</text:p>
          </table:table-cell>
          <table:table-cell table:number-columns-repeated="3" table:style-name="ce94"/>
          <table:table-cell table:number-columns-repeated="16376"/>
        </table:table-row>
        <table:table-row table:style-name="ro3">
          <table:table-cell table:style-name="ce86"/>
          <table:table-cell table:style-name="ce96"/>
          <table:table-cell table:number-columns-repeated="3" table:style-name="ce97"/>
          <table:table-cell table:number-columns-repeated="16379" table:style-name="ce86"/>
        </table:table-row>
        <table:table-row table:style-name="ro2">
          <table:table-cell office:value-type="string" table:style-name="ce87">
            <text:p>Waste Electrical and electronic Equipment (WEEE) received at an Approved Authorised Treatment Facility (AATF)</text:p>
          </table:table-cell>
          <table:table-cell table:number-columns-repeated="16383" table:style-name="ce86"/>
        </table:table-row>
        <table:table-row table:style-name="ro2">
          <table:table-cell office:value-type="string" table:style-name="ce87">
            <text:p>Period covered: April to June 2013</text:p>
          </table:table-cell>
          <table:table-cell table:number-columns-repeated="16383" table:style-name="ce86"/>
        </table:table-row>
        <table:table-row table:style-name="ro2">
          <table:table-cell office:value-type="string" table:style-name="ce87">
            <text:p>Report run on: 26/3/2014</text:p>
          </table:table-cell>
          <table:table-cell table:style-name="ce86"/>
          <table:table-cell table:style-name="ce88"/>
          <table:table-cell table:number-columns-repeated="16381" table:style-name="ce86"/>
        </table:table-row>
        <table:table-row table:style-name="ro3">
          <table:table-cell table:style-name="ce86"/>
          <table:table-cell table:style-name="ce96"/>
          <table:table-cell table:number-columns-repeated="3" table:style-name="ce97"/>
          <table:table-cell table:number-columns-repeated="16379" table:style-name="ce86"/>
        </table:table-row>
        <table:table-row table:style-name="ro2">
          <table:table-cell office:value-type="string" table:style-name="ce87">
            <text:p>Household WEEE</text:p>
          </table:table-cell>
          <table:table-cell table:number-columns-repeated="16383" table:style-name="ce86"/>
        </table:table-row>
        <table:table-row table:style-name="ro4">
          <table:table-cell table:style-name="ce89"/>
          <table:table-cell table:style-name="ce90"/>
          <table:table-cell office:value-type="string" table:style-name="ce91">
            <text:p>Household</text:p>
          </table:table-cell>
          <table:table-cell office:value-type="string" table:style-name="ce91">
            <text:p>Household</text:p>
          </table:table-cell>
          <table:table-cell office:value-type="string" table:style-name="ce91">
            <text:p>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39913.408000000003" table:style-name="ce93">
            <text:p>39,913.408</text:p>
          </table:table-cell>
          <table:table-cell office:value-type="float" office:value="975.55899999999997" table:style-name="ce93">
            <text:p>975.559</text:p>
          </table:table-cell>
          <table:table-cell office:value-type="float" office:value="9447.6679999999997" table:style-name="ce93">
            <text:p>9,447.668</text:p>
          </table:table-cell>
          <table:table-cell table:number-columns-repeated="3" table:style-name="ce94"/>
          <table:table-cell table:number-columns-repeated="1637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9749.2870000000003" table:style-name="ce93">
            <text:p>9,749.287</text:p>
          </table:table-cell>
          <table:table-cell office:value-type="float" office:value="128.18" table:style-name="ce93">
            <text:p>128.180</text:p>
          </table:table-cell>
          <table:table-cell office:value-type="float" office:value="719.26900000000001" table:style-name="ce93">
            <text:p>719.269</text:p>
          </table:table-cell>
          <table:table-cell table:number-columns-repeated="3" table:style-name="ce94"/>
          <table:table-cell table:number-columns-repeated="1637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9218.6639999999989" table:style-name="ce93">
            <text:p>9,218.664</text:p>
          </table:table-cell>
          <table:table-cell office:value-type="float" office:value="684.63100000000009" table:style-name="ce93">
            <text:p>684.631</text:p>
          </table:table-cell>
          <table:table-cell office:value-type="float" office:value="525.68900000000008" table:style-name="ce93">
            <text:p>525.689</text:p>
          </table:table-cell>
          <table:table-cell table:number-columns-repeated="3" table:style-name="ce94"/>
          <table:table-cell table:number-columns-repeated="1637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9086.2240000000002" table:style-name="ce93">
            <text:p>9,086.224</text:p>
          </table:table-cell>
          <table:table-cell office:value-type="float" office:value="301.47700000000003" table:style-name="ce93">
            <text:p>301.477</text:p>
          </table:table-cell>
          <table:table-cell office:value-type="float" office:value="781.94500000000005" table:style-name="ce93">
            <text:p>781.945</text:p>
          </table:table-cell>
          <table:table-cell table:number-columns-repeated="3" table:style-name="ce94"/>
          <table:table-cell table:number-columns-repeated="1637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1.085" table:style-name="ce93">
            <text:p>1.085</text:p>
          </table:table-cell>
          <table:table-cell office:value-type="float" office:value="0" table:style-name="ce93">
            <text:p>0.000</text:p>
          </table:table-cell>
          <table:table-cell office:value-type="float" office:value="3.7000000000000005E-2" table:style-name="ce93">
            <text:p>0.037</text:p>
          </table:table-cell>
          <table:table-cell table:number-columns-repeated="3" table:style-name="ce94"/>
          <table:table-cell table:number-columns-repeated="1637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4527.973" table:style-name="ce93">
            <text:p>4,527.973</text:p>
          </table:table-cell>
          <table:table-cell office:value-type="float" office:value="58.365000000000002" table:style-name="ce93">
            <text:p>58.365</text:p>
          </table:table-cell>
          <table:table-cell office:value-type="float" office:value="232.06299999999999" table:style-name="ce93">
            <text:p>232.063</text:p>
          </table:table-cell>
          <table:table-cell table:number-columns-repeated="3" table:style-name="ce94"/>
          <table:table-cell table:number-columns-repeated="1637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560.17500000000007" table:style-name="ce93">
            <text:p>560.175</text:p>
          </table:table-cell>
          <table:table-cell office:value-type="float" office:value="10.739000000000001" table:style-name="ce93">
            <text:p>10.739</text:p>
          </table:table-cell>
          <table:table-cell office:value-type="float" office:value="28.242000000000004" table:style-name="ce93">
            <text:p>28.242</text:p>
          </table:table-cell>
          <table:table-cell table:number-columns-repeated="3" table:style-name="ce94"/>
          <table:table-cell table:number-columns-repeated="1637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6.2610000000000001" table:style-name="ce93">
            <text:p>6.261</text:p>
          </table:table-cell>
          <table:table-cell office:value-type="float" office:value="0" table:style-name="ce93">
            <text:p>0.000</text:p>
          </table:table-cell>
          <table:table-cell office:value-type="float" office:value="2.9060000000000001" table:style-name="ce93">
            <text:p>2.906</text:p>
          </table:table-cell>
          <table:table-cell table:number-columns-repeated="3" table:style-name="ce94"/>
          <table:table-cell table:number-columns-repeated="1637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12.014000000000001" table:style-name="ce93">
            <text:p>12.014</text:p>
          </table:table-cell>
          <table:table-cell office:value-type="float" office:value="0.623" table:style-name="ce93">
            <text:p>0.623</text:p>
          </table:table-cell>
          <table:table-cell office:value-type="float" office:value="0.443" table:style-name="ce93">
            <text:p>0.443</text:p>
          </table:table-cell>
          <table:table-cell table:number-columns-repeated="3" table:style-name="ce94"/>
          <table:table-cell table:number-columns-repeated="1637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0.14500000000000002" table:style-name="ce93">
            <text:p>0.145</text:p>
          </table:table-cell>
          <table:table-cell office:value-type="float" office:value="4.4000000000000004E-2" table:style-name="ce93">
            <text:p>0.044</text:p>
          </table:table-cell>
          <table:table-cell office:value-type="float" office:value="0" table:style-name="ce93">
            <text:p>0.000</text:p>
          </table:table-cell>
          <table:table-cell table:number-columns-repeated="3" table:style-name="ce94"/>
          <table:table-cell table:number-columns-repeated="1637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25694.535" table:style-name="ce93">
            <text:p>25,694.535</text:p>
          </table:table-cell>
          <table:table-cell office:value-type="float" office:value="1638.729" table:style-name="ce93">
            <text:p>1,638.729</text:p>
          </table:table-cell>
          <table:table-cell office:value-type="float" office:value="2905.08" table:style-name="ce93">
            <text:p>2,905.080</text:p>
          </table:table-cell>
          <table:table-cell table:number-columns-repeated="3" table:style-name="ce94"/>
          <table:table-cell table:number-columns-repeated="1637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22902.684000000005" table:style-name="ce93">
            <text:p>22,902.684</text:p>
          </table:table-cell>
          <table:table-cell office:value-type="float" office:value="1149.8879999999999" table:style-name="ce93">
            <text:p>1,149.888</text:p>
          </table:table-cell>
          <table:table-cell office:value-type="float" office:value="918.798" table:style-name="ce93">
            <text:p>918.798</text:p>
          </table:table-cell>
          <table:table-cell table:number-columns-repeated="3" table:style-name="ce94"/>
          <table:table-cell table:number-columns-repeated="1637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229.36600000000001" table:style-name="ce93">
            <text:p>229.366</text:p>
          </table:table-cell>
          <table:table-cell office:value-type="float" office:value="0" table:style-name="ce93">
            <text:p>0.000</text:p>
          </table:table-cell>
          <table:table-cell office:value-type="float" office:value="4.9460000000000006" table:style-name="ce93">
            <text:p>4.946</text:p>
          </table:table-cell>
          <table:table-cell table:number-columns-repeated="3" table:style-name="ce94"/>
          <table:table-cell table:number-columns-repeated="16376"/>
        </table:table-row>
        <table:table-row table:style-name="ro3">
          <table:table-cell table:style-name="ce89"/>
          <table:table-cell office:value-type="string" table:style-name="ce90">
            <text:p>Totals</text:p>
          </table:table-cell>
          <table:table-cell office:value-type="float" office:value="121901.82100000001" table:style-name="ce95">
            <text:p>121,901.821</text:p>
          </table:table-cell>
          <table:table-cell office:value-type="float" office:value="4948.2349999999997" table:style-name="ce95">
            <text:p>4,948.235</text:p>
          </table:table-cell>
          <table:table-cell office:value-type="float" office:value="15567.086000000001" table:style-name="ce95">
            <text:p>15,567.086</text:p>
          </table:table-cell>
          <table:table-cell table:number-columns-repeated="3" table:style-name="ce94"/>
          <table:table-cell table:number-columns-repeated="16376"/>
        </table:table-row>
        <table:table-row table:style-name="ro3">
          <table:table-cell table:number-columns-repeated="16384"/>
        </table:table-row>
        <table:table-row table:style-name="ro2">
          <table:table-cell office:value-type="string" table:style-name="ce87">
            <text:p>Non-household WEEE</text:p>
          </table:table-cell>
          <table:table-cell table:number-columns-repeated="16383" table:style-name="ce86"/>
        </table:table-row>
        <table:table-row table:style-name="ro6">
          <table:table-cell table:style-name="ce89"/>
          <table:table-cell table:style-name="ce90"/>
          <table:table-cell office:value-type="string" table:style-name="ce91">
            <text:p>Non-household</text:p>
          </table:table-cell>
          <table:table-cell office:value-type="string" table:style-name="ce91">
            <text:p>Non-household</text:p>
          </table:table-cell>
          <table:table-cell office:value-type="string" table:style-name="ce91">
            <text:p>Non-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913.10500000000013" table:style-name="ce93">
            <text:p>913.105</text:p>
          </table:table-cell>
          <table:table-cell office:value-type="float" office:value="1.2130000000000001" table:style-name="ce93">
            <text:p>1.213</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13.267000000000001" table:style-name="ce93">
            <text:p>13.267</text:p>
          </table:table-cell>
          <table:table-cell office:value-type="float" office:value="0.02" table:style-name="ce93">
            <text:p>0.02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1209.413" table:style-name="ce93">
            <text:p>1,209.413</text:p>
          </table:table-cell>
          <table:table-cell office:value-type="float" office:value="9.9570000000000007" table:style-name="ce93">
            <text:p>9.957</text:p>
          </table:table-cell>
          <table:table-cell office:value-type="float" office:value="13.14" table:style-name="ce93">
            <text:p>13.140</text:p>
          </table:table-cell>
          <table:table-cell table:number-columns-repeated="2" table:style-name="ce94"/>
          <table:table-cell table:number-columns-repeated="16377"/>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50.997999999999998" table:style-name="ce93">
            <text:p>50.998</text:p>
          </table:table-cell>
          <table:table-cell office:value-type="float" office:value="1.242" table:style-name="ce93">
            <text:p>1.242</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224.923" table:style-name="ce93">
            <text:p>224.923</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81.948000000000008" table:style-name="ce93">
            <text:p>81.948</text:p>
          </table:table-cell>
          <table:table-cell office:value-type="float" office:value="20.440000000000001" table:style-name="ce93">
            <text:p>20.440</text:p>
          </table:table-cell>
          <table:table-cell office:value-type="float" office:value="17.181000000000001" table:style-name="ce93">
            <text:p>17.181</text:p>
          </table:table-cell>
          <table:table-cell table:number-columns-repeated="2" table:style-name="ce94"/>
          <table:table-cell table:number-columns-repeated="16377"/>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0.68400000000000005" table:style-name="ce93">
            <text:p>0.684</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22.923999999999999" table:style-name="ce93">
            <text:p>22.924</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19.526" table:style-name="ce93">
            <text:p>19.526</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88.487000000000009" table:style-name="ce93">
            <text:p>88.487</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51.913000000000004" table:style-name="ce93">
            <text:p>51.913</text:p>
          </table:table-cell>
          <table:table-cell office:value-type="float" office:value="1.5980000000000001" table:style-name="ce93">
            <text:p>1.598</text:p>
          </table:table-cell>
          <table:table-cell office:value-type="float" office:value="2.718" table:style-name="ce93">
            <text:p>2.718</text:p>
          </table:table-cell>
          <table:table-cell table:number-columns-repeated="2" table:style-name="ce94"/>
          <table:table-cell table:number-columns-repeated="16377"/>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1066.2819999999999" table:style-name="ce93">
            <text:p>1,066.282</text:p>
          </table:table-cell>
          <table:table-cell office:value-type="float" office:value="0" table:style-name="ce93">
            <text:p>0.000</text:p>
          </table:table-cell>
          <table:table-cell office:value-type="float" office:value="0.85600000000000009" table:style-name="ce93">
            <text:p>0.856</text:p>
          </table:table-cell>
          <table:table-cell table:number-columns-repeated="2" table:style-name="ce94"/>
          <table:table-cell table:number-columns-repeated="16377"/>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183.857" table:style-name="ce93">
            <text:p>1,183.857</text:p>
          </table:table-cell>
          <table:table-cell office:value-type="float" office:value="0" table:style-name="ce93">
            <text:p>0.000</text:p>
          </table:table-cell>
          <table:table-cell office:value-type="float" office:value="39.527000000000001" table:style-name="ce93">
            <text:p>39.527</text:p>
          </table:table-cell>
          <table:table-cell table:number-columns-repeated="2" table:style-name="ce94"/>
          <table:table-cell table:number-columns-repeated="16377"/>
        </table:table-row>
        <table:table-row table:style-name="ro3">
          <table:table-cell table:style-name="ce89"/>
          <table:table-cell office:value-type="string" table:style-name="ce90">
            <text:p>Totals</text:p>
          </table:table-cell>
          <table:table-cell office:value-type="float" office:value="4927.3270000000002" table:style-name="ce95">
            <text:p>4,927.327</text:p>
          </table:table-cell>
          <table:table-cell office:value-type="float" office:value="34.47" table:style-name="ce95">
            <text:p>34.470</text:p>
          </table:table-cell>
          <table:table-cell office:value-type="float" office:value="73.421999999999997" table:style-name="ce95">
            <text:p>73.422</text:p>
          </table:table-cell>
          <table:table-cell table:number-columns-repeated="2" table:style-name="ce94"/>
          <table:table-cell table:number-columns-repeated="16377"/>
        </table:table-row>
        <table:table-row table:style-name="ro3">
          <table:table-cell table:style-name="ce86"/>
          <table:table-cell table:style-name="ce96"/>
          <table:table-cell table:number-columns-repeated="3" table:style-name="ce98"/>
          <table:table-cell table:number-columns-repeated="2" table:style-name="ce94"/>
          <table:table-cell table:number-columns-repeated="16377" table:style-name="ce86"/>
        </table:table-row>
        <table:table-row table:style-name="ro2">
          <table:table-cell office:value-type="string" table:style-name="ce87">
            <text:p>Waste Electrical and electronic Equipment (WEEE) received at an Approved Authorised Treatment Facility (AATF)</text:p>
          </table:table-cell>
          <table:table-cell table:number-columns-repeated="16383" table:style-name="ce86"/>
        </table:table-row>
        <table:table-row table:style-name="ro2">
          <table:table-cell office:value-type="string" table:style-name="ce87">
            <text:p>Period covered: July to September 2013</text:p>
          </table:table-cell>
          <table:table-cell table:number-columns-repeated="16383" table:style-name="ce86"/>
        </table:table-row>
        <table:table-row table:style-name="ro2">
          <table:table-cell office:value-type="string" table:style-name="ce87">
            <text:p>Report run on: 26/3/2014</text:p>
          </table:table-cell>
          <table:table-cell table:style-name="ce86"/>
          <table:table-cell table:style-name="ce88"/>
          <table:table-cell table:number-columns-repeated="16381" table:style-name="ce86"/>
        </table:table-row>
        <table:table-row table:style-name="ro3">
          <table:table-cell table:style-name="ce86"/>
          <table:table-cell table:style-name="ce96"/>
          <table:table-cell table:number-columns-repeated="3" table:style-name="ce97"/>
          <table:table-cell table:number-columns-repeated="16379" table:style-name="ce86"/>
        </table:table-row>
        <table:table-row table:style-name="ro2">
          <table:table-cell office:value-type="string" table:style-name="ce87">
            <text:p>Household WEEE</text:p>
          </table:table-cell>
          <table:table-cell table:number-columns-repeated="16383" table:style-name="ce86"/>
        </table:table-row>
        <table:table-row table:style-name="ro4">
          <table:table-cell table:style-name="ce89"/>
          <table:table-cell table:style-name="ce90"/>
          <table:table-cell office:value-type="string" table:style-name="ce91">
            <text:p>Household</text:p>
          </table:table-cell>
          <table:table-cell office:value-type="string" table:style-name="ce91">
            <text:p>Household</text:p>
          </table:table-cell>
          <table:table-cell office:value-type="string" table:style-name="ce91">
            <text:p>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36945.518000000004" table:style-name="ce93">
            <text:p>36,945.518</text:p>
          </table:table-cell>
          <table:table-cell office:value-type="float" office:value="1578.4749999999999" table:style-name="ce93">
            <text:p>1,578.475</text:p>
          </table:table-cell>
          <table:table-cell office:value-type="float" office:value="2495.14" table:style-name="ce93">
            <text:p>2,495.140</text:p>
          </table:table-cell>
          <table:table-cell table:number-columns-repeated="3" table:style-name="ce94"/>
          <table:table-cell table:number-columns-repeated="16376" table:style-name="ce8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9043.0040000000008" table:style-name="ce93">
            <text:p>9,043.004</text:p>
          </table:table-cell>
          <table:table-cell office:value-type="float" office:value="58.521000000000001" table:style-name="ce93">
            <text:p>58.521</text:p>
          </table:table-cell>
          <table:table-cell office:value-type="float" office:value="805.97399999999993" table:style-name="ce93">
            <text:p>805.974</text:p>
          </table:table-cell>
          <table:table-cell table:number-columns-repeated="4" table:style-name="ce94"/>
          <table:table-cell table:number-columns-repeated="16375"/>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8696.56" table:style-name="ce93">
            <text:p>8,696.560</text:p>
          </table:table-cell>
          <table:table-cell office:value-type="float" office:value="564.43300000000011" table:style-name="ce93">
            <text:p>564.433</text:p>
          </table:table-cell>
          <table:table-cell office:value-type="float" office:value="636.83100000000013" table:style-name="ce93">
            <text:p>636.831</text:p>
          </table:table-cell>
          <table:table-cell table:number-columns-repeated="4" table:style-name="ce94"/>
          <table:table-cell table:number-columns-repeated="16375"/>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8741.8270000000011" table:style-name="ce93">
            <text:p>8,741.827</text:p>
          </table:table-cell>
          <table:table-cell office:value-type="float" office:value="539.00200000000007" table:style-name="ce93">
            <text:p>539.002</text:p>
          </table:table-cell>
          <table:table-cell office:value-type="float" office:value="862.51700000000005" table:style-name="ce93">
            <text:p>862.517</text:p>
          </table:table-cell>
          <table:table-cell table:number-columns-repeated="4" table:style-name="ce94"/>
          <table:table-cell table:number-columns-repeated="16375"/>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1.8820000000000001" table:style-name="ce93">
            <text:p>1.882</text:p>
          </table:table-cell>
          <table:table-cell office:value-type="float" office:value="6.5000000000000002E-2" table:style-name="ce93">
            <text:p>0.065</text:p>
          </table:table-cell>
          <table:table-cell office:value-type="float" office:value="0.153" table:style-name="ce93">
            <text:p>0.153</text:p>
          </table:table-cell>
          <table:table-cell table:number-columns-repeated="4" table:style-name="ce94"/>
          <table:table-cell table:number-columns-repeated="16375"/>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4467.8909999999996" table:style-name="ce93">
            <text:p>4,467.891</text:p>
          </table:table-cell>
          <table:table-cell office:value-type="float" office:value="16.144000000000002" table:style-name="ce93">
            <text:p>16.144</text:p>
          </table:table-cell>
          <table:table-cell office:value-type="float" office:value="263.95599999999996" table:style-name="ce93">
            <text:p>263.956</text:p>
          </table:table-cell>
          <table:table-cell table:number-columns-repeated="4" table:style-name="ce94"/>
          <table:table-cell table:number-columns-repeated="16375"/>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561.12400000000002" table:style-name="ce93">
            <text:p>561.124</text:p>
          </table:table-cell>
          <table:table-cell office:value-type="float" office:value="11.194000000000001" table:style-name="ce93">
            <text:p>11.194</text:p>
          </table:table-cell>
          <table:table-cell office:value-type="float" office:value="34.896000000000001" table:style-name="ce93">
            <text:p>34.896</text:p>
          </table:table-cell>
          <table:table-cell table:number-columns-repeated="4" table:style-name="ce94"/>
          <table:table-cell table:number-columns-repeated="16375"/>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1.9550000000000001" table:style-name="ce93">
            <text:p>1.955</text:p>
          </table:table-cell>
          <table:table-cell office:value-type="float" office:value="0.30199999999999999" table:style-name="ce93">
            <text:p>0.302</text:p>
          </table:table-cell>
          <table:table-cell office:value-type="float" office:value="4.1000000000000002E-2" table:style-name="ce93">
            <text:p>0.041</text:p>
          </table:table-cell>
          <table:table-cell table:number-columns-repeated="4" table:style-name="ce94"/>
          <table:table-cell table:number-columns-repeated="16375"/>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18.292999999999999" table:style-name="ce93">
            <text:p>18.293</text:p>
          </table:table-cell>
          <table:table-cell office:value-type="float" office:value="4.0000000000000001E-3" table:style-name="ce93">
            <text:p>0.004</text:p>
          </table:table-cell>
          <table:table-cell office:value-type="float" office:value="0.55500000000000005" table:style-name="ce93">
            <text:p>0.555</text:p>
          </table:table-cell>
          <table:table-cell table:number-columns-repeated="4" table:style-name="ce94"/>
          <table:table-cell table:number-columns-repeated="16375"/>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0.33900000000000002" table:style-name="ce93">
            <text:p>0.339</text:p>
          </table:table-cell>
          <table:table-cell office:value-type="float" office:value="0" table:style-name="ce93">
            <text:p>0.000</text:p>
          </table:table-cell>
          <table:table-cell office:value-type="float" office:value="0" table:style-name="ce93">
            <text:p>0.000</text:p>
          </table:table-cell>
          <table:table-cell table:number-columns-repeated="4" table:style-name="ce94"/>
          <table:table-cell table:number-columns-repeated="16375"/>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24138.839" table:style-name="ce93">
            <text:p>24,138.839</text:p>
          </table:table-cell>
          <table:table-cell office:value-type="float" office:value="1316.854" table:style-name="ce93">
            <text:p>1,316.854</text:p>
          </table:table-cell>
          <table:table-cell office:value-type="float" office:value="2688.8480000000004" table:style-name="ce93">
            <text:p>2,688.848</text:p>
          </table:table-cell>
          <table:table-cell table:number-columns-repeated="4" table:style-name="ce94"/>
          <table:table-cell table:number-columns-repeated="16375"/>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30055.534" table:style-name="ce93">
            <text:p>30,055.534</text:p>
          </table:table-cell>
          <table:table-cell office:value-type="float" office:value="2615.366" table:style-name="ce93">
            <text:p>2,615.366</text:p>
          </table:table-cell>
          <table:table-cell office:value-type="float" office:value="1381.6659999999999" table:style-name="ce93">
            <text:p>1,381.666</text:p>
          </table:table-cell>
          <table:table-cell table:number-columns-repeated="4" table:style-name="ce94"/>
          <table:table-cell table:number-columns-repeated="16375"/>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95.47000000000003" table:style-name="ce93">
            <text:p>195.470</text:p>
          </table:table-cell>
          <table:table-cell office:value-type="float" office:value="0" table:style-name="ce93">
            <text:p>0.000</text:p>
          </table:table-cell>
          <table:table-cell office:value-type="float" office:value="3.3460000000000001" table:style-name="ce93">
            <text:p>3.346</text:p>
          </table:table-cell>
          <table:table-cell table:number-columns-repeated="4" table:style-name="ce94"/>
          <table:table-cell table:number-columns-repeated="16375"/>
        </table:table-row>
        <table:table-row table:style-name="ro3">
          <table:table-cell table:style-name="ce89"/>
          <table:table-cell office:value-type="string" table:style-name="ce90">
            <text:p>Totals</text:p>
          </table:table-cell>
          <table:table-cell office:value-type="float" office:value="122868.23600000002" table:style-name="ce95">
            <text:p>122,868.236</text:p>
          </table:table-cell>
          <table:table-cell office:value-type="float" office:value="6700.36" table:style-name="ce95">
            <text:p>6,700.360</text:p>
          </table:table-cell>
          <table:table-cell office:value-type="float" office:value="9173.9229999999989" table:style-name="ce95">
            <text:p>9,173.923</text:p>
          </table:table-cell>
          <table:table-cell table:number-columns-repeated="4" table:style-name="ce94"/>
          <table:table-cell table:number-columns-repeated="16375"/>
        </table:table-row>
        <table:table-row table:style-name="ro3">
          <table:table-cell table:number-columns-repeated="8" table:style-name="ce86"/>
          <table:table-cell table:style-name="ce94"/>
          <table:table-cell table:number-columns-repeated="16375"/>
        </table:table-row>
        <table:table-row table:style-name="ro2">
          <table:table-cell office:value-type="string" table:style-name="ce87">
            <text:p>Non-household WEEE</text:p>
          </table:table-cell>
          <table:table-cell table:number-columns-repeated="16383" table:style-name="ce86"/>
        </table:table-row>
        <table:table-row table:style-name="ro6">
          <table:table-cell table:style-name="ce89"/>
          <table:table-cell table:style-name="ce90"/>
          <table:table-cell office:value-type="string" table:style-name="ce91">
            <text:p>Non-household</text:p>
          </table:table-cell>
          <table:table-cell office:value-type="string" table:style-name="ce91">
            <text:p>Non-household</text:p>
          </table:table-cell>
          <table:table-cell office:value-type="string" table:style-name="ce91">
            <text:p>Non-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968.78499999999997" table:style-name="ce93">
            <text:p>968.785</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number-columns-repeated="16377" table:style-name="ce8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52.528999999999996" table:style-name="ce93">
            <text:p>52.529</text:p>
          </table:table-cell>
          <table:table-cell office:value-type="float" office:value="0" table:style-name="ce93">
            <text:p>0.000</text:p>
          </table:table-cell>
          <table:table-cell office:value-type="float" office:value="2.2000000000000002E-2" table:style-name="ce93">
            <text:p>0.022</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1197.7819999999999" table:style-name="ce93">
            <text:p>1,197.782</text:p>
          </table:table-cell>
          <table:table-cell office:value-type="float" office:value="11.115" table:style-name="ce93">
            <text:p>11.115</text:p>
          </table:table-cell>
          <table:table-cell office:value-type="float" office:value="10.111000000000001" table:style-name="ce93">
            <text:p>10.111</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12.67" table:style-name="ce93">
            <text:p>12.670</text:p>
          </table:table-cell>
          <table:table-cell office:value-type="float" office:value="2.4E-2" table:style-name="ce93">
            <text:p>0.024</text:p>
          </table:table-cell>
          <table:table-cell office:value-type="float" office:value="0" table:style-name="ce93">
            <text:p>0.00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329.05200000000002" table:style-name="ce93">
            <text:p>329.052</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64.656000000000006" table:style-name="ce93">
            <text:p>64.656</text:p>
          </table:table-cell>
          <table:table-cell office:value-type="float" office:value="19.944000000000003" table:style-name="ce93">
            <text:p>19.944</text:p>
          </table:table-cell>
          <table:table-cell office:value-type="float" office:value="19.423999999999999" table:style-name="ce93">
            <text:p>19.424</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0.47800000000000004" table:style-name="ce93">
            <text:p>0.478</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49.948999999999998" table:style-name="ce93">
            <text:p>49.949</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30.014000000000003" table:style-name="ce93">
            <text:p>30.014</text:p>
          </table:table-cell>
          <table:table-cell office:value-type="float" office:value="6.4000000000000001E-2" table:style-name="ce93">
            <text:p>0.064</text:p>
          </table:table-cell>
          <table:table-cell office:value-type="float" office:value="1.54" table:style-name="ce93">
            <text:p>1.54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93.831000000000003" table:style-name="ce93">
            <text:p>93.831</text:p>
          </table:table-cell>
          <table:table-cell office:value-type="float" office:value="0" table:style-name="ce93">
            <text:p>0.000</text:p>
          </table:table-cell>
          <table:table-cell office:value-type="float" office:value="0" table:style-name="ce93">
            <text:p>0.00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108.58200000000001" table:style-name="ce93">
            <text:p>108.582</text:p>
          </table:table-cell>
          <table:table-cell office:value-type="float" office:value="2.5129999999999999" table:style-name="ce93">
            <text:p>2.513</text:p>
          </table:table-cell>
          <table:table-cell office:value-type="float" office:value="19.138999999999999" table:style-name="ce93">
            <text:p>19.139</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1353.575" table:style-name="ce93">
            <text:p>1,353.575</text:p>
          </table:table-cell>
          <table:table-cell office:value-type="float" office:value="0.71900000000000008" table:style-name="ce93">
            <text:p>0.719</text:p>
          </table:table-cell>
          <table:table-cell office:value-type="float" office:value="20.54" table:style-name="ce93">
            <text:p>20.540</text:p>
          </table:table-cell>
          <table:table-cell table:number-columns-repeated="2" table:style-name="ce94"/>
          <table:table-cell table:style-name="ce86"/>
          <table:table-cell table:style-name="ce94"/>
          <table:table-cell table:number-columns-repeated="16375"/>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030.095" table:style-name="ce93">
            <text:p>1,030.095</text:p>
          </table:table-cell>
          <table:table-cell office:value-type="float" office:value="0" table:style-name="ce93">
            <text:p>0.000</text:p>
          </table:table-cell>
          <table:table-cell office:value-type="float" office:value="6.0449999999999999" table:style-name="ce93">
            <text:p>6.045</text:p>
          </table:table-cell>
          <table:table-cell table:number-columns-repeated="2" table:style-name="ce94"/>
          <table:table-cell table:style-name="ce86"/>
          <table:table-cell table:style-name="ce94"/>
          <table:table-cell table:number-columns-repeated="16375"/>
        </table:table-row>
        <table:table-row table:style-name="ro3">
          <table:table-cell table:style-name="ce89"/>
          <table:table-cell office:value-type="string" table:style-name="ce90">
            <text:p>Totals</text:p>
          </table:table-cell>
          <table:table-cell office:value-type="float" office:value="5291.9980000000005" table:style-name="ce95">
            <text:p>5,291.998</text:p>
          </table:table-cell>
          <table:table-cell office:value-type="float" office:value="34.379000000000005" table:style-name="ce95">
            <text:p>34.379</text:p>
          </table:table-cell>
          <table:table-cell office:value-type="float" office:value="76.821000000000012" table:style-name="ce95">
            <text:p>76.821</text:p>
          </table:table-cell>
          <table:table-cell table:number-columns-repeated="2" table:style-name="ce94"/>
          <table:table-cell table:style-name="ce86"/>
          <table:table-cell table:style-name="ce94"/>
          <table:table-cell table:number-columns-repeated="16375"/>
        </table:table-row>
        <table:table-row table:style-name="ro3">
          <table:table-cell table:style-name="ce86"/>
          <table:table-cell table:style-name="ce96"/>
          <table:table-cell table:number-columns-repeated="3" table:style-name="ce98"/>
          <table:table-cell table:number-columns-repeated="3" table:style-name="ce86"/>
          <table:table-cell table:style-name="ce94"/>
          <table:table-cell table:number-columns-repeated="16375"/>
        </table:table-row>
        <table:table-row table:style-name="ro2">
          <table:table-cell office:value-type="string" table:style-name="ce87">
            <text:p>Waste Electrical and electronic Equipment (WEEE) received at an Approved Authorised Treatment Facility (AATF)</text:p>
          </table:table-cell>
          <table:table-cell table:number-columns-repeated="5" table:style-name="ce86"/>
          <table:table-cell table:style-name="ce94"/>
          <table:table-cell table:number-columns-repeated="16377" table:style-name="ce86"/>
        </table:table-row>
        <table:table-row table:style-name="ro2">
          <table:table-cell office:value-type="string" table:style-name="ce87">
            <text:p>Period covered: October to December 2013</text:p>
          </table:table-cell>
          <table:table-cell table:number-columns-repeated="5" table:style-name="ce86"/>
          <table:table-cell table:style-name="ce94"/>
          <table:table-cell table:number-columns-repeated="16377" table:style-name="ce86"/>
        </table:table-row>
        <table:table-row table:style-name="ro2">
          <table:table-cell office:value-type="string" table:style-name="ce87">
            <text:p>Report run on: 26/3/2014</text:p>
          </table:table-cell>
          <table:table-cell table:style-name="ce86"/>
          <table:table-cell table:style-name="ce88"/>
          <table:table-cell table:number-columns-repeated="3" table:style-name="ce86"/>
          <table:table-cell table:style-name="ce94"/>
          <table:table-cell table:number-columns-repeated="16377" table:style-name="ce86"/>
        </table:table-row>
        <table:table-row table:style-name="ro3">
          <table:table-cell table:style-name="ce86"/>
          <table:table-cell table:style-name="ce96"/>
          <table:table-cell table:number-columns-repeated="4" table:style-name="ce97"/>
          <table:table-cell table:style-name="ce94"/>
          <table:table-cell table:number-columns-repeated="16377" table:style-name="ce86"/>
        </table:table-row>
        <table:table-row table:style-name="ro2">
          <table:table-cell office:value-type="string" table:style-name="ce87">
            <text:p>Household WEEE</text:p>
          </table:table-cell>
          <table:table-cell table:number-columns-repeated="5" table:style-name="ce86"/>
          <table:table-cell table:style-name="ce94"/>
          <table:table-cell table:number-columns-repeated="16377" table:style-name="ce86"/>
        </table:table-row>
        <table:table-row table:style-name="ro6">
          <table:table-cell table:style-name="ce89"/>
          <table:table-cell table:style-name="ce90"/>
          <table:table-cell office:value-type="string" table:style-name="ce91">
            <text:p>Household</text:p>
          </table:table-cell>
          <table:table-cell office:value-type="string" table:style-name="ce91">
            <text:p>Household</text:p>
          </table:table-cell>
          <table:table-cell office:value-type="string" table:style-name="ce91">
            <text:p>Household</text:p>
          </table:table-cell>
          <table:table-cell table:style-name="ce86"/>
          <table:table-cell table:style-name="ce94"/>
          <table:table-cell table:number-columns-repeated="16377"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style-name="ce86"/>
          <table:table-cell table:style-name="ce94"/>
          <table:table-cell table:number-columns-repeated="16377"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40236.49" table:style-name="ce93">
            <text:p>40,236.490</text:p>
          </table:table-cell>
          <table:table-cell office:value-type="float" office:value="1378.546" table:style-name="ce93">
            <text:p>1,378.546</text:p>
          </table:table-cell>
          <table:table-cell office:value-type="float" office:value="5014.5240000000003" table:style-name="ce93">
            <text:p>5,014.524</text:p>
          </table:table-cell>
          <table:table-cell table:style-name="ce86"/>
          <table:table-cell table:number-columns-repeated="2" table:style-name="ce94"/>
          <table:table-cell table:number-columns-repeated="1637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7566.77" table:style-name="ce93">
            <text:p>7,566.770</text:p>
          </table:table-cell>
          <table:table-cell office:value-type="float" office:value="63.039000000000001" table:style-name="ce93">
            <text:p>63.039</text:p>
          </table:table-cell>
          <table:table-cell office:value-type="float" office:value="685.95100000000002" table:style-name="ce93">
            <text:p>685.951</text:p>
          </table:table-cell>
          <table:table-cell table:style-name="ce86"/>
          <table:table-cell table:number-columns-repeated="2" table:style-name="ce94"/>
          <table:table-cell table:number-columns-repeated="1637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7351.933" table:style-name="ce93">
            <text:p>7,351.933</text:p>
          </table:table-cell>
          <table:table-cell office:value-type="float" office:value="565.46800000000007" table:style-name="ce93">
            <text:p>565.468</text:p>
          </table:table-cell>
          <table:table-cell office:value-type="float" office:value="457.54300000000006" table:style-name="ce93">
            <text:p>457.543</text:p>
          </table:table-cell>
          <table:table-cell table:style-name="ce86"/>
          <table:table-cell table:number-columns-repeated="2" table:style-name="ce94"/>
          <table:table-cell table:number-columns-repeated="1637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7817.6990000000005" table:style-name="ce93">
            <text:p>7,817.699</text:p>
          </table:table-cell>
          <table:table-cell office:value-type="float" office:value="655.19799999999998" table:style-name="ce93">
            <text:p>655.198</text:p>
          </table:table-cell>
          <table:table-cell office:value-type="float" office:value="863.23400000000004" table:style-name="ce93">
            <text:p>863.234</text:p>
          </table:table-cell>
          <table:table-cell table:style-name="ce86"/>
          <table:table-cell table:number-columns-repeated="2" table:style-name="ce94"/>
          <table:table-cell table:number-columns-repeated="1637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1.857" table:style-name="ce93">
            <text:p>1.857</text:p>
          </table:table-cell>
          <table:table-cell office:value-type="float" office:value="0" table:style-name="ce93">
            <text:p>0.000</text:p>
          </table:table-cell>
          <table:table-cell office:value-type="float" office:value="5.0000000000000001E-3" table:style-name="ce93">
            <text:p>0.005</text:p>
          </table:table-cell>
          <table:table-cell table:style-name="ce86"/>
          <table:table-cell table:number-columns-repeated="2" table:style-name="ce94"/>
          <table:table-cell table:number-columns-repeated="1637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3646.9010000000003" table:style-name="ce93">
            <text:p>3,646.901</text:p>
          </table:table-cell>
          <table:table-cell office:value-type="float" office:value="27.194000000000003" table:style-name="ce93">
            <text:p>27.194</text:p>
          </table:table-cell>
          <table:table-cell office:value-type="float" office:value="219.809" table:style-name="ce93">
            <text:p>219.809</text:p>
          </table:table-cell>
          <table:table-cell table:style-name="ce86"/>
          <table:table-cell table:number-columns-repeated="2" table:style-name="ce94"/>
          <table:table-cell table:number-columns-repeated="1637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532.26600000000008" table:style-name="ce93">
            <text:p>532.266</text:p>
          </table:table-cell>
          <table:table-cell office:value-type="float" office:value="7.8820000000000006" table:style-name="ce93">
            <text:p>7.882</text:p>
          </table:table-cell>
          <table:table-cell office:value-type="float" office:value="28.827000000000002" table:style-name="ce93">
            <text:p>28.827</text:p>
          </table:table-cell>
          <table:table-cell table:style-name="ce86"/>
          <table:table-cell table:number-columns-repeated="2" table:style-name="ce94"/>
          <table:table-cell table:number-columns-repeated="1637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1.657" table:style-name="ce93">
            <text:p>1.657</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6.3309999999999995" table:style-name="ce93">
            <text:p>6.331</text:p>
          </table:table-cell>
          <table:table-cell office:value-type="float" office:value="0" table:style-name="ce93">
            <text:p>0.000</text:p>
          </table:table-cell>
          <table:table-cell office:value-type="float" office:value="0.47599999999999998" table:style-name="ce93">
            <text:p>0.476</text:p>
          </table:table-cell>
          <table:table-cell table:style-name="ce86"/>
          <table:table-cell table:number-columns-repeated="2" table:style-name="ce94"/>
          <table:table-cell table:number-columns-repeated="1637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0" table:style-name="ce93">
            <text:p>0.000</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21618.981000000003" table:style-name="ce93">
            <text:p>21,618.981</text:p>
          </table:table-cell>
          <table:table-cell office:value-type="float" office:value="1257.8330000000001" table:style-name="ce93">
            <text:p>1,257.833</text:p>
          </table:table-cell>
          <table:table-cell office:value-type="float" office:value="2565.357" table:style-name="ce93">
            <text:p>2,565.357</text:p>
          </table:table-cell>
          <table:table-cell table:style-name="ce86"/>
          <table:table-cell table:number-columns-repeated="2" table:style-name="ce94"/>
          <table:table-cell table:number-columns-repeated="1637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27102.133000000002" table:style-name="ce93">
            <text:p>27,102.133</text:p>
          </table:table-cell>
          <table:table-cell office:value-type="float" office:value="1267.655" table:style-name="ce93">
            <text:p>1,267.655</text:p>
          </table:table-cell>
          <table:table-cell office:value-type="float" office:value="1140.4680000000001" table:style-name="ce93">
            <text:p>1,140.468</text:p>
          </table:table-cell>
          <table:table-cell table:style-name="ce86"/>
          <table:table-cell table:number-columns-repeated="2" table:style-name="ce94"/>
          <table:table-cell table:number-columns-repeated="1637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246.48700000000002" table:style-name="ce93">
            <text:p>246.487</text:p>
          </table:table-cell>
          <table:table-cell office:value-type="float" office:value="0" table:style-name="ce93">
            <text:p>0.000</text:p>
          </table:table-cell>
          <table:table-cell office:value-type="float" office:value="1.7190000000000001" table:style-name="ce93">
            <text:p>1.719</text:p>
          </table:table-cell>
          <table:table-cell table:style-name="ce86"/>
          <table:table-cell table:number-columns-repeated="2" table:style-name="ce94"/>
          <table:table-cell table:number-columns-repeated="16376"/>
        </table:table-row>
        <table:table-row table:style-name="ro3">
          <table:table-cell table:style-name="ce89"/>
          <table:table-cell office:value-type="string" table:style-name="ce90">
            <text:p>Totals</text:p>
          </table:table-cell>
          <table:table-cell office:value-type="float" office:value="116129.505" table:style-name="ce95">
            <text:p>116,129.505</text:p>
          </table:table-cell>
          <table:table-cell office:value-type="float" office:value="5222.8150000000005" table:style-name="ce95">
            <text:p>5,222.815</text:p>
          </table:table-cell>
          <table:table-cell office:value-type="float" office:value="10977.913" table:style-name="ce95">
            <text:p>10,977.913</text:p>
          </table:table-cell>
          <table:table-cell table:style-name="ce86"/>
          <table:table-cell table:number-columns-repeated="2" table:style-name="ce94"/>
          <table:table-cell table:number-columns-repeated="16376"/>
        </table:table-row>
        <table:table-row table:style-name="ro3">
          <table:table-cell table:number-columns-repeated="16384"/>
        </table:table-row>
        <table:table-row table:style-name="ro2">
          <table:table-cell office:value-type="string" table:style-name="ce87">
            <text:p>Non-household WEEE</text:p>
          </table:table-cell>
          <table:table-cell table:number-columns-repeated="16383" table:style-name="ce86"/>
        </table:table-row>
        <table:table-row table:style-name="ro6">
          <table:table-cell table:style-name="ce89"/>
          <table:table-cell table:style-name="ce90"/>
          <table:table-cell office:value-type="string" table:style-name="ce91">
            <text:p>Non-household</text:p>
          </table:table-cell>
          <table:table-cell office:value-type="string" table:style-name="ce91">
            <text:p>Non-household</text:p>
          </table:table-cell>
          <table:table-cell office:value-type="string" table:style-name="ce91">
            <text:p>Non-household</text:p>
          </table:table-cell>
          <table:table-cell table:number-columns-repeated="16379"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number-columns-repeated="16379"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643.28099999999995" table:style-name="ce93">
            <text:p>643.281</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78.448000000000008" table:style-name="ce93">
            <text:p>78.448</text:p>
          </table:table-cell>
          <table:table-cell office:value-type="float" office:value="0" table:style-name="ce93">
            <text:p>0.000</text:p>
          </table:table-cell>
          <table:table-cell office:value-type="float" office:value="9.2569999999999997" table:style-name="ce93">
            <text:p>9.257</text:p>
          </table:table-cell>
          <table:table-cell table:style-name="ce86"/>
          <table:table-cell table:number-columns-repeated="2" table:style-name="ce94"/>
          <table:table-cell table:number-columns-repeated="1637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1166.2990000000002" table:style-name="ce93">
            <text:p>1,166.299</text:p>
          </table:table-cell>
          <table:table-cell office:value-type="float" office:value="15.412000000000001" table:style-name="ce93">
            <text:p>15.412</text:p>
          </table:table-cell>
          <table:table-cell office:value-type="float" office:value="15.717000000000001" table:style-name="ce93">
            <text:p>15.717</text:p>
          </table:table-cell>
          <table:table-cell table:style-name="ce86"/>
          <table:table-cell table:number-columns-repeated="2" table:style-name="ce94"/>
          <table:table-cell table:number-columns-repeated="1637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21.388000000000002" table:style-name="ce93">
            <text:p>21.388</text:p>
          </table:table-cell>
          <table:table-cell office:value-type="float" office:value="0.01" table:style-name="ce93">
            <text:p>0.01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289.64100000000002" table:style-name="ce93">
            <text:p>289.641</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101.70400000000001" table:style-name="ce93">
            <text:p>101.704</text:p>
          </table:table-cell>
          <table:table-cell office:value-type="float" office:value="37.306000000000004" table:style-name="ce93">
            <text:p>37.306</text:p>
          </table:table-cell>
          <table:table-cell office:value-type="float" office:value="17.009" table:style-name="ce93">
            <text:p>17.009</text:p>
          </table:table-cell>
          <table:table-cell table:style-name="ce86"/>
          <table:table-cell table:number-columns-repeated="2" table:style-name="ce94"/>
          <table:table-cell table:number-columns-repeated="1637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9.3650000000000002" table:style-name="ce93">
            <text:p>9.365</text:p>
          </table:table-cell>
          <table:table-cell office:value-type="float" office:value="0" table:style-name="ce93">
            <text:p>0.000</text:p>
          </table:table-cell>
          <table:table-cell office:value-type="float" office:value="1.778" table:style-name="ce93">
            <text:p>1.778</text:p>
          </table:table-cell>
          <table:table-cell table:style-name="ce86"/>
          <table:table-cell table:number-columns-repeated="2" table:style-name="ce94"/>
          <table:table-cell table:number-columns-repeated="1637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27.058000000000003" table:style-name="ce93">
            <text:p>27.058</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15.073" table:style-name="ce93">
            <text:p>15.073</text:p>
          </table:table-cell>
          <table:table-cell office:value-type="float" office:value="6.4000000000000001E-2" table:style-name="ce93">
            <text:p>0.064</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62.982999999999997" table:style-name="ce93">
            <text:p>62.983</text:p>
          </table:table-cell>
          <table:table-cell office:value-type="float" office:value="0" table:style-name="ce93">
            <text:p>0.000</text:p>
          </table:table-cell>
          <table:table-cell office:value-type="float" office:value="0" table:style-name="ce93">
            <text:p>0.000</text:p>
          </table:table-cell>
          <table:table-cell table:style-name="ce86"/>
          <table:table-cell table:number-columns-repeated="2" table:style-name="ce94"/>
          <table:table-cell table:number-columns-repeated="1637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332.03" table:style-name="ce93">
            <text:p>332.030</text:p>
          </table:table-cell>
          <table:table-cell office:value-type="float" office:value="3.4320000000000004" table:style-name="ce93">
            <text:p>3.432</text:p>
          </table:table-cell>
          <table:table-cell office:value-type="float" office:value="11.339" table:style-name="ce93">
            <text:p>11.339</text:p>
          </table:table-cell>
          <table:table-cell table:style-name="ce86"/>
          <table:table-cell table:number-columns-repeated="2" table:style-name="ce94"/>
          <table:table-cell table:number-columns-repeated="1637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1043.3219999999999" table:style-name="ce93">
            <text:p>1,043.322</text:p>
          </table:table-cell>
          <table:table-cell office:value-type="float" office:value="1.129" table:style-name="ce93">
            <text:p>1.129</text:p>
          </table:table-cell>
          <table:table-cell office:value-type="float" office:value="34.992000000000004" table:style-name="ce93">
            <text:p>34.992</text:p>
          </table:table-cell>
          <table:table-cell table:style-name="ce86"/>
          <table:table-cell table:number-columns-repeated="2" table:style-name="ce94"/>
          <table:table-cell table:number-columns-repeated="1637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1060.114" table:style-name="ce93">
            <text:p>1,060.114</text:p>
          </table:table-cell>
          <table:table-cell office:value-type="float" office:value="0" table:style-name="ce93">
            <text:p>0.000</text:p>
          </table:table-cell>
          <table:table-cell office:value-type="float" office:value="7.3180000000000005" table:style-name="ce93">
            <text:p>7.318</text:p>
          </table:table-cell>
          <table:table-cell table:style-name="ce86"/>
          <table:table-cell table:number-columns-repeated="2" table:style-name="ce94"/>
          <table:table-cell table:number-columns-repeated="16376"/>
        </table:table-row>
        <table:table-row table:style-name="ro3">
          <table:table-cell table:style-name="ce89"/>
          <table:table-cell office:value-type="string" table:style-name="ce90">
            <text:p>Totals</text:p>
          </table:table-cell>
          <table:table-cell office:value-type="float" office:value="4850.7060000000001" table:style-name="ce95">
            <text:p>4,850.706</text:p>
          </table:table-cell>
          <table:table-cell office:value-type="float" office:value="57.353000000000009" table:style-name="ce95">
            <text:p>57.353</text:p>
          </table:table-cell>
          <table:table-cell office:value-type="float" office:value="97.410000000000011" table:style-name="ce95">
            <text:p>97.410</text:p>
          </table:table-cell>
          <table:table-cell table:style-name="ce86"/>
          <table:table-cell table:number-columns-repeated="2" table:style-name="ce94"/>
          <table:table-cell table:number-columns-repeated="16376"/>
        </table:table-row>
        <table:table-row table:style-name="ro3">
          <table:table-cell table:style-name="ce86"/>
          <table:table-cell table:style-name="ce96"/>
          <table:table-cell table:number-columns-repeated="4" table:style-name="ce98"/>
          <table:table-cell table:number-columns-repeated="16378" table:style-name="ce86"/>
        </table:table-row>
        <table:table-row table:style-name="ro2">
          <table:table-cell office:value-type="string" table:style-name="ce87">
            <text:p>Waste Electrical and electronic Equipment (WEEE) received at an Approved Authorised Treatment Facility (AATF)</text:p>
          </table:table-cell>
          <table:table-cell table:number-columns-repeated="5" table:style-name="ce86"/>
          <table:table-cell table:style-name="ce94"/>
          <table:table-cell table:number-columns-repeated="16377" table:style-name="ce86"/>
        </table:table-row>
        <table:table-row table:style-name="ro2">
          <table:table-cell office:value-type="string" table:style-name="ce87">
            <text:p>Period covered: January to December 2013</text:p>
          </table:table-cell>
          <table:table-cell table:number-columns-repeated="5" table:style-name="ce86"/>
          <table:table-cell table:style-name="ce94"/>
          <table:table-cell table:number-columns-repeated="16377" table:style-name="ce86"/>
        </table:table-row>
        <table:table-row table:style-name="ro2">
          <table:table-cell office:value-type="string" table:style-name="ce87">
            <text:p>Report run on: 26/3/2014</text:p>
          </table:table-cell>
          <table:table-cell table:style-name="ce86"/>
          <table:table-cell table:style-name="ce88"/>
          <table:table-cell table:number-columns-repeated="3" table:style-name="ce86"/>
          <table:table-cell table:style-name="ce94"/>
          <table:table-cell table:number-columns-repeated="16377" table:style-name="ce86"/>
        </table:table-row>
        <table:table-row table:style-name="ro3">
          <table:table-cell table:style-name="ce86"/>
          <table:table-cell table:style-name="ce96"/>
          <table:table-cell table:number-columns-repeated="4" table:style-name="ce97"/>
          <table:table-cell table:style-name="ce94"/>
          <table:table-cell table:number-columns-repeated="16377" table:style-name="ce86"/>
        </table:table-row>
        <table:table-row table:style-name="ro2">
          <table:table-cell office:value-type="string" table:style-name="ce87">
            <text:p>Household WEEE</text:p>
          </table:table-cell>
          <table:table-cell table:number-columns-repeated="5" table:style-name="ce86"/>
          <table:table-cell table:style-name="ce94"/>
          <table:table-cell table:number-columns-repeated="16377" table:style-name="ce86"/>
        </table:table-row>
        <table:table-row table:style-name="ro6">
          <table:table-cell table:style-name="ce89"/>
          <table:table-cell table:style-name="ce90"/>
          <table:table-cell office:value-type="string" table:style-name="ce91">
            <text:p>Household</text:p>
          </table:table-cell>
          <table:table-cell office:value-type="string" table:style-name="ce91">
            <text:p>Household</text:p>
          </table:table-cell>
          <table:table-cell office:value-type="string" table:style-name="ce91">
            <text:p>Household</text:p>
          </table:table-cell>
          <table:table-cell table:style-name="ce86"/>
          <table:table-cell table:style-name="ce94"/>
          <table:table-cell table:number-columns-repeated="16377"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style-name="ce86"/>
          <table:table-cell table:style-name="ce94"/>
          <table:table-cell table:number-columns-repeated="16377"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155514.19" table:style-name="ce93">
            <text:p>155,514.190</text:p>
          </table:table-cell>
          <table:table-cell office:value-type="float" office:value="5314.7430000000004" table:style-name="ce93">
            <text:p>5,314.743</text:p>
          </table:table-cell>
          <table:table-cell office:value-type="float" office:value="27222.706999999999" table:style-name="ce93">
            <text:p>27,222.707</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34070.83" table:style-name="ce93">
            <text:p>34,070.830</text:p>
          </table:table-cell>
          <table:table-cell office:value-type="float" office:value="353.82499999999999" table:style-name="ce93">
            <text:p>353.825</text:p>
          </table:table-cell>
          <table:table-cell office:value-type="float" office:value="2870.5829999999996" table:style-name="ce93">
            <text:p>2,870.583</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32723.331999999999" table:style-name="ce93">
            <text:p>32,723.332</text:p>
          </table:table-cell>
          <table:table-cell office:value-type="float" office:value="2433.1720000000005" table:style-name="ce93">
            <text:p>2,433.172</text:p>
          </table:table-cell>
          <table:table-cell office:value-type="float" office:value="2201.7930000000001" table:style-name="ce93">
            <text:p>2,201.793</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33232.214999999997" table:style-name="ce93">
            <text:p>33,232.215</text:p>
          </table:table-cell>
          <table:table-cell office:value-type="float" office:value="1858.1439999999998" table:style-name="ce93">
            <text:p>1,858.144</text:p>
          </table:table-cell>
          <table:table-cell office:value-type="float" office:value="3365.89" table:style-name="ce93">
            <text:p>3,365.890</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4.9569999999999999" table:style-name="ce93">
            <text:p>4.957</text:p>
          </table:table-cell>
          <table:table-cell office:value-type="float" office:value="6.5000000000000002E-2" table:style-name="ce93">
            <text:p>0.065</text:p>
          </table:table-cell>
          <table:table-cell office:value-type="float" office:value="0.20500000000000002" table:style-name="ce93">
            <text:p>0.205</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16426.749" table:style-name="ce93">
            <text:p>16,426.749</text:p>
          </table:table-cell>
          <table:table-cell office:value-type="float" office:value="146.29200000000003" table:style-name="ce93">
            <text:p>146.292</text:p>
          </table:table-cell>
          <table:table-cell office:value-type="float" office:value="962.57399999999996" table:style-name="ce93">
            <text:p>962.574</text:p>
          </table:table-cell>
          <table:table-cell table:style-name="ce173"/>
          <table:table-cell table:style-name="ce173"/>
          <table:table-cell table:style-name="ce173"/>
          <table:table-cell table:style-name="ce94"/>
          <table:table-cell table:number-columns-repeated="16375"/>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2141.8420000000006" table:style-name="ce93">
            <text:p>2,141.842</text:p>
          </table:table-cell>
          <table:table-cell office:value-type="float" office:value="41.972999999999999" table:style-name="ce93">
            <text:p>41.973</text:p>
          </table:table-cell>
          <table:table-cell office:value-type="float" office:value="119.191" table:style-name="ce93">
            <text:p>119.191</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10.706" table:style-name="ce93">
            <text:p>10.706</text:p>
          </table:table-cell>
          <table:table-cell office:value-type="float" office:value="0.30199999999999999" table:style-name="ce93">
            <text:p>0.302</text:p>
          </table:table-cell>
          <table:table-cell office:value-type="float" office:value="3.3250000000000002" table:style-name="ce93">
            <text:p>3.325</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47.694000000000003" table:style-name="ce93">
            <text:p>47.694</text:p>
          </table:table-cell>
          <table:table-cell office:value-type="float" office:value="0.69300000000000006" table:style-name="ce93">
            <text:p>0.693</text:p>
          </table:table-cell>
          <table:table-cell office:value-type="float" office:value="2.8470000000000004" table:style-name="ce93">
            <text:p>2.847</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3.226" table:style-name="ce93">
            <text:p>3.226</text:p>
          </table:table-cell>
          <table:table-cell office:value-type="float" office:value="4.4000000000000004E-2" table:style-name="ce93">
            <text:p>0.044</text:p>
          </table:table-cell>
          <table:table-cell office:value-type="float" office:value="0" table:style-name="ce93">
            <text:p>0.000</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98689.994000000006" table:style-name="ce93">
            <text:p>98,689.994</text:p>
          </table:table-cell>
          <table:table-cell office:value-type="float" office:value="7917.1990000000005" table:style-name="ce93">
            <text:p>7,917.199</text:p>
          </table:table-cell>
          <table:table-cell office:value-type="float" office:value="11172.201000000001" table:style-name="ce93">
            <text:p>11,172.201</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101461.06200000001" table:style-name="ce93">
            <text:p>101,461.062</text:p>
          </table:table-cell>
          <table:table-cell office:value-type="float" office:value="8495.6180000000004" table:style-name="ce93">
            <text:p>8,495.618</text:p>
          </table:table-cell>
          <table:table-cell office:value-type="float" office:value="3911.8029999999999" table:style-name="ce93">
            <text:p>3,911.803</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859.64100000000008" table:style-name="ce93">
            <text:p>859.641</text:p>
          </table:table-cell>
          <table:table-cell office:value-type="float" office:value="0" table:style-name="ce93">
            <text:p>0.000</text:p>
          </table:table-cell>
          <table:table-cell office:value-type="float" office:value="13.418000000000001" table:style-name="ce93">
            <text:p>13.418</text:p>
          </table:table-cell>
          <table:table-cell table:style-name="ce173"/>
          <table:table-cell table:style-name="ce173"/>
          <table:table-cell table:style-name="ce173"/>
          <table:table-cell table:number-columns-repeated="16376" table:style-name="ce86"/>
        </table:table-row>
        <table:table-row table:style-name="ro3">
          <table:table-cell table:style-name="ce89"/>
          <table:table-cell office:value-type="string" table:style-name="ce90">
            <text:p>Totals</text:p>
          </table:table-cell>
          <table:table-cell office:value-type="float" office:value="475186.43800000002" table:style-name="ce95">
            <text:p>475,186.438</text:p>
          </table:table-cell>
          <table:table-cell office:value-type="float" office:value="26562.07" table:style-name="ce95">
            <text:p>26,562.070</text:p>
          </table:table-cell>
          <table:table-cell office:value-type="float" office:value="51846.536999999997" table:style-name="ce95">
            <text:p>51,846.537</text:p>
          </table:table-cell>
          <table:table-cell table:style-name="ce173"/>
          <table:table-cell table:style-name="ce173"/>
          <table:table-cell table:style-name="ce173"/>
          <table:table-cell table:style-name="ce94"/>
          <table:table-cell table:number-columns-repeated="16375"/>
        </table:table-row>
        <table:table-row table:style-name="ro3">
          <table:table-cell table:number-columns-repeated="5" table:style-name="ce86"/>
          <table:table-cell table:style-name="ce173"/>
          <table:table-cell table:style-name="ce173"/>
          <table:table-cell table:style-name="ce173"/>
          <table:table-cell table:number-columns-repeated="16376" table:style-name="ce86"/>
        </table:table-row>
        <table:table-row table:style-name="ro2">
          <table:table-cell office:value-type="string" table:style-name="ce87">
            <text:p>Non-household WEEE</text:p>
          </table:table-cell>
          <table:table-cell table:number-columns-repeated="4" table:style-name="ce86"/>
          <table:table-cell table:style-name="ce173"/>
          <table:table-cell table:style-name="ce173"/>
          <table:table-cell table:style-name="ce173"/>
          <table:table-cell table:number-columns-repeated="16376" table:style-name="ce86"/>
        </table:table-row>
        <table:table-row table:style-name="ro6">
          <table:table-cell table:style-name="ce89"/>
          <table:table-cell table:style-name="ce90"/>
          <table:table-cell office:value-type="string" table:style-name="ce91">
            <text:p>Non-household</text:p>
          </table:table-cell>
          <table:table-cell office:value-type="string" table:style-name="ce91">
            <text:p>Non-household</text:p>
          </table:table-cell>
          <table:table-cell office:value-type="string" table:style-name="ce91">
            <text:p>Non-household</text:p>
          </table:table-cell>
          <table:table-cell table:style-name="ce173"/>
          <table:table-cell table:style-name="ce173"/>
          <table:table-cell table:style-name="ce173"/>
          <table:table-cell table:number-columns-repeated="16376" table:style-name="ce86"/>
        </table:table-row>
        <table:table-row table:style-name="ro5">
          <table:table-cell table:style-name="ce89"/>
          <table:table-cell office:value-type="string" table:style-name="ce90">
            <text:p>Category</text:p>
          </table:table-cell>
          <table:table-cell office:value-type="string" table:style-name="ce91">
            <text:p>Received for Treatment</text:p>
            <text:p>(tonnes)</text:p>
          </table:table-cell>
          <table:table-cell office:value-type="string" table:style-name="ce91">
            <text:p>For Reuse</text:p>
            <text:p>(tonnes)</text:p>
          </table:table-cell>
          <table:table-cell office:value-type="string" table:style-name="ce91">
            <text:p>Sent to AATF/ATF</text:p>
            <text:p>(tonnes)</text:p>
          </table:table-cell>
          <table:table-cell table:style-name="ce173"/>
          <table:table-cell table:style-name="ce173"/>
          <table:table-cell table:style-name="ce173"/>
          <table:table-cell table:number-columns-repeated="16376" table:style-name="ce86"/>
        </table:table-row>
        <table:table-row table:style-name="ro3">
          <table:table-cell office:value-type="float" office:value="1" table:style-name="ce92">
            <text:p>1</text:p>
          </table:table-cell>
          <table:table-cell office:value-type="string" table:style-name="ce92">
            <text:p>Large Household Appliances</text:p>
          </table:table-cell>
          <table:table-cell office:value-type="float" office:value="3076.4" table:style-name="ce93">
            <text:p>3,076.400</text:p>
          </table:table-cell>
          <table:table-cell office:value-type="float" office:value="2.1510000000000002" table:style-name="ce93">
            <text:p>2.151</text:p>
          </table:table-cell>
          <table:table-cell office:value-type="float" office:value="1.9E-2" table:style-name="ce93">
            <text:p>0.019</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2" table:style-name="ce92">
            <text:p>2</text:p>
          </table:table-cell>
          <table:table-cell office:value-type="string" table:style-name="ce92">
            <text:p>Small Household Appliances</text:p>
          </table:table-cell>
          <table:table-cell office:value-type="float" office:value="181.72200000000001" table:style-name="ce93">
            <text:p>181.722</text:p>
          </table:table-cell>
          <table:table-cell office:value-type="float" office:value="0.192" table:style-name="ce93">
            <text:p>0.192</text:p>
          </table:table-cell>
          <table:table-cell office:value-type="float" office:value="9.2789999999999999" table:style-name="ce93">
            <text:p>9.279</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3" table:style-name="ce92">
            <text:p>3</text:p>
          </table:table-cell>
          <table:table-cell office:value-type="string" table:style-name="ce92">
            <text:p>IT and Telcomms Equipment</text:p>
          </table:table-cell>
          <table:table-cell office:value-type="float" office:value="4655.34" table:style-name="ce93">
            <text:p>4,655.340</text:p>
          </table:table-cell>
          <table:table-cell office:value-type="float" office:value="40.088999999999999" table:style-name="ce93">
            <text:p>40.089</text:p>
          </table:table-cell>
          <table:table-cell office:value-type="float" office:value="41.374000000000002" table:style-name="ce93">
            <text:p>41.374</text:p>
          </table:table-cell>
          <table:table-cell table:style-name="ce173"/>
          <table:table-cell table:style-name="ce174"/>
          <table:table-cell table:style-name="ce174"/>
          <table:table-cell table:style-name="ce94"/>
          <table:table-cell table:number-columns-repeated="16375"/>
        </table:table-row>
        <table:table-row table:style-name="ro3">
          <table:table-cell office:value-type="float" office:value="4" table:style-name="ce92">
            <text:p>4</text:p>
          </table:table-cell>
          <table:table-cell office:value-type="string" table:style-name="ce92">
            <text:p>Consumer Equipment</text:p>
          </table:table-cell>
          <table:table-cell office:value-type="float" office:value="99.428000000000011" table:style-name="ce93">
            <text:p>99.428</text:p>
          </table:table-cell>
          <table:table-cell office:value-type="float" office:value="1.276" table:style-name="ce93">
            <text:p>1.276</text:p>
          </table:table-cell>
          <table:table-cell office:value-type="float" office:value="4.8000000000000001E-2" table:style-name="ce93">
            <text:p>0.048</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5" table:style-name="ce92">
            <text:p>5</text:p>
          </table:table-cell>
          <table:table-cell office:value-type="string" table:style-name="ce92">
            <text:p>Lighting Equipment</text:p>
          </table:table-cell>
          <table:table-cell office:value-type="float" office:value="962.38100000000009" table:style-name="ce93">
            <text:p>962.381</text:p>
          </table:table-cell>
          <table:table-cell office:value-type="float" office:value="0" table:style-name="ce93">
            <text:p>0.000</text:p>
          </table:table-cell>
          <table:table-cell office:value-type="float" office:value="0" table:style-name="ce93">
            <text:p>0.000</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6" table:style-name="ce92">
            <text:p>6</text:p>
          </table:table-cell>
          <table:table-cell office:value-type="string" table:style-name="ce92">
            <text:p>Electrical and Electronic Tools</text:p>
          </table:table-cell>
          <table:table-cell office:value-type="float" office:value="300.38200000000006" table:style-name="ce93">
            <text:p>300.382</text:p>
          </table:table-cell>
          <table:table-cell office:value-type="float" office:value="93.300000000000011" table:style-name="ce93">
            <text:p>93.300</text:p>
          </table:table-cell>
          <table:table-cell office:value-type="float" office:value="70.768000000000001" table:style-name="ce93">
            <text:p>70.768</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7" table:style-name="ce92">
            <text:p>7</text:p>
          </table:table-cell>
          <table:table-cell office:value-type="string" table:style-name="ce92">
            <text:p>Toys Leisure and Sports</text:p>
          </table:table-cell>
          <table:table-cell office:value-type="float" office:value="11.280000000000001" table:style-name="ce93">
            <text:p>11.280</text:p>
          </table:table-cell>
          <table:table-cell office:value-type="float" office:value="0" table:style-name="ce93">
            <text:p>0.000</text:p>
          </table:table-cell>
          <table:table-cell office:value-type="float" office:value="1.778" table:style-name="ce93">
            <text:p>1.778</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8" table:style-name="ce92">
            <text:p>8</text:p>
          </table:table-cell>
          <table:table-cell office:value-type="string" table:style-name="ce92">
            <text:p>Medical Devices</text:p>
          </table:table-cell>
          <table:table-cell office:value-type="float" office:value="144.64099999999999" table:style-name="ce93">
            <text:p>144.641</text:p>
          </table:table-cell>
          <table:table-cell office:value-type="float" office:value="0" table:style-name="ce93">
            <text:p>0.000</text:p>
          </table:table-cell>
          <table:table-cell office:value-type="float" office:value="0" table:style-name="ce93">
            <text:p>0.000</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9" table:style-name="ce92">
            <text:p>9</text:p>
          </table:table-cell>
          <table:table-cell office:value-type="string" table:style-name="ce92">
            <text:p>Monitoring and Control Instruments</text:p>
          </table:table-cell>
          <table:table-cell office:value-type="float" office:value="86.448000000000008" table:style-name="ce93">
            <text:p>86.448</text:p>
          </table:table-cell>
          <table:table-cell office:value-type="float" office:value="0.17200000000000001" table:style-name="ce93">
            <text:p>0.172</text:p>
          </table:table-cell>
          <table:table-cell office:value-type="float" office:value="1.54" table:style-name="ce93">
            <text:p>1.540</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10" table:style-name="ce92">
            <text:p>10</text:p>
          </table:table-cell>
          <table:table-cell office:value-type="string" table:style-name="ce92">
            <text:p>Automatic Dispensers</text:p>
          </table:table-cell>
          <table:table-cell office:value-type="float" office:value="370.68800000000005" table:style-name="ce93">
            <text:p>370.688</text:p>
          </table:table-cell>
          <table:table-cell office:value-type="float" office:value="0" table:style-name="ce93">
            <text:p>0.000</text:p>
          </table:table-cell>
          <table:table-cell office:value-type="float" office:value="0" table:style-name="ce93">
            <text:p>0.000</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11" table:style-name="ce92">
            <text:p>11</text:p>
          </table:table-cell>
          <table:table-cell office:value-type="string" table:style-name="ce92">
            <text:p>Display Equipment</text:p>
          </table:table-cell>
          <table:table-cell office:value-type="float" office:value="558.77099999999996" table:style-name="ce93">
            <text:p>558.771</text:p>
          </table:table-cell>
          <table:table-cell office:value-type="float" office:value="10.202999999999999" table:style-name="ce93">
            <text:p>10.203</text:p>
          </table:table-cell>
          <table:table-cell office:value-type="float" office:value="35.79" table:style-name="ce93">
            <text:p>35.790</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12" table:style-name="ce92">
            <text:p>12</text:p>
          </table:table-cell>
          <table:table-cell office:value-type="string" table:style-name="ce92">
            <text:p>Cooling Appliances Containing Refrigerants</text:p>
          </table:table-cell>
          <table:table-cell office:value-type="float" office:value="4257.6930000000002" table:style-name="ce93">
            <text:p>4,257.693</text:p>
          </table:table-cell>
          <table:table-cell office:value-type="float" office:value="1.851" table:style-name="ce93">
            <text:p>1.851</text:p>
          </table:table-cell>
          <table:table-cell office:value-type="float" office:value="56.984000000000002" table:style-name="ce93">
            <text:p>56.984</text:p>
          </table:table-cell>
          <table:table-cell table:style-name="ce173"/>
          <table:table-cell table:style-name="ce174"/>
          <table:table-cell table:style-name="ce174"/>
          <table:table-cell table:number-columns-repeated="16376" table:style-name="ce86"/>
        </table:table-row>
        <table:table-row table:style-name="ro3">
          <table:table-cell office:value-type="float" office:value="13" table:style-name="ce92">
            <text:p>13</text:p>
          </table:table-cell>
          <table:table-cell office:value-type="string" table:style-name="ce92">
            <text:p>Gas Discharge Lamps</text:p>
          </table:table-cell>
          <table:table-cell office:value-type="float" office:value="4516.223" table:style-name="ce93">
            <text:p>4,516.223</text:p>
          </table:table-cell>
          <table:table-cell office:value-type="float" office:value="0" table:style-name="ce93">
            <text:p>0.000</text:p>
          </table:table-cell>
          <table:table-cell office:value-type="float" office:value="75.156999999999996" table:style-name="ce93">
            <text:p>75.157</text:p>
          </table:table-cell>
          <table:table-cell table:style-name="ce173"/>
          <table:table-cell table:style-name="ce174"/>
          <table:table-cell table:style-name="ce174"/>
          <table:table-cell table:number-columns-repeated="16376" table:style-name="ce86"/>
        </table:table-row>
        <table:table-row table:style-name="ro3">
          <table:table-cell table:style-name="ce89"/>
          <table:table-cell office:value-type="string" table:style-name="ce90">
            <text:p>Totals</text:p>
          </table:table-cell>
          <table:table-cell office:value-type="float" office:value="19221.396999999997" table:style-name="ce95">
            <text:p>19,221.397</text:p>
          </table:table-cell>
          <table:table-cell office:value-type="float" office:value="149.23400000000001" table:style-name="ce95">
            <text:p>149.234</text:p>
          </table:table-cell>
          <table:table-cell office:value-type="float" office:value="292.73700000000002" table:style-name="ce95">
            <text:p>292.737</text:p>
          </table:table-cell>
          <table:table-cell table:style-name="ce173"/>
          <table:table-cell table:style-name="ce174"/>
          <table:table-cell table:style-name="ce174"/>
          <table:table-cell table:number-columns-repeated="16376" table:style-name="ce86"/>
        </table:table-row>
        <table:table-row table:style-name="ro3">
          <table:table-cell table:style-name="ce86"/>
          <table:table-cell table:style-name="ce96"/>
          <table:table-cell table:number-columns-repeated="4" table:style-name="ce98"/>
          <table:table-cell table:number-columns-repeated="16378" table:style-name="ce86"/>
        </table:table-row>
        <table:table-row table:style-name="ro2">
          <table:table-cell office:value-type="string" table:style-name="ce87">
            <text:p>KEY</text:p>
          </table:table-cell>
          <table:table-cell table:number-columns-repeated="16383" table:style-name="ce86"/>
        </table:table-row>
        <table:table-row table:style-name="ro14">
          <table:table-cell office:value-type="string" table:number-columns-spanned="2" table:number-rows-spanned="1" table:style-name="ce103">
            <text:p>Received for treatment</text:p>
          </table:table-cell>
          <table:covered-table-cell/>
          <table:table-cell office:value-type="string" table:number-columns-spanned="6" table:number-rows-spanned="1" table:style-name="ce104">
            <text:p>is the amount of WEEE AATFs have received. This may include WEEE that AATFs have had delivered directly to ATFs for treatment.</text:p>
          </table:table-cell>
          <table:covered-table-cell table:number-columns-repeated="5"/>
          <table:table-cell table:style-name="ce99"/>
          <table:table-cell table:number-columns-repeated="16375"/>
        </table:table-row>
        <table:table-row table:style-name="ro14">
          <table:table-cell office:value-type="string" table:number-columns-spanned="2" table:number-rows-spanned="1" table:style-name="ce103">
            <text:p>For re-use<text:s/></text:p>
          </table:table-cell>
          <table:covered-table-cell/>
          <table:table-cell office:value-type="string" table:number-columns-spanned="6" table:number-rows-spanned="1" table:style-name="ce105">
            <text:p>is the amount of WEEE that AATFs have reused themselves and sent onto others for reuse. This will have been included in the WEEE received for treatment.</text:p>
          </table:table-cell>
          <table:covered-table-cell table:number-columns-repeated="5"/>
          <table:table-cell table:style-name="ce99"/>
          <table:table-cell table:number-columns-repeated="16375"/>
        </table:table-row>
        <table:table-row table:style-name="ro14">
          <table:table-cell office:value-type="string" table:number-columns-spanned="2" table:number-rows-spanned="1" table:style-name="ce103">
            <text:p>Sent to AATF/ ATF</text:p>
          </table:table-cell>
          <table:covered-table-cell/>
          <table:table-cell office:value-type="string" table:number-columns-spanned="6" table:number-rows-spanned="1" table:style-name="ce104">
            <text:p>is WEEE that an AATF has received, and then sent to a different AATF or ATF. This figure only includes WEEE that has been sent on as a whole appliance.</text:p>
          </table:table-cell>
          <table:covered-table-cell table:number-columns-repeated="5"/>
          <table:table-cell table:style-name="ce99"/>
          <table:table-cell table:number-columns-repeated="16375"/>
        </table:table-row>
        <table:table-row table:style-name="ro3">
          <table:table-cell office:value-type="string" table:style-name="ce100">
            <text:p>NOTES</text:p>
          </table:table-cell>
          <table:table-cell table:style-name="ce101"/>
          <table:table-cell table:style-name="ce102"/>
          <table:table-cell table:number-columns-repeated="6" table:style-name="ce99"/>
          <table:table-cell table:number-columns-repeated="16375"/>
        </table:table-row>
        <table:table-row table:style-name="ro14">
          <table:table-cell office:value-type="string" table:number-columns-spanned="8" table:number-rows-spanned="1" table:style-name="ce104">
            <text:p>The WEEE (Amendment) Regulations 2009 have removed the requirement for AATFs <text:s/>to report the following data: "Treated on Site", "Sent to Reprocessor" and "Sent to Exporter".</text:p>
          </table:table-cell>
          <table:covered-table-cell table:number-columns-repeated="7"/>
          <table:table-cell table:style-name="ce99"/>
          <table:table-cell table:number-columns-repeated="16375"/>
        </table:table-row>
        <table:table-row table:style-name="ro20">
          <table:table-cell office:value-type="string" table:number-columns-spanned="8" table:number-rows-spanned="1" table:style-name="ce106">
            <text:p>The amount of WEEE reported by AATFs received for treatment has increased since this report was first published last last month. <text:s/>This followed routine desktop monitoring of AATF data returns. A number of AATFs were contacted about their data resulting in some re-submissions of returns.</text:p>
          </table:table-cell>
          <table:covered-table-cell table:number-columns-repeated="7"/>
          <table:table-cell table:style-name="ce99"/>
          <table:table-cell table:number-columns-repeated="16375"/>
        </table:table-row>
        <table:table-row table:style-name="ro3">
          <table:table-cell office:value-type="string" table:style-name="ce86">
            <text:p>Catalogue</text:p>
          </table:table-cell>
          <table:table-cell office:value-type="string" table:style-name="ce86">
            <text:p>LIT 7677</text:p>
          </table:table-cell>
          <table:table-cell table:number-columns-repeated="16382"/>
        </table:table-row>
        <table:table-row table:style-name="ro2">
          <table:table-cell office:value-type="string" table:style-name="ce87">
            <text:p>© Environment Agency copyright and database right 2014. All rights reserved.<text:s text:c="2"/></text:p>
          </table:table-cell>
          <table:table-cell table:number-columns-repeated="16383" table:style-name="ce86"/>
        </table:table-row>
        <table:table-row table:number-rows-repeated="1048366" table:style-name="ro3">
          <table:table-cell table:number-columns-repeated="16384"/>
        </table:table-row>
        <table:named-expressions>
          <table:named-range table:name="Print_Area" table:cell-range-address="2013_Quarters_1_-_4.$A$1:2013_Quarters_1_-_4.$I$210" table:base-cell-address="2013_Quarters_1_-_4.$A$1"/>
        </table:named-expressions>
      </table:table>
      <table:table table:name="2012_Quarters_1_-_4" table:style-name="ta7">
        <table:table-column table:style-name="co6" table:default-cell-style-name="ce1"/>
        <table:table-column table:style-name="co9" table:default-cell-style-name="ce1"/>
        <table:table-column table:style-name="co3" table:default-cell-style-name="ce1"/>
        <table:table-column table:style-name="co10" table:number-columns-repeated="2"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21">
          <table:table-cell table:style-name="ce1">
            <draw:frame draw:z-index="1" draw:id="id12" draw:style-name="a12" draw:name="Picture 2" svg:x="0.05in" svg:y="0.16667in" svg:width="2.65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2</text:p>
          </table:table-cell>
          <table:table-cell table:number-columns-repeated="16383" table:style-name="ce1"/>
        </table:table-row>
        <table:table-row table:style-name="ro2">
          <table:table-cell office:value-type="string" table:style-name="ce3">
            <text:p>Report run on: 21/3/2013</text:p>
          </table:table-cell>
          <table:table-cell table:style-name="ce4"/>
          <table:table-cell table:style-name="ce71"/>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823.962" table:style-name="ce10">
            <text:p>35,823.962</text:p>
          </table:table-cell>
          <table:table-cell office:value-type="float" office:value="1599.192" table:style-name="ce10">
            <text:p>1,599.192</text:p>
          </table:table-cell>
          <table:table-cell office:value-type="float" office:value="9863.7340000000004" table:style-name="ce10">
            <text:p>9,863.73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81.1" table:style-name="ce10">
            <text:p>7,881.100</text:p>
          </table:table-cell>
          <table:table-cell office:value-type="float" office:value="113.04300000000001" table:style-name="ce10">
            <text:p>113.043</text:p>
          </table:table-cell>
          <table:table-cell office:value-type="float" office:value="986.59100000000001" table:style-name="ce10">
            <text:p>986.591</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894.8050000000012" table:style-name="ce10">
            <text:p>7,894.805</text:p>
          </table:table-cell>
          <table:table-cell office:value-type="float" office:value="757.60900000000004" table:style-name="ce10">
            <text:p>757.609</text:p>
          </table:table-cell>
          <table:table-cell office:value-type="float" office:value="769.36800000000005" table:style-name="ce10">
            <text:p>769.368</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483.56" table:style-name="ce10">
            <text:p>7,483.560</text:p>
          </table:table-cell>
          <table:table-cell office:value-type="float" office:value="310.38" table:style-name="ce10">
            <text:p>310.380</text:p>
          </table:table-cell>
          <table:table-cell office:value-type="float" office:value="1123.0059999999999" table:style-name="ce10">
            <text:p>1,123.006</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3.151" table:style-name="ce10">
            <text:p>13.151</text:p>
          </table:table-cell>
          <table:table-cell office:value-type="float" office:value="1.2E-2" table:style-name="ce10">
            <text:p>0.012</text:p>
          </table:table-cell>
          <table:table-cell office:value-type="float" office:value="12.527000000000001" table:style-name="ce10">
            <text:p>12.527</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669.0370000000003" table:style-name="ce10">
            <text:p>3,669.037</text:p>
          </table:table-cell>
          <table:table-cell office:value-type="float" office:value="11.717000000000001" table:style-name="ce10">
            <text:p>11.717</text:p>
          </table:table-cell>
          <table:table-cell office:value-type="float" office:value="417.46100000000001" table:style-name="ce10">
            <text:p>417.461</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94.0200000000001" table:style-name="ce10">
            <text:p>794.020</text:p>
          </table:table-cell>
          <table:table-cell office:value-type="float" office:value="293.09399999999999" table:style-name="ce10">
            <text:p>293.094</text:p>
          </table:table-cell>
          <table:table-cell office:value-type="float" office:value="57.619" table:style-name="ce10">
            <text:p>57.61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E-3" table:style-name="ce10">
            <text:p>0.002</text:p>
          </table:table-cell>
          <table:table-cell office:value-type="float" office:value="0" table:style-name="ce10">
            <text:p>0.000</text:p>
          </table:table-cell>
          <table:table-cell office:value-type="float" office:value="2E-3" table:style-name="ce10">
            <text:p>0.00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885000000000002" table:style-name="ce10">
            <text:p>22.885</text:p>
          </table:table-cell>
          <table:table-cell office:value-type="float" office:value="0" table:style-name="ce10">
            <text:p>0.000</text:p>
          </table:table-cell>
          <table:table-cell office:value-type="float" office:value="0.6090000000000001" table:style-name="ce10">
            <text:p>0.60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407.003000000004" table:style-name="ce10">
            <text:p>34,407.003</text:p>
          </table:table-cell>
          <table:table-cell office:value-type="float" office:value="4435.4090000000006" table:style-name="ce10">
            <text:p>4,435.409</text:p>
          </table:table-cell>
          <table:table-cell office:value-type="float" office:value="1499.5170000000003" table:style-name="ce10">
            <text:p>1,499.51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242.673999999999" table:style-name="ce10">
            <text:p>21,242.674</text:p>
          </table:table-cell>
          <table:table-cell office:value-type="float" office:value="2817.1990000000001" table:style-name="ce10">
            <text:p>2,817.199</text:p>
          </table:table-cell>
          <table:table-cell office:value-type="float" office:value="1145.652" table:style-name="ce10">
            <text:p>1,145.652</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43.71800000000002" table:style-name="ce10">
            <text:p>143.718</text:p>
          </table:table-cell>
          <table:table-cell office:value-type="float" office:value="0" table:style-name="ce10">
            <text:p>0.000</text:p>
          </table:table-cell>
          <table:table-cell office:value-type="float" office:value="1.1500000000000001" table:style-name="ce10">
            <text:p>1.15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375.91699999999" table:style-name="ce13">
            <text:p>119,375.917</text:p>
          </table:table-cell>
          <table:table-cell office:value-type="float" office:value="10337.655000000001" table:style-name="ce13">
            <text:p>10,337.655</text:p>
          </table:table-cell>
          <table:table-cell office:value-type="float" office:value="15877.236000000001" table:style-name="ce13">
            <text:p>15,877.236</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4.103000000000009" table:style-name="ce10">
            <text:p>64.103</text:p>
          </table:table-cell>
          <table:table-cell office:value-type="float" office:value="0" table:style-name="ce10">
            <text:p>0.000</text:p>
          </table:table-cell>
          <table:table-cell office:value-type="float" office:value="2.7030000000000003" table:style-name="ce10">
            <text:p>2.70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649000000000001" table:style-name="ce10">
            <text:p>26.649</text:p>
          </table:table-cell>
          <table:table-cell office:value-type="float" office:value="2.3E-2" table:style-name="ce10">
            <text:p>0.023</text:p>
          </table:table-cell>
          <table:table-cell office:value-type="float" office:value="0.36" table:style-name="ce10">
            <text:p>0.36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0.2040000000002" table:style-name="ce10">
            <text:p>1,190.204</text:p>
          </table:table-cell>
          <table:table-cell office:value-type="float" office:value="10.185" table:style-name="ce10">
            <text:p>10.185</text:p>
          </table:table-cell>
          <table:table-cell office:value-type="float" office:value="31.545000000000002" table:style-name="ce10">
            <text:p>31.54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7.942000000000007" table:style-name="ce10">
            <text:p>77.942</text:p>
          </table:table-cell>
          <table:table-cell office:value-type="float" office:value="2.2360000000000002" table:style-name="ce10">
            <text:p>2.236</text:p>
          </table:table-cell>
          <table:table-cell office:value-type="float" office:value="0.82500000000000007" table:style-name="ce10">
            <text:p>0.825</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5.301000000000002" table:style-name="ce10">
            <text:p>75.301</text:p>
          </table:table-cell>
          <table:table-cell office:value-type="float" office:value="0" table:style-name="ce10">
            <text:p>0.000</text:p>
          </table:table-cell>
          <table:table-cell office:value-type="float" office:value="0.96" table:style-name="ce10">
            <text:p>0.96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0.851000000000006" table:style-name="ce10">
            <text:p>50.851</text:p>
          </table:table-cell>
          <table:table-cell office:value-type="float" office:value="19.856000000000002" table:style-name="ce10">
            <text:p>19.856</text:p>
          </table:table-cell>
          <table:table-cell office:value-type="float" office:value="4.3740000000000006" table:style-name="ce10">
            <text:p>4.374</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77600000000000002" table:style-name="ce10">
            <text:p>0.776</text:p>
          </table:table-cell>
          <table:table-cell office:value-type="float" office:value="0" table:style-name="ce10">
            <text:p>0.000</text:p>
          </table:table-cell>
          <table:table-cell office:value-type="float" office:value="4.0000000000000001E-3" table:style-name="ce10">
            <text:p>0.00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7.801000000000002" table:style-name="ce10">
            <text:p>27.801</text:p>
          </table:table-cell>
          <table:table-cell office:value-type="float" office:value="0" table:style-name="ce10">
            <text:p>0.000</text:p>
          </table:table-cell>
          <table:table-cell office:value-type="float" office:value="1" table:style-name="ce10">
            <text:p>1.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602" table:style-name="ce10">
            <text:p>12.602</text:p>
          </table:table-cell>
          <table:table-cell office:value-type="float" office:value="0" table:style-name="ce10">
            <text:p>0.000</text:p>
          </table:table-cell>
          <table:table-cell office:value-type="float" office:value="3.7000000000000005E-2" table:style-name="ce10">
            <text:p>0.037</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5.95700000000002" table:style-name="ce10">
            <text:p>185.957</text:p>
          </table:table-cell>
          <table:table-cell office:value-type="float" office:value="0" table:style-name="ce10">
            <text:p>0.000</text:p>
          </table:table-cell>
          <table:table-cell office:value-type="float" office:value="0.308" table:style-name="ce10">
            <text:p>0.308</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8.99400000000003" table:style-name="ce10">
            <text:p>188.994</text:p>
          </table:table-cell>
          <table:table-cell office:value-type="float" office:value="1.282" table:style-name="ce10">
            <text:p>1.282</text:p>
          </table:table-cell>
          <table:table-cell office:value-type="float" office:value="0.92700000000000005" table:style-name="ce10">
            <text:p>0.92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11.30600000000004" table:style-name="ce10">
            <text:p>711.306</text:p>
          </table:table-cell>
          <table:table-cell office:value-type="float" office:value="0" table:style-name="ce10">
            <text:p>0.000</text:p>
          </table:table-cell>
          <table:table-cell office:value-type="float" office:value="1.77" table:style-name="ce10">
            <text:p>1.770</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41.9570000000001" table:style-name="ce10">
            <text:p>1,341.957</text:p>
          </table:table-cell>
          <table:table-cell office:value-type="float" office:value="0" table:style-name="ce10">
            <text:p>0.000</text:p>
          </table:table-cell>
          <table:table-cell office:value-type="float" office:value="27.809000000000001" table:style-name="ce10">
            <text:p>27.809</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954.4430000000002" table:style-name="ce13">
            <text:p>3,954.443</text:p>
          </table:table-cell>
          <table:table-cell office:value-type="float" office:value="33.582000000000008" table:style-name="ce13">
            <text:p>33.582</text:p>
          </table:table-cell>
          <table:table-cell office:value-type="float" office:value="72.622000000000014" table:style-name="ce13">
            <text:p>72.622</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2</text:p>
          </table:table-cell>
          <table:table-cell table:style-name="ce4"/>
          <table:table-cell table:number-columns-repeated="16382" table:style-name="ce1"/>
        </table:table-row>
        <table:table-row table:style-name="ro2">
          <table:table-cell office:value-type="string" table:style-name="ce3">
            <text:p>Report run on: 21/3/2013</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762.377999999997" table:style-name="ce10">
            <text:p>33,762.378</text:p>
          </table:table-cell>
          <table:table-cell office:value-type="float" office:value="1282.2549999999999" table:style-name="ce10">
            <text:p>1,282.255</text:p>
          </table:table-cell>
          <table:table-cell office:value-type="float" office:value="7983.607" table:style-name="ce10">
            <text:p>7,983.60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070.5300000000007" table:style-name="ce10">
            <text:p>9,070.530</text:p>
          </table:table-cell>
          <table:table-cell office:value-type="float" office:value="59.696000000000005" table:style-name="ce10">
            <text:p>59.696</text:p>
          </table:table-cell>
          <table:table-cell office:value-type="float" office:value="768.63800000000003" table:style-name="ce10">
            <text:p>768.63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69.5070000000014" table:style-name="ce10">
            <text:p>8,369.507</text:p>
          </table:table-cell>
          <table:table-cell office:value-type="float" office:value="656.28300000000002" table:style-name="ce10">
            <text:p>656.283</text:p>
          </table:table-cell>
          <table:table-cell office:value-type="float" office:value="606.62400000000002" table:style-name="ce10">
            <text:p>606.62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299.1200000000008" table:style-name="ce10">
            <text:p>8,299.120</text:p>
          </table:table-cell>
          <table:table-cell office:value-type="float" office:value="244.34200000000001" table:style-name="ce10">
            <text:p>244.342</text:p>
          </table:table-cell>
          <table:table-cell office:value-type="float" office:value="1077.2089999999998" table:style-name="ce10">
            <text:p>1,077.20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0630000000000002" table:style-name="ce10">
            <text:p>3.063</text:p>
          </table:table-cell>
          <table:table-cell office:value-type="float" office:value="0.14500000000000002" table:style-name="ce10">
            <text:p>0.145</text:p>
          </table:table-cell>
          <table:table-cell office:value-type="float" office:value="20.274000000000001" table:style-name="ce10">
            <text:p>20.274</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144.2849999999999" table:style-name="ce10">
            <text:p>4,144.285</text:p>
          </table:table-cell>
          <table:table-cell office:value-type="float" office:value="6.0740000000000007" table:style-name="ce10">
            <text:p>6.074</text:p>
          </table:table-cell>
          <table:table-cell office:value-type="float" office:value="284.84500000000003" table:style-name="ce10">
            <text:p>284.84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19.27599999999995" table:style-name="ce10">
            <text:p>519.276</text:p>
          </table:table-cell>
          <table:table-cell office:value-type="float" office:value="10.003" table:style-name="ce10">
            <text:p>10.003</text:p>
          </table:table-cell>
          <table:table-cell office:value-type="float" office:value="50.923000000000002" table:style-name="ce10">
            <text:p>50.923</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10100000000000001" table:style-name="ce10">
            <text:p>0.10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54" table:style-name="ce10">
            <text:p>18.540</text:p>
          </table:table-cell>
          <table:table-cell office:value-type="float" office:value="0" table:style-name="ce10">
            <text:p>0.000</text:p>
          </table:table-cell>
          <table:table-cell office:value-type="float" office:value="0.36100000000000004" table:style-name="ce10">
            <text:p>0.361</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600000000000001" table:style-name="ce10">
            <text:p>0.106</text:p>
          </table:table-cell>
          <table:table-cell office:value-type="float" office:value="0" table:style-name="ce10">
            <text:p>0.000</text:p>
          </table:table-cell>
          <table:table-cell office:value-type="float" office:value="1.6E-2" table:style-name="ce10">
            <text:p>0.016</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638.902999999998" table:style-name="ce10">
            <text:p>34,638.903</text:p>
          </table:table-cell>
          <table:table-cell office:value-type="float" office:value="4415.1899999999996" table:style-name="ce10">
            <text:p>4,415.190</text:p>
          </table:table-cell>
          <table:table-cell office:value-type="float" office:value="1370.9590000000001" table:style-name="ce10">
            <text:p>1,370.95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572.651000000002" table:style-name="ce10">
            <text:p>21,572.651</text:p>
          </table:table-cell>
          <table:table-cell office:value-type="float" office:value="3278.0080000000003" table:style-name="ce10">
            <text:p>3,278.008</text:p>
          </table:table-cell>
          <table:table-cell office:value-type="float" office:value="1806.424" table:style-name="ce10">
            <text:p>1,806.42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98.22200000000001" table:style-name="ce10">
            <text:p>198.222</text:p>
          </table:table-cell>
          <table:table-cell office:value-type="float" office:value="0" table:style-name="ce10">
            <text:p>0.000</text:p>
          </table:table-cell>
          <table:table-cell office:value-type="float" office:value="6.4750000000000005" table:style-name="ce10">
            <text:p>6.475</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0596.682" table:style-name="ce13">
            <text:p>120,596.682</text:p>
          </table:table-cell>
          <table:table-cell office:value-type="float" office:value="9951.9959999999992" table:style-name="ce13">
            <text:p>9,951.996</text:p>
          </table:table-cell>
          <table:table-cell office:value-type="float" office:value="13976.355000000001" table:style-name="ce13">
            <text:p>13,976.355</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00.027" table:style-name="ce10">
            <text:p>1,100.02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932000000000002" table:style-name="ce10">
            <text:p>34.93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39.57" table:style-name="ce10">
            <text:p>1,039.570</text:p>
          </table:table-cell>
          <table:table-cell office:value-type="float" office:value="17.355" table:style-name="ce10">
            <text:p>17.355</text:p>
          </table:table-cell>
          <table:table-cell office:value-type="float" office:value="20.277000000000001" table:style-name="ce10">
            <text:p>20.277</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4.15" table:style-name="ce10">
            <text:p>34.150</text:p>
          </table:table-cell>
          <table:table-cell office:value-type="float" office:value="10.32" table:style-name="ce10">
            <text:p>10.32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89800000000001" table:style-name="ce10">
            <text:p>84.89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4.094999999999999" table:style-name="ce10">
            <text:p>74.095</text:p>
          </table:table-cell>
          <table:table-cell office:value-type="float" office:value="0" table:style-name="ce10">
            <text:p>0.000</text:p>
          </table:table-cell>
          <table:table-cell office:value-type="float" office:value="13.729000000000001" table:style-name="ce10">
            <text:p>13.729</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2.897" table:style-name="ce10">
            <text:p>12.89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4.912000000000006" table:style-name="ce10">
            <text:p>44.912</text:p>
          </table:table-cell>
          <table:table-cell office:value-type="float" office:value="0" table:style-name="ce10">
            <text:p>0.000</text:p>
          </table:table-cell>
          <table:table-cell office:value-type="float" office:value="0.38500000000000001" table:style-name="ce10">
            <text:p>0.385</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1310000000000002" table:style-name="ce10">
            <text:p>7.13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5.34" table:style-name="ce10">
            <text:p>135.34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642.79500000000007" table:style-name="ce10">
            <text:p>642.795</text:p>
          </table:table-cell>
          <table:table-cell office:value-type="float" office:value="0.69" table:style-name="ce10">
            <text:p>0.690</text:p>
          </table:table-cell>
          <table:table-cell office:value-type="float" office:value="2.226" table:style-name="ce10">
            <text:p>2.226</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00.12100000000004" table:style-name="ce10">
            <text:p>400.121</text:p>
          </table:table-cell>
          <table:table-cell office:value-type="float" office:value="0" table:style-name="ce10">
            <text:p>0.000</text:p>
          </table:table-cell>
          <table:table-cell office:value-type="float" office:value="2.9460000000000002" table:style-name="ce10">
            <text:p>2.946</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41.4480000000001" table:style-name="ce10">
            <text:p>1,141.448</text:p>
          </table:table-cell>
          <table:table-cell office:value-type="float" office:value="0" table:style-name="ce10">
            <text:p>0.000</text:p>
          </table:table-cell>
          <table:table-cell office:value-type="float" office:value="18.375" table:style-name="ce10">
            <text:p>18.375</text:p>
          </table:table-cell>
          <table:table-cell table:number-columns-repeated="2" table:style-name="ce11"/>
          <table:table-cell table:number-columns-repeated="16377"/>
        </table:table-row>
        <table:table-row table:style-name="ro3">
          <table:table-cell table:style-name="ce20"/>
          <table:table-cell office:value-type="string" table:style-name="ce7">
            <text:p>Totals</text:p>
          </table:table-cell>
          <table:table-cell office:value-type="float" office:value="4752.3159999999998" table:style-name="ce13">
            <text:p>4,752.316</text:p>
          </table:table-cell>
          <table:table-cell office:value-type="float" office:value="28.365000000000002" table:style-name="ce13">
            <text:p>28.365</text:p>
          </table:table-cell>
          <table:table-cell office:value-type="float" office:value="57.937999999999995" table:style-name="ce13">
            <text:p>57.938</text:p>
          </table:table-cell>
          <table:table-cell table:number-columns-repeated="2" table:style-name="ce11"/>
          <table:table-cell table:number-columns-repeated="16377"/>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2</text:p>
          </table:table-cell>
          <table:table-cell table:style-name="ce4"/>
          <table:table-cell table:number-columns-repeated="16382" table:style-name="ce1"/>
        </table:table-row>
        <table:table-row table:style-name="ro2">
          <table:table-cell office:value-type="string" table:style-name="ce3">
            <text:p>Report run on: 21/3/2013</text:p>
          </table:table-cell>
          <table:table-cell table:style-name="ce4"/>
          <table:table-cell table:style-name="ce71"/>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576.953999999998" table:style-name="ce10">
            <text:p>34,576.954</text:p>
          </table:table-cell>
          <table:table-cell office:value-type="float" office:value="1059.748" table:style-name="ce10">
            <text:p>1,059.748</text:p>
          </table:table-cell>
          <table:table-cell office:value-type="float" office:value="8074.4450000000006" table:style-name="ce10">
            <text:p>8,074.445</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478.9500000000007" table:style-name="ce10">
            <text:p>9,478.950</text:p>
          </table:table-cell>
          <table:table-cell office:value-type="float" office:value="79.553000000000011" table:style-name="ce10">
            <text:p>79.553</text:p>
          </table:table-cell>
          <table:table-cell office:value-type="float" office:value="1088.364" table:style-name="ce10">
            <text:p>1,088.364</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66.66" table:style-name="ce10">
            <text:p>8,366.660</text:p>
          </table:table-cell>
          <table:table-cell office:value-type="float" office:value="774.25300000000004" table:style-name="ce10">
            <text:p>774.253</text:p>
          </table:table-cell>
          <table:table-cell office:value-type="float" office:value="963.46100000000013" table:style-name="ce10">
            <text:p>963.461</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206.6550000000007" table:style-name="ce10">
            <text:p>8,206.655</text:p>
          </table:table-cell>
          <table:table-cell office:value-type="float" office:value="312.56300000000005" table:style-name="ce10">
            <text:p>312.563</text:p>
          </table:table-cell>
          <table:table-cell office:value-type="float" office:value="1331.9970000000001" table:style-name="ce10">
            <text:p>1,331.997</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1.977" table:style-name="ce10">
            <text:p>31.977</text:p>
          </table:table-cell>
          <table:table-cell office:value-type="float" office:value="0.1" table:style-name="ce10">
            <text:p>0.100</text:p>
          </table:table-cell>
          <table:table-cell office:value-type="float" office:value="20.655000000000001" table:style-name="ce10">
            <text:p>20.655</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61.6369999999997" table:style-name="ce10">
            <text:p>4,061.637</text:p>
          </table:table-cell>
          <table:table-cell office:value-type="float" office:value="25.364000000000001" table:style-name="ce10">
            <text:p>25.364</text:p>
          </table:table-cell>
          <table:table-cell office:value-type="float" office:value="450.17899999999997" table:style-name="ce10">
            <text:p>450.179</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3.01800000000003" table:style-name="ce10">
            <text:p>483.018</text:p>
          </table:table-cell>
          <table:table-cell office:value-type="float" office:value="7.2230000000000008" table:style-name="ce10">
            <text:p>7.223</text:p>
          </table:table-cell>
          <table:table-cell office:value-type="float" office:value="53.354000000000006" table:style-name="ce10">
            <text:p>53.354</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048" table:style-name="ce10">
            <text:p>3.048</text:p>
          </table:table-cell>
          <table:table-cell office:value-type="float" office:value="0.151" table:style-name="ce10">
            <text:p>0.151</text:p>
          </table:table-cell>
          <table:table-cell office:value-type="float" office:value="4.5999999999999999E-2" table:style-name="ce10">
            <text:p>0.046</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628" table:style-name="ce10">
            <text:p>29.628</text:p>
          </table:table-cell>
          <table:table-cell office:value-type="float" office:value="9.0000000000000011E-3" table:style-name="ce10">
            <text:p>0.009</text:p>
          </table:table-cell>
          <table:table-cell office:value-type="float" office:value="6.7450000000000001" table:style-name="ce10">
            <text:p>6.74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3.526000000000003" table:style-name="ce10">
            <text:p>33.526</text:p>
          </table:table-cell>
          <table:table-cell office:value-type="float" office:value="0" table:style-name="ce10">
            <text:p>0.000</text:p>
          </table:table-cell>
          <table:table-cell office:value-type="float" office:value="0.03" table:style-name="ce10">
            <text:p>0.03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2624.846000000001" table:style-name="ce10">
            <text:p>32,624.846</text:p>
          </table:table-cell>
          <table:table-cell office:value-type="float" office:value="3851.277" table:style-name="ce10">
            <text:p>3,851.277</text:p>
          </table:table-cell>
          <table:table-cell office:value-type="float" office:value="1814.5529999999999" table:style-name="ce10">
            <text:p>1,814.553</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895.275000000001" table:style-name="ce10">
            <text:p>24,895.275</text:p>
          </table:table-cell>
          <table:table-cell office:value-type="float" office:value="3213.8090000000002" table:style-name="ce10">
            <text:p>3,213.809</text:p>
          </table:table-cell>
          <table:table-cell office:value-type="float" office:value="1215.1379999999999" table:style-name="ce10">
            <text:p>1,215.13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76.773" table:style-name="ce10">
            <text:p>176.773</text:p>
          </table:table-cell>
          <table:table-cell office:value-type="float" office:value="0" table:style-name="ce10">
            <text:p>0.000</text:p>
          </table:table-cell>
          <table:table-cell office:value-type="float" office:value="2.2370000000000001" table:style-name="ce10">
            <text:p>2.237</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2968.947" table:style-name="ce13">
            <text:p>122,968.947</text:p>
          </table:table-cell>
          <table:table-cell office:value-type="float" office:value="9324.0499999999993" table:style-name="ce13">
            <text:p>9,324.050</text:p>
          </table:table-cell>
          <table:table-cell office:value-type="float" office:value="15021.204" table:style-name="ce13">
            <text:p>15,021.204</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23.03200000000004" table:style-name="ce10">
            <text:p>723.03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058" table:style-name="ce10">
            <text:p>24.05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35.06499999999994" table:style-name="ce10">
            <text:p>935.065</text:p>
          </table:table-cell>
          <table:table-cell office:value-type="float" office:value="37.935000000000002" table:style-name="ce10">
            <text:p>37.935</text:p>
          </table:table-cell>
          <table:table-cell office:value-type="float" office:value="30.115000000000002" table:style-name="ce10">
            <text:p>30.11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0.399000000000001" table:style-name="ce10">
            <text:p>70.399</text:p>
          </table:table-cell>
          <table:table-cell office:value-type="float" office:value="1.032" table:style-name="ce10">
            <text:p>1.032</text:p>
          </table:table-cell>
          <table:table-cell office:value-type="float" office:value="0.79700000000000004" table:style-name="ce10">
            <text:p>0.79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384" table:style-name="ce10">
            <text:p>67.38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7.856000000000002" table:style-name="ce10">
            <text:p>57.856</text:p>
          </table:table-cell>
          <table:table-cell office:value-type="float" office:value="18.099" table:style-name="ce10">
            <text:p>18.099</text:p>
          </table:table-cell>
          <table:table-cell office:value-type="float" office:value="9.2560000000000002" table:style-name="ce10">
            <text:p>9.25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0169999999999999" table:style-name="ce10">
            <text:p>2.01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0.969000000000001" table:style-name="ce10">
            <text:p>60.96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787000000000001" table:style-name="ce10">
            <text:p>11.78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9.12300000000002" table:style-name="ce10">
            <text:p>149.12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2.106999999999999" table:style-name="ce10">
            <text:p>72.107</text:p>
          </table:table-cell>
          <table:table-cell office:value-type="float" office:value="10.469000000000001" table:style-name="ce10">
            <text:p>10.469</text:p>
          </table:table-cell>
          <table:table-cell office:value-type="float" office:value="8.9179999999999993" table:style-name="ce10">
            <text:p>8.91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64.22199999999998" table:style-name="ce10">
            <text:p>464.222</text:p>
          </table:table-cell>
          <table:table-cell office:value-type="float" office:value="0" table:style-name="ce10">
            <text:p>0.000</text:p>
          </table:table-cell>
          <table:table-cell office:value-type="float" office:value="2.71" table:style-name="ce10">
            <text:p>2.71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07.7370000000001" table:style-name="ce10">
            <text:p>1,207.737</text:p>
          </table:table-cell>
          <table:table-cell office:value-type="float" office:value="0" table:style-name="ce10">
            <text:p>0.000</text:p>
          </table:table-cell>
          <table:table-cell office:value-type="float" office:value="24.472999999999999" table:style-name="ce10">
            <text:p>24.473</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845.7560000000003" table:style-name="ce13">
            <text:p>3,845.756</text:p>
          </table:table-cell>
          <table:table-cell office:value-type="float" office:value="67.534999999999997" table:style-name="ce13">
            <text:p>67.535</text:p>
          </table:table-cell>
          <table:table-cell office:value-type="float" office:value="76.269000000000005" table:style-name="ce13">
            <text:p>76.269</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2</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Report run on: 21/3/2013</text:p>
          </table:table-cell>
          <table:table-cell table:style-name="ce4"/>
          <table:table-cell table:style-name="ce71"/>
          <table:table-cell table:number-columns-repeated="3"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6744.118999999999" table:style-name="ce10">
            <text:p>36,744.119</text:p>
          </table:table-cell>
          <table:table-cell office:value-type="float" office:value="832.76600000000008" table:style-name="ce10">
            <text:p>832.766</text:p>
          </table:table-cell>
          <table:table-cell office:value-type="float" office:value="6723.5460000000003" table:style-name="ce10">
            <text:p>6,723.546</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01.7980000000007" table:style-name="ce10">
            <text:p>7,801.798</text:p>
          </table:table-cell>
          <table:table-cell office:value-type="float" office:value="76.72999999999999" table:style-name="ce10">
            <text:p>76.730</text:p>
          </table:table-cell>
          <table:table-cell office:value-type="float" office:value="920.91600000000005" table:style-name="ce10">
            <text:p>920.916</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83.2019999999993" table:style-name="ce10">
            <text:p>8,383.202</text:p>
          </table:table-cell>
          <table:table-cell office:value-type="float" office:value="1602.5509999999999" table:style-name="ce10">
            <text:p>1,602.551</text:p>
          </table:table-cell>
          <table:table-cell office:value-type="float" office:value="796.00300000000004" table:style-name="ce10">
            <text:p>796.003</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502.3630000000003" table:style-name="ce10">
            <text:p>7,502.363</text:p>
          </table:table-cell>
          <table:table-cell office:value-type="float" office:value="458.88400000000001" table:style-name="ce10">
            <text:p>458.884</text:p>
          </table:table-cell>
          <table:table-cell office:value-type="float" office:value="1248.373" table:style-name="ce10">
            <text:p>1,248.373</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109" table:style-name="ce10">
            <text:p>2.109</text:p>
          </table:table-cell>
          <table:table-cell office:value-type="float" office:value="5.0000000000000001E-3" table:style-name="ce10">
            <text:p>0.005</text:p>
          </table:table-cell>
          <table:table-cell office:value-type="float" office:value="4.399" table:style-name="ce10">
            <text:p>4.399</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583.3090000000002" table:style-name="ce10">
            <text:p>3,583.309</text:p>
          </table:table-cell>
          <table:table-cell office:value-type="float" office:value="16.876000000000001" table:style-name="ce10">
            <text:p>16.876</text:p>
          </table:table-cell>
          <table:table-cell office:value-type="float" office:value="378.96899999999999" table:style-name="ce10">
            <text:p>378.969</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4.71800000000002" table:style-name="ce10">
            <text:p>484.718</text:p>
          </table:table-cell>
          <table:table-cell office:value-type="float" office:value="7.5940000000000003" table:style-name="ce10">
            <text:p>7.594</text:p>
          </table:table-cell>
          <table:table-cell office:value-type="float" office:value="49.286000000000001" table:style-name="ce10">
            <text:p>49.286</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8290000000000002" table:style-name="ce10">
            <text:p>3.829</text:p>
          </table:table-cell>
          <table:table-cell office:value-type="float" office:value="0" table:style-name="ce10">
            <text:p>0.000</text:p>
          </table:table-cell>
          <table:table-cell office:value-type="float" office:value="2.3740000000000001" table:style-name="ce10">
            <text:p>2.374</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423000000000002" table:style-name="ce10">
            <text:p>29.423</text:p>
          </table:table-cell>
          <table:table-cell office:value-type="float" office:value="2E-3" table:style-name="ce10">
            <text:p>0.002</text:p>
          </table:table-cell>
          <table:table-cell office:value-type="float" office:value="5.0670000000000011" table:style-name="ce10">
            <text:p>5.067</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400000000000001" table:style-name="ce10">
            <text:p>0.1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0295.926000000003" table:style-name="ce10">
            <text:p>30,295.926</text:p>
          </table:table-cell>
          <table:table-cell office:value-type="float" office:value="4769.3100000000004" table:style-name="ce10">
            <text:p>4,769.310</text:p>
          </table:table-cell>
          <table:table-cell office:value-type="float" office:value="1878.7430000000002" table:style-name="ce10">
            <text:p>1,878.743</text:p>
          </table:table-cell>
          <table:table-cell table:style-name="ce1"/>
          <table:table-cell table:number-columns-repeated="2"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912.066999999999" table:style-name="ce10">
            <text:p>23,912.067</text:p>
          </table:table-cell>
          <table:table-cell office:value-type="float" office:value="3926.11" table:style-name="ce10">
            <text:p>3,926.110</text:p>
          </table:table-cell>
          <table:table-cell office:value-type="float" office:value="993.16399999999999" table:style-name="ce10">
            <text:p>993.164</text:p>
          </table:table-cell>
          <table:table-cell table:style-name="ce1"/>
          <table:table-cell table:number-columns-repeated="2"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01.92600000000002" table:style-name="ce10">
            <text:p>201.926</text:p>
          </table:table-cell>
          <table:table-cell office:value-type="float" office:value="8.2000000000000003E-2" table:style-name="ce10">
            <text:p>0.082</text:p>
          </table:table-cell>
          <table:table-cell office:value-type="float" office:value="1.5350000000000001" table:style-name="ce10">
            <text:p>1.535</text:p>
          </table:table-cell>
          <table:table-cell table:style-name="ce1"/>
          <table:table-cell table:number-columns-repeated="2" table:style-name="ce11"/>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18944.893" table:style-name="ce13">
            <text:p>118,944.893</text:p>
          </table:table-cell>
          <table:table-cell office:value-type="float" office:value="11690.910000000002" table:style-name="ce13">
            <text:p>11,690.910</text:p>
          </table:table-cell>
          <table:table-cell office:value-type="float" office:value="13002.374999999998" table:style-name="ce13">
            <text:p>13,002.375</text:p>
          </table:table-cell>
          <table:table-cell table:style-name="ce1"/>
          <table:table-cell table:number-columns-repeated="2" table:style-name="ce11"/>
          <table:table-cell table:number-columns-repeated="16376" table:style-name="ce1"/>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15.001" table:style-name="ce10">
            <text:p>1,115.00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1.529000000000003" table:style-name="ce10">
            <text:p>41.52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07.8499999999999" table:style-name="ce10">
            <text:p>1,207.850</text:p>
          </table:table-cell>
          <table:table-cell office:value-type="float" office:value="132.17100000000002" table:style-name="ce10">
            <text:p>132.171</text:p>
          </table:table-cell>
          <table:table-cell office:value-type="float" office:value="31.604000000000003" table:style-name="ce10">
            <text:p>31.604</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1.899000000000001" table:style-name="ce10">
            <text:p>21.89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3.124000000000002" table:style-name="ce10">
            <text:p>63.1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7.817000000000007" table:style-name="ce10">
            <text:p>67.817</text:p>
          </table:table-cell>
          <table:table-cell office:value-type="float" office:value="18.595000000000002" table:style-name="ce10">
            <text:p>18.595</text:p>
          </table:table-cell>
          <table:table-cell office:value-type="float" office:value="17.163" table:style-name="ce10">
            <text:p>17.163</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7390000000000001" table:style-name="ce10">
            <text:p>1.73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7.978999999999999" table:style-name="ce10">
            <text:p>77.979</text:p>
          </table:table-cell>
          <table:table-cell office:value-type="float" office:value="0" table:style-name="ce10">
            <text:p>0.000</text:p>
          </table:table-cell>
          <table:table-cell office:value-type="float" office:value="0.154" table:style-name="ce10">
            <text:p>0.154</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187000000000001" table:style-name="ce10">
            <text:p>22.18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62.095" table:style-name="ce10">
            <text:p>1,862.09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4.86500000000001" table:style-name="ce10">
            <text:p>114.865</text:p>
          </table:table-cell>
          <table:table-cell office:value-type="float" office:value="45.170999999999999" table:style-name="ce10">
            <text:p>45.171</text:p>
          </table:table-cell>
          <table:table-cell office:value-type="float" office:value="3.8819999999999997" table:style-name="ce10">
            <text:p>3.882</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804.84299999999996" table:style-name="ce10">
            <text:p>804.84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0.3750000000002" table:style-name="ce10">
            <text:p>1,210.375</text:p>
          </table:table-cell>
          <table:table-cell office:value-type="float" office:value="0" table:style-name="ce10">
            <text:p>0.000</text:p>
          </table:table-cell>
          <table:table-cell office:value-type="float" office:value="36.216000000000001" table:style-name="ce10">
            <text:p>36.216</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6611.302999999999" table:style-name="ce13">
            <text:p>6,611.303</text:p>
          </table:table-cell>
          <table:table-cell office:value-type="float" office:value="195.93700000000001" table:style-name="ce13">
            <text:p>195.937</text:p>
          </table:table-cell>
          <table:table-cell office:value-type="float" office:value="89.019000000000005" table:style-name="ce13">
            <text:p>89.019</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14">
          <table:table-cell office:value-type="string" table:style-name="ce3">
            <text:p>Period covered: January to December 2012</text:p>
          </table:table-cell>
          <table:table-cell table:style-name="ce4"/>
          <table:table-cell table:number-columns-repeated="4" table:style-name="ce1"/>
          <table:table-cell table:style-name="ce11"/>
          <table:table-cell table:style-name="ce1"/>
          <table:table-cell table:style-name="ce60"/>
          <table:table-cell table:number-columns-repeated="16375"/>
        </table:table-row>
        <table:table-row table:style-name="ro14">
          <table:table-cell office:value-type="string" table:style-name="ce3">
            <text:p>Report run on: 21/3/2013</text:p>
          </table:table-cell>
          <table:table-cell table:style-name="ce4"/>
          <table:table-cell table:style-name="ce71"/>
          <table:table-cell table:number-columns-repeated="3" table:style-name="ce4"/>
          <table:table-cell table:style-name="ce72"/>
          <table:table-cell table:style-name="ce1"/>
          <table:table-cell table:style-name="ce60"/>
          <table:table-cell table:number-columns-repeated="16375"/>
        </table:table-row>
        <table:table-row table:style-name="ro14">
          <table:table-cell table:style-name="ce4"/>
          <table:table-cell table:style-name="ce14"/>
          <table:table-cell table:number-columns-repeated="4" table:style-name="ce15"/>
          <table:table-cell table:style-name="ce72"/>
          <table:table-cell table:style-name="ce1"/>
          <table:table-cell table:style-name="ce60"/>
          <table:table-cell table:number-columns-repeated="16375"/>
        </table:table-row>
        <table:table-row table:style-name="ro2">
          <table:table-cell office:value-type="string" table:style-name="ce3">
            <text:p>Household WEEE</text:p>
          </table:table-cell>
          <table:table-cell table:number-columns-repeated="5" table:style-name="ce4"/>
          <table:table-cell table:style-name="ce72"/>
          <table:table-cell table:style-name="ce1"/>
          <table:table-cell table:style-name="ce60"/>
          <table:table-cell table:number-columns-repeated="16375"/>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style-name="ce1"/>
          <table:table-cell table:style-name="ce60"/>
          <table:table-cell table:number-columns-repeated="16375"/>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style-name="ce1"/>
          <table:table-cell table:style-name="ce60"/>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0907.413" table:style-name="ce10">
            <text:p>140,907.413</text:p>
          </table:table-cell>
          <table:table-cell office:value-type="float" office:value="4773.9610000000002" table:style-name="ce10">
            <text:p>4,773.961</text:p>
          </table:table-cell>
          <table:table-cell office:value-type="float" office:value="32645.332000000002" table:style-name="ce10">
            <text:p>32,645.332</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232.378000000004" table:style-name="ce10">
            <text:p>34,232.378</text:p>
          </table:table-cell>
          <table:table-cell office:value-type="float" office:value="329.02200000000005" table:style-name="ce10">
            <text:p>329.022</text:p>
          </table:table-cell>
          <table:table-cell office:value-type="float" office:value="3764.509" table:style-name="ce10">
            <text:p>3,764.509</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014.173999999999" table:style-name="ce10">
            <text:p>33,014.174</text:p>
          </table:table-cell>
          <table:table-cell office:value-type="float" office:value="3790.6959999999999" table:style-name="ce10">
            <text:p>3,790.696</text:p>
          </table:table-cell>
          <table:table-cell office:value-type="float" office:value="3135.4560000000006" table:style-name="ce10">
            <text:p>3,135.456</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491.698" table:style-name="ce10">
            <text:p>31,491.698</text:p>
          </table:table-cell>
          <table:table-cell office:value-type="float" office:value="1326.1690000000001" table:style-name="ce10">
            <text:p>1,326.169</text:p>
          </table:table-cell>
          <table:table-cell office:value-type="float" office:value="4780.5849999999991" table:style-name="ce10">
            <text:p>4,780.585</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300000000000004" table:style-name="ce10">
            <text:p>50.300</text:p>
          </table:table-cell>
          <table:table-cell office:value-type="float" office:value="0.26200000000000001" table:style-name="ce10">
            <text:p>0.262</text:p>
          </table:table-cell>
          <table:table-cell office:value-type="float" office:value="57.855000000000004" table:style-name="ce10">
            <text:p>57.855</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458.268" table:style-name="ce10">
            <text:p>15,458.268</text:p>
          </table:table-cell>
          <table:table-cell office:value-type="float" office:value="60.031000000000006" table:style-name="ce10">
            <text:p>60.031</text:p>
          </table:table-cell>
          <table:table-cell office:value-type="float" office:value="1531.4540000000002" table:style-name="ce10">
            <text:p>1,531.454</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81.0320000000002" table:style-name="ce10">
            <text:p>2,281.032</text:p>
          </table:table-cell>
          <table:table-cell office:value-type="float" office:value="317.91399999999999" table:style-name="ce10">
            <text:p>317.914</text:p>
          </table:table-cell>
          <table:table-cell office:value-type="float" office:value="211.18200000000002" table:style-name="ce10">
            <text:p>211.182</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98" table:style-name="ce10">
            <text:p>6.980</text:p>
          </table:table-cell>
          <table:table-cell office:value-type="float" office:value="0.151" table:style-name="ce10">
            <text:p>0.151</text:p>
          </table:table-cell>
          <table:table-cell office:value-type="float" office:value="2.4220000000000002" table:style-name="ce10">
            <text:p>2.422</text:p>
          </table:table-cell>
          <table:table-cell table:style-name="ce175"/>
          <table:table-cell table:style-name="ce175"/>
          <table:table-cell table:style-name="ce175"/>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0.476" table:style-name="ce10">
            <text:p>100.476</text:p>
          </table:table-cell>
          <table:table-cell office:value-type="float" office:value="1.1000000000000001E-2" table:style-name="ce10">
            <text:p>0.011</text:p>
          </table:table-cell>
          <table:table-cell office:value-type="float" office:value="12.782" table:style-name="ce10">
            <text:p>12.782</text:p>
          </table:table-cell>
          <table:table-cell table:style-name="ce175"/>
          <table:table-cell table:style-name="ce175"/>
          <table:table-cell table:style-name="ce175"/>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3.736000000000004" table:style-name="ce10">
            <text:p>33.736</text:p>
          </table:table-cell>
          <table:table-cell office:value-type="float" office:value="0" table:style-name="ce10">
            <text:p>0.000</text:p>
          </table:table-cell>
          <table:table-cell office:value-type="float" office:value="4.5999999999999999E-2" table:style-name="ce10">
            <text:p>0.046</text:p>
          </table:table-cell>
          <table:table-cell table:style-name="ce175"/>
          <table:table-cell table:style-name="ce175"/>
          <table:table-cell table:style-name="ce175"/>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1966.67800000001" table:style-name="ce10">
            <text:p>131,966.678</text:p>
          </table:table-cell>
          <table:table-cell office:value-type="float" office:value="17471.186000000002" table:style-name="ce10">
            <text:p>17,471.186</text:p>
          </table:table-cell>
          <table:table-cell office:value-type="float" office:value="6563.7720000000008" table:style-name="ce10">
            <text:p>6,563.772</text:p>
          </table:table-cell>
          <table:table-cell table:style-name="ce175"/>
          <table:table-cell table:style-name="ce175"/>
          <table:table-cell table:style-name="ce175"/>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1622.667000000001" table:style-name="ce10">
            <text:p>91,622.667</text:p>
          </table:table-cell>
          <table:table-cell office:value-type="float" office:value="13235.126" table:style-name="ce10">
            <text:p>13,235.126</text:p>
          </table:table-cell>
          <table:table-cell office:value-type="float" office:value="5160.3779999999997" table:style-name="ce10">
            <text:p>5,160.378</text:p>
          </table:table-cell>
          <table:table-cell table:style-name="ce175"/>
          <table:table-cell table:style-name="ce175"/>
          <table:table-cell table:style-name="ce175"/>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720.63900000000012" table:style-name="ce10">
            <text:p>720.639</text:p>
          </table:table-cell>
          <table:table-cell office:value-type="float" office:value="8.2000000000000003E-2" table:style-name="ce10">
            <text:p>0.082</text:p>
          </table:table-cell>
          <table:table-cell office:value-type="float" office:value="11.397000000000002" table:style-name="ce10">
            <text:p>11.397</text:p>
          </table:table-cell>
          <table:table-cell table:style-name="ce175"/>
          <table:table-cell table:style-name="ce175"/>
          <table:table-cell table:style-name="ce175"/>
          <table:table-cell table:number-columns-repeated="16376"/>
        </table:table-row>
        <table:table-row table:style-name="ro3">
          <table:table-cell table:style-name="ce6"/>
          <table:table-cell office:value-type="string" table:style-name="ce7">
            <text:p>Totals</text:p>
          </table:table-cell>
          <table:table-cell office:value-type="float" office:value="481886.43899999995" table:style-name="ce13">
            <text:p>481,886.439</text:p>
          </table:table-cell>
          <table:table-cell office:value-type="float" office:value="41304.610999999997" table:style-name="ce13">
            <text:p>41,304.611</text:p>
          </table:table-cell>
          <table:table-cell office:value-type="float" office:value="57877.17" table:style-name="ce13">
            <text:p>57,877.170</text:p>
          </table:table-cell>
          <table:table-cell table:style-name="ce175"/>
          <table:table-cell table:style-name="ce175"/>
          <table:table-cell table:style-name="ce175"/>
          <table:table-cell table:number-columns-repeated="16376"/>
        </table:table-row>
        <table:table-row table:style-name="ro3">
          <table:table-cell table:number-columns-repeated="2" table:style-name="ce1"/>
          <table:table-cell table:number-columns-repeated="3" table:style-name="ce4"/>
          <table:table-cell table:style-name="ce175"/>
          <table:table-cell table:style-name="ce175"/>
          <table:table-cell table:style-name="ce175"/>
          <table:table-cell table:number-columns-repeated="16376"/>
        </table:table-row>
        <table:table-row table:style-name="ro2">
          <table:table-cell office:value-type="string" table:style-name="ce2">
            <text:p>Non-household WEEE</text:p>
          </table:table-cell>
          <table:table-cell table:style-name="ce1"/>
          <table:table-cell table:number-columns-repeated="3" table:style-name="ce4"/>
          <table:table-cell table:style-name="ce175"/>
          <table:table-cell table:style-name="ce175"/>
          <table:table-cell table:style-name="ce175"/>
          <table:table-cell table:number-columns-repeated="16376"/>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75"/>
          <table:table-cell table:style-name="ce175"/>
          <table:table-cell table:style-name="ce175"/>
          <table:table-cell table:number-columns-repeated="16376"/>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75"/>
          <table:table-cell table:style-name="ce175"/>
          <table:table-cell table:style-name="ce175"/>
          <table:table-cell table:number-columns-repeated="16376"/>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02.1630000000005" table:style-name="ce10">
            <text:p>3,002.163</text:p>
          </table:table-cell>
          <table:table-cell office:value-type="float" office:value="0" table:style-name="ce10">
            <text:p>0.000</text:p>
          </table:table-cell>
          <table:table-cell office:value-type="float" office:value="2.7030000000000003" table:style-name="ce10">
            <text:p>2.703</text:p>
          </table:table-cell>
          <table:table-cell table:style-name="ce175"/>
          <table:table-cell table:style-name="ce176"/>
          <table:table-cell table:style-name="ce176"/>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27.16800000000001" table:style-name="ce10">
            <text:p>127.168</text:p>
          </table:table-cell>
          <table:table-cell office:value-type="float" office:value="2.3E-2" table:style-name="ce10">
            <text:p>0.023</text:p>
          </table:table-cell>
          <table:table-cell office:value-type="float" office:value="0.36" table:style-name="ce10">
            <text:p>0.360</text:p>
          </table:table-cell>
          <table:table-cell table:style-name="ce175"/>
          <table:table-cell table:style-name="ce176"/>
          <table:table-cell table:style-name="ce176"/>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372.6890000000003" table:style-name="ce10">
            <text:p>4,372.689</text:p>
          </table:table-cell>
          <table:table-cell office:value-type="float" office:value="197.64600000000002" table:style-name="ce10">
            <text:p>197.646</text:p>
          </table:table-cell>
          <table:table-cell office:value-type="float" office:value="113.54100000000001" table:style-name="ce10">
            <text:p>113.541</text:p>
          </table:table-cell>
          <table:table-cell table:style-name="ce175"/>
          <table:table-cell table:style-name="ce176"/>
          <table:table-cell table:style-name="ce176"/>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04.39000000000001" table:style-name="ce10">
            <text:p>204.390</text:p>
          </table:table-cell>
          <table:table-cell office:value-type="float" office:value="13.588000000000001" table:style-name="ce10">
            <text:p>13.588</text:p>
          </table:table-cell>
          <table:table-cell office:value-type="float" office:value="1.6220000000000001" table:style-name="ce10">
            <text:p>1.622</text:p>
          </table:table-cell>
          <table:table-cell table:style-name="ce175"/>
          <table:table-cell table:style-name="ce176"/>
          <table:table-cell table:style-name="ce176"/>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90.70700000000005" table:style-name="ce10">
            <text:p>290.707</text:p>
          </table:table-cell>
          <table:table-cell office:value-type="float" office:value="0" table:style-name="ce10">
            <text:p>0.000</text:p>
          </table:table-cell>
          <table:table-cell office:value-type="float" office:value="0.96" table:style-name="ce10">
            <text:p>0.960</text:p>
          </table:table-cell>
          <table:table-cell table:style-name="ce175"/>
          <table:table-cell table:style-name="ce176"/>
          <table:table-cell table:style-name="ce176"/>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0.619" table:style-name="ce10">
            <text:p>250.619</text:p>
          </table:table-cell>
          <table:table-cell office:value-type="float" office:value="56.55" table:style-name="ce10">
            <text:p>56.550</text:p>
          </table:table-cell>
          <table:table-cell office:value-type="float" office:value="44.522000000000006" table:style-name="ce10">
            <text:p>44.522</text:p>
          </table:table-cell>
          <table:table-cell table:style-name="ce175"/>
          <table:table-cell table:style-name="ce176"/>
          <table:table-cell table:style-name="ce176"/>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7.428999999999998" table:style-name="ce10">
            <text:p>17.429</text:p>
          </table:table-cell>
          <table:table-cell office:value-type="float" office:value="0" table:style-name="ce10">
            <text:p>0.000</text:p>
          </table:table-cell>
          <table:table-cell office:value-type="float" office:value="4.0000000000000001E-3" table:style-name="ce10">
            <text:p>0.004</text:p>
          </table:table-cell>
          <table:table-cell table:style-name="ce175"/>
          <table:table-cell table:style-name="ce176"/>
          <table:table-cell table:style-name="ce176"/>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1.661" table:style-name="ce10">
            <text:p>211.661</text:p>
          </table:table-cell>
          <table:table-cell office:value-type="float" office:value="0" table:style-name="ce10">
            <text:p>0.000</text:p>
          </table:table-cell>
          <table:table-cell office:value-type="float" office:value="1.5389999999999999" table:style-name="ce10">
            <text:p>1.539</text:p>
          </table:table-cell>
          <table:table-cell table:style-name="ce175"/>
          <table:table-cell table:style-name="ce176"/>
          <table:table-cell table:style-name="ce176"/>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3.707000000000008" table:style-name="ce10">
            <text:p>53.707</text:p>
          </table:table-cell>
          <table:table-cell office:value-type="float" office:value="0" table:style-name="ce10">
            <text:p>0.000</text:p>
          </table:table-cell>
          <table:table-cell office:value-type="float" office:value="3.7000000000000005E-2" table:style-name="ce10">
            <text:p>0.037</text:p>
          </table:table-cell>
          <table:table-cell table:style-name="ce175"/>
          <table:table-cell table:style-name="ce176"/>
          <table:table-cell table:style-name="ce176"/>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332.5150000000003" table:style-name="ce10">
            <text:p>2,332.515</text:p>
          </table:table-cell>
          <table:table-cell office:value-type="float" office:value="0" table:style-name="ce10">
            <text:p>0.000</text:p>
          </table:table-cell>
          <table:table-cell office:value-type="float" office:value="0.308" table:style-name="ce10">
            <text:p>0.308</text:p>
          </table:table-cell>
          <table:table-cell table:style-name="ce175"/>
          <table:table-cell table:style-name="ce176"/>
          <table:table-cell table:style-name="ce176"/>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18.7610000000001" table:style-name="ce10">
            <text:p>1,018.761</text:p>
          </table:table-cell>
          <table:table-cell office:value-type="float" office:value="57.612000000000002" table:style-name="ce10">
            <text:p>57.612</text:p>
          </table:table-cell>
          <table:table-cell office:value-type="float" office:value="15.952999999999999" table:style-name="ce10">
            <text:p>15.953</text:p>
          </table:table-cell>
          <table:table-cell table:style-name="ce175"/>
          <table:table-cell table:style-name="ce176"/>
          <table:table-cell table:style-name="ce176"/>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80.4920000000002" table:style-name="ce10">
            <text:p>2,380.492</text:p>
          </table:table-cell>
          <table:table-cell office:value-type="float" office:value="0" table:style-name="ce10">
            <text:p>0.000</text:p>
          </table:table-cell>
          <table:table-cell office:value-type="float" office:value="7.4260000000000002" table:style-name="ce10">
            <text:p>7.426</text:p>
          </table:table-cell>
          <table:table-cell table:style-name="ce175"/>
          <table:table-cell table:style-name="ce176"/>
          <table:table-cell table:style-name="ce176"/>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901.5170000000007" table:style-name="ce10">
            <text:p>4,901.517</text:p>
          </table:table-cell>
          <table:table-cell office:value-type="float" office:value="0" table:style-name="ce10">
            <text:p>0.000</text:p>
          </table:table-cell>
          <table:table-cell office:value-type="float" office:value="106.87299999999999" table:style-name="ce10">
            <text:p>106.873</text:p>
          </table:table-cell>
          <table:table-cell table:style-name="ce175"/>
          <table:table-cell table:style-name="ce176"/>
          <table:table-cell table:style-name="ce176"/>
          <table:table-cell table:number-columns-repeated="16376"/>
        </table:table-row>
        <table:table-row table:style-name="ro3">
          <table:table-cell table:style-name="ce20"/>
          <table:table-cell office:value-type="string" table:style-name="ce7">
            <text:p>Totals</text:p>
          </table:table-cell>
          <table:table-cell office:value-type="float" office:value="19163.817999999999" table:style-name="ce13">
            <text:p>19,163.818</text:p>
          </table:table-cell>
          <table:table-cell office:value-type="float" office:value="325.41899999999998" table:style-name="ce13">
            <text:p>325.419</text:p>
          </table:table-cell>
          <table:table-cell office:value-type="float" office:value="295.84800000000001" table:style-name="ce13">
            <text:p>295.848</text:p>
          </table:table-cell>
          <table:table-cell table:style-name="ce175"/>
          <table:table-cell table:style-name="ce176"/>
          <table:table-cell table:style-name="ce176"/>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22">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13">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22">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3">
          <table:table-cell office:value-type="string" table:style-name="ce61">
            <text:p>NOTES</text:p>
          </table:table-cell>
          <table:table-cell table:style-name="ce62"/>
          <table:table-cell table:style-name="ce63"/>
          <table:table-cell table:number-columns-repeated="5" table:style-name="ce60"/>
          <table:table-cell table:number-columns-repeated="16376"/>
        </table:table-row>
        <table:table-row table:style-name="ro22">
          <table:table-cell office:value-type="string" table:number-columns-spanned="8" table:number-rows-spanned="1" table:style-name="ce66">
            <text:p>The WEEE (Amendment) Regulations 2009 have removed the requirement for AATFs <text:s/>to report the following data: "Treated on Site", "Sent to Reprocessor" and "Sent to Exporter".</text:p>
          </table:table-cell>
          <table:covered-table-cell table:number-columns-repeated="7"/>
          <table:table-cell table:number-columns-repeated="16376"/>
        </table:table-row>
        <table:table-row table:style-name="ro23">
          <table:table-cell office:value-type="string" table:number-columns-spanned="8" table:number-rows-spanned="1" table:style-name="ce66">
            <text:p>There is a small amount of Category 5 Household WEEE reported having been received for treatement and reuse. This is being investigated and may be subject to revision.</text:p>
            <text:p>The household WEEE reported received by AATFs is lower in a number of quarters than the household WEEE reported delivered to AATFs by Schemes. <text:s/>This is being investigated and may be subject to change.</text:p>
          </table:table-cell>
          <table:covered-table-cell table:number-columns-repeated="7"/>
          <table:table-cell table:number-columns-repeated="16376"/>
        </table:table-row>
        <table:table-row table:style-name="ro3">
          <table:table-cell office:value-type="string" table:style-name="ce1">
            <text:p>Catalogue</text:p>
          </table:table-cell>
          <table:table-cell office:value-type="string" table:style-name="ce1">
            <text:p>LIT 7677</text:p>
          </table:table-cell>
          <table:table-cell table:number-columns-repeated="16382"/>
        </table:table-row>
        <table:table-row table:style-name="ro2">
          <table:table-cell office:value-type="string" table:style-name="ce2">
            <text:p>© Environment Agency copyright and database right 2013. All rights reserved.<text:s text:c="2"/></text:p>
          </table:table-cell>
          <table:table-cell table:number-columns-repeated="16383" table:style-name="ce1"/>
        </table:table-row>
        <table:table-row table:number-rows-repeated="1048366" table:style-name="ro3">
          <table:table-cell table:number-columns-repeated="16384"/>
        </table:table-row>
        <table:named-expressions>
          <table:named-range table:name="Print_Area" table:cell-range-address="2012_Quarters_1_-_4.$A$1:2012_Quarters_1_-_4.$I$210" table:base-cell-address="2012_Quarters_1_-_4.$A$1"/>
        </table:named-expressions>
      </table:table>
      <table:table table:name="2011_Quarters_1_-_4" table:style-name="ta8">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3" table:default-cell-style-name="ce1"/>
        <table:table-column table:style-name="co15" table:default-cell-style-name="ce1"/>
        <table:table-column table:style-name="co6" table:number-columns-repeated="16375" table:default-cell-style-name="ce1"/>
        <table:table-row table:style-name="ro21">
          <table:table-cell table:style-name="ce1">
            <draw:frame draw:z-index="1" draw:id="id13" draw:style-name="a13" draw:name="Picture 2" svg:x="0.09167in" svg:y="0.175in" svg:width="2.67604in" svg:height="0.76667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9508.403000000006" table:style-name="ce10">
            <text:p>39,508.403</text:p>
          </table:table-cell>
          <table:table-cell office:value-type="float" office:value="1280.02" table:style-name="ce10">
            <text:p>1,280.020</text:p>
          </table:table-cell>
          <table:table-cell office:value-type="float" office:value="10131.065000000001" table:style-name="ce10">
            <text:p>10,131.065</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61.3450000000003" table:style-name="ce10">
            <text:p>7,961.345</text:p>
          </table:table-cell>
          <table:table-cell office:value-type="float" office:value="211.92700000000002" table:style-name="ce10">
            <text:p>211.927</text:p>
          </table:table-cell>
          <table:table-cell office:value-type="float" office:value="896.10699999999997" table:style-name="ce10">
            <text:p>896.107</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021.3529999999992" table:style-name="ce10">
            <text:p>9,021.353</text:p>
          </table:table-cell>
          <table:table-cell office:value-type="float" office:value="2247.779" table:style-name="ce10">
            <text:p>2,247.779</text:p>
          </table:table-cell>
          <table:table-cell office:value-type="float" office:value="634.649" table:style-name="ce10">
            <text:p>634.649</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59.78" table:style-name="ce10">
            <text:p>8,159.780</text:p>
          </table:table-cell>
          <table:table-cell office:value-type="float" office:value="1197.8030000000001" table:style-name="ce10">
            <text:p>1,197.803</text:p>
          </table:table-cell>
          <table:table-cell office:value-type="float" office:value="674.19100000000003" table:style-name="ce10">
            <text:p>674.191</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73.1780000000003" table:style-name="ce10">
            <text:p>3,973.178</text:p>
          </table:table-cell>
          <table:table-cell office:value-type="float" office:value="234.63800000000001" table:style-name="ce10">
            <text:p>234.638</text:p>
          </table:table-cell>
          <table:table-cell office:value-type="float" office:value="385.52700000000004" table:style-name="ce10">
            <text:p>385.52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889.26699999999994" table:style-name="ce10">
            <text:p>889.267</text:p>
          </table:table-cell>
          <table:table-cell office:value-type="float" office:value="303.22000000000003" table:style-name="ce10">
            <text:p>303.220</text:p>
          </table:table-cell>
          <table:table-cell office:value-type="float" office:value="41.376000000000005" table:style-name="ce10">
            <text:p>41.376</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86099999999999999" table:style-name="ce10">
            <text:p>0.861</text:p>
          </table:table-cell>
          <table:table-cell office:value-type="float" office:value="0.06" table:style-name="ce10">
            <text:p>0.060</text:p>
          </table:table-cell>
          <table:table-cell office:value-type="float" office:value="5.7000000000000002E-2" table:style-name="ce10">
            <text:p>0.057</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1.693000000000001" table:style-name="ce10">
            <text:p>21.693</text:p>
          </table:table-cell>
          <table:table-cell office:value-type="float" office:value="0" table:style-name="ce10">
            <text:p>0.000</text:p>
          </table:table-cell>
          <table:table-cell office:value-type="float" office:value="3.9020000000000001" table:style-name="ce10">
            <text:p>3.902</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8" table:style-name="ce10">
            <text:p>0.18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7216.106" table:style-name="ce10">
            <text:p>37,216.106</text:p>
          </table:table-cell>
          <table:table-cell office:value-type="float" office:value="4561.68" table:style-name="ce10">
            <text:p>4,561.680</text:p>
          </table:table-cell>
          <table:table-cell office:value-type="float" office:value="1723.9290000000001" table:style-name="ce10">
            <text:p>1,723.92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922.262000000002" table:style-name="ce10">
            <text:p>23,922.262</text:p>
          </table:table-cell>
          <table:table-cell office:value-type="float" office:value="3071.9850000000001" table:style-name="ce10">
            <text:p>3,071.985</text:p>
          </table:table-cell>
          <table:table-cell office:value-type="float" office:value="2093.8330000000001" table:style-name="ce10">
            <text:p>2,093.833</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37.36199999999999" table:style-name="ce10">
            <text:p>237.362</text:p>
          </table:table-cell>
          <table:table-cell office:value-type="float" office:value="0" table:style-name="ce10">
            <text:p>0.000</text:p>
          </table:table-cell>
          <table:table-cell office:value-type="float" office:value="2.1990000000000003" table:style-name="ce10">
            <text:p>2.199</text:p>
          </table:table-cell>
          <table:table-cell table:number-columns-repeated="3" table:style-name="ce11"/>
          <table:table-cell table:number-columns-repeated="16376"/>
        </table:table-row>
        <table:table-row table:style-name="ro3">
          <table:table-cell table:style-name="ce6"/>
          <table:table-cell office:value-type="string" table:style-name="ce7">
            <text:p>Totals</text:p>
          </table:table-cell>
          <table:table-cell office:value-type="float" office:value="130911.79" table:style-name="ce13">
            <text:p>130,911.790</text:p>
          </table:table-cell>
          <table:table-cell office:value-type="float" office:value="13109.112000000003" table:style-name="ce13">
            <text:p>13,109.112</text:p>
          </table:table-cell>
          <table:table-cell office:value-type="float" office:value="16586.834999999999" table:style-name="ce13">
            <text:p>16,586.835</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4.462000000000003" table:style-name="ce10">
            <text:p>74.46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721000000000004" table:style-name="ce10">
            <text:p>24.721</text:p>
          </table:table-cell>
          <table:table-cell office:value-type="float" office:value="0.14600000000000002" table:style-name="ce10">
            <text:p>0.146</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21.9620000000001" table:style-name="ce10">
            <text:p>1,021.962</text:p>
          </table:table-cell>
          <table:table-cell office:value-type="float" office:value="33.483000000000004" table:style-name="ce10">
            <text:p>33.483</text:p>
          </table:table-cell>
          <table:table-cell office:value-type="float" office:value="88.253" table:style-name="ce10">
            <text:p>88.253</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7780000000000005" table:style-name="ce10">
            <text:p>5.778</text:p>
          </table:table-cell>
          <table:table-cell office:value-type="float" office:value="0" table:style-name="ce10">
            <text:p>0.000</text:p>
          </table:table-cell>
          <table:table-cell office:value-type="float" office:value="0.08" table:style-name="ce10">
            <text:p>0.08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9.632000000000005" table:style-name="ce10">
            <text:p>89.632</text:p>
          </table:table-cell>
          <table:table-cell office:value-type="float" office:value="0" table:style-name="ce10">
            <text:p>0.000</text:p>
          </table:table-cell>
          <table:table-cell office:value-type="float" office:value="4.9039999999999999" table:style-name="ce10">
            <text:p>4.904</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7.182000000000002" table:style-name="ce10">
            <text:p>57.182</text:p>
          </table:table-cell>
          <table:table-cell office:value-type="float" office:value="29.349" table:style-name="ce10">
            <text:p>29.349</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7800000000000004" table:style-name="ce10">
            <text:p>0.47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676000000000002" table:style-name="ce10">
            <text:p>47.67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7.016999999999999" table:style-name="ce10">
            <text:p>17.017</text:p>
          </table:table-cell>
          <table:table-cell office:value-type="float" office:value="0" table:style-name="ce10">
            <text:p>0.000</text:p>
          </table:table-cell>
          <table:table-cell office:value-type="float" office:value="2.028" table:style-name="ce10">
            <text:p>2.02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51.36600000000004" table:style-name="ce10">
            <text:p>451.366</text:p>
          </table:table-cell>
          <table:table-cell office:value-type="float" office:value="4.5419999999999998" table:style-name="ce10">
            <text:p>4.542</text:p>
          </table:table-cell>
          <table:table-cell office:value-type="float" office:value="0.65700000000000003" table:style-name="ce10">
            <text:p>0.657</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23" table:style-name="ce10">
            <text:p>31.230</text:p>
          </table:table-cell>
          <table:table-cell office:value-type="float" office:value="12.6" table:style-name="ce10">
            <text:p>12.600</text:p>
          </table:table-cell>
          <table:table-cell office:value-type="float" office:value="2.1680000000000001" table:style-name="ce10">
            <text:p>2.168</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100.865" table:style-name="ce10">
            <text:p>1,100.865</text:p>
          </table:table-cell>
          <table:table-cell office:value-type="float" office:value="0" table:style-name="ce10">
            <text:p>0.000</text:p>
          </table:table-cell>
          <table:table-cell office:value-type="float" office:value="15.057" table:style-name="ce10">
            <text:p>15.057</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83.5360000000001" table:style-name="ce10">
            <text:p>1,383.536</text:p>
          </table:table-cell>
          <table:table-cell office:value-type="float" office:value="0" table:style-name="ce10">
            <text:p>0.000</text:p>
          </table:table-cell>
          <table:table-cell office:value-type="float" office:value="25.589000000000002" table:style-name="ce10">
            <text:p>25.589</text:p>
          </table:table-cell>
          <table:table-cell table:number-columns-repeated="3" table:style-name="ce11"/>
          <table:table-cell table:number-columns-repeated="16376"/>
        </table:table-row>
        <table:table-row table:style-name="ro3">
          <table:table-cell table:style-name="ce6"/>
          <table:table-cell office:value-type="string" table:style-name="ce7">
            <text:p>Totals</text:p>
          </table:table-cell>
          <table:table-cell office:value-type="float" office:value="4305.9050000000007" table:style-name="ce13">
            <text:p>4,305.905</text:p>
          </table:table-cell>
          <table:table-cell office:value-type="float" office:value="80.12" table:style-name="ce13">
            <text:p>80.120</text:p>
          </table:table-cell>
          <table:table-cell office:value-type="float" office:value="138.73600000000002" table:style-name="ce13">
            <text:p>138.736</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7">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430.822999999997" table:style-name="ce10">
            <text:p>34,430.823</text:p>
          </table:table-cell>
          <table:table-cell office:value-type="float" office:value="1422.472" table:style-name="ce10">
            <text:p>1,422.472</text:p>
          </table:table-cell>
          <table:table-cell office:value-type="float" office:value="8540.9570000000003" table:style-name="ce10">
            <text:p>8,540.95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739.1409999999996" table:style-name="ce10">
            <text:p>8,739.141</text:p>
          </table:table-cell>
          <table:table-cell office:value-type="float" office:value="168.80600000000001" table:style-name="ce10">
            <text:p>168.806</text:p>
          </table:table-cell>
          <table:table-cell office:value-type="float" office:value="1124.31" table:style-name="ce10">
            <text:p>1,124.310</text:p>
          </table:table-cell>
          <table:table-cell table:number-columns-repeated="3"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053.723" table:style-name="ce10">
            <text:p>9,053.723</text:p>
          </table:table-cell>
          <table:table-cell office:value-type="float" office:value="1605.0510000000002" table:style-name="ce10">
            <text:p>1,605.051</text:p>
          </table:table-cell>
          <table:table-cell office:value-type="float" office:value="705.6" table:style-name="ce10">
            <text:p>705.600</text:p>
          </table:table-cell>
          <table:table-cell table:number-columns-repeated="3" table:style-name="ce11"/>
          <table:table-cell table:style-name="ce1"/>
          <table:table-cell table:number-columns-repeated="16375" table:style-name="ce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598.9130000000005" table:style-name="ce10">
            <text:p>8,598.913</text:p>
          </table:table-cell>
          <table:table-cell office:value-type="float" office:value="922.10700000000008" table:style-name="ce10">
            <text:p>922.107</text:p>
          </table:table-cell>
          <table:table-cell office:value-type="float" office:value="754.50900000000001" table:style-name="ce10">
            <text:p>754.509</text:p>
          </table:table-cell>
          <table:table-cell table:number-columns-repeated="3"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6370000000000005" table:style-name="ce10">
            <text:p>5.63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73.8410000000003" table:style-name="ce10">
            <text:p>4,273.841</text:p>
          </table:table-cell>
          <table:table-cell office:value-type="float" office:value="97.1" table:style-name="ce10">
            <text:p>97.100</text:p>
          </table:table-cell>
          <table:table-cell office:value-type="float" office:value="415.733" table:style-name="ce10">
            <text:p>415.733</text:p>
          </table:table-cell>
          <table:table-cell table:number-columns-repeated="3"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06.6849999999999" table:style-name="ce10">
            <text:p>1,106.685</text:p>
          </table:table-cell>
          <table:table-cell office:value-type="float" office:value="222.15800000000002" table:style-name="ce10">
            <text:p>222.158</text:p>
          </table:table-cell>
          <table:table-cell office:value-type="float" office:value="73.108000000000004" table:style-name="ce10">
            <text:p>73.108</text:p>
          </table:table-cell>
          <table:table-cell table:number-columns-repeated="3"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56300000000000006" table:style-name="ce10">
            <text:p>0.563</text:p>
          </table:table-cell>
          <table:table-cell office:value-type="float" office:value="0" table:style-name="ce10">
            <text:p>0.000</text:p>
          </table:table-cell>
          <table:table-cell office:value-type="float" office:value="3.0000000000000001E-3" table:style-name="ce10">
            <text:p>0.003</text:p>
          </table:table-cell>
          <table:table-cell table:number-columns-repeated="3"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9.451999999999998" table:style-name="ce10">
            <text:p>19.452</text:p>
          </table:table-cell>
          <table:table-cell office:value-type="float" office:value="0" table:style-name="ce10">
            <text:p>0.000</text:p>
          </table:table-cell>
          <table:table-cell office:value-type="float" office:value="2.5840000000000001" table:style-name="ce10">
            <text:p>2.584</text:p>
          </table:table-cell>
          <table:table-cell table:number-columns-repeated="3"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910.262999999999" table:style-name="ce10">
            <text:p>34,910.263</text:p>
          </table:table-cell>
          <table:table-cell office:value-type="float" office:value="4618.6809999999996" table:style-name="ce10">
            <text:p>4,618.681</text:p>
          </table:table-cell>
          <table:table-cell office:value-type="float" office:value="1682.241" table:style-name="ce10">
            <text:p>1,682.241</text:p>
          </table:table-cell>
          <table:table-cell table:number-columns-repeated="3"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548.169000000002" table:style-name="ce10">
            <text:p>23,548.169</text:p>
          </table:table-cell>
          <table:table-cell office:value-type="float" office:value="3181.2860000000001" table:style-name="ce10">
            <text:p>3,181.286</text:p>
          </table:table-cell>
          <table:table-cell office:value-type="float" office:value="1556.921" table:style-name="ce10">
            <text:p>1,556.921</text:p>
          </table:table-cell>
          <table:table-cell table:number-columns-repeated="3"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41.87900000000002" table:style-name="ce10">
            <text:p>241.879</text:p>
          </table:table-cell>
          <table:table-cell office:value-type="float" office:value="0" table:style-name="ce10">
            <text:p>0.000</text:p>
          </table:table-cell>
          <table:table-cell office:value-type="float" office:value="5.1880000000000006" table:style-name="ce10">
            <text:p>5.188</text:p>
          </table:table-cell>
          <table:table-cell table:number-columns-repeated="3" table:style-name="ce1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124929.08900000001" table:style-name="ce13">
            <text:p>124,929.089</text:p>
          </table:table-cell>
          <table:table-cell office:value-type="float" office:value="12237.661000000004" table:style-name="ce13">
            <text:p>12,237.661</text:p>
          </table:table-cell>
          <table:table-cell office:value-type="float" office:value="14861.154000000002" table:style-name="ce13">
            <text:p>14,861.154</text:p>
          </table:table-cell>
          <table:table-cell table:number-columns-repeated="3" table:style-name="ce11"/>
          <table:table-cell table:number-columns-repeated="16376"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3.101000000000006" table:style-name="ce10">
            <text:p>53.10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2.489000000000004" table:style-name="ce10">
            <text:p>52.489</text:p>
          </table:table-cell>
          <table:table-cell office:value-type="float" office:value="0.375" table:style-name="ce10">
            <text:p>0.375</text:p>
          </table:table-cell>
          <table:table-cell office:value-type="float" office:value="0.25600000000000001" table:style-name="ce10">
            <text:p>0.256</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54.3220000000001" table:style-name="ce10">
            <text:p>1,254.322</text:p>
          </table:table-cell>
          <table:table-cell office:value-type="float" office:value="3.835" table:style-name="ce10">
            <text:p>3.835</text:p>
          </table:table-cell>
          <table:table-cell office:value-type="float" office:value="91.024000000000001" table:style-name="ce10">
            <text:p>91.024</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252000000000001" table:style-name="ce10">
            <text:p>10.252</text:p>
          </table:table-cell>
          <table:table-cell office:value-type="float" office:value="0" table:style-name="ce10">
            <text:p>0.000</text:p>
          </table:table-cell>
          <table:table-cell office:value-type="float" office:value="0.74099999999999999" table:style-name="ce10">
            <text:p>0.741</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4.227" table:style-name="ce10">
            <text:p>144.227</text:p>
          </table:table-cell>
          <table:table-cell office:value-type="float" office:value="0" table:style-name="ce10">
            <text:p>0.000</text:p>
          </table:table-cell>
          <table:table-cell office:value-type="float" office:value="9.6950000000000003" table:style-name="ce10">
            <text:p>9.695</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6.619" table:style-name="ce10">
            <text:p>46.619</text:p>
          </table:table-cell>
          <table:table-cell office:value-type="float" office:value="18.64" table:style-name="ce10">
            <text:p>18.640</text:p>
          </table:table-cell>
          <table:table-cell office:value-type="float" office:value="4.4000000000000004E-2" table:style-name="ce10">
            <text:p>0.044</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8.900000000000001E-2" table:style-name="ce10">
            <text:p>0.089</text:p>
          </table:table-cell>
          <table:table-cell office:value-type="float" office:value="0" table:style-name="ce10">
            <text:p>0.000</text:p>
          </table:table-cell>
          <table:table-cell office:value-type="float" office:value="0.63900000000000001" table:style-name="ce10">
            <text:p>0.639</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2.228000000000002" table:style-name="ce10">
            <text:p>42.228</text:p>
          </table:table-cell>
          <table:table-cell office:value-type="float" office:value="0" table:style-name="ce10">
            <text:p>0.000</text:p>
          </table:table-cell>
          <table:table-cell office:value-type="float" office:value="2.552" table:style-name="ce10">
            <text:p>2.552</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7010000000000005" table:style-name="ce10">
            <text:p>9.701</text:p>
          </table:table-cell>
          <table:table-cell office:value-type="float" office:value="0" table:style-name="ce10">
            <text:p>0.000</text:p>
          </table:table-cell>
          <table:table-cell office:value-type="float" office:value="0.46700000000000003" table:style-name="ce10">
            <text:p>0.467</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51.60899999999998" table:style-name="ce10">
            <text:p>351.609</text:p>
          </table:table-cell>
          <table:table-cell office:value-type="float" office:value="0" table:style-name="ce10">
            <text:p>0.000</text:p>
          </table:table-cell>
          <table:table-cell office:value-type="float" office:value="6.8870000000000005" table:style-name="ce10">
            <text:p>6.887</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28" table:style-name="ce10">
            <text:p>25.280</text:p>
          </table:table-cell>
          <table:table-cell office:value-type="float" office:value="3.4940000000000002" table:style-name="ce10">
            <text:p>3.494</text:p>
          </table:table-cell>
          <table:table-cell office:value-type="float" office:value="0.46500000000000002" table:style-name="ce10">
            <text:p>0.465</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247.038" table:style-name="ce10">
            <text:p>1,247.038</text:p>
          </table:table-cell>
          <table:table-cell office:value-type="float" office:value="8.2080000000000002" table:style-name="ce10">
            <text:p>8.208</text:p>
          </table:table-cell>
          <table:table-cell office:value-type="float" office:value="6.0680000000000005" table:style-name="ce10">
            <text:p>6.068</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00.9670000000001" table:style-name="ce10">
            <text:p>1,300.967</text:p>
          </table:table-cell>
          <table:table-cell office:value-type="float" office:value="0" table:style-name="ce10">
            <text:p>0.000</text:p>
          </table:table-cell>
          <table:table-cell office:value-type="float" office:value="40.699000000000005" table:style-name="ce10">
            <text:p>40.699</text:p>
          </table:table-cell>
          <table:table-cell table:number-columns-repeated="2" table:style-name="ce11"/>
          <table:table-cell table:number-columns-repeated="16377"/>
        </table:table-row>
        <table:table-row table:style-name="ro3">
          <table:table-cell table:style-name="ce6"/>
          <table:table-cell office:value-type="string" table:style-name="ce7">
            <text:p>Totals</text:p>
          </table:table-cell>
          <table:table-cell office:value-type="float" office:value="4537.9220000000005" table:style-name="ce13">
            <text:p>4,537.922</text:p>
          </table:table-cell>
          <table:table-cell office:value-type="float" office:value="34.552" table:style-name="ce13">
            <text:p>34.552</text:p>
          </table:table-cell>
          <table:table-cell office:value-type="float" office:value="159.53700000000003" table:style-name="ce13">
            <text:p>159.537</text:p>
          </table:table-cell>
          <table:table-cell table:number-columns-repeated="2" table:style-name="ce11"/>
          <table:table-cell table:number-columns-repeated="16377"/>
        </table:table-row>
        <table:table-row table:style-name="ro3">
          <table:table-cell table:style-name="ce1"/>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128.637000000002" table:style-name="ce10">
            <text:p>33,128.637</text:p>
          </table:table-cell>
          <table:table-cell office:value-type="float" office:value="1749.2740000000001" table:style-name="ce10">
            <text:p>1,749.274</text:p>
          </table:table-cell>
          <table:table-cell office:value-type="float" office:value="8024.8519999999999" table:style-name="ce10">
            <text:p>8,024.852</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35.7120000000004" table:style-name="ce10">
            <text:p>8,135.712</text:p>
          </table:table-cell>
          <table:table-cell office:value-type="float" office:value="120.1" table:style-name="ce10">
            <text:p>120.100</text:p>
          </table:table-cell>
          <table:table-cell office:value-type="float" office:value="696.62100000000009" table:style-name="ce10">
            <text:p>696.621</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187.5339999999997" table:style-name="ce10">
            <text:p>8,187.534</text:p>
          </table:table-cell>
          <table:table-cell office:value-type="float" office:value="974.85" table:style-name="ce10">
            <text:p>974.850</text:p>
          </table:table-cell>
          <table:table-cell office:value-type="float" office:value="580.00400000000002" table:style-name="ce10">
            <text:p>580.004</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00.2030000000004" table:style-name="ce10">
            <text:p>8,100.203</text:p>
          </table:table-cell>
          <table:table-cell office:value-type="float" office:value="560.01300000000003" table:style-name="ce10">
            <text:p>560.013</text:p>
          </table:table-cell>
          <table:table-cell office:value-type="float" office:value="725.29100000000005" table:style-name="ce10">
            <text:p>725.291</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5069999999999997" table:style-name="ce10">
            <text:p>8.507</text:p>
          </table:table-cell>
          <table:table-cell office:value-type="float" office:value="2E-3" table:style-name="ce10">
            <text:p>0.002</text:p>
          </table:table-cell>
          <table:table-cell office:value-type="float" office:value="7.0000000000000001E-3" table:style-name="ce10">
            <text:p>0.007</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97.1979999999999" table:style-name="ce10">
            <text:p>3,997.198</text:p>
          </table:table-cell>
          <table:table-cell office:value-type="float" office:value="29.344000000000001" table:style-name="ce10">
            <text:p>29.344</text:p>
          </table:table-cell>
          <table:table-cell office:value-type="float" office:value="359.726" table:style-name="ce10">
            <text:p>359.726</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85.52300000000002" table:style-name="ce10">
            <text:p>685.523</text:p>
          </table:table-cell>
          <table:table-cell office:value-type="float" office:value="9.8570000000000011" table:style-name="ce10">
            <text:p>9.857</text:p>
          </table:table-cell>
          <table:table-cell office:value-type="float" office:value="82.546000000000006" table:style-name="ce10">
            <text:p>82.54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3" table:style-name="ce10">
            <text:p>1.230</text:p>
          </table:table-cell>
          <table:table-cell office:value-type="float" office:value="0" table:style-name="ce10">
            <text:p>0.000</text:p>
          </table:table-cell>
          <table:table-cell office:value-type="float" office:value="2E-3" table:style-name="ce10">
            <text:p>0.002</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0.076000000000001" table:style-name="ce10">
            <text:p>20.076</text:p>
          </table:table-cell>
          <table:table-cell office:value-type="float" office:value="0" table:style-name="ce10">
            <text:p>0.000</text:p>
          </table:table-cell>
          <table:table-cell office:value-type="float" office:value="2.2789999999999999" table:style-name="ce10">
            <text:p>2.279</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8550000000000004" table:style-name="ce10">
            <text:p>5.855</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3056.17" table:style-name="ce10">
            <text:p>33,056.170</text:p>
          </table:table-cell>
          <table:table-cell office:value-type="float" office:value="3099.6890000000003" table:style-name="ce10">
            <text:p>3,099.689</text:p>
          </table:table-cell>
          <table:table-cell office:value-type="float" office:value="1753.7830000000001" table:style-name="ce10">
            <text:p>1,753.783</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550.692999999999" table:style-name="ce10">
            <text:p>24,550.693</text:p>
          </table:table-cell>
          <table:table-cell office:value-type="float" office:value="3929.3940000000002" table:style-name="ce10">
            <text:p>3,929.394</text:p>
          </table:table-cell>
          <table:table-cell office:value-type="float" office:value="1220.9680000000001" table:style-name="ce10">
            <text:p>1,220.96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05.43600000000001" table:style-name="ce10">
            <text:p>205.436</text:p>
          </table:table-cell>
          <table:table-cell office:value-type="float" office:value="0" table:style-name="ce10">
            <text:p>0.000</text:p>
          </table:table-cell>
          <table:table-cell office:value-type="float" office:value="0.57999999999999996" table:style-name="ce10">
            <text:p>0.580</text:p>
          </table:table-cell>
          <table:table-cell table:number-columns-repeated="4" table:style-name="ce11"/>
          <table:table-cell table:number-columns-repeated="16375"/>
        </table:table-row>
        <table:table-row table:style-name="ro3">
          <table:table-cell table:style-name="ce6"/>
          <table:table-cell office:value-type="string" table:style-name="ce7">
            <text:p>Totals</text:p>
          </table:table-cell>
          <table:table-cell office:value-type="float" office:value="120082.77400000002" table:style-name="ce13">
            <text:p>120,082.774</text:p>
          </table:table-cell>
          <table:table-cell office:value-type="float" office:value="10472.523000000001" table:style-name="ce13">
            <text:p>10,472.523</text:p>
          </table:table-cell>
          <table:table-cell office:value-type="float" office:value="13446.659" table:style-name="ce13">
            <text:p>13,446.659</text:p>
          </table:table-cell>
          <table:table-cell table:number-columns-repeated="4" table:style-name="ce11"/>
          <table:table-cell table:number-columns-repeated="16375"/>
        </table:table-row>
        <table:table-row table:style-name="ro3">
          <table:table-cell table:number-columns-repeated="2" table:style-name="ce1"/>
          <table:table-cell table:number-columns-repeated="3" table:style-name="ce4"/>
          <table:table-cell table:number-columns-repeated="3" table:style-name="ce1"/>
          <table:table-cell table:style-name="ce11"/>
          <table:table-cell table:number-columns-repeated="16375"/>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712000000000003" table:style-name="ce10">
            <text:p>51.712</text:p>
          </table:table-cell>
          <table:table-cell office:value-type="float" office:value="0" table:style-name="ce10">
            <text:p>0.000</text:p>
          </table:table-cell>
          <table:table-cell office:value-type="float" office:value="1.0149999999999999" table:style-name="ce10">
            <text:p>1.015</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6.599" table:style-name="ce10">
            <text:p>16.599</text:p>
          </table:table-cell>
          <table:table-cell office:value-type="float" office:value="0.19900000000000001" table:style-name="ce10">
            <text:p>0.199</text:p>
          </table:table-cell>
          <table:table-cell office:value-type="float" office:value="1.2E-2" table:style-name="ce10">
            <text:p>0.01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49.8580000000002" table:style-name="ce10">
            <text:p>1,349.858</text:p>
          </table:table-cell>
          <table:table-cell office:value-type="float" office:value="53.04" table:style-name="ce10">
            <text:p>53.040</text:p>
          </table:table-cell>
          <table:table-cell office:value-type="float" office:value="114.56100000000001" table:style-name="ce10">
            <text:p>114.56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3.493" table:style-name="ce10">
            <text:p>13.493</text:p>
          </table:table-cell>
          <table:table-cell office:value-type="float" office:value="0" table:style-name="ce10">
            <text:p>0.000</text:p>
          </table:table-cell>
          <table:table-cell office:value-type="float" office:value="4.1880000000000006" table:style-name="ce10">
            <text:p>4.18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7.13400000000001" table:style-name="ce10">
            <text:p>147.134</text:p>
          </table:table-cell>
          <table:table-cell office:value-type="float" office:value="0" table:style-name="ce10">
            <text:p>0.000</text:p>
          </table:table-cell>
          <table:table-cell office:value-type="float" office:value="6.9080000000000004" table:style-name="ce10">
            <text:p>6.90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048999999999999" table:style-name="ce10">
            <text:p>40.049</text:p>
          </table:table-cell>
          <table:table-cell office:value-type="float" office:value="24.958000000000002" table:style-name="ce10">
            <text:p>24.958</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65300000000000002" table:style-name="ce10">
            <text:p>0.65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041000000000004" table:style-name="ce10">
            <text:p>35.041</text:p>
          </table:table-cell>
          <table:table-cell office:value-type="float" office:value="0" table:style-name="ce10">
            <text:p>0.000</text:p>
          </table:table-cell>
          <table:table-cell office:value-type="float" office:value="1.81" table:style-name="ce10">
            <text:p>1.81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546000000000001" table:style-name="ce10">
            <text:p>11.546</text:p>
          </table:table-cell>
          <table:table-cell office:value-type="float" office:value="0" table:style-name="ce10">
            <text:p>0.000</text:p>
          </table:table-cell>
          <table:table-cell office:value-type="float" office:value="0.39800000000000002" table:style-name="ce10">
            <text:p>0.39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13.34700000000001" table:style-name="ce10">
            <text:p>213.347</text:p>
          </table:table-cell>
          <table:table-cell office:value-type="float" office:value="0" table:style-name="ce10">
            <text:p>0.000</text:p>
          </table:table-cell>
          <table:table-cell office:value-type="float" office:value="0.24400000000000002" table:style-name="ce10">
            <text:p>0.2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8.96899999999999" table:style-name="ce10">
            <text:p>228.969</text:p>
          </table:table-cell>
          <table:table-cell office:value-type="float" office:value="6.9730000000000008" table:style-name="ce10">
            <text:p>6.973</text:p>
          </table:table-cell>
          <table:table-cell office:value-type="float" office:value="30.144000000000002" table:style-name="ce10">
            <text:p>30.1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18.3410000000003" table:style-name="ce10">
            <text:p>3,318.341</text:p>
          </table:table-cell>
          <table:table-cell office:value-type="float" office:value="0" table:style-name="ce10">
            <text:p>0.000</text:p>
          </table:table-cell>
          <table:table-cell office:value-type="float" office:value="5.9580000000000002" table:style-name="ce10">
            <text:p>5.95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898.46400000000006" table:style-name="ce10">
            <text:p>898.46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6"/>
          <table:table-cell office:value-type="string" table:style-name="ce7">
            <text:p>Totals</text:p>
          </table:table-cell>
          <table:table-cell office:value-type="float" office:value="6325.2060000000019" table:style-name="ce13">
            <text:p>6,325.206</text:p>
          </table:table-cell>
          <table:table-cell office:value-type="float" office:value="85.17" table:style-name="ce13">
            <text:p>85.170</text:p>
          </table:table-cell>
          <table:table-cell office:value-type="float" office:value="165.23799999999997" table:style-name="ce13">
            <text:p>165.238</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October to December 2011</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3">
            <text:p>Report run on: 30 March 2012</text:p>
          </table:table-cell>
          <table:table-cell table:number-columns-repeated="5"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2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12">
          <table:table-cell office:value-type="float" office:value="1" table:style-name="ce9">
            <text:p>1</text:p>
          </table:table-cell>
          <table:table-cell office:value-type="string" table:style-name="ce9">
            <text:p>Large Household Appliances</text:p>
          </table:table-cell>
          <table:table-cell office:value-type="float" office:value="32648.986000000001" table:style-name="ce10">
            <text:p>32,648.986</text:p>
          </table:table-cell>
          <table:table-cell office:value-type="float" office:value="2874.366" table:style-name="ce10">
            <text:p>2,874.366</text:p>
          </table:table-cell>
          <table:table-cell office:value-type="float" office:value="13704.848" table:style-name="ce10">
            <text:p>13,704.848</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492.8620000000001" table:style-name="ce10">
            <text:p>6,492.862</text:p>
          </table:table-cell>
          <table:table-cell office:value-type="float" office:value="96.248000000000005" table:style-name="ce10">
            <text:p>96.248</text:p>
          </table:table-cell>
          <table:table-cell office:value-type="float" office:value="1108.7190000000001" table:style-name="ce10">
            <text:p>1,108.719</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959.3680000000004" table:style-name="ce10">
            <text:p>6,959.368</text:p>
          </table:table-cell>
          <table:table-cell office:value-type="float" office:value="1128.778" table:style-name="ce10">
            <text:p>1,128.778</text:p>
          </table:table-cell>
          <table:table-cell office:value-type="float" office:value="817.70800000000008" table:style-name="ce10">
            <text:p>817.708</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651.6470000000008" table:style-name="ce10">
            <text:p>6,651.647</text:p>
          </table:table-cell>
          <table:table-cell office:value-type="float" office:value="370.34" table:style-name="ce10">
            <text:p>370.340</text:p>
          </table:table-cell>
          <table:table-cell office:value-type="float" office:value="1273.123" table:style-name="ce10">
            <text:p>1,273.123</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23600000000000002" table:style-name="ce10">
            <text:p>0.236</text:p>
          </table:table-cell>
          <table:table-cell office:value-type="float" office:value="2.4E-2" table:style-name="ce10">
            <text:p>0.024</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66.2439999999997" table:style-name="ce10">
            <text:p>3,066.244</text:p>
          </table:table-cell>
          <table:table-cell office:value-type="float" office:value="33.179000000000002" table:style-name="ce10">
            <text:p>33.179</text:p>
          </table:table-cell>
          <table:table-cell office:value-type="float" office:value="413.21199999999999" table:style-name="ce10">
            <text:p>413.212</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12.43600000000004" table:style-name="ce10">
            <text:p>512.436</text:p>
          </table:table-cell>
          <table:table-cell office:value-type="float" office:value="34.231000000000002" table:style-name="ce10">
            <text:p>34.231</text:p>
          </table:table-cell>
          <table:table-cell office:value-type="float" office:value="110.128" table:style-name="ce10">
            <text:p>110.128</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E-2" table:style-name="ce10">
            <text:p>0.01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776" table:style-name="ce10">
            <text:p>23.776</text:p>
          </table:table-cell>
          <table:table-cell office:value-type="float" office:value="0.01" table:style-name="ce10">
            <text:p>0.010</text:p>
          </table:table-cell>
          <table:table-cell office:value-type="float" office:value="2.7749999999999999" table:style-name="ce10">
            <text:p>2.775</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000000000000004E-2" table:style-name="ce10">
            <text:p>0.06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497.241000000002" table:style-name="ce10">
            <text:p>31,497.241</text:p>
          </table:table-cell>
          <table:table-cell office:value-type="float" office:value="4486.4040000000005" table:style-name="ce10">
            <text:p>4,486.404</text:p>
          </table:table-cell>
          <table:table-cell office:value-type="float" office:value="2203.2399999999998" table:style-name="ce10">
            <text:p>2,203.240</text:p>
          </table:table-cell>
          <table:table-cell table:style-name="ce1"/>
          <table:table-cell table:number-columns-repeated="2"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645.378000000001" table:style-name="ce10">
            <text:p>21,645.378</text:p>
          </table:table-cell>
          <table:table-cell office:value-type="float" office:value="4281.3240000000005" table:style-name="ce10">
            <text:p>4,281.324</text:p>
          </table:table-cell>
          <table:table-cell office:value-type="float" office:value="1411.8989999999999" table:style-name="ce10">
            <text:p>1,411.899</text:p>
          </table:table-cell>
          <table:table-cell table:style-name="ce1"/>
          <table:table-cell table:number-columns-repeated="2"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2.66300000000001" table:style-name="ce10">
            <text:p>122.663</text:p>
          </table:table-cell>
          <table:table-cell office:value-type="float" office:value="0.223" table:style-name="ce10">
            <text:p>0.223</text:p>
          </table:table-cell>
          <table:table-cell office:value-type="float" office:value="1.8130000000000002" table:style-name="ce10">
            <text:p>1.813</text:p>
          </table:table-cell>
          <table:table-cell table:style-name="ce1"/>
          <table:table-cell table:number-columns-repeated="2" table:style-name="ce1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109620.92300000001" table:style-name="ce13">
            <text:p>109,620.923</text:p>
          </table:table-cell>
          <table:table-cell office:value-type="float" office:value="13305.127000000002" table:style-name="ce13">
            <text:p>13,305.127</text:p>
          </table:table-cell>
          <table:table-cell office:value-type="float" office:value="21047.464999999997" table:style-name="ce13">
            <text:p>21,047.465</text:p>
          </table:table-cell>
          <table:table-cell table:style-name="ce1"/>
          <table:table-cell table:number-columns-repeated="2" table:style-name="ce11"/>
          <table:table-cell table:number-columns-repeated="16376"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4.474" table:style-name="ce10">
            <text:p>104.474</text:p>
          </table:table-cell>
          <table:table-cell office:value-type="float" office:value="0" table:style-name="ce10">
            <text:p>0.000</text:p>
          </table:table-cell>
          <table:table-cell office:value-type="float" office:value="0.317" table:style-name="ce10">
            <text:p>0.317</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9.618000000000002" table:style-name="ce10">
            <text:p>39.618</text:p>
          </table:table-cell>
          <table:table-cell office:value-type="float" office:value="3.4910000000000001" table:style-name="ce10">
            <text:p>3.491</text:p>
          </table:table-cell>
          <table:table-cell office:value-type="float" office:value="0.19800000000000001" table:style-name="ce10">
            <text:p>0.198</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11.4949999999999" table:style-name="ce10">
            <text:p>1,111.495</text:p>
          </table:table-cell>
          <table:table-cell office:value-type="float" office:value="16.102" table:style-name="ce10">
            <text:p>16.102</text:p>
          </table:table-cell>
          <table:table-cell office:value-type="float" office:value="102.88700000000001" table:style-name="ce10">
            <text:p>102.887</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057" table:style-name="ce10">
            <text:p>10.057</text:p>
          </table:table-cell>
          <table:table-cell office:value-type="float" office:value="0" table:style-name="ce10">
            <text:p>0.000</text:p>
          </table:table-cell>
          <table:table-cell office:value-type="float" office:value="0.871" table:style-name="ce10">
            <text:p>0.871</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23.771" table:style-name="ce10">
            <text:p>123.771</text:p>
          </table:table-cell>
          <table:table-cell office:value-type="float" office:value="0" table:style-name="ce10">
            <text:p>0.000</text:p>
          </table:table-cell>
          <table:table-cell office:value-type="float" office:value="0.42499999999999999" table:style-name="ce10">
            <text:p>0.425</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992000000000004" table:style-name="ce10">
            <text:p>39.992</text:p>
          </table:table-cell>
          <table:table-cell office:value-type="float" office:value="26.364000000000001" table:style-name="ce10">
            <text:p>26.364</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7900000000000004" table:style-name="ce10">
            <text:p>0.47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8.608000000000001" table:style-name="ce10">
            <text:p>28.60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3539999999999992" table:style-name="ce10">
            <text:p>9.354</text:p>
          </table:table-cell>
          <table:table-cell office:value-type="float" office:value="0" table:style-name="ce10">
            <text:p>0.000</text:p>
          </table:table-cell>
          <table:table-cell office:value-type="float" office:value="2.06" table:style-name="ce10">
            <text:p>2.06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4.38" table:style-name="ce10">
            <text:p>264.380</text:p>
          </table:table-cell>
          <table:table-cell office:value-type="float" office:value="0" table:style-name="ce10">
            <text:p>0.000</text:p>
          </table:table-cell>
          <table:table-cell office:value-type="float" office:value="0.308" table:style-name="ce10">
            <text:p>0.308</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67" table:style-name="ce10">
            <text:p>35.670</text:p>
          </table:table-cell>
          <table:table-cell office:value-type="float" office:value="7.7160000000000002" table:style-name="ce10">
            <text:p>7.716</text:p>
          </table:table-cell>
          <table:table-cell office:value-type="float" office:value="12.329000000000001" table:style-name="ce10">
            <text:p>12.329</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756.9759999999999" table:style-name="ce10">
            <text:p>1,756.976</text:p>
          </table:table-cell>
          <table:table-cell office:value-type="float" office:value="8" table:style-name="ce10">
            <text:p>8.000</text:p>
          </table:table-cell>
          <table:table-cell office:value-type="float" office:value="5.0590000000000002" table:style-name="ce10">
            <text:p>5.05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60.1470000000002" table:style-name="ce10">
            <text:p>1,160.147</text:p>
          </table:table-cell>
          <table:table-cell office:value-type="float" office:value="0" table:style-name="ce10">
            <text:p>0.000</text:p>
          </table:table-cell>
          <table:table-cell office:value-type="float" office:value="38.683000000000007" table:style-name="ce10">
            <text:p>38.683</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4685.0209999999997" table:style-name="ce13">
            <text:p>4,685.021</text:p>
          </table:table-cell>
          <table:table-cell office:value-type="float" office:value="61.673000000000002" table:style-name="ce13">
            <text:p>61.673</text:p>
          </table:table-cell>
          <table:table-cell office:value-type="float" office:value="163.137" table:style-name="ce13">
            <text:p>163.137</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January to December 2011</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3">
            <text:p>Report run on: 30 March 2012</text:p>
          </table:table-cell>
          <table:table-cell table:number-columns-repeated="5" table:style-name="ce4"/>
          <table:table-cell table:style-name="ce72"/>
          <table:table-cell table:number-columns-repeated="16377" table:style-name="ce1"/>
        </table:table-row>
        <table:table-row table:style-name="ro3">
          <table:table-cell table:style-name="ce4"/>
          <table:table-cell table:style-name="ce14"/>
          <table:table-cell table:number-columns-repeated="4" table:style-name="ce15"/>
          <table:table-cell table:style-name="ce72"/>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72"/>
          <table:table-cell table:number-columns-repeated="16377"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39716.84899999999" table:style-name="ce10">
            <text:p>139,716.849</text:p>
          </table:table-cell>
          <table:table-cell office:value-type="float" office:value="7326.1320000000005" table:style-name="ce10">
            <text:p>7,326.132</text:p>
          </table:table-cell>
          <table:table-cell office:value-type="float" office:value="40401.722000000002" table:style-name="ce10">
            <text:p>40,401.722</text:p>
          </table:table-cell>
          <table:table-cell table:style-name="ce177"/>
          <table:table-cell table:style-name="ce177"/>
          <table:table-cell table:style-name="ce177"/>
          <table:table-cell table:style-name="ce1"/>
          <table:table-cell table:number-columns-repeated="2" table:style-name="ce107"/>
          <table:table-cell table:style-name="ce108"/>
          <table:table-cell table:number-columns-repeated="16372"/>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329.06" table:style-name="ce10">
            <text:p>31,329.060</text:p>
          </table:table-cell>
          <table:table-cell office:value-type="float" office:value="597.08100000000013" table:style-name="ce10">
            <text:p>597.081</text:p>
          </table:table-cell>
          <table:table-cell office:value-type="float" office:value="3825.7570000000001" table:style-name="ce10">
            <text:p>3,825.757</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221.978000000003" table:style-name="ce10">
            <text:p>33,221.978</text:p>
          </table:table-cell>
          <table:table-cell office:value-type="float" office:value="5956.4580000000005" table:style-name="ce10">
            <text:p>5,956.458</text:p>
          </table:table-cell>
          <table:table-cell office:value-type="float" office:value="2737.9610000000002" table:style-name="ce10">
            <text:p>2,737.961</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510.543000000001" table:style-name="ce10">
            <text:p>31,510.543</text:p>
          </table:table-cell>
          <table:table-cell office:value-type="float" office:value="3050.2630000000004" table:style-name="ce10">
            <text:p>3,050.263</text:p>
          </table:table-cell>
          <table:table-cell office:value-type="float" office:value="3427.114" table:style-name="ce10">
            <text:p>3,427.114</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38" table:style-name="ce10">
            <text:p>14.380</text:p>
          </table:table-cell>
          <table:table-cell office:value-type="float" office:value="2.6000000000000002E-2" table:style-name="ce10">
            <text:p>0.026</text:p>
          </table:table-cell>
          <table:table-cell office:value-type="float" office:value="7.0000000000000001E-3" table:style-name="ce10">
            <text:p>0.007</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310.460999999999" table:style-name="ce10">
            <text:p>15,310.461</text:p>
          </table:table-cell>
          <table:table-cell office:value-type="float" office:value="394.26099999999997" table:style-name="ce10">
            <text:p>394.261</text:p>
          </table:table-cell>
          <table:table-cell office:value-type="float" office:value="1574.1979999999999" table:style-name="ce10">
            <text:p>1,574.198</text:p>
          </table:table-cell>
          <table:table-cell table:style-name="ce177"/>
          <table:table-cell table:style-name="ce177"/>
          <table:table-cell table:style-name="ce177"/>
          <table:table-cell table:style-name="ce11"/>
          <table:table-cell table:number-columns-repeated="2" table:style-name="ce107"/>
          <table:table-cell table:style-name="ce60"/>
          <table:table-cell table:number-columns-repeated="16372"/>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193.9110000000001" table:style-name="ce10">
            <text:p>3,193.911</text:p>
          </table:table-cell>
          <table:table-cell office:value-type="float" office:value="569.46600000000001" table:style-name="ce10">
            <text:p>569.466</text:p>
          </table:table-cell>
          <table:table-cell office:value-type="float" office:value="307.15800000000002" table:style-name="ce10">
            <text:p>307.158</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73" table:style-name="ce10">
            <text:p>2.673</text:p>
          </table:table-cell>
          <table:table-cell office:value-type="float" office:value="0.06" table:style-name="ce10">
            <text:p>0.060</text:p>
          </table:table-cell>
          <table:table-cell office:value-type="float" office:value="6.2000000000000006E-2" table:style-name="ce10">
            <text:p>0.062</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4.997" table:style-name="ce10">
            <text:p>84.997</text:p>
          </table:table-cell>
          <table:table-cell office:value-type="float" office:value="0.01" table:style-name="ce10">
            <text:p>0.010</text:p>
          </table:table-cell>
          <table:table-cell office:value-type="float" office:value="11.54" table:style-name="ce10">
            <text:p>11.540</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1020000000000003" table:style-name="ce10">
            <text:p>6.102</text:p>
          </table:table-cell>
          <table:table-cell office:value-type="float" office:value="0" table:style-name="ce10">
            <text:p>0.000</text:p>
          </table:table-cell>
          <table:table-cell office:value-type="float" office:value="0" table:style-name="ce10">
            <text:p>0.000</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6679.78" table:style-name="ce10">
            <text:p>136,679.780</text:p>
          </table:table-cell>
          <table:table-cell office:value-type="float" office:value="16766.454000000002" table:style-name="ce10">
            <text:p>16,766.454</text:p>
          </table:table-cell>
          <table:table-cell office:value-type="float" office:value="7363.1930000000002" table:style-name="ce10">
            <text:p>7,363.193</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3666.502000000008" table:style-name="ce10">
            <text:p>93,666.502</text:p>
          </table:table-cell>
          <table:table-cell office:value-type="float" office:value="14463.989000000001" table:style-name="ce10">
            <text:p>14,463.989</text:p>
          </table:table-cell>
          <table:table-cell office:value-type="float" office:value="6283.6209999999992" table:style-name="ce10">
            <text:p>6,283.621</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807.34" table:style-name="ce10">
            <text:p>807.340</text:p>
          </table:table-cell>
          <table:table-cell office:value-type="float" office:value="0.223" table:style-name="ce10">
            <text:p>0.223</text:p>
          </table:table-cell>
          <table:table-cell office:value-type="float" office:value="9.7799999999999994" table:style-name="ce10">
            <text:p>9.780</text:p>
          </table:table-cell>
          <table:table-cell table:style-name="ce177"/>
          <table:table-cell table:style-name="ce177"/>
          <table:table-cell table:style-name="ce177"/>
          <table:table-cell table:style-name="ce1"/>
          <table:table-cell table:number-columns-repeated="2" table:style-name="ce107"/>
          <table:table-cell table:style-name="ce60"/>
          <table:table-cell table:number-columns-repeated="16372"/>
        </table:table-row>
        <table:table-row table:style-name="ro3">
          <table:table-cell table:style-name="ce6"/>
          <table:table-cell office:value-type="string" table:style-name="ce7">
            <text:p>Totals</text:p>
          </table:table-cell>
          <table:table-cell office:value-type="float" office:value="485544.57600000006" table:style-name="ce13">
            <text:p>485,544.576</text:p>
          </table:table-cell>
          <table:table-cell office:value-type="float" office:value="49124.42300000001" table:style-name="ce13">
            <text:p>49,124.423</text:p>
          </table:table-cell>
          <table:table-cell office:value-type="float" office:value="65942.112999999998" table:style-name="ce13">
            <text:p>65,942.113</text:p>
          </table:table-cell>
          <table:table-cell table:style-name="ce177"/>
          <table:table-cell table:style-name="ce177"/>
          <table:table-cell table:style-name="ce177"/>
          <table:table-cell table:style-name="ce11"/>
          <table:table-cell table:number-columns-repeated="2" table:style-name="ce107"/>
          <table:table-cell table:style-name="ce60"/>
          <table:table-cell table:number-columns-repeated="16372"/>
        </table:table-row>
        <table:table-row table:style-name="ro3">
          <table:table-cell table:number-columns-repeated="2" table:style-name="ce1"/>
          <table:table-cell table:number-columns-repeated="3" table:style-name="ce4"/>
          <table:table-cell table:style-name="ce177"/>
          <table:table-cell table:style-name="ce177"/>
          <table:table-cell table:style-name="ce177"/>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77"/>
          <table:table-cell table:style-name="ce177"/>
          <table:table-cell table:style-name="ce177"/>
          <table:table-cell table:number-columns-repeated="16376"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77"/>
          <table:table-cell table:style-name="ce177"/>
          <table:table-cell table:style-name="ce177"/>
          <table:table-cell table:number-columns-repeated="16376"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77"/>
          <table:table-cell table:style-name="ce177"/>
          <table:table-cell table:style-name="ce177"/>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83.74900000000002" table:style-name="ce10">
            <text:p>283.749</text:p>
          </table:table-cell>
          <table:table-cell office:value-type="float" office:value="0" table:style-name="ce10">
            <text:p>0.000</text:p>
          </table:table-cell>
          <table:table-cell office:value-type="float" office:value="1.3319999999999999" table:style-name="ce10">
            <text:p>1.332</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33.42700000000002" table:style-name="ce10">
            <text:p>133.427</text:p>
          </table:table-cell>
          <table:table-cell office:value-type="float" office:value="4.2110000000000003" table:style-name="ce10">
            <text:p>4.211</text:p>
          </table:table-cell>
          <table:table-cell office:value-type="float" office:value="0.46600000000000003" table:style-name="ce10">
            <text:p>0.466</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737.6370000000006" table:style-name="ce10">
            <text:p>4,737.637</text:p>
          </table:table-cell>
          <table:table-cell office:value-type="float" office:value="106.46" table:style-name="ce10">
            <text:p>106.460</text:p>
          </table:table-cell>
          <table:table-cell office:value-type="float" office:value="396.72500000000002" table:style-name="ce10">
            <text:p>396.725</text:p>
          </table:table-cell>
          <table:table-cell table:style-name="ce177"/>
          <table:table-cell table:style-name="ce178"/>
          <table:table-cell table:style-name="ce178"/>
          <table:table-cell table:style-name="ce11"/>
          <table:table-cell table:number-columns-repeated="3" table:style-name="ce60"/>
          <table:table-cell table:number-columns-repeated="16372"/>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9.58" table:style-name="ce10">
            <text:p>39.580</text:p>
          </table:table-cell>
          <table:table-cell office:value-type="float" office:value="0" table:style-name="ce10">
            <text:p>0.000</text:p>
          </table:table-cell>
          <table:table-cell office:value-type="float" office:value="5.88" table:style-name="ce10">
            <text:p>5.880</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4.76400000000007" table:style-name="ce10">
            <text:p>504.764</text:p>
          </table:table-cell>
          <table:table-cell office:value-type="float" office:value="0" table:style-name="ce10">
            <text:p>0.000</text:p>
          </table:table-cell>
          <table:table-cell office:value-type="float" office:value="21.932000000000002" table:style-name="ce10">
            <text:p>21.932</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3.84199999999998" table:style-name="ce10">
            <text:p>183.842</text:p>
          </table:table-cell>
          <table:table-cell office:value-type="float" office:value="99.311000000000007" table:style-name="ce10">
            <text:p>99.311</text:p>
          </table:table-cell>
          <table:table-cell office:value-type="float" office:value="4.4000000000000004E-2" table:style-name="ce10">
            <text:p>0.044</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990000000000003" table:style-name="ce10">
            <text:p>1.699</text:p>
          </table:table-cell>
          <table:table-cell office:value-type="float" office:value="0" table:style-name="ce10">
            <text:p>0.000</text:p>
          </table:table-cell>
          <table:table-cell office:value-type="float" office:value="0.63900000000000001" table:style-name="ce10">
            <text:p>0.639</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53.553" table:style-name="ce10">
            <text:p>153.553</text:p>
          </table:table-cell>
          <table:table-cell office:value-type="float" office:value="0" table:style-name="ce10">
            <text:p>0.000</text:p>
          </table:table-cell>
          <table:table-cell office:value-type="float" office:value="4.3620000000000001" table:style-name="ce10">
            <text:p>4.362</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7.618000000000002" table:style-name="ce10">
            <text:p>47.618</text:p>
          </table:table-cell>
          <table:table-cell office:value-type="float" office:value="0" table:style-name="ce10">
            <text:p>0.000</text:p>
          </table:table-cell>
          <table:table-cell office:value-type="float" office:value="4.9530000000000003" table:style-name="ce10">
            <text:p>4.953</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80.702" table:style-name="ce10">
            <text:p>1,280.702</text:p>
          </table:table-cell>
          <table:table-cell office:value-type="float" office:value="4.5419999999999998" table:style-name="ce10">
            <text:p>4.542</text:p>
          </table:table-cell>
          <table:table-cell office:value-type="float" office:value="8.0960000000000001" table:style-name="ce10">
            <text:p>8.096</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21.149" table:style-name="ce10">
            <text:p>321.149</text:p>
          </table:table-cell>
          <table:table-cell office:value-type="float" office:value="30.783000000000001" table:style-name="ce10">
            <text:p>30.783</text:p>
          </table:table-cell>
          <table:table-cell office:value-type="float" office:value="45.106000000000002" table:style-name="ce10">
            <text:p>45.106</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423.22" table:style-name="ce10">
            <text:p>7,423.220</text:p>
          </table:table-cell>
          <table:table-cell office:value-type="float" office:value="16.207999999999998" table:style-name="ce10">
            <text:p>16.208</text:p>
          </table:table-cell>
          <table:table-cell office:value-type="float" office:value="32.141999999999996" table:style-name="ce10">
            <text:p>32.142</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743.1140000000005" table:style-name="ce10">
            <text:p>4,743.114</text:p>
          </table:table-cell>
          <table:table-cell office:value-type="float" office:value="0" table:style-name="ce10">
            <text:p>0.000</text:p>
          </table:table-cell>
          <table:table-cell office:value-type="float" office:value="104.97100000000002" table:style-name="ce10">
            <text:p>104.971</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table:style-name="ce20"/>
          <table:table-cell office:value-type="string" table:style-name="ce7">
            <text:p>Totals</text:p>
          </table:table-cell>
          <table:table-cell office:value-type="float" office:value="19854.054000000004" table:style-name="ce13">
            <text:p>19,854.054</text:p>
          </table:table-cell>
          <table:table-cell office:value-type="float" office:value="261.51499999999999" table:style-name="ce13">
            <text:p>261.515</text:p>
          </table:table-cell>
          <table:table-cell office:value-type="float" office:value="626.64799999999991" table:style-name="ce13">
            <text:p>626.648</text:p>
          </table:table-cell>
          <table:table-cell table:style-name="ce177"/>
          <table:table-cell table:style-name="ce178"/>
          <table:table-cell table:style-name="ce178"/>
          <table:table-cell table:style-name="ce1"/>
          <table:table-cell table:number-columns-repeated="3" table:style-name="ce60"/>
          <table:table-cell table:number-columns-repeated="16372"/>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4">
          <table:table-cell office:value-type="string" table:number-columns-spanned="2" table:number-rows-spanned="1" table:style-name="ce65">
            <text:p>Received for treatment</text:p>
          </table:table-cell>
          <table:covered-table-cell/>
          <table:table-cell office:value-type="string" table:number-columns-spanned="6" table:number-rows-spanned="1" table:style-name="ce66">
            <text:p>is the amount of WEEE AATFs have received. This may include WEEE that AATFs have had delivered directly to ATFs for treatment.</text:p>
          </table:table-cell>
          <table:covered-table-cell table:number-columns-repeated="5"/>
          <table:table-cell table:style-name="ce60"/>
          <table:table-cell table:number-columns-repeated="16375" table:style-name="ce1"/>
        </table:table-row>
        <table:table-row table:style-name="ro26">
          <table:table-cell office:value-type="string" table:number-columns-spanned="2" table:number-rows-spanned="1" table:style-name="ce65">
            <text:p>For re-use<text:s/></text:p>
          </table:table-cell>
          <table:covered-table-cell/>
          <table:table-cell office:value-type="string" table:number-columns-spanned="6" table:number-rows-spanned="1" table:style-name="ce67">
            <text:p>is the amount of WEEE that AATFs have reused themselves and sent onto others for reuse. This will have been included in the WEEE received for treatment.</text:p>
          </table:table-cell>
          <table:covered-table-cell table:number-columns-repeated="5"/>
          <table:table-cell table:style-name="ce60"/>
          <table:table-cell table:number-columns-repeated="16375" table:style-name="ce1"/>
        </table:table-row>
        <table:table-row table:style-name="ro14">
          <table:table-cell office:value-type="string" table:number-columns-spanned="2" table:number-rows-spanned="1" table:style-name="ce65">
            <text:p>Sent to AATF/ ATF</text:p>
          </table:table-cell>
          <table:covered-table-cell/>
          <table:table-cell office:value-type="string" table:number-columns-spanned="6" table:number-rows-spanned="1" table:style-name="ce66">
            <text:p>is WEEE that an AATF has received, and then sent to a different AATF or ATF. This figure only includes WEEE that has been sent on as a whole appliance.</text:p>
          </table:table-cell>
          <table:covered-table-cell table:number-columns-repeated="5"/>
          <table:table-cell table:style-name="ce60"/>
          <table:table-cell table:number-columns-repeated="16375" table:style-name="ce1"/>
        </table:table-row>
        <table:table-row table:style-name="ro3">
          <table:table-cell office:value-type="string" table:style-name="ce61">
            <text:p>NOTES</text:p>
          </table:table-cell>
          <table:table-cell table:style-name="ce62"/>
          <table:table-cell table:style-name="ce63"/>
          <table:table-cell table:number-columns-repeated="6" table:style-name="ce60"/>
          <table:table-cell table:number-columns-repeated="16375" table:style-name="ce1"/>
        </table:table-row>
        <table:table-row table:style-name="ro16">
          <table:table-cell office:value-type="string" table:number-columns-spanned="8" table:number-rows-spanned="1" table:style-name="ce66">
            <text:p>The WEEE (Amendment) Regulations 2009 have removed the requirement for AATFs <text:s/>to report the following data: "Treated on Site", "Sent to Reprocessor" and "Sent to Exporter".</text:p>
          </table:table-cell>
          <table:covered-table-cell table:number-columns-repeated="7"/>
          <table:table-cell table:style-name="ce60"/>
          <table:table-cell table:number-columns-repeated="16375" table:style-name="ce1"/>
        </table:table-row>
        <table:table-row table:style-name="ro26">
          <table:table-cell office:value-type="string" table:number-columns-spanned="8" table:number-rows-spanned="1" table:style-name="ce66">
            <text:p>There is a small amount of Category 5 Household WEEE reported having been received for treatement and reuse. This is being investigated and may be subject to revision.</text:p>
          </table:table-cell>
          <table:covered-table-cell table:number-columns-repeated="7"/>
          <table:table-cell table:style-name="ce60"/>
          <table:table-cell table:number-columns-repeated="16375" table:style-name="ce1"/>
        </table:table-row>
        <table:table-row table:style-name="ro3">
          <table:table-cell table:number-columns-repeated="16384"/>
        </table:table-row>
        <table:table-row table:style-name="ro2">
          <table:table-cell office:value-type="string" table:style-name="ce2">
            <text:p>© Environment Agency copyright and database right 2012. All rights reserved.<text:s text:c="2"/></text:p>
          </table:table-cell>
          <table:table-cell table:number-columns-repeated="16383"/>
        </table:table-row>
        <table:table-row table:number-rows-repeated="1048366" table:style-name="ro3">
          <table:table-cell table:number-columns-repeated="16384"/>
        </table:table-row>
        <table:named-expressions>
          <table:named-range table:name="Print_Area" table:cell-range-address="2011_Quarters_1_-_4.$A$1:2011_Quarters_1_-_4.$I$210" table:base-cell-address="2011_Quarters_1_-_4.$A$1"/>
        </table:named-expressions>
      </table:table>
      <table:table table:name="2010_Quarters_1_-_4" table:style-name="ta8">
        <table:table-column table:style-name="co17" table:default-cell-style-name="ce1"/>
        <table:table-column table:style-name="co12"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22" table:default-cell-style-name="ce1"/>
        <table:table-column table:style-name="co15" table:default-cell-style-name="ce1"/>
        <table:table-column table:style-name="co6" table:number-columns-repeated="16375" table:default-cell-style-name="ce1"/>
        <table:table-row table:style-name="ro21">
          <table:table-cell table:style-name="ce1">
            <draw:frame draw:z-index="1" draw:id="id14" draw:style-name="a14" draw:name="Picture 2" svg:x="0.16667in" svg:y="0.16667in" svg:width="2.65469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187.092000000004" table:style-name="ce10">
            <text:p>40,187.092</text:p>
          </table:table-cell>
          <table:table-cell office:value-type="float" office:value="1924.998" table:style-name="ce10">
            <text:p>1,924.998</text:p>
          </table:table-cell>
          <table:table-cell office:value-type="float" office:value="17754.190999999999" table:style-name="ce10">
            <text:p>17,754.191</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62.183" table:style-name="ce10">
            <text:p>5,662.183</text:p>
          </table:table-cell>
          <table:table-cell office:value-type="float" office:value="204.55100000000002" table:style-name="ce10">
            <text:p>204.551</text:p>
          </table:table-cell>
          <table:table-cell office:value-type="float" office:value="1020.952" table:style-name="ce10">
            <text:p>1,020.952</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137.42" table:style-name="ce10">
            <text:p>7,137.420</text:p>
          </table:table-cell>
          <table:table-cell office:value-type="float" office:value="1170.4610000000002" table:style-name="ce10">
            <text:p>1,170.461</text:p>
          </table:table-cell>
          <table:table-cell office:value-type="float" office:value="729.255" table:style-name="ce10">
            <text:p>729.25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225.37" table:style-name="ce10">
            <text:p>6,225.370</text:p>
          </table:table-cell>
          <table:table-cell office:value-type="float" office:value="341.75900000000001" table:style-name="ce10">
            <text:p>341.759</text:p>
          </table:table-cell>
          <table:table-cell office:value-type="float" office:value="970.3" table:style-name="ce10">
            <text:p>970.3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000000000000001E-2" table:style-name="ce10">
            <text:p>0.028</text:p>
          </table:table-cell>
          <table:table-cell office:value-type="float" office:value="0.16" table:style-name="ce10">
            <text:p>0.16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87.8449999999998" table:style-name="ce10">
            <text:p>2,587.845</text:p>
          </table:table-cell>
          <table:table-cell office:value-type="float" office:value="31.506" table:style-name="ce10">
            <text:p>31.506</text:p>
          </table:table-cell>
          <table:table-cell office:value-type="float" office:value="279.29599999999999" table:style-name="ce10">
            <text:p>279.29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7.339" table:style-name="ce10">
            <text:p>167.339</text:p>
          </table:table-cell>
          <table:table-cell office:value-type="float" office:value="26.819000000000003" table:style-name="ce10">
            <text:p>26.819</text:p>
          </table:table-cell>
          <table:table-cell office:value-type="float" office:value="17.441000000000003" table:style-name="ce10">
            <text:p>17.44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2270000000000003" table:style-name="ce10">
            <text:p>3.2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76" table:style-name="ce10">
            <text:p>147.760</text:p>
          </table:table-cell>
          <table:table-cell office:value-type="float" office:value="0.16900000000000001" table:style-name="ce10">
            <text:p>0.169</text:p>
          </table:table-cell>
          <table:table-cell office:value-type="float" office:value="12.823" table:style-name="ce10">
            <text:p>12.82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218.341" table:style-name="ce10">
            <text:p>34,218.341</text:p>
          </table:table-cell>
          <table:table-cell office:value-type="float" office:value="3192.2739999999999" table:style-name="ce10">
            <text:p>3,192.274</text:p>
          </table:table-cell>
          <table:table-cell office:value-type="float" office:value="4564.3870000000006" table:style-name="ce10">
            <text:p>4,564.38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325.387999999999" table:style-name="ce10">
            <text:p>23,325.388</text:p>
          </table:table-cell>
          <table:table-cell office:value-type="float" office:value="2133.2550000000001" table:style-name="ce10">
            <text:p>2,133.255</text:p>
          </table:table-cell>
          <table:table-cell office:value-type="float" office:value="7058.0290000000005" table:style-name="ce10">
            <text:p>7,058.0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48.88" table:style-name="ce10">
            <text:p>148.880</text:p>
          </table:table-cell>
          <table:table-cell office:value-type="float" office:value="0" table:style-name="ce10">
            <text:p>0.000</text:p>
          </table:table-cell>
          <table:table-cell office:value-type="float" office:value="44.531999999999996" table:style-name="ce10">
            <text:p>44.532</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19810.87300000001" table:style-name="ce13">
            <text:p>119,810.873</text:p>
          </table:table-cell>
          <table:table-cell office:value-type="float" office:value="9025.9519999999993" table:style-name="ce13">
            <text:p>9,025.952</text:p>
          </table:table-cell>
          <table:table-cell office:value-type="float" office:value="32451.205999999998" table:style-name="ce13">
            <text:p>32,451.206</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99.237000000000009" table:style-name="ce10">
            <text:p>99.237</text:p>
          </table:table-cell>
          <table:table-cell office:value-type="float" office:value="1.7010000000000001" table:style-name="ce10">
            <text:p>1.701</text:p>
          </table:table-cell>
          <table:table-cell office:value-type="float" office:value="41.92" table:style-name="ce10">
            <text:p>41.92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4.66" table:style-name="ce10">
            <text:p>54.660</text:p>
          </table:table-cell>
          <table:table-cell office:value-type="float" office:value="0.36200000000000004" table:style-name="ce10">
            <text:p>0.362</text:p>
          </table:table-cell>
          <table:table-cell office:value-type="float" office:value="3.1480000000000001" table:style-name="ce10">
            <text:p>3.14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60.672" table:style-name="ce10">
            <text:p>1,260.672</text:p>
          </table:table-cell>
          <table:table-cell office:value-type="float" office:value="37.045000000000002" table:style-name="ce10">
            <text:p>37.045</text:p>
          </table:table-cell>
          <table:table-cell office:value-type="float" office:value="213.09" table:style-name="ce10">
            <text:p>213.0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8.37" table:style-name="ce10">
            <text:p>28.370</text:p>
          </table:table-cell>
          <table:table-cell office:value-type="float" office:value="2.39" table:style-name="ce10">
            <text:p>2.390</text:p>
          </table:table-cell>
          <table:table-cell office:value-type="float" office:value="6.7169999999999996" table:style-name="ce10">
            <text:p>6.71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5.144000000000005" table:style-name="ce10">
            <text:p>65.144</text:p>
          </table:table-cell>
          <table:table-cell office:value-type="float" office:value="1E-3" table:style-name="ce10">
            <text:p>0.001</text:p>
          </table:table-cell>
          <table:table-cell office:value-type="float" office:value="22.498000000000001" table:style-name="ce10">
            <text:p>22.498</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0.533" table:style-name="ce10">
            <text:p>100.533</text:p>
          </table:table-cell>
          <table:table-cell office:value-type="float" office:value="28.992000000000001" table:style-name="ce10">
            <text:p>28.992</text:p>
          </table:table-cell>
          <table:table-cell office:value-type="float" office:value="32.797000000000004" table:style-name="ce10">
            <text:p>32.79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534000000000002" table:style-name="ce10">
            <text:p>16.534</text:p>
          </table:table-cell>
          <table:table-cell office:value-type="float" office:value="0" table:style-name="ce10">
            <text:p>0.000</text:p>
          </table:table-cell>
          <table:table-cell office:value-type="float" office:value="3.3320000000000003" table:style-name="ce10">
            <text:p>3.332</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2.82" table:style-name="ce10">
            <text:p>32.820</text:p>
          </table:table-cell>
          <table:table-cell office:value-type="float" office:value="0.57100000000000006" table:style-name="ce10">
            <text:p>0.571</text:p>
          </table:table-cell>
          <table:table-cell office:value-type="float" office:value="4.8890000000000002" table:style-name="ce10">
            <text:p>4.889</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056000000000001" table:style-name="ce10">
            <text:p>15.056</text:p>
          </table:table-cell>
          <table:table-cell office:value-type="float" office:value="0" table:style-name="ce10">
            <text:p>0.000</text:p>
          </table:table-cell>
          <table:table-cell office:value-type="float" office:value="2.3660000000000001" table:style-name="ce10">
            <text:p>2.366</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0.21800000000002" table:style-name="ce10">
            <text:p>220.218</text:p>
          </table:table-cell>
          <table:table-cell office:value-type="float" office:value="0" table:style-name="ce10">
            <text:p>0.000</text:p>
          </table:table-cell>
          <table:table-cell office:value-type="float" office:value="16.962" table:style-name="ce10">
            <text:p>16.962</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4.424999999999997" table:style-name="ce10">
            <text:p>94.425</text:p>
          </table:table-cell>
          <table:table-cell office:value-type="float" office:value="23.083000000000002" table:style-name="ce10">
            <text:p>23.083</text:p>
          </table:table-cell>
          <table:table-cell office:value-type="float" office:value="55.405000000000001" table:style-name="ce10">
            <text:p>55.40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12.5870000000002" table:style-name="ce10">
            <text:p>1,312.587</text:p>
          </table:table-cell>
          <table:table-cell office:value-type="float" office:value="51.492000000000004" table:style-name="ce10">
            <text:p>51.492</text:p>
          </table:table-cell>
          <table:table-cell office:value-type="float" office:value="691.82099999999991" table:style-name="ce10">
            <text:p>691.821</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57.2819999999999" table:style-name="ce10">
            <text:p>1,257.282</text:p>
          </table:table-cell>
          <table:table-cell office:value-type="float" office:value="0" table:style-name="ce10">
            <text:p>0.000</text:p>
          </table:table-cell>
          <table:table-cell office:value-type="float" office:value="167.333" table:style-name="ce10">
            <text:p>167.333</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4557.5379999999996" table:style-name="ce13">
            <text:p>4,557.538</text:p>
          </table:table-cell>
          <table:table-cell office:value-type="float" office:value="145.637" table:style-name="ce13">
            <text:p>145.637</text:p>
          </table:table-cell>
          <table:table-cell office:value-type="float" office:value="1262.278" table:style-name="ce13">
            <text:p>1,262.278</text:p>
          </table:table-cell>
          <table:table-cell table:number-columns-repeated="3" table:style-name="ce11"/>
          <table:table-cell table:number-columns-repeated="16376"/>
        </table:table-row>
        <table:table-row table:style-name="ro3">
          <table:table-cell table:style-name="ce1"/>
          <table:table-cell table:style-name="ce109"/>
          <table:table-cell table:number-columns-repeated="3" table:style-name="ce110"/>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9"/>
          <table:table-cell table:number-columns-repeated="3" table:style-name="ce110"/>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014.294999999998" table:style-name="ce10">
            <text:p>40,014.295</text:p>
          </table:table-cell>
          <table:table-cell office:value-type="float" office:value="1609.115" table:style-name="ce10">
            <text:p>1,609.115</text:p>
          </table:table-cell>
          <table:table-cell office:value-type="float" office:value="18790.425999999999" table:style-name="ce10">
            <text:p>18,790.426</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659.0330000000004" table:style-name="ce10">
            <text:p>6,659.033</text:p>
          </table:table-cell>
          <table:table-cell office:value-type="float" office:value="118.60599999999999" table:style-name="ce10">
            <text:p>118.606</text:p>
          </table:table-cell>
          <table:table-cell office:value-type="float" office:value="1779.345" table:style-name="ce10">
            <text:p>1,779.345</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776.2160000000003" table:style-name="ce10">
            <text:p>7,776.216</text:p>
          </table:table-cell>
          <table:table-cell office:value-type="float" office:value="1181.6170000000002" table:style-name="ce10">
            <text:p>1,181.617</text:p>
          </table:table-cell>
          <table:table-cell office:value-type="float" office:value="607.73199999999997" table:style-name="ce10">
            <text:p>607.732</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10.8990000000003" table:style-name="ce10">
            <text:p>6,910.899</text:p>
          </table:table-cell>
          <table:table-cell office:value-type="float" office:value="425.09500000000003" table:style-name="ce10">
            <text:p>425.095</text:p>
          </table:table-cell>
          <table:table-cell office:value-type="float" office:value="889.49700000000007" table:style-name="ce10">
            <text:p>889.49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24700000000000003" table:style-name="ce10">
            <text:p>0.24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908.623" table:style-name="ce10">
            <text:p>2,908.623</text:p>
          </table:table-cell>
          <table:table-cell office:value-type="float" office:value="53.128" table:style-name="ce10">
            <text:p>53.128</text:p>
          </table:table-cell>
          <table:table-cell office:value-type="float" office:value="268.44200000000001" table:style-name="ce10">
            <text:p>268.442</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2.71400000000003" table:style-name="ce10">
            <text:p>182.714</text:p>
          </table:table-cell>
          <table:table-cell office:value-type="float" office:value="10.084" table:style-name="ce10">
            <text:p>10.084</text:p>
          </table:table-cell>
          <table:table-cell office:value-type="float" office:value="16.326000000000001" table:style-name="ce10">
            <text:p>16.326</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549999999999999" table:style-name="ce10">
            <text:p>1.055</text:p>
          </table:table-cell>
          <table:table-cell office:value-type="float" office:value="0.16800000000000001" table:style-name="ce10">
            <text:p>0.168</text:p>
          </table:table-cell>
          <table:table-cell office:value-type="float" office:value="5.0000000000000001E-3" table:style-name="ce10">
            <text:p>0.005</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8.69" table:style-name="ce10">
            <text:p>158.690</text:p>
          </table:table-cell>
          <table:table-cell office:value-type="float" office:value="0.01" table:style-name="ce10">
            <text:p>0.010</text:p>
          </table:table-cell>
          <table:table-cell office:value-type="float" office:value="12.53" table:style-name="ce10">
            <text:p>12.53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222.688000000002" table:style-name="ce10">
            <text:p>35,222.688</text:p>
          </table:table-cell>
          <table:table-cell office:value-type="float" office:value="3677.6680000000001" table:style-name="ce10">
            <text:p>3,677.668</text:p>
          </table:table-cell>
          <table:table-cell office:value-type="float" office:value="4153.1610000000001" table:style-name="ce10">
            <text:p>4,153.161</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100.636999999999" table:style-name="ce10">
            <text:p>25,100.637</text:p>
          </table:table-cell>
          <table:table-cell office:value-type="float" office:value="2493.9610000000002" table:style-name="ce10">
            <text:p>2,493.961</text:p>
          </table:table-cell>
          <table:table-cell office:value-type="float" office:value="5494.8140000000003" table:style-name="ce10">
            <text:p>5,494.81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82.77500000000001" table:style-name="ce10">
            <text:p>182.775</text:p>
          </table:table-cell>
          <table:table-cell office:value-type="float" office:value="0" table:style-name="ce10">
            <text:p>0.000</text:p>
          </table:table-cell>
          <table:table-cell office:value-type="float" office:value="60.889000000000003" table:style-name="ce10">
            <text:p>60.889</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25117.87200000002" table:style-name="ce13">
            <text:p>125,117.872</text:p>
          </table:table-cell>
          <table:table-cell office:value-type="float" office:value="9569.4520000000011" table:style-name="ce13">
            <text:p>9,569.452</text:p>
          </table:table-cell>
          <table:table-cell office:value-type="float" office:value="32073.167000000001" table:style-name="ce13">
            <text:p>32,073.167</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2.831" table:style-name="ce10">
            <text:p>102.831</text:p>
          </table:table-cell>
          <table:table-cell office:value-type="float" office:value="0.17100000000000001" table:style-name="ce10">
            <text:p>0.171</text:p>
          </table:table-cell>
          <table:table-cell office:value-type="float" office:value="25.318000000000001" table:style-name="ce10">
            <text:p>25.318</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673000000000002" table:style-name="ce10">
            <text:p>56.673</text:p>
          </table:table-cell>
          <table:table-cell office:value-type="float" office:value="0.23900000000000002" table:style-name="ce10">
            <text:p>0.239</text:p>
          </table:table-cell>
          <table:table-cell office:value-type="float" office:value="13.486000000000001" table:style-name="ce10">
            <text:p>13.486</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77.123" table:style-name="ce10">
            <text:p>1,377.123</text:p>
          </table:table-cell>
          <table:table-cell office:value-type="float" office:value="164.69" table:style-name="ce10">
            <text:p>164.690</text:p>
          </table:table-cell>
          <table:table-cell office:value-type="float" office:value="280.892" table:style-name="ce10">
            <text:p>280.892</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561" table:style-name="ce10">
            <text:p>32.561</text:p>
          </table:table-cell>
          <table:table-cell office:value-type="float" office:value="0" table:style-name="ce10">
            <text:p>0.000</text:p>
          </table:table-cell>
          <table:table-cell office:value-type="float" office:value="2.3160000000000003" table:style-name="ce10">
            <text:p>2.316</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0.602000000000004" table:style-name="ce10">
            <text:p>60.602</text:p>
          </table:table-cell>
          <table:table-cell office:value-type="float" office:value="0" table:style-name="ce10">
            <text:p>0.000</text:p>
          </table:table-cell>
          <table:table-cell office:value-type="float" office:value="10.32" table:style-name="ce10">
            <text:p>10.320</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3.381" table:style-name="ce10">
            <text:p>73.381</text:p>
          </table:table-cell>
          <table:table-cell office:value-type="float" office:value="28.178000000000001" table:style-name="ce10">
            <text:p>28.178</text:p>
          </table:table-cell>
          <table:table-cell office:value-type="float" office:value="22.991" table:style-name="ce10">
            <text:p>22.991</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017000000000001" table:style-name="ce10">
            <text:p>10.017</text:p>
          </table:table-cell>
          <table:table-cell office:value-type="float" office:value="0" table:style-name="ce10">
            <text:p>0.000</text:p>
          </table:table-cell>
          <table:table-cell office:value-type="float" office:value="7.0000000000000001E-3" table:style-name="ce10">
            <text:p>0.007</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363000000000007" table:style-name="ce10">
            <text:p>45.363</text:p>
          </table:table-cell>
          <table:table-cell office:value-type="float" office:value="0" table:style-name="ce10">
            <text:p>0.000</text:p>
          </table:table-cell>
          <table:table-cell office:value-type="float" office:value="3.6960000000000002" table:style-name="ce10">
            <text:p>3.696</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0.003" table:style-name="ce10">
            <text:p>30.003</text:p>
          </table:table-cell>
          <table:table-cell office:value-type="float" office:value="0" table:style-name="ce10">
            <text:p>0.000</text:p>
          </table:table-cell>
          <table:table-cell office:value-type="float" office:value="4.8290000000000006" table:style-name="ce10">
            <text:p>4.829</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98.63300000000001" table:style-name="ce10">
            <text:p>198.633</text:p>
          </table:table-cell>
          <table:table-cell office:value-type="float" office:value="0" table:style-name="ce10">
            <text:p>0.000</text:p>
          </table:table-cell>
          <table:table-cell office:value-type="float" office:value="30.647000000000002" table:style-name="ce10">
            <text:p>30.647</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9.08300000000003" table:style-name="ce10">
            <text:p>259.083</text:p>
          </table:table-cell>
          <table:table-cell office:value-type="float" office:value="89.918999999999997" table:style-name="ce10">
            <text:p>89.919</text:p>
          </table:table-cell>
          <table:table-cell office:value-type="float" office:value="88.298000000000002" table:style-name="ce10">
            <text:p>88.298</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58.3020000000001" table:style-name="ce10">
            <text:p>2,458.302</text:p>
          </table:table-cell>
          <table:table-cell office:value-type="float" office:value="47.152000000000001" table:style-name="ce10">
            <text:p>47.152</text:p>
          </table:table-cell>
          <table:table-cell office:value-type="float" office:value="810.88699999999994" table:style-name="ce10">
            <text:p>810.887</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10.7690000000002" table:style-name="ce10">
            <text:p>1,310.769</text:p>
          </table:table-cell>
          <table:table-cell office:value-type="float" office:value="0" table:style-name="ce10">
            <text:p>0.000</text:p>
          </table:table-cell>
          <table:table-cell office:value-type="float" office:value="248.21300000000002" table:style-name="ce10">
            <text:p>248.213</text:p>
          </table:table-cell>
          <table:table-cell table:number-columns-repeated="2" table:style-name="ce11"/>
          <table:table-cell table:number-columns-repeated="16377"/>
        </table:table-row>
        <table:table-row table:style-name="ro3">
          <table:table-cell table:style-name="ce6"/>
          <table:table-cell office:value-type="string" table:style-name="ce12">
            <text:p>Totals</text:p>
          </table:table-cell>
          <table:table-cell office:value-type="float" office:value="6015.3410000000013" table:style-name="ce13">
            <text:p>6,015.341</text:p>
          </table:table-cell>
          <table:table-cell office:value-type="float" office:value="330.34899999999999" table:style-name="ce13">
            <text:p>330.349</text:p>
          </table:table-cell>
          <table:table-cell office:value-type="float" office:value="1541.9" table:style-name="ce13">
            <text:p>1,541.900</text:p>
          </table:table-cell>
          <table:table-cell table:number-columns-repeated="2" table:style-name="ce11"/>
          <table:table-cell table:number-columns-repeated="16377"/>
        </table:table-row>
        <table:table-row table:style-name="ro3">
          <table:table-cell table:style-name="ce1"/>
          <table:table-cell table:style-name="ce109"/>
          <table:table-cell table:number-columns-repeated="3" table:style-name="ce111"/>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9"/>
          <table:table-cell table:number-columns-repeated="3" table:style-name="ce110"/>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983.420999999995" table:style-name="ce10">
            <text:p>33,983.421</text:p>
          </table:table-cell>
          <table:table-cell office:value-type="float" office:value="1173.1190000000001" table:style-name="ce10">
            <text:p>1,173.119</text:p>
          </table:table-cell>
          <table:table-cell office:value-type="float" office:value="12897.128000000001" table:style-name="ce10">
            <text:p>12,897.128</text:p>
          </table:table-cell>
          <table:table-cell table:style-name="ce11"/>
          <table:table-cell table:number-columns-repeated="16378"/>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944.8389999999999" table:style-name="ce10">
            <text:p>6,944.839</text:p>
          </table:table-cell>
          <table:table-cell office:value-type="float" office:value="114.48100000000001" table:style-name="ce10">
            <text:p>114.481</text:p>
          </table:table-cell>
          <table:table-cell office:value-type="float" office:value="1295.8670000000002" table:style-name="ce10">
            <text:p>1,295.867</text:p>
          </table:table-cell>
          <table:table-cell table:style-name="ce11"/>
          <table:table-cell table:number-columns-repeated="16378"/>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119.7429999999995" table:style-name="ce10">
            <text:p>8,119.743</text:p>
          </table:table-cell>
          <table:table-cell office:value-type="float" office:value="1260.4879999999998" table:style-name="ce10">
            <text:p>1,260.488</text:p>
          </table:table-cell>
          <table:table-cell office:value-type="float" office:value="649.17200000000003" table:style-name="ce10">
            <text:p>649.172</text:p>
          </table:table-cell>
          <table:table-cell table:style-name="ce11"/>
          <table:table-cell table:number-columns-repeated="16378"/>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397.2289999999994" table:style-name="ce10">
            <text:p>7,397.229</text:p>
          </table:table-cell>
          <table:table-cell office:value-type="float" office:value="503.95699999999999" table:style-name="ce10">
            <text:p>503.957</text:p>
          </table:table-cell>
          <table:table-cell office:value-type="float" office:value="665.76800000000003" table:style-name="ce10">
            <text:p>665.768</text:p>
          </table:table-cell>
          <table:table-cell table:style-name="ce11"/>
          <table:table-cell table:number-columns-repeated="16378"/>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890.424" table:style-name="ce10">
            <text:p>2,890.424</text:p>
          </table:table-cell>
          <table:table-cell office:value-type="float" office:value="43.853999999999999" table:style-name="ce10">
            <text:p>43.854</text:p>
          </table:table-cell>
          <table:table-cell office:value-type="float" office:value="296.76799999999997" table:style-name="ce10">
            <text:p>296.768</text:p>
          </table:table-cell>
          <table:table-cell table:style-name="ce11"/>
          <table:table-cell table:number-columns-repeated="16378"/>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1.12100000000001" table:style-name="ce10">
            <text:p>161.121</text:p>
          </table:table-cell>
          <table:table-cell office:value-type="float" office:value="13.504000000000001" table:style-name="ce10">
            <text:p>13.504</text:p>
          </table:table-cell>
          <table:table-cell office:value-type="float" office:value="11.408000000000001" table:style-name="ce10">
            <text:p>11.408</text:p>
          </table:table-cell>
          <table:table-cell table:style-name="ce11"/>
          <table:table-cell table:number-columns-repeated="16378"/>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182" table:style-name="ce10">
            <text:p>0.182</text:p>
          </table:table-cell>
          <table:table-cell office:value-type="float" office:value="0.16200000000000001" table:style-name="ce10">
            <text:p>0.162</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71.274" table:style-name="ce10">
            <text:p>171.274</text:p>
          </table:table-cell>
          <table:table-cell office:value-type="float" office:value="0.99399999999999999" table:style-name="ce10">
            <text:p>0.994</text:p>
          </table:table-cell>
          <table:table-cell office:value-type="float" office:value="15.403000000000002" table:style-name="ce10">
            <text:p>15.403</text:p>
          </table:table-cell>
          <table:table-cell table:style-name="ce11"/>
          <table:table-cell table:number-columns-repeated="16378"/>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3521.672999999995" table:style-name="ce10">
            <text:p>33,521.673</text:p>
          </table:table-cell>
          <table:table-cell office:value-type="float" office:value="3046.7030000000004" table:style-name="ce10">
            <text:p>3,046.703</text:p>
          </table:table-cell>
          <table:table-cell office:value-type="float" office:value="1563.039" table:style-name="ce10">
            <text:p>1,563.039</text:p>
          </table:table-cell>
          <table:table-cell table:style-name="ce11"/>
          <table:table-cell table:number-columns-repeated="16378"/>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6923.869000000002" table:style-name="ce10">
            <text:p>26,923.869</text:p>
          </table:table-cell>
          <table:table-cell office:value-type="float" office:value="2551.3240000000001" table:style-name="ce10">
            <text:p>2,551.324</text:p>
          </table:table-cell>
          <table:table-cell office:value-type="float" office:value="2730.4" table:style-name="ce10">
            <text:p>2,730.400</text:p>
          </table:table-cell>
          <table:table-cell table:style-name="ce11"/>
          <table:table-cell table:number-columns-repeated="16378"/>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85.298" table:style-name="ce10">
            <text:p>185.298</text:p>
          </table:table-cell>
          <table:table-cell office:value-type="float" office:value="6.9050000000000002" table:style-name="ce10">
            <text:p>6.905</text:p>
          </table:table-cell>
          <table:table-cell office:value-type="float" office:value="4.548" table:style-name="ce10">
            <text:p>4.548</text:p>
          </table:table-cell>
          <table:table-cell table:style-name="ce11"/>
          <table:table-cell table:number-columns-repeated="16378"/>
        </table:table-row>
        <table:table-row table:style-name="ro3">
          <table:table-cell table:style-name="ce6"/>
          <table:table-cell office:value-type="string" table:style-name="ce12">
            <text:p>Totals</text:p>
          </table:table-cell>
          <table:table-cell office:value-type="float" office:value="120299.07299999999" table:style-name="ce13">
            <text:p>120,299.073</text:p>
          </table:table-cell>
          <table:table-cell office:value-type="float" office:value="8715.491" table:style-name="ce13">
            <text:p>8,715.491</text:p>
          </table:table-cell>
          <table:table-cell office:value-type="float" office:value="20129.501000000004" table:style-name="ce13">
            <text:p>20,129.501</text:p>
          </table:table-cell>
          <table:table-cell table:style-name="ce11"/>
          <table:table-cell table:number-columns-repeated="16378"/>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006" table:style-name="ce10">
            <text:p>51.006</text:p>
          </table:table-cell>
          <table:table-cell office:value-type="float" office:value="3.5470000000000002" table:style-name="ce10">
            <text:p>3.547</text:p>
          </table:table-cell>
          <table:table-cell office:value-type="float" office:value="6.1980000000000004" table:style-name="ce10">
            <text:p>6.198</text:p>
          </table:table-cell>
          <table:table-cell table:style-name="ce11"/>
          <table:table-cell table:number-columns-repeated="16378"/>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498999999999999" table:style-name="ce10">
            <text:p>26.499</text:p>
          </table:table-cell>
          <table:table-cell office:value-type="float" office:value="0.17" table:style-name="ce10">
            <text:p>0.170</text:p>
          </table:table-cell>
          <table:table-cell office:value-type="float" office:value="1.5049999999999999" table:style-name="ce10">
            <text:p>1.505</text:p>
          </table:table-cell>
          <table:table-cell table:style-name="ce11"/>
          <table:table-cell table:number-columns-repeated="16378"/>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27.962" table:style-name="ce10">
            <text:p>1,027.962</text:p>
          </table:table-cell>
          <table:table-cell office:value-type="float" office:value="97.766999999999996" table:style-name="ce10">
            <text:p>97.767</text:p>
          </table:table-cell>
          <table:table-cell office:value-type="float" office:value="38.662000000000006" table:style-name="ce10">
            <text:p>38.662</text:p>
          </table:table-cell>
          <table:table-cell table:style-name="ce11"/>
          <table:table-cell table:number-columns-repeated="16378"/>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1790000000000003" table:style-name="ce10">
            <text:p>9.179</text:p>
          </table:table-cell>
          <table:table-cell office:value-type="float" office:value="0" table:style-name="ce10">
            <text:p>0.000</text:p>
          </table:table-cell>
          <table:table-cell office:value-type="float" office:value="2.8160000000000003" table:style-name="ce10">
            <text:p>2.816</text:p>
          </table:table-cell>
          <table:table-cell table:style-name="ce11"/>
          <table:table-cell table:number-columns-repeated="16378"/>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62700000000001" table:style-name="ce10">
            <text:p>67.627</text:p>
          </table:table-cell>
          <table:table-cell office:value-type="float" office:value="6.8000000000000005E-2" table:style-name="ce10">
            <text:p>0.068</text:p>
          </table:table-cell>
          <table:table-cell office:value-type="float" office:value="6.3529999999999998" table:style-name="ce10">
            <text:p>6.353</text:p>
          </table:table-cell>
          <table:table-cell table:style-name="ce11"/>
          <table:table-cell table:number-columns-repeated="16378"/>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2.277999999999992" table:style-name="ce10">
            <text:p>72.278</text:p>
          </table:table-cell>
          <table:table-cell office:value-type="float" office:value="32.51" table:style-name="ce10">
            <text:p>32.510</text:p>
          </table:table-cell>
          <table:table-cell office:value-type="float" office:value="14.78" table:style-name="ce10">
            <text:p>14.780</text:p>
          </table:table-cell>
          <table:table-cell table:style-name="ce11"/>
          <table:table-cell table:number-columns-repeated="16378"/>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321000000000005" table:style-name="ce10">
            <text:p>53.321</text:p>
          </table:table-cell>
          <table:table-cell office:value-type="float" office:value="0" table:style-name="ce10">
            <text:p>0.000</text:p>
          </table:table-cell>
          <table:table-cell office:value-type="float" office:value="7.0000000000000001E-3" table:style-name="ce10">
            <text:p>0.007</text:p>
          </table:table-cell>
          <table:table-cell table:style-name="ce11"/>
          <table:table-cell table:number-columns-repeated="16378"/>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3.036999999999999" table:style-name="ce10">
            <text:p>53.037</text:p>
          </table:table-cell>
          <table:table-cell office:value-type="float" office:value="0" table:style-name="ce10">
            <text:p>0.000</text:p>
          </table:table-cell>
          <table:table-cell office:value-type="float" office:value="2.8770000000000002" table:style-name="ce10">
            <text:p>2.877</text:p>
          </table:table-cell>
          <table:table-cell table:style-name="ce11"/>
          <table:table-cell table:number-columns-repeated="16378"/>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8890000000000002" table:style-name="ce10">
            <text:p>7.889</text:p>
          </table:table-cell>
          <table:table-cell office:value-type="float" office:value="0" table:style-name="ce10">
            <text:p>0.000</text:p>
          </table:table-cell>
          <table:table-cell office:value-type="float" office:value="2.5939999999999999" table:style-name="ce10">
            <text:p>2.594</text:p>
          </table:table-cell>
          <table:table-cell table:style-name="ce11"/>
          <table:table-cell table:number-columns-repeated="16378"/>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8.833" table:style-name="ce10">
            <text:p>148.833</text:p>
          </table:table-cell>
          <table:table-cell office:value-type="float" office:value="0.18" table:style-name="ce10">
            <text:p>0.18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50.77800000000002" table:style-name="ce10">
            <text:p>150.778</text:p>
          </table:table-cell>
          <table:table-cell office:value-type="float" office:value="49.984999999999999" table:style-name="ce10">
            <text:p>49.985</text:p>
          </table:table-cell>
          <table:table-cell office:value-type="float" office:value="12.82" table:style-name="ce10">
            <text:p>12.820</text:p>
          </table:table-cell>
          <table:table-cell table:style-name="ce11"/>
          <table:table-cell table:number-columns-repeated="16378"/>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17.8870000000002" table:style-name="ce10">
            <text:p>2,317.887</text:p>
          </table:table-cell>
          <table:table-cell office:value-type="float" office:value="70.834999999999994" table:style-name="ce10">
            <text:p>70.835</text:p>
          </table:table-cell>
          <table:table-cell office:value-type="float" office:value="28.517000000000003" table:style-name="ce10">
            <text:p>28.517</text:p>
          </table:table-cell>
          <table:table-cell table:style-name="ce11"/>
          <table:table-cell table:number-columns-repeated="16378"/>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73.989" table:style-name="ce10">
            <text:p>1,273.989</text:p>
          </table:table-cell>
          <table:table-cell office:value-type="float" office:value="0" table:style-name="ce10">
            <text:p>0.000</text:p>
          </table:table-cell>
          <table:table-cell office:value-type="float" office:value="164.66900000000001" table:style-name="ce10">
            <text:p>164.669</text:p>
          </table:table-cell>
          <table:table-cell table:style-name="ce11"/>
          <table:table-cell table:number-columns-repeated="16378"/>
        </table:table-row>
        <table:table-row table:style-name="ro3">
          <table:table-cell table:style-name="ce6"/>
          <table:table-cell office:value-type="string" table:style-name="ce12">
            <text:p>Totals</text:p>
          </table:table-cell>
          <table:table-cell office:value-type="float" office:value="5260.2849999999999" table:style-name="ce13">
            <text:p>5,260.285</text:p>
          </table:table-cell>
          <table:table-cell office:value-type="float" office:value="255.06200000000001" table:style-name="ce13">
            <text:p>255.062</text:p>
          </table:table-cell>
          <table:table-cell office:value-type="float" office:value="281.798" table:style-name="ce13">
            <text:p>281.798</text:p>
          </table:table-cell>
          <table:table-cell table:style-name="ce11"/>
          <table:table-cell table:number-columns-repeated="16378"/>
        </table:table-row>
        <table:table-row table:style-name="ro3">
          <table:table-cell table:style-name="ce1"/>
          <table:table-cell table:style-name="ce109"/>
          <table:table-cell table:number-columns-repeated="3" table:style-name="ce111"/>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October to December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9"/>
          <table:table-cell table:number-columns-repeated="3" table:style-name="ce110"/>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1600.581999999999" table:style-name="ce10">
            <text:p>31,600.582</text:p>
          </table:table-cell>
          <table:table-cell office:value-type="float" office:value="951.85900000000004" table:style-name="ce10">
            <text:p>951.859</text:p>
          </table:table-cell>
          <table:table-cell office:value-type="float" office:value="7955.8969999999999" table:style-name="ce10">
            <text:p>7,955.89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648.4560000000001" table:style-name="ce10">
            <text:p>4,648.456</text:p>
          </table:table-cell>
          <table:table-cell office:value-type="float" office:value="76.775000000000006" table:style-name="ce10">
            <text:p>76.775</text:p>
          </table:table-cell>
          <table:table-cell office:value-type="float" office:value="347.55400000000003" table:style-name="ce10">
            <text:p>347.554</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291.0920000000006" table:style-name="ce10">
            <text:p>6,291.092</text:p>
          </table:table-cell>
          <table:table-cell office:value-type="float" office:value="1199.008" table:style-name="ce10">
            <text:p>1,199.008</text:p>
          </table:table-cell>
          <table:table-cell office:value-type="float" office:value="480.91300000000001" table:style-name="ce10">
            <text:p>480.913</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284.2590000000009" table:style-name="ce10">
            <text:p>6,284.259</text:p>
          </table:table-cell>
          <table:table-cell office:value-type="float" office:value="590.13900000000001" table:style-name="ce10">
            <text:p>590.139</text:p>
          </table:table-cell>
          <table:table-cell office:value-type="float" office:value="959.14400000000001" table:style-name="ce10">
            <text:p>959.144</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8499999999999999" table:style-name="ce10">
            <text:p>0.485</text:p>
          </table:table-cell>
          <table:table-cell office:value-type="float" office:value="0.09" table:style-name="ce10">
            <text:p>0.09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298.5819999999999" table:style-name="ce10">
            <text:p>2,298.582</text:p>
          </table:table-cell>
          <table:table-cell office:value-type="float" office:value="55.492000000000004" table:style-name="ce10">
            <text:p>55.492</text:p>
          </table:table-cell>
          <table:table-cell office:value-type="float" office:value="272.755" table:style-name="ce10">
            <text:p>272.75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5.29400000000001" table:style-name="ce10">
            <text:p>165.294</text:p>
          </table:table-cell>
          <table:table-cell office:value-type="float" office:value="5.8150000000000004" table:style-name="ce10">
            <text:p>5.815</text:p>
          </table:table-cell>
          <table:table-cell office:value-type="float" office:value="6.5140000000000002" table:style-name="ce10">
            <text:p>6.51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2810000000000006" table:style-name="ce10">
            <text:p>8.281</text:p>
          </table:table-cell>
          <table:table-cell office:value-type="float" office:value="0" table:style-name="ce10">
            <text:p>0.000</text:p>
          </table:table-cell>
          <table:table-cell office:value-type="float" office:value="0.3" table:style-name="ce10">
            <text:p>0.3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6.048" table:style-name="ce10">
            <text:p>126.048</text:p>
          </table:table-cell>
          <table:table-cell office:value-type="float" office:value="0.06" table:style-name="ce10">
            <text:p>0.060</text:p>
          </table:table-cell>
          <table:table-cell office:value-type="float" office:value="12.083" table:style-name="ce10">
            <text:p>12.08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1610000000000005" table:style-name="ce10">
            <text:p>4.161</text:p>
          </table:table-cell>
          <table:table-cell office:value-type="float" office:value="455.92899999999997" table:style-name="ce10">
            <text:p>455.929</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009.401000000002" table:style-name="ce10">
            <text:p>27,009.401</text:p>
          </table:table-cell>
          <table:table-cell office:value-type="float" office:value="2340.1670000000004" table:style-name="ce10">
            <text:p>2,340.167</text:p>
          </table:table-cell>
          <table:table-cell office:value-type="float" office:value="1318.068" table:style-name="ce10">
            <text:p>1,318.068</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2170.546000000002" table:style-name="ce10">
            <text:p>22,170.546</text:p>
          </table:table-cell>
          <table:table-cell office:value-type="float" office:value="1628.4180000000001" table:style-name="ce10">
            <text:p>1,628.418</text:p>
          </table:table-cell>
          <table:table-cell office:value-type="float" office:value="2763.6869999999999" table:style-name="ce10">
            <text:p>2,763.687</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70.93100000000001" table:style-name="ce10">
            <text:p>170.931</text:p>
          </table:table-cell>
          <table:table-cell office:value-type="float" office:value="0" table:style-name="ce10">
            <text:p>0.000</text:p>
          </table:table-cell>
          <table:table-cell office:value-type="float" office:value="0.16300000000000001" table:style-name="ce10">
            <text:p>0.163</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00778.11800000002" table:style-name="ce13">
            <text:p>100,778.118</text:p>
          </table:table-cell>
          <table:table-cell office:value-type="float" office:value="7303.7520000000004" table:style-name="ce13">
            <text:p>7,303.752</text:p>
          </table:table-cell>
          <table:table-cell office:value-type="float" office:value="14117.078000000001" table:style-name="ce13">
            <text:p>14,117.078</text:p>
          </table:table-cell>
          <table:table-cell table:number-columns-repeated="16379"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5.232000000000006" table:style-name="ce10">
            <text:p>55.232</text:p>
          </table:table-cell>
          <table:table-cell office:value-type="float" office:value="1.4810000000000001" table:style-name="ce10">
            <text:p>1.481</text:p>
          </table:table-cell>
          <table:table-cell office:value-type="float" office:value="2.5760000000000001" table:style-name="ce10">
            <text:p>2.576</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445999999999998" table:style-name="ce10">
            <text:p>34.446</text:p>
          </table:table-cell>
          <table:table-cell office:value-type="float" office:value="0.24300000000000002" table:style-name="ce10">
            <text:p>0.243</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69.8820000000001" table:style-name="ce10">
            <text:p>1,169.882</text:p>
          </table:table-cell>
          <table:table-cell office:value-type="float" office:value="43.17" table:style-name="ce10">
            <text:p>43.170</text:p>
          </table:table-cell>
          <table:table-cell office:value-type="float" office:value="49.661000000000001" table:style-name="ce10">
            <text:p>49.661</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492000000000001" table:style-name="ce10">
            <text:p>17.492</text:p>
          </table:table-cell>
          <table:table-cell office:value-type="float" office:value="0" table:style-name="ce10">
            <text:p>0.000</text:p>
          </table:table-cell>
          <table:table-cell office:value-type="float" office:value="8.1159999999999997" table:style-name="ce10">
            <text:p>8.116</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1.355000000000004" table:style-name="ce10">
            <text:p>71.355</text:p>
          </table:table-cell>
          <table:table-cell office:value-type="float" office:value="0" table:style-name="ce10">
            <text:p>0.000</text:p>
          </table:table-cell>
          <table:table-cell office:value-type="float" office:value="8.3260000000000005" table:style-name="ce10">
            <text:p>8.326</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9.409000000000006" table:style-name="ce10">
            <text:p>59.409</text:p>
          </table:table-cell>
          <table:table-cell office:value-type="float" office:value="21.463000000000001" table:style-name="ce10">
            <text:p>21.463</text:p>
          </table:table-cell>
          <table:table-cell office:value-type="float" office:value="2.7250000000000001" table:style-name="ce10">
            <text:p>2.725</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714000000000002" table:style-name="ce10">
            <text:p>23.714</text:p>
          </table:table-cell>
          <table:table-cell office:value-type="float" office:value="0" table:style-name="ce10">
            <text:p>0.000</text:p>
          </table:table-cell>
          <table:table-cell office:value-type="float" office:value="5.28" table:style-name="ce10">
            <text:p>5.280</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9.556000000000004" table:style-name="ce10">
            <text:p>49.556</text:p>
          </table:table-cell>
          <table:table-cell office:value-type="float" office:value="0" table:style-name="ce10">
            <text:p>0.000</text:p>
          </table:table-cell>
          <table:table-cell office:value-type="float" office:value="0.17900000000000002" table:style-name="ce10">
            <text:p>0.179</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582000000000001" table:style-name="ce10">
            <text:p>22.582</text:p>
          </table:table-cell>
          <table:table-cell office:value-type="float" office:value="0" table:style-name="ce10">
            <text:p>0.000</text:p>
          </table:table-cell>
          <table:table-cell office:value-type="float" office:value="0.6" table:style-name="ce10">
            <text:p>0.600</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00.82100000000003" table:style-name="ce10">
            <text:p>200.821</text:p>
          </table:table-cell>
          <table:table-cell office:value-type="float" office:value="0" table:style-name="ce10">
            <text:p>0.000</text:p>
          </table:table-cell>
          <table:table-cell office:value-type="float" office:value="0.03" table:style-name="ce10">
            <text:p>0.030</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8.659000000000006" table:style-name="ce10">
            <text:p>58.659</text:p>
          </table:table-cell>
          <table:table-cell office:value-type="float" office:value="23.184000000000001" table:style-name="ce10">
            <text:p>23.184</text:p>
          </table:table-cell>
          <table:table-cell office:value-type="float" office:value="2.0099999999999998" table:style-name="ce10">
            <text:p>2.010</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509.7860000000001" table:style-name="ce10">
            <text:p>1,509.786</text:p>
          </table:table-cell>
          <table:table-cell office:value-type="float" office:value="0.34" table:style-name="ce10">
            <text:p>0.340</text:p>
          </table:table-cell>
          <table:table-cell office:value-type="float" office:value="2.8639999999999999" table:style-name="ce10">
            <text:p>2.864</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91.9340000000002" table:style-name="ce10">
            <text:p>1,291.934</text:p>
          </table:table-cell>
          <table:table-cell office:value-type="float" office:value="0" table:style-name="ce10">
            <text:p>0.000</text:p>
          </table:table-cell>
          <table:table-cell office:value-type="float" office:value="12.004000000000001" table:style-name="ce10">
            <text:p>12.004</text:p>
          </table:table-cell>
          <table:table-cell table:number-columns-repeated="2" table:style-name="ce11"/>
          <table:table-cell table:number-columns-repeated="16377"/>
        </table:table-row>
        <table:table-row table:style-name="ro3">
          <table:table-cell table:style-name="ce6"/>
          <table:table-cell office:value-type="string" table:style-name="ce12">
            <text:p>Totals</text:p>
          </table:table-cell>
          <table:table-cell office:value-type="float" office:value="4564.8680000000004" table:style-name="ce13">
            <text:p>4,564.868</text:p>
          </table:table-cell>
          <table:table-cell office:value-type="float" office:value="89.881" table:style-name="ce13">
            <text:p>89.881</text:p>
          </table:table-cell>
          <table:table-cell office:value-type="float" office:value="94.370999999999995" table:style-name="ce13">
            <text:p>94.371</text:p>
          </table:table-cell>
          <table:table-cell table:number-columns-repeated="16379" table:style-name="ce1"/>
        </table:table-row>
        <table:table-row table:style-name="ro3">
          <table:table-cell table:style-name="ce1"/>
          <table:table-cell table:style-name="ce109"/>
          <table:table-cell table:number-columns-repeated="4" table:style-name="ce111"/>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table-row>
        <table:table-row table:style-name="ro2">
          <table:table-cell office:value-type="string" table:style-name="ce2">
            <text:p>Period covered: January to December 2010</text:p>
          </table:table-cell>
          <table:table-cell table:number-columns-repeated="5" table:style-name="ce1"/>
          <table:table-cell table:style-name="ce11"/>
          <table:table-cell table:number-columns-repeated="16377"/>
        </table:table-row>
        <table:table-row table:style-name="ro2">
          <table:table-cell office:value-type="string" table:style-name="ce3">
            <text:p>Report run on: 28/02/2011</text:p>
          </table:table-cell>
          <table:table-cell table:style-name="ce4"/>
          <table:table-cell table:number-columns-repeated="4" table:style-name="ce1"/>
          <table:table-cell table:style-name="ce11"/>
          <table:table-cell table:number-columns-repeated="16377"/>
        </table:table-row>
        <table:table-row table:style-name="ro3">
          <table:table-cell table:style-name="ce1"/>
          <table:table-cell table:style-name="ce109"/>
          <table:table-cell table:number-columns-repeated="4" table:style-name="ce110"/>
          <table:table-cell table:style-name="ce11"/>
          <table:table-cell table:number-columns-repeated="16377"/>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5785.38999999998" table:formula="of:=[.C9]+[.C49]+[.C89]+[.C129]" table:style-name="ce10">
            <text:p>145,785.390</text:p>
          </table:table-cell>
          <table:table-cell office:value-type="float" office:value="5659.0910000000003" table:formula="of:=[.D9]+[.D49]+[.D89]+[.D129]" table:style-name="ce10">
            <text:p>5,659.091</text:p>
          </table:table-cell>
          <table:table-cell office:value-type="float" office:value="57397.641999999993" table:formula="of:=[.E9]+[.E49]+[.E89]+[.E129]" table:style-name="ce10">
            <text:p>57,397.642</text:p>
          </table:table-cell>
          <table:table-cell table:style-name="ce1"/>
          <table:table-cell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3914.510999999999" table:formula="of:=[.C10]+[.C50]+[.C90]+[.C130]" table:style-name="ce10">
            <text:p>23,914.511</text:p>
          </table:table-cell>
          <table:table-cell office:value-type="float" office:value="514.41300000000001" table:formula="of:=[.D10]+[.D50]+[.D90]+[.D130]" table:style-name="ce10">
            <text:p>514.413</text:p>
          </table:table-cell>
          <table:table-cell office:value-type="float" office:value="4443.7180000000008" table:formula="of:=[.E10]+[.E50]+[.E90]+[.E130]" table:style-name="ce10">
            <text:p>4,443.718</text:p>
          </table:table-cell>
          <table:table-cell table:style-name="ce1"/>
          <table:table-cell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9324.471000000001" table:formula="of:=[.C11]+[.C51]+[.C91]+[.C131]" table:style-name="ce10">
            <text:p>29,324.471</text:p>
          </table:table-cell>
          <table:table-cell office:value-type="float" office:value="4811.5740000000005" table:formula="of:=[.D11]+[.D51]+[.D91]+[.D131]" table:style-name="ce10">
            <text:p>4,811.574</text:p>
          </table:table-cell>
          <table:table-cell office:value-type="float" office:value="2467.0720000000001" table:formula="of:=[.E11]+[.E51]+[.E91]+[.E131]" table:style-name="ce10">
            <text:p>2,467.072</text:p>
          </table:table-cell>
          <table:table-cell table:style-name="ce1"/>
          <table:table-cell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6817.757000000001" table:formula="of:=[.C12]+[.C52]+[.C92]+[.C132]" table:style-name="ce10">
            <text:p>26,817.757</text:p>
          </table:table-cell>
          <table:table-cell office:value-type="float" office:value="1860.9500000000003" table:formula="of:=[.D12]+[.D52]+[.D92]+[.D132]" table:style-name="ce10">
            <text:p>1,860.950</text:p>
          </table:table-cell>
          <table:table-cell office:value-type="float" office:value="3484.7089999999998" table:formula="of:=[.E12]+[.E52]+[.E92]+[.E132]" table:style-name="ce10">
            <text:p>3,484.709</text:p>
          </table:table-cell>
          <table:table-cell table:style-name="ce1"/>
          <table:table-cell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76" table:formula="of:=[.C13]+[.C53]+[.C93]+[.C133]" table:style-name="ce10">
            <text:p>0.760</text:p>
          </table:table-cell>
          <table:table-cell office:value-type="float" office:value="0.25" table:formula="of:=[.D13]+[.D53]+[.D93]+[.D133]" table:style-name="ce10">
            <text:p>0.250</text:p>
          </table:table-cell>
          <table:table-cell office:value-type="float" office:value="0" table:formula="of:=[.E13]+[.E53]+[.E93]+[.E133]" table:style-name="ce10">
            <text:p>0.000</text:p>
          </table:table-cell>
          <table:table-cell table:style-name="ce1"/>
          <table:table-cell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685.474" table:formula="of:=[.C14]+[.C54]+[.C94]+[.C134]" table:style-name="ce10">
            <text:p>10,685.474</text:p>
          </table:table-cell>
          <table:table-cell office:value-type="float" office:value="183.98000000000002" table:formula="of:=[.D14]+[.D54]+[.D94]+[.D134]" table:style-name="ce10">
            <text:p>183.980</text:p>
          </table:table-cell>
          <table:table-cell office:value-type="float" office:value="1117.261" table:formula="of:=[.E14]+[.E54]+[.E94]+[.E134]" table:style-name="ce10">
            <text:p>1,117.261</text:p>
          </table:table-cell>
          <table:table-cell table:number-columns-repeated="16379"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76.46799999999996" table:formula="of:=[.C15]+[.C55]+[.C95]+[.C135]" table:style-name="ce10">
            <text:p>676.468</text:p>
          </table:table-cell>
          <table:table-cell office:value-type="float" office:value="56.222000000000008" table:formula="of:=[.D15]+[.D55]+[.D95]+[.D135]" table:style-name="ce10">
            <text:p>56.222</text:p>
          </table:table-cell>
          <table:table-cell office:value-type="float" office:value="51.689000000000007" table:formula="of:=[.E15]+[.E55]+[.E95]+[.E135]" table:style-name="ce10">
            <text:p>51.689</text:p>
          </table:table-cell>
          <table:table-cell table:number-columns-repeated="16379"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745000000000001" table:formula="of:=[.C16]+[.C56]+[.C96]+[.C136]" table:style-name="ce10">
            <text:p>12.745</text:p>
          </table:table-cell>
          <table:table-cell office:value-type="float" office:value="0.33" table:formula="of:=[.D16]+[.D56]+[.D96]+[.D136]" table:style-name="ce10">
            <text:p>0.330</text:p>
          </table:table-cell>
          <table:table-cell office:value-type="float" office:value="0.30499999999999999" table:formula="of:=[.E16]+[.E56]+[.E96]+[.E136]" table:style-name="ce10">
            <text:p>0.305</text:p>
          </table:table-cell>
          <table:table-cell table:number-columns-repeated="16379"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603.77199999999993" table:formula="of:=[.C17]+[.C57]+[.C97]+[.C137]" table:style-name="ce10">
            <text:p>603.772</text:p>
          </table:table-cell>
          <table:table-cell office:value-type="float" office:value="1.2330000000000001" table:formula="of:=[.D17]+[.D57]+[.D97]+[.D137]" table:style-name="ce10">
            <text:p>1.233</text:p>
          </table:table-cell>
          <table:table-cell office:value-type="float" office:value="52.838999999999999" table:formula="of:=[.E17]+[.E57]+[.E97]+[.E137]" table:style-name="ce10">
            <text:p>52.839</text:p>
          </table:table-cell>
          <table:table-cell table:number-columns-repeated="16379"/>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1610000000000005" table:formula="of:=[.C18]+[.C58]+[.C98]+[.C138]" table:style-name="ce10">
            <text:p>4.161</text:p>
          </table:table-cell>
          <table:table-cell office:value-type="float" office:value="455.92899999999997" table:formula="of:=[.D18]+[.D58]+[.D98]+[.D138]" table:style-name="ce10">
            <text:p>455.929</text:p>
          </table:table-cell>
          <table:table-cell office:value-type="float" office:value="0" table:formula="of:=[.E18]+[.E58]+[.E98]+[.E138]" table:style-name="ce10">
            <text:p>0.000</text:p>
          </table:table-cell>
          <table:table-cell table:number-columns-repeated="16379"/>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9972.103" table:formula="of:=[.C19]+[.C59]+[.C99]+[.C139]" table:style-name="ce10">
            <text:p>129,972.103</text:p>
          </table:table-cell>
          <table:table-cell office:value-type="float" office:value="12256.812000000002" table:formula="of:=[.D19]+[.D59]+[.D99]+[.D139]" table:style-name="ce10">
            <text:p>12,256.812</text:p>
          </table:table-cell>
          <table:table-cell office:value-type="float" office:value="11598.655000000001" table:formula="of:=[.E19]+[.E59]+[.E99]+[.E139]" table:style-name="ce10">
            <text:p>11,598.655</text:p>
          </table:table-cell>
          <table:table-cell table:number-columns-repeated="16379"/>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7520.44" table:formula="of:=[.C20]+[.C60]+[.C100]+[.C140]" table:style-name="ce10">
            <text:p>97,520.440</text:p>
          </table:table-cell>
          <table:table-cell office:value-type="float" office:value="8806.9580000000005" table:formula="of:=[.D20]+[.D60]+[.D100]+[.D140]" table:style-name="ce10">
            <text:p>8,806.958</text:p>
          </table:table-cell>
          <table:table-cell office:value-type="float" office:value="18046.93" table:formula="of:=[.E20]+[.E60]+[.E100]+[.E140]" table:style-name="ce10">
            <text:p>18,046.930</text:p>
          </table:table-cell>
          <table:table-cell table:number-columns-repeated="16379"/>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687.88400000000001" table:formula="of:=[.C21]+[.C61]+[.C101]+[.C141]" table:style-name="ce10">
            <text:p>687.884</text:p>
          </table:table-cell>
          <table:table-cell office:value-type="float" office:value="6.9050000000000002" table:formula="of:=[.D21]+[.D61]+[.D101]+[.D141]" table:style-name="ce10">
            <text:p>6.905</text:p>
          </table:table-cell>
          <table:table-cell office:value-type="float" office:value="110.13199999999999" table:formula="of:=[.E21]+[.E61]+[.E101]+[.E141]" table:style-name="ce10">
            <text:p>110.132</text:p>
          </table:table-cell>
          <table:table-cell table:number-columns-repeated="16379"/>
        </table:table-row>
        <table:table-row table:style-name="ro3">
          <table:table-cell table:style-name="ce6"/>
          <table:table-cell office:value-type="string" table:style-name="ce12">
            <text:p>Totals</text:p>
          </table:table-cell>
          <table:table-cell office:value-type="float" office:value="466005.93600000005" table:formula="of:=[.C22]+[.C62]+[.C102]+[.C142]" table:style-name="ce13">
            <text:p>466,005.936</text:p>
          </table:table-cell>
          <table:table-cell office:value-type="float" office:value="34614.647000000004" table:formula="of:=[.D22]+[.D62]+[.D102]+[.D142]" table:style-name="ce13">
            <text:p>34,614.647</text:p>
          </table:table-cell>
          <table:table-cell office:value-type="float" office:value="98770.952000000019" table:formula="of:=[.E22]+[.E62]+[.E102]+[.E142]" table:style-name="ce13">
            <text:p>98,770.952</text:p>
          </table:table-cell>
          <table:table-cell table:number-columns-repeated="16379"/>
        </table:table-row>
        <table:table-row table:style-name="ro3">
          <table:table-cell table:number-columns-repeated="2" table:style-name="ce1"/>
          <table:table-cell table:number-columns-repeated="3" table:style-name="ce4"/>
          <table:table-cell table:number-columns-repeated="16379"/>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8.30600000000004" table:formula="of:=[.C27]+[.C67]+[.C107]+[.C147]" table:style-name="ce10">
            <text:p>308.306</text:p>
          </table:table-cell>
          <table:table-cell office:value-type="float" office:value="6.9" table:formula="of:=[.D27]+[.D67]+[.D107]+[.D147]" table:style-name="ce10">
            <text:p>6.900</text:p>
          </table:table-cell>
          <table:table-cell office:value-type="float" office:value="76.012" table:formula="of:=[.E27]+[.E67]+[.E107]+[.E147]" table:style-name="ce10">
            <text:p>76.012</text:p>
          </table:table-cell>
          <table:table-cell table:number-columns-repeated="16379"/>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72.27799999999999" table:formula="of:=[.C28]+[.C68]+[.C108]+[.C148]" table:style-name="ce10">
            <text:p>172.278</text:p>
          </table:table-cell>
          <table:table-cell office:value-type="float" office:value="1.0140000000000002" table:formula="of:=[.D28]+[.D68]+[.D108]+[.D148]" table:style-name="ce10">
            <text:p>1.014</text:p>
          </table:table-cell>
          <table:table-cell office:value-type="float" office:value="18.138999999999999" table:formula="of:=[.E28]+[.E68]+[.E108]+[.E148]" table:style-name="ce10">
            <text:p>18.139</text:p>
          </table:table-cell>
          <table:table-cell table:number-columns-repeated="16379"/>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835.6390000000001" table:formula="of:=[.C29]+[.C69]+[.C109]+[.C149]" table:style-name="ce10">
            <text:p>4,835.639</text:p>
          </table:table-cell>
          <table:table-cell office:value-type="float" office:value="342.67200000000003" table:formula="of:=[.D29]+[.D69]+[.D109]+[.D149]" table:style-name="ce10">
            <text:p>342.672</text:p>
          </table:table-cell>
          <table:table-cell office:value-type="float" office:value="582.30500000000006" table:formula="of:=[.E29]+[.E69]+[.E109]+[.E149]" table:style-name="ce10">
            <text:p>582.305</text:p>
          </table:table-cell>
          <table:table-cell table:number-columns-repeated="16379"/>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602000000000004" table:formula="of:=[.C30]+[.C70]+[.C110]+[.C150]" table:style-name="ce10">
            <text:p>87.602</text:p>
          </table:table-cell>
          <table:table-cell office:value-type="float" office:value="2.39" table:formula="of:=[.D30]+[.D70]+[.D110]+[.D150]" table:style-name="ce10">
            <text:p>2.390</text:p>
          </table:table-cell>
          <table:table-cell office:value-type="float" office:value="19.965" table:formula="of:=[.E30]+[.E70]+[.E110]+[.E150]" table:style-name="ce10">
            <text:p>19.965</text:p>
          </table:table-cell>
          <table:table-cell table:number-columns-repeated="16379"/>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64.72800000000001" table:formula="of:=[.C31]+[.C71]+[.C111]+[.C151]" table:style-name="ce10">
            <text:p>264.728</text:p>
          </table:table-cell>
          <table:table-cell office:value-type="float" office:value="6.9000000000000006E-2" table:formula="of:=[.D31]+[.D71]+[.D111]+[.D151]" table:style-name="ce10">
            <text:p>0.069</text:p>
          </table:table-cell>
          <table:table-cell office:value-type="float" office:value="47.497" table:formula="of:=[.E31]+[.E71]+[.E111]+[.E151]" table:style-name="ce10">
            <text:p>47.497</text:p>
          </table:table-cell>
          <table:table-cell table:number-columns-repeated="16379"/>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5.601" table:formula="of:=[.C32]+[.C72]+[.C112]+[.C152]" table:style-name="ce10">
            <text:p>305.601</text:p>
          </table:table-cell>
          <table:table-cell office:value-type="float" office:value="111.143" table:formula="of:=[.D32]+[.D72]+[.D112]+[.D152]" table:style-name="ce10">
            <text:p>111.143</text:p>
          </table:table-cell>
          <table:table-cell office:value-type="float" office:value="73.292999999999992" table:formula="of:=[.E32]+[.E72]+[.E112]+[.E152]" table:style-name="ce10">
            <text:p>73.293</text:p>
          </table:table-cell>
          <table:table-cell table:number-columns-repeated="16379"/>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3.58600000000001" table:formula="of:=[.C33]+[.C73]+[.C113]+[.C153]" table:style-name="ce10">
            <text:p>103.586</text:p>
          </table:table-cell>
          <table:table-cell office:value-type="float" office:value="0" table:formula="of:=[.D33]+[.D73]+[.D113]+[.D153]" table:style-name="ce10">
            <text:p>0.000</text:p>
          </table:table-cell>
          <table:table-cell office:value-type="float" office:value="8.6260000000000012" table:formula="of:=[.E33]+[.E73]+[.E113]+[.E153]" table:style-name="ce10">
            <text:p>8.626</text:p>
          </table:table-cell>
          <table:table-cell table:number-columns-repeated="16379"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80.77600000000001" table:formula="of:=[.C34]+[.C74]+[.C114]+[.C154]" table:style-name="ce10">
            <text:p>180.776</text:p>
          </table:table-cell>
          <table:table-cell office:value-type="float" office:value="0.57100000000000006" table:formula="of:=[.D34]+[.D74]+[.D114]+[.D154]" table:style-name="ce10">
            <text:p>0.571</text:p>
          </table:table-cell>
          <table:table-cell office:value-type="float" office:value="11.641000000000002" table:formula="of:=[.E34]+[.E74]+[.E114]+[.E154]" table:style-name="ce10">
            <text:p>11.641</text:p>
          </table:table-cell>
          <table:table-cell table:number-columns-repeated="16379"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5.53" table:formula="of:=[.C35]+[.C75]+[.C115]+[.C155]" table:style-name="ce10">
            <text:p>75.530</text:p>
          </table:table-cell>
          <table:table-cell office:value-type="float" office:value="0" table:formula="of:=[.D35]+[.D75]+[.D115]+[.D155]" table:style-name="ce10">
            <text:p>0.000</text:p>
          </table:table-cell>
          <table:table-cell office:value-type="float" office:value="10.388999999999999" table:formula="of:=[.E35]+[.E75]+[.E115]+[.E155]" table:style-name="ce10">
            <text:p>10.389</text:p>
          </table:table-cell>
          <table:table-cell table:number-columns-repeated="16379"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68.505" table:formula="of:=[.C36]+[.C76]+[.C116]+[.C156]" table:style-name="ce10">
            <text:p>768.505</text:p>
          </table:table-cell>
          <table:table-cell office:value-type="float" office:value="0.18" table:formula="of:=[.D36]+[.D76]+[.D116]+[.D156]" table:style-name="ce10">
            <text:p>0.180</text:p>
          </table:table-cell>
          <table:table-cell office:value-type="float" office:value="47.639000000000003" table:formula="of:=[.E36]+[.E76]+[.E116]+[.E156]" table:style-name="ce10">
            <text:p>47.639</text:p>
          </table:table-cell>
          <table:table-cell table:number-columns-repeated="16379"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62.94500000000005" table:formula="of:=[.C37]+[.C77]+[.C117]+[.C157]" table:style-name="ce10">
            <text:p>562.945</text:p>
          </table:table-cell>
          <table:table-cell office:value-type="float" office:value="186.17099999999999" table:formula="of:=[.D37]+[.D77]+[.D117]+[.D157]" table:style-name="ce10">
            <text:p>186.171</text:p>
          </table:table-cell>
          <table:table-cell office:value-type="float" office:value="158.53299999999999" table:formula="of:=[.E37]+[.E77]+[.E117]+[.E157]" table:style-name="ce10">
            <text:p>158.533</text:p>
          </table:table-cell>
          <table:table-cell table:number-columns-repeated="16379"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98.5619999999999" table:formula="of:=[.C38]+[.C78]+[.C118]+[.C158]" table:style-name="ce10">
            <text:p>7,598.562</text:p>
          </table:table-cell>
          <table:table-cell office:value-type="float" office:value="169.81899999999999" table:formula="of:=[.D38]+[.D78]+[.D118]+[.D158]" table:style-name="ce10">
            <text:p>169.819</text:p>
          </table:table-cell>
          <table:table-cell office:value-type="float" office:value="1534.0889999999999" table:formula="of:=[.E38]+[.E78]+[.E118]+[.E158]" table:style-name="ce10">
            <text:p>1,534.089</text:p>
          </table:table-cell>
          <table:table-cell table:number-columns-repeated="16379"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133.9740000000002" table:formula="of:=[.C39]+[.C79]+[.C119]+[.C159]" table:style-name="ce10">
            <text:p>5,133.974</text:p>
          </table:table-cell>
          <table:table-cell office:value-type="float" office:value="0" table:formula="of:=[.D39]+[.D79]+[.D119]+[.D159]" table:style-name="ce10">
            <text:p>0.000</text:p>
          </table:table-cell>
          <table:table-cell office:value-type="float" office:value="592.21900000000005" table:formula="of:=[.E39]+[.E79]+[.E119]+[.E159]" table:style-name="ce10">
            <text:p>592.219</text:p>
          </table:table-cell>
          <table:table-cell table:number-columns-repeated="16379" table:style-name="ce1"/>
        </table:table-row>
        <table:table-row table:style-name="ro3">
          <table:table-cell table:style-name="ce6"/>
          <table:table-cell office:value-type="string" table:style-name="ce12">
            <text:p>Totals</text:p>
          </table:table-cell>
          <table:table-cell office:value-type="float" office:value="20398.031999999999" table:formula="of:=[.C40]+[.C80]+[.C120]+[.C160]" table:style-name="ce13">
            <text:p>20,398.032</text:p>
          </table:table-cell>
          <table:table-cell office:value-type="float" office:value="820.92899999999997" table:formula="of:=[.D40]+[.D80]+[.D120]+[.D160]" table:style-name="ce13">
            <text:p>820.929</text:p>
          </table:table-cell>
          <table:table-cell office:value-type="float" office:value="3180.3469999999998" table:formula="of:=[.E40]+[.E80]+[.E120]+[.E160]" table:style-name="ce13">
            <text:p>3,180.347</text:p>
          </table:table-cell>
          <table:table-cell table:number-columns-repeated="16379" table:style-name="ce1"/>
        </table:table-row>
        <table:table-row table:style-name="ro3">
          <table:table-cell table:style-name="ce1"/>
          <table:table-cell table:style-name="ce109"/>
          <table:table-cell table:number-columns-repeated="4" table:style-name="ce111"/>
          <table:table-cell table:number-columns-repeated="16378" table:style-name="ce1"/>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6" table:number-rows-spanned="1" table:style-name="ce22">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8">
          <table:table-cell office:value-type="string" table:number-columns-spanned="2" table:number-rows-spanned="1" table:style-name="ce21">
            <text:p>For re-use<text:s/></text:p>
          </table:table-cell>
          <table:covered-table-cell/>
          <table:table-cell office:value-type="string" table:number-columns-spanned="6" table:number-rows-spanned="1" table:style-name="ce23">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6">
          <table:table-cell office:value-type="string" table:number-columns-spanned="2" table:number-rows-spanned="1" table:style-name="ce21">
            <text:p>Sent to AATF/ ATF</text:p>
          </table:table-cell>
          <table:covered-table-cell/>
          <table:table-cell office:value-type="string" table:number-columns-spanned="6" table:number-rows-spanned="1" table:style-name="ce22">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4">
          <table:table-cell office:value-type="string" table:style-name="ce17">
            <text:p>NOTES</text:p>
          </table:table-cell>
          <table:table-cell table:style-name="ce18"/>
          <table:table-cell table:style-name="ce19"/>
          <table:table-cell table:number-columns-repeated="16381" table:style-name="ce1"/>
        </table:table-row>
        <table:table-row table:style-name="ro16">
          <table:table-cell office:value-type="string" table:number-columns-spanned="8" table:number-rows-spanned="1" table:style-name="ce22">
            <text:p>The WEEE (Amendment) Regulations 2009 have removed the requirement for AATFs <text:s/>to report the following data: "Treated on Site", "Sent to Reprocessor" and "Sent to Exporter".</text:p>
          </table:table-cell>
          <table:covered-table-cell table:number-columns-repeated="7"/>
          <table:table-cell table:number-columns-repeated="16376"/>
        </table:table-row>
        <table:table-row table:style-name="ro4">
          <table:table-cell office:value-type="string" table:number-columns-spanned="8" table:number-rows-spanned="1" table:style-name="ce22">
            <text:p>There is a small amount of Category 5 and 13 Household WEEE reported having been received for treatement and reused. This is being investigated and may be subject to revision.</text:p>
          </table:table-cell>
          <table:covered-table-cell table:number-columns-repeated="7"/>
          <table:table-cell table:number-columns-repeated="16376" table:style-name="ce4"/>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table-row>
        <table:table-row table:number-rows-repeated="1048366" table:style-name="ro3">
          <table:table-cell table:number-columns-repeated="16384"/>
        </table:table-row>
        <table:named-expressions>
          <table:named-range table:name="Print_Area" table:cell-range-address="2010_Quarters_1_-_4.$A$1:2010_Quarters_1_-_4.$I$210" table:base-cell-address="2010_Quarters_1_-_4.$A$1"/>
        </table:named-expressions>
      </table:table>
      <table:table table:name="2009_Quarters_1_-_4" table:style-name="ta9">
        <table:table-column table:style-name="co17" table:default-cell-style-name="ce1"/>
        <table:table-column table:style-name="co12" table:default-cell-style-name="ce1"/>
        <table:table-column table:style-name="co18" table:default-cell-style-name="ce1"/>
        <table:table-column table:style-name="co20" table:default-cell-style-name="ce1"/>
        <table:table-column table:style-name="co19" table:default-cell-style-name="ce1"/>
        <table:table-column table:style-name="co20" table:default-cell-style-name="ce1"/>
        <table:table-column table:style-name="co23" table:default-cell-style-name="ce1"/>
        <table:table-column table:style-name="co20" table:default-cell-style-name="ce1"/>
        <table:table-column table:style-name="co24" table:default-cell-style-name="ce1"/>
        <table:table-column table:style-name="co25" table:default-cell-style-name="ce1"/>
        <table:table-column table:style-name="co6" table:number-columns-repeated="16374" table:default-cell-style-name="ce1"/>
        <table:table-row table:style-name="ro21">
          <table:table-cell table:style-name="ce1">
            <draw:frame draw:z-index="1" draw:id="id15" draw:style-name="a15" draw:name="Picture 2" svg:x="0.23333in" svg:y="0.2in" svg:width="2.66302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March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2493.449000000001" table:style-name="ce10">
            <text:p>32,493.449</text:p>
          </table:table-cell>
          <table:table-cell office:value-type="float" office:value="23730.852999999999" table:style-name="ce10">
            <text:p>23,730.853</text:p>
          </table:table-cell>
          <table:table-cell office:value-type="float" office:value="886.17499999999995" table:style-name="ce10">
            <text:p>886.175</text:p>
          </table:table-cell>
          <table:table-cell office:value-type="float" office:value="13490.637999999999" table:style-name="ce73">
            <text:p>13,490.638</text:p>
          </table:table-cell>
          <table:table-cell office:value-type="float" office:value="4450.8770000000004" table:style-name="ce73">
            <text:p>4,450.877</text:p>
          </table:table-cell>
          <table:table-cell office:value-type="float" office:value="5781.2830000000004" table:style-name="ce73">
            <text:p>5,781.283</text:p>
          </table:table-cell>
          <table:table-cell office:value-type="float" office:value="5047.0779999999995" table:style-name="ce73">
            <text:p>5,047.078</text:p>
          </table:table-cell>
          <table:table-cell office:value-type="float" office:value="54.526000000000003" table:style-name="ce73">
            <text:p>54.526</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375.5839999999998" table:style-name="ce10">
            <text:p>5,375.584</text:p>
          </table:table-cell>
          <table:table-cell office:value-type="float" office:value="5178.4980000000005" table:style-name="ce10">
            <text:p>5,178.498</text:p>
          </table:table-cell>
          <table:table-cell office:value-type="float" office:value="28.242000000000001" table:style-name="ce10">
            <text:p>28.242</text:p>
          </table:table-cell>
          <table:table-cell office:value-type="float" office:value="1021.734" table:style-name="ce73">
            <text:p>1,021.734</text:p>
          </table:table-cell>
          <table:table-cell office:value-type="float" office:value="1726.7650000000001" table:style-name="ce73">
            <text:p>1,726.765</text:p>
          </table:table-cell>
          <table:table-cell office:value-type="float" office:value="2187.7530000000002" table:style-name="ce73">
            <text:p>2,187.753</text:p>
          </table:table-cell>
          <table:table-cell office:value-type="float" office:value="764.75099999999998" table:style-name="ce73">
            <text:p>764.751</text:p>
          </table:table-cell>
          <table:table-cell office:value-type="float" office:value="1.7230000000000001" table:style-name="ce73">
            <text:p>1.72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503.9859999999999" table:style-name="ce10">
            <text:p>5,503.986</text:p>
          </table:table-cell>
          <table:table-cell office:value-type="float" office:value="5136.0219999999999" table:style-name="ce10">
            <text:p>5,136.022</text:p>
          </table:table-cell>
          <table:table-cell office:value-type="float" office:value="130.59" table:style-name="ce10">
            <text:p>130.590</text:p>
          </table:table-cell>
          <table:table-cell office:value-type="float" office:value="1530.7090000000003" table:style-name="ce73">
            <text:p>1,530.709</text:p>
          </table:table-cell>
          <table:table-cell office:value-type="float" office:value="470.23099999999999" table:style-name="ce73">
            <text:p>470.231</text:p>
          </table:table-cell>
          <table:table-cell office:value-type="float" office:value="1487.2360000000001" table:style-name="ce73">
            <text:p>1,487.236</text:p>
          </table:table-cell>
          <table:table-cell office:value-type="float" office:value="728.12400000000002" table:style-name="ce73">
            <text:p>728.124</text:p>
          </table:table-cell>
          <table:table-cell office:value-type="float" office:value="4.22" table:style-name="ce73">
            <text:p>4.22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537.8380000000006" table:style-name="ce10">
            <text:p>5,537.838</text:p>
          </table:table-cell>
          <table:table-cell office:value-type="float" office:value="5180.6930000000002" table:style-name="ce10">
            <text:p>5,180.693</text:p>
          </table:table-cell>
          <table:table-cell office:value-type="float" office:value="104.18600000000001" table:style-name="ce10">
            <text:p>104.186</text:p>
          </table:table-cell>
          <table:table-cell office:value-type="float" office:value="1489.2220000000002" table:style-name="ce73">
            <text:p>1,489.222</text:p>
          </table:table-cell>
          <table:table-cell office:value-type="float" office:value="472.94" table:style-name="ce73">
            <text:p>472.940</text:p>
          </table:table-cell>
          <table:table-cell office:value-type="float" office:value="1537.9010000000001" table:style-name="ce73">
            <text:p>1,537.901</text:p>
          </table:table-cell>
          <table:table-cell office:value-type="float" office:value="706.65100000000007" table:style-name="ce73">
            <text:p>706.651</text:p>
          </table:table-cell>
          <table:table-cell office:value-type="float" office:value="0" table:style-name="ce7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2460000000000004" table:style-name="ce10">
            <text:p>5.246</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5.2" table:style-name="ce73">
            <text:p>5.2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454.3470000000002" table:style-name="ce10">
            <text:p>2,454.347</text:p>
          </table:table-cell>
          <table:table-cell office:value-type="float" office:value="2314.0570000000002" table:style-name="ce10">
            <text:p>2,314.057</text:p>
          </table:table-cell>
          <table:table-cell office:value-type="float" office:value="42.509" table:style-name="ce10">
            <text:p>42.509</text:p>
          </table:table-cell>
          <table:table-cell office:value-type="float" office:value="671.74600000000009" table:style-name="ce73">
            <text:p>671.746</text:p>
          </table:table-cell>
          <table:table-cell office:value-type="float" office:value="196.26499999999999" table:style-name="ce73">
            <text:p>196.265</text:p>
          </table:table-cell>
          <table:table-cell office:value-type="float" office:value="647.04499999999996" table:style-name="ce73">
            <text:p>647.045</text:p>
          </table:table-cell>
          <table:table-cell office:value-type="float" office:value="275.077" table:style-name="ce73">
            <text:p>275.077</text:p>
          </table:table-cell>
          <table:table-cell office:value-type="float" office:value="32.838000000000001" table:style-name="ce73">
            <text:p>32.83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4.97" table:style-name="ce10">
            <text:p>94.970</text:p>
          </table:table-cell>
          <table:table-cell office:value-type="float" office:value="78.664000000000001" table:style-name="ce10">
            <text:p>78.664</text:p>
          </table:table-cell>
          <table:table-cell office:value-type="float" office:value="0.70200000000000007" table:style-name="ce10">
            <text:p>0.702</text:p>
          </table:table-cell>
          <table:table-cell office:value-type="float" office:value="14.929000000000002" table:style-name="ce73">
            <text:p>14.929</text:p>
          </table:table-cell>
          <table:table-cell office:value-type="float" office:value="21.675000000000001" table:style-name="ce73">
            <text:p>21.675</text:p>
          </table:table-cell>
          <table:table-cell office:value-type="float" office:value="30.868000000000002" table:style-name="ce73">
            <text:p>30.868</text:p>
          </table:table-cell>
          <table:table-cell office:value-type="float" office:value="6.4409999999999998" table:style-name="ce73">
            <text:p>6.441</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3999999999999999E-2" table:style-name="ce10">
            <text:p>0.054</text:p>
          </table:table-cell>
          <table:table-cell office:value-type="float" office:value="0" table:style-name="ce10">
            <text:p>0.000</text:p>
          </table:table-cell>
          <table:table-cell office:value-type="float" office:value="5.3999999999999999E-2" table:style-name="ce10">
            <text:p>0.054</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1.22900000000001" table:style-name="ce10">
            <text:p>141.229</text:p>
          </table:table-cell>
          <table:table-cell office:value-type="float" office:value="136.95500000000001" table:style-name="ce10">
            <text:p>136.955</text:p>
          </table:table-cell>
          <table:table-cell office:value-type="float" office:value="0.30399999999999999" table:style-name="ce10">
            <text:p>0.304</text:p>
          </table:table-cell>
          <table:table-cell office:value-type="float" office:value="35.146000000000008" table:style-name="ce73">
            <text:p>35.146</text:p>
          </table:table-cell>
          <table:table-cell office:value-type="float" office:value="13.882000000000001" table:style-name="ce73">
            <text:p>13.882</text:p>
          </table:table-cell>
          <table:table-cell office:value-type="float" office:value="32.969000000000001" table:style-name="ce73">
            <text:p>32.969</text:p>
          </table:table-cell>
          <table:table-cell office:value-type="float" office:value="18.375" table:style-name="ce73">
            <text:p>18.375</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8940.403000000002" table:style-name="ce10">
            <text:p>28,940.403</text:p>
          </table:table-cell>
          <table:table-cell office:value-type="float" office:value="25973.424000000003" table:style-name="ce10">
            <text:p>25,973.424</text:p>
          </table:table-cell>
          <table:table-cell office:value-type="float" office:value="2366.6239999999998" table:style-name="ce10">
            <text:p>2,366.624</text:p>
          </table:table-cell>
          <table:table-cell office:value-type="float" office:value="5960.2159999999994" table:style-name="ce73">
            <text:p>5,960.216</text:p>
          </table:table-cell>
          <table:table-cell office:value-type="float" office:value="3357.4670000000001" table:style-name="ce73">
            <text:p>3,357.467</text:p>
          </table:table-cell>
          <table:table-cell office:value-type="float" office:value="3091.8389999999999" table:style-name="ce73">
            <text:p>3,091.839</text:p>
          </table:table-cell>
          <table:table-cell office:value-type="float" office:value="8037.2810000000009" table:style-name="ce73">
            <text:p>8,037.281</text:p>
          </table:table-cell>
          <table:table-cell office:value-type="float" office:value="547.96500000000003" table:style-name="ce73">
            <text:p>547.96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6387.292999999998" table:style-name="ce10">
            <text:p>26,387.293</text:p>
          </table:table-cell>
          <table:table-cell office:value-type="float" office:value="24265.392" table:style-name="ce10">
            <text:p>24,265.392</text:p>
          </table:table-cell>
          <table:table-cell office:value-type="float" office:value="867.59300000000007" table:style-name="ce10">
            <text:p>867.593</text:p>
          </table:table-cell>
          <table:table-cell office:value-type="float" office:value="7388.5450000000001" table:style-name="ce73">
            <text:p>7,388.545</text:p>
          </table:table-cell>
          <table:table-cell office:value-type="float" office:value="3666.0360000000001" table:style-name="ce73">
            <text:p>3,666.036</text:p>
          </table:table-cell>
          <table:table-cell office:value-type="float" office:value="5190.6050000000005" table:style-name="ce73">
            <text:p>5,190.605</text:p>
          </table:table-cell>
          <table:table-cell office:value-type="float" office:value="6049.9460000000008" table:style-name="ce73">
            <text:p>6,049.946</text:p>
          </table:table-cell>
          <table:table-cell office:value-type="float" office:value="102.227" table:style-name="ce73">
            <text:p>102.22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2.80700000000002" table:style-name="ce10">
            <text:p>132.807</text:p>
          </table:table-cell>
          <table:table-cell office:value-type="float" office:value="111.95" table:style-name="ce10">
            <text:p>111.950</text:p>
          </table:table-cell>
          <table:table-cell office:value-type="float" office:value="0" table:style-name="ce10">
            <text:p>0.000</text:p>
          </table:table-cell>
          <table:table-cell office:value-type="float" office:value="28.084000000000003" table:style-name="ce73">
            <text:p>28.084</text:p>
          </table:table-cell>
          <table:table-cell office:value-type="float" office:value="10.441000000000001" table:style-name="ce73">
            <text:p>10.441</text:p>
          </table:table-cell>
          <table:table-cell office:value-type="float" office:value="5.0910000000000002" table:style-name="ce73">
            <text:p>5.091</text:p>
          </table:table-cell>
          <table:table-cell office:value-type="float" office:value="65.999000000000009" table:style-name="ce73">
            <text:p>65.999</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7067.20600000001" table:style-name="ce84">
            <text:p>107,067.206</text:p>
          </table:table-cell>
          <table:table-cell office:value-type="float" office:value="92106.507999999987" table:style-name="ce84">
            <text:p>92,106.508</text:p>
          </table:table-cell>
          <table:table-cell office:value-type="float" office:value="4426.9790000000003" table:style-name="ce84">
            <text:p>4,426.979</text:p>
          </table:table-cell>
          <table:table-cell office:value-type="float" office:value="31630.969000000001" table:style-name="ce84">
            <text:p>31,630.969</text:p>
          </table:table-cell>
          <table:table-cell office:value-type="float" office:value="14391.779" table:style-name="ce84">
            <text:p>14,391.779</text:p>
          </table:table-cell>
          <table:table-cell office:value-type="float" office:value="19992.59" table:style-name="ce84">
            <text:p>19,992.590</text:p>
          </table:table-cell>
          <table:table-cell office:value-type="float" office:value="21699.723000000002" table:style-name="ce84">
            <text:p>21,699.723</text:p>
          </table:table-cell>
          <table:table-cell office:value-type="float" office:value="743.49900000000002" table:style-name="ce84">
            <text:p>743.499</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076000000000001" table:style-name="ce73">
            <text:p>35.076</text:p>
          </table:table-cell>
          <table:table-cell office:value-type="float" office:value="16.954999999999998" table:style-name="ce73">
            <text:p>16.955</text:p>
          </table:table-cell>
          <table:table-cell office:value-type="float" office:value="12.345000000000001" table:style-name="ce73">
            <text:p>12.345</text:p>
          </table:table-cell>
          <table:table-cell office:value-type="float" office:value="9.8060000000000009" table:style-name="ce73">
            <text:p>9.806</text:p>
          </table:table-cell>
          <table:table-cell office:value-type="float" office:value="2.3199999999999998" table:style-name="ce73">
            <text:p>2.320</text:p>
          </table:table-cell>
          <table:table-cell office:value-type="float" office:value="1.341" table:style-name="ce73">
            <text:p>1.341</text:p>
          </table:table-cell>
          <table:table-cell office:value-type="float" office:value="8.588000000000001" table:style-name="ce73">
            <text:p>8.588</text:p>
          </table:table-cell>
          <table:table-cell office:value-type="float" office:value="0" table:style-name="ce73">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12" table:style-name="ce73">
            <text:p>42.120</text:p>
          </table:table-cell>
          <table:table-cell office:value-type="float" office:value="41.99" table:style-name="ce73">
            <text:p>41.990</text:p>
          </table:table-cell>
          <table:table-cell office:value-type="float" office:value="9.1999999999999998E-2" table:style-name="ce73">
            <text:p>0.092</text:p>
          </table:table-cell>
          <table:table-cell office:value-type="float" office:value="2.0990000000000002" table:style-name="ce73">
            <text:p>2.099</text:p>
          </table:table-cell>
          <table:table-cell office:value-type="float" office:value="3.6980000000000004" table:style-name="ce73">
            <text:p>3.698</text:p>
          </table:table-cell>
          <table:table-cell office:value-type="float" office:value="19.757000000000001" table:style-name="ce73">
            <text:p>19.757</text:p>
          </table:table-cell>
          <table:table-cell office:value-type="float" office:value="6.2530000000000001" table:style-name="ce73">
            <text:p>6.253</text:p>
          </table:table-cell>
          <table:table-cell office:value-type="float" office:value="0" table:style-name="ce7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409.9" table:style-name="ce73">
            <text:p>1,409.900</text:p>
          </table:table-cell>
          <table:table-cell office:value-type="float" office:value="1274.508" table:style-name="ce73">
            <text:p>1,274.508</text:p>
          </table:table-cell>
          <table:table-cell office:value-type="float" office:value="47.693000000000005" table:style-name="ce73">
            <text:p>47.693</text:p>
          </table:table-cell>
          <table:table-cell office:value-type="float" office:value="262.59700000000004" table:style-name="ce73">
            <text:p>262.597</text:p>
          </table:table-cell>
          <table:table-cell office:value-type="float" office:value="136.482" table:style-name="ce73">
            <text:p>136.482</text:p>
          </table:table-cell>
          <table:table-cell office:value-type="float" office:value="116.155" table:style-name="ce73">
            <text:p>116.155</text:p>
          </table:table-cell>
          <table:table-cell office:value-type="float" office:value="209.21" table:style-name="ce73">
            <text:p>209.210</text:p>
          </table:table-cell>
          <table:table-cell office:value-type="float" office:value="6" table:style-name="ce73">
            <text:p>6.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24.73700000000001" table:style-name="ce73">
            <text:p>124.737</text:p>
          </table:table-cell>
          <table:table-cell office:value-type="float" office:value="124.21700000000001" table:style-name="ce73">
            <text:p>124.217</text:p>
          </table:table-cell>
          <table:table-cell office:value-type="float" office:value="0" table:style-name="ce73">
            <text:p>0.000</text:p>
          </table:table-cell>
          <table:table-cell office:value-type="float" office:value="61.734000000000002" table:style-name="ce73">
            <text:p>61.734</text:p>
          </table:table-cell>
          <table:table-cell office:value-type="float" office:value="0" table:style-name="ce73">
            <text:p>0.000</text:p>
          </table:table-cell>
          <table:table-cell office:value-type="float" office:value="22.003" table:style-name="ce73">
            <text:p>22.003</text:p>
          </table:table-cell>
          <table:table-cell office:value-type="float" office:value="10.007" table:style-name="ce73">
            <text:p>10.007</text:p>
          </table:table-cell>
          <table:table-cell office:value-type="float" office:value="0" table:style-name="ce7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22" table:style-name="ce73">
            <text:p>7.220</text:p>
          </table:table-cell>
          <table:table-cell office:value-type="float" office:value="25.774999999999999" table:style-name="ce73">
            <text:p>25.775</text:p>
          </table:table-cell>
          <table:table-cell office:value-type="float" office:value="0" table:style-name="ce73">
            <text:p>0.000</text:p>
          </table:table-cell>
          <table:table-cell office:value-type="float" office:value="1.8010000000000002" table:style-name="ce73">
            <text:p>1.801</text:p>
          </table:table-cell>
          <table:table-cell office:value-type="float" office:value="20.334" table:style-name="ce73">
            <text:p>20.334</text:p>
          </table:table-cell>
          <table:table-cell office:value-type="float" office:value="0.113" table:style-name="ce73">
            <text:p>0.113</text:p>
          </table:table-cell>
          <table:table-cell office:value-type="float" office:value="0.13400000000000001" table:style-name="ce73">
            <text:p>0.134</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2.542" table:style-name="ce73">
            <text:p>102.542</text:p>
          </table:table-cell>
          <table:table-cell office:value-type="float" office:value="43.655999999999999" table:style-name="ce73">
            <text:p>43.656</text:p>
          </table:table-cell>
          <table:table-cell office:value-type="float" office:value="35.426000000000002" table:style-name="ce73">
            <text:p>35.426</text:p>
          </table:table-cell>
          <table:table-cell office:value-type="float" office:value="46.533999999999999" table:style-name="ce73">
            <text:p>46.534</text:p>
          </table:table-cell>
          <table:table-cell office:value-type="float" office:value="10.5" table:style-name="ce73">
            <text:p>10.500</text:p>
          </table:table-cell>
          <table:table-cell office:value-type="float" office:value="2.9490000000000003" table:style-name="ce73">
            <text:p>2.949</text:p>
          </table:table-cell>
          <table:table-cell office:value-type="float" office:value="2.4810000000000003" table:style-name="ce73">
            <text:p>2.481</text:p>
          </table:table-cell>
          <table:table-cell office:value-type="float" office:value="35.426000000000002" table:style-name="ce73">
            <text:p>35.42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3.502000000000001" table:style-name="ce73">
            <text:p>13.502</text:p>
          </table:table-cell>
          <table:table-cell office:value-type="float" office:value="10.902000000000001" table:style-name="ce73">
            <text:p>10.902</text:p>
          </table:table-cell>
          <table:table-cell office:value-type="float" office:value="0" table:style-name="ce73">
            <text:p>0.000</text:p>
          </table:table-cell>
          <table:table-cell office:value-type="float" office:value="2.3E-2" table:style-name="ce73">
            <text:p>0.023</text:p>
          </table:table-cell>
          <table:table-cell office:value-type="float" office:value="0" table:style-name="ce73">
            <text:p>0.000</text:p>
          </table:table-cell>
          <table:table-cell office:value-type="float" office:value="5.2560000000000002" table:style-name="ce73">
            <text:p>5.256</text:p>
          </table:table-cell>
          <table:table-cell office:value-type="float" office:value="2.347" table:style-name="ce73">
            <text:p>2.347</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4.055" table:style-name="ce73">
            <text:p>24.055</text:p>
          </table:table-cell>
          <table:table-cell office:value-type="float" office:value="22.207000000000001" table:style-name="ce73">
            <text:p>22.207</text:p>
          </table:table-cell>
          <table:table-cell office:value-type="float" office:value="0.81200000000000006" table:style-name="ce73">
            <text:p>0.812</text:p>
          </table:table-cell>
          <table:table-cell office:value-type="float" office:value="1.079" table:style-name="ce73">
            <text:p>1.079</text:p>
          </table:table-cell>
          <table:table-cell office:value-type="float" office:value="3.282" table:style-name="ce73">
            <text:p>3.282</text:p>
          </table:table-cell>
          <table:table-cell office:value-type="float" office:value="15.419" table:style-name="ce73">
            <text:p>15.419</text:p>
          </table:table-cell>
          <table:table-cell office:value-type="float" office:value="1.165" table:style-name="ce73">
            <text:p>1.165</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3.346" table:style-name="ce73">
            <text:p>13.346</text:p>
          </table:table-cell>
          <table:table-cell office:value-type="float" office:value="12.097000000000001" table:style-name="ce73">
            <text:p>12.097</text:p>
          </table:table-cell>
          <table:table-cell office:value-type="float" office:value="0" table:style-name="ce73">
            <text:p>0.000</text:p>
          </table:table-cell>
          <table:table-cell office:value-type="float" office:value="0.68700000000000006" table:style-name="ce73">
            <text:p>0.687</text:p>
          </table:table-cell>
          <table:table-cell office:value-type="float" office:value="3.1380000000000003" table:style-name="ce73">
            <text:p>3.138</text:p>
          </table:table-cell>
          <table:table-cell office:value-type="float" office:value="1.4750000000000001" table:style-name="ce73">
            <text:p>1.475</text:p>
          </table:table-cell>
          <table:table-cell office:value-type="float" office:value="1.619" table:style-name="ce73">
            <text:p>1.619</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3.45400000000001" table:style-name="ce73">
            <text:p>133.454</text:p>
          </table:table-cell>
          <table:table-cell office:value-type="float" office:value="172.82" table:style-name="ce73">
            <text:p>172.820</text:p>
          </table:table-cell>
          <table:table-cell office:value-type="float" office:value="0" table:style-name="ce73">
            <text:p>0.000</text:p>
          </table:table-cell>
          <table:table-cell office:value-type="float" office:value="77.756" table:style-name="ce73">
            <text:p>77.756</text:p>
          </table:table-cell>
          <table:table-cell office:value-type="float" office:value="34.119999999999997" table:style-name="ce73">
            <text:p>34.120</text:p>
          </table:table-cell>
          <table:table-cell office:value-type="float" office:value="2.3940000000000001" table:style-name="ce73">
            <text:p>2.394</text:p>
          </table:table-cell>
          <table:table-cell office:value-type="float" office:value="2.6739999999999999" table:style-name="ce73">
            <text:p>2.674</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1.606000000000009" table:style-name="ce73">
            <text:p>71.606</text:p>
          </table:table-cell>
          <table:table-cell office:value-type="float" office:value="36.07" table:style-name="ce73">
            <text:p>36.070</text:p>
          </table:table-cell>
          <table:table-cell office:value-type="float" office:value="2.2850000000000001" table:style-name="ce73">
            <text:p>2.285</text:p>
          </table:table-cell>
          <table:table-cell office:value-type="float" office:value="22.866" table:style-name="ce73">
            <text:p>22.866</text:p>
          </table:table-cell>
          <table:table-cell office:value-type="float" office:value="24.974" table:style-name="ce73">
            <text:p>24.974</text:p>
          </table:table-cell>
          <table:table-cell office:value-type="float" office:value="1.718" table:style-name="ce73">
            <text:p>1.718</text:p>
          </table:table-cell>
          <table:table-cell office:value-type="float" office:value="67.263000000000005" table:style-name="ce73">
            <text:p>67.263</text:p>
          </table:table-cell>
          <table:table-cell office:value-type="float" office:value="46.492000000000004" table:style-name="ce73">
            <text:p>46.492</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64.57300000000009" table:style-name="ce73">
            <text:p>964.573</text:p>
          </table:table-cell>
          <table:table-cell office:value-type="float" office:value="885.88400000000001" table:style-name="ce73">
            <text:p>885.884</text:p>
          </table:table-cell>
          <table:table-cell office:value-type="float" office:value="10.364000000000001" table:style-name="ce73">
            <text:p>10.364</text:p>
          </table:table-cell>
          <table:table-cell office:value-type="float" office:value="566.245" table:style-name="ce73">
            <text:p>566.245</text:p>
          </table:table-cell>
          <table:table-cell office:value-type="float" office:value="83.599000000000004" table:style-name="ce73">
            <text:p>83.599</text:p>
          </table:table-cell>
          <table:table-cell office:value-type="float" office:value="14.808" table:style-name="ce73">
            <text:p>14.808</text:p>
          </table:table-cell>
          <table:table-cell office:value-type="float" office:value="182.23600000000002" table:style-name="ce73">
            <text:p>182.236</text:p>
          </table:table-cell>
          <table:table-cell office:value-type="float" office:value="0" table:style-name="ce73">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61.366" table:style-name="ce73">
            <text:p>1,361.366</text:p>
          </table:table-cell>
          <table:table-cell office:value-type="float" office:value="1043.953" table:style-name="ce73">
            <text:p>1,043.953</text:p>
          </table:table-cell>
          <table:table-cell office:value-type="float" office:value="0" table:style-name="ce73">
            <text:p>0.000</text:p>
          </table:table-cell>
          <table:table-cell office:value-type="float" office:value="300.87" table:style-name="ce73">
            <text:p>300.870</text:p>
          </table:table-cell>
          <table:table-cell office:value-type="float" office:value="45.736000000000004" table:style-name="ce73">
            <text:p>45.736</text:p>
          </table:table-cell>
          <table:table-cell office:value-type="float" office:value="19.989000000000001" table:style-name="ce73">
            <text:p>19.989</text:p>
          </table:table-cell>
          <table:table-cell office:value-type="float" office:value="802.85800000000006" table:style-name="ce73">
            <text:p>802.858</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303.4970000000003" table:style-name="ce84">
            <text:p>4,303.497</text:p>
          </table:table-cell>
          <table:table-cell office:value-type="float" office:value="3711.0340000000001" table:style-name="ce84">
            <text:p>3,711.034</text:p>
          </table:table-cell>
          <table:table-cell office:value-type="float" office:value="109.01700000000001" table:style-name="ce84">
            <text:p>109.017</text:p>
          </table:table-cell>
          <table:table-cell office:value-type="float" office:value="1354.0970000000002" table:style-name="ce84">
            <text:p>1,354.097</text:p>
          </table:table-cell>
          <table:table-cell office:value-type="float" office:value="368.18299999999999" table:style-name="ce84">
            <text:p>368.183</text:p>
          </table:table-cell>
          <table:table-cell office:value-type="float" office:value="223.37700000000004" table:style-name="ce84">
            <text:p>223.377</text:p>
          </table:table-cell>
          <table:table-cell office:value-type="float" office:value="1296.835" table:style-name="ce84">
            <text:p>1,296.835</text:p>
          </table:table-cell>
          <table:table-cell office:value-type="float" office:value="87.918000000000006" table:style-name="ce84">
            <text:p>87.918</text:p>
          </table:table-cell>
          <table:table-cell table:number-columns-repeated="16374"/>
        </table:table-row>
        <table:table-row table:style-name="ro3">
          <table:table-cell table:style-name="ce1"/>
          <table:table-cell table:style-name="ce109"/>
          <table:table-cell table:number-columns-repeated="8" table:style-name="ce110"/>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April to June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9"/>
          <table:table-cell table:number-columns-repeated="8" table:style-name="ce110"/>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746.879999999997" table:style-name="ce10">
            <text:p>35,746.880</text:p>
          </table:table-cell>
          <table:table-cell office:value-type="float" office:value="27916.85" table:style-name="ce10">
            <text:p>27,916.850</text:p>
          </table:table-cell>
          <table:table-cell office:value-type="float" office:value="1304.748" table:style-name="ce10">
            <text:p>1,304.748</text:p>
          </table:table-cell>
          <table:table-cell office:value-type="float" office:value="13174.382" table:style-name="ce73">
            <text:p>13,174.382</text:p>
          </table:table-cell>
          <table:table-cell office:value-type="float" office:value="3838.4259999999999" table:style-name="ce73">
            <text:p>3,838.426</text:p>
          </table:table-cell>
          <table:table-cell office:value-type="float" office:value="7800.6920000000009" table:style-name="ce73">
            <text:p>7,800.692</text:p>
          </table:table-cell>
          <table:table-cell office:value-type="float" office:value="8028.0529999999999" table:style-name="ce73">
            <text:p>8,028.053</text:p>
          </table:table-cell>
          <table:table-cell office:value-type="float" office:value="50.05" table:style-name="ce73">
            <text:p>50.05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86.3560000000007" table:style-name="ce10">
            <text:p>5,686.356</text:p>
          </table:table-cell>
          <table:table-cell office:value-type="float" office:value="5684.7510000000002" table:style-name="ce10">
            <text:p>5,684.751</text:p>
          </table:table-cell>
          <table:table-cell office:value-type="float" office:value="47.097999999999999" table:style-name="ce10">
            <text:p>47.098</text:p>
          </table:table-cell>
          <table:table-cell office:value-type="float" office:value="936.36800000000005" table:style-name="ce73">
            <text:p>936.368</text:p>
          </table:table-cell>
          <table:table-cell office:value-type="float" office:value="1306.3579999999999" table:style-name="ce73">
            <text:p>1,306.358</text:p>
          </table:table-cell>
          <table:table-cell office:value-type="float" office:value="2530.6999999999998" table:style-name="ce73">
            <text:p>2,530.700</text:p>
          </table:table-cell>
          <table:table-cell office:value-type="float" office:value="702.80900000000008" table:style-name="ce73">
            <text:p>702.809</text:p>
          </table:table-cell>
          <table:table-cell office:value-type="float" office:value="1.7290000000000001" table:style-name="ce73">
            <text:p>1.729</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777.0869999999995" table:style-name="ce10">
            <text:p>5,777.087</text:p>
          </table:table-cell>
          <table:table-cell office:value-type="float" office:value="5552.74" table:style-name="ce10">
            <text:p>5,552.740</text:p>
          </table:table-cell>
          <table:table-cell office:value-type="float" office:value="126.62" table:style-name="ce10">
            <text:p>126.620</text:p>
          </table:table-cell>
          <table:table-cell office:value-type="float" office:value="1574.748" table:style-name="ce73">
            <text:p>1,574.748</text:p>
          </table:table-cell>
          <table:table-cell office:value-type="float" office:value="442.73300000000006" table:style-name="ce73">
            <text:p>442.733</text:p>
          </table:table-cell>
          <table:table-cell office:value-type="float" office:value="1996.894" table:style-name="ce73">
            <text:p>1,996.894</text:p>
          </table:table-cell>
          <table:table-cell office:value-type="float" office:value="842.95799999999997" table:style-name="ce73">
            <text:p>842.958</text:p>
          </table:table-cell>
          <table:table-cell office:value-type="float" office:value="2.734" table:style-name="ce73">
            <text:p>2.734</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014.0959999999995" table:style-name="ce10">
            <text:p>6,014.096</text:p>
          </table:table-cell>
          <table:table-cell office:value-type="float" office:value="5680.6679999999997" table:style-name="ce10">
            <text:p>5,680.668</text:p>
          </table:table-cell>
          <table:table-cell office:value-type="float" office:value="224.75400000000002" table:style-name="ce10">
            <text:p>224.754</text:p>
          </table:table-cell>
          <table:table-cell office:value-type="float" office:value="1550.115" table:style-name="ce73">
            <text:p>1,550.115</text:p>
          </table:table-cell>
          <table:table-cell office:value-type="float" office:value="484.685" table:style-name="ce73">
            <text:p>484.685</text:p>
          </table:table-cell>
          <table:table-cell office:value-type="float" office:value="2250.7260000000001" table:style-name="ce73">
            <text:p>2,250.726</text:p>
          </table:table-cell>
          <table:table-cell office:value-type="float" office:value="569.51800000000003" table:style-name="ce73">
            <text:p>569.518</text:p>
          </table:table-cell>
          <table:table-cell office:value-type="float" office:value="0.52500000000000002" table:style-name="ce73">
            <text:p>0.525</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91.09" table:style-name="ce10">
            <text:p>2,591.090</text:p>
          </table:table-cell>
          <table:table-cell office:value-type="float" office:value="2452.0549999999998" table:style-name="ce10">
            <text:p>2,452.055</text:p>
          </table:table-cell>
          <table:table-cell office:value-type="float" office:value="38.591000000000001" table:style-name="ce10">
            <text:p>38.591</text:p>
          </table:table-cell>
          <table:table-cell office:value-type="float" office:value="625.37" table:style-name="ce73">
            <text:p>625.370</text:p>
          </table:table-cell>
          <table:table-cell office:value-type="float" office:value="179.12200000000001" table:style-name="ce73">
            <text:p>179.122</text:p>
          </table:table-cell>
          <table:table-cell office:value-type="float" office:value="984.46600000000012" table:style-name="ce73">
            <text:p>984.466</text:p>
          </table:table-cell>
          <table:table-cell office:value-type="float" office:value="240.999" table:style-name="ce73">
            <text:p>240.999</text:p>
          </table:table-cell>
          <table:table-cell office:value-type="float" office:value="0.158" table:style-name="ce73">
            <text:p>0.15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6.176000000000002" table:style-name="ce10">
            <text:p>96.176</text:p>
          </table:table-cell>
          <table:table-cell office:value-type="float" office:value="91.863000000000014" table:style-name="ce10">
            <text:p>91.863</text:p>
          </table:table-cell>
          <table:table-cell office:value-type="float" office:value="2.5960000000000001" table:style-name="ce10">
            <text:p>2.596</text:p>
          </table:table-cell>
          <table:table-cell office:value-type="float" office:value="70.138000000000005" table:style-name="ce73">
            <text:p>70.138</text:p>
          </table:table-cell>
          <table:table-cell office:value-type="float" office:value="12.158000000000001" table:style-name="ce73">
            <text:p>12.158</text:p>
          </table:table-cell>
          <table:table-cell office:value-type="float" office:value="44.521000000000001" table:style-name="ce73">
            <text:p>44.521</text:p>
          </table:table-cell>
          <table:table-cell office:value-type="float" office:value="6.5750000000000002" table:style-name="ce73">
            <text:p>6.575</text:p>
          </table:table-cell>
          <table:table-cell office:value-type="float" office:value="9.0999999999999998E-2" table:style-name="ce73">
            <text:p>0.091</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41100000000000003" table:style-name="ce10">
            <text:p>0.411</text:p>
          </table:table-cell>
          <table:table-cell office:value-type="float" office:value="0" table:style-name="ce10">
            <text:p>0.000</text:p>
          </table:table-cell>
          <table:table-cell office:value-type="float" office:value="0.16800000000000001" table:style-name="ce10">
            <text:p>0.168</text:p>
          </table:table-cell>
          <table:table-cell office:value-type="float" office:value="0" table:style-name="ce73">
            <text:p>0.000</text:p>
          </table:table-cell>
          <table:table-cell office:value-type="float" office:value="0.24300000000000002" table:style-name="ce73">
            <text:p>0.243</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2.08500000000001" table:style-name="ce10">
            <text:p>142.085</text:p>
          </table:table-cell>
          <table:table-cell office:value-type="float" office:value="139.46800000000002" table:style-name="ce10">
            <text:p>139.468</text:p>
          </table:table-cell>
          <table:table-cell office:value-type="float" office:value="0.16200000000000001" table:style-name="ce10">
            <text:p>0.162</text:p>
          </table:table-cell>
          <table:table-cell office:value-type="float" office:value="33.606999999999999" table:style-name="ce73">
            <text:p>33.607</text:p>
          </table:table-cell>
          <table:table-cell office:value-type="float" office:value="11.557" table:style-name="ce73">
            <text:p>11.557</text:p>
          </table:table-cell>
          <table:table-cell office:value-type="float" office:value="56.356000000000002" table:style-name="ce73">
            <text:p>56.356</text:p>
          </table:table-cell>
          <table:table-cell office:value-type="float" office:value="14.393000000000001" table:style-name="ce73">
            <text:p>14.393</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000000000000002E-2" table:style-name="ce10">
            <text:p>0.018</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581.303999999996" table:style-name="ce10">
            <text:p>27,581.304</text:p>
          </table:table-cell>
          <table:table-cell office:value-type="float" office:value="23861.156999999999" table:style-name="ce10">
            <text:p>23,861.157</text:p>
          </table:table-cell>
          <table:table-cell office:value-type="float" office:value="2439.0830000000001" table:style-name="ce10">
            <text:p>2,439.083</text:p>
          </table:table-cell>
          <table:table-cell office:value-type="float" office:value="6261.8630000000003" table:style-name="ce73">
            <text:p>6,261.863</text:p>
          </table:table-cell>
          <table:table-cell office:value-type="float" office:value="2177.3620000000001" table:style-name="ce73">
            <text:p>2,177.362</text:p>
          </table:table-cell>
          <table:table-cell office:value-type="float" office:value="4089.2490000000003" table:style-name="ce73">
            <text:p>4,089.249</text:p>
          </table:table-cell>
          <table:table-cell office:value-type="float" office:value="7367.1030000000001" table:style-name="ce73">
            <text:p>7,367.103</text:p>
          </table:table-cell>
          <table:table-cell office:value-type="float" office:value="310.387" table:style-name="ce73">
            <text:p>310.387</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521.967000000001" table:style-name="ce10">
            <text:p>25,521.967</text:p>
          </table:table-cell>
          <table:table-cell office:value-type="float" office:value="22514.037999999997" table:style-name="ce10">
            <text:p>22,514.038</text:p>
          </table:table-cell>
          <table:table-cell office:value-type="float" office:value="1797.673" table:style-name="ce10">
            <text:p>1,797.673</text:p>
          </table:table-cell>
          <table:table-cell office:value-type="float" office:value="6496.5190000000002" table:style-name="ce73">
            <text:p>6,496.519</text:p>
          </table:table-cell>
          <table:table-cell office:value-type="float" office:value="2429.54" table:style-name="ce73">
            <text:p>2,429.540</text:p>
          </table:table-cell>
          <table:table-cell office:value-type="float" office:value="7233.2709999999997" table:style-name="ce73">
            <text:p>7,233.271</text:p>
          </table:table-cell>
          <table:table-cell office:value-type="float" office:value="6174.6570000000002" table:style-name="ce73">
            <text:p>6,174.657</text:p>
          </table:table-cell>
          <table:table-cell office:value-type="float" office:value="27.52" table:style-name="ce73">
            <text:p>27.52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57.43100000000001" table:style-name="ce10">
            <text:p>157.431</text:p>
          </table:table-cell>
          <table:table-cell office:value-type="float" office:value="141.67200000000003" table:style-name="ce10">
            <text:p>141.672</text:p>
          </table:table-cell>
          <table:table-cell office:value-type="float" office:value="0" table:style-name="ce10">
            <text:p>0.000</text:p>
          </table:table-cell>
          <table:table-cell office:value-type="float" office:value="28.273000000000003" table:style-name="ce73">
            <text:p>28.273</text:p>
          </table:table-cell>
          <table:table-cell office:value-type="float" office:value="15.19" table:style-name="ce73">
            <text:p>15.190</text:p>
          </table:table-cell>
          <table:table-cell office:value-type="float" office:value="17.713000000000001" table:style-name="ce73">
            <text:p>17.713</text:p>
          </table:table-cell>
          <table:table-cell office:value-type="float" office:value="86.462000000000003" table:style-name="ce73">
            <text:p>86.462</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9314.901" table:style-name="ce84">
            <text:p>109,314.901</text:p>
          </table:table-cell>
          <table:table-cell office:value-type="float" office:value="94035.262000000002" table:style-name="ce84">
            <text:p>94,035.262</text:p>
          </table:table-cell>
          <table:table-cell office:value-type="float" office:value="5981.4929999999995" table:style-name="ce84">
            <text:p>5,981.493</text:p>
          </table:table-cell>
          <table:table-cell office:value-type="float" office:value="30751.383000000002" table:style-name="ce84">
            <text:p>30,751.383</text:p>
          </table:table-cell>
          <table:table-cell office:value-type="float" office:value="10897.374000000002" table:style-name="ce84">
            <text:p>10,897.374</text:p>
          </table:table-cell>
          <table:table-cell office:value-type="float" office:value="27004.588000000003" table:style-name="ce84">
            <text:p>27,004.588</text:p>
          </table:table-cell>
          <table:table-cell office:value-type="float" office:value="24033.526999999998" table:style-name="ce84">
            <text:p>24,033.527</text:p>
          </table:table-cell>
          <table:table-cell office:value-type="float" office:value="393.19399999999996" table:style-name="ce84">
            <text:p>393.194</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978999999999999" table:style-name="ce73">
            <text:p>34.979</text:p>
          </table:table-cell>
          <table:table-cell office:value-type="float" office:value="8.6580000000000013" table:style-name="ce73">
            <text:p>8.658</text:p>
          </table:table-cell>
          <table:table-cell office:value-type="float" office:value="18.41" table:style-name="ce73">
            <text:p>18.410</text:p>
          </table:table-cell>
          <table:table-cell office:value-type="float" office:value="1.4" table:style-name="ce73">
            <text:p>1.400</text:p>
          </table:table-cell>
          <table:table-cell office:value-type="float" office:value="1.0859999999999999" table:style-name="ce73">
            <text:p>1.086</text:p>
          </table:table-cell>
          <table:table-cell office:value-type="float" office:value="1.8" table:style-name="ce73">
            <text:p>1.800</text:p>
          </table:table-cell>
          <table:table-cell office:value-type="float" office:value="9.609" table:style-name="ce73">
            <text:p>9.609</text:p>
          </table:table-cell>
          <table:table-cell office:value-type="float" office:value="0" table:style-name="ce73">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5.019000000000005" table:style-name="ce73">
            <text:p>65.019</text:p>
          </table:table-cell>
          <table:table-cell office:value-type="float" office:value="17.989000000000001" table:style-name="ce73">
            <text:p>17.989</text:p>
          </table:table-cell>
          <table:table-cell office:value-type="float" office:value="0.34100000000000003" table:style-name="ce73">
            <text:p>0.341</text:p>
          </table:table-cell>
          <table:table-cell office:value-type="float" office:value="1.01" table:style-name="ce73">
            <text:p>1.010</text:p>
          </table:table-cell>
          <table:table-cell office:value-type="float" office:value="5.5470000000000006" table:style-name="ce73">
            <text:p>5.547</text:p>
          </table:table-cell>
          <table:table-cell office:value-type="float" office:value="13.809000000000001" table:style-name="ce73">
            <text:p>13.809</text:p>
          </table:table-cell>
          <table:table-cell office:value-type="float" office:value="2.5" table:style-name="ce73">
            <text:p>2.500</text:p>
          </table:table-cell>
          <table:table-cell office:value-type="float" office:value="0" table:style-name="ce7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62.037" table:style-name="ce73">
            <text:p>1,162.037</text:p>
          </table:table-cell>
          <table:table-cell office:value-type="float" office:value="1249.0830000000003" table:style-name="ce73">
            <text:p>1,249.083</text:p>
          </table:table-cell>
          <table:table-cell office:value-type="float" office:value="48.241000000000007" table:style-name="ce73">
            <text:p>48.241</text:p>
          </table:table-cell>
          <table:table-cell office:value-type="float" office:value="134.98599999999999" table:style-name="ce73">
            <text:p>134.986</text:p>
          </table:table-cell>
          <table:table-cell office:value-type="float" office:value="50.603999999999999" table:style-name="ce73">
            <text:p>50.604</text:p>
          </table:table-cell>
          <table:table-cell office:value-type="float" office:value="55.408999999999999" table:style-name="ce73">
            <text:p>55.409</text:p>
          </table:table-cell>
          <table:table-cell office:value-type="float" office:value="210.36" table:style-name="ce73">
            <text:p>210.360</text:p>
          </table:table-cell>
          <table:table-cell office:value-type="float" office:value="0" table:style-name="ce73">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275" table:style-name="ce73">
            <text:p>11.275</text:p>
          </table:table-cell>
          <table:table-cell office:value-type="float" office:value="108.789" table:style-name="ce73">
            <text:p>108.789</text:p>
          </table:table-cell>
          <table:table-cell office:value-type="float" office:value="0.24100000000000002" table:style-name="ce73">
            <text:p>0.241</text:p>
          </table:table-cell>
          <table:table-cell office:value-type="float" office:value="1.08" table:style-name="ce73">
            <text:p>1.080</text:p>
          </table:table-cell>
          <table:table-cell office:value-type="float" office:value="0.13400000000000001" table:style-name="ce73">
            <text:p>0.134</text:p>
          </table:table-cell>
          <table:table-cell office:value-type="float" office:value="3.6870000000000003" table:style-name="ce73">
            <text:p>3.687</text:p>
          </table:table-cell>
          <table:table-cell office:value-type="float" office:value="4.0070000000000006" table:style-name="ce73">
            <text:p>4.007</text:p>
          </table:table-cell>
          <table:table-cell office:value-type="float" office:value="4.2000000000000003E-2" table:style-name="ce73">
            <text:p>0.042</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4.269000000000002" table:style-name="ce73">
            <text:p>24.269</text:p>
          </table:table-cell>
          <table:table-cell office:value-type="float" office:value="18.309999999999999" table:style-name="ce73">
            <text:p>18.310</text:p>
          </table:table-cell>
          <table:table-cell office:value-type="float" office:value="0.2" table:style-name="ce73">
            <text:p>0.200</text:p>
          </table:table-cell>
          <table:table-cell office:value-type="float" office:value="7.72" table:style-name="ce73">
            <text:p>7.72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6.31" table:style-name="ce73">
            <text:p>86.310</text:p>
          </table:table-cell>
          <table:table-cell office:value-type="float" office:value="17.243000000000002" table:style-name="ce73">
            <text:p>17.243</text:p>
          </table:table-cell>
          <table:table-cell office:value-type="float" office:value="34.149000000000001" table:style-name="ce73">
            <text:p>34.149</text:p>
          </table:table-cell>
          <table:table-cell office:value-type="float" office:value="42.003" table:style-name="ce73">
            <text:p>42.003</text:p>
          </table:table-cell>
          <table:table-cell office:value-type="float" office:value="1.347" table:style-name="ce73">
            <text:p>1.347</text:p>
          </table:table-cell>
          <table:table-cell office:value-type="float" office:value="6.13" table:style-name="ce73">
            <text:p>6.130</text:p>
          </table:table-cell>
          <table:table-cell office:value-type="float" office:value="1.3360000000000001" table:style-name="ce73">
            <text:p>1.336</text:p>
          </table:table-cell>
          <table:table-cell office:value-type="float" office:value="0" table:style-name="ce73">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217" table:style-name="ce73">
            <text:p>0.217</text:p>
          </table:table-cell>
          <table:table-cell office:value-type="float" office:value="0.10400000000000001" table:style-name="ce73">
            <text:p>0.104</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5.3000000000000005E-2" table:style-name="ce73">
            <text:p>0.053</text:p>
          </table:table-cell>
          <table:table-cell office:value-type="float" office:value="2.2000000000000002E-2" table:style-name="ce73">
            <text:p>0.022</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156000000000001" table:style-name="ce73">
            <text:p>10.156</text:p>
          </table:table-cell>
          <table:table-cell office:value-type="float" office:value="9.032" table:style-name="ce73">
            <text:p>9.032</text:p>
          </table:table-cell>
          <table:table-cell office:value-type="float" office:value="0.36200000000000004" table:style-name="ce73">
            <text:p>0.362</text:p>
          </table:table-cell>
          <table:table-cell office:value-type="float" office:value="1.5570000000000002" table:style-name="ce73">
            <text:p>1.557</text:p>
          </table:table-cell>
          <table:table-cell office:value-type="float" office:value="5.0360000000000005" table:style-name="ce73">
            <text:p>5.036</text:p>
          </table:table-cell>
          <table:table-cell office:value-type="float" office:value="1.357" table:style-name="ce73">
            <text:p>1.357</text:p>
          </table:table-cell>
          <table:table-cell office:value-type="float" office:value="1.7000000000000001E-2" table:style-name="ce73">
            <text:p>0.017</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3760000000000003" table:style-name="ce73">
            <text:p>5.376</text:p>
          </table:table-cell>
          <table:table-cell office:value-type="float" office:value="4.9910000000000005" table:style-name="ce73">
            <text:p>4.991</text:p>
          </table:table-cell>
          <table:table-cell office:value-type="float" office:value="1.3000000000000001E-2" table:style-name="ce73">
            <text:p>0.013</text:p>
          </table:table-cell>
          <table:table-cell office:value-type="float" office:value="0.63600000000000001" table:style-name="ce73">
            <text:p>0.636</text:p>
          </table:table-cell>
          <table:table-cell office:value-type="float" office:value="1.7670000000000001" table:style-name="ce73">
            <text:p>1.767</text:p>
          </table:table-cell>
          <table:table-cell office:value-type="float" office:value="2.198" table:style-name="ce73">
            <text:p>2.198</text:p>
          </table:table-cell>
          <table:table-cell office:value-type="float" office:value="0.12" table:style-name="ce73">
            <text:p>0.120</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68.04300000000001" table:style-name="ce73">
            <text:p>468.043</text:p>
          </table:table-cell>
          <table:table-cell office:value-type="float" office:value="465.90900000000005" table:style-name="ce73">
            <text:p>465.909</text:p>
          </table:table-cell>
          <table:table-cell office:value-type="float" office:value="0" table:style-name="ce73">
            <text:p>0.000</text:p>
          </table:table-cell>
          <table:table-cell office:value-type="float" office:value="310.13200000000001" table:style-name="ce73">
            <text:p>310.132</text:p>
          </table:table-cell>
          <table:table-cell office:value-type="float" office:value="24.712" table:style-name="ce73">
            <text:p>24.712</text:p>
          </table:table-cell>
          <table:table-cell office:value-type="float" office:value="18.073" table:style-name="ce73">
            <text:p>18.073</text:p>
          </table:table-cell>
          <table:table-cell office:value-type="float" office:value="5.4020000000000001" table:style-name="ce73">
            <text:p>5.402</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6.041" table:style-name="ce73">
            <text:p>136.041</text:p>
          </table:table-cell>
          <table:table-cell office:value-type="float" office:value="46.133000000000003" table:style-name="ce73">
            <text:p>46.133</text:p>
          </table:table-cell>
          <table:table-cell office:value-type="float" office:value="14.574999999999999" table:style-name="ce73">
            <text:p>14.575</text:p>
          </table:table-cell>
          <table:table-cell office:value-type="float" office:value="47.387" table:style-name="ce73">
            <text:p>47.387</text:p>
          </table:table-cell>
          <table:table-cell office:value-type="float" office:value="6.101" table:style-name="ce73">
            <text:p>6.101</text:p>
          </table:table-cell>
          <table:table-cell office:value-type="float" office:value="6.4860000000000007" table:style-name="ce73">
            <text:p>6.486</text:p>
          </table:table-cell>
          <table:table-cell office:value-type="float" office:value="19.824000000000002" table:style-name="ce73">
            <text:p>19.824</text:p>
          </table:table-cell>
          <table:table-cell office:value-type="float" office:value="2.5350000000000001" table:style-name="ce73">
            <text:p>2.53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61.47700000000009" table:style-name="ce73">
            <text:p>961.477</text:p>
          </table:table-cell>
          <table:table-cell office:value-type="float" office:value="897.60200000000009" table:style-name="ce73">
            <text:p>897.602</text:p>
          </table:table-cell>
          <table:table-cell office:value-type="float" office:value="6.7490000000000006" table:style-name="ce73">
            <text:p>6.749</text:p>
          </table:table-cell>
          <table:table-cell office:value-type="float" office:value="712.83699999999999" table:style-name="ce73">
            <text:p>712.837</text:p>
          </table:table-cell>
          <table:table-cell office:value-type="float" office:value="40.314999999999998" table:style-name="ce73">
            <text:p>40.315</text:p>
          </table:table-cell>
          <table:table-cell office:value-type="float" office:value="39.069000000000003" table:style-name="ce73">
            <text:p>39.069</text:p>
          </table:table-cell>
          <table:table-cell office:value-type="float" office:value="45.530999999999999" table:style-name="ce73">
            <text:p>45.531</text:p>
          </table:table-cell>
          <table:table-cell office:value-type="float" office:value="0" table:style-name="ce73">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29.2440000000001" table:style-name="ce73">
            <text:p>1,229.244</text:p>
          </table:table-cell>
          <table:table-cell office:value-type="float" office:value="997.16" table:style-name="ce73">
            <text:p>997.160</text:p>
          </table:table-cell>
          <table:table-cell office:value-type="float" office:value="0" table:style-name="ce73">
            <text:p>0.000</text:p>
          </table:table-cell>
          <table:table-cell office:value-type="float" office:value="291.49600000000004" table:style-name="ce73">
            <text:p>291.496</text:p>
          </table:table-cell>
          <table:table-cell office:value-type="float" office:value="53.045000000000002" table:style-name="ce73">
            <text:p>53.045</text:p>
          </table:table-cell>
          <table:table-cell office:value-type="float" office:value="58.207000000000001" table:style-name="ce73">
            <text:p>58.207</text:p>
          </table:table-cell>
          <table:table-cell office:value-type="float" office:value="817.58800000000008" table:style-name="ce73">
            <text:p>817.588</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194.4430000000002" table:style-name="ce84">
            <text:p>4,194.443</text:p>
          </table:table-cell>
          <table:table-cell office:value-type="float" office:value="3841.0030000000006" table:style-name="ce84">
            <text:p>3,841.003</text:p>
          </table:table-cell>
          <table:table-cell office:value-type="float" office:value="123.28100000000001" table:style-name="ce84">
            <text:p>123.281</text:p>
          </table:table-cell>
          <table:table-cell office:value-type="float" office:value="1552.2440000000001" table:style-name="ce84">
            <text:p>1,552.244</text:p>
          </table:table-cell>
          <table:table-cell office:value-type="float" office:value="189.69400000000002" table:style-name="ce84">
            <text:p>189.694</text:p>
          </table:table-cell>
          <table:table-cell office:value-type="float" office:value="206.27799999999999" table:style-name="ce84">
            <text:p>206.278</text:p>
          </table:table-cell>
          <table:table-cell office:value-type="float" office:value="1116.316" table:style-name="ce84">
            <text:p>1,116.316</text:p>
          </table:table-cell>
          <table:table-cell office:value-type="float" office:value="2.577" table:style-name="ce84">
            <text:p>2.577</text:p>
          </table:table-cell>
          <table:table-cell table:number-columns-repeated="16374"/>
        </table:table-row>
        <table:table-row table:style-name="ro3">
          <table:table-cell table:style-name="ce1"/>
          <table:table-cell table:style-name="ce109"/>
          <table:table-cell table:number-columns-repeated="8" table:style-name="ce111"/>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uly to Sept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9"/>
          <table:table-cell table:number-columns-repeated="8" table:style-name="ce110"/>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7560.786000000007" table:style-name="ce10">
            <text:p>37,560.786</text:p>
          </table:table-cell>
          <table:table-cell office:value-type="float" office:value="29294.845999999998" table:style-name="ce10">
            <text:p>29,294.846</text:p>
          </table:table-cell>
          <table:table-cell office:value-type="float" office:value="1853.569" table:style-name="ce10">
            <text:p>1,853.569</text:p>
          </table:table-cell>
          <table:table-cell office:value-type="float" office:value="11550.549000000001" table:style-name="ce73">
            <text:p>11,550.549</text:p>
          </table:table-cell>
          <table:table-cell office:value-type="float" office:value="4679.7510000000002" table:style-name="ce73">
            <text:p>4,679.751</text:p>
          </table:table-cell>
          <table:table-cell office:value-type="float" office:value="9637.2220000000016" table:style-name="ce73">
            <text:p>9,637.222</text:p>
          </table:table-cell>
          <table:table-cell office:value-type="float" office:value="5927.1690000000008" table:style-name="ce73">
            <text:p>5,927.169</text:p>
          </table:table-cell>
          <table:table-cell office:value-type="float" office:value="26.773" table:style-name="ce73">
            <text:p>26.773</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124.3339999999998" table:style-name="ce10">
            <text:p>5,124.334</text:p>
          </table:table-cell>
          <table:table-cell office:value-type="float" office:value="4792.6859999999997" table:style-name="ce10">
            <text:p>4,792.686</text:p>
          </table:table-cell>
          <table:table-cell office:value-type="float" office:value="49.188000000000002" table:style-name="ce10">
            <text:p>49.188</text:p>
          </table:table-cell>
          <table:table-cell office:value-type="float" office:value="848.09900000000005" table:style-name="ce73">
            <text:p>848.099</text:p>
          </table:table-cell>
          <table:table-cell office:value-type="float" office:value="775.60300000000007" table:style-name="ce73">
            <text:p>775.603</text:p>
          </table:table-cell>
          <table:table-cell office:value-type="float" office:value="2465.5260000000003" table:style-name="ce73">
            <text:p>2,465.526</text:p>
          </table:table-cell>
          <table:table-cell office:value-type="float" office:value="1044.499" table:style-name="ce73">
            <text:p>1,044.499</text:p>
          </table:table-cell>
          <table:table-cell office:value-type="float" office:value="1.042" table:style-name="ce73">
            <text:p>1.042</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398.8580000000011" table:style-name="ce10">
            <text:p>6,398.858</text:p>
          </table:table-cell>
          <table:table-cell office:value-type="float" office:value="5281.5920000000015" table:style-name="ce10">
            <text:p>5,281.592</text:p>
          </table:table-cell>
          <table:table-cell office:value-type="float" office:value="567.41800000000012" table:style-name="ce10">
            <text:p>567.418</text:p>
          </table:table-cell>
          <table:table-cell office:value-type="float" office:value="1229.0229999999999" table:style-name="ce73">
            <text:p>1,229.023</text:p>
          </table:table-cell>
          <table:table-cell office:value-type="float" office:value="540.00700000000006" table:style-name="ce73">
            <text:p>540.007</text:p>
          </table:table-cell>
          <table:table-cell office:value-type="float" office:value="1724.2740000000001" table:style-name="ce73">
            <text:p>1,724.274</text:p>
          </table:table-cell>
          <table:table-cell office:value-type="float" office:value="1457.335" table:style-name="ce73">
            <text:p>1,457.335</text:p>
          </table:table-cell>
          <table:table-cell office:value-type="float" office:value="442.16200000000003" table:style-name="ce73">
            <text:p>442.162</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038.2350000000006" table:style-name="ce10">
            <text:p>6,038.235</text:p>
          </table:table-cell>
          <table:table-cell office:value-type="float" office:value="5396.9840000000004" table:style-name="ce10">
            <text:p>5,396.984</text:p>
          </table:table-cell>
          <table:table-cell office:value-type="float" office:value="295.06200000000001" table:style-name="ce10">
            <text:p>295.062</text:p>
          </table:table-cell>
          <table:table-cell office:value-type="float" office:value="1267.123" table:style-name="ce73">
            <text:p>1,267.123</text:p>
          </table:table-cell>
          <table:table-cell office:value-type="float" office:value="520.096" table:style-name="ce73">
            <text:p>520.096</text:p>
          </table:table-cell>
          <table:table-cell office:value-type="float" office:value="1913.758" table:style-name="ce73">
            <text:p>1,913.758</text:p>
          </table:table-cell>
          <table:table-cell office:value-type="float" office:value="1316.8610000000001" table:style-name="ce73">
            <text:p>1,316.861</text:p>
          </table:table-cell>
          <table:table-cell office:value-type="float" office:value="46.783999999999999" table:style-name="ce73">
            <text:p>46.784</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67.8720000000003" table:style-name="ce10">
            <text:p>2,567.872</text:p>
          </table:table-cell>
          <table:table-cell office:value-type="float" office:value="2384.3940000000002" table:style-name="ce10">
            <text:p>2,384.394</text:p>
          </table:table-cell>
          <table:table-cell office:value-type="float" office:value="21.042000000000002" table:style-name="ce10">
            <text:p>21.042</text:p>
          </table:table-cell>
          <table:table-cell office:value-type="float" office:value="507.02700000000004" table:style-name="ce73">
            <text:p>507.027</text:p>
          </table:table-cell>
          <table:table-cell office:value-type="float" office:value="226.24600000000001" table:style-name="ce73">
            <text:p>226.246</text:p>
          </table:table-cell>
          <table:table-cell office:value-type="float" office:value="813.84600000000012" table:style-name="ce73">
            <text:p>813.846</text:p>
          </table:table-cell>
          <table:table-cell office:value-type="float" office:value="552.66499999999996" table:style-name="ce73">
            <text:p>552.665</text:p>
          </table:table-cell>
          <table:table-cell office:value-type="float" office:value="0.28999999999999998" table:style-name="ce73">
            <text:p>0.29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2.465" table:style-name="ce10">
            <text:p>112.465</text:p>
          </table:table-cell>
          <table:table-cell office:value-type="float" office:value="96.619" table:style-name="ce10">
            <text:p>96.619</text:p>
          </table:table-cell>
          <table:table-cell office:value-type="float" office:value="2.2330000000000001" table:style-name="ce10">
            <text:p>2.233</text:p>
          </table:table-cell>
          <table:table-cell office:value-type="float" office:value="11.042000000000002" table:style-name="ce73">
            <text:p>11.042</text:p>
          </table:table-cell>
          <table:table-cell office:value-type="float" office:value="11.869" table:style-name="ce73">
            <text:p>11.869</text:p>
          </table:table-cell>
          <table:table-cell office:value-type="float" office:value="58.97" table:style-name="ce73">
            <text:p>58.970</text:p>
          </table:table-cell>
          <table:table-cell office:value-type="float" office:value="14.02" table:style-name="ce73">
            <text:p>14.020</text:p>
          </table:table-cell>
          <table:table-cell office:value-type="float" office:value="5.4889999999999999" table:style-name="ce73">
            <text:p>5.489</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65" table:style-name="ce10">
            <text:p>21.650</text:p>
          </table:table-cell>
          <table:table-cell office:value-type="float" office:value="18.84" table:style-name="ce10">
            <text:p>18.840</text:p>
          </table:table-cell>
          <table:table-cell office:value-type="float" office:value="0" table:style-name="ce10">
            <text:p>0.000</text:p>
          </table:table-cell>
          <table:table-cell office:value-type="float" office:value="5.01" table:style-name="ce73">
            <text:p>5.010</text:p>
          </table:table-cell>
          <table:table-cell office:value-type="float" office:value="5.54" table:style-name="ce73">
            <text:p>5.540</text:p>
          </table:table-cell>
          <table:table-cell office:value-type="float" office:value="11.06" table:style-name="ce73">
            <text:p>11.06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47100000000003" table:style-name="ce10">
            <text:p>147.471</text:p>
          </table:table-cell>
          <table:table-cell office:value-type="float" office:value="135.22999999999999" table:style-name="ce10">
            <text:p>135.230</text:p>
          </table:table-cell>
          <table:table-cell office:value-type="float" office:value="0.13600000000000001" table:style-name="ce10">
            <text:p>0.136</text:p>
          </table:table-cell>
          <table:table-cell office:value-type="float" office:value="22.89" table:style-name="ce73">
            <text:p>22.890</text:p>
          </table:table-cell>
          <table:table-cell office:value-type="float" office:value="16.917999999999999" table:style-name="ce73">
            <text:p>16.918</text:p>
          </table:table-cell>
          <table:table-cell office:value-type="float" office:value="42.646000000000001" table:style-name="ce73">
            <text:p>42.646</text:p>
          </table:table-cell>
          <table:table-cell office:value-type="float" office:value="36.171000000000006" table:style-name="ce73">
            <text:p>36.171</text:p>
          </table:table-cell>
          <table:table-cell office:value-type="float" office:value="1.7000000000000001E-2" table:style-name="ce73">
            <text:p>0.017</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746.138000000003" table:style-name="ce10">
            <text:p>27,746.138</text:p>
          </table:table-cell>
          <table:table-cell office:value-type="float" office:value="21182.694" table:style-name="ce10">
            <text:p>21,182.694</text:p>
          </table:table-cell>
          <table:table-cell office:value-type="float" office:value="2946.0810000000001" table:style-name="ce10">
            <text:p>2,946.081</text:p>
          </table:table-cell>
          <table:table-cell office:value-type="float" office:value="7263.8249999999998" table:style-name="ce73">
            <text:p>7,263.825</text:p>
          </table:table-cell>
          <table:table-cell office:value-type="float" office:value="2250.5260000000003" table:style-name="ce73">
            <text:p>2,250.526</text:p>
          </table:table-cell>
          <table:table-cell office:value-type="float" office:value="5494.69" table:style-name="ce73">
            <text:p>5,494.690</text:p>
          </table:table-cell>
          <table:table-cell office:value-type="float" office:value="6916.5610000000006" table:style-name="ce73">
            <text:p>6,916.561</text:p>
          </table:table-cell>
          <table:table-cell office:value-type="float" office:value="132.31300000000002" table:style-name="ce73">
            <text:p>132.313</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7277.112000000005" table:style-name="ce10">
            <text:p>27,277.112</text:p>
          </table:table-cell>
          <table:table-cell office:value-type="float" office:value="19443.547000000002" table:style-name="ce10">
            <text:p>19,443.547</text:p>
          </table:table-cell>
          <table:table-cell office:value-type="float" office:value="2432.701" table:style-name="ce10">
            <text:p>2,432.701</text:p>
          </table:table-cell>
          <table:table-cell office:value-type="float" office:value="7858.0140000000001" table:style-name="ce73">
            <text:p>7,858.014</text:p>
          </table:table-cell>
          <table:table-cell office:value-type="float" office:value="1866.616" table:style-name="ce73">
            <text:p>1,866.616</text:p>
          </table:table-cell>
          <table:table-cell office:value-type="float" office:value="7046.7310000000007" table:style-name="ce73">
            <text:p>7,046.731</text:p>
          </table:table-cell>
          <table:table-cell office:value-type="float" office:value="3576.4529999999995" table:style-name="ce73">
            <text:p>3,576.453</text:p>
          </table:table-cell>
          <table:table-cell office:value-type="float" office:value="29.917000000000002" table:style-name="ce73">
            <text:p>29.91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68.68299999999999" table:style-name="ce10">
            <text:p>168.683</text:p>
          </table:table-cell>
          <table:table-cell office:value-type="float" office:value="161.22499999999999" table:style-name="ce10">
            <text:p>161.225</text:p>
          </table:table-cell>
          <table:table-cell office:value-type="float" office:value="0" table:style-name="ce10">
            <text:p>0.000</text:p>
          </table:table-cell>
          <table:table-cell office:value-type="float" office:value="18.663" table:style-name="ce73">
            <text:p>18.663</text:p>
          </table:table-cell>
          <table:table-cell office:value-type="float" office:value="5.47" table:style-name="ce73">
            <text:p>5.470</text:p>
          </table:table-cell>
          <table:table-cell office:value-type="float" office:value="6.4870000000000001" table:style-name="ce73">
            <text:p>6.487</text:p>
          </table:table-cell>
          <table:table-cell office:value-type="float" office:value="107.25200000000001" table:style-name="ce73">
            <text:p>107.252</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13163.60400000002" table:style-name="ce84">
            <text:p>113,163.604</text:p>
          </table:table-cell>
          <table:table-cell office:value-type="float" office:value="88188.657000000021" table:style-name="ce84">
            <text:p>88,188.657</text:p>
          </table:table-cell>
          <table:table-cell office:value-type="float" office:value="8167.43" table:style-name="ce84">
            <text:p>8,167.430</text:p>
          </table:table-cell>
          <table:table-cell office:value-type="float" office:value="30581.264999999999" table:style-name="ce84">
            <text:p>30,581.265</text:p>
          </table:table-cell>
          <table:table-cell office:value-type="float" office:value="10898.642" table:style-name="ce84">
            <text:p>10,898.642</text:p>
          </table:table-cell>
          <table:table-cell office:value-type="float" office:value="29215.21" table:style-name="ce84">
            <text:p>29,215.210</text:p>
          </table:table-cell>
          <table:table-cell office:value-type="float" office:value="20948.986000000004" table:style-name="ce84">
            <text:p>20,948.986</text:p>
          </table:table-cell>
          <table:table-cell office:value-type="float" office:value="684.78700000000015" table:style-name="ce84">
            <text:p>684.78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46" table:style-name="ce73">
            <text:p>33.460</text:p>
          </table:table-cell>
          <table:table-cell office:value-type="float" office:value="13.574" table:style-name="ce73">
            <text:p>13.574</text:p>
          </table:table-cell>
          <table:table-cell office:value-type="float" office:value="18.603999999999999" table:style-name="ce73">
            <text:p>18.604</text:p>
          </table:table-cell>
          <table:table-cell office:value-type="float" office:value="3.5649999999999999" table:style-name="ce73">
            <text:p>3.565</text:p>
          </table:table-cell>
          <table:table-cell office:value-type="float" office:value="0" table:style-name="ce73">
            <text:p>0.000</text:p>
          </table:table-cell>
          <table:table-cell office:value-type="float" office:value="8.0850000000000009" table:style-name="ce73">
            <text:p>8.085</text:p>
          </table:table-cell>
          <table:table-cell office:value-type="float" office:value="8.5210000000000008" table:style-name="ce73">
            <text:p>8.521</text:p>
          </table:table-cell>
          <table:table-cell office:value-type="float" office:value="0" table:style-name="ce73">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7.815000000000001" table:style-name="ce73">
            <text:p>27.815</text:p>
          </table:table-cell>
          <table:table-cell office:value-type="float" office:value="22.583000000000002" table:style-name="ce73">
            <text:p>22.583</text:p>
          </table:table-cell>
          <table:table-cell office:value-type="float" office:value="0.158" table:style-name="ce73">
            <text:p>0.158</text:p>
          </table:table-cell>
          <table:table-cell office:value-type="float" office:value="2.427" table:style-name="ce73">
            <text:p>2.427</text:p>
          </table:table-cell>
          <table:table-cell office:value-type="float" office:value="5.7830000000000004" table:style-name="ce73">
            <text:p>5.783</text:p>
          </table:table-cell>
          <table:table-cell office:value-type="float" office:value="11.661000000000001" table:style-name="ce73">
            <text:p>11.661</text:p>
          </table:table-cell>
          <table:table-cell office:value-type="float" office:value="2.5329999999999999" table:style-name="ce73">
            <text:p>2.533</text:p>
          </table:table-cell>
          <table:table-cell office:value-type="float" office:value="0" table:style-name="ce7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6.6670000000001" table:style-name="ce73">
            <text:p>1,306.667</text:p>
          </table:table-cell>
          <table:table-cell office:value-type="float" office:value="1181.1320000000001" table:style-name="ce73">
            <text:p>1,181.132</text:p>
          </table:table-cell>
          <table:table-cell office:value-type="float" office:value="43.566000000000003" table:style-name="ce73">
            <text:p>43.566</text:p>
          </table:table-cell>
          <table:table-cell office:value-type="float" office:value="204.41399999999999" table:style-name="ce73">
            <text:p>204.414</text:p>
          </table:table-cell>
          <table:table-cell office:value-type="float" office:value="51.854999999999997" table:style-name="ce73">
            <text:p>51.855</text:p>
          </table:table-cell>
          <table:table-cell office:value-type="float" office:value="66.388000000000005" table:style-name="ce73">
            <text:p>66.388</text:p>
          </table:table-cell>
          <table:table-cell office:value-type="float" office:value="178.37700000000001" table:style-name="ce73">
            <text:p>178.377</text:p>
          </table:table-cell>
          <table:table-cell office:value-type="float" office:value="0" table:style-name="ce73">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068000000000001" table:style-name="ce73">
            <text:p>18.068</text:p>
          </table:table-cell>
          <table:table-cell office:value-type="float" office:value="13.801" table:style-name="ce73">
            <text:p>13.801</text:p>
          </table:table-cell>
          <table:table-cell office:value-type="float" office:value="0.29100000000000004" table:style-name="ce73">
            <text:p>0.291</text:p>
          </table:table-cell>
          <table:table-cell office:value-type="float" office:value="6.1150000000000002" table:style-name="ce73">
            <text:p>6.115</text:p>
          </table:table-cell>
          <table:table-cell office:value-type="float" office:value="1.093" table:style-name="ce73">
            <text:p>1.093</text:p>
          </table:table-cell>
          <table:table-cell office:value-type="float" office:value="12.2" table:style-name="ce73">
            <text:p>12.200</text:p>
          </table:table-cell>
          <table:table-cell office:value-type="float" office:value="9.3710000000000004" table:style-name="ce73">
            <text:p>9.371</text:p>
          </table:table-cell>
          <table:table-cell office:value-type="float" office:value="0" table:style-name="ce7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6.949000000000002" table:style-name="ce73">
            <text:p>26.949</text:p>
          </table:table-cell>
          <table:table-cell office:value-type="float" office:value="18.37" table:style-name="ce73">
            <text:p>18.370</text:p>
          </table:table-cell>
          <table:table-cell office:value-type="float" office:value="0.1" table:style-name="ce73">
            <text:p>0.100</text:p>
          </table:table-cell>
          <table:table-cell office:value-type="float" office:value="18.43" table:style-name="ce73">
            <text:p>18.430</text:p>
          </table:table-cell>
          <table:table-cell office:value-type="float" office:value="0.12" table:style-name="ce73">
            <text:p>0.120</text:p>
          </table:table-cell>
          <table:table-cell office:value-type="float" office:value="0.69" table:style-name="ce73">
            <text:p>0.690</text:p>
          </table:table-cell>
          <table:table-cell office:value-type="float" office:value="0.73" table:style-name="ce73">
            <text:p>0.73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2.54400000000001" table:style-name="ce73">
            <text:p>102.544</text:p>
          </table:table-cell>
          <table:table-cell office:value-type="float" office:value="47.224000000000004" table:style-name="ce73">
            <text:p>47.224</text:p>
          </table:table-cell>
          <table:table-cell office:value-type="float" office:value="30.673000000000002" table:style-name="ce73">
            <text:p>30.673</text:p>
          </table:table-cell>
          <table:table-cell office:value-type="float" office:value="48.808" table:style-name="ce73">
            <text:p>48.808</text:p>
          </table:table-cell>
          <table:table-cell office:value-type="float" office:value="2.0420000000000003" table:style-name="ce73">
            <text:p>2.042</text:p>
          </table:table-cell>
          <table:table-cell office:value-type="float" office:value="14.736000000000001" table:style-name="ce73">
            <text:p>14.736</text:p>
          </table:table-cell>
          <table:table-cell office:value-type="float" office:value="1.3940000000000001" table:style-name="ce73">
            <text:p>1.394</text:p>
          </table:table-cell>
          <table:table-cell office:value-type="float" office:value="0" table:style-name="ce73">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364000000000001" table:style-name="ce73">
            <text:p>21.364</text:p>
          </table:table-cell>
          <table:table-cell office:value-type="float" office:value="19.127000000000002" table:style-name="ce73">
            <text:p>19.127</text:p>
          </table:table-cell>
          <table:table-cell office:value-type="float" office:value="0" table:style-name="ce73">
            <text:p>0.000</text:p>
          </table:table-cell>
          <table:table-cell office:value-type="float" office:value="4.66" table:style-name="ce73">
            <text:p>4.660</text:p>
          </table:table-cell>
          <table:table-cell office:value-type="float" office:value="0" table:style-name="ce73">
            <text:p>0.000</text:p>
          </table:table-cell>
          <table:table-cell office:value-type="float" office:value="2.2290000000000001" table:style-name="ce73">
            <text:p>2.229</text:p>
          </table:table-cell>
          <table:table-cell office:value-type="float" office:value="4.6370000000000005" table:style-name="ce73">
            <text:p>4.637</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222000000000001" table:style-name="ce73">
            <text:p>12.222</text:p>
          </table:table-cell>
          <table:table-cell office:value-type="float" office:value="10.922000000000001" table:style-name="ce73">
            <text:p>10.922</text:p>
          </table:table-cell>
          <table:table-cell office:value-type="float" office:value="3.6000000000000004E-2" table:style-name="ce73">
            <text:p>0.036</text:p>
          </table:table-cell>
          <table:table-cell office:value-type="float" office:value="2.585" table:style-name="ce73">
            <text:p>2.585</text:p>
          </table:table-cell>
          <table:table-cell office:value-type="float" office:value="6.3370000000000006" table:style-name="ce73">
            <text:p>6.337</text:p>
          </table:table-cell>
          <table:table-cell office:value-type="float" office:value="1.7630000000000001" table:style-name="ce73">
            <text:p>1.763</text:p>
          </table:table-cell>
          <table:table-cell office:value-type="float" office:value="1.37" table:style-name="ce73">
            <text:p>1.37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3.461000000000002" table:style-name="ce73">
            <text:p>13.461</text:p>
          </table:table-cell>
          <table:table-cell office:value-type="float" office:value="12.522" table:style-name="ce73">
            <text:p>12.522</text:p>
          </table:table-cell>
          <table:table-cell office:value-type="float" office:value="0" table:style-name="ce73">
            <text:p>0.000</text:p>
          </table:table-cell>
          <table:table-cell office:value-type="float" office:value="1.141" table:style-name="ce73">
            <text:p>1.141</text:p>
          </table:table-cell>
          <table:table-cell office:value-type="float" office:value="5.3930000000000007" table:style-name="ce73">
            <text:p>5.393</text:p>
          </table:table-cell>
          <table:table-cell office:value-type="float" office:value="1.5249999999999999" table:style-name="ce73">
            <text:p>1.525</text:p>
          </table:table-cell>
          <table:table-cell office:value-type="float" office:value="2.371" table:style-name="ce73">
            <text:p>2.371</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6.358" table:style-name="ce73">
            <text:p>226.358</text:p>
          </table:table-cell>
          <table:table-cell office:value-type="float" office:value="131.64400000000001" table:style-name="ce73">
            <text:p>131.644</text:p>
          </table:table-cell>
          <table:table-cell office:value-type="float" office:value="3.77" table:style-name="ce73">
            <text:p>3.770</text:p>
          </table:table-cell>
          <table:table-cell office:value-type="float" office:value="146.75800000000001" table:style-name="ce73">
            <text:p>146.758</text:p>
          </table:table-cell>
          <table:table-cell office:value-type="float" office:value="0.09" table:style-name="ce73">
            <text:p>0.090</text:p>
          </table:table-cell>
          <table:table-cell office:value-type="float" office:value="22.05" table:style-name="ce73">
            <text:p>22.050</text:p>
          </table:table-cell>
          <table:table-cell office:value-type="float" office:value="3.524" table:style-name="ce73">
            <text:p>3.524</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8.727" table:style-name="ce73">
            <text:p>138.727</text:p>
          </table:table-cell>
          <table:table-cell office:value-type="float" office:value="55.637000000000008" table:style-name="ce73">
            <text:p>55.637</text:p>
          </table:table-cell>
          <table:table-cell office:value-type="float" office:value="20.441000000000003" table:style-name="ce73">
            <text:p>20.441</text:p>
          </table:table-cell>
          <table:table-cell office:value-type="float" office:value="46.954999999999998" table:style-name="ce73">
            <text:p>46.955</text:p>
          </table:table-cell>
          <table:table-cell office:value-type="float" office:value="6.3070000000000004" table:style-name="ce73">
            <text:p>6.307</text:p>
          </table:table-cell>
          <table:table-cell office:value-type="float" office:value="6.399" table:style-name="ce73">
            <text:p>6.399</text:p>
          </table:table-cell>
          <table:table-cell office:value-type="float" office:value="16.2" table:style-name="ce73">
            <text:p>16.200</text:p>
          </table:table-cell>
          <table:table-cell office:value-type="float" office:value="0" table:style-name="ce73">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45.83300000000008" table:style-name="ce73">
            <text:p>945.833</text:p>
          </table:table-cell>
          <table:table-cell office:value-type="float" office:value="577.45200000000011" table:style-name="ce73">
            <text:p>577.452</text:p>
          </table:table-cell>
          <table:table-cell office:value-type="float" office:value="14.704000000000001" table:style-name="ce73">
            <text:p>14.704</text:p>
          </table:table-cell>
          <table:table-cell office:value-type="float" office:value="627.38400000000001" table:style-name="ce73">
            <text:p>627.384</text:p>
          </table:table-cell>
          <table:table-cell office:value-type="float" office:value="69.469000000000008" table:style-name="ce73">
            <text:p>69.469</text:p>
          </table:table-cell>
          <table:table-cell office:value-type="float" office:value="85.495000000000005" table:style-name="ce73">
            <text:p>85.495</text:p>
          </table:table-cell>
          <table:table-cell office:value-type="float" office:value="42.600999999999999" table:style-name="ce73">
            <text:p>42.601</text:p>
          </table:table-cell>
          <table:table-cell office:value-type="float" office:value="0" table:style-name="ce73">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58.5250000000001" table:style-name="ce73">
            <text:p>1,258.525</text:p>
          </table:table-cell>
          <table:table-cell office:value-type="float" office:value="1120.643" table:style-name="ce73">
            <text:p>1,120.643</text:p>
          </table:table-cell>
          <table:table-cell office:value-type="float" office:value="0" table:style-name="ce73">
            <text:p>0.000</text:p>
          </table:table-cell>
          <table:table-cell office:value-type="float" office:value="210.077" table:style-name="ce73">
            <text:p>210.077</text:p>
          </table:table-cell>
          <table:table-cell office:value-type="float" office:value="36.409999999999997" table:style-name="ce73">
            <text:p>36.410</text:p>
          </table:table-cell>
          <table:table-cell office:value-type="float" office:value="44.048000000000002" table:style-name="ce73">
            <text:p>44.048</text:p>
          </table:table-cell>
          <table:table-cell office:value-type="float" office:value="708.24300000000005" table:style-name="ce73">
            <text:p>708.243</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131.9930000000004" table:style-name="ce84">
            <text:p>4,131.993</text:p>
          </table:table-cell>
          <table:table-cell office:value-type="float" office:value="3224.6309999999999" table:style-name="ce84">
            <text:p>3,224.631</text:p>
          </table:table-cell>
          <table:table-cell office:value-type="float" office:value="132.34299999999999" table:style-name="ce84">
            <text:p>132.343</text:p>
          </table:table-cell>
          <table:table-cell office:value-type="float" office:value="1323.319" table:style-name="ce84">
            <text:p>1,323.319</text:p>
          </table:table-cell>
          <table:table-cell office:value-type="float" office:value="184.89900000000003" table:style-name="ce84">
            <text:p>184.899</text:p>
          </table:table-cell>
          <table:table-cell office:value-type="float" office:value="277.26900000000001" table:style-name="ce84">
            <text:p>277.269</text:p>
          </table:table-cell>
          <table:table-cell office:value-type="float" office:value="979.87200000000007" table:style-name="ce84">
            <text:p>979.872</text:p>
          </table:table-cell>
          <table:table-cell office:value-type="float" office:value="0" table:style-name="ce84">
            <text:p>0.000</text:p>
          </table:table-cell>
          <table:table-cell table:number-columns-repeated="16374"/>
        </table:table-row>
        <table:table-row table:style-name="ro3">
          <table:table-cell table:style-name="ce1"/>
          <table:table-cell table:style-name="ce109"/>
          <table:table-cell table:number-columns-repeated="8" table:style-name="ce111"/>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October to Dec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9"/>
          <table:table-cell table:number-columns-repeated="8" table:style-name="ce110"/>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968.713000000003" table:style-name="ce10">
            <text:p>35,968.713</text:p>
          </table:table-cell>
          <table:table-cell office:value-type="float" office:value="22433.977999999999" table:style-name="ce10">
            <text:p>22,433.978</text:p>
          </table:table-cell>
          <table:table-cell office:value-type="float" office:value="1792.9190000000003" table:style-name="ce10">
            <text:p>1,792.919</text:p>
          </table:table-cell>
          <table:table-cell office:value-type="float" office:value="8535.8430000000008" table:style-name="ce73">
            <text:p>8,535.843</text:p>
          </table:table-cell>
          <table:table-cell office:value-type="float" office:value="4835.0410000000002" table:style-name="ce73">
            <text:p>4,835.041</text:p>
          </table:table-cell>
          <table:table-cell office:value-type="float" office:value="12009.234" table:style-name="ce73">
            <text:p>12,009.234</text:p>
          </table:table-cell>
          <table:table-cell office:value-type="float" office:value="6063.2570000000005" table:style-name="ce73">
            <text:p>6,063.257</text:p>
          </table:table-cell>
          <table:table-cell office:value-type="float" office:value="7.1000000000000008E-2" table:style-name="ce73">
            <text:p>0.071</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343.174" table:style-name="ce10">
            <text:p>4,343.174</text:p>
          </table:table-cell>
          <table:table-cell office:value-type="float" office:value="3993.848" table:style-name="ce10">
            <text:p>3,993.848</text:p>
          </table:table-cell>
          <table:table-cell office:value-type="float" office:value="29.976000000000003" table:style-name="ce10">
            <text:p>29.976</text:p>
          </table:table-cell>
          <table:table-cell office:value-type="float" office:value="968.67100000000005" table:style-name="ce73">
            <text:p>968.671</text:p>
          </table:table-cell>
          <table:table-cell office:value-type="float" office:value="384.78" table:style-name="ce73">
            <text:p>384.780</text:p>
          </table:table-cell>
          <table:table-cell office:value-type="float" office:value="1769.0420000000001" table:style-name="ce73">
            <text:p>1,769.042</text:p>
          </table:table-cell>
          <table:table-cell office:value-type="float" office:value="788.69299999999998" table:style-name="ce73">
            <text:p>788.693</text:p>
          </table:table-cell>
          <table:table-cell office:value-type="float" office:value="1.923" table:style-name="ce73">
            <text:p>1.92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705.8220000000001" table:style-name="ce10">
            <text:p>5,705.822</text:p>
          </table:table-cell>
          <table:table-cell office:value-type="float" office:value="4577.4290000000001" table:style-name="ce10">
            <text:p>4,577.429</text:p>
          </table:table-cell>
          <table:table-cell office:value-type="float" office:value="684.83100000000002" table:style-name="ce10">
            <text:p>684.831</text:p>
          </table:table-cell>
          <table:table-cell office:value-type="float" office:value="1357.5330000000001" table:style-name="ce73">
            <text:p>1,357.533</text:p>
          </table:table-cell>
          <table:table-cell office:value-type="float" office:value="543.92100000000005" table:style-name="ce73">
            <text:p>543.921</text:p>
          </table:table-cell>
          <table:table-cell office:value-type="float" office:value="1484.8940000000002" table:style-name="ce73">
            <text:p>1,484.894</text:p>
          </table:table-cell>
          <table:table-cell office:value-type="float" office:value="1052.4070000000002" table:style-name="ce73">
            <text:p>1,052.407</text:p>
          </table:table-cell>
          <table:table-cell office:value-type="float" office:value="561.26600000000008" table:style-name="ce73">
            <text:p>561.266</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024.4740000000002" table:style-name="ce10">
            <text:p>5,024.474</text:p>
          </table:table-cell>
          <table:table-cell office:value-type="float" office:value="4489.9669999999996" table:style-name="ce10">
            <text:p>4,489.967</text:p>
          </table:table-cell>
          <table:table-cell office:value-type="float" office:value="190.43800000000002" table:style-name="ce10">
            <text:p>190.438</text:p>
          </table:table-cell>
          <table:table-cell office:value-type="float" office:value="1206.857" table:style-name="ce73">
            <text:p>1,206.857</text:p>
          </table:table-cell>
          <table:table-cell office:value-type="float" office:value="426.60500000000002" table:style-name="ce73">
            <text:p>426.605</text:p>
          </table:table-cell>
          <table:table-cell office:value-type="float" office:value="1657.739" table:style-name="ce73">
            <text:p>1,657.739</text:p>
          </table:table-cell>
          <table:table-cell office:value-type="float" office:value="924.71899999999994" table:style-name="ce73">
            <text:p>924.719</text:p>
          </table:table-cell>
          <table:table-cell office:value-type="float" office:value="12.419" table:style-name="ce73">
            <text:p>12.419</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371.6089999999999" table:style-name="ce10">
            <text:p>2,371.609</text:p>
          </table:table-cell>
          <table:table-cell office:value-type="float" office:value="2127.297" table:style-name="ce10">
            <text:p>2,127.297</text:p>
          </table:table-cell>
          <table:table-cell office:value-type="float" office:value="31.339000000000002" table:style-name="ce10">
            <text:p>31.339</text:p>
          </table:table-cell>
          <table:table-cell office:value-type="float" office:value="516.76600000000008" table:style-name="ce73">
            <text:p>516.766</text:p>
          </table:table-cell>
          <table:table-cell office:value-type="float" office:value="175.048" table:style-name="ce73">
            <text:p>175.048</text:p>
          </table:table-cell>
          <table:table-cell office:value-type="float" office:value="640.53300000000013" table:style-name="ce73">
            <text:p>640.533</text:p>
          </table:table-cell>
          <table:table-cell office:value-type="float" office:value="497.04900000000004" table:style-name="ce73">
            <text:p>497.049</text:p>
          </table:table-cell>
          <table:table-cell office:value-type="float" office:value="11.957000000000001" table:style-name="ce73">
            <text:p>11.957</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6.49100000000001" table:style-name="ce10">
            <text:p>106.491</text:p>
          </table:table-cell>
          <table:table-cell office:value-type="float" office:value="77.298000000000002" table:style-name="ce10">
            <text:p>77.298</text:p>
          </table:table-cell>
          <table:table-cell office:value-type="float" office:value="7.0880000000000001" table:style-name="ce10">
            <text:p>7.088</text:p>
          </table:table-cell>
          <table:table-cell office:value-type="float" office:value="18.639000000000003" table:style-name="ce73">
            <text:p>18.639</text:p>
          </table:table-cell>
          <table:table-cell office:value-type="float" office:value="9.4659999999999993" table:style-name="ce73">
            <text:p>9.466</text:p>
          </table:table-cell>
          <table:table-cell office:value-type="float" office:value="49.509000000000007" table:style-name="ce73">
            <text:p>49.509</text:p>
          </table:table-cell>
          <table:table-cell office:value-type="float" office:value="8.6579999999999995" table:style-name="ce73">
            <text:p>8.658</text:p>
          </table:table-cell>
          <table:table-cell office:value-type="float" office:value="6.1379999999999999" table:style-name="ce73">
            <text:p>6.138</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04" table:style-name="ce10">
            <text:p>0.04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7.21700000000001" table:style-name="ce10">
            <text:p>117.217</text:p>
          </table:table-cell>
          <table:table-cell office:value-type="float" office:value="107.34700000000001" table:style-name="ce10">
            <text:p>107.347</text:p>
          </table:table-cell>
          <table:table-cell office:value-type="float" office:value="0" table:style-name="ce10">
            <text:p>0.000</text:p>
          </table:table-cell>
          <table:table-cell office:value-type="float" office:value="26.225999999999999" table:style-name="ce73">
            <text:p>26.226</text:p>
          </table:table-cell>
          <table:table-cell office:value-type="float" office:value="13.01" table:style-name="ce73">
            <text:p>13.010</text:p>
          </table:table-cell>
          <table:table-cell office:value-type="float" office:value="29.898000000000003" table:style-name="ce73">
            <text:p>29.898</text:p>
          </table:table-cell>
          <table:table-cell office:value-type="float" office:value="25.477" table:style-name="ce73">
            <text:p>25.477</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0287.661" table:style-name="ce10">
            <text:p>30,287.661</text:p>
          </table:table-cell>
          <table:table-cell office:value-type="float" office:value="17926.572" table:style-name="ce10">
            <text:p>17,926.572</text:p>
          </table:table-cell>
          <table:table-cell office:value-type="float" office:value="2683.4119999999998" table:style-name="ce10">
            <text:p>2,683.412</text:p>
          </table:table-cell>
          <table:table-cell office:value-type="float" office:value="5114.7710000000006" table:style-name="ce73">
            <text:p>5,114.771</text:p>
          </table:table-cell>
          <table:table-cell office:value-type="float" office:value="2015.577" table:style-name="ce73">
            <text:p>2,015.577</text:p>
          </table:table-cell>
          <table:table-cell office:value-type="float" office:value="7081.2880000000005" table:style-name="ce73">
            <text:p>7,081.288</text:p>
          </table:table-cell>
          <table:table-cell office:value-type="float" office:value="8791.16" table:style-name="ce73">
            <text:p>8,791.160</text:p>
          </table:table-cell>
          <table:table-cell office:value-type="float" office:value="243.79" table:style-name="ce73">
            <text:p>243.79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050.958999999999" table:style-name="ce10">
            <text:p>23,050.959</text:p>
          </table:table-cell>
          <table:table-cell office:value-type="float" office:value="14261.374" table:style-name="ce10">
            <text:p>14,261.374</text:p>
          </table:table-cell>
          <table:table-cell office:value-type="float" office:value="2136.777" table:style-name="ce10">
            <text:p>2,136.777</text:p>
          </table:table-cell>
          <table:table-cell office:value-type="float" office:value="4016.683" table:style-name="ce73">
            <text:p>4,016.683</text:p>
          </table:table-cell>
          <table:table-cell office:value-type="float" office:value="3690.1080000000002" table:style-name="ce73">
            <text:p>3,690.108</text:p>
          </table:table-cell>
          <table:table-cell office:value-type="float" office:value="9675.99" table:style-name="ce73">
            <text:p>9,675.990</text:p>
          </table:table-cell>
          <table:table-cell office:value-type="float" office:value="4051.89" table:style-name="ce73">
            <text:p>4,051.890</text:p>
          </table:table-cell>
          <table:table-cell office:value-type="float" office:value="43.863" table:style-name="ce73">
            <text:p>43.863</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1.45400000000001" table:style-name="ce10">
            <text:p>131.454</text:p>
          </table:table-cell>
          <table:table-cell office:value-type="float" office:value="125.589" table:style-name="ce10">
            <text:p>125.589</text:p>
          </table:table-cell>
          <table:table-cell office:value-type="float" office:value="0" table:style-name="ce10">
            <text:p>0.000</text:p>
          </table:table-cell>
          <table:table-cell office:value-type="float" office:value="46.981000000000002" table:style-name="ce73">
            <text:p>46.981</text:p>
          </table:table-cell>
          <table:table-cell office:value-type="float" office:value="17.239000000000001" table:style-name="ce73">
            <text:p>17.239</text:p>
          </table:table-cell>
          <table:table-cell office:value-type="float" office:value="16.292999999999999" table:style-name="ce73">
            <text:p>16.293</text:p>
          </table:table-cell>
          <table:table-cell office:value-type="float" office:value="48.99" table:style-name="ce73">
            <text:p>48.990</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7107.614" table:style-name="ce84">
            <text:p>107,107.614</text:p>
          </table:table-cell>
          <table:table-cell office:value-type="float" office:value="70120.699000000008" table:style-name="ce84">
            <text:p>70,120.699</text:p>
          </table:table-cell>
          <table:table-cell office:value-type="float" office:value="7556.78" table:style-name="ce84">
            <text:p>7,556.780</text:p>
          </table:table-cell>
          <table:table-cell office:value-type="float" office:value="21808.97" table:style-name="ce84">
            <text:p>21,808.970</text:p>
          </table:table-cell>
          <table:table-cell office:value-type="float" office:value="12110.795" table:style-name="ce84">
            <text:p>12,110.795</text:p>
          </table:table-cell>
          <table:table-cell office:value-type="float" office:value="34414.42" table:style-name="ce84">
            <text:p>34,414.420</text:p>
          </table:table-cell>
          <table:table-cell office:value-type="float" office:value="22252.3" table:style-name="ce84">
            <text:p>22,252.300</text:p>
          </table:table-cell>
          <table:table-cell office:value-type="float" office:value="881.42700000000013" table:style-name="ce84">
            <text:p>881.42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7.5" table:style-name="ce73">
            <text:p>57.500</text:p>
          </table:table-cell>
          <table:table-cell office:value-type="float" office:value="40.432000000000002" table:style-name="ce73">
            <text:p>40.432</text:p>
          </table:table-cell>
          <table:table-cell office:value-type="float" office:value="0.19500000000000001" table:style-name="ce73">
            <text:p>0.195</text:p>
          </table:table-cell>
          <table:table-cell office:value-type="float" office:value="29.614999999999998" table:style-name="ce73">
            <text:p>29.615</text:p>
          </table:table-cell>
          <table:table-cell office:value-type="float" office:value="12" table:style-name="ce73">
            <text:p>12.000</text:p>
          </table:table-cell>
          <table:table-cell office:value-type="float" office:value="11.357000000000001" table:style-name="ce73">
            <text:p>11.357</text:p>
          </table:table-cell>
          <table:table-cell office:value-type="float" office:value="8.8659999999999997" table:style-name="ce73">
            <text:p>8.866</text:p>
          </table:table-cell>
          <table:table-cell office:value-type="float" office:value="0" table:style-name="ce73">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33000000000004" table:style-name="ce73">
            <text:p>42.233</text:p>
          </table:table-cell>
          <table:table-cell office:value-type="float" office:value="33.863" table:style-name="ce73">
            <text:p>33.863</text:p>
          </table:table-cell>
          <table:table-cell office:value-type="float" office:value="0.45" table:style-name="ce73">
            <text:p>0.450</text:p>
          </table:table-cell>
          <table:table-cell office:value-type="float" office:value="4.0090000000000003" table:style-name="ce73">
            <text:p>4.009</text:p>
          </table:table-cell>
          <table:table-cell office:value-type="float" office:value="3.0649999999999999" table:style-name="ce73">
            <text:p>3.065</text:p>
          </table:table-cell>
          <table:table-cell office:value-type="float" office:value="20.412000000000003" table:style-name="ce73">
            <text:p>20.412</text:p>
          </table:table-cell>
          <table:table-cell office:value-type="float" office:value="7.1" table:style-name="ce73">
            <text:p>7.100</text:p>
          </table:table-cell>
          <table:table-cell office:value-type="float" office:value="0" table:style-name="ce7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5.6760000000002" table:style-name="ce73">
            <text:p>1,305.676</text:p>
          </table:table-cell>
          <table:table-cell office:value-type="float" office:value="1194.4240000000002" table:style-name="ce73">
            <text:p>1,194.424</text:p>
          </table:table-cell>
          <table:table-cell office:value-type="float" office:value="30.43" table:style-name="ce73">
            <text:p>30.430</text:p>
          </table:table-cell>
          <table:table-cell office:value-type="float" office:value="162.83700000000002" table:style-name="ce73">
            <text:p>162.837</text:p>
          </table:table-cell>
          <table:table-cell office:value-type="float" office:value="114.83" table:style-name="ce73">
            <text:p>114.830</text:p>
          </table:table-cell>
          <table:table-cell office:value-type="float" office:value="116.465" table:style-name="ce73">
            <text:p>116.465</text:p>
          </table:table-cell>
          <table:table-cell office:value-type="float" office:value="177.86" table:style-name="ce73">
            <text:p>177.860</text:p>
          </table:table-cell>
          <table:table-cell office:value-type="float" office:value="5.5" table:style-name="ce73">
            <text:p>5.5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228000000000002" table:style-name="ce73">
            <text:p>18.228</text:p>
          </table:table-cell>
          <table:table-cell office:value-type="float" office:value="13.194000000000001" table:style-name="ce73">
            <text:p>13.194</text:p>
          </table:table-cell>
          <table:table-cell office:value-type="float" office:value="0" table:style-name="ce73">
            <text:p>0.000</text:p>
          </table:table-cell>
          <table:table-cell office:value-type="float" office:value="6.18" table:style-name="ce73">
            <text:p>6.180</text:p>
          </table:table-cell>
          <table:table-cell office:value-type="float" office:value="1.4870000000000001" table:style-name="ce73">
            <text:p>1.487</text:p>
          </table:table-cell>
          <table:table-cell office:value-type="float" office:value="5.9610000000000003" table:style-name="ce73">
            <text:p>5.961</text:p>
          </table:table-cell>
          <table:table-cell office:value-type="float" office:value="5.9630000000000001" table:style-name="ce73">
            <text:p>5.963</text:p>
          </table:table-cell>
          <table:table-cell office:value-type="float" office:value="0" table:style-name="ce7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0.748000000000005" table:style-name="ce73">
            <text:p>70.748</text:p>
          </table:table-cell>
          <table:table-cell office:value-type="float" office:value="32.797000000000004" table:style-name="ce73">
            <text:p>32.797</text:p>
          </table:table-cell>
          <table:table-cell office:value-type="float" office:value="0" table:style-name="ce73">
            <text:p>0.000</text:p>
          </table:table-cell>
          <table:table-cell office:value-type="float" office:value="20.632000000000001" table:style-name="ce73">
            <text:p>20.632</text:p>
          </table:table-cell>
          <table:table-cell office:value-type="float" office:value="5.274" table:style-name="ce73">
            <text:p>5.274</text:p>
          </table:table-cell>
          <table:table-cell office:value-type="float" office:value="5.5410000000000004" table:style-name="ce73">
            <text:p>5.541</text:p>
          </table:table-cell>
          <table:table-cell office:value-type="float" office:value="23.936" table:style-name="ce73">
            <text:p>23.936</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6.647000000000006" table:style-name="ce73">
            <text:p>66.647</text:p>
          </table:table-cell>
          <table:table-cell office:value-type="float" office:value="32.784999999999997" table:style-name="ce73">
            <text:p>32.785</text:p>
          </table:table-cell>
          <table:table-cell office:value-type="float" office:value="28.32" table:style-name="ce73">
            <text:p>28.320</text:p>
          </table:table-cell>
          <table:table-cell office:value-type="float" office:value="16.739999999999998" table:style-name="ce73">
            <text:p>16.740</text:p>
          </table:table-cell>
          <table:table-cell office:value-type="float" office:value="3.7989999999999999" table:style-name="ce73">
            <text:p>3.799</text:p>
          </table:table-cell>
          <table:table-cell office:value-type="float" office:value="19.172000000000001" table:style-name="ce73">
            <text:p>19.172</text:p>
          </table:table-cell>
          <table:table-cell office:value-type="float" office:value="2.1870000000000003" table:style-name="ce73">
            <text:p>2.187</text:p>
          </table:table-cell>
          <table:table-cell office:value-type="float" office:value="28.32" table:style-name="ce73">
            <text:p>28.32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17" table:style-name="ce73">
            <text:p>10.170</text:p>
          </table:table-cell>
          <table:table-cell office:value-type="float" office:value="10.121" table:style-name="ce73">
            <text:p>10.121</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5.0880000000000001" table:style-name="ce73">
            <text:p>5.088</text:p>
          </table:table-cell>
          <table:table-cell office:value-type="float" office:value="3.0330000000000004" table:style-name="ce73">
            <text:p>3.033</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4.307000000000002" table:style-name="ce73">
            <text:p>54.307</text:p>
          </table:table-cell>
          <table:table-cell office:value-type="float" office:value="45.252000000000002" table:style-name="ce73">
            <text:p>45.252</text:p>
          </table:table-cell>
          <table:table-cell office:value-type="float" office:value="0" table:style-name="ce73">
            <text:p>0.000</text:p>
          </table:table-cell>
          <table:table-cell office:value-type="float" office:value="45.030999999999999" table:style-name="ce73">
            <text:p>45.031</text:p>
          </table:table-cell>
          <table:table-cell office:value-type="float" office:value="2.7949999999999999" table:style-name="ce73">
            <text:p>2.795</text:p>
          </table:table-cell>
          <table:table-cell office:value-type="float" office:value="11.225" table:style-name="ce73">
            <text:p>11.225</text:p>
          </table:table-cell>
          <table:table-cell office:value-type="float" office:value="0.80400000000000005" table:style-name="ce73">
            <text:p>0.804</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69" table:style-name="ce73">
            <text:p>14.769</text:p>
          </table:table-cell>
          <table:table-cell office:value-type="float" office:value="11.978000000000002" table:style-name="ce73">
            <text:p>11.978</text:p>
          </table:table-cell>
          <table:table-cell office:value-type="float" office:value="0" table:style-name="ce73">
            <text:p>0.000</text:p>
          </table:table-cell>
          <table:table-cell office:value-type="float" office:value="3.036" table:style-name="ce73">
            <text:p>3.036</text:p>
          </table:table-cell>
          <table:table-cell office:value-type="float" office:value="8.4000000000000005E-2" table:style-name="ce73">
            <text:p>0.084</text:p>
          </table:table-cell>
          <table:table-cell office:value-type="float" office:value="4.3159999999999998" table:style-name="ce73">
            <text:p>4.316</text:p>
          </table:table-cell>
          <table:table-cell office:value-type="float" office:value="0.63200000000000001" table:style-name="ce73">
            <text:p>0.632</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1.202" table:style-name="ce73">
            <text:p>261.202</text:p>
          </table:table-cell>
          <table:table-cell office:value-type="float" office:value="203.94900000000001" table:style-name="ce73">
            <text:p>203.949</text:p>
          </table:table-cell>
          <table:table-cell office:value-type="float" office:value="0" table:style-name="ce73">
            <text:p>0.000</text:p>
          </table:table-cell>
          <table:table-cell office:value-type="float" office:value="193.96200000000002" table:style-name="ce73">
            <text:p>193.962</text:p>
          </table:table-cell>
          <table:table-cell office:value-type="float" office:value="0.04" table:style-name="ce73">
            <text:p>0.040</text:p>
          </table:table-cell>
          <table:table-cell office:value-type="float" office:value="21.74" table:style-name="ce73">
            <text:p>21.740</text:p>
          </table:table-cell>
          <table:table-cell office:value-type="float" office:value="4.4590000000000005" table:style-name="ce73">
            <text:p>4.459</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2.768" table:style-name="ce73">
            <text:p>182.768</text:p>
          </table:table-cell>
          <table:table-cell office:value-type="float" office:value="81.338999999999999" table:style-name="ce73">
            <text:p>81.339</text:p>
          </table:table-cell>
          <table:table-cell office:value-type="float" office:value="44.865000000000002" table:style-name="ce73">
            <text:p>44.865</text:p>
          </table:table-cell>
          <table:table-cell office:value-type="float" office:value="24.789000000000001" table:style-name="ce73">
            <text:p>24.789</text:p>
          </table:table-cell>
          <table:table-cell office:value-type="float" office:value="12.549000000000001" table:style-name="ce73">
            <text:p>12.549</text:p>
          </table:table-cell>
          <table:table-cell office:value-type="float" office:value="6.0650000000000004" table:style-name="ce73">
            <text:p>6.065</text:p>
          </table:table-cell>
          <table:table-cell office:value-type="float" office:value="18.937999999999999" table:style-name="ce73">
            <text:p>18.938</text:p>
          </table:table-cell>
          <table:table-cell office:value-type="float" office:value="7.2" table:style-name="ce73">
            <text:p>7.2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86.43600000000004" table:style-name="ce73">
            <text:p>786.436</text:p>
          </table:table-cell>
          <table:table-cell office:value-type="float" office:value="505.12100000000004" table:style-name="ce73">
            <text:p>505.121</text:p>
          </table:table-cell>
          <table:table-cell office:value-type="float" office:value="64" table:style-name="ce73">
            <text:p>64.000</text:p>
          </table:table-cell>
          <table:table-cell office:value-type="float" office:value="321.22899999999998" table:style-name="ce73">
            <text:p>321.229</text:p>
          </table:table-cell>
          <table:table-cell office:value-type="float" office:value="118.89100000000001" table:style-name="ce73">
            <text:p>118.891</text:p>
          </table:table-cell>
          <table:table-cell office:value-type="float" office:value="40.769000000000005" table:style-name="ce73">
            <text:p>40.769</text:p>
          </table:table-cell>
          <table:table-cell office:value-type="float" office:value="25.079000000000001" table:style-name="ce73">
            <text:p>25.079</text:p>
          </table:table-cell>
          <table:table-cell office:value-type="float" office:value="0" table:style-name="ce73">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2.663" table:style-name="ce73">
            <text:p>1,212.663</text:p>
          </table:table-cell>
          <table:table-cell office:value-type="float" office:value="1062.904" table:style-name="ce73">
            <text:p>1,062.904</text:p>
          </table:table-cell>
          <table:table-cell office:value-type="float" office:value="0" table:style-name="ce73">
            <text:p>0.000</text:p>
          </table:table-cell>
          <table:table-cell office:value-type="float" office:value="204.67" table:style-name="ce73">
            <text:p>204.670</text:p>
          </table:table-cell>
          <table:table-cell office:value-type="float" office:value="69.128" table:style-name="ce73">
            <text:p>69.128</text:p>
          </table:table-cell>
          <table:table-cell office:value-type="float" office:value="60.478000000000002" table:style-name="ce73">
            <text:p>60.478</text:p>
          </table:table-cell>
          <table:table-cell office:value-type="float" office:value="762.20700000000011" table:style-name="ce73">
            <text:p>762.207</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083.3470000000002" table:style-name="ce84">
            <text:p>4,083.347</text:p>
          </table:table-cell>
          <table:table-cell office:value-type="float" office:value="3268.1590000000006" table:style-name="ce84">
            <text:p>3,268.159</text:p>
          </table:table-cell>
          <table:table-cell office:value-type="float" office:value="168.26" table:style-name="ce84">
            <text:p>168.260</text:p>
          </table:table-cell>
          <table:table-cell office:value-type="float" office:value="1032.73" table:style-name="ce84">
            <text:p>1,032.730</text:p>
          </table:table-cell>
          <table:table-cell office:value-type="float" office:value="343.94200000000001" table:style-name="ce84">
            <text:p>343.942</text:p>
          </table:table-cell>
          <table:table-cell office:value-type="float" office:value="328.589" table:style-name="ce84">
            <text:p>328.589</text:p>
          </table:table-cell>
          <table:table-cell office:value-type="float" office:value="1041.0640000000001" table:style-name="ce84">
            <text:p>1,041.064</text:p>
          </table:table-cell>
          <table:table-cell office:value-type="float" office:value="41.02" table:style-name="ce84">
            <text:p>41.020</text:p>
          </table:table-cell>
          <table:table-cell table:number-columns-repeated="16374"/>
        </table:table-row>
        <table:table-row table:style-name="ro3">
          <table:table-cell table:style-name="ce1"/>
          <table:table-cell table:style-name="ce109"/>
          <table:table-cell table:number-columns-repeated="8" table:style-name="ce111"/>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Dec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9"/>
          <table:table-cell table:number-columns-repeated="8" table:style-name="ce110"/>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1769.82800000001" table:style-name="ce10">
            <text:p>141,769.828</text:p>
          </table:table-cell>
          <table:table-cell office:value-type="float" office:value="103376.527" table:style-name="ce10">
            <text:p>103,376.527</text:p>
          </table:table-cell>
          <table:table-cell office:value-type="float" office:value="5837.4110000000001" table:style-name="ce10">
            <text:p>5,837.411</text:p>
          </table:table-cell>
          <table:table-cell office:value-type="float" office:value="46751.411999999989" table:style-name="ce73">
            <text:p>46,751.412</text:p>
          </table:table-cell>
          <table:table-cell office:value-type="float" office:value="17804.094999999998" table:style-name="ce73">
            <text:p>17,804.095</text:p>
          </table:table-cell>
          <table:table-cell office:value-type="float" office:value="35228.431000000004" table:style-name="ce73">
            <text:p>35,228.431</text:p>
          </table:table-cell>
          <table:table-cell office:value-type="float" office:value="25065.557000000001" table:style-name="ce73">
            <text:p>25,065.557</text:p>
          </table:table-cell>
          <table:table-cell office:value-type="float" office:value="131.41999999999999" table:style-name="ce73">
            <text:p>131.42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0529.447999999993" table:style-name="ce10">
            <text:p>20,529.448</text:p>
          </table:table-cell>
          <table:table-cell office:value-type="float" office:value="19649.783000000003" table:style-name="ce10">
            <text:p>19,649.783</text:p>
          </table:table-cell>
          <table:table-cell office:value-type="float" office:value="154.50399999999999" table:style-name="ce10">
            <text:p>154.504</text:p>
          </table:table-cell>
          <table:table-cell office:value-type="float" office:value="3774.8720000000008" table:style-name="ce73">
            <text:p>3,774.872</text:p>
          </table:table-cell>
          <table:table-cell office:value-type="float" office:value="4193.5060000000003" table:style-name="ce73">
            <text:p>4,193.506</text:p>
          </table:table-cell>
          <table:table-cell office:value-type="float" office:value="8953.0210000000025" table:style-name="ce73">
            <text:p>8,953.021</text:p>
          </table:table-cell>
          <table:table-cell office:value-type="float" office:value="3300.7520000000004" table:style-name="ce73">
            <text:p>3,300.752</text:p>
          </table:table-cell>
          <table:table-cell office:value-type="float" office:value="6.4169999999999998" table:style-name="ce73">
            <text:p>6.417</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3385.753000000001" table:style-name="ce10">
            <text:p>23,385.753</text:p>
          </table:table-cell>
          <table:table-cell office:value-type="float" office:value="20547.782999999999" table:style-name="ce10">
            <text:p>20,547.783</text:p>
          </table:table-cell>
          <table:table-cell office:value-type="float" office:value="1509.4590000000003" table:style-name="ce10">
            <text:p>1,509.459</text:p>
          </table:table-cell>
          <table:table-cell office:value-type="float" office:value="5692.0130000000008" table:style-name="ce73">
            <text:p>5,692.013</text:p>
          </table:table-cell>
          <table:table-cell office:value-type="float" office:value="1996.8919999999998" table:style-name="ce73">
            <text:p>1,996.892</text:p>
          </table:table-cell>
          <table:table-cell office:value-type="float" office:value="6693.2979999999989" table:style-name="ce73">
            <text:p>6,693.298</text:p>
          </table:table-cell>
          <table:table-cell office:value-type="float" office:value="4080.8239999999996" table:style-name="ce73">
            <text:p>4,080.824</text:p>
          </table:table-cell>
          <table:table-cell office:value-type="float" office:value="1010.3820000000001" table:style-name="ce73">
            <text:p>1,010.382</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614.643000000004" table:style-name="ce10">
            <text:p>22,614.643</text:p>
          </table:table-cell>
          <table:table-cell office:value-type="float" office:value="20748.312000000002" table:style-name="ce10">
            <text:p>20,748.312</text:p>
          </table:table-cell>
          <table:table-cell office:value-type="float" office:value="814.44" table:style-name="ce10">
            <text:p>814.440</text:p>
          </table:table-cell>
          <table:table-cell office:value-type="float" office:value="5513.317" table:style-name="ce73">
            <text:p>5,513.317</text:p>
          </table:table-cell>
          <table:table-cell office:value-type="float" office:value="1904.326" table:style-name="ce73">
            <text:p>1,904.326</text:p>
          </table:table-cell>
          <table:table-cell office:value-type="float" office:value="7360.1240000000007" table:style-name="ce73">
            <text:p>7,360.124</text:p>
          </table:table-cell>
          <table:table-cell office:value-type="float" office:value="3517.7490000000003" table:style-name="ce73">
            <text:p>3,517.749</text:p>
          </table:table-cell>
          <table:table-cell office:value-type="float" office:value="59.727999999999994" table:style-name="ce73">
            <text:p>59.728</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2460000000000004" table:style-name="ce10">
            <text:p>5.246</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5.2" table:style-name="ce73">
            <text:p>5.2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984.9180000000033" table:style-name="ce10">
            <text:p>9,984.918</text:p>
          </table:table-cell>
          <table:table-cell office:value-type="float" office:value="9277.8030000000017" table:style-name="ce10">
            <text:p>9,277.803</text:p>
          </table:table-cell>
          <table:table-cell office:value-type="float" office:value="133.48099999999999" table:style-name="ce10">
            <text:p>133.481</text:p>
          </table:table-cell>
          <table:table-cell office:value-type="float" office:value="2320.9090000000006" table:style-name="ce73">
            <text:p>2,320.909</text:p>
          </table:table-cell>
          <table:table-cell office:value-type="float" office:value="776.68100000000004" table:style-name="ce73">
            <text:p>776.681</text:p>
          </table:table-cell>
          <table:table-cell office:value-type="float" office:value="3085.89" table:style-name="ce73">
            <text:p>3,085.890</text:p>
          </table:table-cell>
          <table:table-cell office:value-type="float" office:value="1565.79" table:style-name="ce73">
            <text:p>1,565.790</text:p>
          </table:table-cell>
          <table:table-cell office:value-type="float" office:value="45.243000000000002" table:style-name="ce73">
            <text:p>45.243</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10.10200000000009" table:style-name="ce10">
            <text:p>410.102</text:p>
          </table:table-cell>
          <table:table-cell office:value-type="float" office:value="344.44400000000002" table:style-name="ce10">
            <text:p>344.444</text:p>
          </table:table-cell>
          <table:table-cell office:value-type="float" office:value="12.619" table:style-name="ce10">
            <text:p>12.619</text:p>
          </table:table-cell>
          <table:table-cell office:value-type="float" office:value="114.74800000000002" table:style-name="ce73">
            <text:p>114.748</text:p>
          </table:table-cell>
          <table:table-cell office:value-type="float" office:value="55.167999999999999" table:style-name="ce73">
            <text:p>55.168</text:p>
          </table:table-cell>
          <table:table-cell office:value-type="float" office:value="183.86799999999997" table:style-name="ce73">
            <text:p>183.868</text:p>
          </table:table-cell>
          <table:table-cell office:value-type="float" office:value="35.694000000000003" table:style-name="ce73">
            <text:p>35.694</text:p>
          </table:table-cell>
          <table:table-cell office:value-type="float" office:value="11.718" table:style-name="ce73">
            <text:p>11.718</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2.155000000000001" table:style-name="ce10">
            <text:p>22.155</text:p>
          </table:table-cell>
          <table:table-cell office:value-type="float" office:value="18.84" table:style-name="ce10">
            <text:p>18.840</text:p>
          </table:table-cell>
          <table:table-cell office:value-type="float" office:value="0.222" table:style-name="ce10">
            <text:p>0.222</text:p>
          </table:table-cell>
          <table:table-cell office:value-type="float" office:value="5.01" table:style-name="ce73">
            <text:p>5.010</text:p>
          </table:table-cell>
          <table:table-cell office:value-type="float" office:value="5.7830000000000004" table:style-name="ce73">
            <text:p>5.783</text:p>
          </table:table-cell>
          <table:table-cell office:value-type="float" office:value="11.06" table:style-name="ce73">
            <text:p>11.06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48.00200000000007" table:style-name="ce10">
            <text:p>548.002</text:p>
          </table:table-cell>
          <table:table-cell office:value-type="float" office:value="519" table:style-name="ce10">
            <text:p>519.000</text:p>
          </table:table-cell>
          <table:table-cell office:value-type="float" office:value="0.60199999999999998" table:style-name="ce10">
            <text:p>0.602</text:p>
          </table:table-cell>
          <table:table-cell office:value-type="float" office:value="117.86900000000001" table:style-name="ce73">
            <text:p>117.869</text:p>
          </table:table-cell>
          <table:table-cell office:value-type="float" office:value="55.366999999999997" table:style-name="ce73">
            <text:p>55.367</text:p>
          </table:table-cell>
          <table:table-cell office:value-type="float" office:value="161.86899999999997" table:style-name="ce73">
            <text:p>161.869</text:p>
          </table:table-cell>
          <table:table-cell office:value-type="float" office:value="94.416000000000011" table:style-name="ce73">
            <text:p>94.416</text:p>
          </table:table-cell>
          <table:table-cell office:value-type="float" office:value="1.7000000000000001E-2" table:style-name="ce73">
            <text:p>0.017</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000000000000002E-2" table:style-name="ce10">
            <text:p>0.018</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4555.50600000001" table:style-name="ce10">
            <text:p>114,555.506</text:p>
          </table:table-cell>
          <table:table-cell office:value-type="float" office:value="88943.846999999994" table:style-name="ce10">
            <text:p>88,943.847</text:p>
          </table:table-cell>
          <table:table-cell office:value-type="float" office:value="10435.200000000001" table:style-name="ce10">
            <text:p>10,435.200</text:p>
          </table:table-cell>
          <table:table-cell office:value-type="float" office:value="24600.674999999999" table:style-name="ce73">
            <text:p>24,600.675</text:p>
          </table:table-cell>
          <table:table-cell office:value-type="float" office:value="9800.9320000000007" table:style-name="ce73">
            <text:p>9,800.932</text:p>
          </table:table-cell>
          <table:table-cell office:value-type="float" office:value="19757.066000000003" table:style-name="ce73">
            <text:p>19,757.066</text:p>
          </table:table-cell>
          <table:table-cell office:value-type="float" office:value="31112.104999999992" table:style-name="ce73">
            <text:p>31,112.105</text:p>
          </table:table-cell>
          <table:table-cell office:value-type="float" office:value="1234.4549999999999" table:style-name="ce73">
            <text:p>1,234.45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2237.33099999999" table:style-name="ce10">
            <text:p>102,237.331</text:p>
          </table:table-cell>
          <table:table-cell office:value-type="float" office:value="80484.35100000001" table:style-name="ce10">
            <text:p>80,484.351</text:p>
          </table:table-cell>
          <table:table-cell office:value-type="float" office:value="7234.7440000000006" table:style-name="ce10">
            <text:p>7,234.744</text:p>
          </table:table-cell>
          <table:table-cell office:value-type="float" office:value="25759.761000000002" table:style-name="ce73">
            <text:p>25,759.761</text:p>
          </table:table-cell>
          <table:table-cell office:value-type="float" office:value="11652.3" table:style-name="ce73">
            <text:p>11,652.300</text:p>
          </table:table-cell>
          <table:table-cell office:value-type="float" office:value="29146.597000000002" table:style-name="ce73">
            <text:p>29,146.597</text:p>
          </table:table-cell>
          <table:table-cell office:value-type="float" office:value="19852.946" table:style-name="ce73">
            <text:p>19,852.946</text:p>
          </table:table-cell>
          <table:table-cell office:value-type="float" office:value="203.52700000000002" table:style-name="ce73">
            <text:p>203.52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90.375" table:style-name="ce10">
            <text:p>590.375</text:p>
          </table:table-cell>
          <table:table-cell office:value-type="float" office:value="540.43600000000015" table:style-name="ce10">
            <text:p>540.436</text:p>
          </table:table-cell>
          <table:table-cell office:value-type="float" office:value="0" table:style-name="ce10">
            <text:p>0.000</text:p>
          </table:table-cell>
          <table:table-cell office:value-type="float" office:value="122.001" table:style-name="ce73">
            <text:p>122.001</text:p>
          </table:table-cell>
          <table:table-cell office:value-type="float" office:value="48.34" table:style-name="ce73">
            <text:p>48.340</text:p>
          </table:table-cell>
          <table:table-cell office:value-type="float" office:value="45.584000000000003" table:style-name="ce73">
            <text:p>45.584</text:p>
          </table:table-cell>
          <table:table-cell office:value-type="float" office:value="308.70300000000003" table:style-name="ce73">
            <text:p>308.703</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36653.32500000007" table:style-name="ce84">
            <text:p>436,653.325</text:p>
          </table:table-cell>
          <table:table-cell office:value-type="float" office:value="344451.12599999999" table:style-name="ce84">
            <text:p>344,451.126</text:p>
          </table:table-cell>
          <table:table-cell office:value-type="float" office:value="26132.682000000001" table:style-name="ce84">
            <text:p>26,132.682</text:p>
          </table:table-cell>
          <table:table-cell office:value-type="float" office:value="114772.587" table:style-name="ce84">
            <text:p>114,772.587</text:p>
          </table:table-cell>
          <table:table-cell office:value-type="float" office:value="48298.59" table:style-name="ce84">
            <text:p>48,298.590</text:p>
          </table:table-cell>
          <table:table-cell office:value-type="float" office:value="110626.80800000002" table:style-name="ce84">
            <text:p>110,626.808</text:p>
          </table:table-cell>
          <table:table-cell office:value-type="float" office:value="88934.535999999993" table:style-name="ce84">
            <text:p>88,934.536</text:p>
          </table:table-cell>
          <table:table-cell office:value-type="float" office:value="2702.9070000000002" table:style-name="ce84">
            <text:p>2,702.90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1.01499999999999" table:style-name="ce73">
            <text:p>161.015</text:p>
          </table:table-cell>
          <table:table-cell office:value-type="float" office:value="79.619000000000014" table:style-name="ce73">
            <text:p>79.619</text:p>
          </table:table-cell>
          <table:table-cell office:value-type="float" office:value="49.554000000000002" table:style-name="ce73">
            <text:p>49.554</text:p>
          </table:table-cell>
          <table:table-cell office:value-type="float" office:value="44.386000000000003" table:style-name="ce73">
            <text:p>44.386</text:p>
          </table:table-cell>
          <table:table-cell office:value-type="float" office:value="15.405999999999999" table:style-name="ce73">
            <text:p>15.406</text:p>
          </table:table-cell>
          <table:table-cell office:value-type="float" office:value="22.583000000000006" table:style-name="ce73">
            <text:p>22.583</text:p>
          </table:table-cell>
          <table:table-cell office:value-type="float" office:value="35.584000000000003" table:style-name="ce73">
            <text:p>35.584</text:p>
          </table:table-cell>
          <table:table-cell office:value-type="float" office:value="0" table:style-name="ce73">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77.18699999999998" table:style-name="ce73">
            <text:p>177.187</text:p>
          </table:table-cell>
          <table:table-cell office:value-type="float" office:value="116.425" table:style-name="ce73">
            <text:p>116.425</text:p>
          </table:table-cell>
          <table:table-cell office:value-type="float" office:value="1.0410000000000001" table:style-name="ce73">
            <text:p>1.041</text:p>
          </table:table-cell>
          <table:table-cell office:value-type="float" office:value="9.5449999999999999" table:style-name="ce73">
            <text:p>9.545</text:p>
          </table:table-cell>
          <table:table-cell office:value-type="float" office:value="18.093" table:style-name="ce73">
            <text:p>18.093</text:p>
          </table:table-cell>
          <table:table-cell office:value-type="float" office:value="65.63900000000001" table:style-name="ce73">
            <text:p>65.639</text:p>
          </table:table-cell>
          <table:table-cell office:value-type="float" office:value="18.385999999999999" table:style-name="ce73">
            <text:p>18.386</text:p>
          </table:table-cell>
          <table:table-cell office:value-type="float" office:value="0" table:style-name="ce7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184.28" table:style-name="ce73">
            <text:p>5,184.280</text:p>
          </table:table-cell>
          <table:table-cell office:value-type="float" office:value="4899.1470000000018" table:style-name="ce73">
            <text:p>4,899.147</text:p>
          </table:table-cell>
          <table:table-cell office:value-type="float" office:value="169.93" table:style-name="ce73">
            <text:p>169.930</text:p>
          </table:table-cell>
          <table:table-cell office:value-type="float" office:value="764.83400000000017" table:style-name="ce73">
            <text:p>764.834</text:p>
          </table:table-cell>
          <table:table-cell office:value-type="float" office:value="353.77100000000002" table:style-name="ce73">
            <text:p>353.771</text:p>
          </table:table-cell>
          <table:table-cell office:value-type="float" office:value="354.41700000000003" table:style-name="ce73">
            <text:p>354.417</text:p>
          </table:table-cell>
          <table:table-cell office:value-type="float" office:value="775.80700000000013" table:style-name="ce73">
            <text:p>775.807</text:p>
          </table:table-cell>
          <table:table-cell office:value-type="float" office:value="11.5" table:style-name="ce73">
            <text:p>11.5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2.30799999999999" table:style-name="ce73">
            <text:p>172.308</text:p>
          </table:table-cell>
          <table:table-cell office:value-type="float" office:value="260.00100000000003" table:style-name="ce73">
            <text:p>260.001</text:p>
          </table:table-cell>
          <table:table-cell office:value-type="float" office:value="0.53200000000000003" table:style-name="ce73">
            <text:p>0.532</text:p>
          </table:table-cell>
          <table:table-cell office:value-type="float" office:value="75.109000000000009" table:style-name="ce73">
            <text:p>75.109</text:p>
          </table:table-cell>
          <table:table-cell office:value-type="float" office:value="2.714" table:style-name="ce73">
            <text:p>2.714</text:p>
          </table:table-cell>
          <table:table-cell office:value-type="float" office:value="43.850999999999999" table:style-name="ce73">
            <text:p>43.851</text:p>
          </table:table-cell>
          <table:table-cell office:value-type="float" office:value="29.347999999999999" table:style-name="ce73">
            <text:p>29.348</text:p>
          </table:table-cell>
          <table:table-cell office:value-type="float" office:value="4.2000000000000003E-2" table:style-name="ce73">
            <text:p>0.042</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29.18600000000001" table:style-name="ce73">
            <text:p>129.186</text:p>
          </table:table-cell>
          <table:table-cell office:value-type="float" office:value="95.25200000000001" table:style-name="ce73">
            <text:p>95.252</text:p>
          </table:table-cell>
          <table:table-cell office:value-type="float" office:value="0.3" table:style-name="ce73">
            <text:p>0.300</text:p>
          </table:table-cell>
          <table:table-cell office:value-type="float" office:value="48.582999999999998" table:style-name="ce73">
            <text:p>48.583</text:p>
          </table:table-cell>
          <table:table-cell office:value-type="float" office:value="25.728000000000002" table:style-name="ce73">
            <text:p>25.728</text:p>
          </table:table-cell>
          <table:table-cell office:value-type="float" office:value="6.3440000000000003" table:style-name="ce73">
            <text:p>6.344</text:p>
          </table:table-cell>
          <table:table-cell office:value-type="float" office:value="24.8" table:style-name="ce73">
            <text:p>24.800</text:p>
          </table:table-cell>
          <table:table-cell office:value-type="float" office:value="0" table:style-name="ce7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58.04300000000001" table:style-name="ce73">
            <text:p>358.043</text:p>
          </table:table-cell>
          <table:table-cell office:value-type="float" office:value="140.90800000000002" table:style-name="ce73">
            <text:p>140.908</text:p>
          </table:table-cell>
          <table:table-cell office:value-type="float" office:value="128.56800000000001" table:style-name="ce73">
            <text:p>128.568</text:p>
          </table:table-cell>
          <table:table-cell office:value-type="float" office:value="154.08500000000001" table:style-name="ce73">
            <text:p>154.085</text:p>
          </table:table-cell>
          <table:table-cell office:value-type="float" office:value="17.687999999999999" table:style-name="ce73">
            <text:p>17.688</text:p>
          </table:table-cell>
          <table:table-cell office:value-type="float" office:value="42.986999999999995" table:style-name="ce73">
            <text:p>42.987</text:p>
          </table:table-cell>
          <table:table-cell office:value-type="float" office:value="7.3980000000000006" table:style-name="ce73">
            <text:p>7.398</text:p>
          </table:table-cell>
          <table:table-cell office:value-type="float" office:value="63.746000000000002" table:style-name="ce73">
            <text:p>63.74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5.253" table:style-name="ce73">
            <text:p>45.253</text:p>
          </table:table-cell>
          <table:table-cell office:value-type="float" office:value="40.254000000000005" table:style-name="ce73">
            <text:p>40.254</text:p>
          </table:table-cell>
          <table:table-cell office:value-type="float" office:value="0" table:style-name="ce73">
            <text:p>0.000</text:p>
          </table:table-cell>
          <table:table-cell office:value-type="float" office:value="4.6829999999999998" table:style-name="ce73">
            <text:p>4.683</text:p>
          </table:table-cell>
          <table:table-cell office:value-type="float" office:value="0" table:style-name="ce73">
            <text:p>0.000</text:p>
          </table:table-cell>
          <table:table-cell office:value-type="float" office:value="12.626000000000001" table:style-name="ce73">
            <text:p>12.626</text:p>
          </table:table-cell>
          <table:table-cell office:value-type="float" office:value="10.039000000000001" table:style-name="ce73">
            <text:p>10.039</text:p>
          </table:table-cell>
          <table:table-cell office:value-type="float" office:value="0" table:style-name="ce7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0.74" table:style-name="ce73">
            <text:p>100.740</text:p>
          </table:table-cell>
          <table:table-cell office:value-type="float" office:value="87.413000000000011" table:style-name="ce73">
            <text:p>87.413</text:p>
          </table:table-cell>
          <table:table-cell office:value-type="float" office:value="1.21" table:style-name="ce73">
            <text:p>1.210</text:p>
          </table:table-cell>
          <table:table-cell office:value-type="float" office:value="50.251999999999995" table:style-name="ce73">
            <text:p>50.252</text:p>
          </table:table-cell>
          <table:table-cell office:value-type="float" office:value="17.45" table:style-name="ce73">
            <text:p>17.450</text:p>
          </table:table-cell>
          <table:table-cell office:value-type="float" office:value="29.764000000000003" table:style-name="ce73">
            <text:p>29.764</text:p>
          </table:table-cell>
          <table:table-cell office:value-type="float" office:value="3.3559999999999999" table:style-name="ce73">
            <text:p>3.356</text:p>
          </table:table-cell>
          <table:table-cell office:value-type="float" office:value="0" table:style-name="ce7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6.952000000000005" table:style-name="ce73">
            <text:p>46.952</text:p>
          </table:table-cell>
          <table:table-cell office:value-type="float" office:value="41.588000000000001" table:style-name="ce73">
            <text:p>41.588</text:p>
          </table:table-cell>
          <table:table-cell office:value-type="float" office:value="1.3000000000000001E-2" table:style-name="ce73">
            <text:p>0.013</text:p>
          </table:table-cell>
          <table:table-cell office:value-type="float" office:value="5.5" table:style-name="ce73">
            <text:p>5.500</text:p>
          </table:table-cell>
          <table:table-cell office:value-type="float" office:value="10.382000000000001" table:style-name="ce73">
            <text:p>10.382</text:p>
          </table:table-cell>
          <table:table-cell office:value-type="float" office:value="9.5139999999999993" table:style-name="ce73">
            <text:p>9.514</text:p>
          </table:table-cell>
          <table:table-cell office:value-type="float" office:value="4.7419999999999991" table:style-name="ce73">
            <text:p>4.742</text:p>
          </table:table-cell>
          <table:table-cell office:value-type="float" office:value="0" table:style-name="ce7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089.057" table:style-name="ce73">
            <text:p>1,089.057</text:p>
          </table:table-cell>
          <table:table-cell office:value-type="float" office:value="974.32199999999989" table:style-name="ce73">
            <text:p>974.322</text:p>
          </table:table-cell>
          <table:table-cell office:value-type="float" office:value="3.77" table:style-name="ce73">
            <text:p>3.770</text:p>
          </table:table-cell>
          <table:table-cell office:value-type="float" office:value="728.60800000000006" table:style-name="ce73">
            <text:p>728.608</text:p>
          </table:table-cell>
          <table:table-cell office:value-type="float" office:value="58.961999999999996" table:style-name="ce73">
            <text:p>58.962</text:p>
          </table:table-cell>
          <table:table-cell office:value-type="float" office:value="64.257000000000005" table:style-name="ce73">
            <text:p>64.257</text:p>
          </table:table-cell>
          <table:table-cell office:value-type="float" office:value="16.059000000000001" table:style-name="ce73">
            <text:p>16.059</text:p>
          </table:table-cell>
          <table:table-cell office:value-type="float" office:value="0" table:style-name="ce7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29.14200000000005" table:style-name="ce73">
            <text:p>529.142</text:p>
          </table:table-cell>
          <table:table-cell office:value-type="float" office:value="219.179" table:style-name="ce73">
            <text:p>219.179</text:p>
          </table:table-cell>
          <table:table-cell office:value-type="float" office:value="82.165999999999997" table:style-name="ce73">
            <text:p>82.166</text:p>
          </table:table-cell>
          <table:table-cell office:value-type="float" office:value="141.99700000000001" table:style-name="ce73">
            <text:p>141.997</text:p>
          </table:table-cell>
          <table:table-cell office:value-type="float" office:value="49.931000000000004" table:style-name="ce73">
            <text:p>49.931</text:p>
          </table:table-cell>
          <table:table-cell office:value-type="float" office:value="20.668000000000003" table:style-name="ce73">
            <text:p>20.668</text:p>
          </table:table-cell>
          <table:table-cell office:value-type="float" office:value="122.22499999999999" table:style-name="ce73">
            <text:p>122.225</text:p>
          </table:table-cell>
          <table:table-cell office:value-type="float" office:value="56.227000000000004" table:style-name="ce73">
            <text:p>56.227</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658.319" table:style-name="ce73">
            <text:p>3,658.319</text:p>
          </table:table-cell>
          <table:table-cell office:value-type="float" office:value="2866.0589999999997" table:style-name="ce73">
            <text:p>2,866.059</text:p>
          </table:table-cell>
          <table:table-cell office:value-type="float" office:value="95.817000000000007" table:style-name="ce73">
            <text:p>95.817</text:p>
          </table:table-cell>
          <table:table-cell office:value-type="float" office:value="2227.6950000000002" table:style-name="ce73">
            <text:p>2,227.695</text:p>
          </table:table-cell>
          <table:table-cell office:value-type="float" office:value="312.27400000000006" table:style-name="ce73">
            <text:p>312.274</text:p>
          </table:table-cell>
          <table:table-cell office:value-type="float" office:value="180.14100000000002" table:style-name="ce73">
            <text:p>180.141</text:p>
          </table:table-cell>
          <table:table-cell office:value-type="float" office:value="295.44700000000006" table:style-name="ce73">
            <text:p>295.447</text:p>
          </table:table-cell>
          <table:table-cell office:value-type="float" office:value="0" table:style-name="ce73">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061.7979999999998" table:style-name="ce73">
            <text:p>5,061.798</text:p>
          </table:table-cell>
          <table:table-cell office:value-type="float" office:value="4224.66" table:style-name="ce73">
            <text:p>4,224.660</text:p>
          </table:table-cell>
          <table:table-cell office:value-type="float" office:value="0" table:style-name="ce73">
            <text:p>0.000</text:p>
          </table:table-cell>
          <table:table-cell office:value-type="float" office:value="1007.1130000000001" table:style-name="ce73">
            <text:p>1,007.113</text:p>
          </table:table-cell>
          <table:table-cell office:value-type="float" office:value="204.31900000000002" table:style-name="ce73">
            <text:p>204.319</text:p>
          </table:table-cell>
          <table:table-cell office:value-type="float" office:value="182.72200000000001" table:style-name="ce73">
            <text:p>182.722</text:p>
          </table:table-cell>
          <table:table-cell office:value-type="float" office:value="3090.8960000000002" table:style-name="ce73">
            <text:p>3,090.896</text:p>
          </table:table-cell>
          <table:table-cell office:value-type="float" office:value="0" table:style-name="ce73">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6713.28" table:style-name="ce84">
            <text:p>16,713.280</text:p>
          </table:table-cell>
          <table:table-cell office:value-type="float" office:value="14044.827000000001" table:style-name="ce84">
            <text:p>14,044.827</text:p>
          </table:table-cell>
          <table:table-cell office:value-type="float" office:value="532.90100000000007" table:style-name="ce84">
            <text:p>532.901</text:p>
          </table:table-cell>
          <table:table-cell office:value-type="float" office:value="5262.39" table:style-name="ce84">
            <text:p>5,262.390</text:p>
          </table:table-cell>
          <table:table-cell office:value-type="float" office:value="1086.7180000000001" table:style-name="ce84">
            <text:p>1,086.718</text:p>
          </table:table-cell>
          <table:table-cell office:value-type="float" office:value="1035.5129999999999" table:style-name="ce84">
            <text:p>1,035.513</text:p>
          </table:table-cell>
          <table:table-cell office:value-type="float" office:value="4434.0870000000004" table:style-name="ce84">
            <text:p>4,434.087</text:p>
          </table:table-cell>
          <table:table-cell office:value-type="float" office:value="131.51499999999999" table:style-name="ce84">
            <text:p>131.515</text:p>
          </table:table-cell>
          <table:table-cell table:number-columns-repeated="16374"/>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style-name="ce1"/>
        </table:table-row>
        <table:table-row table:style-name="ro8">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style-name="ce1"/>
        </table:table-row>
        <table:table-row table:style-name="ro16">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reused. This will have been included in the WEEE received for treatment</text:p>
          </table:table-cell>
          <table:covered-table-cell table:number-columns-repeated="6"/>
          <table:table-cell table:number-columns-repeated="16375" table:style-name="ce1"/>
        </table:table-row>
        <table:table-row table:style-name="ro28">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5">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4">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style-name="ce1"/>
        </table:table-row>
        <table:table-row table:style-name="ro16">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style-name="ce1"/>
        </table:table-row>
        <table:table-row table:style-name="ro4">
          <table:table-cell office:value-type="string" table:number-columns-spanned="2" table:number-rows-spanned="1" table:style-name="ce21">
            <text:p>Sent for Reuse</text:p>
          </table:table-cell>
          <table:covered-table-cell/>
          <table:table-cell office:value-type="string" table:number-columns-spanned="7" table:number-rows-spanned="1" table:style-name="ce23">
            <text:p>is the amount of WEEE that AATFs have sent on for reuse. This will have been included in the WEEE received for treatment</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style-name="ce1"/>
        </table:table-row>
        <table:table-row table:style-name="ro3">
          <table:table-cell table:style-name="ce112"/>
          <table:table-cell table:number-columns-repeated="16383" table:style-name="ce1"/>
        </table:table-row>
        <table:table-row table:number-rows-repeated="1048364" table:style-name="ro3">
          <table:table-cell table:number-columns-repeated="16384"/>
        </table:table-row>
        <table:named-expressions>
          <table:named-range table:name="Print_Area" table:cell-range-address="2009_Quarters_1_-_4.$A$1:2009_Quarters_1_-_4.$J$211" table:base-cell-address="2009_Quarters_1_-_4.$A$1"/>
        </table:named-expressions>
      </table:table>
      <table:table table:name="2008_Quarters_1_-_4" table:style-name="ta10">
        <table:table-column table:style-name="co17" table:default-cell-style-name="ce1"/>
        <table:table-column table:style-name="co12" table:default-cell-style-name="ce1"/>
        <table:table-column table:style-name="co18" table:default-cell-style-name="ce1"/>
        <table:table-column table:style-name="co20" table:default-cell-style-name="ce1"/>
        <table:table-column table:style-name="co19" table:default-cell-style-name="ce1"/>
        <table:table-column table:style-name="co20" table:default-cell-style-name="ce1"/>
        <table:table-column table:style-name="co23" table:default-cell-style-name="ce1"/>
        <table:table-column table:style-name="co20" table:default-cell-style-name="ce1"/>
        <table:table-column table:style-name="co24" table:default-cell-style-name="ce1"/>
        <table:table-column table:style-name="co25" table:default-cell-style-name="ce1"/>
        <table:table-column table:style-name="co6" table:number-columns-repeated="16374" table:default-cell-style-name="ce1"/>
        <table:table-row table:style-name="ro21">
          <table:table-cell table:style-name="ce1">
            <draw:frame draw:z-index="1" draw:id="id16" draw:style-name="a16" draw:name="Picture 2" svg:x="0.10833in" svg:y="0.2in" svg:width="2.66302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March 2008</text:p>
          </table:table-cell>
          <table:table-cell table:number-columns-repeated="16383" table:style-name="ce1"/>
        </table:table-row>
        <table:table-row table:style-name="ro3">
          <table:table-cell office:value-type="string" table:style-name="ce1">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233.487000000001" table:style-name="ce113">
            <text:p>35233.487</text:p>
          </table:table-cell>
          <table:table-cell office:value-type="float" office:value="26709.362000000001" table:style-name="ce113">
            <text:p>26709.362</text:p>
          </table:table-cell>
          <table:table-cell office:value-type="float" office:value="992.42400000000009" table:style-name="ce113">
            <text:p>992.424</text:p>
          </table:table-cell>
          <table:table-cell office:value-type="float" office:value="11348.269" table:style-name="ce114">
            <text:p>11348.269</text:p>
          </table:table-cell>
          <table:table-cell office:value-type="float" office:value="1582.404" table:style-name="ce114">
            <text:p>1582.404</text:p>
          </table:table-cell>
          <table:table-cell office:value-type="float" office:value="14970.036" table:style-name="ce114">
            <text:p>14970.036</text:p>
          </table:table-cell>
          <table:table-cell office:value-type="float" office:value="8720.2950000000001" table:style-name="ce114">
            <text:p>8720.295</text:p>
          </table:table-cell>
          <table:table-cell office:value-type="float" office:value="272.45800000000003" table:style-name="ce114">
            <text:p>272.458</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434.6310000000003" table:style-name="ce113">
            <text:p>7434.631</text:p>
          </table:table-cell>
          <table:table-cell office:value-type="float" office:value="5381.3760000000002" table:style-name="ce113">
            <text:p>5381.376</text:p>
          </table:table-cell>
          <table:table-cell office:value-type="float" office:value="341.56800000000004" table:style-name="ce113">
            <text:p>341.568</text:p>
          </table:table-cell>
          <table:table-cell office:value-type="float" office:value="896.53800000000001" table:style-name="ce114">
            <text:p>896.538</text:p>
          </table:table-cell>
          <table:table-cell office:value-type="float" office:value="656.84" table:style-name="ce114">
            <text:p>656.840</text:p>
          </table:table-cell>
          <table:table-cell office:value-type="float" office:value="5112.8760000000002" table:style-name="ce114">
            <text:p>5112.876</text:p>
          </table:table-cell>
          <table:table-cell office:value-type="float" office:value="907.55600000000004" table:style-name="ce114">
            <text:p>907.556</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370.2970000000005" table:style-name="ce113">
            <text:p>4370.297</text:p>
          </table:table-cell>
          <table:table-cell office:value-type="float" office:value="2440.6889999999999" table:style-name="ce113">
            <text:p>2440.689</text:p>
          </table:table-cell>
          <table:table-cell office:value-type="float" office:value="523.49400000000003" table:style-name="ce113">
            <text:p>523.494</text:p>
          </table:table-cell>
          <table:table-cell office:value-type="float" office:value="1180.8109999999999" table:style-name="ce114">
            <text:p>1180.811</text:p>
          </table:table-cell>
          <table:table-cell office:value-type="float" office:value="441.25600000000003" table:style-name="ce114">
            <text:p>441.256</text:p>
          </table:table-cell>
          <table:table-cell office:value-type="float" office:value="685.86300000000006" table:style-name="ce114">
            <text:p>685.863</text:p>
          </table:table-cell>
          <table:table-cell office:value-type="float" office:value="1031.511" table:style-name="ce114">
            <text:p>1031.511</text:p>
          </table:table-cell>
          <table:table-cell office:value-type="float" office:value="0" table:style-name="ce114">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679.8810000000003" table:style-name="ce113">
            <text:p>4679.881</text:p>
          </table:table-cell>
          <table:table-cell office:value-type="float" office:value="2535.79" table:style-name="ce113">
            <text:p>2535.790</text:p>
          </table:table-cell>
          <table:table-cell office:value-type="float" office:value="477.54400000000004" table:style-name="ce113">
            <text:p>477.544</text:p>
          </table:table-cell>
          <table:table-cell office:value-type="float" office:value="1071.056" table:style-name="ce114">
            <text:p>1071.056</text:p>
          </table:table-cell>
          <table:table-cell office:value-type="float" office:value="667.84699999999998" table:style-name="ce114">
            <text:p>667.847</text:p>
          </table:table-cell>
          <table:table-cell office:value-type="float" office:value="548.846" table:style-name="ce114">
            <text:p>548.846</text:p>
          </table:table-cell>
          <table:table-cell office:value-type="float" office:value="941.13499999999999" table:style-name="ce114">
            <text:p>941.135</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181" table:style-name="ce113">
            <text:p>3.181</text:p>
          </table:table-cell>
          <table:table-cell office:value-type="float" office:value="2.5580000000000003" table:style-name="ce113">
            <text:p>2.558</text:p>
          </table:table-cell>
          <table:table-cell office:value-type="float" office:value="8.7000000000000008E-2" table:style-name="ce113">
            <text:p>0.087</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074.7809999999999" table:style-name="ce113">
            <text:p>2074.781</text:p>
          </table:table-cell>
          <table:table-cell office:value-type="float" office:value="1161.23" table:style-name="ce113">
            <text:p>1161.230</text:p>
          </table:table-cell>
          <table:table-cell office:value-type="float" office:value="311.93400000000003" table:style-name="ce113">
            <text:p>311.934</text:p>
          </table:table-cell>
          <table:table-cell office:value-type="float" office:value="488.67700000000002" table:style-name="ce114">
            <text:p>488.677</text:p>
          </table:table-cell>
          <table:table-cell office:value-type="float" office:value="194.97499999999999" table:style-name="ce114">
            <text:p>194.975</text:p>
          </table:table-cell>
          <table:table-cell office:value-type="float" office:value="260.80799999999999" table:style-name="ce114">
            <text:p>260.808</text:p>
          </table:table-cell>
          <table:table-cell office:value-type="float" office:value="471.06300000000005" table:style-name="ce114">
            <text:p>471.063</text:p>
          </table:table-cell>
          <table:table-cell office:value-type="float" office:value="0" table:style-name="ce114">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24.11700000000002" table:style-name="ce113">
            <text:p>124.117</text:p>
          </table:table-cell>
          <table:table-cell office:value-type="float" office:value="37.454000000000001" table:style-name="ce113">
            <text:p>37.454</text:p>
          </table:table-cell>
          <table:table-cell office:value-type="float" office:value="9.23" table:style-name="ce113">
            <text:p>9.230</text:p>
          </table:table-cell>
          <table:table-cell office:value-type="float" office:value="75.088999999999999" table:style-name="ce114">
            <text:p>75.089</text:p>
          </table:table-cell>
          <table:table-cell office:value-type="float" office:value="5.008" table:style-name="ce114">
            <text:p>5.008</text:p>
          </table:table-cell>
          <table:table-cell office:value-type="float" office:value="15.861000000000001" table:style-name="ce114">
            <text:p>15.861</text:p>
          </table:table-cell>
          <table:table-cell office:value-type="float" office:value="11.963000000000001" table:style-name="ce114">
            <text:p>11.963</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91" table:style-name="ce113">
            <text:p>1.391</text:p>
          </table:table-cell>
          <table:table-cell office:value-type="float" office:value="0" table:style-name="ce113">
            <text:p>0.000</text:p>
          </table:table-cell>
          <table:table-cell office:value-type="float" office:value="0.38700000000000001" table:style-name="ce113">
            <text:p>0.387</text:p>
          </table:table-cell>
          <table:table-cell office:value-type="float" office:value="41.436" table:style-name="ce114">
            <text:p>41.436</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8.512" table:style-name="ce113">
            <text:p>108.512</text:p>
          </table:table-cell>
          <table:table-cell office:value-type="float" office:value="63.06" table:style-name="ce113">
            <text:p>63.060</text:p>
          </table:table-cell>
          <table:table-cell office:value-type="float" office:value="10.756" table:style-name="ce113">
            <text:p>10.756</text:p>
          </table:table-cell>
          <table:table-cell office:value-type="float" office:value="32.469000000000001" table:style-name="ce114">
            <text:p>32.469</text:p>
          </table:table-cell>
          <table:table-cell office:value-type="float" office:value="12.362" table:style-name="ce114">
            <text:p>12.362</text:p>
          </table:table-cell>
          <table:table-cell office:value-type="float" office:value="12.204000000000001" table:style-name="ce114">
            <text:p>12.204</text:p>
          </table:table-cell>
          <table:table-cell office:value-type="float" office:value="23.631" table:style-name="ce114">
            <text:p>23.631</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24400000000000002" table:style-name="ce113">
            <text:p>0.244</text:p>
          </table:table-cell>
          <table:table-cell office:value-type="float" office:value="0" table:style-name="ce113">
            <text:p>0.000</text:p>
          </table:table-cell>
          <table:table-cell office:value-type="float" office:value="0.24400000000000002" table:style-name="ce113">
            <text:p>0.244</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3687.356" table:style-name="ce113">
            <text:p>23687.356</text:p>
          </table:table-cell>
          <table:table-cell office:value-type="float" office:value="14561.983" table:style-name="ce113">
            <text:p>14561.983</text:p>
          </table:table-cell>
          <table:table-cell office:value-type="float" office:value="1627.8760000000002" table:style-name="ce113">
            <text:p>1627.876</text:p>
          </table:table-cell>
          <table:table-cell office:value-type="float" office:value="3334.152" table:style-name="ce114">
            <text:p>3334.152</text:p>
          </table:table-cell>
          <table:table-cell office:value-type="float" office:value="3276.799" table:style-name="ce114">
            <text:p>3276.799</text:p>
          </table:table-cell>
          <table:table-cell office:value-type="float" office:value="5217.991" table:style-name="ce114">
            <text:p>5217.991</text:p>
          </table:table-cell>
          <table:table-cell office:value-type="float" office:value="5264.5460000000003" table:style-name="ce114">
            <text:p>5264.546</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372.458000000002" table:style-name="ce113">
            <text:p>24372.458</text:p>
          </table:table-cell>
          <table:table-cell office:value-type="float" office:value="18678.171000000002" table:style-name="ce113">
            <text:p>18678.171</text:p>
          </table:table-cell>
          <table:table-cell office:value-type="float" office:value="2916.4370000000004" table:style-name="ce113">
            <text:p>2916.437</text:p>
          </table:table-cell>
          <table:table-cell office:value-type="float" office:value="4796.13" table:style-name="ce114">
            <text:p>4796.130</text:p>
          </table:table-cell>
          <table:table-cell office:value-type="float" office:value="1920.2510000000002" table:style-name="ce114">
            <text:p>1920.251</text:p>
          </table:table-cell>
          <table:table-cell office:value-type="float" office:value="5316.0830000000005" table:style-name="ce114">
            <text:p>5316.083</text:p>
          </table:table-cell>
          <table:table-cell office:value-type="float" office:value="8266.3739999999998" table:style-name="ce114">
            <text:p>8266.374</text:p>
          </table:table-cell>
          <table:table-cell office:value-type="float" office:value="364.14100000000002" table:style-name="ce114">
            <text:p>364.141</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10.67600000000002" table:style-name="ce113">
            <text:p>210.676</text:p>
          </table:table-cell>
          <table:table-cell office:value-type="float" office:value="200.58500000000001" table:style-name="ce113">
            <text:p>200.585</text:p>
          </table:table-cell>
          <table:table-cell office:value-type="float" office:value="3.25" table:style-name="ce113">
            <text:p>3.250</text:p>
          </table:table-cell>
          <table:table-cell office:value-type="float" office:value="12.902000000000001" table:style-name="ce114">
            <text:p>12.902</text:p>
          </table:table-cell>
          <table:table-cell office:value-type="float" office:value="18.212" table:style-name="ce114">
            <text:p>18.212</text:p>
          </table:table-cell>
          <table:table-cell office:value-type="float" office:value="0" table:style-name="ce114">
            <text:p>0.000</text:p>
          </table:table-cell>
          <table:table-cell office:value-type="float" office:value="92.983000000000004" table:style-name="ce114">
            <text:p>92.983</text:p>
          </table:table-cell>
          <table:table-cell office:value-type="float" office:value="0" table:style-name="ce114">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2301.01200000003" table:style-name="ce115">
            <text:p>102301.012</text:p>
          </table:table-cell>
          <table:table-cell office:value-type="float" office:value="71772.258000000002" table:style-name="ce115">
            <text:p>71772.258</text:p>
          </table:table-cell>
          <table:table-cell office:value-type="float" office:value="7215.2310000000016" table:style-name="ce115">
            <text:p>7215.231</text:p>
          </table:table-cell>
          <table:table-cell office:value-type="float" office:value="23277.529000000002" table:style-name="ce115">
            <text:p>23277.529</text:p>
          </table:table-cell>
          <table:table-cell office:value-type="float" office:value="8775.9539999999979" table:style-name="ce115">
            <text:p>8775.954</text:p>
          </table:table-cell>
          <table:table-cell office:value-type="float" office:value="32140.568000000003" table:style-name="ce115">
            <text:p>32140.568</text:p>
          </table:table-cell>
          <table:table-cell office:value-type="float" office:value="25731.056999999997" table:style-name="ce115">
            <text:p>25731.057</text:p>
          </table:table-cell>
          <table:table-cell office:value-type="float" office:value="636.59900000000005" table:style-name="ce115">
            <text:p>636.599</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669000000000004" table:style-name="ce114">
            <text:p>46.669</text:p>
          </table:table-cell>
          <table:table-cell office:value-type="float" office:value="33.369999999999997" table:style-name="ce114">
            <text:p>33.370</text:p>
          </table:table-cell>
          <table:table-cell office:value-type="float" office:value="1.923" table:style-name="ce114">
            <text:p>1.923</text:p>
          </table:table-cell>
          <table:table-cell office:value-type="float" office:value="0.35700000000000004" table:style-name="ce114">
            <text:p>0.357</text:p>
          </table:table-cell>
          <table:table-cell office:value-type="float" office:value="4.0390000000000006" table:style-name="ce114">
            <text:p>4.039</text:p>
          </table:table-cell>
          <table:table-cell office:value-type="float" office:value="0.30499999999999999" table:style-name="ce114">
            <text:p>0.305</text:p>
          </table:table-cell>
          <table:table-cell office:value-type="float" office:value="8.3970000000000002" table:style-name="ce114">
            <text:p>8.397</text:p>
          </table:table-cell>
          <table:table-cell office:value-type="float" office:value="0" table:style-name="ce114">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27000000000004" table:style-name="ce114">
            <text:p>42.227</text:p>
          </table:table-cell>
          <table:table-cell office:value-type="float" office:value="41.53" table:style-name="ce114">
            <text:p>41.530</text:p>
          </table:table-cell>
          <table:table-cell office:value-type="float" office:value="0.27300000000000002" table:style-name="ce114">
            <text:p>0.273</text:p>
          </table:table-cell>
          <table:table-cell office:value-type="float" office:value="0.47200000000000003" table:style-name="ce114">
            <text:p>0.472</text:p>
          </table:table-cell>
          <table:table-cell office:value-type="float" office:value="21.511000000000003" table:style-name="ce114">
            <text:p>21.511</text:p>
          </table:table-cell>
          <table:table-cell office:value-type="float" office:value="0.155" table:style-name="ce114">
            <text:p>0.155</text:p>
          </table:table-cell>
          <table:table-cell office:value-type="float" office:value="8.3810000000000002" table:style-name="ce114">
            <text:p>8.381</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885.3310000000001" table:style-name="ce114">
            <text:p>1885.331</text:p>
          </table:table-cell>
          <table:table-cell office:value-type="float" office:value="1079.3090000000002" table:style-name="ce114">
            <text:p>1079.309</text:p>
          </table:table-cell>
          <table:table-cell office:value-type="float" office:value="73.069000000000003" table:style-name="ce114">
            <text:p>73.069</text:p>
          </table:table-cell>
          <table:table-cell office:value-type="float" office:value="148.88800000000001" table:style-name="ce114">
            <text:p>148.888</text:p>
          </table:table-cell>
          <table:table-cell office:value-type="float" office:value="46.775999999999996" table:style-name="ce114">
            <text:p>46.776</text:p>
          </table:table-cell>
          <table:table-cell office:value-type="float" office:value="81.363" table:style-name="ce114">
            <text:p>81.363</text:p>
          </table:table-cell>
          <table:table-cell office:value-type="float" office:value="96.482000000000014" table:style-name="ce114">
            <text:p>96.482</text:p>
          </table:table-cell>
          <table:table-cell office:value-type="float" office:value="0" table:style-name="ce114">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0.19499999999999" table:style-name="ce114">
            <text:p>110.195</text:p>
          </table:table-cell>
          <table:table-cell office:value-type="float" office:value="151.31800000000001" table:style-name="ce114">
            <text:p>151.318</text:p>
          </table:table-cell>
          <table:table-cell office:value-type="float" office:value="3.5140000000000002" table:style-name="ce114">
            <text:p>3.514</text:p>
          </table:table-cell>
          <table:table-cell office:value-type="float" office:value="0.91" table:style-name="ce114">
            <text:p>0.910</text:p>
          </table:table-cell>
          <table:table-cell office:value-type="float" office:value="89.124000000000009" table:style-name="ce114">
            <text:p>89.124</text:p>
          </table:table-cell>
          <table:table-cell office:value-type="float" office:value="1.1640000000000001" table:style-name="ce114">
            <text:p>1.164</text:p>
          </table:table-cell>
          <table:table-cell office:value-type="float" office:value="58.93" table:style-name="ce114">
            <text:p>58.930</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7.058000000000007" table:style-name="ce114">
            <text:p>57.058</text:p>
          </table:table-cell>
          <table:table-cell office:value-type="float" office:value="12.847" table:style-name="ce114">
            <text:p>12.847</text:p>
          </table:table-cell>
          <table:table-cell office:value-type="float" office:value="0" table:style-name="ce114">
            <text:p>0.000</text:p>
          </table:table-cell>
          <table:table-cell office:value-type="float" office:value="4.2410000000000005" table:style-name="ce114">
            <text:p>4.241</text:p>
          </table:table-cell>
          <table:table-cell office:value-type="float" office:value="0" table:style-name="ce114">
            <text:p>0.000</text:p>
          </table:table-cell>
          <table:table-cell office:value-type="float" office:value="4.4169999999999998" table:style-name="ce114">
            <text:p>4.417</text:p>
          </table:table-cell>
          <table:table-cell office:value-type="float" office:value="2.4590000000000001" table:style-name="ce114">
            <text:p>2.459</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4279999999999999" table:style-name="ce114">
            <text:p>2.428</text:p>
          </table:table-cell>
          <table:table-cell office:value-type="float" office:value="1.66" table:style-name="ce114">
            <text:p>1.660</text:p>
          </table:table-cell>
          <table:table-cell office:value-type="float" office:value="1.5070000000000001" table:style-name="ce114">
            <text:p>1.507</text:p>
          </table:table-cell>
          <table:table-cell office:value-type="float" office:value="27.487000000000002" table:style-name="ce114">
            <text:p>27.487</text:p>
          </table:table-cell>
          <table:table-cell office:value-type="float" office:value="0" table:style-name="ce114">
            <text:p>0.000</text:p>
          </table:table-cell>
          <table:table-cell office:value-type="float" office:value="0.64900000000000002" table:style-name="ce114">
            <text:p>0.649</text:p>
          </table:table-cell>
          <table:table-cell office:value-type="float" office:value="0.8580000000000001" table:style-name="ce114">
            <text:p>0.858</text:p>
          </table:table-cell>
          <table:table-cell office:value-type="float" office:value="0" table:style-name="ce114">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71" table:style-name="ce114">
            <text:p>10.710</text:p>
          </table:table-cell>
          <table:table-cell office:value-type="float" office:value="10.706000000000001" table:style-name="ce114">
            <text:p>10.706</text:p>
          </table:table-cell>
          <table:table-cell office:value-type="float" office:value="4.0000000000000001E-3" table:style-name="ce114">
            <text:p>0.004</text:p>
          </table:table-cell>
          <table:table-cell office:value-type="float" office:value="8.0000000000000002E-3" table:style-name="ce114">
            <text:p>0.008</text:p>
          </table:table-cell>
          <table:table-cell office:value-type="float" office:value="3.35" table:style-name="ce114">
            <text:p>3.350</text:p>
          </table:table-cell>
          <table:table-cell office:value-type="float" office:value="3.0000000000000001E-3" table:style-name="ce114">
            <text:p>0.003</text:p>
          </table:table-cell>
          <table:table-cell office:value-type="float" office:value="4.7480000000000002" table:style-name="ce114">
            <text:p>4.748</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8.484000000000009" table:style-name="ce114">
            <text:p>88.484</text:p>
          </table:table-cell>
          <table:table-cell office:value-type="float" office:value="78.099000000000004" table:style-name="ce114">
            <text:p>78.099</text:p>
          </table:table-cell>
          <table:table-cell office:value-type="float" office:value="4.8" table:style-name="ce114">
            <text:p>4.800</text:p>
          </table:table-cell>
          <table:table-cell office:value-type="float" office:value="2.7110000000000003" table:style-name="ce114">
            <text:p>2.711</text:p>
          </table:table-cell>
          <table:table-cell office:value-type="float" office:value="0.28999999999999998" table:style-name="ce114">
            <text:p>0.290</text:p>
          </table:table-cell>
          <table:table-cell office:value-type="float" office:value="11.028" table:style-name="ce114">
            <text:p>11.028</text:p>
          </table:table-cell>
          <table:table-cell office:value-type="float" office:value="16.474" table:style-name="ce114">
            <text:p>16.474</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28" table:style-name="ce114">
            <text:p>14.280</text:p>
          </table:table-cell>
          <table:table-cell office:value-type="float" office:value="13.765000000000001" table:style-name="ce114">
            <text:p>13.765</text:p>
          </table:table-cell>
          <table:table-cell office:value-type="float" office:value="9" table:style-name="ce114">
            <text:p>9.000</text:p>
          </table:table-cell>
          <table:table-cell office:value-type="float" office:value="0.28999999999999998" table:style-name="ce114">
            <text:p>0.290</text:p>
          </table:table-cell>
          <table:table-cell office:value-type="float" office:value="0.222" table:style-name="ce114">
            <text:p>0.222</text:p>
          </table:table-cell>
          <table:table-cell office:value-type="float" office:value="2" table:style-name="ce114">
            <text:p>2.000</text:p>
          </table:table-cell>
          <table:table-cell office:value-type="float" office:value="7" table:style-name="ce114">
            <text:p>7.000</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44.50699999999995" table:style-name="ce114">
            <text:p>744.507</text:p>
          </table:table-cell>
          <table:table-cell office:value-type="float" office:value="713.75" table:style-name="ce114">
            <text:p>713.750</text:p>
          </table:table-cell>
          <table:table-cell office:value-type="float" office:value="191.88" table:style-name="ce114">
            <text:p>191.880</text:p>
          </table:table-cell>
          <table:table-cell office:value-type="float" office:value="51.65" table:style-name="ce114">
            <text:p>51.650</text:p>
          </table:table-cell>
          <table:table-cell office:value-type="float" office:value="33.373000000000005" table:style-name="ce114">
            <text:p>33.373</text:p>
          </table:table-cell>
          <table:table-cell office:value-type="float" office:value="14.687000000000001" table:style-name="ce114">
            <text:p>14.687</text:p>
          </table:table-cell>
          <table:table-cell office:value-type="float" office:value="336.38900000000001" table:style-name="ce114">
            <text:p>336.389</text:p>
          </table:table-cell>
          <table:table-cell office:value-type="float" office:value="0" table:style-name="ce114">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62.80500000000001" table:style-name="ce114">
            <text:p>362.805</text:p>
          </table:table-cell>
          <table:table-cell office:value-type="float" office:value="204.77500000000001" table:style-name="ce114">
            <text:p>204.775</text:p>
          </table:table-cell>
          <table:table-cell office:value-type="float" office:value="89.063000000000017" table:style-name="ce114">
            <text:p>89.063</text:p>
          </table:table-cell>
          <table:table-cell office:value-type="float" office:value="16.420999999999999" table:style-name="ce114">
            <text:p>16.421</text:p>
          </table:table-cell>
          <table:table-cell office:value-type="float" office:value="57.649000000000001" table:style-name="ce114">
            <text:p>57.649</text:p>
          </table:table-cell>
          <table:table-cell office:value-type="float" office:value="142.762" table:style-name="ce114">
            <text:p>142.762</text:p>
          </table:table-cell>
          <table:table-cell office:value-type="float" office:value="91.569000000000003" table:style-name="ce114">
            <text:p>91.569</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43.19400000000007" table:style-name="ce114">
            <text:p>643.194</text:p>
          </table:table-cell>
          <table:table-cell office:value-type="float" office:value="445.48900000000003" table:style-name="ce114">
            <text:p>445.489</text:p>
          </table:table-cell>
          <table:table-cell office:value-type="float" office:value="12.179" table:style-name="ce114">
            <text:p>12.179</text:p>
          </table:table-cell>
          <table:table-cell office:value-type="float" office:value="44.978000000000002" table:style-name="ce114">
            <text:p>44.978</text:p>
          </table:table-cell>
          <table:table-cell office:value-type="float" office:value="104.578" table:style-name="ce114">
            <text:p>104.578</text:p>
          </table:table-cell>
          <table:table-cell office:value-type="float" office:value="35.404000000000003" table:style-name="ce114">
            <text:p>35.404</text:p>
          </table:table-cell>
          <table:table-cell office:value-type="float" office:value="298.67399999999998" table:style-name="ce114">
            <text:p>298.674</text:p>
          </table:table-cell>
          <table:table-cell office:value-type="float" office:value="8.3710000000000004" table:style-name="ce114">
            <text:p>8.371</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3.287" table:style-name="ce114">
            <text:p>1213.287</text:p>
          </table:table-cell>
          <table:table-cell office:value-type="float" office:value="1108.6240000000003" table:style-name="ce114">
            <text:p>1108.624</text:p>
          </table:table-cell>
          <table:table-cell office:value-type="float" office:value="190.5" table:style-name="ce114">
            <text:p>190.500</text:p>
          </table:table-cell>
          <table:table-cell office:value-type="float" office:value="3.399" table:style-name="ce114">
            <text:p>3.399</text:p>
          </table:table-cell>
          <table:table-cell office:value-type="float" office:value="10.515000000000001" table:style-name="ce114">
            <text:p>10.515</text:p>
          </table:table-cell>
          <table:table-cell office:value-type="float" office:value="0" table:style-name="ce114">
            <text:p>0.000</text:p>
          </table:table-cell>
          <table:table-cell office:value-type="float" office:value="744.14499999999998" table:style-name="ce114">
            <text:p>744.145</text:p>
          </table:table-cell>
          <table:table-cell office:value-type="float" office:value="0" table:style-name="ce114">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221.1750000000002" table:style-name="ce115">
            <text:p>5221.175</text:p>
          </table:table-cell>
          <table:table-cell office:value-type="float" office:value="3895.2420000000006" table:style-name="ce115">
            <text:p>3895.242</text:p>
          </table:table-cell>
          <table:table-cell office:value-type="float" office:value="577.71199999999999" table:style-name="ce115">
            <text:p>577.712</text:p>
          </table:table-cell>
          <table:table-cell office:value-type="float" office:value="301.81200000000001" table:style-name="ce115">
            <text:p>301.812</text:p>
          </table:table-cell>
          <table:table-cell office:value-type="float" office:value="371.42700000000008" table:style-name="ce115">
            <text:p>371.427</text:p>
          </table:table-cell>
          <table:table-cell office:value-type="float" office:value="293.93700000000001" table:style-name="ce115">
            <text:p>293.937</text:p>
          </table:table-cell>
          <table:table-cell office:value-type="float" office:value="1674.5060000000001" table:style-name="ce115">
            <text:p>1674.506</text:p>
          </table:table-cell>
          <table:table-cell office:value-type="float" office:value="8.3710000000000004" table:style-name="ce115">
            <text:p>8.371</text:p>
          </table:table-cell>
          <table:table-cell table:number-columns-repeated="16374"/>
        </table:table-row>
        <table:table-row table:style-name="ro3">
          <table:table-cell table:style-name="ce1"/>
          <table:table-cell table:style-name="ce109"/>
          <table:table-cell table:number-columns-repeated="7" table:style-name="ce116"/>
          <table:table-cell table:number-columns-repeated="16375" table:style-name="ce1"/>
        </table:table-row>
        <table:table-row table:style-name="ro3">
          <table:table-cell table:number-columns-repeated="5" table:style-name="ce117"/>
          <table:table-cell table:number-columns-repeated="16379" table:style-name="ce1"/>
        </table:table-row>
        <table:table-row table:style-name="ro2">
          <table:table-cell office:value-type="string" table:style-name="ce2">
            <text:p>Period covered: April to June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143.374000000003" table:style-name="ce113">
            <text:p>34143.374</text:p>
          </table:table-cell>
          <table:table-cell office:value-type="float" office:value="24279.909" table:style-name="ce113">
            <text:p>24279.909</text:p>
          </table:table-cell>
          <table:table-cell office:value-type="float" office:value="1840.94" table:style-name="ce113">
            <text:p>1840.940</text:p>
          </table:table-cell>
          <table:table-cell office:value-type="float" office:value="12379.075999999999" table:style-name="ce114">
            <text:p>12379.076</text:p>
          </table:table-cell>
          <table:table-cell office:value-type="float" office:value="514.53399999999999" table:style-name="ce114">
            <text:p>514.534</text:p>
          </table:table-cell>
          <table:table-cell office:value-type="float" office:value="7654.9010000000007" table:style-name="ce114">
            <text:p>7654.901</text:p>
          </table:table-cell>
          <table:table-cell office:value-type="float" office:value="9390.39" table:style-name="ce114">
            <text:p>9390.390</text:p>
          </table:table-cell>
          <table:table-cell office:value-type="float" office:value="472.50700000000001" table:style-name="ce114">
            <text:p>472.507</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13.3420000000006" table:style-name="ce113">
            <text:p>7913.342</text:p>
          </table:table-cell>
          <table:table-cell office:value-type="float" office:value="6557.5020000000004" table:style-name="ce113">
            <text:p>6557.502</text:p>
          </table:table-cell>
          <table:table-cell office:value-type="float" office:value="728.69600000000003" table:style-name="ce113">
            <text:p>728.696</text:p>
          </table:table-cell>
          <table:table-cell office:value-type="float" office:value="1458.4370000000001" table:style-name="ce114">
            <text:p>1458.437</text:p>
          </table:table-cell>
          <table:table-cell office:value-type="float" office:value="732.36099999999999" table:style-name="ce114">
            <text:p>732.361</text:p>
          </table:table-cell>
          <table:table-cell office:value-type="float" office:value="3084.8580000000002" table:style-name="ce114">
            <text:p>3084.858</text:p>
          </table:table-cell>
          <table:table-cell office:value-type="float" office:value="909.11599999999999" table:style-name="ce114">
            <text:p>909.116</text:p>
          </table:table-cell>
          <table:table-cell office:value-type="float" office:value="14.083" table:style-name="ce114">
            <text:p>14.08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806.1890000000003" table:style-name="ce113">
            <text:p>5806.189</text:p>
          </table:table-cell>
          <table:table-cell office:value-type="float" office:value="5255.2850000000008" table:style-name="ce113">
            <text:p>5255.285</text:p>
          </table:table-cell>
          <table:table-cell office:value-type="float" office:value="885.15600000000006" table:style-name="ce113">
            <text:p>885.156</text:p>
          </table:table-cell>
          <table:table-cell office:value-type="float" office:value="1580.538" table:style-name="ce114">
            <text:p>1580.538</text:p>
          </table:table-cell>
          <table:table-cell office:value-type="float" office:value="414.92599999999999" table:style-name="ce114">
            <text:p>414.926</text:p>
          </table:table-cell>
          <table:table-cell office:value-type="float" office:value="978.16300000000001" table:style-name="ce114">
            <text:p>978.163</text:p>
          </table:table-cell>
          <table:table-cell office:value-type="float" office:value="1434.3290000000002" table:style-name="ce114">
            <text:p>1434.329</text:p>
          </table:table-cell>
          <table:table-cell office:value-type="float" office:value="16.065000000000001" table:style-name="ce114">
            <text:p>16.065</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327.3850000000002" table:style-name="ce113">
            <text:p>5327.385</text:p>
          </table:table-cell>
          <table:table-cell office:value-type="float" office:value="4859.5650000000005" table:style-name="ce113">
            <text:p>4859.565</text:p>
          </table:table-cell>
          <table:table-cell office:value-type="float" office:value="635.34300000000007" table:style-name="ce113">
            <text:p>635.343</text:p>
          </table:table-cell>
          <table:table-cell office:value-type="float" office:value="1407.71" table:style-name="ce114">
            <text:p>1407.710</text:p>
          </table:table-cell>
          <table:table-cell office:value-type="float" office:value="370.88100000000003" table:style-name="ce114">
            <text:p>370.881</text:p>
          </table:table-cell>
          <table:table-cell office:value-type="float" office:value="879.60700000000008" table:style-name="ce114">
            <text:p>879.607</text:p>
          </table:table-cell>
          <table:table-cell office:value-type="float" office:value="1178.492" table:style-name="ce114">
            <text:p>1178.492</text:p>
          </table:table-cell>
          <table:table-cell office:value-type="float" office:value="15.71" table:style-name="ce114">
            <text:p>15.71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2050000000000001" table:style-name="ce113">
            <text:p>6.205</text:p>
          </table:table-cell>
          <table:table-cell office:value-type="float" office:value="6.0060000000000002" table:style-name="ce113">
            <text:p>6.006</text:p>
          </table:table-cell>
          <table:table-cell office:value-type="float" office:value="0.13400000000000001" table:style-name="ce113">
            <text:p>0.134</text:p>
          </table:table-cell>
          <table:table-cell office:value-type="float" office:value="1.6620000000000001" table:style-name="ce114">
            <text:p>1.662</text:p>
          </table:table-cell>
          <table:table-cell office:value-type="float" office:value="0" table:style-name="ce114">
            <text:p>0.000</text:p>
          </table:table-cell>
          <table:table-cell office:value-type="float" office:value="0" table:style-name="ce114">
            <text:p>0.000</text:p>
          </table:table-cell>
          <table:table-cell office:value-type="float" office:value="7.3000000000000009E-2" table:style-name="ce114">
            <text:p>0.073</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71.7910000000002" table:style-name="ce113">
            <text:p>2771.791</text:p>
          </table:table-cell>
          <table:table-cell office:value-type="float" office:value="2234.933" table:style-name="ce113">
            <text:p>2234.933</text:p>
          </table:table-cell>
          <table:table-cell office:value-type="float" office:value="354.79599999999999" table:style-name="ce113">
            <text:p>354.796</text:p>
          </table:table-cell>
          <table:table-cell office:value-type="float" office:value="649.07800000000009" table:style-name="ce114">
            <text:p>649.078</text:p>
          </table:table-cell>
          <table:table-cell office:value-type="float" office:value="172.786" table:style-name="ce114">
            <text:p>172.786</text:p>
          </table:table-cell>
          <table:table-cell office:value-type="float" office:value="419.78100000000001" table:style-name="ce114">
            <text:p>419.781</text:p>
          </table:table-cell>
          <table:table-cell office:value-type="float" office:value="975.58199999999999" table:style-name="ce114">
            <text:p>975.582</text:p>
          </table:table-cell>
          <table:table-cell office:value-type="float" office:value="7.0760000000000005" table:style-name="ce114">
            <text:p>7.07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4.38600000000001" table:style-name="ce113">
            <text:p>114.386</text:p>
          </table:table-cell>
          <table:table-cell office:value-type="float" office:value="69.19" table:style-name="ce113">
            <text:p>69.190</text:p>
          </table:table-cell>
          <table:table-cell office:value-type="float" office:value="9.4009999999999998" table:style-name="ce113">
            <text:p>9.401</text:p>
          </table:table-cell>
          <table:table-cell office:value-type="float" office:value="57.307000000000002" table:style-name="ce114">
            <text:p>57.307</text:p>
          </table:table-cell>
          <table:table-cell office:value-type="float" office:value="5.2389999999999999" table:style-name="ce114">
            <text:p>5.239</text:p>
          </table:table-cell>
          <table:table-cell office:value-type="float" office:value="23.081" table:style-name="ce114">
            <text:p>23.081</text:p>
          </table:table-cell>
          <table:table-cell office:value-type="float" office:value="8.8320000000000007" table:style-name="ce114">
            <text:p>8.832</text:p>
          </table:table-cell>
          <table:table-cell office:value-type="float" office:value="0.21200000000000002" table:style-name="ce114">
            <text:p>0.212</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67700000000000005" table:style-name="ce113">
            <text:p>0.677</text:p>
          </table:table-cell>
          <table:table-cell office:value-type="float" office:value="0" table:style-name="ce113">
            <text:p>0.000</text:p>
          </table:table-cell>
          <table:table-cell office:value-type="float" office:value="0" table:style-name="ce113">
            <text:p>0.000</text:p>
          </table:table-cell>
          <table:table-cell office:value-type="float" office:value="0.47200000000000003" table:style-name="ce114">
            <text:p>0.472</text:p>
          </table:table-cell>
          <table:table-cell office:value-type="float" office:value="3.87" table:style-name="ce114">
            <text:p>3.870</text:p>
          </table:table-cell>
          <table:table-cell office:value-type="float" office:value="2.9180000000000001" table:style-name="ce114">
            <text:p>2.918</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3.976" table:style-name="ce113">
            <text:p>143.976</text:p>
          </table:table-cell>
          <table:table-cell office:value-type="float" office:value="139.13" table:style-name="ce113">
            <text:p>139.130</text:p>
          </table:table-cell>
          <table:table-cell office:value-type="float" office:value="16.023" table:style-name="ce113">
            <text:p>16.023</text:p>
          </table:table-cell>
          <table:table-cell office:value-type="float" office:value="42.559000000000005" table:style-name="ce114">
            <text:p>42.559</text:p>
          </table:table-cell>
          <table:table-cell office:value-type="float" office:value="7.69" table:style-name="ce114">
            <text:p>7.690</text:p>
          </table:table-cell>
          <table:table-cell office:value-type="float" office:value="14.282999999999999" table:style-name="ce114">
            <text:p>14.283</text:p>
          </table:table-cell>
          <table:table-cell office:value-type="float" office:value="31.202000000000002" table:style-name="ce114">
            <text:p>31.202</text:p>
          </table:table-cell>
          <table:table-cell office:value-type="float" office:value="0.495" table:style-name="ce114">
            <text:p>0.495</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0030000000000001" table:style-name="ce113">
            <text:p>4.003</text:p>
          </table:table-cell>
          <table:table-cell office:value-type="float" office:value="4" table:style-name="ce113">
            <text:p>4.000</text:p>
          </table:table-cell>
          <table:table-cell office:value-type="float" office:value="3.0000000000000001E-3" table:style-name="ce113">
            <text:p>0.003</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6245.675999999999" table:style-name="ce113">
            <text:p>26245.676</text:p>
          </table:table-cell>
          <table:table-cell office:value-type="float" office:value="23235.393" table:style-name="ce113">
            <text:p>23235.393</text:p>
          </table:table-cell>
          <table:table-cell office:value-type="float" office:value="2781.5830000000001" table:style-name="ce113">
            <text:p>2781.583</text:p>
          </table:table-cell>
          <table:table-cell office:value-type="float" office:value="3861.377" table:style-name="ce114">
            <text:p>3861.377</text:p>
          </table:table-cell>
          <table:table-cell office:value-type="float" office:value="4582.6080000000002" table:style-name="ce114">
            <text:p>4582.608</text:p>
          </table:table-cell>
          <table:table-cell office:value-type="float" office:value="7290.1509999999998" table:style-name="ce114">
            <text:p>7290.151</text:p>
          </table:table-cell>
          <table:table-cell office:value-type="float" office:value="3094.6770000000001" table:style-name="ce114">
            <text:p>3094.677</text:p>
          </table:table-cell>
          <table:table-cell office:value-type="float" office:value="100.44800000000001" table:style-name="ce114">
            <text:p>100.448</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7241.284" table:style-name="ce113">
            <text:p>27241.284</text:p>
          </table:table-cell>
          <table:table-cell office:value-type="float" office:value="21839.152999999998" table:style-name="ce113">
            <text:p>21839.153</text:p>
          </table:table-cell>
          <table:table-cell office:value-type="float" office:value="4027.1580000000004" table:style-name="ce113">
            <text:p>4027.158</text:p>
          </table:table-cell>
          <table:table-cell office:value-type="float" office:value="5357.1310000000003" table:style-name="ce114">
            <text:p>5357.131</text:p>
          </table:table-cell>
          <table:table-cell office:value-type="float" office:value="1890.643" table:style-name="ce114">
            <text:p>1890.643</text:p>
          </table:table-cell>
          <table:table-cell office:value-type="float" office:value="55732.54" table:style-name="ce114">
            <text:p>55732.540</text:p>
          </table:table-cell>
          <table:table-cell office:value-type="float" office:value="11707.759" table:style-name="ce114">
            <text:p>11707.759</text:p>
          </table:table-cell>
          <table:table-cell office:value-type="float" office:value="524.61" table:style-name="ce114">
            <text:p>524.61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01.17900000000003" table:style-name="ce113">
            <text:p>301.179</text:p>
          </table:table-cell>
          <table:table-cell office:value-type="float" office:value="297.31200000000001" table:style-name="ce113">
            <text:p>297.312</text:p>
          </table:table-cell>
          <table:table-cell office:value-type="float" office:value="0" table:style-name="ce113">
            <text:p>0.000</text:p>
          </table:table-cell>
          <table:table-cell office:value-type="float" office:value="23.38" table:style-name="ce114">
            <text:p>23.380</text:p>
          </table:table-cell>
          <table:table-cell office:value-type="float" office:value="5.8150000000000004" table:style-name="ce114">
            <text:p>5.815</text:p>
          </table:table-cell>
          <table:table-cell office:value-type="float" office:value="0.14400000000000002" table:style-name="ce114">
            <text:p>0.144</text:p>
          </table:table-cell>
          <table:table-cell office:value-type="float" office:value="118.306" table:style-name="ce114">
            <text:p>118.306</text:p>
          </table:table-cell>
          <table:table-cell office:value-type="float" office:value="0" table:style-name="ce114">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10019.46699999999" table:style-name="ce115">
            <text:p>110019.467</text:p>
          </table:table-cell>
          <table:table-cell office:value-type="float" office:value="88777.377999999982" table:style-name="ce115">
            <text:p>88777.378</text:p>
          </table:table-cell>
          <table:table-cell office:value-type="float" office:value="11279.233" table:style-name="ce115">
            <text:p>11279.233</text:p>
          </table:table-cell>
          <table:table-cell office:value-type="float" office:value="26818.727000000003" table:style-name="ce115">
            <text:p>26818.727</text:p>
          </table:table-cell>
          <table:table-cell office:value-type="float" office:value="8701.353000000001" table:style-name="ce115">
            <text:p>8701.353</text:p>
          </table:table-cell>
          <table:table-cell office:value-type="float" office:value="76080.426999999996" table:style-name="ce115">
            <text:p>76080.427</text:p>
          </table:table-cell>
          <table:table-cell office:value-type="float" office:value="28848.758000000005" table:style-name="ce115">
            <text:p>28848.758</text:p>
          </table:table-cell>
          <table:table-cell office:value-type="float" office:value="1151.2060000000001" table:style-name="ce115">
            <text:p>1151.206</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118"/>
          <table:table-cell table:style-name="ce119"/>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1">
            <text:p>Non-household</text:p>
          </table:table-cell>
          <table:table-cell office:value-type="string" table:style-name="ce121">
            <text:p>Non-household</text:p>
          </table:table-cell>
          <table:table-cell table:number-columns-repeated="16374"/>
        </table:table-row>
        <table:table-row table:style-name="ro24">
          <table:table-cell table:style-name="ce122"/>
          <table:table-cell office:value-type="string" table:style-name="ce123">
            <text:p>Category</text:p>
          </table:table-cell>
          <table:table-cell office:value-type="string" table:style-name="ce124">
            <text:p>Received for Treatment</text:p>
            <text:p>(tonnes)</text:p>
          </table:table-cell>
          <table:table-cell office:value-type="string" table:style-name="ce124">
            <text:p>Treated on Site</text:p>
            <text:p>(tonnes)</text:p>
          </table:table-cell>
          <table:table-cell office:value-type="string" table:style-name="ce124">
            <text:p>For Reuse</text:p>
            <text:p>(tonnes)</text:p>
          </table:table-cell>
          <table:table-cell office:value-type="string" table:style-name="ce124">
            <text:p>Sent to AATF</text:p>
            <text:p>(tonnes)</text:p>
          </table:table-cell>
          <table:table-cell office:value-type="string" table:style-name="ce124">
            <text:p>Sent to ATF</text:p>
            <text:p>(tonnes)</text:p>
          </table:table-cell>
          <table:table-cell office:value-type="string" table:style-name="ce125">
            <text:p>Sent to Exporter</text:p>
            <text:p>(tonnes)</text:p>
          </table:table-cell>
          <table:table-cell office:value-type="string" table:style-name="ce124">
            <text:p>Sent to Reprocessor</text:p>
            <text:p>(tonnes)</text:p>
          </table:table-cell>
          <table:table-cell office:value-type="string" table:style-name="ce125">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417000000000002" table:style-name="ce114">
            <text:p>35.417</text:p>
          </table:table-cell>
          <table:table-cell office:value-type="float" office:value="28.864999999999998" table:style-name="ce114">
            <text:p>28.865</text:p>
          </table:table-cell>
          <table:table-cell office:value-type="float" office:value="5.024" table:style-name="ce114">
            <text:p>5.024</text:p>
          </table:table-cell>
          <table:table-cell office:value-type="float" office:value="86.88600000000001" table:style-name="ce114">
            <text:p>86.886</text:p>
          </table:table-cell>
          <table:table-cell office:value-type="float" office:value="49.905000000000001" table:style-name="ce114">
            <text:p>49.905</text:p>
          </table:table-cell>
          <table:table-cell office:value-type="float" office:value="9.0490000000000013" table:style-name="ce114">
            <text:p>9.049</text:p>
          </table:table-cell>
          <table:table-cell office:value-type="float" office:value="3.6640000000000001" table:style-name="ce114">
            <text:p>3.664</text:p>
          </table:table-cell>
          <table:table-cell office:value-type="float" office:value="0" table:style-name="ce114">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5.803000000000004" table:style-name="ce114">
            <text:p>35.803</text:p>
          </table:table-cell>
          <table:table-cell office:value-type="float" office:value="28.878" table:style-name="ce114">
            <text:p>28.878</text:p>
          </table:table-cell>
          <table:table-cell office:value-type="float" office:value="8.98" table:style-name="ce114">
            <text:p>8.980</text:p>
          </table:table-cell>
          <table:table-cell office:value-type="float" office:value="148.94800000000001" table:style-name="ce114">
            <text:p>148.948</text:p>
          </table:table-cell>
          <table:table-cell office:value-type="float" office:value="47.433" table:style-name="ce114">
            <text:p>47.433</text:p>
          </table:table-cell>
          <table:table-cell office:value-type="float" office:value="9.8559999999999999" table:style-name="ce114">
            <text:p>9.856</text:p>
          </table:table-cell>
          <table:table-cell office:value-type="float" office:value="1.3780000000000001" table:style-name="ce114">
            <text:p>1.378</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3.3419999999999" table:style-name="ce114">
            <text:p>1303.342</text:p>
          </table:table-cell>
          <table:table-cell office:value-type="float" office:value="1229.3820000000001" table:style-name="ce114">
            <text:p>1229.382</text:p>
          </table:table-cell>
          <table:table-cell office:value-type="float" office:value="53.420999999999999" table:style-name="ce114">
            <text:p>53.421</text:p>
          </table:table-cell>
          <table:table-cell office:value-type="float" office:value="436.15199999999999" table:style-name="ce114">
            <text:p>436.152</text:p>
          </table:table-cell>
          <table:table-cell office:value-type="float" office:value="118.855" table:style-name="ce114">
            <text:p>118.855</text:p>
          </table:table-cell>
          <table:table-cell office:value-type="float" office:value="28.168000000000003" table:style-name="ce114">
            <text:p>28.168</text:p>
          </table:table-cell>
          <table:table-cell office:value-type="float" office:value="12653.736000000001" table:style-name="ce114">
            <text:p>12653.736</text:p>
          </table:table-cell>
          <table:table-cell office:value-type="float" office:value="0" table:style-name="ce114">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64" table:style-name="ce114">
            <text:p>19.640</text:p>
          </table:table-cell>
          <table:table-cell office:value-type="float" office:value="19.611000000000001" table:style-name="ce114">
            <text:p>19.611</text:p>
          </table:table-cell>
          <table:table-cell office:value-type="float" office:value="1.927" table:style-name="ce114">
            <text:p>1.927</text:p>
          </table:table-cell>
          <table:table-cell office:value-type="float" office:value="169.18200000000002" table:style-name="ce114">
            <text:p>169.182</text:p>
          </table:table-cell>
          <table:table-cell office:value-type="float" office:value="77.176000000000002" table:style-name="ce114">
            <text:p>77.176</text:p>
          </table:table-cell>
          <table:table-cell office:value-type="float" office:value="33.142000000000003" table:style-name="ce114">
            <text:p>33.142</text:p>
          </table:table-cell>
          <table:table-cell office:value-type="float" office:value="1.2890000000000001" table:style-name="ce114">
            <text:p>1.289</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2.583" table:style-name="ce114">
            <text:p>112.583</text:p>
          </table:table-cell>
          <table:table-cell office:value-type="float" office:value="65.475999999999999" table:style-name="ce114">
            <text:p>65.476</text:p>
          </table:table-cell>
          <table:table-cell office:value-type="float" office:value="0" table:style-name="ce114">
            <text:p>0.000</text:p>
          </table:table-cell>
          <table:table-cell office:value-type="float" office:value="3.9210000000000003" table:style-name="ce114">
            <text:p>3.921</text:p>
          </table:table-cell>
          <table:table-cell office:value-type="float" office:value="50.177" table:style-name="ce114">
            <text:p>50.177</text:p>
          </table:table-cell>
          <table:table-cell office:value-type="float" office:value="10.705" table:style-name="ce114">
            <text:p>10.705</text:p>
          </table:table-cell>
          <table:table-cell office:value-type="float" office:value="1.0510000000000002" table:style-name="ce114">
            <text:p>1.051</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407" table:style-name="ce114">
            <text:p>30.407</text:p>
          </table:table-cell>
          <table:table-cell office:value-type="float" office:value="29.193000000000001" table:style-name="ce114">
            <text:p>29.193</text:p>
          </table:table-cell>
          <table:table-cell office:value-type="float" office:value="1.054" table:style-name="ce114">
            <text:p>1.054</text:p>
          </table:table-cell>
          <table:table-cell office:value-type="float" office:value="68.995000000000005" table:style-name="ce114">
            <text:p>68.995</text:p>
          </table:table-cell>
          <table:table-cell office:value-type="float" office:value="41.83" table:style-name="ce114">
            <text:p>41.830</text:p>
          </table:table-cell>
          <table:table-cell office:value-type="float" office:value="57.640999999999998" table:style-name="ce114">
            <text:p>57.641</text:p>
          </table:table-cell>
          <table:table-cell office:value-type="float" office:value="0.6" table:style-name="ce114">
            <text:p>0.600</text:p>
          </table:table-cell>
          <table:table-cell office:value-type="float" office:value="0" table:style-name="ce114">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548" table:style-name="ce114">
            <text:p>1.548</text:p>
          </table:table-cell>
          <table:table-cell office:value-type="float" office:value="4.8000000000000001E-2" table:style-name="ce114">
            <text:p>0.048</text:p>
          </table:table-cell>
          <table:table-cell office:value-type="float" office:value="0.03" table:style-name="ce114">
            <text:p>0.030</text:p>
          </table:table-cell>
          <table:table-cell office:value-type="float" office:value="5.1139999999999999" table:style-name="ce114">
            <text:p>5.114</text:p>
          </table:table-cell>
          <table:table-cell office:value-type="float" office:value="5.673" table:style-name="ce114">
            <text:p>5.673</text:p>
          </table:table-cell>
          <table:table-cell office:value-type="float" office:value="7.4710000000000001" table:style-name="ce114">
            <text:p>7.471</text:p>
          </table:table-cell>
          <table:table-cell office:value-type="float" office:value="9.0000000000000011E-3" table:style-name="ce114">
            <text:p>0.009</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92.624000000000009" table:style-name="ce114">
            <text:p>92.624</text:p>
          </table:table-cell>
          <table:table-cell office:value-type="float" office:value="85.207000000000008" table:style-name="ce114">
            <text:p>85.207</text:p>
          </table:table-cell>
          <table:table-cell office:value-type="float" office:value="2.31" table:style-name="ce114">
            <text:p>2.310</text:p>
          </table:table-cell>
          <table:table-cell office:value-type="float" office:value="43.208000000000006" table:style-name="ce114">
            <text:p>43.208</text:p>
          </table:table-cell>
          <table:table-cell office:value-type="float" office:value="0.36100000000000004" table:style-name="ce114">
            <text:p>0.361</text:p>
          </table:table-cell>
          <table:table-cell office:value-type="float" office:value="14.247" table:style-name="ce114">
            <text:p>14.247</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1630000000000003" table:style-name="ce114">
            <text:p>9.163</text:p>
          </table:table-cell>
          <table:table-cell office:value-type="float" office:value="7.2530000000000001" table:style-name="ce114">
            <text:p>7.253</text:p>
          </table:table-cell>
          <table:table-cell office:value-type="float" office:value="1.0840000000000001" table:style-name="ce114">
            <text:p>1.084</text:p>
          </table:table-cell>
          <table:table-cell office:value-type="float" office:value="5.8860000000000001" table:style-name="ce114">
            <text:p>5.886</text:p>
          </table:table-cell>
          <table:table-cell office:value-type="float" office:value="9.4049999999999994" table:style-name="ce114">
            <text:p>9.405</text:p>
          </table:table-cell>
          <table:table-cell office:value-type="float" office:value="8.7089999999999996" table:style-name="ce114">
            <text:p>8.709</text:p>
          </table:table-cell>
          <table:table-cell office:value-type="float" office:value="0.81300000000000006" table:style-name="ce114">
            <text:p>0.813</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929.53700000000003" table:style-name="ce114">
            <text:p>929.537</text:p>
          </table:table-cell>
          <table:table-cell office:value-type="float" office:value="795.26300000000003" table:style-name="ce114">
            <text:p>795.263</text:p>
          </table:table-cell>
          <table:table-cell office:value-type="float" office:value="2.1990000000000003" table:style-name="ce114">
            <text:p>2.199</text:p>
          </table:table-cell>
          <table:table-cell office:value-type="float" office:value="154.684" table:style-name="ce114">
            <text:p>154.684</text:p>
          </table:table-cell>
          <table:table-cell office:value-type="float" office:value="211.99900000000002" table:style-name="ce114">
            <text:p>211.999</text:p>
          </table:table-cell>
          <table:table-cell office:value-type="float" office:value="28.542000000000002" table:style-name="ce114">
            <text:p>28.542</text:p>
          </table:table-cell>
          <table:table-cell office:value-type="float" office:value="6.8120000000000003" table:style-name="ce114">
            <text:p>6.812</text:p>
          </table:table-cell>
          <table:table-cell office:value-type="float" office:value="0" table:style-name="ce114">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1.363" table:style-name="ce114">
            <text:p>351.363</text:p>
          </table:table-cell>
          <table:table-cell office:value-type="float" office:value="160.15800000000002" table:style-name="ce114">
            <text:p>160.158</text:p>
          </table:table-cell>
          <table:table-cell office:value-type="float" office:value="126.33499999999999" table:style-name="ce114">
            <text:p>126.335</text:p>
          </table:table-cell>
          <table:table-cell office:value-type="float" office:value="109.527" table:style-name="ce114">
            <text:p>109.527</text:p>
          </table:table-cell>
          <table:table-cell office:value-type="float" office:value="266.65899999999999" table:style-name="ce114">
            <text:p>266.659</text:p>
          </table:table-cell>
          <table:table-cell office:value-type="float" office:value="92.206000000000003" table:style-name="ce114">
            <text:p>92.206</text:p>
          </table:table-cell>
          <table:table-cell office:value-type="float" office:value="18.684999999999999" table:style-name="ce114">
            <text:p>18.685</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37.89900000000011" table:style-name="ce114">
            <text:p>937.899</text:p>
          </table:table-cell>
          <table:table-cell office:value-type="float" office:value="726.82500000000005" table:style-name="ce114">
            <text:p>726.825</text:p>
          </table:table-cell>
          <table:table-cell office:value-type="float" office:value="20.263999999999999" table:style-name="ce114">
            <text:p>20.264</text:p>
          </table:table-cell>
          <table:table-cell office:value-type="float" office:value="176.63600000000002" table:style-name="ce114">
            <text:p>176.636</text:p>
          </table:table-cell>
          <table:table-cell office:value-type="float" office:value="412.43400000000003" table:style-name="ce114">
            <text:p>412.434</text:p>
          </table:table-cell>
          <table:table-cell office:value-type="float" office:value="57.009" table:style-name="ce114">
            <text:p>57.009</text:p>
          </table:table-cell>
          <table:table-cell office:value-type="float" office:value="90.63" table:style-name="ce114">
            <text:p>90.630</text:p>
          </table:table-cell>
          <table:table-cell office:value-type="float" office:value="9.6379999999999999" table:style-name="ce114">
            <text:p>9.638</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79.9449999999999" table:style-name="ce114">
            <text:p>1279.945</text:p>
          </table:table-cell>
          <table:table-cell office:value-type="float" office:value="1280.1030000000001" table:style-name="ce114">
            <text:p>1280.103</text:p>
          </table:table-cell>
          <table:table-cell office:value-type="float" office:value="0" table:style-name="ce114">
            <text:p>0.000</text:p>
          </table:table-cell>
          <table:table-cell office:value-type="float" office:value="145.24800000000002" table:style-name="ce114">
            <text:p>145.248</text:p>
          </table:table-cell>
          <table:table-cell office:value-type="float" office:value="43.064" table:style-name="ce114">
            <text:p>43.064</text:p>
          </table:table-cell>
          <table:table-cell office:value-type="float" office:value="0.313" table:style-name="ce114">
            <text:p>0.313</text:p>
          </table:table-cell>
          <table:table-cell office:value-type="float" office:value="532.274" table:style-name="ce114">
            <text:p>532.274</text:p>
          </table:table-cell>
          <table:table-cell office:value-type="float" office:value="0" table:style-name="ce114">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139.2710000000006" table:style-name="ce115">
            <text:p>5139.271</text:p>
          </table:table-cell>
          <table:table-cell office:value-type="float" office:value="4456.2619999999997" table:style-name="ce115">
            <text:p>4456.262</text:p>
          </table:table-cell>
          <table:table-cell office:value-type="float" office:value="222.62800000000004" table:style-name="ce115">
            <text:p>222.628</text:p>
          </table:table-cell>
          <table:table-cell office:value-type="float" office:value="1554.3870000000002" table:style-name="ce115">
            <text:p>1554.387</text:p>
          </table:table-cell>
          <table:table-cell office:value-type="float" office:value="1334.971" table:style-name="ce115">
            <text:p>1334.971</text:p>
          </table:table-cell>
          <table:table-cell office:value-type="float" office:value="357.05799999999999" table:style-name="ce115">
            <text:p>357.058</text:p>
          </table:table-cell>
          <table:table-cell office:value-type="float" office:value="13310.941000000001" table:style-name="ce115">
            <text:p>13310.941</text:p>
          </table:table-cell>
          <table:table-cell office:value-type="float" office:value="9.6379999999999999" table:style-name="ce115">
            <text:p>9.638</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July to Sept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126"/>
          <table:table-cell table:style-name="ce7"/>
          <table:table-cell office:value-type="string" table:style-name="ce127">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1">
            <text:p>Household</text:p>
          </table:table-cell>
          <table:table-cell office:value-type="string" table:style-name="ce121">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8">
            <text:p>Received for Treatment</text:p>
            <text:p>(tonnes)</text:p>
          </table:table-cell>
          <table:table-cell office:value-type="string" table:style-name="ce124">
            <text:p>Treated on Site</text:p>
            <text:p>(tonnes)</text:p>
          </table:table-cell>
          <table:table-cell office:value-type="string" table:style-name="ce124">
            <text:p>For Reuse</text:p>
            <text:p>(tonnes)</text:p>
          </table:table-cell>
          <table:table-cell office:value-type="string" table:style-name="ce124">
            <text:p>Sent to AATF</text:p>
            <text:p>(tonnes)</text:p>
          </table:table-cell>
          <table:table-cell office:value-type="string" table:style-name="ce124">
            <text:p>Sent to ATF</text:p>
            <text:p>(tonnes)</text:p>
          </table:table-cell>
          <table:table-cell office:value-type="string" table:style-name="ce125">
            <text:p>Sent to Exporter</text:p>
            <text:p>(tonnes)</text:p>
          </table:table-cell>
          <table:table-cell office:value-type="string" table:style-name="ce124">
            <text:p>Sent to Reprocessor</text:p>
            <text:p>(tonnes)</text:p>
          </table:table-cell>
          <table:table-cell office:value-type="string" table:style-name="ce125">
            <text:p>Sent for Reuse</text:p>
            <text:p>(tonnes)</text:p>
          </table:table-cell>
          <table:table-cell table:number-columns-repeated="16374"/>
        </table:table-row>
        <table:table-row table:style-name="ro3">
          <table:table-cell office:value-type="float" office:value="1" table:style-name="ce129">
            <text:p>1</text:p>
          </table:table-cell>
          <table:table-cell office:value-type="string" table:style-name="ce129">
            <text:p>Large Household Appliances</text:p>
          </table:table-cell>
          <table:table-cell office:value-type="float" office:value="29631.895" table:style-name="ce113">
            <text:p>29631.895</text:p>
          </table:table-cell>
          <table:table-cell office:value-type="float" office:value="21620.027000000002" table:style-name="ce113">
            <text:p>21620.027</text:p>
          </table:table-cell>
          <table:table-cell office:value-type="float" office:value="1362.864" table:style-name="ce113">
            <text:p>1362.864</text:p>
          </table:table-cell>
          <table:table-cell office:value-type="float" office:value="10717.248999999998" table:style-name="ce113">
            <text:p>10717.249</text:p>
          </table:table-cell>
          <table:table-cell office:value-type="float" office:value="1904.5439999999999" table:style-name="ce113">
            <text:p>1904.544</text:p>
          </table:table-cell>
          <table:table-cell office:value-type="float" office:value="6324.1130000000003" table:style-name="ce113">
            <text:p>6324.113</text:p>
          </table:table-cell>
          <table:table-cell office:value-type="float" office:value="6191.4709999999995" table:style-name="ce113">
            <text:p>6191.471</text:p>
          </table:table-cell>
          <table:table-cell office:value-type="float" office:value="332.22500000000002" table:style-name="ce113">
            <text:p>332.225</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550.4990000000007" table:style-name="ce113">
            <text:p>6550.499</text:p>
          </table:table-cell>
          <table:table-cell office:value-type="float" office:value="5036.661000000001" table:style-name="ce113">
            <text:p>5036.661</text:p>
          </table:table-cell>
          <table:table-cell office:value-type="float" office:value="58.288000000000004" table:style-name="ce113">
            <text:p>58.288</text:p>
          </table:table-cell>
          <table:table-cell office:value-type="float" office:value="1481.825" table:style-name="ce113">
            <text:p>1481.825</text:p>
          </table:table-cell>
          <table:table-cell office:value-type="float" office:value="751.85500000000002" table:style-name="ce113">
            <text:p>751.855</text:p>
          </table:table-cell>
          <table:table-cell office:value-type="float" office:value="2349.654" table:style-name="ce113">
            <text:p>2349.654</text:p>
          </table:table-cell>
          <table:table-cell office:value-type="float" office:value="635.95500000000004" table:style-name="ce113">
            <text:p>635.955</text:p>
          </table:table-cell>
          <table:table-cell office:value-type="float" office:value="12.68" table:style-name="ce113">
            <text:p>12.68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081.4839999999995" table:style-name="ce113">
            <text:p>6081.484</text:p>
          </table:table-cell>
          <table:table-cell office:value-type="float" office:value="5545.5890000000009" table:style-name="ce113">
            <text:p>5545.589</text:p>
          </table:table-cell>
          <table:table-cell office:value-type="float" office:value="123.917" table:style-name="ce113">
            <text:p>123.917</text:p>
          </table:table-cell>
          <table:table-cell office:value-type="float" office:value="1912.6290000000001" table:style-name="ce113">
            <text:p>1912.629</text:p>
          </table:table-cell>
          <table:table-cell office:value-type="float" office:value="472.55" table:style-name="ce113">
            <text:p>472.550</text:p>
          </table:table-cell>
          <table:table-cell office:value-type="float" office:value="1545.0029999999999" table:style-name="ce113">
            <text:p>1545.003</text:p>
          </table:table-cell>
          <table:table-cell office:value-type="float" office:value="978.53100000000006" table:style-name="ce113">
            <text:p>978.531</text:p>
          </table:table-cell>
          <table:table-cell office:value-type="float" office:value="0" table:style-name="ce113">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660.6539999999995" table:style-name="ce113">
            <text:p>5660.654</text:p>
          </table:table-cell>
          <table:table-cell office:value-type="float" office:value="4990.5" table:style-name="ce113">
            <text:p>4990.500</text:p>
          </table:table-cell>
          <table:table-cell office:value-type="float" office:value="58.379000000000005" table:style-name="ce113">
            <text:p>58.379</text:p>
          </table:table-cell>
          <table:table-cell office:value-type="float" office:value="1655.643" table:style-name="ce113">
            <text:p>1655.643</text:p>
          </table:table-cell>
          <table:table-cell office:value-type="float" office:value="424.65100000000001" table:style-name="ce113">
            <text:p>424.651</text:p>
          </table:table-cell>
          <table:table-cell office:value-type="float" office:value="1501.855" table:style-name="ce113">
            <text:p>1501.855</text:p>
          </table:table-cell>
          <table:table-cell office:value-type="float" office:value="823.86900000000003" table:style-name="ce113">
            <text:p>823.869</text:p>
          </table:table-cell>
          <table:table-cell office:value-type="float" office:value="0" table:style-name="ce11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97.2809999999999" table:style-name="ce113">
            <text:p>2797.281</text:p>
          </table:table-cell>
          <table:table-cell office:value-type="float" office:value="2331.9990000000003" table:style-name="ce113">
            <text:p>2331.999</text:p>
          </table:table-cell>
          <table:table-cell office:value-type="float" office:value="147.804" table:style-name="ce113">
            <text:p>147.804</text:p>
          </table:table-cell>
          <table:table-cell office:value-type="float" office:value="770.47800000000007" table:style-name="ce113">
            <text:p>770.478</text:p>
          </table:table-cell>
          <table:table-cell office:value-type="float" office:value="274.22500000000002" table:style-name="ce113">
            <text:p>274.225</text:p>
          </table:table-cell>
          <table:table-cell office:value-type="float" office:value="722.89099999999996" table:style-name="ce113">
            <text:p>722.891</text:p>
          </table:table-cell>
          <table:table-cell office:value-type="float" office:value="505.85500000000002" table:style-name="ce113">
            <text:p>505.855</text:p>
          </table:table-cell>
          <table:table-cell office:value-type="float" office:value="33.282000000000004" table:style-name="ce113">
            <text:p>33.282</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6.28600000000003" table:style-name="ce113">
            <text:p>186.286</text:p>
          </table:table-cell>
          <table:table-cell office:value-type="float" office:value="74.686000000000007" table:style-name="ce113">
            <text:p>74.686</text:p>
          </table:table-cell>
          <table:table-cell office:value-type="float" office:value="53.21" table:style-name="ce113">
            <text:p>53.210</text:p>
          </table:table-cell>
          <table:table-cell office:value-type="float" office:value="55.194000000000003" table:style-name="ce113">
            <text:p>55.194</text:p>
          </table:table-cell>
          <table:table-cell office:value-type="float" office:value="7.5730000000000004" table:style-name="ce113">
            <text:p>7.573</text:p>
          </table:table-cell>
          <table:table-cell office:value-type="float" office:value="35.987000000000002" table:style-name="ce113">
            <text:p>35.987</text:p>
          </table:table-cell>
          <table:table-cell office:value-type="float" office:value="7.7090000000000005" table:style-name="ce113">
            <text:p>7.709</text:p>
          </table:table-cell>
          <table:table-cell office:value-type="float" office:value="0" table:style-name="ce11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6.17599999999999" table:style-name="ce113">
            <text:p>156.176</text:p>
          </table:table-cell>
          <table:table-cell office:value-type="float" office:value="140.91300000000001" table:style-name="ce113">
            <text:p>140.913</text:p>
          </table:table-cell>
          <table:table-cell office:value-type="float" office:value="0.52100000000000002" table:style-name="ce113">
            <text:p>0.521</text:p>
          </table:table-cell>
          <table:table-cell office:value-type="float" office:value="48.388000000000005" table:style-name="ce113">
            <text:p>48.388</text:p>
          </table:table-cell>
          <table:table-cell office:value-type="float" office:value="13.659000000000001" table:style-name="ce113">
            <text:p>13.659</text:p>
          </table:table-cell>
          <table:table-cell office:value-type="float" office:value="35.334000000000003" table:style-name="ce113">
            <text:p>35.334</text:p>
          </table:table-cell>
          <table:table-cell office:value-type="float" office:value="23.42" table:style-name="ce113">
            <text:p>23.420</text:p>
          </table:table-cell>
          <table:table-cell office:value-type="float" office:value="0" table:style-name="ce11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658.131000000001" table:style-name="ce113">
            <text:p>25658.131</text:p>
          </table:table-cell>
          <table:table-cell office:value-type="float" office:value="21920.831999999999" table:style-name="ce113">
            <text:p>21920.832</text:p>
          </table:table-cell>
          <table:table-cell office:value-type="float" office:value="2088.8330000000001" table:style-name="ce113">
            <text:p>2088.833</text:p>
          </table:table-cell>
          <table:table-cell office:value-type="float" office:value="3505.5230000000001" table:style-name="ce113">
            <text:p>3505.523</text:p>
          </table:table-cell>
          <table:table-cell office:value-type="float" office:value="3051.5050000000001" table:style-name="ce113">
            <text:p>3051.505</text:p>
          </table:table-cell>
          <table:table-cell office:value-type="float" office:value="7351.4179999999997" table:style-name="ce113">
            <text:p>7351.418</text:p>
          </table:table-cell>
          <table:table-cell office:value-type="float" office:value="5676.1320000000005" table:style-name="ce113">
            <text:p>5676.132</text:p>
          </table:table-cell>
          <table:table-cell office:value-type="float" office:value="917.5920000000001" table:style-name="ce113">
            <text:p>917.592</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316.41" table:style-name="ce113">
            <text:p>28316.410</text:p>
          </table:table-cell>
          <table:table-cell office:value-type="float" office:value="22623.331999999999" table:style-name="ce113">
            <text:p>22623.332</text:p>
          </table:table-cell>
          <table:table-cell office:value-type="float" office:value="1260.347" table:style-name="ce113">
            <text:p>1260.347</text:p>
          </table:table-cell>
          <table:table-cell office:value-type="float" office:value="9977.9269999999997" table:style-name="ce113">
            <text:p>9977.927</text:p>
          </table:table-cell>
          <table:table-cell office:value-type="float" office:value="1555.8970000000002" table:style-name="ce113">
            <text:p>1555.897</text:p>
          </table:table-cell>
          <table:table-cell office:value-type="float" office:value="4928.2610000000004" table:style-name="ce113">
            <text:p>4928.261</text:p>
          </table:table-cell>
          <table:table-cell office:value-type="float" office:value="7566.612000000001" table:style-name="ce113">
            <text:p>7566.612</text:p>
          </table:table-cell>
          <table:table-cell office:value-type="float" office:value="574.73" table:style-name="ce113">
            <text:p>574.73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05.35699999999997" table:style-name="ce113">
            <text:p>305.357</text:p>
          </table:table-cell>
          <table:table-cell office:value-type="float" office:value="261.99799999999999" table:style-name="ce113">
            <text:p>261.998</text:p>
          </table:table-cell>
          <table:table-cell office:value-type="float" office:value="0" table:style-name="ce113">
            <text:p>0.000</text:p>
          </table:table-cell>
          <table:table-cell office:value-type="float" office:value="14.36" table:style-name="ce113">
            <text:p>14.360</text:p>
          </table:table-cell>
          <table:table-cell office:value-type="float" office:value="9.3019999999999996" table:style-name="ce113">
            <text:p>9.302</text:p>
          </table:table-cell>
          <table:table-cell office:value-type="float" office:value="3.9910000000000001" table:style-name="ce113">
            <text:p>3.991</text:p>
          </table:table-cell>
          <table:table-cell office:value-type="float" office:value="258.63200000000001" table:style-name="ce113">
            <text:p>258.632</text:p>
          </table:table-cell>
          <table:table-cell office:value-type="float" office:value="2.8680000000000003" table:style-name="ce113">
            <text:p>2.868</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5344.17299999998" table:style-name="ce130">
            <text:p>105344.173</text:p>
          </table:table-cell>
          <table:table-cell office:value-type="float" office:value="84546.536999999997" table:style-name="ce130">
            <text:p>84546.537</text:p>
          </table:table-cell>
          <table:table-cell office:value-type="float" office:value="5154.1630000000005" table:style-name="ce130">
            <text:p>5154.163</text:p>
          </table:table-cell>
          <table:table-cell office:value-type="float" office:value="30139.216" table:style-name="ce130">
            <text:p>30139.216</text:p>
          </table:table-cell>
          <table:table-cell office:value-type="float" office:value="8465.7609999999986" table:style-name="ce130">
            <text:p>8465.761</text:p>
          </table:table-cell>
          <table:table-cell office:value-type="float" office:value="24798.507000000005" table:style-name="ce130">
            <text:p>24798.507</text:p>
          </table:table-cell>
          <table:table-cell office:value-type="float" office:value="22668.186000000002" table:style-name="ce130">
            <text:p>22668.186</text:p>
          </table:table-cell>
          <table:table-cell office:value-type="float" office:value="1873.377" table:style-name="ce130">
            <text:p>1873.37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7">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1">
            <text:p>Non-household</text:p>
          </table:table-cell>
          <table:table-cell office:value-type="string" table:style-name="ce121">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31">
            <text:p>Received for Treatment</text:p>
            <text:p>(tonnes)</text:p>
          </table:table-cell>
          <table:table-cell office:value-type="string" table:style-name="ce132">
            <text:p>Treated on Site</text:p>
            <text:p>(tonnes)</text:p>
          </table:table-cell>
          <table:table-cell office:value-type="string" table:style-name="ce132">
            <text:p>For Reuse</text:p>
            <text:p>(tonnes)</text:p>
          </table:table-cell>
          <table:table-cell office:value-type="string" table:style-name="ce132">
            <text:p>Sent to AATF</text:p>
            <text:p>(tonnes)</text:p>
          </table:table-cell>
          <table:table-cell office:value-type="string" table:style-name="ce132">
            <text:p>Sent to ATF</text:p>
            <text:p>(tonnes)</text:p>
          </table:table-cell>
          <table:table-cell office:value-type="string" table:style-name="ce133">
            <text:p>Sent to Exporter</text:p>
            <text:p>(tonnes)</text:p>
          </table:table-cell>
          <table:table-cell office:value-type="string" table:style-name="ce132">
            <text:p>Sent to Reprocessor</text:p>
            <text:p>(tonnes)</text:p>
          </table:table-cell>
          <table:table-cell office:value-type="string" table:style-name="ce133">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4.48100000000001" table:style-name="ce134">
            <text:p>114.481</text:p>
          </table:table-cell>
          <table:table-cell office:value-type="float" office:value="72.753000000000014" table:style-name="ce114">
            <text:p>72.753</text:p>
          </table:table-cell>
          <table:table-cell office:value-type="float" office:value="23.479000000000003" table:style-name="ce114">
            <text:p>23.479</text:p>
          </table:table-cell>
          <table:table-cell office:value-type="float" office:value="34.844000000000001" table:style-name="ce114">
            <text:p>34.844</text:p>
          </table:table-cell>
          <table:table-cell office:value-type="float" office:value="0" table:style-name="ce114">
            <text:p>0.000</text:p>
          </table:table-cell>
          <table:table-cell office:value-type="float" office:value="17.834" table:style-name="ce114">
            <text:p>17.834</text:p>
          </table:table-cell>
          <table:table-cell office:value-type="float" office:value="7.9000000000000001E-2" table:style-name="ce114">
            <text:p>0.079</text:p>
          </table:table-cell>
          <table:table-cell office:value-type="float" office:value="0" table:style-name="ce114">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8.416000000000004" table:style-name="ce134">
            <text:p>58.416</text:p>
          </table:table-cell>
          <table:table-cell office:value-type="float" office:value="57.943000000000005" table:style-name="ce114">
            <text:p>57.943</text:p>
          </table:table-cell>
          <table:table-cell office:value-type="float" office:value="0.373" table:style-name="ce114">
            <text:p>0.373</text:p>
          </table:table-cell>
          <table:table-cell office:value-type="float" office:value="18.486000000000001" table:style-name="ce114">
            <text:p>18.486</text:p>
          </table:table-cell>
          <table:table-cell office:value-type="float" office:value="1.63" table:style-name="ce114">
            <text:p>1.630</text:p>
          </table:table-cell>
          <table:table-cell office:value-type="float" office:value="27.893000000000001" table:style-name="ce114">
            <text:p>27.893</text:p>
          </table:table-cell>
          <table:table-cell office:value-type="float" office:value="4.8000000000000001E-2" table:style-name="ce114">
            <text:p>0.048</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055.8710000000001" table:style-name="ce134">
            <text:p>2055.871</text:p>
          </table:table-cell>
          <table:table-cell office:value-type="float" office:value="973.67899999999997" table:style-name="ce114">
            <text:p>973.679</text:p>
          </table:table-cell>
          <table:table-cell office:value-type="float" office:value="931.45400000000006" table:style-name="ce114">
            <text:p>931.454</text:p>
          </table:table-cell>
          <table:table-cell office:value-type="float" office:value="198.44" table:style-name="ce114">
            <text:p>198.440</text:p>
          </table:table-cell>
          <table:table-cell office:value-type="float" office:value="41.334000000000003" table:style-name="ce114">
            <text:p>41.334</text:p>
          </table:table-cell>
          <table:table-cell office:value-type="float" office:value="62.238" table:style-name="ce114">
            <text:p>62.238</text:p>
          </table:table-cell>
          <table:table-cell office:value-type="float" office:value="37.451999999999998" table:style-name="ce114">
            <text:p>37.452</text:p>
          </table:table-cell>
          <table:table-cell office:value-type="float" office:value="19.916" table:style-name="ce114">
            <text:p>19.916</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8.579000000000001" table:style-name="ce134">
            <text:p>38.579</text:p>
          </table:table-cell>
          <table:table-cell office:value-type="float" office:value="37.554000000000002" table:style-name="ce114">
            <text:p>37.554</text:p>
          </table:table-cell>
          <table:table-cell office:value-type="float" office:value="0" table:style-name="ce114">
            <text:p>0.000</text:p>
          </table:table-cell>
          <table:table-cell office:value-type="float" office:value="19.548999999999999" table:style-name="ce114">
            <text:p>19.549</text:p>
          </table:table-cell>
          <table:table-cell office:value-type="float" office:value="1.05" table:style-name="ce114">
            <text:p>1.050</text:p>
          </table:table-cell>
          <table:table-cell office:value-type="float" office:value="9.4939999999999998" table:style-name="ce114">
            <text:p>9.494</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8.588999999999999" table:style-name="ce134">
            <text:p>88.589</text:p>
          </table:table-cell>
          <table:table-cell office:value-type="float" office:value="45.923000000000002" table:style-name="ce114">
            <text:p>45.923</text:p>
          </table:table-cell>
          <table:table-cell office:value-type="float" office:value="0" table:style-name="ce114">
            <text:p>0.000</text:p>
          </table:table-cell>
          <table:table-cell office:value-type="float" office:value="15.112" table:style-name="ce114">
            <text:p>15.112</text:p>
          </table:table-cell>
          <table:table-cell office:value-type="float" office:value="16.734000000000002" table:style-name="ce114">
            <text:p>16.734</text:p>
          </table:table-cell>
          <table:table-cell office:value-type="float" office:value="6.9420000000000002" table:style-name="ce114">
            <text:p>6.942</text:p>
          </table:table-cell>
          <table:table-cell office:value-type="float" office:value="2.2000000000000002E-2" table:style-name="ce114">
            <text:p>0.022</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205" table:style-name="ce134">
            <text:p>103.205</text:p>
          </table:table-cell>
          <table:table-cell office:value-type="float" office:value="34.691000000000003" table:style-name="ce114">
            <text:p>34.691</text:p>
          </table:table-cell>
          <table:table-cell office:value-type="float" office:value="32.051000000000002" table:style-name="ce114">
            <text:p>32.051</text:p>
          </table:table-cell>
          <table:table-cell office:value-type="float" office:value="17.234999999999999" table:style-name="ce114">
            <text:p>17.235</text:p>
          </table:table-cell>
          <table:table-cell office:value-type="float" office:value="7.4950000000000001" table:style-name="ce114">
            <text:p>7.495</text:p>
          </table:table-cell>
          <table:table-cell office:value-type="float" office:value="4.0609999999999999" table:style-name="ce114">
            <text:p>4.061</text:p>
          </table:table-cell>
          <table:table-cell office:value-type="float" office:value="11.382" table:style-name="ce114">
            <text:p>11.382</text:p>
          </table:table-cell>
          <table:table-cell office:value-type="float" office:value="32.017000000000003" table:style-name="ce114">
            <text:p>32.017</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1580000000000004" table:style-name="ce134">
            <text:p>6.158</text:p>
          </table:table-cell>
          <table:table-cell office:value-type="float" office:value="6.1480000000000006" table:style-name="ce114">
            <text:p>6.148</text:p>
          </table:table-cell>
          <table:table-cell office:value-type="float" office:value="0" table:style-name="ce114">
            <text:p>0.000</text:p>
          </table:table-cell>
          <table:table-cell office:value-type="float" office:value="2.976" table:style-name="ce114">
            <text:p>2.976</text:p>
          </table:table-cell>
          <table:table-cell office:value-type="float" office:value="0" table:style-name="ce114">
            <text:p>0.000</text:p>
          </table:table-cell>
          <table:table-cell office:value-type="float" office:value="5.1320000000000006" table:style-name="ce114">
            <text:p>5.132</text:p>
          </table:table-cell>
          <table:table-cell office:value-type="float" office:value="1.06" table:style-name="ce114">
            <text:p>1.060</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2.908000000000001" table:style-name="ce134">
            <text:p>52.908</text:p>
          </table:table-cell>
          <table:table-cell office:value-type="float" office:value="50.126000000000005" table:style-name="ce114">
            <text:p>50.126</text:p>
          </table:table-cell>
          <table:table-cell office:value-type="float" office:value="2.274" table:style-name="ce114">
            <text:p>2.274</text:p>
          </table:table-cell>
          <table:table-cell office:value-type="float" office:value="20.114999999999998" table:style-name="ce114">
            <text:p>20.115</text:p>
          </table:table-cell>
          <table:table-cell office:value-type="float" office:value="2.9530000000000003" table:style-name="ce114">
            <text:p>2.953</text:p>
          </table:table-cell>
          <table:table-cell office:value-type="float" office:value="0.105" table:style-name="ce114">
            <text:p>0.105</text:p>
          </table:table-cell>
          <table:table-cell office:value-type="float" office:value="9.2590000000000003" table:style-name="ce114">
            <text:p>9.259</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75" table:style-name="ce134">
            <text:p>7.750</text:p>
          </table:table-cell>
          <table:table-cell office:value-type="float" office:value="7.5920000000000005" table:style-name="ce114">
            <text:p>7.592</text:p>
          </table:table-cell>
          <table:table-cell office:value-type="float" office:value="0" table:style-name="ce114">
            <text:p>0.000</text:p>
          </table:table-cell>
          <table:table-cell office:value-type="float" office:value="1.57" table:style-name="ce114">
            <text:p>1.570</text:p>
          </table:table-cell>
          <table:table-cell office:value-type="float" office:value="1.1299999999999999" table:style-name="ce114">
            <text:p>1.130</text:p>
          </table:table-cell>
          <table:table-cell office:value-type="float" office:value="1.629" table:style-name="ce114">
            <text:p>1.629</text:p>
          </table:table-cell>
          <table:table-cell office:value-type="float" office:value="0.47900000000000004" table:style-name="ce114">
            <text:p>0.479</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54.47400000000005" table:style-name="ce134">
            <text:p>454.474</text:p>
          </table:table-cell>
          <table:table-cell office:value-type="float" office:value="384.73600000000005" table:style-name="ce114">
            <text:p>384.736</text:p>
          </table:table-cell>
          <table:table-cell office:value-type="float" office:value="0" table:style-name="ce114">
            <text:p>0.000</text:p>
          </table:table-cell>
          <table:table-cell office:value-type="float" office:value="159.589" table:style-name="ce114">
            <text:p>159.589</text:p>
          </table:table-cell>
          <table:table-cell office:value-type="float" office:value="118.378" table:style-name="ce114">
            <text:p>118.378</text:p>
          </table:table-cell>
          <table:table-cell office:value-type="float" office:value="21.614999999999998" table:style-name="ce114">
            <text:p>21.615</text:p>
          </table:table-cell>
          <table:table-cell office:value-type="float" office:value="3.2880000000000003" table:style-name="ce114">
            <text:p>3.288</text:p>
          </table:table-cell>
          <table:table-cell office:value-type="float" office:value="0.84100000000000008" table:style-name="ce114">
            <text:p>0.841</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1.709" table:style-name="ce134">
            <text:p>191.709</text:p>
          </table:table-cell>
          <table:table-cell office:value-type="float" office:value="127.10100000000001" table:style-name="ce114">
            <text:p>127.101</text:p>
          </table:table-cell>
          <table:table-cell office:value-type="float" office:value="26.661000000000001" table:style-name="ce114">
            <text:p>26.661</text:p>
          </table:table-cell>
          <table:table-cell office:value-type="float" office:value="75.593000000000004" table:style-name="ce114">
            <text:p>75.593</text:p>
          </table:table-cell>
          <table:table-cell office:value-type="float" office:value="11.838000000000001" table:style-name="ce114">
            <text:p>11.838</text:p>
          </table:table-cell>
          <table:table-cell office:value-type="float" office:value="74.02" table:style-name="ce114">
            <text:p>74.020</text:p>
          </table:table-cell>
          <table:table-cell office:value-type="float" office:value="3.8610000000000002" table:style-name="ce114">
            <text:p>3.861</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3.50800000000004" table:style-name="ce134">
            <text:p>753.508</text:p>
          </table:table-cell>
          <table:table-cell office:value-type="float" office:value="620.06100000000004" table:style-name="ce114">
            <text:p>620.061</text:p>
          </table:table-cell>
          <table:table-cell office:value-type="float" office:value="5.33" table:style-name="ce114">
            <text:p>5.330</text:p>
          </table:table-cell>
          <table:table-cell office:value-type="float" office:value="212.173" table:style-name="ce114">
            <text:p>212.173</text:p>
          </table:table-cell>
          <table:table-cell office:value-type="float" office:value="182.34400000000002" table:style-name="ce114">
            <text:p>182.344</text:p>
          </table:table-cell>
          <table:table-cell office:value-type="float" office:value="70.031999999999996" table:style-name="ce114">
            <text:p>70.032</text:p>
          </table:table-cell>
          <table:table-cell office:value-type="float" office:value="123.235" table:style-name="ce114">
            <text:p>123.235</text:p>
          </table:table-cell>
          <table:table-cell office:value-type="float" office:value="10.316000000000001" table:style-name="ce114">
            <text:p>10.316</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43.4059999999999" table:style-name="ce135">
            <text:p>1143.406</text:p>
          </table:table-cell>
          <table:table-cell office:value-type="float" office:value="970.39400000000012" table:style-name="ce136">
            <text:p>970.394</text:p>
          </table:table-cell>
          <table:table-cell office:value-type="float" office:value="0" table:style-name="ce136">
            <text:p>0.000</text:p>
          </table:table-cell>
          <table:table-cell office:value-type="float" office:value="73.62700000000001" table:style-name="ce136">
            <text:p>73.627</text:p>
          </table:table-cell>
          <table:table-cell office:value-type="float" office:value="47.508000000000003" table:style-name="ce136">
            <text:p>47.508</text:p>
          </table:table-cell>
          <table:table-cell office:value-type="float" office:value="0" table:style-name="ce136">
            <text:p>0.000</text:p>
          </table:table-cell>
          <table:table-cell office:value-type="float" office:value="995.05499999999995" table:style-name="ce136">
            <text:p>995.055</text:p>
          </table:table-cell>
          <table:table-cell office:value-type="float" office:value="21.032" table:style-name="ce136">
            <text:p>21.032</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069.0540000000001" table:style-name="ce137">
            <text:p>5069.054</text:p>
          </table:table-cell>
          <table:table-cell office:value-type="float" office:value="3388.701" table:style-name="ce115">
            <text:p>3388.701</text:p>
          </table:table-cell>
          <table:table-cell office:value-type="float" office:value="1021.6220000000002" table:style-name="ce115">
            <text:p>1021.622</text:p>
          </table:table-cell>
          <table:table-cell office:value-type="float" office:value="849.30899999999997" table:style-name="ce115">
            <text:p>849.309</text:p>
          </table:table-cell>
          <table:table-cell office:value-type="float" office:value="432.39400000000001" table:style-name="ce115">
            <text:p>432.394</text:p>
          </table:table-cell>
          <table:table-cell office:value-type="float" office:value="300.995" table:style-name="ce115">
            <text:p>300.995</text:p>
          </table:table-cell>
          <table:table-cell office:value-type="float" office:value="1185.22" table:style-name="ce115">
            <text:p>1185.220</text:p>
          </table:table-cell>
          <table:table-cell office:value-type="float" office:value="84.122" table:style-name="ce115">
            <text:p>84.122</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October to Dec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127">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1">
            <text:p>Household</text:p>
          </table:table-cell>
          <table:table-cell office:value-type="string" table:style-name="ce121">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8">
            <text:p>Received for Treatment</text:p>
            <text:p>(tonnes)</text:p>
          </table:table-cell>
          <table:table-cell office:value-type="string" table:style-name="ce124">
            <text:p>Treated on Site</text:p>
            <text:p>(tonnes)</text:p>
          </table:table-cell>
          <table:table-cell office:value-type="string" table:style-name="ce124">
            <text:p>For Reuse</text:p>
            <text:p>(tonnes)</text:p>
          </table:table-cell>
          <table:table-cell office:value-type="string" table:style-name="ce124">
            <text:p>Sent to AATF</text:p>
            <text:p>(tonnes)</text:p>
          </table:table-cell>
          <table:table-cell office:value-type="string" table:style-name="ce124">
            <text:p>Sent to ATF</text:p>
            <text:p>(tonnes)</text:p>
          </table:table-cell>
          <table:table-cell office:value-type="string" table:style-name="ce125">
            <text:p>Sent to Exporter</text:p>
            <text:p>(tonnes)</text:p>
          </table:table-cell>
          <table:table-cell office:value-type="string" table:style-name="ce124">
            <text:p>Sent to Reprocessor</text:p>
            <text:p>(tonnes)</text:p>
          </table:table-cell>
          <table:table-cell office:value-type="string" table:style-name="ce125">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6520.725000000002" table:style-name="ce138">
            <text:p>26520.725</text:p>
          </table:table-cell>
          <table:table-cell office:value-type="float" office:value="18846.68" table:style-name="ce113">
            <text:p>18846.680</text:p>
          </table:table-cell>
          <table:table-cell office:value-type="float" office:value="893.11400000000003" table:style-name="ce113">
            <text:p>893.114</text:p>
          </table:table-cell>
          <table:table-cell office:value-type="float" office:value="12675.134" table:style-name="ce113">
            <text:p>12675.134</text:p>
          </table:table-cell>
          <table:table-cell office:value-type="float" office:value="2390.6530000000002" table:style-name="ce113">
            <text:p>2390.653</text:p>
          </table:table-cell>
          <table:table-cell office:value-type="float" office:value="7123.3870000000006" table:style-name="ce113">
            <text:p>7123.387</text:p>
          </table:table-cell>
          <table:table-cell office:value-type="float" office:value="4077.3320000000003" table:style-name="ce113">
            <text:p>4077.332</text:p>
          </table:table-cell>
          <table:table-cell office:value-type="float" office:value="90.529000000000011" table:style-name="ce113">
            <text:p>90.529</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14.6540000000005" table:style-name="ce138">
            <text:p>4214.654</text:p>
          </table:table-cell>
          <table:table-cell office:value-type="float" office:value="3773.9340000000002" table:style-name="ce113">
            <text:p>3773.934</text:p>
          </table:table-cell>
          <table:table-cell office:value-type="float" office:value="47.472000000000001" table:style-name="ce113">
            <text:p>47.472</text:p>
          </table:table-cell>
          <table:table-cell office:value-type="float" office:value="1039.7850000000001" table:style-name="ce113">
            <text:p>1039.785</text:p>
          </table:table-cell>
          <table:table-cell office:value-type="float" office:value="846.78200000000004" table:style-name="ce113">
            <text:p>846.782</text:p>
          </table:table-cell>
          <table:table-cell office:value-type="float" office:value="2172.4479999999999" table:style-name="ce113">
            <text:p>2172.448</text:p>
          </table:table-cell>
          <table:table-cell office:value-type="float" office:value="505.45400000000001" table:style-name="ce113">
            <text:p>505.454</text:p>
          </table:table-cell>
          <table:table-cell office:value-type="float" office:value="0" table:style-name="ce113">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059.0850000000005" table:style-name="ce138">
            <text:p>4059.085</text:p>
          </table:table-cell>
          <table:table-cell office:value-type="float" office:value="3496.4810000000002" table:style-name="ce113">
            <text:p>3496.481</text:p>
          </table:table-cell>
          <table:table-cell office:value-type="float" office:value="167.571" table:style-name="ce113">
            <text:p>167.571</text:p>
          </table:table-cell>
          <table:table-cell office:value-type="float" office:value="1264.5229999999999" table:style-name="ce113">
            <text:p>1264.523</text:p>
          </table:table-cell>
          <table:table-cell office:value-type="float" office:value="381.41700000000003" table:style-name="ce113">
            <text:p>381.417</text:p>
          </table:table-cell>
          <table:table-cell office:value-type="float" office:value="1348.3130000000001" table:style-name="ce113">
            <text:p>1348.313</text:p>
          </table:table-cell>
          <table:table-cell office:value-type="float" office:value="682.14100000000008" table:style-name="ce113">
            <text:p>682.141</text:p>
          </table:table-cell>
          <table:table-cell office:value-type="float" office:value="1.429" table:style-name="ce113">
            <text:p>1.429</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746.7390000000005" table:style-name="ce138">
            <text:p>3746.739</text:p>
          </table:table-cell>
          <table:table-cell office:value-type="float" office:value="3108.8590000000004" table:style-name="ce113">
            <text:p>3108.859</text:p>
          </table:table-cell>
          <table:table-cell office:value-type="float" office:value="39.391000000000005" table:style-name="ce113">
            <text:p>39.391</text:p>
          </table:table-cell>
          <table:table-cell office:value-type="float" office:value="1102.0150000000001" table:style-name="ce113">
            <text:p>1102.015</text:p>
          </table:table-cell>
          <table:table-cell office:value-type="float" office:value="358.87600000000003" table:style-name="ce113">
            <text:p>358.876</text:p>
          </table:table-cell>
          <table:table-cell office:value-type="float" office:value="1302.865" table:style-name="ce113">
            <text:p>1302.865</text:p>
          </table:table-cell>
          <table:table-cell office:value-type="float" office:value="541.63700000000006" table:style-name="ce113">
            <text:p>541.637</text:p>
          </table:table-cell>
          <table:table-cell office:value-type="float" office:value="0" table:style-name="ce113">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38">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63.5940000000001" table:style-name="ce138">
            <text:p>1863.594</text:p>
          </table:table-cell>
          <table:table-cell office:value-type="float" office:value="1593.5210000000002" table:style-name="ce113">
            <text:p>1593.521</text:p>
          </table:table-cell>
          <table:table-cell office:value-type="float" office:value="95.609000000000009" table:style-name="ce113">
            <text:p>95.609</text:p>
          </table:table-cell>
          <table:table-cell office:value-type="float" office:value="546.21299999999997" table:style-name="ce113">
            <text:p>546.213</text:p>
          </table:table-cell>
          <table:table-cell office:value-type="float" office:value="241.33" table:style-name="ce113">
            <text:p>241.330</text:p>
          </table:table-cell>
          <table:table-cell office:value-type="float" office:value="649.43700000000001" table:style-name="ce113">
            <text:p>649.437</text:p>
          </table:table-cell>
          <table:table-cell office:value-type="float" office:value="255.38400000000001" table:style-name="ce113">
            <text:p>255.384</text:p>
          </table:table-cell>
          <table:table-cell office:value-type="float" office:value="84.475999999999999" table:style-name="ce113">
            <text:p>84.47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5.98100000000001" table:style-name="ce138">
            <text:p>105.981</text:p>
          </table:table-cell>
          <table:table-cell office:value-type="float" office:value="58.176000000000002" table:style-name="ce113">
            <text:p>58.176</text:p>
          </table:table-cell>
          <table:table-cell office:value-type="float" office:value="28.226000000000003" table:style-name="ce113">
            <text:p>28.226</text:p>
          </table:table-cell>
          <table:table-cell office:value-type="float" office:value="23.133000000000003" table:style-name="ce113">
            <text:p>23.133</text:p>
          </table:table-cell>
          <table:table-cell office:value-type="float" office:value="12.158000000000001" table:style-name="ce113">
            <text:p>12.158</text:p>
          </table:table-cell>
          <table:table-cell office:value-type="float" office:value="25.916" table:style-name="ce113">
            <text:p>25.916</text:p>
          </table:table-cell>
          <table:table-cell office:value-type="float" office:value="18.974" table:style-name="ce113">
            <text:p>18.974</text:p>
          </table:table-cell>
          <table:table-cell office:value-type="float" office:value="0" table:style-name="ce113">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999999999999999E-2" table:style-name="ce138">
            <text:p>0.046</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4.5999999999999999E-2" table:style-name="ce113">
            <text:p>0.046</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9.212000000000003" table:style-name="ce138">
            <text:p>99.212</text:p>
          </table:table-cell>
          <table:table-cell office:value-type="float" office:value="85.182000000000002" table:style-name="ce113">
            <text:p>85.182</text:p>
          </table:table-cell>
          <table:table-cell office:value-type="float" office:value="0.44700000000000001" table:style-name="ce113">
            <text:p>0.447</text:p>
          </table:table-cell>
          <table:table-cell office:value-type="float" office:value="30.828000000000003" table:style-name="ce113">
            <text:p>30.828</text:p>
          </table:table-cell>
          <table:table-cell office:value-type="float" office:value="11.534000000000001" table:style-name="ce113">
            <text:p>11.534</text:p>
          </table:table-cell>
          <table:table-cell office:value-type="float" office:value="36.492000000000004" table:style-name="ce113">
            <text:p>36.492</text:p>
          </table:table-cell>
          <table:table-cell office:value-type="float" office:value="15.653" table:style-name="ce113">
            <text:p>15.653</text:p>
          </table:table-cell>
          <table:table-cell office:value-type="float" office:value="0" table:style-name="ce113">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0000000000000001E-3" table:style-name="ce138">
            <text:p>0.005</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office:value-type="float" office:value="0" table:style-name="ce113">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012.963" table:style-name="ce138">
            <text:p>22012.963</text:p>
          </table:table-cell>
          <table:table-cell office:value-type="float" office:value="19347.775000000001" table:style-name="ce113">
            <text:p>19347.775</text:p>
          </table:table-cell>
          <table:table-cell office:value-type="float" office:value="1599.3670000000002" table:style-name="ce113">
            <text:p>1599.367</text:p>
          </table:table-cell>
          <table:table-cell office:value-type="float" office:value="4324.3270000000002" table:style-name="ce113">
            <text:p>4324.327</text:p>
          </table:table-cell>
          <table:table-cell office:value-type="float" office:value="3251.3140000000003" table:style-name="ce113">
            <text:p>3251.314</text:p>
          </table:table-cell>
          <table:table-cell office:value-type="float" office:value="4837.9859999999999" table:style-name="ce113">
            <text:p>4837.986</text:p>
          </table:table-cell>
          <table:table-cell office:value-type="float" office:value="4612.1899999999996" table:style-name="ce113">
            <text:p>4612.190</text:p>
          </table:table-cell>
          <table:table-cell office:value-type="float" office:value="588.30900000000008" table:style-name="ce113">
            <text:p>588.309</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9685.495000000003" table:style-name="ce138">
            <text:p>19685.495</text:p>
          </table:table-cell>
          <table:table-cell office:value-type="float" office:value="16853.871999999999" table:style-name="ce113">
            <text:p>16853.872</text:p>
          </table:table-cell>
          <table:table-cell office:value-type="float" office:value="439.23" table:style-name="ce113">
            <text:p>439.230</text:p>
          </table:table-cell>
          <table:table-cell office:value-type="float" office:value="7485.2830000000004" table:style-name="ce113">
            <text:p>7485.283</text:p>
          </table:table-cell>
          <table:table-cell office:value-type="float" office:value="1257.4090000000001" table:style-name="ce113">
            <text:p>1257.409</text:p>
          </table:table-cell>
          <table:table-cell office:value-type="float" office:value="2256.683" table:style-name="ce113">
            <text:p>2256.683</text:p>
          </table:table-cell>
          <table:table-cell office:value-type="float" office:value="3764.7720000000004" table:style-name="ce113">
            <text:p>3764.772</text:p>
          </table:table-cell>
          <table:table-cell office:value-type="float" office:value="283.19800000000004" table:style-name="ce113">
            <text:p>283.198</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38.483" table:style-name="ce138">
            <text:p>338.483</text:p>
          </table:table-cell>
          <table:table-cell office:value-type="float" office:value="277.17500000000001" table:style-name="ce113">
            <text:p>277.175</text:p>
          </table:table-cell>
          <table:table-cell office:value-type="float" office:value="13.5" table:style-name="ce113">
            <text:p>13.500</text:p>
          </table:table-cell>
          <table:table-cell office:value-type="float" office:value="55.962000000000003" table:style-name="ce113">
            <text:p>55.962</text:p>
          </table:table-cell>
          <table:table-cell office:value-type="float" office:value="21.385000000000002" table:style-name="ce113">
            <text:p>21.385</text:p>
          </table:table-cell>
          <table:table-cell office:value-type="float" office:value="26.088999999999999" table:style-name="ce113">
            <text:p>26.089</text:p>
          </table:table-cell>
          <table:table-cell office:value-type="float" office:value="160.20600000000002" table:style-name="ce113">
            <text:p>160.206</text:p>
          </table:table-cell>
          <table:table-cell office:value-type="float" office:value="6.6340000000000003" table:style-name="ce113">
            <text:p>6.634</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82646.982000000004" table:style-name="ce139">
            <text:p>82646.982</text:p>
          </table:table-cell>
          <table:table-cell office:value-type="float" office:value="67441.655000000013" table:style-name="ce130">
            <text:p>67441.655</text:p>
          </table:table-cell>
          <table:table-cell office:value-type="float" office:value="3323.9270000000006" table:style-name="ce130">
            <text:p>3323.927</text:p>
          </table:table-cell>
          <table:table-cell office:value-type="float" office:value="28547.203000000005" table:style-name="ce130">
            <text:p>28547.203</text:p>
          </table:table-cell>
          <table:table-cell office:value-type="float" office:value="8772.9040000000023" table:style-name="ce130">
            <text:p>8772.904</text:p>
          </table:table-cell>
          <table:table-cell office:value-type="float" office:value="19779.616000000002" table:style-name="ce130">
            <text:p>19779.616</text:p>
          </table:table-cell>
          <table:table-cell office:value-type="float" office:value="14633.743000000002" table:style-name="ce130">
            <text:p>14633.743</text:p>
          </table:table-cell>
          <table:table-cell office:value-type="float" office:value="1054.575" table:style-name="ce130">
            <text:p>1054.575</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7">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1">
            <text:p>Non-household</text:p>
          </table:table-cell>
          <table:table-cell office:value-type="string" table:style-name="ce121">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31">
            <text:p>Received for Treatment</text:p>
            <text:p>(tonnes)</text:p>
          </table:table-cell>
          <table:table-cell office:value-type="string" table:style-name="ce132">
            <text:p>Treated on Site</text:p>
            <text:p>(tonnes)</text:p>
          </table:table-cell>
          <table:table-cell office:value-type="string" table:style-name="ce132">
            <text:p>For Reuse</text:p>
            <text:p>(tonnes)</text:p>
          </table:table-cell>
          <table:table-cell office:value-type="string" table:style-name="ce132">
            <text:p>Sent to AATF</text:p>
            <text:p>(tonnes)</text:p>
          </table:table-cell>
          <table:table-cell office:value-type="string" table:style-name="ce132">
            <text:p>Sent to ATF</text:p>
            <text:p>(tonnes)</text:p>
          </table:table-cell>
          <table:table-cell office:value-type="string" table:style-name="ce133">
            <text:p>Sent to Exporter</text:p>
            <text:p>(tonnes)</text:p>
          </table:table-cell>
          <table:table-cell office:value-type="string" table:style-name="ce132">
            <text:p>Sent to Reprocessor</text:p>
            <text:p>(tonnes)</text:p>
          </table:table-cell>
          <table:table-cell office:value-type="string" table:style-name="ce133">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422000000000004" table:style-name="ce134">
            <text:p>46.422</text:p>
          </table:table-cell>
          <table:table-cell office:value-type="float" office:value="38.829000000000001" table:style-name="ce114">
            <text:p>38.829</text:p>
          </table:table-cell>
          <table:table-cell office:value-type="float" office:value="5.2149999999999999" table:style-name="ce114">
            <text:p>5.215</text:p>
          </table:table-cell>
          <table:table-cell office:value-type="float" office:value="25.08" table:style-name="ce114">
            <text:p>25.080</text:p>
          </table:table-cell>
          <table:table-cell office:value-type="float" office:value="3.95" table:style-name="ce114">
            <text:p>3.950</text:p>
          </table:table-cell>
          <table:table-cell office:value-type="float" office:value="1.4240000000000002" table:style-name="ce114">
            <text:p>1.424</text:p>
          </table:table-cell>
          <table:table-cell office:value-type="float" office:value="5.7249999999999996" table:style-name="ce114">
            <text:p>5.725</text:p>
          </table:table-cell>
          <table:table-cell office:value-type="float" office:value="0" table:style-name="ce114">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0.181000000000004" table:style-name="ce134">
            <text:p>50.181</text:p>
          </table:table-cell>
          <table:table-cell office:value-type="float" office:value="44.047000000000004" table:style-name="ce114">
            <text:p>44.047</text:p>
          </table:table-cell>
          <table:table-cell office:value-type="float" office:value="1.2E-2" table:style-name="ce114">
            <text:p>0.012</text:p>
          </table:table-cell>
          <table:table-cell office:value-type="float" office:value="24.934000000000001" table:style-name="ce114">
            <text:p>24.934</text:p>
          </table:table-cell>
          <table:table-cell office:value-type="float" office:value="0" table:style-name="ce114">
            <text:p>0.000</text:p>
          </table:table-cell>
          <table:table-cell office:value-type="float" office:value="18.989000000000001" table:style-name="ce114">
            <text:p>18.989</text:p>
          </table:table-cell>
          <table:table-cell office:value-type="float" office:value="2.9119999999999999" table:style-name="ce114">
            <text:p>2.912</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865.88" table:style-name="ce134">
            <text:p>1865.880</text:p>
          </table:table-cell>
          <table:table-cell office:value-type="float" office:value="1156.0269999999998" table:style-name="ce114">
            <text:p>1156.027</text:p>
          </table:table-cell>
          <table:table-cell office:value-type="float" office:value="579.92900000000009" table:style-name="ce114">
            <text:p>579.929</text:p>
          </table:table-cell>
          <table:table-cell office:value-type="float" office:value="215.23400000000001" table:style-name="ce114">
            <text:p>215.234</text:p>
          </table:table-cell>
          <table:table-cell office:value-type="float" office:value="66.209999999999994" table:style-name="ce114">
            <text:p>66.210</text:p>
          </table:table-cell>
          <table:table-cell office:value-type="float" office:value="76.709000000000003" table:style-name="ce114">
            <text:p>76.709</text:p>
          </table:table-cell>
          <table:table-cell office:value-type="float" office:value="6.4870000000000001" table:style-name="ce114">
            <text:p>6.487</text:p>
          </table:table-cell>
          <table:table-cell office:value-type="float" office:value="30.789000000000001" table:style-name="ce114">
            <text:p>30.789</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3.694000000000003" table:style-name="ce134">
            <text:p>53.694</text:p>
          </table:table-cell>
          <table:table-cell office:value-type="float" office:value="50.956000000000003" table:style-name="ce114">
            <text:p>50.956</text:p>
          </table:table-cell>
          <table:table-cell office:value-type="float" office:value="4.4000000000000004E-2" table:style-name="ce114">
            <text:p>0.044</text:p>
          </table:table-cell>
          <table:table-cell office:value-type="float" office:value="31.448" table:style-name="ce114">
            <text:p>31.448</text:p>
          </table:table-cell>
          <table:table-cell office:value-type="float" office:value="0.69" table:style-name="ce114">
            <text:p>0.690</text:p>
          </table:table-cell>
          <table:table-cell office:value-type="float" office:value="11.251000000000001" table:style-name="ce114">
            <text:p>11.251</text:p>
          </table:table-cell>
          <table:table-cell office:value-type="float" office:value="5.0750000000000002" table:style-name="ce114">
            <text:p>5.075</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45" table:style-name="ce134">
            <text:p>28.450</text:p>
          </table:table-cell>
          <table:table-cell office:value-type="float" office:value="67.626000000000005" table:style-name="ce114">
            <text:p>67.626</text:p>
          </table:table-cell>
          <table:table-cell office:value-type="float" office:value="1" table:style-name="ce114">
            <text:p>1.000</text:p>
          </table:table-cell>
          <table:table-cell office:value-type="float" office:value="16.350999999999999" table:style-name="ce114">
            <text:p>16.351</text:p>
          </table:table-cell>
          <table:table-cell office:value-type="float" office:value="32.492000000000004" table:style-name="ce114">
            <text:p>32.492</text:p>
          </table:table-cell>
          <table:table-cell office:value-type="float" office:value="1.3820000000000001" table:style-name="ce114">
            <text:p>1.382</text:p>
          </table:table-cell>
          <table:table-cell office:value-type="float" office:value="1" table:style-name="ce114">
            <text:p>1.000</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0.61" table:style-name="ce134">
            <text:p>90.610</text:p>
          </table:table-cell>
          <table:table-cell office:value-type="float" office:value="54.991" table:style-name="ce114">
            <text:p>54.991</text:p>
          </table:table-cell>
          <table:table-cell office:value-type="float" office:value="23.191000000000003" table:style-name="ce114">
            <text:p>23.191</text:p>
          </table:table-cell>
          <table:table-cell office:value-type="float" office:value="49.812000000000005" table:style-name="ce114">
            <text:p>49.812</text:p>
          </table:table-cell>
          <table:table-cell office:value-type="float" office:value="7.9830000000000005" table:style-name="ce114">
            <text:p>7.983</text:p>
          </table:table-cell>
          <table:table-cell office:value-type="float" office:value="6.2290000000000001" table:style-name="ce114">
            <text:p>6.229</text:p>
          </table:table-cell>
          <table:table-cell office:value-type="float" office:value="2.02" table:style-name="ce114">
            <text:p>2.020</text:p>
          </table:table-cell>
          <table:table-cell office:value-type="float" office:value="23.191000000000003" table:style-name="ce114">
            <text:p>23.191</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38" table:style-name="ce134">
            <text:p>0.438</text:p>
          </table:table-cell>
          <table:table-cell office:value-type="float" office:value="0.42499999999999999" table:style-name="ce114">
            <text:p>0.425</text:p>
          </table:table-cell>
          <table:table-cell office:value-type="float" office:value="0" table:style-name="ce114">
            <text:p>0.000</text:p>
          </table:table-cell>
          <table:table-cell office:value-type="float" office:value="0.14300000000000002" table:style-name="ce114">
            <text:p>0.143</text:p>
          </table:table-cell>
          <table:table-cell office:value-type="float" office:value="0" table:style-name="ce114">
            <text:p>0.000</text:p>
          </table:table-cell>
          <table:table-cell office:value-type="float" office:value="1.117" table:style-name="ce114">
            <text:p>1.117</text:p>
          </table:table-cell>
          <table:table-cell office:value-type="float" office:value="0" table:style-name="ce114">
            <text:p>0.000</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4.320999999999998" table:style-name="ce134">
            <text:p>74.321</text:p>
          </table:table-cell>
          <table:table-cell office:value-type="float" office:value="62.789000000000001" table:style-name="ce114">
            <text:p>62.789</text:p>
          </table:table-cell>
          <table:table-cell office:value-type="float" office:value="0" table:style-name="ce114">
            <text:p>0.000</text:p>
          </table:table-cell>
          <table:table-cell office:value-type="float" office:value="24.02" table:style-name="ce114">
            <text:p>24.020</text:p>
          </table:table-cell>
          <table:table-cell office:value-type="float" office:value="0" table:style-name="ce114">
            <text:p>0.000</text:p>
          </table:table-cell>
          <table:table-cell office:value-type="float" office:value="2.9000000000000001E-2" table:style-name="ce114">
            <text:p>0.029</text:p>
          </table:table-cell>
          <table:table-cell office:value-type="float" office:value="0.10700000000000001" table:style-name="ce114">
            <text:p>0.107</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756" table:style-name="ce134">
            <text:p>10.756</text:p>
          </table:table-cell>
          <table:table-cell office:value-type="float" office:value="8.8160000000000007" table:style-name="ce114">
            <text:p>8.816</text:p>
          </table:table-cell>
          <table:table-cell office:value-type="float" office:value="0" table:style-name="ce114">
            <text:p>0.000</text:p>
          </table:table-cell>
          <table:table-cell office:value-type="float" office:value="1.6950000000000001" table:style-name="ce114">
            <text:p>1.695</text:p>
          </table:table-cell>
          <table:table-cell office:value-type="float" office:value="2.7" table:style-name="ce114">
            <text:p>2.700</text:p>
          </table:table-cell>
          <table:table-cell office:value-type="float" office:value="2.13" table:style-name="ce114">
            <text:p>2.130</text:p>
          </table:table-cell>
          <table:table-cell office:value-type="float" office:value="0.16500000000000001" table:style-name="ce114">
            <text:p>0.165</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62.68900000000002" table:style-name="ce134">
            <text:p>462.689</text:p>
          </table:table-cell>
          <table:table-cell office:value-type="float" office:value="436.66400000000004" table:style-name="ce114">
            <text:p>436.664</text:p>
          </table:table-cell>
          <table:table-cell office:value-type="float" office:value="14.965" table:style-name="ce114">
            <text:p>14.965</text:p>
          </table:table-cell>
          <table:table-cell office:value-type="float" office:value="70.787000000000006" table:style-name="ce114">
            <text:p>70.787</text:p>
          </table:table-cell>
          <table:table-cell office:value-type="float" office:value="308.142" table:style-name="ce114">
            <text:p>308.142</text:p>
          </table:table-cell>
          <table:table-cell office:value-type="float" office:value="21.942" table:style-name="ce114">
            <text:p>21.942</text:p>
          </table:table-cell>
          <table:table-cell office:value-type="float" office:value="8.3760000000000012" table:style-name="ce114">
            <text:p>8.376</text:p>
          </table:table-cell>
          <table:table-cell office:value-type="float" office:value="0" table:style-name="ce114">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6.658999999999992" table:style-name="ce134">
            <text:p>86.659</text:p>
          </table:table-cell>
          <table:table-cell office:value-type="float" office:value="56.747000000000007" table:style-name="ce114">
            <text:p>56.747</text:p>
          </table:table-cell>
          <table:table-cell office:value-type="float" office:value="4.3570000000000002" table:style-name="ce114">
            <text:p>4.357</text:p>
          </table:table-cell>
          <table:table-cell office:value-type="float" office:value="22.795999999999999" table:style-name="ce114">
            <text:p>22.796</text:p>
          </table:table-cell>
          <table:table-cell office:value-type="float" office:value="13.05" table:style-name="ce114">
            <text:p>13.050</text:p>
          </table:table-cell>
          <table:table-cell office:value-type="float" office:value="4.9180000000000001" table:style-name="ce114">
            <text:p>4.918</text:p>
          </table:table-cell>
          <table:table-cell office:value-type="float" office:value="2.71" table:style-name="ce114">
            <text:p>2.710</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97.93100000000004" table:style-name="ce134">
            <text:p>697.931</text:p>
          </table:table-cell>
          <table:table-cell office:value-type="float" office:value="695.19" table:style-name="ce114">
            <text:p>695.190</text:p>
          </table:table-cell>
          <table:table-cell office:value-type="float" office:value="6.57" table:style-name="ce114">
            <text:p>6.570</text:p>
          </table:table-cell>
          <table:table-cell office:value-type="float" office:value="241.25" table:style-name="ce114">
            <text:p>241.250</text:p>
          </table:table-cell>
          <table:table-cell office:value-type="float" office:value="357.9" table:style-name="ce114">
            <text:p>357.900</text:p>
          </table:table-cell>
          <table:table-cell office:value-type="float" office:value="30.337" table:style-name="ce114">
            <text:p>30.337</text:p>
          </table:table-cell>
          <table:table-cell office:value-type="float" office:value="31.981000000000002" table:style-name="ce114">
            <text:p>31.981</text:p>
          </table:table-cell>
          <table:table-cell office:value-type="float" office:value="2.68" table:style-name="ce114">
            <text:p>2.68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22.3190000000002" table:style-name="ce135">
            <text:p>1122.319</text:p>
          </table:table-cell>
          <table:table-cell office:value-type="float" office:value="1056.5070000000001" table:style-name="ce136">
            <text:p>1056.507</text:p>
          </table:table-cell>
          <table:table-cell office:value-type="float" office:value="0" table:style-name="ce136">
            <text:p>0.000</text:p>
          </table:table-cell>
          <table:table-cell office:value-type="float" office:value="87.28" table:style-name="ce136">
            <text:p>87.280</text:p>
          </table:table-cell>
          <table:table-cell office:value-type="float" office:value="236.19499999999999" table:style-name="ce136">
            <text:p>236.195</text:p>
          </table:table-cell>
          <table:table-cell office:value-type="float" office:value="28.237000000000002" table:style-name="ce136">
            <text:p>28.237</text:p>
          </table:table-cell>
          <table:table-cell office:value-type="float" office:value="613.59300000000007" table:style-name="ce136">
            <text:p>613.593</text:p>
          </table:table-cell>
          <table:table-cell office:value-type="float" office:value="38.306000000000004" table:style-name="ce136">
            <text:p>38.306</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590.3500000000004" table:style-name="ce137">
            <text:p>4590.350</text:p>
          </table:table-cell>
          <table:table-cell office:value-type="float" office:value="3729.614" table:style-name="ce115">
            <text:p>3729.614</text:p>
          </table:table-cell>
          <table:table-cell office:value-type="float" office:value="635.28300000000013" table:style-name="ce115">
            <text:p>635.283</text:p>
          </table:table-cell>
          <table:table-cell office:value-type="float" office:value="810.83" table:style-name="ce115">
            <text:p>810.830</text:p>
          </table:table-cell>
          <table:table-cell office:value-type="float" office:value="1029.3120000000001" table:style-name="ce115">
            <text:p>1029.312</text:p>
          </table:table-cell>
          <table:table-cell office:value-type="float" office:value="204.69399999999999" table:style-name="ce115">
            <text:p>204.694</text:p>
          </table:table-cell>
          <table:table-cell office:value-type="float" office:value="680.15100000000007" table:style-name="ce115">
            <text:p>680.151</text:p>
          </table:table-cell>
          <table:table-cell office:value-type="float" office:value="94.966000000000008" table:style-name="ce115">
            <text:p>94.966</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January to Dec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127">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0">
            <text:p>Household</text:p>
          </table:table-cell>
          <table:table-cell office:value-type="string" table:style-name="ce121">
            <text:p>Household</text:p>
          </table:table-cell>
          <table:table-cell office:value-type="string" table:style-name="ce121">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8">
            <text:p>Received for Treatment</text:p>
            <text:p>(tonnes)</text:p>
          </table:table-cell>
          <table:table-cell office:value-type="string" table:style-name="ce124">
            <text:p>Treated on Site</text:p>
            <text:p>(tonnes)</text:p>
          </table:table-cell>
          <table:table-cell office:value-type="string" table:style-name="ce124">
            <text:p>For Reuse</text:p>
            <text:p>(tonnes)</text:p>
          </table:table-cell>
          <table:table-cell office:value-type="string" table:style-name="ce124">
            <text:p>Sent to AATF</text:p>
            <text:p>(tonnes)</text:p>
          </table:table-cell>
          <table:table-cell office:value-type="string" table:style-name="ce132">
            <text:p>Sent to ATF</text:p>
            <text:p>(tonnes)</text:p>
          </table:table-cell>
          <table:table-cell office:value-type="string" table:style-name="ce133">
            <text:p>Sent to Exporter</text:p>
            <text:p>(tonnes)</text:p>
          </table:table-cell>
          <table:table-cell office:value-type="string" table:style-name="ce132">
            <text:p>Sent to Reprocessor</text:p>
            <text:p>(tonnes)</text:p>
          </table:table-cell>
          <table:table-cell office:value-type="string" table:style-name="ce133">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25529.48100000001" table:style-name="ce140">
            <text:p>125529.481</text:p>
          </table:table-cell>
          <table:table-cell office:value-type="float" office:value="91455.977999999988" table:style-name="ce141">
            <text:p>91455.978</text:p>
          </table:table-cell>
          <table:table-cell office:value-type="float" office:value="5089.3419999999996" table:style-name="ce141">
            <text:p>5089.342</text:p>
          </table:table-cell>
          <table:table-cell office:value-type="float" office:value="47119.72800000001" table:style-name="ce141">
            <text:p>47119.728</text:p>
          </table:table-cell>
          <table:table-cell office:value-type="float" office:value="6392.1350000000002" table:style-name="ce141">
            <text:p>6392.135</text:p>
          </table:table-cell>
          <table:table-cell office:value-type="float" office:value="36072.436999999998" table:style-name="ce141">
            <text:p>36072.437</text:p>
          </table:table-cell>
          <table:table-cell office:value-type="float" office:value="28379.488000000001" table:style-name="ce141">
            <text:p>28379.488</text:p>
          </table:table-cell>
          <table:table-cell office:value-type="float" office:value="1167.7190000000001" table:style-name="ce141">
            <text:p>1167.719</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113.126" table:style-name="ce140">
            <text:p>26113.126</text:p>
          </table:table-cell>
          <table:table-cell office:value-type="float" office:value="20749.473000000002" table:style-name="ce141">
            <text:p>20749.473</text:p>
          </table:table-cell>
          <table:table-cell office:value-type="float" office:value="1176.0240000000001" table:style-name="ce141">
            <text:p>1176.024</text:p>
          </table:table-cell>
          <table:table-cell office:value-type="float" office:value="4876.585" table:style-name="ce141">
            <text:p>4876.585</text:p>
          </table:table-cell>
          <table:table-cell office:value-type="float" office:value="2987.8380000000006" table:style-name="ce141">
            <text:p>2987.838</text:p>
          </table:table-cell>
          <table:table-cell office:value-type="float" office:value="12719.836000000001" table:style-name="ce141">
            <text:p>12719.836</text:p>
          </table:table-cell>
          <table:table-cell office:value-type="float" office:value="2958.0810000000001" table:style-name="ce141">
            <text:p>2958.081</text:p>
          </table:table-cell>
          <table:table-cell office:value-type="float" office:value="26.762999999999998" table:style-name="ce141">
            <text:p>26.76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0317.055" table:style-name="ce140">
            <text:p>20317.055</text:p>
          </table:table-cell>
          <table:table-cell office:value-type="float" office:value="16738.043999999998" table:style-name="ce141">
            <text:p>16738.044</text:p>
          </table:table-cell>
          <table:table-cell office:value-type="float" office:value="1700.1379999999999" table:style-name="ce141">
            <text:p>1700.138</text:p>
          </table:table-cell>
          <table:table-cell office:value-type="float" office:value="5938.5010000000002" table:style-name="ce141">
            <text:p>5938.501</text:p>
          </table:table-cell>
          <table:table-cell office:value-type="float" office:value="1710.1489999999999" table:style-name="ce141">
            <text:p>1710.149</text:p>
          </table:table-cell>
          <table:table-cell office:value-type="float" office:value="4557.3419999999996" table:style-name="ce141">
            <text:p>4557.342</text:p>
          </table:table-cell>
          <table:table-cell office:value-type="float" office:value="4126.5120000000006" table:style-name="ce141">
            <text:p>4126.512</text:p>
          </table:table-cell>
          <table:table-cell office:value-type="float" office:value="17.494" table:style-name="ce141">
            <text:p>17.494</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414.659" table:style-name="ce140">
            <text:p>19414.659</text:p>
          </table:table-cell>
          <table:table-cell office:value-type="float" office:value="15494.713999999998" table:style-name="ce141">
            <text:p>15494.714</text:p>
          </table:table-cell>
          <table:table-cell office:value-type="float" office:value="1210.6570000000002" table:style-name="ce141">
            <text:p>1210.657</text:p>
          </table:table-cell>
          <table:table-cell office:value-type="float" office:value="5236.424" table:style-name="ce141">
            <text:p>5236.424</text:p>
          </table:table-cell>
          <table:table-cell office:value-type="float" office:value="1822.2550000000001" table:style-name="ce141">
            <text:p>1822.255</text:p>
          </table:table-cell>
          <table:table-cell office:value-type="float" office:value="4233.1729999999998" table:style-name="ce141">
            <text:p>4233.173</text:p>
          </table:table-cell>
          <table:table-cell office:value-type="float" office:value="3485.1330000000003" table:style-name="ce141">
            <text:p>3485.133</text:p>
          </table:table-cell>
          <table:table-cell office:value-type="float" office:value="15.71" table:style-name="ce141">
            <text:p>15.71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3859999999999992" table:style-name="ce140">
            <text:p>9.386</text:p>
          </table:table-cell>
          <table:table-cell office:value-type="float" office:value="8.5640000000000001" table:style-name="ce141">
            <text:p>8.564</text:p>
          </table:table-cell>
          <table:table-cell office:value-type="float" office:value="0.22100000000000003" table:style-name="ce141">
            <text:p>0.221</text:p>
          </table:table-cell>
          <table:table-cell office:value-type="float" office:value="1.6620000000000001" table:style-name="ce141">
            <text:p>1.662</text:p>
          </table:table-cell>
          <table:table-cell office:value-type="float" office:value="0" table:style-name="ce141">
            <text:p>0.000</text:p>
          </table:table-cell>
          <table:table-cell office:value-type="float" office:value="0" table:style-name="ce141">
            <text:p>0.000</text:p>
          </table:table-cell>
          <table:table-cell office:value-type="float" office:value="7.3000000000000009E-2" table:style-name="ce141">
            <text:p>0.073</text:p>
          </table:table-cell>
          <table:table-cell office:value-type="float" office:value="0" table:style-name="ce141">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507.4470000000001" table:style-name="ce140">
            <text:p>9507.447</text:p>
          </table:table-cell>
          <table:table-cell office:value-type="float" office:value="7321.683" table:style-name="ce141">
            <text:p>7321.683</text:p>
          </table:table-cell>
          <table:table-cell office:value-type="float" office:value="910.14300000000003" table:style-name="ce141">
            <text:p>910.143</text:p>
          </table:table-cell>
          <table:table-cell office:value-type="float" office:value="2454.4460000000004" table:style-name="ce141">
            <text:p>2454.446</text:p>
          </table:table-cell>
          <table:table-cell office:value-type="float" office:value="883.31600000000014" table:style-name="ce141">
            <text:p>883.316</text:p>
          </table:table-cell>
          <table:table-cell office:value-type="float" office:value="2052.9169999999999" table:style-name="ce141">
            <text:p>2052.917</text:p>
          </table:table-cell>
          <table:table-cell office:value-type="float" office:value="2207.884" table:style-name="ce141">
            <text:p>2207.884</text:p>
          </table:table-cell>
          <table:table-cell office:value-type="float" office:value="124.834" table:style-name="ce141">
            <text:p>124.834</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0.77" table:style-name="ce140">
            <text:p>530.770</text:p>
          </table:table-cell>
          <table:table-cell office:value-type="float" office:value="239.506" table:style-name="ce141">
            <text:p>239.506</text:p>
          </table:table-cell>
          <table:table-cell office:value-type="float" office:value="100.06700000000001" table:style-name="ce141">
            <text:p>100.067</text:p>
          </table:table-cell>
          <table:table-cell office:value-type="float" office:value="210.72300000000001" table:style-name="ce141">
            <text:p>210.723</text:p>
          </table:table-cell>
          <table:table-cell office:value-type="float" office:value="29.978000000000002" table:style-name="ce141">
            <text:p>29.978</text:p>
          </table:table-cell>
          <table:table-cell office:value-type="float" office:value="100.845" table:style-name="ce141">
            <text:p>100.845</text:p>
          </table:table-cell>
          <table:table-cell office:value-type="float" office:value="47.478000000000002" table:style-name="ce141">
            <text:p>47.478</text:p>
          </table:table-cell>
          <table:table-cell office:value-type="float" office:value="0.21200000000000002" table:style-name="ce141">
            <text:p>0.212</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139999999999999" table:style-name="ce140">
            <text:p>2.114</text:p>
          </table:table-cell>
          <table:table-cell office:value-type="float" office:value="0" table:style-name="ce141">
            <text:p>0.000</text:p>
          </table:table-cell>
          <table:table-cell office:value-type="float" office:value="0.38700000000000001" table:style-name="ce141">
            <text:p>0.387</text:p>
          </table:table-cell>
          <table:table-cell office:value-type="float" office:value="41.908000000000001" table:style-name="ce141">
            <text:p>41.908</text:p>
          </table:table-cell>
          <table:table-cell office:value-type="float" office:value="3.9159999999999999" table:style-name="ce141">
            <text:p>3.916</text:p>
          </table:table-cell>
          <table:table-cell office:value-type="float" office:value="2.9180000000000001" table:style-name="ce141">
            <text:p>2.918</text:p>
          </table:table-cell>
          <table:table-cell office:value-type="float" office:value="0" table:style-name="ce141">
            <text:p>0.000</text:p>
          </table:table-cell>
          <table:table-cell office:value-type="float" office:value="0" table:style-name="ce141">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07.87599999999998" table:style-name="ce140">
            <text:p>507.876</text:p>
          </table:table-cell>
          <table:table-cell office:value-type="float" office:value="428.28500000000003" table:style-name="ce141">
            <text:p>428.285</text:p>
          </table:table-cell>
          <table:table-cell office:value-type="float" office:value="27.747" table:style-name="ce141">
            <text:p>27.747</text:p>
          </table:table-cell>
          <table:table-cell office:value-type="float" office:value="154.24400000000003" table:style-name="ce141">
            <text:p>154.244</text:p>
          </table:table-cell>
          <table:table-cell office:value-type="float" office:value="45.244999999999997" table:style-name="ce141">
            <text:p>45.245</text:p>
          </table:table-cell>
          <table:table-cell office:value-type="float" office:value="98.313000000000017" table:style-name="ce141">
            <text:p>98.313</text:p>
          </table:table-cell>
          <table:table-cell office:value-type="float" office:value="93.90600000000002" table:style-name="ce141">
            <text:p>93.906</text:p>
          </table:table-cell>
          <table:table-cell office:value-type="float" office:value="0.495" table:style-name="ce141">
            <text:p>0.495</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2519999999999998" table:style-name="ce140">
            <text:p>4.252</text:p>
          </table:table-cell>
          <table:table-cell office:value-type="float" office:value="4" table:style-name="ce141">
            <text:p>4.000</text:p>
          </table:table-cell>
          <table:table-cell office:value-type="float" office:value="0.24700000000000003" table:style-name="ce141">
            <text:p>0.247</text:p>
          </table:table-cell>
          <table:table-cell office:value-type="float" office:value="0" table:style-name="ce141">
            <text:p>0.000</text:p>
          </table:table-cell>
          <table:table-cell office:value-type="float" office:value="0" table:style-name="ce141">
            <text:p>0.000</text:p>
          </table:table-cell>
          <table:table-cell office:value-type="float" office:value="0" table:style-name="ce141">
            <text:p>0.000</text:p>
          </table:table-cell>
          <table:table-cell office:value-type="float" office:value="0" table:style-name="ce141">
            <text:p>0.000</text:p>
          </table:table-cell>
          <table:table-cell office:value-type="float" office:value="0" table:style-name="ce141">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7604.125999999989" table:style-name="ce140">
            <text:p>97604.126</text:p>
          </table:table-cell>
          <table:table-cell office:value-type="float" office:value="79065.983000000007" table:style-name="ce141">
            <text:p>79065.983</text:p>
          </table:table-cell>
          <table:table-cell office:value-type="float" office:value="8097.6590000000015" table:style-name="ce141">
            <text:p>8097.659</text:p>
          </table:table-cell>
          <table:table-cell office:value-type="float" office:value="15025.379000000001" table:style-name="ce141">
            <text:p>15025.379</text:p>
          </table:table-cell>
          <table:table-cell office:value-type="float" office:value="14162.226000000002" table:style-name="ce141">
            <text:p>14162.226</text:p>
          </table:table-cell>
          <table:table-cell office:value-type="float" office:value="24697.545999999998" table:style-name="ce141">
            <text:p>24697.546</text:p>
          </table:table-cell>
          <table:table-cell office:value-type="float" office:value="18647.545000000002" table:style-name="ce141">
            <text:p>18647.545</text:p>
          </table:table-cell>
          <table:table-cell office:value-type="float" office:value="1606.3490000000002" table:style-name="ce141">
            <text:p>1606.349</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9615.647000000026" table:style-name="ce140">
            <text:p>99615.647</text:p>
          </table:table-cell>
          <table:table-cell office:value-type="float" office:value="79994.527999999991" table:style-name="ce141">
            <text:p>79994.528</text:p>
          </table:table-cell>
          <table:table-cell office:value-type="float" office:value="8643.1720000000005" table:style-name="ce141">
            <text:p>8643.172</text:p>
          </table:table-cell>
          <table:table-cell office:value-type="float" office:value="27616.471000000001" table:style-name="ce141">
            <text:p>27616.471</text:p>
          </table:table-cell>
          <table:table-cell office:value-type="float" office:value="6624.2" table:style-name="ce141">
            <text:p>6624.200</text:p>
          </table:table-cell>
          <table:table-cell office:value-type="float" office:value="68233.56700000001" table:style-name="ce141">
            <text:p>68233.567</text:p>
          </table:table-cell>
          <table:table-cell office:value-type="float" office:value="31305.516999999996" table:style-name="ce141">
            <text:p>31305.517</text:p>
          </table:table-cell>
          <table:table-cell office:value-type="float" office:value="1746.6790000000001" table:style-name="ce141">
            <text:p>1746.679</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55.6949999999999" table:style-name="ce140">
            <text:p>1155.695</text:p>
          </table:table-cell>
          <table:table-cell office:value-type="float" office:value="1037.07" table:style-name="ce141">
            <text:p>1037.070</text:p>
          </table:table-cell>
          <table:table-cell office:value-type="float" office:value="16.75" table:style-name="ce141">
            <text:p>16.750</text:p>
          </table:table-cell>
          <table:table-cell office:value-type="float" office:value="106.604" table:style-name="ce141">
            <text:p>106.604</text:p>
          </table:table-cell>
          <table:table-cell office:value-type="float" office:value="54.714000000000006" table:style-name="ce141">
            <text:p>54.714</text:p>
          </table:table-cell>
          <table:table-cell office:value-type="float" office:value="30.223999999999997" table:style-name="ce141">
            <text:p>30.224</text:p>
          </table:table-cell>
          <table:table-cell office:value-type="float" office:value="630.12700000000007" table:style-name="ce141">
            <text:p>630.127</text:p>
          </table:table-cell>
          <table:table-cell office:value-type="float" office:value="9.5020000000000007" table:style-name="ce141">
            <text:p>9.502</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00311.63400000008" table:style-name="ce142">
            <text:p>400311.634</text:p>
          </table:table-cell>
          <table:table-cell office:value-type="float" office:value="312537.8280000001" table:style-name="ce143">
            <text:p>312537.828</text:p>
          </table:table-cell>
          <table:table-cell office:value-type="float" office:value="26972.554000000004" table:style-name="ce143">
            <text:p>26972.554</text:p>
          </table:table-cell>
          <table:table-cell office:value-type="float" office:value="108782.67500000003" table:style-name="ce143">
            <text:p>108782.675</text:p>
          </table:table-cell>
          <table:table-cell office:value-type="float" office:value="34715.972000000016" table:style-name="ce143">
            <text:p>34715.972</text:p>
          </table:table-cell>
          <table:table-cell office:value-type="float" office:value="152799.11799999996" table:style-name="ce143">
            <text:p>152799.118</text:p>
          </table:table-cell>
          <table:table-cell office:value-type="float" office:value="91881.743999999962" table:style-name="ce143">
            <text:p>91881.744</text:p>
          </table:table-cell>
          <table:table-cell office:value-type="float" office:value="4715.7570000000014" table:style-name="ce143">
            <text:p>4715.757</text:p>
          </table:table-cell>
          <table:table-cell table:number-columns-repeated="16374"/>
        </table:table-row>
        <table:table-row table:style-name="ro3">
          <table:table-cell table:number-columns-repeated="8" table:style-name="ce15"/>
          <table:table-cell table:number-columns-repeated="16376" table:style-name="ce1"/>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7">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0">
            <text:p>Non-household</text:p>
          </table:table-cell>
          <table:table-cell office:value-type="string" table:style-name="ce121">
            <text:p>Non-household</text:p>
          </table:table-cell>
          <table:table-cell office:value-type="string" table:style-name="ce121">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8">
            <text:p>Received for Treatment</text:p>
            <text:p>(tonnes)</text:p>
          </table:table-cell>
          <table:table-cell office:value-type="string" table:style-name="ce124">
            <text:p>Treated on Site</text:p>
            <text:p>(tonnes)</text:p>
          </table:table-cell>
          <table:table-cell office:value-type="string" table:style-name="ce124">
            <text:p>For Reuse</text:p>
            <text:p>(tonnes)</text:p>
          </table:table-cell>
          <table:table-cell office:value-type="string" table:style-name="ce124">
            <text:p>Sent to AATF</text:p>
            <text:p>(tonnes)</text:p>
          </table:table-cell>
          <table:table-cell office:value-type="string" table:style-name="ce124">
            <text:p>Sent to ATF</text:p>
            <text:p>(tonnes)</text:p>
          </table:table-cell>
          <table:table-cell office:value-type="string" table:style-name="ce125">
            <text:p>Sent to Exporter</text:p>
            <text:p>(tonnes)</text:p>
          </table:table-cell>
          <table:table-cell office:value-type="string" table:style-name="ce124">
            <text:p>Sent to Reprocessor</text:p>
            <text:p>(tonnes)</text:p>
          </table:table-cell>
          <table:table-cell office:value-type="string" table:style-name="ce125">
            <text:p>Sent for Reuse</text:p>
            <text:p>(tonnes)</text:p>
          </table:table-cell>
          <table:table-cell table:number-columns-repeated="16374"/>
        </table:table-row>
        <table:table-row table:style-name="ro3">
          <table:table-cell office:value-type="float" office:value="1" table:style-name="ce129">
            <text:p>1</text:p>
          </table:table-cell>
          <table:table-cell office:value-type="string" table:style-name="ce129">
            <text:p>Large Household Appliances</text:p>
          </table:table-cell>
          <table:table-cell office:value-type="float" office:value="242.989" table:style-name="ce114">
            <text:p>242.989</text:p>
          </table:table-cell>
          <table:table-cell office:value-type="float" office:value="173.81700000000001" table:style-name="ce114">
            <text:p>173.817</text:p>
          </table:table-cell>
          <table:table-cell office:value-type="float" office:value="35.641000000000005" table:style-name="ce114">
            <text:p>35.641</text:p>
          </table:table-cell>
          <table:table-cell office:value-type="float" office:value="147.167" table:style-name="ce114">
            <text:p>147.167</text:p>
          </table:table-cell>
          <table:table-cell office:value-type="float" office:value="57.894000000000005" table:style-name="ce114">
            <text:p>57.894</text:p>
          </table:table-cell>
          <table:table-cell office:value-type="float" office:value="28.612000000000002" table:style-name="ce114">
            <text:p>28.612</text:p>
          </table:table-cell>
          <table:table-cell office:value-type="float" office:value="17.864999999999998" table:style-name="ce114">
            <text:p>17.865</text:p>
          </table:table-cell>
          <table:table-cell office:value-type="float" office:value="0" table:style-name="ce114">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86.62700000000004" table:style-name="ce114">
            <text:p>186.627</text:p>
          </table:table-cell>
          <table:table-cell office:value-type="float" office:value="172.398" table:style-name="ce114">
            <text:p>172.398</text:p>
          </table:table-cell>
          <table:table-cell office:value-type="float" office:value="9.6379999999999999" table:style-name="ce114">
            <text:p>9.638</text:p>
          </table:table-cell>
          <table:table-cell office:value-type="float" office:value="192.84" table:style-name="ce114">
            <text:p>192.840</text:p>
          </table:table-cell>
          <table:table-cell office:value-type="float" office:value="70.573999999999998" table:style-name="ce114">
            <text:p>70.574</text:p>
          </table:table-cell>
          <table:table-cell office:value-type="float" office:value="56.893000000000001" table:style-name="ce114">
            <text:p>56.893</text:p>
          </table:table-cell>
          <table:table-cell office:value-type="float" office:value="12.719000000000001" table:style-name="ce114">
            <text:p>12.719</text:p>
          </table:table-cell>
          <table:table-cell office:value-type="float" office:value="0" table:style-name="ce114">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110.4240000000018" table:style-name="ce114">
            <text:p>7110.424</text:p>
          </table:table-cell>
          <table:table-cell office:value-type="float" office:value="4438.3969999999999" table:style-name="ce114">
            <text:p>4438.397</text:p>
          </table:table-cell>
          <table:table-cell office:value-type="float" office:value="1637.873" table:style-name="ce114">
            <text:p>1637.873</text:p>
          </table:table-cell>
          <table:table-cell office:value-type="float" office:value="998.71400000000006" table:style-name="ce114">
            <text:p>998.714</text:p>
          </table:table-cell>
          <table:table-cell office:value-type="float" office:value="273.17500000000001" table:style-name="ce114">
            <text:p>273.175</text:p>
          </table:table-cell>
          <table:table-cell office:value-type="float" office:value="248.47800000000001" table:style-name="ce114">
            <text:p>248.478</text:p>
          </table:table-cell>
          <table:table-cell office:value-type="float" office:value="12794.157000000001" table:style-name="ce114">
            <text:p>12794.157</text:p>
          </table:table-cell>
          <table:table-cell office:value-type="float" office:value="50.704999999999998" table:style-name="ce114">
            <text:p>50.705</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2.108" table:style-name="ce114">
            <text:p>222.108</text:p>
          </table:table-cell>
          <table:table-cell office:value-type="float" office:value="259.43900000000002" table:style-name="ce114">
            <text:p>259.439</text:p>
          </table:table-cell>
          <table:table-cell office:value-type="float" office:value="5.4850000000000003" table:style-name="ce114">
            <text:p>5.485</text:p>
          </table:table-cell>
          <table:table-cell office:value-type="float" office:value="221.08900000000003" table:style-name="ce114">
            <text:p>221.089</text:p>
          </table:table-cell>
          <table:table-cell office:value-type="float" office:value="168.04" table:style-name="ce114">
            <text:p>168.040</text:p>
          </table:table-cell>
          <table:table-cell office:value-type="float" office:value="55.051000000000009" table:style-name="ce114">
            <text:p>55.051</text:p>
          </table:table-cell>
          <table:table-cell office:value-type="float" office:value="65.293999999999997" table:style-name="ce114">
            <text:p>65.294</text:p>
          </table:table-cell>
          <table:table-cell office:value-type="float" office:value="0" table:style-name="ce114">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6.68" table:style-name="ce114">
            <text:p>286.680</text:p>
          </table:table-cell>
          <table:table-cell office:value-type="float" office:value="191.87199999999999" table:style-name="ce114">
            <text:p>191.872</text:p>
          </table:table-cell>
          <table:table-cell office:value-type="float" office:value="1" table:style-name="ce114">
            <text:p>1.000</text:p>
          </table:table-cell>
          <table:table-cell office:value-type="float" office:value="39.625" table:style-name="ce114">
            <text:p>39.625</text:p>
          </table:table-cell>
          <table:table-cell office:value-type="float" office:value="99.403000000000006" table:style-name="ce114">
            <text:p>99.403</text:p>
          </table:table-cell>
          <table:table-cell office:value-type="float" office:value="23.446000000000002" table:style-name="ce114">
            <text:p>23.446</text:p>
          </table:table-cell>
          <table:table-cell office:value-type="float" office:value="4.532" table:style-name="ce114">
            <text:p>4.532</text:p>
          </table:table-cell>
          <table:table-cell office:value-type="float" office:value="0" table:style-name="ce114">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26.65" table:style-name="ce114">
            <text:p>226.650</text:p>
          </table:table-cell>
          <table:table-cell office:value-type="float" office:value="120.535" table:style-name="ce114">
            <text:p>120.535</text:p>
          </table:table-cell>
          <table:table-cell office:value-type="float" office:value="57.803000000000004" table:style-name="ce114">
            <text:p>57.803</text:p>
          </table:table-cell>
          <table:table-cell office:value-type="float" office:value="163.529" table:style-name="ce114">
            <text:p>163.529</text:p>
          </table:table-cell>
          <table:table-cell office:value-type="float" office:value="57.307999999999993" table:style-name="ce114">
            <text:p>57.308</text:p>
          </table:table-cell>
          <table:table-cell office:value-type="float" office:value="68.58" table:style-name="ce114">
            <text:p>68.580</text:p>
          </table:table-cell>
          <table:table-cell office:value-type="float" office:value="14.86" table:style-name="ce114">
            <text:p>14.860</text:p>
          </table:table-cell>
          <table:table-cell office:value-type="float" office:value="55.208000000000006" table:style-name="ce114">
            <text:p>55.20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853999999999999" table:style-name="ce114">
            <text:p>18.854</text:p>
          </table:table-cell>
          <table:table-cell office:value-type="float" office:value="17.327000000000002" table:style-name="ce114">
            <text:p>17.327</text:p>
          </table:table-cell>
          <table:table-cell office:value-type="float" office:value="3.4000000000000002E-2" table:style-name="ce114">
            <text:p>0.034</text:p>
          </table:table-cell>
          <table:table-cell office:value-type="float" office:value="8.2409999999999997" table:style-name="ce114">
            <text:p>8.241</text:p>
          </table:table-cell>
          <table:table-cell office:value-type="float" office:value="9.0229999999999997" table:style-name="ce114">
            <text:p>9.023</text:p>
          </table:table-cell>
          <table:table-cell office:value-type="float" office:value="13.723000000000003" table:style-name="ce114">
            <text:p>13.723</text:p>
          </table:table-cell>
          <table:table-cell office:value-type="float" office:value="5.8170000000000002" table:style-name="ce114">
            <text:p>5.817</text:p>
          </table:table-cell>
          <table:table-cell office:value-type="float" office:value="0" table:style-name="ce114">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08.33700000000005" table:style-name="ce114">
            <text:p>308.337</text:p>
          </table:table-cell>
          <table:table-cell office:value-type="float" office:value="276.221" table:style-name="ce114">
            <text:p>276.221</text:p>
          </table:table-cell>
          <table:table-cell office:value-type="float" office:value="9.3840000000000003" table:style-name="ce114">
            <text:p>9.384</text:p>
          </table:table-cell>
          <table:table-cell office:value-type="float" office:value="90.054000000000002" table:style-name="ce114">
            <text:p>90.054</text:p>
          </table:table-cell>
          <table:table-cell office:value-type="float" office:value="3.6040000000000001" table:style-name="ce114">
            <text:p>3.604</text:p>
          </table:table-cell>
          <table:table-cell office:value-type="float" office:value="25.408999999999999" table:style-name="ce114">
            <text:p>25.409</text:p>
          </table:table-cell>
          <table:table-cell office:value-type="float" office:value="25.84" table:style-name="ce114">
            <text:p>25.840</text:p>
          </table:table-cell>
          <table:table-cell office:value-type="float" office:value="0" table:style-name="ce114">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1.949000000000005" table:style-name="ce114">
            <text:p>41.949</text:p>
          </table:table-cell>
          <table:table-cell office:value-type="float" office:value="37.426000000000002" table:style-name="ce114">
            <text:p>37.426</text:p>
          </table:table-cell>
          <table:table-cell office:value-type="float" office:value="10.084" table:style-name="ce114">
            <text:p>10.084</text:p>
          </table:table-cell>
          <table:table-cell office:value-type="float" office:value="9.4409999999999989" table:style-name="ce114">
            <text:p>9.441</text:p>
          </table:table-cell>
          <table:table-cell office:value-type="float" office:value="13.457000000000001" table:style-name="ce114">
            <text:p>13.457</text:p>
          </table:table-cell>
          <table:table-cell office:value-type="float" office:value="14.468" table:style-name="ce114">
            <text:p>14.468</text:p>
          </table:table-cell>
          <table:table-cell office:value-type="float" office:value="8.456999999999999" table:style-name="ce114">
            <text:p>8.457</text:p>
          </table:table-cell>
          <table:table-cell office:value-type="float" office:value="0" table:style-name="ce114">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91.2070000000003" table:style-name="ce114">
            <text:p>2591.207</text:p>
          </table:table-cell>
          <table:table-cell office:value-type="float" office:value="2330.413" table:style-name="ce114">
            <text:p>2330.413</text:p>
          </table:table-cell>
          <table:table-cell office:value-type="float" office:value="209.04400000000001" table:style-name="ce114">
            <text:p>209.044</text:p>
          </table:table-cell>
          <table:table-cell office:value-type="float" office:value="436.71" table:style-name="ce114">
            <text:p>436.710</text:p>
          </table:table-cell>
          <table:table-cell office:value-type="float" office:value="671.89200000000017" table:style-name="ce114">
            <text:p>671.892</text:p>
          </table:table-cell>
          <table:table-cell office:value-type="float" office:value="86.786000000000001" table:style-name="ce114">
            <text:p>86.786</text:p>
          </table:table-cell>
          <table:table-cell office:value-type="float" office:value="354.86500000000001" table:style-name="ce114">
            <text:p>354.865</text:p>
          </table:table-cell>
          <table:table-cell office:value-type="float" office:value="0.84100000000000008" table:style-name="ce114">
            <text:p>0.841</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92.53600000000006" table:style-name="ce114">
            <text:p>992.536</text:p>
          </table:table-cell>
          <table:table-cell office:value-type="float" office:value="548.78099999999995" table:style-name="ce114">
            <text:p>548.781</text:p>
          </table:table-cell>
          <table:table-cell office:value-type="float" office:value="246.416" table:style-name="ce114">
            <text:p>246.416</text:p>
          </table:table-cell>
          <table:table-cell office:value-type="float" office:value="224.33699999999999" table:style-name="ce114">
            <text:p>224.337</text:p>
          </table:table-cell>
          <table:table-cell office:value-type="float" office:value="349.19600000000003" table:style-name="ce114">
            <text:p>349.196</text:p>
          </table:table-cell>
          <table:table-cell office:value-type="float" office:value="313.90600000000001" table:style-name="ce114">
            <text:p>313.906</text:p>
          </table:table-cell>
          <table:table-cell office:value-type="float" office:value="116.825" table:style-name="ce114">
            <text:p>116.825</text:p>
          </table:table-cell>
          <table:table-cell office:value-type="float" office:value="0" table:style-name="ce114">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32.5320000000002" table:style-name="ce114">
            <text:p>3032.532</text:p>
          </table:table-cell>
          <table:table-cell office:value-type="float" office:value="2487.5650000000001" table:style-name="ce114">
            <text:p>2487.565</text:p>
          </table:table-cell>
          <table:table-cell office:value-type="float" office:value="44.343000000000004" table:style-name="ce114">
            <text:p>44.343</text:p>
          </table:table-cell>
          <table:table-cell office:value-type="float" office:value="675.03699999999992" table:style-name="ce114">
            <text:p>675.037</text:p>
          </table:table-cell>
          <table:table-cell office:value-type="float" office:value="1057.2560000000001" table:style-name="ce114">
            <text:p>1057.256</text:p>
          </table:table-cell>
          <table:table-cell office:value-type="float" office:value="192.78200000000001" table:style-name="ce114">
            <text:p>192.782</text:p>
          </table:table-cell>
          <table:table-cell office:value-type="float" office:value="544.52" table:style-name="ce114">
            <text:p>544.520</text:p>
          </table:table-cell>
          <table:table-cell office:value-type="float" office:value="31.004999999999999" table:style-name="ce114">
            <text:p>31.005</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758.9570000000003" table:style-name="ce114">
            <text:p>4758.957</text:p>
          </table:table-cell>
          <table:table-cell office:value-type="float" office:value="4415.6280000000006" table:style-name="ce114">
            <text:p>4415.628</text:p>
          </table:table-cell>
          <table:table-cell office:value-type="float" office:value="190.5" table:style-name="ce114">
            <text:p>190.500</text:p>
          </table:table-cell>
          <table:table-cell office:value-type="float" office:value="309.55400000000003" table:style-name="ce114">
            <text:p>309.554</text:p>
          </table:table-cell>
          <table:table-cell office:value-type="float" office:value="337.28200000000004" table:style-name="ce114">
            <text:p>337.282</text:p>
          </table:table-cell>
          <table:table-cell office:value-type="float" office:value="28.55" table:style-name="ce114">
            <text:p>28.550</text:p>
          </table:table-cell>
          <table:table-cell office:value-type="float" office:value="2885.0670000000005" table:style-name="ce114">
            <text:p>2885.067</text:p>
          </table:table-cell>
          <table:table-cell office:value-type="float" office:value="59.338000000000008" table:style-name="ce114">
            <text:p>59.338</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20019.849999999999" table:style-name="ce115">
            <text:p>20019.850</text:p>
          </table:table-cell>
          <table:table-cell office:value-type="float" office:value="15469.819" table:style-name="ce115">
            <text:p>15469.819</text:p>
          </table:table-cell>
          <table:table-cell office:value-type="float" office:value="2457.2449999999999" table:style-name="ce115">
            <text:p>2457.245</text:p>
          </table:table-cell>
          <table:table-cell office:value-type="float" office:value="3516.3379999999997" table:style-name="ce115">
            <text:p>3516.338</text:p>
          </table:table-cell>
          <table:table-cell office:value-type="float" office:value="3168.1040000000003" table:style-name="ce115">
            <text:p>3168.104</text:p>
          </table:table-cell>
          <table:table-cell office:value-type="float" office:value="1156.6839999999997" table:style-name="ce115">
            <text:p>1156.684</text:p>
          </table:table-cell>
          <table:table-cell office:value-type="float" office:value="16850.818000000003" table:style-name="ce115">
            <text:p>16850.818</text:p>
          </table:table-cell>
          <table:table-cell office:value-type="float" office:value="197.09700000000004" table:style-name="ce115">
            <text:p>197.097</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style-name="ce1"/>
        </table:table-row>
        <table:table-row table:style-name="ro8">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style-name="ce1"/>
        </table:table-row>
        <table:table-row table:style-name="ro16">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reused. This will have been included in the WEEE received for treatment</text:p>
          </table:table-cell>
          <table:covered-table-cell table:number-columns-repeated="6"/>
          <table:table-cell table:number-columns-repeated="16375" table:style-name="ce1"/>
        </table:table-row>
        <table:table-row table:style-name="ro28">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5">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4">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table-row>
        <table:table-row table:style-name="ro16">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table-row>
        <table:table-row table:style-name="ro4">
          <table:table-cell office:value-type="string" table:number-columns-spanned="2" table:number-rows-spanned="1" table:style-name="ce21">
            <text:p>Sent for Reuse</text:p>
          </table:table-cell>
          <table:covered-table-cell/>
          <table:table-cell office:value-type="string" table:number-columns-spanned="7" table:number-rows-spanned="1" table:style-name="ce23">
            <text:p>is the amount of WEEE that AATFs have sent on for reuse. This will have been included in the WEEE received for treatment</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style-name="ce1"/>
        </table:table-row>
        <table:table-row table:number-rows-repeated="1048362" table:style-name="ro3">
          <table:table-cell table:number-columns-repeated="16384"/>
        </table:table-row>
        <table:named-expressions>
          <table:named-range table:name="Print_Area" table:cell-range-address="2008_Quarters_1_-_4.$A$1:2008_Quarters_1_-_4.$J$214" table:base-cell-address="2008_Quarters_1_-_4.$A$1"/>
        </table:named-expressions>
      </table:table>
      <table:table table:name="2007_Quarters_3_-_4" table:style-name="ta11">
        <table:table-column table:style-name="co6" table:default-cell-style-name="ce1"/>
        <table:table-column table:style-name="co26" table:default-cell-style-name="ce1"/>
        <table:table-column table:style-name="co27" table:number-columns-repeated="7" table:default-cell-style-name="ce1"/>
        <table:table-column table:style-name="co6" table:number-columns-repeated="16375" table:default-cell-style-name="ce1"/>
        <table:table-row table:style-name="ro21">
          <table:table-cell table:style-name="ce1">
            <draw:frame draw:z-index="1" draw:id="id17" draw:style-name="a17" draw:name="Picture 2" svg:x="0.24167in" svg:y="0.175in" svg:width="2.65in" svg:height="0.76667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9">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3424.431000000019" table:style-name="ce9">
            <text:p>63424.431</text:p>
          </table:table-cell>
          <table:table-cell office:value-type="float" office:value="27085.271999999997" table:style-name="ce144">
            <text:p>27085.272</text:p>
          </table:table-cell>
          <table:table-cell office:value-type="float" office:value="8789.0829999999987" table:style-name="ce144">
            <text:p>8789.083</text:p>
          </table:table-cell>
          <table:table-cell office:value-type="float" office:value="1150.6949999999999" table:style-name="ce145">
            <text:p>1150.695</text:p>
          </table:table-cell>
          <table:table-cell office:value-type="float" office:value="4708.5369999999994" table:style-name="ce145">
            <text:p>4708.537</text:p>
          </table:table-cell>
          <table:table-cell office:value-type="float" office:value="25016.875" table:style-name="ce145">
            <text:p>25016.875</text:p>
          </table:table-cell>
          <table:table-cell office:value-type="float" office:value="2381.4920000000002" table:style-name="ce145">
            <text:p>2381.492</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564.6950000000015" table:style-name="ce9">
            <text:p>7564.695</text:p>
          </table:table-cell>
          <table:table-cell office:value-type="float" office:value="5759.1210000000001" table:style-name="ce144">
            <text:p>5759.121</text:p>
          </table:table-cell>
          <table:table-cell office:value-type="float" office:value="27464.087" table:style-name="ce144">
            <text:p>27464.087</text:p>
          </table:table-cell>
          <table:table-cell office:value-type="float" office:value="229.67500000000001" table:style-name="ce145">
            <text:p>229.675</text:p>
          </table:table-cell>
          <table:table-cell office:value-type="float" office:value="137.66499999999999" table:style-name="ce145">
            <text:p>137.665</text:p>
          </table:table-cell>
          <table:table-cell office:value-type="float" office:value="743.971" table:style-name="ce145">
            <text:p>743.971</text:p>
          </table:table-cell>
          <table:table-cell office:value-type="float" office:value="107.858" table:style-name="ce145">
            <text:p>107.858</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366.206000000001" table:style-name="ce9">
            <text:p>2366.206</text:p>
          </table:table-cell>
          <table:table-cell office:value-type="float" office:value="1585.095" table:style-name="ce144">
            <text:p>1585.095</text:p>
          </table:table-cell>
          <table:table-cell office:value-type="float" office:value="356.98200000000003" table:style-name="ce144">
            <text:p>356.982</text:p>
          </table:table-cell>
          <table:table-cell office:value-type="float" office:value="198.45600000000002" table:style-name="ce145">
            <text:p>198.456</text:p>
          </table:table-cell>
          <table:table-cell office:value-type="float" office:value="68.694000000000003" table:style-name="ce145">
            <text:p>68.694</text:p>
          </table:table-cell>
          <table:table-cell office:value-type="float" office:value="52.097000000000001" table:style-name="ce145">
            <text:p>52.097</text:p>
          </table:table-cell>
          <table:table-cell office:value-type="float" office:value="351.37" table:style-name="ce145">
            <text:p>351.37</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555.24" table:style-name="ce9">
            <text:p>4555.24</text:p>
          </table:table-cell>
          <table:table-cell office:value-type="float" office:value="3851.6410000000001" table:style-name="ce144">
            <text:p>3851.641</text:p>
          </table:table-cell>
          <table:table-cell office:value-type="float" office:value="1038.7140000000002" table:style-name="ce144">
            <text:p>1038.714</text:p>
          </table:table-cell>
          <table:table-cell office:value-type="float" office:value="148.75200000000001" table:style-name="ce145">
            <text:p>148.752</text:p>
          </table:table-cell>
          <table:table-cell office:value-type="float" office:value="59.044000000000004" table:style-name="ce145">
            <text:p>59.044</text:p>
          </table:table-cell>
          <table:table-cell office:value-type="float" office:value="987.17" table:style-name="ce145">
            <text:p>987.17</text:p>
          </table:table-cell>
          <table:table-cell office:value-type="float" office:value="69.878" table:style-name="ce145">
            <text:p>69.878</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3.576999999999998" table:style-name="ce9">
            <text:p>73.577</text:p>
          </table:table-cell>
          <table:table-cell office:value-type="float" office:value="56.686999999999998" table:style-name="ce144">
            <text:p>56.687</text:p>
          </table:table-cell>
          <table:table-cell office:value-type="float" office:value="0.35799999999999998" table:style-name="ce144">
            <text:p>0.358</text:p>
          </table:table-cell>
          <table:table-cell office:value-type="float" office:value="0" table:style-name="ce145">
            <text:p>0</text:p>
          </table:table-cell>
          <table:table-cell office:value-type="float" office:value="4.0599999999999996" table:style-name="ce145">
            <text:p>4.06</text:p>
          </table:table-cell>
          <table:table-cell office:value-type="float" office:value="2.3439999999999999" table:style-name="ce145">
            <text:p>2.344</text:p>
          </table:table-cell>
          <table:table-cell office:value-type="float" office:value="0" table:style-name="ce145">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66.7950000000001" table:style-name="ce9">
            <text:p>1066.795</text:p>
          </table:table-cell>
          <table:table-cell office:value-type="float" office:value="798.76300000000003" table:style-name="ce144">
            <text:p>798.763</text:p>
          </table:table-cell>
          <table:table-cell office:value-type="float" office:value="10.311" table:style-name="ce144">
            <text:p>10.311</text:p>
          </table:table-cell>
          <table:table-cell office:value-type="float" office:value="28.263000000000002" table:style-name="ce145">
            <text:p>28.263</text:p>
          </table:table-cell>
          <table:table-cell office:value-type="float" office:value="25.702000000000002" table:style-name="ce145">
            <text:p>25.702</text:p>
          </table:table-cell>
          <table:table-cell office:value-type="float" office:value="358.44299999999998" table:style-name="ce145">
            <text:p>358.443</text:p>
          </table:table-cell>
          <table:table-cell office:value-type="float" office:value="39.271000000000001" table:style-name="ce145">
            <text:p>39.271</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5.08200000000001" table:style-name="ce9">
            <text:p>115.082</text:p>
          </table:table-cell>
          <table:table-cell office:value-type="float" office:value="35.564999999999998" table:style-name="ce144">
            <text:p>35.565</text:p>
          </table:table-cell>
          <table:table-cell office:value-type="float" office:value="16.423000000000002" table:style-name="ce144">
            <text:p>16.423</text:p>
          </table:table-cell>
          <table:table-cell office:value-type="float" office:value="56.526000000000003" table:style-name="ce145">
            <text:p>56.526</text:p>
          </table:table-cell>
          <table:table-cell office:value-type="float" office:value="0.60699999999999998" table:style-name="ce145">
            <text:p>0.607</text:p>
          </table:table-cell>
          <table:table-cell office:value-type="float" office:value="18.521999999999998" table:style-name="ce145">
            <text:p>18.522</text:p>
          </table:table-cell>
          <table:table-cell office:value-type="float" office:value="0.49" table:style-name="ce145">
            <text:p>0.49</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201999999999998" table:style-name="ce9">
            <text:p>26.202</text:p>
          </table:table-cell>
          <table:table-cell office:value-type="float" office:value="26.201999999999998" table:style-name="ce144">
            <text:p>26.202</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5">
            <text:p>0</text:p>
          </table:table-cell>
          <table:table-cell office:value-type="float" office:value="0.45" table:style-name="ce145">
            <text:p>0.45</text:p>
          </table:table-cell>
          <table:table-cell office:value-type="float" office:value="0.1" table:style-name="ce145">
            <text:p>0.1</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4.655000000000001" table:style-name="ce9">
            <text:p>84.655</text:p>
          </table:table-cell>
          <table:table-cell office:value-type="float" office:value="69.159000000000006" table:style-name="ce144">
            <text:p>69.159</text:p>
          </table:table-cell>
          <table:table-cell office:value-type="float" office:value="0.41900000000000004" table:style-name="ce144">
            <text:p>0.419</text:p>
          </table:table-cell>
          <table:table-cell office:value-type="float" office:value="0.57999999999999996" table:style-name="ce145">
            <text:p>0.58</text:p>
          </table:table-cell>
          <table:table-cell office:value-type="float" office:value="2.0390000000000001" table:style-name="ce145">
            <text:p>2.039</text:p>
          </table:table-cell>
          <table:table-cell office:value-type="float" office:value="0.2" table:style-name="ce145">
            <text:p>0.2</text:p>
          </table:table-cell>
          <table:table-cell office:value-type="float" office:value="0.93" table:style-name="ce145">
            <text:p>0.93</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1" table:style-name="ce9">
            <text:p>346.51</text:p>
          </table:table-cell>
          <table:table-cell office:value-type="float" office:value="298" table:style-name="ce144">
            <text:p>298</text:p>
          </table:table-cell>
          <table:table-cell office:value-type="float" office:value="0" table:style-name="ce144">
            <text:p>0</text:p>
          </table:table-cell>
          <table:table-cell office:value-type="float" office:value="0" table:style-name="ce145">
            <text:p>0</text:p>
          </table:table-cell>
          <table:table-cell office:value-type="float" office:value="3.0000000000000001E-3" table:style-name="ce145">
            <text:p>0.003</text:p>
          </table:table-cell>
          <table:table-cell office:value-type="float" office:value="0" table:style-name="ce145">
            <text:p>0</text:p>
          </table:table-cell>
          <table:table-cell office:value-type="float" office:value="0" table:style-name="ce145">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738.025999999998" table:style-name="ce9">
            <text:p>19738.026</text:p>
          </table:table-cell>
          <table:table-cell office:value-type="float" office:value="15866.823" table:style-name="ce144">
            <text:p>15866.823</text:p>
          </table:table-cell>
          <table:table-cell office:value-type="float" office:value="977.29200000000003" table:style-name="ce144">
            <text:p>977.292</text:p>
          </table:table-cell>
          <table:table-cell office:value-type="float" office:value="3287.0170000000003" table:style-name="ce145">
            <text:p>3287.017</text:p>
          </table:table-cell>
          <table:table-cell office:value-type="float" office:value="860.096" table:style-name="ce145">
            <text:p>860.096</text:p>
          </table:table-cell>
          <table:table-cell office:value-type="float" office:value="1655.617" table:style-name="ce145">
            <text:p>1655.617</text:p>
          </table:table-cell>
          <table:table-cell office:value-type="float" office:value="3913.8960000000002" table:style-name="ce145">
            <text:p>3913.896</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5590.651000000013" table:style-name="ce9">
            <text:p>35590.651</text:p>
          </table:table-cell>
          <table:table-cell office:value-type="float" office:value="18687.262999999999" table:style-name="ce144">
            <text:p>18687.263</text:p>
          </table:table-cell>
          <table:table-cell office:value-type="float" office:value="953.94299999999998" table:style-name="ce144">
            <text:p>953.943</text:p>
          </table:table-cell>
          <table:table-cell office:value-type="float" office:value="6769.8429999999998" table:style-name="ce145">
            <text:p>6769.843</text:p>
          </table:table-cell>
          <table:table-cell office:value-type="float" office:value="3873.1509999999998" table:style-name="ce145">
            <text:p>3873.151</text:p>
          </table:table-cell>
          <table:table-cell office:value-type="float" office:value="1859.9510000000002" table:style-name="ce145">
            <text:p>1859.951</text:p>
          </table:table-cell>
          <table:table-cell office:value-type="float" office:value="2078.904" table:style-name="ce145">
            <text:p>2078.904</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6.393999999999998" table:style-name="ce9">
            <text:p>46.394</text:p>
          </table:table-cell>
          <table:table-cell office:value-type="float" office:value="33.97" table:style-name="ce144">
            <text:p>33.97</text:p>
          </table:table-cell>
          <table:table-cell office:value-type="float" office:value="22.726999999999997" table:style-name="ce144">
            <text:p>22.727</text:p>
          </table:table-cell>
          <table:table-cell office:value-type="float" office:value="5.3079999999999998" table:style-name="ce145">
            <text:p>5.308</text:p>
          </table:table-cell>
          <table:table-cell office:value-type="float" office:value="0" table:style-name="ce145">
            <text:p>0</text:p>
          </table:table-cell>
          <table:table-cell office:value-type="float" office:value="21.926000000000002" table:style-name="ce145">
            <text:p>21.926</text:p>
          </table:table-cell>
          <table:table-cell office:value-type="float" office:value="0" table:style-name="ce145">
            <text:p>0</text:p>
          </table:table-cell>
          <table:table-cell table:number-columns-repeated="16375"/>
        </table:table-row>
        <table:table-row table:style-name="ro3">
          <table:table-cell table:style-name="ce6"/>
          <table:table-cell office:value-type="string" table:style-name="ce12">
            <text:p>Totals</text:p>
          </table:table-cell>
          <table:table-cell office:value-type="float" office:value="134998.46400000004" table:style-name="ce12">
            <text:p>134998.464</text:p>
          </table:table-cell>
          <table:table-cell office:value-type="float" office:value="74153.561000000002" table:style-name="ce146">
            <text:p>74153.561</text:p>
          </table:table-cell>
          <table:table-cell office:value-type="float" office:value="39630.339" table:style-name="ce146">
            <text:p>39630.339</text:p>
          </table:table-cell>
          <table:table-cell office:value-type="float" office:value="11875.115000000002" table:style-name="ce146">
            <text:p>11875.115</text:p>
          </table:table-cell>
          <table:table-cell office:value-type="float" office:value="9739.598" table:style-name="ce146">
            <text:p>9739.598</text:p>
          </table:table-cell>
          <table:table-cell office:value-type="float" office:value="30717.566000000006" table:style-name="ce146">
            <text:p>30717.566</text:p>
          </table:table-cell>
          <table:table-cell office:value-type="float" office:value="8944.1890000000003" table:style-name="ce146">
            <text:p>8944.189</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30">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45.44300000000004" table:style-name="ce145">
            <text:p>445.443</text:p>
          </table:table-cell>
          <table:table-cell office:value-type="float" office:value="834.97199999999987" table:style-name="ce145">
            <text:p>834.972</text:p>
          </table:table-cell>
          <table:table-cell office:value-type="float" office:value="190.78299999999999" table:style-name="ce145">
            <text:p>190.783</text:p>
          </table:table-cell>
          <table:table-cell office:value-type="float" office:value="48.18" table:style-name="ce145">
            <text:p>48.18</text:p>
          </table:table-cell>
          <table:table-cell office:value-type="float" office:value="0.755" table:style-name="ce145">
            <text:p>0.755</text:p>
          </table:table-cell>
          <table:table-cell office:value-type="float" office:value="5.3879999999999999" table:style-name="ce145">
            <text:p>5.388</text:p>
          </table:table-cell>
          <table:table-cell office:value-type="float" office:value="3.12" table:style-name="ce145">
            <text:p>3.12</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2.97399999999999" table:style-name="ce145">
            <text:p>242.974</text:p>
          </table:table-cell>
          <table:table-cell office:value-type="float" office:value="237.11" table:style-name="ce145">
            <text:p>237.11</text:p>
          </table:table-cell>
          <table:table-cell office:value-type="float" office:value="1.3210000000000002" table:style-name="ce145">
            <text:p>1.321</text:p>
          </table:table-cell>
          <table:table-cell office:value-type="float" office:value="1.62" table:style-name="ce145">
            <text:p>1.62</text:p>
          </table:table-cell>
          <table:table-cell office:value-type="float" office:value="1.4120000000000001" table:style-name="ce145">
            <text:p>1.412</text:p>
          </table:table-cell>
          <table:table-cell office:value-type="float" office:value="27.833000000000002" table:style-name="ce145">
            <text:p>27.833</text:p>
          </table:table-cell>
          <table:table-cell office:value-type="float" office:value="4.97" table:style-name="ce145">
            <text:p>4.97</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763.239000000001" table:style-name="ce145">
            <text:p>83763.239</text:p>
          </table:table-cell>
          <table:table-cell office:value-type="float" office:value="67513.991000000009" table:style-name="ce145">
            <text:p>67513.991</text:p>
          </table:table-cell>
          <table:table-cell office:value-type="float" office:value="11596.235999999997" table:style-name="ce145">
            <text:p>11596.236</text:p>
          </table:table-cell>
          <table:table-cell office:value-type="float" office:value="439.31299999999993" table:style-name="ce145">
            <text:p>439.313</text:p>
          </table:table-cell>
          <table:table-cell office:value-type="float" office:value="102.39100000000001" table:style-name="ce145">
            <text:p>102.391</text:p>
          </table:table-cell>
          <table:table-cell office:value-type="float" office:value="4270.7929999999997" table:style-name="ce145">
            <text:p>4270.793</text:p>
          </table:table-cell>
          <table:table-cell office:value-type="float" office:value="515.27199999999993" table:style-name="ce145">
            <text:p>515.272</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4.32299999999998" table:style-name="ce145">
            <text:p>224.323</text:p>
          </table:table-cell>
          <table:table-cell office:value-type="float" office:value="229.60699999999997" table:style-name="ce145">
            <text:p>229.607</text:p>
          </table:table-cell>
          <table:table-cell office:value-type="float" office:value="8.0000000000000002E-3" table:style-name="ce145">
            <text:p>0.008</text:p>
          </table:table-cell>
          <table:table-cell office:value-type="float" office:value="3.1150000000000002" table:style-name="ce145">
            <text:p>3.115</text:p>
          </table:table-cell>
          <table:table-cell office:value-type="float" office:value="4.4550000000000001" table:style-name="ce145">
            <text:p>4.455</text:p>
          </table:table-cell>
          <table:table-cell office:value-type="float" office:value="42.79" table:style-name="ce145">
            <text:p>42.79</text:p>
          </table:table-cell>
          <table:table-cell office:value-type="float" office:value="6.17" table:style-name="ce145">
            <text:p>6.17</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41" table:style-name="ce145">
            <text:p>14.41</text:p>
          </table:table-cell>
          <table:table-cell office:value-type="float" office:value="0" table:style-name="ce145">
            <text:p>0</text:p>
          </table:table-cell>
          <table:table-cell office:value-type="float" office:value="0" table:style-name="ce145">
            <text:p>0</text:p>
          </table:table-cell>
          <table:table-cell office:value-type="float" office:value="5.0000000000000001E-3" table:style-name="ce145">
            <text:p>0.005</text:p>
          </table:table-cell>
          <table:table-cell office:value-type="float" office:value="0.13500000000000001" table:style-name="ce145">
            <text:p>0.135</text:p>
          </table:table-cell>
          <table:table-cell office:value-type="float" office:value="0" table:style-name="ce145">
            <text:p>0</text:p>
          </table:table-cell>
          <table:table-cell office:value-type="float" office:value="0" table:style-name="ce145">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1.33400000000002" table:style-name="ce145">
            <text:p>101.334</text:p>
          </table:table-cell>
          <table:table-cell office:value-type="float" office:value="101.64800000000002" table:style-name="ce145">
            <text:p>101.648</text:p>
          </table:table-cell>
          <table:table-cell office:value-type="float" office:value="0" table:style-name="ce145">
            <text:p>0</text:p>
          </table:table-cell>
          <table:table-cell office:value-type="float" office:value="0.58300000000000007" table:style-name="ce145">
            <text:p>0.583</text:p>
          </table:table-cell>
          <table:table-cell office:value-type="float" office:value="9.8810000000000002" table:style-name="ce145">
            <text:p>9.881</text:p>
          </table:table-cell>
          <table:table-cell office:value-type="float" office:value="0" table:style-name="ce145">
            <text:p>0</text:p>
          </table:table-cell>
          <table:table-cell office:value-type="float" office:value="13.414999999999999" table:style-name="ce145">
            <text:p>13.415</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6.814999999999998" table:style-name="ce145">
            <text:p>76.815</text:p>
          </table:table-cell>
          <table:table-cell office:value-type="float" office:value="69.644000000000005" table:style-name="ce145">
            <text:p>69.644</text:p>
          </table:table-cell>
          <table:table-cell office:value-type="float" office:value="0" table:style-name="ce145">
            <text:p>0</text:p>
          </table:table-cell>
          <table:table-cell office:value-type="float" office:value="64.874000000000009" table:style-name="ce145">
            <text:p>64.874</text:p>
          </table:table-cell>
          <table:table-cell office:value-type="float" office:value="0.02" table:style-name="ce145">
            <text:p>0.02</text:p>
          </table:table-cell>
          <table:table-cell office:value-type="float" office:value="0" table:style-name="ce145">
            <text:p>0</text:p>
          </table:table-cell>
          <table:table-cell office:value-type="float" office:value="0.06" table:style-name="ce145">
            <text:p>0.0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47" table:style-name="ce145">
            <text:p>0.47</text:p>
          </table:table-cell>
          <table:table-cell office:value-type="float" office:value="0.45" table:style-name="ce145">
            <text:p>0.45</text:p>
          </table:table-cell>
          <table:table-cell office:value-type="float" office:value="0" table:style-name="ce145">
            <text:p>0</text:p>
          </table:table-cell>
          <table:table-cell office:value-type="float" office:value="16.805" table:style-name="ce145">
            <text:p>16.805</text:p>
          </table:table-cell>
          <table:table-cell office:value-type="float" office:value="0" table:style-name="ce145">
            <text:p>0</text:p>
          </table:table-cell>
          <table:table-cell office:value-type="float" office:value="10.24" table:style-name="ce145">
            <text:p>10.24</text:p>
          </table:table-cell>
          <table:table-cell office:value-type="float" office:value="0" table:style-name="ce145">
            <text:p>0</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289" table:style-name="ce145">
            <text:p>11.289</text:p>
          </table:table-cell>
          <table:table-cell office:value-type="float" office:value="10.672000000000001" table:style-name="ce145">
            <text:p>10.672</text:p>
          </table:table-cell>
          <table:table-cell office:value-type="float" office:value="0" table:style-name="ce145">
            <text:p>0</text:p>
          </table:table-cell>
          <table:table-cell office:value-type="float" office:value="5.9770000000000003" table:style-name="ce145">
            <text:p>5.977</text:p>
          </table:table-cell>
          <table:table-cell office:value-type="float" office:value="0.04" table:style-name="ce145">
            <text:p>0.04</text:p>
          </table:table-cell>
          <table:table-cell office:value-type="float" office:value="0" table:style-name="ce145">
            <text:p>0</text:p>
          </table:table-cell>
          <table:table-cell office:value-type="float" office:value="0.17" table:style-name="ce145">
            <text:p>0.17</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66.99" table:style-name="ce145">
            <text:p>366.99</text:p>
          </table:table-cell>
          <table:table-cell office:value-type="float" office:value="214.09800000000001" table:style-name="ce145">
            <text:p>214.098</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47.8929999999996" table:style-name="ce145">
            <text:p>2247.893</text:p>
          </table:table-cell>
          <table:table-cell office:value-type="float" office:value="1429.2760000000003" table:style-name="ce145">
            <text:p>1429.276</text:p>
          </table:table-cell>
          <table:table-cell office:value-type="float" office:value="464.84700000000004" table:style-name="ce145">
            <text:p>464.847</text:p>
          </table:table-cell>
          <table:table-cell office:value-type="float" office:value="316.065" table:style-name="ce145">
            <text:p>316.065</text:p>
          </table:table-cell>
          <table:table-cell office:value-type="float" office:value="14.798" table:style-name="ce145">
            <text:p>14.798</text:p>
          </table:table-cell>
          <table:table-cell office:value-type="float" office:value="330.98500000000001" table:style-name="ce145">
            <text:p>330.985</text:p>
          </table:table-cell>
          <table:table-cell office:value-type="float" office:value="210.82300000000001" table:style-name="ce145">
            <text:p>210.823</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028.2819999999999" table:style-name="ce145">
            <text:p>2028.282</text:p>
          </table:table-cell>
          <table:table-cell office:value-type="float" office:value="1477.2069999999999" table:style-name="ce145">
            <text:p>1477.207</text:p>
          </table:table-cell>
          <table:table-cell office:value-type="float" office:value="28.622" table:style-name="ce145">
            <text:p>28.622</text:p>
          </table:table-cell>
          <table:table-cell office:value-type="float" office:value="657.43200000000002" table:style-name="ce145">
            <text:p>657.432</text:p>
          </table:table-cell>
          <table:table-cell office:value-type="float" office:value="311.36200000000002" table:style-name="ce145">
            <text:p>311.362</text:p>
          </table:table-cell>
          <table:table-cell office:value-type="float" office:value="11.864000000000001" table:style-name="ce145">
            <text:p>11.864</text:p>
          </table:table-cell>
          <table:table-cell office:value-type="float" office:value="189.62" table:style-name="ce145">
            <text:p>189.6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75.3130000000001" table:style-name="ce145">
            <text:p>1375.313</text:p>
          </table:table-cell>
          <table:table-cell office:value-type="float" office:value="857.17499999999995" table:style-name="ce145">
            <text:p>857.175</text:p>
          </table:table-cell>
          <table:table-cell office:value-type="float" office:value="473.053" table:style-name="ce145">
            <text:p>473.053</text:p>
          </table:table-cell>
          <table:table-cell office:value-type="float" office:value="10" table:style-name="ce145">
            <text:p>10</text:p>
          </table:table-cell>
          <table:table-cell office:value-type="float" office:value="0" table:style-name="ce145">
            <text:p>0</text:p>
          </table:table-cell>
          <table:table-cell office:value-type="float" office:value="4287.424" table:style-name="ce145">
            <text:p>4287.424</text:p>
          </table:table-cell>
          <table:table-cell office:value-type="float" office:value="0" table:style-name="ce145">
            <text:p>0</text:p>
          </table:table-cell>
          <table:table-cell table:number-columns-repeated="16375"/>
        </table:table-row>
        <table:table-row table:style-name="ro3">
          <table:table-cell table:style-name="ce6"/>
          <table:table-cell office:value-type="string" table:style-name="ce12">
            <text:p>Totals</text:p>
          </table:table-cell>
          <table:table-cell office:value-type="float" office:value="90898.775000000023" table:style-name="ce146">
            <text:p>90898.775</text:p>
          </table:table-cell>
          <table:table-cell office:value-type="float" office:value="72975.850000000006" table:style-name="ce146">
            <text:p>72975.85</text:p>
          </table:table-cell>
          <table:table-cell office:value-type="float" office:value="12754.87" table:style-name="ce146">
            <text:p>12754.87</text:p>
          </table:table-cell>
          <table:table-cell office:value-type="float" office:value="1563.9690000000001" table:style-name="ce146">
            <text:p>1563.969</text:p>
          </table:table-cell>
          <table:table-cell office:value-type="float" office:value="445.24900000000002" table:style-name="ce146">
            <text:p>445.249</text:p>
          </table:table-cell>
          <table:table-cell office:value-type="float" office:value="8987.3169999999991" table:style-name="ce146">
            <text:p>8987.317</text:p>
          </table:table-cell>
          <table:table-cell office:value-type="float" office:value="943.62" table:style-name="ce146">
            <text:p>943.62</text:p>
          </table:table-cell>
          <table:table-cell table:number-columns-repeated="16375"/>
        </table:table-row>
        <table:table-row table:style-name="ro3">
          <table:table-cell table:style-name="ce1"/>
          <table:table-cell table:style-name="ce109"/>
          <table:table-cell table:number-columns-repeated="7" table:style-name="ce116"/>
          <table:table-cell table:number-columns-repeated="16375"/>
        </table:table-row>
        <table:table-row table:style-name="ro2">
          <table:table-cell office:value-type="string" table:style-name="ce2">
            <text:p>WEEE received at an Approved Authorised Treatment Facility</text:p>
          </table:table-cell>
          <table:table-cell table:number-columns-repeated="16383" table:style-name="ce1"/>
        </table:table-row>
        <table:table-row table:style-name="ro2">
          <table:table-cell office:value-type="string" table:style-name="ce2">
            <text:p>Period covered: October to Dec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number-columns-repeated="2"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7">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498.428" table:style-name="ce145">
            <text:p>35498.428</text:p>
          </table:table-cell>
          <table:table-cell office:value-type="float" office:value="17725.845000000001" table:style-name="ce145">
            <text:p>17725.845</text:p>
          </table:table-cell>
          <table:table-cell office:value-type="float" office:value="1089.3970000000002" table:style-name="ce145">
            <text:p>1089.397</text:p>
          </table:table-cell>
          <table:table-cell office:value-type="float" office:value="15669.654" table:style-name="ce145">
            <text:p>15669.654</text:p>
          </table:table-cell>
          <table:table-cell office:value-type="float" office:value="3716.627" table:style-name="ce145">
            <text:p>3716.627</text:p>
          </table:table-cell>
          <table:table-cell office:value-type="float" office:value="5605.9110000000001" table:style-name="ce145">
            <text:p>5605.911</text:p>
          </table:table-cell>
          <table:table-cell office:value-type="float" office:value="10712.945000000002" table:style-name="ce145">
            <text:p>10712.945</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263.2390000000014" table:style-name="ce145">
            <text:p>5263.239</text:p>
          </table:table-cell>
          <table:table-cell office:value-type="float" office:value="4637.9130000000005" table:style-name="ce145">
            <text:p>4637.913</text:p>
          </table:table-cell>
          <table:table-cell office:value-type="float" office:value="24.698" table:style-name="ce145">
            <text:p>24.698</text:p>
          </table:table-cell>
          <table:table-cell office:value-type="float" office:value="1715.6160000000002" table:style-name="ce145">
            <text:p>1715.616</text:p>
          </table:table-cell>
          <table:table-cell office:value-type="float" office:value="205.292" table:style-name="ce145">
            <text:p>205.292</text:p>
          </table:table-cell>
          <table:table-cell office:value-type="float" office:value="678.25200000000007" table:style-name="ce145">
            <text:p>678.252</text:p>
          </table:table-cell>
          <table:table-cell office:value-type="float" office:value="529.74400000000003" table:style-name="ce145">
            <text:p>529.744</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287.4339999999993" table:style-name="ce145">
            <text:p>5287.434</text:p>
          </table:table-cell>
          <table:table-cell office:value-type="float" office:value="3193.7270000000003" table:style-name="ce145">
            <text:p>3193.727</text:p>
          </table:table-cell>
          <table:table-cell office:value-type="float" office:value="1581.0560000000003" table:style-name="ce145">
            <text:p>1581.056</text:p>
          </table:table-cell>
          <table:table-cell office:value-type="float" office:value="931.28200000000004" table:style-name="ce145">
            <text:p>931.282</text:p>
          </table:table-cell>
          <table:table-cell office:value-type="float" office:value="122.26600000000001" table:style-name="ce145">
            <text:p>122.266</text:p>
          </table:table-cell>
          <table:table-cell office:value-type="float" office:value="69.819999999999993" table:style-name="ce145">
            <text:p>69.82</text:p>
          </table:table-cell>
          <table:table-cell office:value-type="float" office:value="279.35899999999998" table:style-name="ce145">
            <text:p>279.359</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234.9420000000018" table:style-name="ce145">
            <text:p>4234.942</text:p>
          </table:table-cell>
          <table:table-cell office:value-type="float" office:value="3860.9510000000005" table:style-name="ce145">
            <text:p>3860.951</text:p>
          </table:table-cell>
          <table:table-cell office:value-type="float" office:value="16.279" table:style-name="ce145">
            <text:p>16.279</text:p>
          </table:table-cell>
          <table:table-cell office:value-type="float" office:value="953.41600000000005" table:style-name="ce145">
            <text:p>953.416</text:p>
          </table:table-cell>
          <table:table-cell office:value-type="float" office:value="346.11099999999999" table:style-name="ce145">
            <text:p>346.111</text:p>
          </table:table-cell>
          <table:table-cell office:value-type="float" office:value="717.95500000000004" table:style-name="ce145">
            <text:p>717.955</text:p>
          </table:table-cell>
          <table:table-cell office:value-type="float" office:value="258.02600000000001" table:style-name="ce145">
            <text:p>258.026</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8.285999999999987" table:style-name="ce145">
            <text:p>68.286</text:p>
          </table:table-cell>
          <table:table-cell office:value-type="float" office:value="58.945999999999998" table:style-name="ce145">
            <text:p>58.946</text:p>
          </table:table-cell>
          <table:table-cell office:value-type="float" office:value="0.85600000000000009" table:style-name="ce145">
            <text:p>0.856</text:p>
          </table:table-cell>
          <table:table-cell office:value-type="float" office:value="2.8000000000000001E-2" table:style-name="ce145">
            <text:p>0.028</text:p>
          </table:table-cell>
          <table:table-cell office:value-type="float" office:value="5.9620000000000006" table:style-name="ce145">
            <text:p>5.962</text:p>
          </table:table-cell>
          <table:table-cell office:value-type="float" office:value="6.7000000000000004E-2" table:style-name="ce145">
            <text:p>0.067</text:p>
          </table:table-cell>
          <table:table-cell office:value-type="float" office:value="0" table:style-name="ce145">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04.2440000000001" table:style-name="ce145">
            <text:p>1704.244</text:p>
          </table:table-cell>
          <table:table-cell office:value-type="float" office:value="1729.046" table:style-name="ce145">
            <text:p>1729.046</text:p>
          </table:table-cell>
          <table:table-cell office:value-type="float" office:value="6.3190000000000008" table:style-name="ce145">
            <text:p>6.319</text:p>
          </table:table-cell>
          <table:table-cell office:value-type="float" office:value="381.78200000000004" table:style-name="ce145">
            <text:p>381.782</text:p>
          </table:table-cell>
          <table:table-cell office:value-type="float" office:value="51.07" table:style-name="ce145">
            <text:p>51.07</text:p>
          </table:table-cell>
          <table:table-cell office:value-type="float" office:value="27.443000000000001" table:style-name="ce145">
            <text:p>27.443</text:p>
          </table:table-cell>
          <table:table-cell office:value-type="float" office:value="127.232" table:style-name="ce145">
            <text:p>127.232</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13.73600000000005" table:style-name="ce145">
            <text:p>313.736</text:p>
          </table:table-cell>
          <table:table-cell office:value-type="float" office:value="40.826000000000001" table:style-name="ce145">
            <text:p>40.826</text:p>
          </table:table-cell>
          <table:table-cell office:value-type="float" office:value="0.57600000000000007" table:style-name="ce145">
            <text:p>0.576</text:p>
          </table:table-cell>
          <table:table-cell office:value-type="float" office:value="74.515000000000001" table:style-name="ce145">
            <text:p>74.515</text:p>
          </table:table-cell>
          <table:table-cell office:value-type="float" office:value="1.4770000000000001" table:style-name="ce145">
            <text:p>1.477</text:p>
          </table:table-cell>
          <table:table-cell office:value-type="float" office:value="0.83800000000000008" table:style-name="ce145">
            <text:p>0.838</text:p>
          </table:table-cell>
          <table:table-cell office:value-type="float" office:value="5.976" table:style-name="ce145">
            <text:p>5.97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59599999999999997" table:style-name="ce145">
            <text:p>0.596</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44" table:style-name="ce145">
            <text:p>0.44</text:p>
          </table:table-cell>
          <table:table-cell office:value-type="float" office:value="0" table:style-name="ce145">
            <text:p>0</text:p>
          </table:table-cell>
          <table:table-cell office:value-type="float" office:value="0" table:style-name="ce145">
            <text:p>0</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8.796999999999997" table:style-name="ce145">
            <text:p>78.797</text:p>
          </table:table-cell>
          <table:table-cell office:value-type="float" office:value="83.221000000000004" table:style-name="ce145">
            <text:p>83.221</text:p>
          </table:table-cell>
          <table:table-cell office:value-type="float" office:value="0.36099999999999999" table:style-name="ce145">
            <text:p>0.361</text:p>
          </table:table-cell>
          <table:table-cell office:value-type="float" office:value="22.93" table:style-name="ce145">
            <text:p>22.93</text:p>
          </table:table-cell>
          <table:table-cell office:value-type="float" office:value="2.4569999999999999" table:style-name="ce145">
            <text:p>2.457</text:p>
          </table:table-cell>
          <table:table-cell office:value-type="float" office:value="0.44300000000000006" table:style-name="ce145">
            <text:p>0.443</text:p>
          </table:table-cell>
          <table:table-cell office:value-type="float" office:value="5.1619999999999999" table:style-name="ce145">
            <text:p>5.16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000000000000001E-2" table:style-name="ce145">
            <text:p>0.025</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3" table:style-name="ce145">
            <text:p>0.3</text:p>
          </table:table-cell>
          <table:table-cell office:value-type="float" office:value="0" table:style-name="ce145">
            <text:p>0</text:p>
          </table:table-cell>
          <table:table-cell office:value-type="float" office:value="0" table:style-name="ce145">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508.525999999998" table:style-name="ce145">
            <text:p>18508.526</text:p>
          </table:table-cell>
          <table:table-cell office:value-type="float" office:value="14371.182000000001" table:style-name="ce145">
            <text:p>14371.182</text:p>
          </table:table-cell>
          <table:table-cell office:value-type="float" office:value="2098.85" table:style-name="ce145">
            <text:p>2098.85</text:p>
          </table:table-cell>
          <table:table-cell office:value-type="float" office:value="2444.4290000000001" table:style-name="ce145">
            <text:p>2444.429</text:p>
          </table:table-cell>
          <table:table-cell office:value-type="float" office:value="673.96900000000005" table:style-name="ce145">
            <text:p>673.969</text:p>
          </table:table-cell>
          <table:table-cell office:value-type="float" office:value="3052.8310000000001" table:style-name="ce145">
            <text:p>3052.831</text:p>
          </table:table-cell>
          <table:table-cell office:value-type="float" office:value="3191.7939999999999" table:style-name="ce145">
            <text:p>3191.794</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529.731999999996" table:style-name="ce145">
            <text:p>30529.732</text:p>
          </table:table-cell>
          <table:table-cell office:value-type="float" office:value="16962.077000000005" table:style-name="ce145">
            <text:p>16962.077</text:p>
          </table:table-cell>
          <table:table-cell office:value-type="float" office:value="1602.4160000000002" table:style-name="ce145">
            <text:p>1602.416</text:p>
          </table:table-cell>
          <table:table-cell office:value-type="float" office:value="10758.023000000001" table:style-name="ce145">
            <text:p>10758.023</text:p>
          </table:table-cell>
          <table:table-cell office:value-type="float" office:value="4161.0709999999999" table:style-name="ce145">
            <text:p>4161.071</text:p>
          </table:table-cell>
          <table:table-cell office:value-type="float" office:value="5664.2750000000005" table:style-name="ce145">
            <text:p>5664.275</text:p>
          </table:table-cell>
          <table:table-cell office:value-type="float" office:value="8141.4880000000003" table:style-name="ce145">
            <text:p>8141.488</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8.841000000000008" table:style-name="ce145">
            <text:p>48.841</text:p>
          </table:table-cell>
          <table:table-cell office:value-type="float" office:value="38.628" table:style-name="ce145">
            <text:p>38.628</text:p>
          </table:table-cell>
          <table:table-cell office:value-type="float" office:value="21.858000000000004" table:style-name="ce145">
            <text:p>21.858</text:p>
          </table:table-cell>
          <table:table-cell office:value-type="float" office:value="4.1150000000000002" table:style-name="ce145">
            <text:p>4.115</text:p>
          </table:table-cell>
          <table:table-cell office:value-type="float" office:value="4.7370000000000001" table:style-name="ce145">
            <text:p>4.737</text:p>
          </table:table-cell>
          <table:table-cell office:value-type="float" office:value="16.347999999999999" table:style-name="ce145">
            <text:p>16.348</text:p>
          </table:table-cell>
          <table:table-cell office:value-type="float" office:value="0" table:style-name="ce145">
            <text:p>0</text:p>
          </table:table-cell>
          <table:table-cell table:number-columns-repeated="16375"/>
        </table:table-row>
        <table:table-row table:style-name="ro3">
          <table:table-cell table:style-name="ce12"/>
          <table:table-cell office:value-type="string" table:style-name="ce146">
            <text:p>Total:</text:p>
          </table:table-cell>
          <table:table-cell office:value-type="float" office:value="101536.82599999999" table:style-name="ce146">
            <text:p>101536.826</text:p>
          </table:table-cell>
          <table:table-cell office:value-type="float" office:value="62702.362000000008" table:style-name="ce146">
            <text:p>62702.362</text:p>
          </table:table-cell>
          <table:table-cell office:value-type="float" office:value="6442.6660000000011" table:style-name="ce146">
            <text:p>6442.666</text:p>
          </table:table-cell>
          <table:table-cell office:value-type="float" office:value="32955.79" table:style-name="ce146">
            <text:p>32955.79</text:p>
          </table:table-cell>
          <table:table-cell office:value-type="float" office:value="9291.7790000000005" table:style-name="ce146">
            <text:p>9291.779</text:p>
          </table:table-cell>
          <table:table-cell office:value-type="float" office:value="15834.183000000003" table:style-name="ce146">
            <text:p>15834.183</text:p>
          </table:table-cell>
          <table:table-cell office:value-type="float" office:value="23251.726000000002" table:style-name="ce146">
            <text:p>23251.726</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number-columns-repeated="2"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27">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37.8840000000005" table:style-name="ce145">
            <text:p>1037.884</text:p>
          </table:table-cell>
          <table:table-cell office:value-type="float" office:value="949.05200000000013" table:style-name="ce145">
            <text:p>949.052</text:p>
          </table:table-cell>
          <table:table-cell office:value-type="float" office:value="179.31299999999996" table:style-name="ce145">
            <text:p>179.313</text:p>
          </table:table-cell>
          <table:table-cell office:value-type="float" office:value="208.07899999999998" table:style-name="ce145">
            <text:p>208.079</text:p>
          </table:table-cell>
          <table:table-cell office:value-type="float" office:value="4.4850000000000003" table:style-name="ce145">
            <text:p>4.485</text:p>
          </table:table-cell>
          <table:table-cell office:value-type="float" office:value="211.85" table:style-name="ce145">
            <text:p>211.85</text:p>
          </table:table-cell>
          <table:table-cell office:value-type="float" office:value="225.59" table:style-name="ce145">
            <text:p>225.59</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7.26800000000003" table:style-name="ce145">
            <text:p>347.268</text:p>
          </table:table-cell>
          <table:table-cell office:value-type="float" office:value="338.41200000000003" table:style-name="ce145">
            <text:p>338.412</text:p>
          </table:table-cell>
          <table:table-cell office:value-type="float" office:value="2.1" table:style-name="ce145">
            <text:p>2.1</text:p>
          </table:table-cell>
          <table:table-cell office:value-type="float" office:value="1.39" table:style-name="ce145">
            <text:p>1.39</text:p>
          </table:table-cell>
          <table:table-cell office:value-type="float" office:value="6.516" table:style-name="ce145">
            <text:p>6.516</text:p>
          </table:table-cell>
          <table:table-cell office:value-type="float" office:value="0.86399999999999999" table:style-name="ce145">
            <text:p>0.864</text:p>
          </table:table-cell>
          <table:table-cell office:value-type="float" office:value="9.09" table:style-name="ce145">
            <text:p>9.09</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3042.18899999998" table:style-name="ce145">
            <text:p>113042.189</text:p>
          </table:table-cell>
          <table:table-cell office:value-type="float" office:value="57449.822999999997" table:style-name="ce145">
            <text:p>57449.823</text:p>
          </table:table-cell>
          <table:table-cell office:value-type="float" office:value="56199.726999999999" table:style-name="ce145">
            <text:p>56199.727</text:p>
          </table:table-cell>
          <table:table-cell office:value-type="float" office:value="2878.096" table:style-name="ce145">
            <text:p>2878.096</text:p>
          </table:table-cell>
          <table:table-cell office:value-type="float" office:value="110.17300000000002" table:style-name="ce145">
            <text:p>110.173</text:p>
          </table:table-cell>
          <table:table-cell office:value-type="float" office:value="13460.056" table:style-name="ce145">
            <text:p>13460.056</text:p>
          </table:table-cell>
          <table:table-cell office:value-type="float" office:value="865.26499999999999" table:style-name="ce145">
            <text:p>865.265</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53.66199999999998" table:style-name="ce145">
            <text:p>353.662</text:p>
          </table:table-cell>
          <table:table-cell office:value-type="float" office:value="368.00100000000003" table:style-name="ce145">
            <text:p>368.001</text:p>
          </table:table-cell>
          <table:table-cell office:value-type="float" office:value="0" table:style-name="ce145">
            <text:p>0</text:p>
          </table:table-cell>
          <table:table-cell office:value-type="float" office:value="16.13" table:style-name="ce145">
            <text:p>16.13</text:p>
          </table:table-cell>
          <table:table-cell office:value-type="float" office:value="99.608000000000004" table:style-name="ce145">
            <text:p>99.608</text:p>
          </table:table-cell>
          <table:table-cell office:value-type="float" office:value="85.825999999999993" table:style-name="ce145">
            <text:p>85.826</text:p>
          </table:table-cell>
          <table:table-cell office:value-type="float" office:value="11.3" table:style-name="ce145">
            <text:p>11.3</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6.495000000000001" table:style-name="ce145">
            <text:p>16.495</text:p>
          </table:table-cell>
          <table:table-cell office:value-type="float" office:value="2.8760000000000003" table:style-name="ce145">
            <text:p>2.876</text:p>
          </table:table-cell>
          <table:table-cell office:value-type="float" office:value="0" table:style-name="ce145">
            <text:p>0</text:p>
          </table:table-cell>
          <table:table-cell office:value-type="float" office:value="3.9" table:style-name="ce145">
            <text:p>3.9</text:p>
          </table:table-cell>
          <table:table-cell office:value-type="float" office:value="0.63800000000000001" table:style-name="ce145">
            <text:p>0.638</text:p>
          </table:table-cell>
          <table:table-cell office:value-type="float" office:value="0" table:style-name="ce145">
            <text:p>0</text:p>
          </table:table-cell>
          <table:table-cell office:value-type="float" office:value="9" table:style-name="ce145">
            <text:p>9</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17.00399999999999" table:style-name="ce145">
            <text:p>117.004</text:p>
          </table:table-cell>
          <table:table-cell office:value-type="float" office:value="113.512" table:style-name="ce145">
            <text:p>113.512</text:p>
          </table:table-cell>
          <table:table-cell office:value-type="float" office:value="0" table:style-name="ce145">
            <text:p>0</text:p>
          </table:table-cell>
          <table:table-cell office:value-type="float" office:value="0.66" table:style-name="ce145">
            <text:p>0.66</text:p>
          </table:table-cell>
          <table:table-cell office:value-type="float" office:value="9.9320000000000004" table:style-name="ce145">
            <text:p>9.932</text:p>
          </table:table-cell>
          <table:table-cell office:value-type="float" office:value="0" table:style-name="ce145">
            <text:p>0</text:p>
          </table:table-cell>
          <table:table-cell office:value-type="float" office:value="7.4969999999999999" table:style-name="ce145">
            <text:p>7.497</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76.27999999999997" table:style-name="ce145">
            <text:p>276.28</text:p>
          </table:table-cell>
          <table:table-cell office:value-type="float" office:value="267.23599999999999" table:style-name="ce145">
            <text:p>267.236</text:p>
          </table:table-cell>
          <table:table-cell office:value-type="float" office:value="0" table:style-name="ce145">
            <text:p>0</text:p>
          </table:table-cell>
          <table:table-cell office:value-type="float" office:value="0.02" table:style-name="ce145">
            <text:p>0.02</text:p>
          </table:table-cell>
          <table:table-cell office:value-type="float" office:value="9.6000000000000002E-2" table:style-name="ce145">
            <text:p>0.096</text:p>
          </table:table-cell>
          <table:table-cell office:value-type="float" office:value="0" table:style-name="ce145">
            <text:p>0</text:p>
          </table:table-cell>
          <table:table-cell office:value-type="float" office:value="0.13" table:style-name="ce145">
            <text:p>0.13</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3.703" table:style-name="ce145">
            <text:p>103.703</text:p>
          </table:table-cell>
          <table:table-cell office:value-type="float" office:value="102.77700000000002" table:style-name="ce145">
            <text:p>102.777</text:p>
          </table:table-cell>
          <table:table-cell office:value-type="float" office:value="0.09" table:style-name="ce145">
            <text:p>0.09</text:p>
          </table:table-cell>
          <table:table-cell office:value-type="float" office:value="27.678000000000001" table:style-name="ce145">
            <text:p>27.678</text:p>
          </table:table-cell>
          <table:table-cell office:value-type="float" office:value="0" table:style-name="ce145">
            <text:p>0</text:p>
          </table:table-cell>
          <table:table-cell office:value-type="float" office:value="20.56" table:style-name="ce145">
            <text:p>20.56</text:p>
          </table:table-cell>
          <table:table-cell office:value-type="float" office:value="37.119999999999997" table:style-name="ce145">
            <text:p>37.12</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093" table:style-name="ce145">
            <text:p>12.093</text:p>
          </table:table-cell>
          <table:table-cell office:value-type="float" office:value="8.39" table:style-name="ce145">
            <text:p>8.39</text:p>
          </table:table-cell>
          <table:table-cell office:value-type="float" office:value="0" table:style-name="ce145">
            <text:p>0</text:p>
          </table:table-cell>
          <table:table-cell office:value-type="float" office:value="0.05" table:style-name="ce145">
            <text:p>0.05</text:p>
          </table:table-cell>
          <table:table-cell office:value-type="float" office:value="2.1459999999999999" table:style-name="ce145">
            <text:p>2.146</text:p>
          </table:table-cell>
          <table:table-cell office:value-type="float" office:value="0" table:style-name="ce145">
            <text:p>0</text:p>
          </table:table-cell>
          <table:table-cell office:value-type="float" office:value="0.62" table:style-name="ce145">
            <text:p>0.6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3.614" table:style-name="ce145">
            <text:p>133.614</text:p>
          </table:table-cell>
          <table:table-cell office:value-type="float" office:value="126.70200000000001" table:style-name="ce145">
            <text:p>126.702</text:p>
          </table:table-cell>
          <table:table-cell office:value-type="float" office:value="1.2" table:style-name="ce145">
            <text:p>1.2</text:p>
          </table:table-cell>
          <table:table-cell office:value-type="float" office:value="1.38" table:style-name="ce145">
            <text:p>1.38</text:p>
          </table:table-cell>
          <table:table-cell office:value-type="float" office:value="0" table:style-name="ce145">
            <text:p>0</text:p>
          </table:table-cell>
          <table:table-cell office:value-type="float" office:value="1.76" table:style-name="ce145">
            <text:p>1.76</text:p>
          </table:table-cell>
          <table:table-cell office:value-type="float" office:value="3.7890000000000001" table:style-name="ce145">
            <text:p>3.789</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11.9070000000002" table:style-name="ce145">
            <text:p>1811.907</text:p>
          </table:table-cell>
          <table:table-cell office:value-type="float" office:value="1282.498" table:style-name="ce145">
            <text:p>1282.498</text:p>
          </table:table-cell>
          <table:table-cell office:value-type="float" office:value="327.36799999999999" table:style-name="ce145">
            <text:p>327.368</text:p>
          </table:table-cell>
          <table:table-cell office:value-type="float" office:value="158.077" table:style-name="ce145">
            <text:p>158.077</text:p>
          </table:table-cell>
          <table:table-cell office:value-type="float" office:value="70.209000000000003" table:style-name="ce145">
            <text:p>70.209</text:p>
          </table:table-cell>
          <table:table-cell office:value-type="float" office:value="564.33800000000008" table:style-name="ce145">
            <text:p>564.338</text:p>
          </table:table-cell>
          <table:table-cell office:value-type="float" office:value="330.78900000000004" table:style-name="ce145">
            <text:p>330.789</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62.4180000000006" table:style-name="ce145">
            <text:p>3462.418</text:p>
          </table:table-cell>
          <table:table-cell office:value-type="float" office:value="2643.1110000000003" table:style-name="ce145">
            <text:p>2643.111</text:p>
          </table:table-cell>
          <table:table-cell office:value-type="float" office:value="87.4" table:style-name="ce145">
            <text:p>87.4</text:p>
          </table:table-cell>
          <table:table-cell office:value-type="float" office:value="178.41700000000003" table:style-name="ce145">
            <text:p>178.417</text:p>
          </table:table-cell>
          <table:table-cell office:value-type="float" office:value="87.114000000000004" table:style-name="ce145">
            <text:p>87.114</text:p>
          </table:table-cell>
          <table:table-cell office:value-type="float" office:value="187.25799999999998" table:style-name="ce145">
            <text:p>187.258</text:p>
          </table:table-cell>
          <table:table-cell office:value-type="float" office:value="445.8" table:style-name="ce145">
            <text:p>445.8</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574.8229999999999" table:style-name="ce145">
            <text:p>1574.823</text:p>
          </table:table-cell>
          <table:table-cell office:value-type="float" office:value="1388.3150000000001" table:style-name="ce145">
            <text:p>1388.315</text:p>
          </table:table-cell>
          <table:table-cell office:value-type="float" office:value="524.99699999999996" table:style-name="ce145">
            <text:p>524.997</text:p>
          </table:table-cell>
          <table:table-cell office:value-type="float" office:value="133.55700000000002" table:style-name="ce145">
            <text:p>133.557</text:p>
          </table:table-cell>
          <table:table-cell office:value-type="float" office:value="94.607000000000014" table:style-name="ce145">
            <text:p>94.607</text:p>
          </table:table-cell>
          <table:table-cell office:value-type="float" office:value="4284.576" table:style-name="ce145">
            <text:p>4284.576</text:p>
          </table:table-cell>
          <table:table-cell office:value-type="float" office:value="0" table:style-name="ce145">
            <text:p>0</text:p>
          </table:table-cell>
          <table:table-cell table:number-columns-repeated="16375"/>
        </table:table-row>
        <table:table-row table:style-name="ro3">
          <table:table-cell table:style-name="ce12"/>
          <table:table-cell office:value-type="string" table:style-name="ce146">
            <text:p>Total:</text:p>
          </table:table-cell>
          <table:table-cell office:value-type="float" office:value="122289.34" table:style-name="ce146">
            <text:p>122289.34</text:p>
          </table:table-cell>
          <table:table-cell office:value-type="float" office:value="65040.704999999987" table:style-name="ce146">
            <text:p>65040.705</text:p>
          </table:table-cell>
          <table:table-cell office:value-type="float" office:value="57322.195" table:style-name="ce146">
            <text:p>57322.195</text:p>
          </table:table-cell>
          <table:table-cell office:value-type="float" office:value="3607.4340000000002" table:style-name="ce146">
            <text:p>3607.434</text:p>
          </table:table-cell>
          <table:table-cell office:value-type="float" office:value="485.52400000000006" table:style-name="ce146">
            <text:p>485.524</text:p>
          </table:table-cell>
          <table:table-cell office:value-type="float" office:value="18817.088" table:style-name="ce146">
            <text:p>18817.088</text:p>
          </table:table-cell>
          <table:table-cell office:value-type="float" office:value="1945.99" table:style-name="ce146">
            <text:p>1945.99</text:p>
          </table:table-cell>
          <table:table-cell table:number-columns-repeated="16375"/>
        </table:table-row>
        <table:table-row table:style-name="ro3">
          <table:table-cell table:number-columns-repeated="16384"/>
        </table:table-row>
        <table:table-row table:style-name="ro2">
          <table:table-cell office:value-type="string" table:style-name="ce2">
            <text:p>WEEE received at an Approved Authorised Treatment Facility</text:p>
          </table:table-cell>
          <table:table-cell table:number-columns-repeated="16383" table:style-name="ce1"/>
        </table:table-row>
        <table:table-row table:style-name="ro2">
          <table:table-cell office:value-type="string" table:style-name="ce2">
            <text:p>Period covered: July to Dec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number-columns-repeated="2"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9">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98922.859000000026" table:formula="of:=[.C9]+[.C49]" table:style-name="ce145">
            <text:p>98922.859</text:p>
          </table:table-cell>
          <table:table-cell office:value-type="float" office:value="44811.116999999998" table:formula="of:=[.D9]+[.D49]" table:style-name="ce145">
            <text:p>44811.117</text:p>
          </table:table-cell>
          <table:table-cell office:value-type="float" office:value="9878.48" table:formula="of:=[.E9]+[.E49]" table:style-name="ce145">
            <text:p>9878.48</text:p>
          </table:table-cell>
          <table:table-cell office:value-type="float" office:value="16820.349000000002" table:formula="of:=[.F9]+[.F49]" table:style-name="ce145">
            <text:p>16820.349</text:p>
          </table:table-cell>
          <table:table-cell office:value-type="float" office:value="8425.1639999999989" table:formula="of:=[.G9]+[.G49]" table:style-name="ce145">
            <text:p>8425.164</text:p>
          </table:table-cell>
          <table:table-cell office:value-type="float" office:value="30622.786" table:formula="of:=[.H9]+[.H49]" table:style-name="ce145">
            <text:p>30622.786</text:p>
          </table:table-cell>
          <table:table-cell office:value-type="float" office:value="13094.437000000002" table:formula="of:=[.I9]+[.I49]" table:style-name="ce145">
            <text:p>13094.437</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2827.934000000003" table:formula="of:=[.C10]+[.C50]" table:style-name="ce145">
            <text:p>12827.934</text:p>
          </table:table-cell>
          <table:table-cell office:value-type="float" office:value="10397.034" table:formula="of:=[.D10]+[.D50]" table:style-name="ce145">
            <text:p>10397.034</text:p>
          </table:table-cell>
          <table:table-cell office:value-type="float" office:value="27488.785" table:formula="of:=[.E10]+[.E50]" table:style-name="ce145">
            <text:p>27488.785</text:p>
          </table:table-cell>
          <table:table-cell office:value-type="float" office:value="1945.2910000000002" table:formula="of:=[.F10]+[.F50]" table:style-name="ce145">
            <text:p>1945.291</text:p>
          </table:table-cell>
          <table:table-cell office:value-type="float" office:value="342.95699999999999" table:formula="of:=[.G10]+[.G50]" table:style-name="ce145">
            <text:p>342.957</text:p>
          </table:table-cell>
          <table:table-cell office:value-type="float" office:value="1422.223" table:formula="of:=[.H10]+[.H50]" table:style-name="ce145">
            <text:p>1422.223</text:p>
          </table:table-cell>
          <table:table-cell office:value-type="float" office:value="637.60200000000009" table:formula="of:=[.I10]+[.I50]" table:style-name="ce145">
            <text:p>637.602</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653.64" table:formula="of:=[.C11]+[.C51]" table:style-name="ce145">
            <text:p>7653.64</text:p>
          </table:table-cell>
          <table:table-cell office:value-type="float" office:value="4778.8220000000001" table:formula="of:=[.D11]+[.D51]" table:style-name="ce145">
            <text:p>4778.822</text:p>
          </table:table-cell>
          <table:table-cell office:value-type="float" office:value="1938.0380000000002" table:formula="of:=[.E11]+[.E51]" table:style-name="ce145">
            <text:p>1938.038</text:p>
          </table:table-cell>
          <table:table-cell office:value-type="float" office:value="1129.7380000000001" table:formula="of:=[.F11]+[.F51]" table:style-name="ce145">
            <text:p>1129.738</text:p>
          </table:table-cell>
          <table:table-cell office:value-type="float" office:value="190.96" table:formula="of:=[.G11]+[.G51]" table:style-name="ce145">
            <text:p>190.96</text:p>
          </table:table-cell>
          <table:table-cell office:value-type="float" office:value="121.917" table:formula="of:=[.H11]+[.H51]" table:style-name="ce145">
            <text:p>121.917</text:p>
          </table:table-cell>
          <table:table-cell office:value-type="float" office:value="630.72900000000004" table:formula="of:=[.I11]+[.I51]" table:style-name="ce145">
            <text:p>630.729</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90.1820000000007" table:formula="of:=[.C12]+[.C52]" table:style-name="ce145">
            <text:p>8790.182</text:p>
          </table:table-cell>
          <table:table-cell office:value-type="float" office:value="7712.5920000000006" table:formula="of:=[.D12]+[.D52]" table:style-name="ce145">
            <text:p>7712.592</text:p>
          </table:table-cell>
          <table:table-cell office:value-type="float" office:value="1054.9930000000002" table:formula="of:=[.E12]+[.E52]" table:style-name="ce145">
            <text:p>1054.993</text:p>
          </table:table-cell>
          <table:table-cell office:value-type="float" office:value="1102.1680000000001" table:formula="of:=[.F12]+[.F52]" table:style-name="ce145">
            <text:p>1102.168</text:p>
          </table:table-cell>
          <table:table-cell office:value-type="float" office:value="405.15499999999997" table:formula="of:=[.G12]+[.G52]" table:style-name="ce145">
            <text:p>405.155</text:p>
          </table:table-cell>
          <table:table-cell office:value-type="float" office:value="1705.125" table:formula="of:=[.H12]+[.H52]" table:style-name="ce145">
            <text:p>1705.125</text:p>
          </table:table-cell>
          <table:table-cell office:value-type="float" office:value="327.904" table:formula="of:=[.I12]+[.I52]" table:style-name="ce145">
            <text:p>327.904</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1.863" table:formula="of:=[.C13]+[.C53]" table:style-name="ce145">
            <text:p>141.863</text:p>
          </table:table-cell>
          <table:table-cell office:value-type="float" office:value="115.633" table:formula="of:=[.D13]+[.D53]" table:style-name="ce145">
            <text:p>115.633</text:p>
          </table:table-cell>
          <table:table-cell office:value-type="float" office:value="1.214" table:formula="of:=[.E13]+[.E53]" table:style-name="ce145">
            <text:p>1.214</text:p>
          </table:table-cell>
          <table:table-cell office:value-type="float" office:value="2.8000000000000001E-2" table:formula="of:=[.F13]+[.F53]" table:style-name="ce145">
            <text:p>0.028</text:p>
          </table:table-cell>
          <table:table-cell office:value-type="float" office:value="10.022" table:formula="of:=[.G13]+[.G53]" table:style-name="ce145">
            <text:p>10.022</text:p>
          </table:table-cell>
          <table:table-cell office:value-type="float" office:value="2.411" table:formula="of:=[.H13]+[.H53]" table:style-name="ce145">
            <text:p>2.411</text:p>
          </table:table-cell>
          <table:table-cell office:value-type="float" office:value="0" table:formula="of:=[.I13]+[.I53]" table:style-name="ce145">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71.0390000000002" table:formula="of:=[.C14]+[.C54]" table:style-name="ce145">
            <text:p>2771.039</text:p>
          </table:table-cell>
          <table:table-cell office:value-type="float" office:value="2527.8090000000002" table:formula="of:=[.D14]+[.D54]" table:style-name="ce145">
            <text:p>2527.809</text:p>
          </table:table-cell>
          <table:table-cell office:value-type="float" office:value="16.630000000000003" table:formula="of:=[.E14]+[.E54]" table:style-name="ce145">
            <text:p>16.63</text:p>
          </table:table-cell>
          <table:table-cell office:value-type="float" office:value="410.04500000000002" table:formula="of:=[.F14]+[.F54]" table:style-name="ce145">
            <text:p>410.045</text:p>
          </table:table-cell>
          <table:table-cell office:value-type="float" office:value="76.772000000000006" table:formula="of:=[.G14]+[.G54]" table:style-name="ce145">
            <text:p>76.772</text:p>
          </table:table-cell>
          <table:table-cell office:value-type="float" office:value="385.88599999999997" table:formula="of:=[.H14]+[.H54]" table:style-name="ce145">
            <text:p>385.886</text:p>
          </table:table-cell>
          <table:table-cell office:value-type="float" office:value="166.50299999999999" table:formula="of:=[.I14]+[.I54]" table:style-name="ce145">
            <text:p>166.503</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28.81800000000004" table:formula="of:=[.C15]+[.C55]" table:style-name="ce145">
            <text:p>428.818</text:p>
          </table:table-cell>
          <table:table-cell office:value-type="float" office:value="76.390999999999991" table:formula="of:=[.D15]+[.D55]" table:style-name="ce145">
            <text:p>76.391</text:p>
          </table:table-cell>
          <table:table-cell office:value-type="float" office:value="16.999000000000002" table:formula="of:=[.E15]+[.E55]" table:style-name="ce145">
            <text:p>16.999</text:p>
          </table:table-cell>
          <table:table-cell office:value-type="float" office:value="131.041" table:formula="of:=[.F15]+[.F55]" table:style-name="ce145">
            <text:p>131.041</text:p>
          </table:table-cell>
          <table:table-cell office:value-type="float" office:value="2.0840000000000001" table:formula="of:=[.G15]+[.G55]" table:style-name="ce145">
            <text:p>2.084</text:p>
          </table:table-cell>
          <table:table-cell office:value-type="float" office:value="19.36" table:formula="of:=[.H15]+[.H55]" table:style-name="ce145">
            <text:p>19.36</text:p>
          </table:table-cell>
          <table:table-cell office:value-type="float" office:value="6.4660000000000002" table:formula="of:=[.I15]+[.I55]" table:style-name="ce145">
            <text:p>6.46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797999999999998" table:formula="of:=[.C16]+[.C56]" table:style-name="ce145">
            <text:p>26.798</text:p>
          </table:table-cell>
          <table:table-cell office:value-type="float" office:value="26.201999999999998" table:formula="of:=[.D16]+[.D56]" table:style-name="ce145">
            <text:p>26.202</text:p>
          </table:table-cell>
          <table:table-cell office:value-type="float" office:value="0" table:formula="of:=[.E16]+[.E56]" table:style-name="ce145">
            <text:p>0</text:p>
          </table:table-cell>
          <table:table-cell office:value-type="float" office:value="0" table:formula="of:=[.F16]+[.F56]" table:style-name="ce145">
            <text:p>0</text:p>
          </table:table-cell>
          <table:table-cell office:value-type="float" office:value="0.44" table:formula="of:=[.G16]+[.G56]" table:style-name="ce145">
            <text:p>0.44</text:p>
          </table:table-cell>
          <table:table-cell office:value-type="float" office:value="0.45" table:formula="of:=[.H16]+[.H56]" table:style-name="ce145">
            <text:p>0.45</text:p>
          </table:table-cell>
          <table:table-cell office:value-type="float" office:value="0.1" table:formula="of:=[.I16]+[.I56]" table:style-name="ce145">
            <text:p>0.1</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3.452" table:formula="of:=[.C17]+[.C57]" table:style-name="ce145">
            <text:p>163.452</text:p>
          </table:table-cell>
          <table:table-cell office:value-type="float" office:value="152.38" table:formula="of:=[.D17]+[.D57]" table:style-name="ce145">
            <text:p>152.38</text:p>
          </table:table-cell>
          <table:table-cell office:value-type="float" office:value="0.78" table:formula="of:=[.E17]+[.E57]" table:style-name="ce145">
            <text:p>0.78</text:p>
          </table:table-cell>
          <table:table-cell office:value-type="float" office:value="23.509999999999998" table:formula="of:=[.F17]+[.F57]" table:style-name="ce145">
            <text:p>23.51</text:p>
          </table:table-cell>
          <table:table-cell office:value-type="float" office:value="4.4960000000000004" table:formula="of:=[.G17]+[.G57]" table:style-name="ce145">
            <text:p>4.496</text:p>
          </table:table-cell>
          <table:table-cell office:value-type="float" office:value="0.64300000000000002" table:formula="of:=[.H17]+[.H57]" table:style-name="ce145">
            <text:p>0.643</text:p>
          </table:table-cell>
          <table:table-cell office:value-type="float" office:value="6.0919999999999996" table:formula="of:=[.I17]+[.I57]" table:style-name="ce145">
            <text:p>6.09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3499999999997" table:formula="of:=[.C18]+[.C58]" table:style-name="ce145">
            <text:p>346.535</text:p>
          </table:table-cell>
          <table:table-cell office:value-type="float" office:value="298" table:formula="of:=[.D18]+[.D58]" table:style-name="ce145">
            <text:p>298</text:p>
          </table:table-cell>
          <table:table-cell office:value-type="float" office:value="0" table:formula="of:=[.E18]+[.E58]" table:style-name="ce145">
            <text:p>0</text:p>
          </table:table-cell>
          <table:table-cell office:value-type="float" office:value="0" table:formula="of:=[.F18]+[.F58]" table:style-name="ce145">
            <text:p>0</text:p>
          </table:table-cell>
          <table:table-cell office:value-type="float" office:value="0.30299999999999999" table:formula="of:=[.G18]+[.G58]" table:style-name="ce145">
            <text:p>0.303</text:p>
          </table:table-cell>
          <table:table-cell office:value-type="float" office:value="0" table:formula="of:=[.H18]+[.H58]" table:style-name="ce145">
            <text:p>0</text:p>
          </table:table-cell>
          <table:table-cell office:value-type="float" office:value="0" table:formula="of:=[.I18]+[.I58]" table:style-name="ce145">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8246.551999999996" table:formula="of:=[.C19]+[.C59]" table:style-name="ce145">
            <text:p>38246.552</text:p>
          </table:table-cell>
          <table:table-cell office:value-type="float" office:value="30238.005000000001" table:formula="of:=[.D19]+[.D59]" table:style-name="ce145">
            <text:p>30238.005</text:p>
          </table:table-cell>
          <table:table-cell office:value-type="float" office:value="3076.1419999999998" table:formula="of:=[.E19]+[.E59]" table:style-name="ce145">
            <text:p>3076.142</text:p>
          </table:table-cell>
          <table:table-cell office:value-type="float" office:value="5731.4459999999999" table:formula="of:=[.F19]+[.F59]" table:style-name="ce145">
            <text:p>5731.446</text:p>
          </table:table-cell>
          <table:table-cell office:value-type="float" office:value="1534.0650000000001" table:formula="of:=[.G19]+[.G59]" table:style-name="ce145">
            <text:p>1534.065</text:p>
          </table:table-cell>
          <table:table-cell office:value-type="float" office:value="4708.4480000000003" table:formula="of:=[.H19]+[.H59]" table:style-name="ce145">
            <text:p>4708.448</text:p>
          </table:table-cell>
          <table:table-cell office:value-type="float" office:value="7105.6900000000005" table:formula="of:=[.I19]+[.I59]" table:style-name="ce145">
            <text:p>7105.69</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6120.383000000002" table:formula="of:=[.C20]+[.C60]" table:style-name="ce145">
            <text:p>66120.383</text:p>
          </table:table-cell>
          <table:table-cell office:value-type="float" office:value="35649.340000000004" table:formula="of:=[.D20]+[.D60]" table:style-name="ce145">
            <text:p>35649.34</text:p>
          </table:table-cell>
          <table:table-cell office:value-type="float" office:value="2556.3590000000004" table:formula="of:=[.E20]+[.E60]" table:style-name="ce145">
            <text:p>2556.359</text:p>
          </table:table-cell>
          <table:table-cell office:value-type="float" office:value="17527.866000000002" table:formula="of:=[.F20]+[.F60]" table:style-name="ce145">
            <text:p>17527.866</text:p>
          </table:table-cell>
          <table:table-cell office:value-type="float" office:value="8034.2219999999998" table:formula="of:=[.G20]+[.G60]" table:style-name="ce145">
            <text:p>8034.222</text:p>
          </table:table-cell>
          <table:table-cell office:value-type="float" office:value="7524.2260000000006" table:formula="of:=[.H20]+[.H60]" table:style-name="ce145">
            <text:p>7524.226</text:p>
          </table:table-cell>
          <table:table-cell office:value-type="float" office:value="10220.392" table:formula="of:=[.I20]+[.I60]" table:style-name="ce145">
            <text:p>10220.39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95.235000000000014" table:formula="of:=[.C21]+[.C61]" table:style-name="ce145">
            <text:p>95.235</text:p>
          </table:table-cell>
          <table:table-cell office:value-type="float" office:value="72.597999999999999" table:formula="of:=[.D21]+[.D61]" table:style-name="ce145">
            <text:p>72.598</text:p>
          </table:table-cell>
          <table:table-cell office:value-type="float" office:value="44.585000000000001" table:formula="of:=[.E21]+[.E61]" table:style-name="ce145">
            <text:p>44.585</text:p>
          </table:table-cell>
          <table:table-cell office:value-type="float" office:value="9.423" table:formula="of:=[.F21]+[.F61]" table:style-name="ce145">
            <text:p>9.423</text:p>
          </table:table-cell>
          <table:table-cell office:value-type="float" office:value="4.7370000000000001" table:formula="of:=[.G21]+[.G61]" table:style-name="ce145">
            <text:p>4.737</text:p>
          </table:table-cell>
          <table:table-cell office:value-type="float" office:value="38.274000000000001" table:formula="of:=[.H21]+[.H61]" table:style-name="ce145">
            <text:p>38.274</text:p>
          </table:table-cell>
          <table:table-cell office:value-type="float" office:value="0" table:formula="of:=[.I21]+[.I61]" table:style-name="ce145">
            <text:p>0</text:p>
          </table:table-cell>
          <table:table-cell table:number-columns-repeated="16375"/>
        </table:table-row>
        <table:table-row table:style-name="ro3">
          <table:table-cell table:style-name="ce146"/>
          <table:table-cell office:value-type="string" table:style-name="ce146">
            <text:p>Total:</text:p>
          </table:table-cell>
          <table:table-cell office:value-type="float" office:value="236535.29000000004" table:formula="of:=[.C22]+[.C62]" table:style-name="ce146">
            <text:p>236535.29</text:p>
          </table:table-cell>
          <table:table-cell office:value-type="float" office:value="136855.92300000001" table:formula="of:=[.D22]+[.D62]" table:style-name="ce146">
            <text:p>136855.923</text:p>
          </table:table-cell>
          <table:table-cell office:value-type="float" office:value="46073.005000000005" table:formula="of:=[.E22]+[.E62]" table:style-name="ce146">
            <text:p>46073.005</text:p>
          </table:table-cell>
          <table:table-cell office:value-type="float" office:value="44830.904999999999" table:formula="of:=[.F22]+[.F62]" table:style-name="ce146">
            <text:p>44830.905</text:p>
          </table:table-cell>
          <table:table-cell office:value-type="float" office:value="19031.377" table:formula="of:=[.G22]+[.G62]" table:style-name="ce146">
            <text:p>19031.377</text:p>
          </table:table-cell>
          <table:table-cell office:value-type="float" office:value="46551.749000000011" table:formula="of:=[.H22]+[.H62]" table:style-name="ce146">
            <text:p>46551.749</text:p>
          </table:table-cell>
          <table:table-cell office:value-type="float" office:value="32195.915000000001" table:formula="of:=[.I22]+[.I62]" table:style-name="ce146">
            <text:p>32195.915</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number-columns-repeated="2"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19">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83.3270000000005" table:formula="of:=[.C27]+[.C67]" table:style-name="ce145">
            <text:p>1483.327</text:p>
          </table:table-cell>
          <table:table-cell office:value-type="float" office:value="1784.0239999999999" table:formula="of:=[.D27]+[.D67]" table:style-name="ce145">
            <text:p>1784.024</text:p>
          </table:table-cell>
          <table:table-cell office:value-type="float" office:value="370.09599999999995" table:formula="of:=[.E27]+[.E67]" table:style-name="ce145">
            <text:p>370.096</text:p>
          </table:table-cell>
          <table:table-cell office:value-type="float" office:value="256.25899999999996" table:formula="of:=[.F27]+[.F67]" table:style-name="ce145">
            <text:p>256.259</text:p>
          </table:table-cell>
          <table:table-cell office:value-type="float" office:value="5.24" table:formula="of:=[.G27]+[.G67]" table:style-name="ce145">
            <text:p>5.24</text:p>
          </table:table-cell>
          <table:table-cell office:value-type="float" office:value="217.238" table:formula="of:=[.H27]+[.H67]" table:style-name="ce145">
            <text:p>217.238</text:p>
          </table:table-cell>
          <table:table-cell office:value-type="float" office:value="228.71" table:formula="of:=[.I27]+[.I67]" table:style-name="ce145">
            <text:p>228.71</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90.24199999999996" table:formula="of:=[.C28]+[.C68]" table:style-name="ce145">
            <text:p>590.242</text:p>
          </table:table-cell>
          <table:table-cell office:value-type="float" office:value="575.52200000000005" table:formula="of:=[.D28]+[.D68]" table:style-name="ce145">
            <text:p>575.522</text:p>
          </table:table-cell>
          <table:table-cell office:value-type="float" office:value="3.4210000000000003" table:formula="of:=[.E28]+[.E68]" table:style-name="ce145">
            <text:p>3.421</text:p>
          </table:table-cell>
          <table:table-cell office:value-type="float" office:value="3.01" table:formula="of:=[.F28]+[.F68]" table:style-name="ce145">
            <text:p>3.01</text:p>
          </table:table-cell>
          <table:table-cell office:value-type="float" office:value="7.9279999999999999" table:formula="of:=[.G28]+[.G68]" table:style-name="ce145">
            <text:p>7.928</text:p>
          </table:table-cell>
          <table:table-cell office:value-type="float" office:value="28.697000000000003" table:formula="of:=[.H28]+[.H68]" table:style-name="ce145">
            <text:p>28.697</text:p>
          </table:table-cell>
          <table:table-cell office:value-type="float" office:value="14.059999999999999" table:formula="of:=[.I28]+[.I68]" table:style-name="ce145">
            <text:p>14.06</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96805.42799999999" table:formula="of:=[.C29]+[.C69]" table:style-name="ce145">
            <text:p>196805.428</text:p>
          </table:table-cell>
          <table:table-cell office:value-type="float" office:value="124963.81400000001" table:formula="of:=[.D29]+[.D69]" table:style-name="ce145">
            <text:p>124963.814</text:p>
          </table:table-cell>
          <table:table-cell office:value-type="float" office:value="67795.962999999989" table:formula="of:=[.E29]+[.E69]" table:style-name="ce145">
            <text:p>67795.963</text:p>
          </table:table-cell>
          <table:table-cell office:value-type="float" office:value="3317.4090000000001" table:formula="of:=[.F29]+[.F69]" table:style-name="ce145">
            <text:p>3317.409</text:p>
          </table:table-cell>
          <table:table-cell office:value-type="float" office:value="212.56400000000002" table:formula="of:=[.G29]+[.G69]" table:style-name="ce145">
            <text:p>212.564</text:p>
          </table:table-cell>
          <table:table-cell office:value-type="float" office:value="17730.849000000002" table:formula="of:=[.H29]+[.H69]" table:style-name="ce145">
            <text:p>17730.849</text:p>
          </table:table-cell>
          <table:table-cell office:value-type="float" office:value="1380.5369999999998" table:formula="of:=[.I29]+[.I69]" table:style-name="ce145">
            <text:p>1380.537</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77.9849999999999" table:formula="of:=[.C30]+[.C70]" table:style-name="ce145">
            <text:p>577.985</text:p>
          </table:table-cell>
          <table:table-cell office:value-type="float" office:value="597.60799999999995" table:formula="of:=[.D30]+[.D70]" table:style-name="ce145">
            <text:p>597.608</text:p>
          </table:table-cell>
          <table:table-cell office:value-type="float" office:value="8.0000000000000002E-3" table:formula="of:=[.E30]+[.E70]" table:style-name="ce145">
            <text:p>0.008</text:p>
          </table:table-cell>
          <table:table-cell office:value-type="float" office:value="19.244999999999997" table:formula="of:=[.F30]+[.F70]" table:style-name="ce145">
            <text:p>19.245</text:p>
          </table:table-cell>
          <table:table-cell office:value-type="float" office:value="104.063" table:formula="of:=[.G30]+[.G70]" table:style-name="ce145">
            <text:p>104.063</text:p>
          </table:table-cell>
          <table:table-cell office:value-type="float" office:value="128.61599999999999" table:formula="of:=[.H30]+[.H70]" table:style-name="ce145">
            <text:p>128.616</text:p>
          </table:table-cell>
          <table:table-cell office:value-type="float" office:value="17.47" table:formula="of:=[.I30]+[.I70]" table:style-name="ce145">
            <text:p>17.47</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0.905000000000001" table:formula="of:=[.C31]+[.C71]" table:style-name="ce145">
            <text:p>30.905</text:p>
          </table:table-cell>
          <table:table-cell office:value-type="float" office:value="2.8760000000000003" table:formula="of:=[.D31]+[.D71]" table:style-name="ce145">
            <text:p>2.876</text:p>
          </table:table-cell>
          <table:table-cell office:value-type="float" office:value="0" table:formula="of:=[.E31]+[.E71]" table:style-name="ce145">
            <text:p>0</text:p>
          </table:table-cell>
          <table:table-cell office:value-type="float" office:value="3.9049999999999998" table:formula="of:=[.F31]+[.F71]" table:style-name="ce145">
            <text:p>3.905</text:p>
          </table:table-cell>
          <table:table-cell office:value-type="float" office:value="0.77300000000000002" table:formula="of:=[.G31]+[.G71]" table:style-name="ce145">
            <text:p>0.773</text:p>
          </table:table-cell>
          <table:table-cell office:value-type="float" office:value="0" table:formula="of:=[.H31]+[.H71]" table:style-name="ce145">
            <text:p>0</text:p>
          </table:table-cell>
          <table:table-cell office:value-type="float" office:value="9" table:formula="of:=[.I31]+[.I71]" table:style-name="ce145">
            <text:p>9</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18.33800000000002" table:formula="of:=[.C32]+[.C72]" table:style-name="ce145">
            <text:p>218.338</text:p>
          </table:table-cell>
          <table:table-cell office:value-type="float" office:value="215.16000000000003" table:formula="of:=[.D32]+[.D72]" table:style-name="ce145">
            <text:p>215.16</text:p>
          </table:table-cell>
          <table:table-cell office:value-type="float" office:value="0" table:formula="of:=[.E32]+[.E72]" table:style-name="ce145">
            <text:p>0</text:p>
          </table:table-cell>
          <table:table-cell office:value-type="float" office:value="1.2430000000000001" table:formula="of:=[.F32]+[.F72]" table:style-name="ce145">
            <text:p>1.243</text:p>
          </table:table-cell>
          <table:table-cell office:value-type="float" office:value="19.813000000000002" table:formula="of:=[.G32]+[.G72]" table:style-name="ce145">
            <text:p>19.813</text:p>
          </table:table-cell>
          <table:table-cell office:value-type="float" office:value="0" table:formula="of:=[.H32]+[.H72]" table:style-name="ce145">
            <text:p>0</text:p>
          </table:table-cell>
          <table:table-cell office:value-type="float" office:value="20.911999999999999" table:formula="of:=[.I32]+[.I72]" table:style-name="ce145">
            <text:p>20.912</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53.09499999999997" table:formula="of:=[.C33]+[.C73]" table:style-name="ce145">
            <text:p>353.095</text:p>
          </table:table-cell>
          <table:table-cell office:value-type="float" office:value="336.88" table:formula="of:=[.D33]+[.D73]" table:style-name="ce145">
            <text:p>336.88</text:p>
          </table:table-cell>
          <table:table-cell office:value-type="float" office:value="0" table:formula="of:=[.E33]+[.E73]" table:style-name="ce145">
            <text:p>0</text:p>
          </table:table-cell>
          <table:table-cell office:value-type="float" office:value="64.894000000000005" table:formula="of:=[.F33]+[.F73]" table:style-name="ce145">
            <text:p>64.894</text:p>
          </table:table-cell>
          <table:table-cell office:value-type="float" office:value="0.11600000000000001" table:formula="of:=[.G33]+[.G73]" table:style-name="ce145">
            <text:p>0.116</text:p>
          </table:table-cell>
          <table:table-cell office:value-type="float" office:value="0" table:formula="of:=[.H33]+[.H73]" table:style-name="ce145">
            <text:p>0</text:p>
          </table:table-cell>
          <table:table-cell office:value-type="float" office:value="0.19" table:formula="of:=[.I33]+[.I73]" table:style-name="ce145">
            <text:p>0.19</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4.173" table:formula="of:=[.C34]+[.C74]" table:style-name="ce145">
            <text:p>104.173</text:p>
          </table:table-cell>
          <table:table-cell office:value-type="float" office:value="103.22700000000002" table:formula="of:=[.D34]+[.D74]" table:style-name="ce145">
            <text:p>103.227</text:p>
          </table:table-cell>
          <table:table-cell office:value-type="float" office:value="0.09" table:formula="of:=[.E34]+[.E74]" table:style-name="ce145">
            <text:p>0.09</text:p>
          </table:table-cell>
          <table:table-cell office:value-type="float" office:value="44.483000000000004" table:formula="of:=[.F34]+[.F74]" table:style-name="ce145">
            <text:p>44.483</text:p>
          </table:table-cell>
          <table:table-cell office:value-type="float" office:value="0" table:formula="of:=[.G34]+[.G74]" table:style-name="ce145">
            <text:p>0</text:p>
          </table:table-cell>
          <table:table-cell office:value-type="float" office:value="30.799999999999997" table:formula="of:=[.H34]+[.H74]" table:style-name="ce145">
            <text:p>30.8</text:p>
          </table:table-cell>
          <table:table-cell office:value-type="float" office:value="37.119999999999997" table:formula="of:=[.I34]+[.I74]" table:style-name="ce145">
            <text:p>37.12</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381999999999998" table:formula="of:=[.C35]+[.C75]" table:style-name="ce145">
            <text:p>23.382</text:p>
          </table:table-cell>
          <table:table-cell office:value-type="float" office:value="19.062000000000001" table:formula="of:=[.D35]+[.D75]" table:style-name="ce145">
            <text:p>19.062</text:p>
          </table:table-cell>
          <table:table-cell office:value-type="float" office:value="0" table:formula="of:=[.E35]+[.E75]" table:style-name="ce145">
            <text:p>0</text:p>
          </table:table-cell>
          <table:table-cell office:value-type="float" office:value="6.0270000000000001" table:formula="of:=[.F35]+[.F75]" table:style-name="ce145">
            <text:p>6.027</text:p>
          </table:table-cell>
          <table:table-cell office:value-type="float" office:value="2.1859999999999999" table:formula="of:=[.G35]+[.G75]" table:style-name="ce145">
            <text:p>2.186</text:p>
          </table:table-cell>
          <table:table-cell office:value-type="float" office:value="0" table:formula="of:=[.H35]+[.H75]" table:style-name="ce145">
            <text:p>0</text:p>
          </table:table-cell>
          <table:table-cell office:value-type="float" office:value="0.79" table:formula="of:=[.I35]+[.I75]" table:style-name="ce145">
            <text:p>0.79</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00.60400000000004" table:formula="of:=[.C36]+[.C76]" table:style-name="ce145">
            <text:p>500.604</text:p>
          </table:table-cell>
          <table:table-cell office:value-type="float" office:value="340.8" table:formula="of:=[.D36]+[.D76]" table:style-name="ce145">
            <text:p>340.8</text:p>
          </table:table-cell>
          <table:table-cell office:value-type="float" office:value="1.2" table:formula="of:=[.E36]+[.E76]" table:style-name="ce145">
            <text:p>1.2</text:p>
          </table:table-cell>
          <table:table-cell office:value-type="float" office:value="1.38" table:formula="of:=[.F36]+[.F76]" table:style-name="ce145">
            <text:p>1.38</text:p>
          </table:table-cell>
          <table:table-cell office:value-type="float" office:value="0" table:formula="of:=[.G36]+[.G76]" table:style-name="ce145">
            <text:p>0</text:p>
          </table:table-cell>
          <table:table-cell office:value-type="float" office:value="1.76" table:formula="of:=[.H36]+[.H76]" table:style-name="ce145">
            <text:p>1.76</text:p>
          </table:table-cell>
          <table:table-cell office:value-type="float" office:value="3.7890000000000001" table:formula="of:=[.I36]+[.I76]" table:style-name="ce145">
            <text:p>3.789</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059.7999999999997" table:formula="of:=[.C37]+[.C77]" table:style-name="ce145">
            <text:p>4059.8</text:p>
          </table:table-cell>
          <table:table-cell office:value-type="float" office:value="2711.7740000000003" table:formula="of:=[.D37]+[.D77]" table:style-name="ce145">
            <text:p>2711.774</text:p>
          </table:table-cell>
          <table:table-cell office:value-type="float" office:value="792.21500000000003" table:formula="of:=[.E37]+[.E77]" table:style-name="ce145">
            <text:p>792.215</text:p>
          </table:table-cell>
          <table:table-cell office:value-type="float" office:value="474.142" table:formula="of:=[.F37]+[.F77]" table:style-name="ce145">
            <text:p>474.142</text:p>
          </table:table-cell>
          <table:table-cell office:value-type="float" office:value="85.007000000000005" table:formula="of:=[.G37]+[.G77]" table:style-name="ce145">
            <text:p>85.007</text:p>
          </table:table-cell>
          <table:table-cell office:value-type="float" office:value="895.32300000000009" table:formula="of:=[.H37]+[.H77]" table:style-name="ce145">
            <text:p>895.323</text:p>
          </table:table-cell>
          <table:table-cell office:value-type="float" office:value="541.61200000000008" table:formula="of:=[.I37]+[.I77]" table:style-name="ce145">
            <text:p>541.612</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490.7000000000007" table:formula="of:=[.C38]+[.C78]" table:style-name="ce145">
            <text:p>5490.7</text:p>
          </table:table-cell>
          <table:table-cell office:value-type="float" office:value="4120.3180000000002" table:formula="of:=[.D38]+[.D78]" table:style-name="ce145">
            <text:p>4120.318</text:p>
          </table:table-cell>
          <table:table-cell office:value-type="float" office:value="116.02200000000001" table:formula="of:=[.E38]+[.E78]" table:style-name="ce145">
            <text:p>116.022</text:p>
          </table:table-cell>
          <table:table-cell office:value-type="float" office:value="835.84900000000005" table:formula="of:=[.F38]+[.F78]" table:style-name="ce145">
            <text:p>835.849</text:p>
          </table:table-cell>
          <table:table-cell office:value-type="float" office:value="398.476" table:formula="of:=[.G38]+[.G78]" table:style-name="ce145">
            <text:p>398.476</text:p>
          </table:table-cell>
          <table:table-cell office:value-type="float" office:value="199.12199999999999" table:formula="of:=[.H38]+[.H78]" table:style-name="ce145">
            <text:p>199.122</text:p>
          </table:table-cell>
          <table:table-cell office:value-type="float" office:value="635.42000000000007" table:formula="of:=[.I38]+[.I78]" table:style-name="ce145">
            <text:p>635.4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950.136" table:formula="of:=[.C39]+[.C79]" table:style-name="ce145">
            <text:p>2950.136</text:p>
          </table:table-cell>
          <table:table-cell office:value-type="float" office:value="2245.4899999999998" table:formula="of:=[.D39]+[.D79]" table:style-name="ce145">
            <text:p>2245.49</text:p>
          </table:table-cell>
          <table:table-cell office:value-type="float" office:value="998.05" table:formula="of:=[.E39]+[.E79]" table:style-name="ce145">
            <text:p>998.05</text:p>
          </table:table-cell>
          <table:table-cell office:value-type="float" office:value="143.55700000000002" table:formula="of:=[.F39]+[.F79]" table:style-name="ce145">
            <text:p>143.557</text:p>
          </table:table-cell>
          <table:table-cell office:value-type="float" office:value="94.607000000000014" table:formula="of:=[.G39]+[.G79]" table:style-name="ce145">
            <text:p>94.607</text:p>
          </table:table-cell>
          <table:table-cell office:value-type="float" office:value="8572" table:formula="of:=[.H39]+[.H79]" table:style-name="ce145">
            <text:p>8572</text:p>
          </table:table-cell>
          <table:table-cell office:value-type="float" office:value="0" table:formula="of:=[.I39]+[.I79]" table:style-name="ce145">
            <text:p>0</text:p>
          </table:table-cell>
          <table:table-cell table:number-columns-repeated="16375"/>
        </table:table-row>
        <table:table-row table:style-name="ro3">
          <table:table-cell table:style-name="ce146"/>
          <table:table-cell office:value-type="string" table:style-name="ce146">
            <text:p>Total:</text:p>
          </table:table-cell>
          <table:table-cell office:value-type="float" office:value="213188.11500000002" table:formula="of:=[.C40]+[.C80]" table:style-name="ce146">
            <text:p>213188.115</text:p>
          </table:table-cell>
          <table:table-cell office:value-type="float" office:value="138016.55499999999" table:formula="of:=[.D40]+[.D80]" table:style-name="ce146">
            <text:p>138016.555</text:p>
          </table:table-cell>
          <table:table-cell office:value-type="float" office:value="70077.065000000002" table:formula="of:=[.E40]+[.E80]" table:style-name="ce146">
            <text:p>70077.065</text:p>
          </table:table-cell>
          <table:table-cell office:value-type="float" office:value="5171.4030000000002" table:formula="of:=[.F40]+[.F80]" table:style-name="ce146">
            <text:p>5171.403</text:p>
          </table:table-cell>
          <table:table-cell office:value-type="float" office:value="930.77300000000014" table:formula="of:=[.G40]+[.G80]" table:style-name="ce146">
            <text:p>930.773</text:p>
          </table:table-cell>
          <table:table-cell office:value-type="float" office:value="27804.404999999999" table:formula="of:=[.H40]+[.H80]" table:style-name="ce146">
            <text:p>27804.405</text:p>
          </table:table-cell>
          <table:table-cell office:value-type="float" office:value="2889.61" table:formula="of:=[.I40]+[.I80]" table:style-name="ce146">
            <text:p>2889.61</text:p>
          </table:table-cell>
          <table:table-cell table:number-columns-repeated="16375"/>
        </table:table-row>
        <table:table-row table:style-name="ro2">
          <table:table-cell office:value-type="string" table:style-name="ce2">
            <text:p>KEY</text:p>
          </table:table-cell>
          <table:table-cell table:number-columns-repeated="16383" table:style-name="ce1"/>
        </table:table-row>
        <table:table-row table:style-name="ro3">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table-row>
        <table:table-row table:style-name="ro3">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table-row>
        <table:table-row table:style-name="ro3">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sent for reuse. This will have been included in the WEEE received for treatment</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table-row>
        <table:table-row table:number-rows-repeated="104844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number-style style:name="N36">
      <number:number number:decimal-places="3" number:min-decimal-places="3" number:min-integer-digits="1" number:grouping="true"/>
    </number:number-style>
    <number:number-style style:name="N37">
      <number:number number:decimal-places="3" number:min-decimal-places="3" number:min-integer-digits="1"/>
    </number:number-style>
    <number:number-style style:name="N38P0">
      <number:number number:decimal-places="3" number:min-decimal-places="3" number:min-integer-digits="1" number:grouping="true"/>
      <number:text> </number:text>
    </number:number-style>
    <number:number-style style:name="N38">
      <style:text-properties fo:color="#FF0000"/>
      <number:text>-</number:text>
      <number:number number:decimal-places="3" number:min-decimal-places="3" number:min-integer-digits="1" number:grouping="true"/>
      <number:text> </number:text>
      <style:map style:condition="value()&gt;=0" style:apply-style-name="N38P0"/>
    </number:number-style>
    <style:style style:name="cf1" style:family="table-cell" style:data-style-name="N0">
      <style:table-cell-properties fo:background-color="#FF0000"/>
      <style:text-properties fo:color="#FFFFFF" fo:font-weight="bold" style:font-weight-asian="bold" style:font-weight-complex="bold"/>
    </style:style>
    <style:style style:name="cf2" style:family="table-cell" style:data-style-name="N0">
      <style:table-cell-properties fo:background-color="transparent"/>
      <style:text-properties fo:color="#FFFFFF"/>
    </style:style>
    <style:style style:name="cf3" style:family="table-cell" style:data-style-name="N0">
      <style:table-cell-properties fo:background-color="#FF0000"/>
      <style:text-properties fo:color="#FFFFFF" fo:font-weight="bold" style:font-weight-asian="bold" style:font-weight-complex="bold"/>
    </style:style>
    <style:style style:name="cf4" style:family="table-cell" style:data-style-name="N0">
      <style:table-cell-properties fo:background-color="transparent"/>
      <style:text-properties fo:color="#FFFFFF"/>
    </style:style>
    <style:style style:name="cf5" style:family="table-cell" style:data-style-name="N0">
      <style:table-cell-properties fo:background-color="transparent"/>
      <style:text-properties fo:color="#FFFFFF"/>
    </style:style>
    <style:style style:name="cf6" style:family="table-cell" style:data-style-name="N0">
      <style:table-cell-properties fo:background-color="#FF0000"/>
      <style:text-properties fo:color="#FFFFFF"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cf7" style:family="table-cell">
      <style:table-cell-properties fo:background-color="#FF0000"/>
      <style:text-properties fo:color="#FFFFFF" fo:font-weight="bold" style:font-weight-asian="bold" style:font-weight-complex="bold" style:font-family-generic="swiss"/>
    </style:style>
    <style:style style:name="cf8" style:family="table-cell">
      <style:table-cell-properties fo:background-color="transparent"/>
      <style:text-properties fo:color="#FFFFFF"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X="1" style:scale-to-Y="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4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4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5in" fo:margin-bottom="0.5in" fo:margin-left="0.75in" fo:margin-right="0.75in" style:print-orientation="portrait" style:print-page-order="ttb" style:first-page-number="continue" style:scale-to="4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4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4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511811023622047in" fo:margin-bottom="0.511811023622047in" fo:margin-left="0.748031496062992in" fo:margin-right="0.748031496062992in" style:print-orientation="portrait" style:print-page-order="ttb" style:first-page-number="continue" style:scale-to="5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9">
      <style:page-layout-properties fo:margin-top="0.5in" fo:margin-bottom="0.5in" fo:margin-left="0.75in" fo:margin-right="0.75in" style:print-orientation="portrait" style:print-page-order="ttb" style:first-page-number="continue" style:scale-to="4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fo:margin-top="0.511811023622047in" fo:margin-bottom="0.511811023622047in" fo:margin-left="0.748031496062992in" fo:margin-right="0.748031496062992in" style:print-orientation="portrait" style:print-page-order="ttb" style:first-page-number="continue" style:scale-to="5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11">
      <style:page-layout-properties fo:margin-top="0.5in" fo:margin-bottom="0.5in" fo:margin-left="0.75in" fo:margin-right="0.75in" style:print-orientation="portrait" style:print-page-order="ttb" style:first-page-number="continue" style:scale-to="4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style:master-page style:name="mp9" style:page-layout-name="pm9">
      <style:header/>
      <style:header-left style:display="false"/>
      <style:header-first/>
      <style:footer/>
      <style:footer-left style:display="false"/>
      <style:footer-first/>
    </style:master-page>
    <style:master-page style:name="mp10" style:page-layout-name="pm10">
      <style:header/>
      <style:header-left style:display="false"/>
      <style:header-first/>
      <style:footer/>
      <style:footer-left style:display="false"/>
      <style:footer-first/>
    </style:master-page>
    <style:master-page style:name="mp11" style:page-layout-name="pm1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DBrunswick</meta:initial-creator>
    <dc:creator>Moore, Bradley</dc:creator>
    <meta:creation-date>2008-09-02T09:55:04Z</meta:creation-date>
    <dc:date>2023-05-31T07:28:51Z</dc:date>
    <meta:print-date>2010-09-01T09:08:32Z</meta:print-date>
    <meta:user-defined meta:name="_NewReviewCycle"/>
    <meta:user-defined meta:name="_EmailSubject">WEEE external website update</meta:user-defined>
    <meta:user-defined meta:name="_AuthorEmail">david.brunswick@environment-agency.gov.uk</meta:user-defined>
    <meta:user-defined meta:name="_AuthorEmailDisplayName">Brunswick, David</meta:user-defined>
    <meta:user-defined meta:name="_ReviewingToolsShownOnce"/>
    <meta:user-defined meta:name="ContentTypeId">0x010100A5BF1C78D9F64B679A5EBDE1C6598EBC01002EDB481E1906C54786689F015F69DC32</meta:user-defined>
  </office:meta>
</office:document-meta>
</file>